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35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13.95mm"/>
    </style:style>
    <style:style style:name="co4" style:family="table-column">
      <style:table-column-properties fo:break-before="auto" style:column-width="16.07mm"/>
    </style:style>
    <style:style style:name="co5" style:family="table-column">
      <style:table-column-properties fo:break-before="auto" style:column-width="18.7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38.91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10.44mm"/>
    </style:style>
    <style:style style:name="co11" style:family="table-column">
      <style:table-column-properties fo:break-before="auto" style:column-width="19.12mm"/>
    </style:style>
    <style:style style:name="co12" style:family="table-column">
      <style:table-column-properties fo:break-before="auto" style:column-width="24.57mm"/>
    </style:style>
    <style:style style:name="co13" style:family="table-column">
      <style:table-column-properties fo:break-before="auto" style:column-width="24.85mm"/>
    </style:style>
    <style:style style:name="co14" style:family="table-column">
      <style:table-column-properties fo:break-before="auto" style:column-width="20.94mm"/>
    </style:style>
    <style:style style:name="co15" style:family="table-column">
      <style:table-column-properties fo:break-before="auto" style:column-width="21.45mm"/>
    </style:style>
    <style:style style:name="co16" style:family="table-column">
      <style:table-column-properties fo:break-before="auto" style:column-width="25.81mm"/>
    </style:style>
    <style:style style:name="co17" style:family="table-column">
      <style:table-column-properties fo:break-before="auto" style:column-width="19.79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2.89mm"/>
    </style:style>
    <style:style style:name="co20" style:family="table-column">
      <style:table-column-properties fo:break-before="auto" style:column-width="23.27mm"/>
    </style:style>
    <style:style style:name="co21" style:family="table-column">
      <style:table-column-properties fo:break-before="auto" style:column-width="22.63mm"/>
    </style:style>
    <style:style style:name="co22" style:family="table-column">
      <style:table-column-properties fo:break-before="auto" style:column-width="16.79mm"/>
    </style:style>
    <style:style style:name="co23" style:family="table-column">
      <style:table-column-properties fo:break-before="auto" style:column-width="27.38mm"/>
    </style:style>
    <style:style style:name="co24" style:family="table-column">
      <style:table-column-properties fo:break-before="auto" style:column-width="28.35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31.33mm"/>
    </style:style>
    <style:style style:name="co27" style:family="table-column">
      <style:table-column-properties fo:break-before="auto" style:column-width="28.4mm"/>
    </style:style>
    <style:style style:name="co28" style:family="table-column">
      <style:table-column-properties fo:break-before="auto" style:column-width="29.25mm"/>
    </style:style>
    <style:style style:name="co29" style:family="table-column">
      <style:table-column-properties fo:break-before="auto" style:column-width="26.72mm"/>
    </style:style>
    <style:style style:name="co30" style:family="table-column">
      <style:table-column-properties fo:break-before="auto" style:column-width="45.38mm"/>
    </style:style>
    <style:style style:name="co31" style:family="table-column">
      <style:table-column-properties fo:break-before="auto" style:column-width="46.5mm"/>
    </style:style>
    <style:style style:name="co32" style:family="table-column">
      <style:table-column-properties fo:break-before="auto" style:column-width="53.45mm"/>
    </style:style>
    <style:style style:name="co33" style:family="table-column">
      <style:table-column-properties fo:break-before="auto" style:column-width="44.98mm"/>
    </style:style>
    <style:style style:name="co34" style:family="table-column">
      <style:table-column-properties fo:break-before="auto" style:column-width="39.76mm"/>
    </style:style>
    <style:style style:name="co35" style:family="table-column">
      <style:table-column-properties fo:break-before="auto" style:column-width="26.26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4.45mm"/>
    </style:style>
    <style:style style:name="co38" style:family="table-column">
      <style:table-column-properties fo:break-before="auto" style:column-width="22.61mm"/>
    </style:style>
    <style:style style:name="co39" style:family="table-column">
      <style:table-column-properties fo:break-before="auto" style:column-width="39.6mm"/>
    </style:style>
    <style:style style:name="co40" style:family="table-column">
      <style:table-column-properties fo:break-before="auto" style:column-width="80.61mm"/>
    </style:style>
    <style:style style:name="co41" style:family="table-column">
      <style:table-column-properties fo:break-before="auto" style:column-width="54.56mm"/>
    </style:style>
    <style:style style:name="co42" style:family="table-column">
      <style:table-column-properties fo:break-before="auto" style:column-width="36.81mm"/>
    </style:style>
    <style:style style:name="co43" style:family="table-column">
      <style:table-column-properties fo:break-before="auto" style:column-width="32.47mm"/>
    </style:style>
    <style:style style:name="co44" style:family="table-column">
      <style:table-column-properties fo:break-before="auto" style:column-width="41.31mm"/>
    </style:style>
    <style:style style:name="co45" style:family="table-column">
      <style:table-column-properties fo:break-before="auto" style:column-width="27.64mm"/>
    </style:style>
    <style:style style:name="co46" style:family="table-column">
      <style:table-column-properties fo:break-before="auto" style:column-width="28.36mm"/>
    </style:style>
    <style:style style:name="co47" style:family="table-column">
      <style:table-column-properties fo:break-before="auto" style:column-width="39.03mm"/>
    </style:style>
    <style:style style:name="co48" style:family="table-column">
      <style:table-column-properties fo:break-before="auto" style:column-width="34.4mm"/>
    </style:style>
    <style:style style:name="co49" style:family="table-column">
      <style:table-column-properties fo:break-before="auto" style:column-width="50.96mm"/>
    </style:style>
    <style:style style:name="co50" style:family="table-column">
      <style:table-column-properties fo:break-before="auto" style:column-width="14.46mm"/>
    </style:style>
    <style:style style:name="co51" style:family="table-column">
      <style:table-column-properties fo:break-before="auto" style:column-width="15.31mm"/>
    </style:style>
    <style:style style:name="co52" style:family="table-column">
      <style:table-column-properties fo:break-before="auto" style:column-width="49.09mm"/>
    </style:style>
    <style:style style:name="co53" style:family="table-column">
      <style:table-column-properties fo:break-before="auto" style:column-width="19.6mm"/>
    </style:style>
    <style:style style:name="co54" style:family="table-column">
      <style:table-column-properties fo:break-before="auto" style:column-width="31.47mm"/>
    </style:style>
    <style:style style:name="co55" style:family="table-column">
      <style:table-column-properties fo:break-before="auto" style:column-width="40.3mm"/>
    </style:style>
    <style:style style:name="co56" style:family="table-column">
      <style:table-column-properties fo:break-before="auto" style:column-width="27.16mm"/>
    </style:style>
    <style:style style:name="co57" style:family="table-column">
      <style:table-column-properties fo:break-before="auto" style:column-width="20.97mm"/>
    </style:style>
    <style:style style:name="co58" style:family="table-column">
      <style:table-column-properties fo:break-before="auto" style:column-width="171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17mm" fo:break-before="auto" style:use-optimal-row-height="true"/>
    </style:style>
    <style:style style:name="ro5" style:family="table-row">
      <style:table-row-properties style:row-height="8.54mm" fo:break-before="auto" style:use-optimal-row-height="fals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8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8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</style:style>
    <style:style style:name="ce3" style:family="table-cell" style:parent-style-name="Default">
      <style:table-cell-properties fo:background-color="#008000" style:text-align-source="fix" style:repeat-content="false" style:vertical-align="middle"/>
      <style:paragraph-properties fo:text-align="start" fo:margin-left="0mm"/>
      <style:text-properties fo:color="#ffffff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121] = 1)" style:apply-style-name="Watched" style:base-cell-address="Anime.A121"/>
      <style:map style:condition="is-true-formula([.$C121] = 11)" style:apply-style-name="All" style:base-cell-address="Anime.A121"/>
      <style:map style:condition="is-true-formula([.$C121] = 12)" style:apply-style-name="Review" style:base-cell-address="Anime.A121"/>
      <style:map style:condition="is-true-formula([.$C121] = 13)" style:apply-style-name="OST" style:base-cell-address="Anime.A121"/>
      <style:map style:condition="is-true-formula([.$C121] = 14)" style:apply-style-name="OP_20_-_20_ED" style:base-cell-address="Anime.A121"/>
      <style:map style:condition="is-true-formula([.$C121] = 2)" style:apply-style-name="Ongoing" style:base-cell-address="Anime.A121"/>
      <style:map style:condition="is-true-formula([.$C121] = 3)" style:apply-style-name="High_20_Priority" style:base-cell-address="Anime.A121"/>
      <style:map style:condition="is-true-formula([.$C121] = 4)" style:apply-style-name="Black_20_Default" style:base-cell-address="Anime.A121"/>
      <style:map style:condition="is-true-formula([.$C121] = 5)" style:apply-style-name="On_20_Hold" style:base-cell-address="Anime.A121"/>
      <style:map style:condition="is-true-formula([.$C121] = 6)" style:apply-style-name="Dropped" style:base-cell-address="Anime.A121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227] = 1)" style:apply-style-name="Watched" style:base-cell-address="Anime.A227"/>
      <style:map style:condition="is-true-formula([.$C227] = 11)" style:apply-style-name="All" style:base-cell-address="Anime.A227"/>
      <style:map style:condition="is-true-formula([.$C227] = 12)" style:apply-style-name="Review" style:base-cell-address="Anime.A227"/>
      <style:map style:condition="is-true-formula([.$C227] = 13)" style:apply-style-name="OST" style:base-cell-address="Anime.A227"/>
      <style:map style:condition="is-true-formula([.$C227] = 14)" style:apply-style-name="OP_20_-_20_ED" style:base-cell-address="Anime.A227"/>
      <style:map style:condition="is-true-formula([.$C227] = 2)" style:apply-style-name="Ongoing" style:base-cell-address="Anime.A227"/>
      <style:map style:condition="is-true-formula([.$C227] = 3)" style:apply-style-name="High_20_Priority" style:base-cell-address="Anime.A227"/>
      <style:map style:condition="is-true-formula([.$C227] = 4)" style:apply-style-name="Black_20_Default" style:base-cell-address="Anime.A227"/>
      <style:map style:condition="is-true-formula([.$C227] = 5)" style:apply-style-name="On_20_Hold" style:base-cell-address="Anime.A227"/>
      <style:map style:condition="is-true-formula([.$C227] = 6)" style:apply-style-name="Dropped" style:base-cell-address="Anime.A227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C6] = 1)" style:apply-style-name="Watched" style:base-cell-address="Anime.A6"/>
      <style:map style:condition="is-true-formula([.$C6] = 11)" style:apply-style-name="All" style:base-cell-address="Anime.A6"/>
      <style:map style:condition="is-true-formula([.$C6] = 12)" style:apply-style-name="Review" style:base-cell-address="Anime.A6"/>
      <style:map style:condition="is-true-formula([.$C6] = 13)" style:apply-style-name="OST" style:base-cell-address="Anime.A6"/>
      <style:map style:condition="is-true-formula([.$C6] = 14)" style:apply-style-name="OP_20_-_20_ED" style:base-cell-address="Anime.A6"/>
      <style:map style:condition="is-true-formula([.$C6] = 2)" style:apply-style-name="Ongoing" style:base-cell-address="Anime.A6"/>
      <style:map style:condition="is-true-formula([.$C6] = 3)" style:apply-style-name="High_20_Priority" style:base-cell-address="Anime.A6"/>
      <style:map style:condition="is-true-formula([.$C6] = 4)" style:apply-style-name="Black_20_Default" style:base-cell-address="Anime.A6"/>
      <style:map style:condition="is-true-formula([.$C6] = 5)" style:apply-style-name="On_20_Hold" style:base-cell-address="Anime.A6"/>
      <style:map style:condition="is-true-formula([.$C6] = 6)" style:apply-style-name="Dropped" style:base-cell-address="Anime.A6"/>
    </style:style>
    <style:style style:name="ce1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mm"/>
      <style:text-properties fo:color="#ffffff"/>
      <style:map style:condition="is-true-formula([.$C177] = 1)" style:apply-style-name="Watched" style:base-cell-address="Anime.A177"/>
      <style:map style:condition="is-true-formula([.$C177] = 11)" style:apply-style-name="All" style:base-cell-address="Anime.A177"/>
      <style:map style:condition="is-true-formula([.$C177] = 12)" style:apply-style-name="Review" style:base-cell-address="Anime.A177"/>
      <style:map style:condition="is-true-formula([.$C177] = 13)" style:apply-style-name="OST" style:base-cell-address="Anime.A177"/>
      <style:map style:condition="is-true-formula([.$C177] = 14)" style:apply-style-name="OP_20_-_20_ED" style:base-cell-address="Anime.A177"/>
      <style:map style:condition="is-true-formula([.$C177] = 2)" style:apply-style-name="Ongoing" style:base-cell-address="Anime.A177"/>
      <style:map style:condition="is-true-formula([.$C177] = 3)" style:apply-style-name="High_20_Priority" style:base-cell-address="Anime.A177"/>
      <style:map style:condition="is-true-formula([.$C177] = 4)" style:apply-style-name="Black_20_Default" style:base-cell-address="Anime.A177"/>
      <style:map style:condition="is-true-formula([.$C177] = 5)" style:apply-style-name="On_20_Hold" style:base-cell-address="Anime.A177"/>
      <style:map style:condition="is-true-formula([.$C177] = 6)" style:apply-style-name="Dropped" style:base-cell-address="Anime.A177"/>
    </style:style>
    <style:style style:name="ce2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173] = 1)" style:apply-style-name="Watched" style:base-cell-address="Anime.A173"/>
      <style:map style:condition="is-true-formula([.$C173] = 11)" style:apply-style-name="All" style:base-cell-address="Anime.A173"/>
      <style:map style:condition="is-true-formula([.$C173] = 12)" style:apply-style-name="Review" style:base-cell-address="Anime.A173"/>
      <style:map style:condition="is-true-formula([.$C173] = 13)" style:apply-style-name="OST" style:base-cell-address="Anime.A173"/>
      <style:map style:condition="is-true-formula([.$C173] = 14)" style:apply-style-name="OP_20_-_20_ED" style:base-cell-address="Anime.A173"/>
      <style:map style:condition="is-true-formula([.$C173] = 2)" style:apply-style-name="Ongoing" style:base-cell-address="Anime.A173"/>
      <style:map style:condition="is-true-formula([.$C173] = 3)" style:apply-style-name="High_20_Priority" style:base-cell-address="Anime.A173"/>
      <style:map style:condition="is-true-formula([.$C173] = 4)" style:apply-style-name="Black_20_Default" style:base-cell-address="Anime.A173"/>
      <style:map style:condition="is-true-formula([.$C173] = 5)" style:apply-style-name="On_20_Hold" style:base-cell-address="Anime.A173"/>
      <style:map style:condition="is-true-formula([.$C173] = 6)" style:apply-style-name="Dropped" style:base-cell-address="Anime.A173"/>
    </style:style>
    <style:style style:name="ce25" style:family="table-cell" style:parent-style-name="Default">
      <style:table-cell-properties fo:background-color="#000000" style:vertical-align="middle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17] = 1)" style:apply-style-name="Watched" style:base-cell-address="Anime.A17"/>
      <style:map style:condition="is-true-formula([.$C17] = 11)" style:apply-style-name="All" style:base-cell-address="Anime.A17"/>
      <style:map style:condition="is-true-formula([.$C17] = 12)" style:apply-style-name="Review" style:base-cell-address="Anime.A17"/>
      <style:map style:condition="is-true-formula([.$C17] = 13)" style:apply-style-name="OST" style:base-cell-address="Anime.A17"/>
      <style:map style:condition="is-true-formula([.$C17] = 14)" style:apply-style-name="OP_20_-_20_ED" style:base-cell-address="Anime.A17"/>
      <style:map style:condition="is-true-formula([.$C17] = 2)" style:apply-style-name="Ongoing" style:base-cell-address="Anime.A17"/>
      <style:map style:condition="is-true-formula([.$C17] = 3)" style:apply-style-name="High_20_Priority" style:base-cell-address="Anime.A17"/>
      <style:map style:condition="is-true-formula([.$C17] = 4)" style:apply-style-name="Black_20_Default" style:base-cell-address="Anime.A17"/>
      <style:map style:condition="is-true-formula([.$C17] = 5)" style:apply-style-name="On_20_Hold" style:base-cell-address="Anime.A17"/>
      <style:map style:condition="is-true-formula([.$C17] = 6)" style:apply-style-name="Dropped" style:base-cell-address="Anime.A17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40] = 1)" style:apply-style-name="Watched" style:base-cell-address="Anime.A40"/>
      <style:map style:condition="is-true-formula([.$C40] = 11)" style:apply-style-name="All" style:base-cell-address="Anime.A40"/>
      <style:map style:condition="is-true-formula([.$C40] = 12)" style:apply-style-name="Review" style:base-cell-address="Anime.A40"/>
      <style:map style:condition="is-true-formula([.$C40] = 13)" style:apply-style-name="OST" style:base-cell-address="Anime.A40"/>
      <style:map style:condition="is-true-formula([.$C40] = 14)" style:apply-style-name="OP_20_-_20_ED" style:base-cell-address="Anime.A40"/>
      <style:map style:condition="is-true-formula([.$C40] = 2)" style:apply-style-name="Ongoing" style:base-cell-address="Anime.A40"/>
      <style:map style:condition="is-true-formula([.$C40] = 3)" style:apply-style-name="High_20_Priority" style:base-cell-address="Anime.A40"/>
      <style:map style:condition="is-true-formula([.$C40] = 4)" style:apply-style-name="Black_20_Default" style:base-cell-address="Anime.A40"/>
      <style:map style:condition="is-true-formula([.$C40] = 5)" style:apply-style-name="On_20_Hold" style:base-cell-address="Anime.A40"/>
      <style:map style:condition="is-true-formula([.$C40] = 6)" style:apply-style-name="Dropped" style:base-cell-address="Anime.A40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142] = 1)" style:apply-style-name="Watched" style:base-cell-address="Anime.A142"/>
      <style:map style:condition="is-true-formula([.$C142] = 11)" style:apply-style-name="All" style:base-cell-address="Anime.A142"/>
      <style:map style:condition="is-true-formula([.$C142] = 12)" style:apply-style-name="Review" style:base-cell-address="Anime.A142"/>
      <style:map style:condition="is-true-formula([.$C142] = 13)" style:apply-style-name="OST" style:base-cell-address="Anime.A142"/>
      <style:map style:condition="is-true-formula([.$C142] = 14)" style:apply-style-name="OP_20_-_20_ED" style:base-cell-address="Anime.A142"/>
      <style:map style:condition="is-true-formula([.$C142] = 2)" style:apply-style-name="Ongoing" style:base-cell-address="Anime.A142"/>
      <style:map style:condition="is-true-formula([.$C142] = 3)" style:apply-style-name="High_20_Priority" style:base-cell-address="Anime.A142"/>
      <style:map style:condition="is-true-formula([.$C142] = 4)" style:apply-style-name="Black_20_Default" style:base-cell-address="Anime.A142"/>
      <style:map style:condition="is-true-formula([.$C142] = 5)" style:apply-style-name="On_20_Hold" style:base-cell-address="Anime.A142"/>
      <style:map style:condition="is-true-formula([.$C142] = 6)" style:apply-style-name="Dropped" style:base-cell-address="Anime.A142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fo:font-weight="normal" style:font-weight-asian="normal" style:font-weight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216] = 1)" style:apply-style-name="Watched" style:base-cell-address="Anime.A216"/>
      <style:map style:condition="is-true-formula([.$C216] = 11)" style:apply-style-name="All" style:base-cell-address="Anime.A216"/>
      <style:map style:condition="is-true-formula([.$C216] = 12)" style:apply-style-name="Review" style:base-cell-address="Anime.A216"/>
      <style:map style:condition="is-true-formula([.$C216] = 13)" style:apply-style-name="OST" style:base-cell-address="Anime.A216"/>
      <style:map style:condition="is-true-formula([.$C216] = 14)" style:apply-style-name="OP_20_-_20_ED" style:base-cell-address="Anime.A216"/>
      <style:map style:condition="is-true-formula([.$C216] = 2)" style:apply-style-name="Ongoing" style:base-cell-address="Anime.A216"/>
      <style:map style:condition="is-true-formula([.$C216] = 3)" style:apply-style-name="High_20_Priority" style:base-cell-address="Anime.A216"/>
      <style:map style:condition="is-true-formula([.$C216] = 4)" style:apply-style-name="Black_20_Default" style:base-cell-address="Anime.A216"/>
      <style:map style:condition="is-true-formula([.$C216] = 5)" style:apply-style-name="On_20_Hold" style:base-cell-address="Anime.A216"/>
      <style:map style:condition="is-true-formula([.$C216] = 6)" style:apply-style-name="Dropped" style:base-cell-address="Anime.A216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218] = 1)" style:apply-style-name="Watched" style:base-cell-address="Anime.A218"/>
      <style:map style:condition="is-true-formula([.$C218] = 11)" style:apply-style-name="All" style:base-cell-address="Anime.A218"/>
      <style:map style:condition="is-true-formula([.$C218] = 12)" style:apply-style-name="Review" style:base-cell-address="Anime.A218"/>
      <style:map style:condition="is-true-formula([.$C218] = 13)" style:apply-style-name="OST" style:base-cell-address="Anime.A218"/>
      <style:map style:condition="is-true-formula([.$C218] = 14)" style:apply-style-name="OP_20_-_20_ED" style:base-cell-address="Anime.A218"/>
      <style:map style:condition="is-true-formula([.$C218] = 2)" style:apply-style-name="Ongoing" style:base-cell-address="Anime.A218"/>
      <style:map style:condition="is-true-formula([.$C218] = 3)" style:apply-style-name="High_20_Priority" style:base-cell-address="Anime.A218"/>
      <style:map style:condition="is-true-formula([.$C218] = 4)" style:apply-style-name="Black_20_Default" style:base-cell-address="Anime.A218"/>
      <style:map style:condition="is-true-formula([.$C218] = 5)" style:apply-style-name="On_20_Hold" style:base-cell-address="Anime.A218"/>
      <style:map style:condition="is-true-formula([.$C218] = 6)" style:apply-style-name="Dropped" style:base-cell-address="Anime.A218"/>
    </style:style>
    <style:style style:name="ce4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215] = 1)" style:apply-style-name="Watched" style:base-cell-address="Anime.A215"/>
      <style:map style:condition="is-true-formula([.$C215] = 11)" style:apply-style-name="All" style:base-cell-address="Anime.A215"/>
      <style:map style:condition="is-true-formula([.$C215] = 12)" style:apply-style-name="Review" style:base-cell-address="Anime.A215"/>
      <style:map style:condition="is-true-formula([.$C215] = 13)" style:apply-style-name="OST" style:base-cell-address="Anime.A215"/>
      <style:map style:condition="is-true-formula([.$C215] = 14)" style:apply-style-name="OP_20_-_20_ED" style:base-cell-address="Anime.A215"/>
      <style:map style:condition="is-true-formula([.$C215] = 2)" style:apply-style-name="Ongoing" style:base-cell-address="Anime.A215"/>
      <style:map style:condition="is-true-formula([.$C215] = 3)" style:apply-style-name="High_20_Priority" style:base-cell-address="Anime.A215"/>
      <style:map style:condition="is-true-formula([.$C215] = 4)" style:apply-style-name="Black_20_Default" style:base-cell-address="Anime.A215"/>
      <style:map style:condition="is-true-formula([.$C215] = 5)" style:apply-style-name="On_20_Hold" style:base-cell-address="Anime.A215"/>
      <style:map style:condition="is-true-formula([.$C215] = 6)" style:apply-style-name="Dropped" style:base-cell-address="Anime.A215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40" style:family="table-cell" style:parent-style-name="Default">
      <style:table-cell-properties fo:background-color="#000000" style:vertical-align="middle"/>
      <style:text-properties fo:color="#ffffff"/>
    </style:style>
    <style:style style:name="ce614" style:family="table-cell" style:parent-style-name="Default">
      <style:table-cell-properties fo:background-color="#000000" style:vertical-align="middle"/>
    </style:style>
    <style:style style:name="ce58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mm"/>
      <style:text-properties fo:color="#ffffff"/>
    </style:style>
    <style:style style:name="ce5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C6] = 1)" style:apply-style-name="Watched" style:base-cell-address="Anime.B6"/>
      <style:map style:condition="is-true-formula([.$C6] = 11)" style:apply-style-name="All" style:base-cell-address="Anime.B6"/>
      <style:map style:condition="is-true-formula([.$C6] = 12)" style:apply-style-name="Review" style:base-cell-address="Anime.B6"/>
      <style:map style:condition="is-true-formula([.$C6] = 13)" style:apply-style-name="OST" style:base-cell-address="Anime.B6"/>
      <style:map style:condition="is-true-formula([.$C6] = 14)" style:apply-style-name="OP_20_-_20_ED" style:base-cell-address="Anime.B6"/>
      <style:map style:condition="is-true-formula([.$C6] = 2)" style:apply-style-name="Ongoing" style:base-cell-address="Anime.B6"/>
      <style:map style:condition="is-true-formula([.$C6] = 3)" style:apply-style-name="High_20_Priority" style:base-cell-address="Anime.B6"/>
      <style:map style:condition="is-true-formula([.$C6] = 4)" style:apply-style-name="Black_20_Default" style:base-cell-address="Anime.B6"/>
      <style:map style:condition="is-true-formula([.$C6] = 5)" style:apply-style-name="On_20_Hold" style:base-cell-address="Anime.B6"/>
      <style:map style:condition="is-true-formula([.$C6] = 6)" style:apply-style-name="Dropped" style:base-cell-address="Anime.B6"/>
    </style:style>
    <style:style style:name="ce60" style:family="table-cell" style:parent-style-name="Default">
      <style:table-cell-properties fo:background-color="#000000" style:text-align-source="fix" style:repeat-content="false" fo:wrap-option="no-wrap" style:vertical-align="middle"/>
      <style:paragraph-properties fo:text-align="start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6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40] = 1)" style:apply-style-name="Watched" style:base-cell-address="Anime.B40"/>
      <style:map style:condition="is-true-formula([.$C40] = 11)" style:apply-style-name="All" style:base-cell-address="Anime.B40"/>
      <style:map style:condition="is-true-formula([.$C40] = 12)" style:apply-style-name="Review" style:base-cell-address="Anime.B40"/>
      <style:map style:condition="is-true-formula([.$C40] = 13)" style:apply-style-name="OST" style:base-cell-address="Anime.B40"/>
      <style:map style:condition="is-true-formula([.$C40] = 14)" style:apply-style-name="OP_20_-_20_ED" style:base-cell-address="Anime.B40"/>
      <style:map style:condition="is-true-formula([.$C40] = 2)" style:apply-style-name="Ongoing" style:base-cell-address="Anime.B40"/>
      <style:map style:condition="is-true-formula([.$C40] = 3)" style:apply-style-name="High_20_Priority" style:base-cell-address="Anime.B40"/>
      <style:map style:condition="is-true-formula([.$C40] = 4)" style:apply-style-name="Black_20_Default" style:base-cell-address="Anime.B40"/>
      <style:map style:condition="is-true-formula([.$C40] = 5)" style:apply-style-name="On_20_Hold" style:base-cell-address="Anime.B40"/>
      <style:map style:condition="is-true-formula([.$C40] = 6)" style:apply-style-name="Dropped" style:base-cell-address="Anime.B40"/>
    </style:style>
    <style:style style:name="ce6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100] = 1)" style:apply-style-name="Watched" style:base-cell-address="Anime.B100"/>
      <style:map style:condition="is-true-formula([.$C100] = 11)" style:apply-style-name="All" style:base-cell-address="Anime.B100"/>
      <style:map style:condition="is-true-formula([.$C100] = 12)" style:apply-style-name="Review" style:base-cell-address="Anime.B100"/>
      <style:map style:condition="is-true-formula([.$C100] = 13)" style:apply-style-name="OST" style:base-cell-address="Anime.B100"/>
      <style:map style:condition="is-true-formula([.$C100] = 14)" style:apply-style-name="OP_20_-_20_ED" style:base-cell-address="Anime.B100"/>
      <style:map style:condition="is-true-formula([.$C100] = 2)" style:apply-style-name="Ongoing" style:base-cell-address="Anime.B100"/>
      <style:map style:condition="is-true-formula([.$C100] = 3)" style:apply-style-name="High_20_Priority" style:base-cell-address="Anime.B100"/>
      <style:map style:condition="is-true-formula([.$C100] = 4)" style:apply-style-name="Black_20_Default" style:base-cell-address="Anime.B100"/>
      <style:map style:condition="is-true-formula([.$C100] = 5)" style:apply-style-name="On_20_Hold" style:base-cell-address="Anime.B100"/>
      <style:map style:condition="is-true-formula([.$C100] = 6)" style:apply-style-name="Dropped" style:base-cell-address="Anime.B100"/>
    </style:style>
    <style:style style:name="ce63" style:family="table-cell" style:parent-style-name="Default">
      <style:table-cell-properties fo:background-color="#000000" style:text-align-source="fix" style:repeat-content="false" fo:wrap-option="no-wrap" style:vertical-align="middle"/>
      <style:paragraph-properties fo:text-align="start" fo:margin-left="0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  <style:map style:condition="is-true-formula([.$C229] = 1)" style:apply-style-name="Watched" style:base-cell-address="Anime.B229"/>
      <style:map style:condition="is-true-formula([.$C229] = 11)" style:apply-style-name="All" style:base-cell-address="Anime.B229"/>
      <style:map style:condition="is-true-formula([.$C229] = 12)" style:apply-style-name="Review" style:base-cell-address="Anime.B229"/>
      <style:map style:condition="is-true-formula([.$C229] = 13)" style:apply-style-name="OST" style:base-cell-address="Anime.B229"/>
      <style:map style:condition="is-true-formula([.$C229] = 14)" style:apply-style-name="OP_20_-_20_ED" style:base-cell-address="Anime.B229"/>
      <style:map style:condition="is-true-formula([.$C229] = 2)" style:apply-style-name="Ongoing" style:base-cell-address="Anime.B229"/>
      <style:map style:condition="is-true-formula([.$C229] = 3)" style:apply-style-name="High_20_Priority" style:base-cell-address="Anime.B229"/>
      <style:map style:condition="is-true-formula([.$C229] = 4)" style:apply-style-name="Black_20_Default" style:base-cell-address="Anime.B229"/>
      <style:map style:condition="is-true-formula([.$C229] = 5)" style:apply-style-name="On_20_Hold" style:base-cell-address="Anime.B229"/>
      <style:map style:condition="is-true-formula([.$C229] = 6)" style:apply-style-name="Dropped" style:base-cell-address="Anime.B229"/>
    </style:style>
    <style:style style:name="ce6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124] = 1)" style:apply-style-name="Watched" style:base-cell-address="Anime.B124"/>
      <style:map style:condition="is-true-formula([.$C124] = 11)" style:apply-style-name="All" style:base-cell-address="Anime.B124"/>
      <style:map style:condition="is-true-formula([.$C124] = 12)" style:apply-style-name="Review" style:base-cell-address="Anime.B124"/>
      <style:map style:condition="is-true-formula([.$C124] = 13)" style:apply-style-name="OST" style:base-cell-address="Anime.B124"/>
      <style:map style:condition="is-true-formula([.$C124] = 14)" style:apply-style-name="OP_20_-_20_ED" style:base-cell-address="Anime.B124"/>
      <style:map style:condition="is-true-formula([.$C124] = 2)" style:apply-style-name="Ongoing" style:base-cell-address="Anime.B124"/>
      <style:map style:condition="is-true-formula([.$C124] = 3)" style:apply-style-name="High_20_Priority" style:base-cell-address="Anime.B124"/>
      <style:map style:condition="is-true-formula([.$C124] = 4)" style:apply-style-name="Black_20_Default" style:base-cell-address="Anime.B124"/>
      <style:map style:condition="is-true-formula([.$C124] = 5)" style:apply-style-name="On_20_Hold" style:base-cell-address="Anime.B124"/>
      <style:map style:condition="is-true-formula([.$C124] = 6)" style:apply-style-name="Dropped" style:base-cell-address="Anime.B124"/>
    </style:style>
    <style:style style:name="ce6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B215"/>
      <style:map style:condition="is-true-formula([.$C215] = 11)" style:apply-style-name="All" style:base-cell-address="Anime.B215"/>
      <style:map style:condition="is-true-formula([.$C215] = 12)" style:apply-style-name="Review" style:base-cell-address="Anime.B215"/>
      <style:map style:condition="is-true-formula([.$C215] = 13)" style:apply-style-name="OST" style:base-cell-address="Anime.B215"/>
      <style:map style:condition="is-true-formula([.$C215] = 14)" style:apply-style-name="OP_20_-_20_ED" style:base-cell-address="Anime.B215"/>
      <style:map style:condition="is-true-formula([.$C215] = 2)" style:apply-style-name="Ongoing" style:base-cell-address="Anime.B215"/>
      <style:map style:condition="is-true-formula([.$C215] = 3)" style:apply-style-name="High_20_Priority" style:base-cell-address="Anime.B215"/>
      <style:map style:condition="is-true-formula([.$C215] = 4)" style:apply-style-name="Black_20_Default" style:base-cell-address="Anime.B215"/>
      <style:map style:condition="is-true-formula([.$C215] = 5)" style:apply-style-name="On_20_Hold" style:base-cell-address="Anime.B215"/>
      <style:map style:condition="is-true-formula([.$C215] = 6)" style:apply-style-name="Dropped" style:base-cell-address="Anime.B215"/>
    </style:style>
    <style:style style:name="ce7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8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8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7] = 1)" style:apply-style-name="Watched" style:base-cell-address="Anime.C217"/>
      <style:map style:condition="is-true-formula([.$C217] = 11)" style:apply-style-name="All" style:base-cell-address="Anime.C217"/>
      <style:map style:condition="is-true-formula([.$C217] = 12)" style:apply-style-name="Review" style:base-cell-address="Anime.C217"/>
      <style:map style:condition="is-true-formula([.$C217] = 13)" style:apply-style-name="OST" style:base-cell-address="Anime.C217"/>
      <style:map style:condition="is-true-formula([.$C217] = 14)" style:apply-style-name="OP_20_-_20_ED" style:base-cell-address="Anime.C217"/>
      <style:map style:condition="is-true-formula([.$C217] = 2)" style:apply-style-name="Ongoing" style:base-cell-address="Anime.C217"/>
      <style:map style:condition="is-true-formula([.$C217] = 3)" style:apply-style-name="High_20_Priority" style:base-cell-address="Anime.C217"/>
      <style:map style:condition="is-true-formula([.$C217] = 4)" style:apply-style-name="Black_20_Default" style:base-cell-address="Anime.C217"/>
      <style:map style:condition="is-true-formula([.$C217] = 5)" style:apply-style-name="On_20_Hold" style:base-cell-address="Anime.C217"/>
      <style:map style:condition="is-true-formula([.$C217] = 6)" style:apply-style-name="Dropped" style:base-cell-address="Anime.C217"/>
    </style:style>
    <style:style style:name="ce8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8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C40"/>
      <style:map style:condition="is-true-formula([.$C40] = 11)" style:apply-style-name="All" style:base-cell-address="Anime.C40"/>
      <style:map style:condition="is-true-formula([.$C40] = 12)" style:apply-style-name="Review" style:base-cell-address="Anime.C40"/>
      <style:map style:condition="is-true-formula([.$C40] = 13)" style:apply-style-name="OST" style:base-cell-address="Anime.C40"/>
      <style:map style:condition="is-true-formula([.$C40] = 14)" style:apply-style-name="OP_20_-_20_ED" style:base-cell-address="Anime.C40"/>
      <style:map style:condition="is-true-formula([.$C40] = 2)" style:apply-style-name="Ongoing" style:base-cell-address="Anime.C40"/>
      <style:map style:condition="is-true-formula([.$C40] = 3)" style:apply-style-name="High_20_Priority" style:base-cell-address="Anime.C40"/>
      <style:map style:condition="is-true-formula([.$C40] = 4)" style:apply-style-name="Black_20_Default" style:base-cell-address="Anime.C40"/>
      <style:map style:condition="is-true-formula([.$C40] = 5)" style:apply-style-name="On_20_Hold" style:base-cell-address="Anime.C40"/>
      <style:map style:condition="is-true-formula([.$C40] = 6)" style:apply-style-name="Dropped" style:base-cell-address="Anime.C40"/>
    </style:style>
    <style:style style:name="ce9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normal" style:font-weight-asian="normal" style:font-weight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A216"/>
      <style:map style:condition="is-true-formula([.$C216] = 11)" style:apply-style-name="All" style:base-cell-address="Anime.A216"/>
      <style:map style:condition="is-true-formula([.$C216] = 12)" style:apply-style-name="Review" style:base-cell-address="Anime.A216"/>
      <style:map style:condition="is-true-formula([.$C216] = 13)" style:apply-style-name="OST" style:base-cell-address="Anime.A216"/>
      <style:map style:condition="is-true-formula([.$C216] = 14)" style:apply-style-name="OP_20_-_20_ED" style:base-cell-address="Anime.A216"/>
      <style:map style:condition="is-true-formula([.$C216] = 2)" style:apply-style-name="Ongoing" style:base-cell-address="Anime.A216"/>
      <style:map style:condition="is-true-formula([.$C216] = 3)" style:apply-style-name="High_20_Priority" style:base-cell-address="Anime.A216"/>
      <style:map style:condition="is-true-formula([.$C216] = 4)" style:apply-style-name="Black_20_Default" style:base-cell-address="Anime.A216"/>
      <style:map style:condition="is-true-formula([.$C216] = 5)" style:apply-style-name="On_20_Hold" style:base-cell-address="Anime.A216"/>
      <style:map style:condition="is-true-formula([.$C216] = 6)" style:apply-style-name="Dropped" style:base-cell-address="Anime.A216"/>
    </style:style>
    <style:style style:name="ce9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A218"/>
      <style:map style:condition="is-true-formula([.$C218] = 11)" style:apply-style-name="All" style:base-cell-address="Anime.A218"/>
      <style:map style:condition="is-true-formula([.$C218] = 12)" style:apply-style-name="Review" style:base-cell-address="Anime.A218"/>
      <style:map style:condition="is-true-formula([.$C218] = 13)" style:apply-style-name="OST" style:base-cell-address="Anime.A218"/>
      <style:map style:condition="is-true-formula([.$C218] = 14)" style:apply-style-name="OP_20_-_20_ED" style:base-cell-address="Anime.A218"/>
      <style:map style:condition="is-true-formula([.$C218] = 2)" style:apply-style-name="Ongoing" style:base-cell-address="Anime.A218"/>
      <style:map style:condition="is-true-formula([.$C218] = 3)" style:apply-style-name="High_20_Priority" style:base-cell-address="Anime.A218"/>
      <style:map style:condition="is-true-formula([.$C218] = 4)" style:apply-style-name="Black_20_Default" style:base-cell-address="Anime.A218"/>
      <style:map style:condition="is-true-formula([.$C218] = 5)" style:apply-style-name="On_20_Hold" style:base-cell-address="Anime.A218"/>
      <style:map style:condition="is-true-formula([.$C218] = 6)" style:apply-style-name="Dropped" style:base-cell-address="Anime.A218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C215"/>
      <style:map style:condition="is-true-formula([.$C215] = 11)" style:apply-style-name="All" style:base-cell-address="Anime.C215"/>
      <style:map style:condition="is-true-formula([.$C215] = 12)" style:apply-style-name="Review" style:base-cell-address="Anime.C215"/>
      <style:map style:condition="is-true-formula([.$C215] = 13)" style:apply-style-name="OST" style:base-cell-address="Anime.C215"/>
      <style:map style:condition="is-true-formula([.$C215] = 14)" style:apply-style-name="OP_20_-_20_ED" style:base-cell-address="Anime.C215"/>
      <style:map style:condition="is-true-formula([.$C215] = 2)" style:apply-style-name="Ongoing" style:base-cell-address="Anime.C215"/>
      <style:map style:condition="is-true-formula([.$C215] = 3)" style:apply-style-name="High_20_Priority" style:base-cell-address="Anime.C215"/>
      <style:map style:condition="is-true-formula([.$C215] = 4)" style:apply-style-name="Black_20_Default" style:base-cell-address="Anime.C215"/>
      <style:map style:condition="is-true-formula([.$C215] = 5)" style:apply-style-name="On_20_Hold" style:base-cell-address="Anime.C215"/>
      <style:map style:condition="is-true-formula([.$C215] = 6)" style:apply-style-name="Dropped" style:base-cell-address="Anime.C215"/>
    </style:style>
    <style:style style:name="ce10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04" style:family="table-cell" style:parent-style-name="Default">
      <style:table-cell-properties fo:border-bottom="none" fo:background-color="#800000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mm"/>
      <style:text-properties fo:color="#ffffff"/>
    </style:style>
    <style:style style:name="ce106" style:family="table-cell" style:parent-style-name="Default">
      <style:table-cell-properties fo:border-bottom="none" fo:background-color="#8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</style:style>
    <style:style style:name="ce113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17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12] = 1)" style:apply-style-name="Watched" style:base-cell-address="Anime.D112"/>
      <style:map style:condition="is-true-formula([.$C112] = 11)" style:apply-style-name="All" style:base-cell-address="Anime.D112"/>
      <style:map style:condition="is-true-formula([.$C112] = 12)" style:apply-style-name="Review" style:base-cell-address="Anime.D112"/>
      <style:map style:condition="is-true-formula([.$C112] = 13)" style:apply-style-name="OST" style:base-cell-address="Anime.D112"/>
      <style:map style:condition="is-true-formula([.$C112] = 14)" style:apply-style-name="OP_20_-_20_ED" style:base-cell-address="Anime.D112"/>
      <style:map style:condition="is-true-formula([.$C112] = 2)" style:apply-style-name="Ongoing" style:base-cell-address="Anime.D112"/>
      <style:map style:condition="is-true-formula([.$C112] = 3)" style:apply-style-name="High_20_Priority" style:base-cell-address="Anime.D112"/>
      <style:map style:condition="is-true-formula([.$C112] = 4)" style:apply-style-name="Black_20_Default" style:base-cell-address="Anime.D112"/>
      <style:map style:condition="is-true-formula([.$C112] = 5)" style:apply-style-name="On_20_Hold" style:base-cell-address="Anime.D112"/>
      <style:map style:condition="is-true-formula([.$C112] = 6)" style:apply-style-name="Dropped" style:base-cell-address="Anime.D112"/>
    </style:style>
    <style:style style:name="ce121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20] = 1)" style:apply-style-name="Watched" style:base-cell-address="Anime.D120"/>
      <style:map style:condition="is-true-formula([.$C120] = 11)" style:apply-style-name="All" style:base-cell-address="Anime.D120"/>
      <style:map style:condition="is-true-formula([.$C120] = 12)" style:apply-style-name="Review" style:base-cell-address="Anime.D120"/>
      <style:map style:condition="is-true-formula([.$C120] = 13)" style:apply-style-name="OST" style:base-cell-address="Anime.D120"/>
      <style:map style:condition="is-true-formula([.$C120] = 14)" style:apply-style-name="OP_20_-_20_ED" style:base-cell-address="Anime.D120"/>
      <style:map style:condition="is-true-formula([.$C120] = 2)" style:apply-style-name="Ongoing" style:base-cell-address="Anime.D120"/>
      <style:map style:condition="is-true-formula([.$C120] = 3)" style:apply-style-name="High_20_Priority" style:base-cell-address="Anime.D120"/>
      <style:map style:condition="is-true-formula([.$C120] = 4)" style:apply-style-name="Black_20_Default" style:base-cell-address="Anime.D120"/>
      <style:map style:condition="is-true-formula([.$C120] = 5)" style:apply-style-name="On_20_Hold" style:base-cell-address="Anime.D120"/>
      <style:map style:condition="is-true-formula([.$C120] = 6)" style:apply-style-name="Dropped" style:base-cell-address="Anime.D120"/>
    </style:style>
    <style:style style:name="ce123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26] = 1)" style:apply-style-name="Watched" style:base-cell-address="Anime.D226"/>
      <style:map style:condition="is-true-formula([.$C226] = 11)" style:apply-style-name="All" style:base-cell-address="Anime.D226"/>
      <style:map style:condition="is-true-formula([.$C226] = 12)" style:apply-style-name="Review" style:base-cell-address="Anime.D226"/>
      <style:map style:condition="is-true-formula([.$C226] = 13)" style:apply-style-name="OST" style:base-cell-address="Anime.D226"/>
      <style:map style:condition="is-true-formula([.$C226] = 14)" style:apply-style-name="OP_20_-_20_ED" style:base-cell-address="Anime.D226"/>
      <style:map style:condition="is-true-formula([.$C226] = 2)" style:apply-style-name="Ongoing" style:base-cell-address="Anime.D226"/>
      <style:map style:condition="is-true-formula([.$C226] = 3)" style:apply-style-name="High_20_Priority" style:base-cell-address="Anime.D226"/>
      <style:map style:condition="is-true-formula([.$C226] = 4)" style:apply-style-name="Black_20_Default" style:base-cell-address="Anime.D226"/>
      <style:map style:condition="is-true-formula([.$C226] = 5)" style:apply-style-name="On_20_Hold" style:base-cell-address="Anime.D226"/>
      <style:map style:condition="is-true-formula([.$C226] = 6)" style:apply-style-name="Dropped" style:base-cell-address="Anime.D226"/>
    </style:style>
    <style:style style:name="ce125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6] = 1)" style:apply-style-name="Watched" style:base-cell-address="Anime.D6"/>
      <style:map style:condition="is-true-formula([.$C6] = 11)" style:apply-style-name="All" style:base-cell-address="Anime.D6"/>
      <style:map style:condition="is-true-formula([.$C6] = 12)" style:apply-style-name="Review" style:base-cell-address="Anime.D6"/>
      <style:map style:condition="is-true-formula([.$C6] = 13)" style:apply-style-name="OST" style:base-cell-address="Anime.D6"/>
      <style:map style:condition="is-true-formula([.$C6] = 14)" style:apply-style-name="OP_20_-_20_ED" style:base-cell-address="Anime.D6"/>
      <style:map style:condition="is-true-formula([.$C6] = 2)" style:apply-style-name="Ongoing" style:base-cell-address="Anime.D6"/>
      <style:map style:condition="is-true-formula([.$C6] = 3)" style:apply-style-name="High_20_Priority" style:base-cell-address="Anime.D6"/>
      <style:map style:condition="is-true-formula([.$C6] = 4)" style:apply-style-name="Black_20_Default" style:base-cell-address="Anime.D6"/>
      <style:map style:condition="is-true-formula([.$C6] = 5)" style:apply-style-name="On_20_Hold" style:base-cell-address="Anime.D6"/>
      <style:map style:condition="is-true-formula([.$C6] = 6)" style:apply-style-name="Dropped" style:base-cell-address="Anime.D6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96] = 1)" style:apply-style-name="Watched" style:base-cell-address="Anime.D96"/>
      <style:map style:condition="is-true-formula([.$C96] = 11)" style:apply-style-name="All" style:base-cell-address="Anime.D96"/>
      <style:map style:condition="is-true-formula([.$C96] = 12)" style:apply-style-name="Review" style:base-cell-address="Anime.D96"/>
      <style:map style:condition="is-true-formula([.$C96] = 13)" style:apply-style-name="OST" style:base-cell-address="Anime.D96"/>
      <style:map style:condition="is-true-formula([.$C96] = 14)" style:apply-style-name="OP_20_-_20_ED" style:base-cell-address="Anime.D96"/>
      <style:map style:condition="is-true-formula([.$C96] = 2)" style:apply-style-name="Ongoing" style:base-cell-address="Anime.D96"/>
      <style:map style:condition="is-true-formula([.$C96] = 3)" style:apply-style-name="High_20_Priority" style:base-cell-address="Anime.D96"/>
      <style:map style:condition="is-true-formula([.$C96] = 4)" style:apply-style-name="Black_20_Default" style:base-cell-address="Anime.D96"/>
      <style:map style:condition="is-true-formula([.$C96] = 5)" style:apply-style-name="On_20_Hold" style:base-cell-address="Anime.D96"/>
      <style:map style:condition="is-true-formula([.$C96] = 6)" style:apply-style-name="Dropped" style:base-cell-address="Anime.D96"/>
    </style:style>
    <style:style style:name="ce127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 style:writing-mode="lr-tb"/>
      <style:text-properties fo:color="#ffffff"/>
      <style:map style:condition="is-true-formula([.$C130] = 1)" style:apply-style-name="Watched" style:base-cell-address="Anime.D130"/>
      <style:map style:condition="is-true-formula([.$C130] = 11)" style:apply-style-name="All" style:base-cell-address="Anime.D130"/>
      <style:map style:condition="is-true-formula([.$C130] = 12)" style:apply-style-name="Review" style:base-cell-address="Anime.D130"/>
      <style:map style:condition="is-true-formula([.$C130] = 13)" style:apply-style-name="OST" style:base-cell-address="Anime.D130"/>
      <style:map style:condition="is-true-formula([.$C130] = 14)" style:apply-style-name="OP_20_-_20_ED" style:base-cell-address="Anime.D130"/>
      <style:map style:condition="is-true-formula([.$C130] = 2)" style:apply-style-name="Ongoing" style:base-cell-address="Anime.D130"/>
      <style:map style:condition="is-true-formula([.$C130] = 3)" style:apply-style-name="High_20_Priority" style:base-cell-address="Anime.D130"/>
      <style:map style:condition="is-true-formula([.$C130] = 4)" style:apply-style-name="Black_20_Default" style:base-cell-address="Anime.D130"/>
      <style:map style:condition="is-true-formula([.$C130] = 5)" style:apply-style-name="On_20_Hold" style:base-cell-address="Anime.D130"/>
      <style:map style:condition="is-true-formula([.$C130] = 6)" style:apply-style-name="Dropped" style:base-cell-address="Anime.D130"/>
    </style:style>
    <style:style style:name="ce130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43] = 1)" style:apply-style-name="Watched" style:base-cell-address="Anime.D143"/>
      <style:map style:condition="is-true-formula([.$C143] = 11)" style:apply-style-name="All" style:base-cell-address="Anime.D143"/>
      <style:map style:condition="is-true-formula([.$C143] = 12)" style:apply-style-name="Review" style:base-cell-address="Anime.D143"/>
      <style:map style:condition="is-true-formula([.$C143] = 13)" style:apply-style-name="OST" style:base-cell-address="Anime.D143"/>
      <style:map style:condition="is-true-formula([.$C143] = 14)" style:apply-style-name="OP_20_-_20_ED" style:base-cell-address="Anime.D143"/>
      <style:map style:condition="is-true-formula([.$C143] = 2)" style:apply-style-name="Ongoing" style:base-cell-address="Anime.D143"/>
      <style:map style:condition="is-true-formula([.$C143] = 3)" style:apply-style-name="High_20_Priority" style:base-cell-address="Anime.D143"/>
      <style:map style:condition="is-true-formula([.$C143] = 4)" style:apply-style-name="Black_20_Default" style:base-cell-address="Anime.D143"/>
      <style:map style:condition="is-true-formula([.$C143] = 5)" style:apply-style-name="On_20_Hold" style:base-cell-address="Anime.D143"/>
      <style:map style:condition="is-true-formula([.$C143] = 6)" style:apply-style-name="Dropped" style:base-cell-address="Anime.D143"/>
    </style:style>
    <style:style style:name="ce133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28] = 1)" style:apply-style-name="Watched" style:base-cell-address="Anime.D228"/>
      <style:map style:condition="is-true-formula([.$C228] = 11)" style:apply-style-name="All" style:base-cell-address="Anime.D228"/>
      <style:map style:condition="is-true-formula([.$C228] = 12)" style:apply-style-name="Review" style:base-cell-address="Anime.D228"/>
      <style:map style:condition="is-true-formula([.$C228] = 13)" style:apply-style-name="OST" style:base-cell-address="Anime.D228"/>
      <style:map style:condition="is-true-formula([.$C228] = 14)" style:apply-style-name="OP_20_-_20_ED" style:base-cell-address="Anime.D228"/>
      <style:map style:condition="is-true-formula([.$C228] = 2)" style:apply-style-name="Ongoing" style:base-cell-address="Anime.D228"/>
      <style:map style:condition="is-true-formula([.$C228] = 3)" style:apply-style-name="High_20_Priority" style:base-cell-address="Anime.D228"/>
      <style:map style:condition="is-true-formula([.$C228] = 4)" style:apply-style-name="Black_20_Default" style:base-cell-address="Anime.D228"/>
      <style:map style:condition="is-true-formula([.$C228] = 5)" style:apply-style-name="On_20_Hold" style:base-cell-address="Anime.D228"/>
      <style:map style:condition="is-true-formula([.$C228] = 6)" style:apply-style-name="Dropped" style:base-cell-address="Anime.D228"/>
    </style:style>
    <style:style style:name="ce135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08] = 1)" style:apply-style-name="Watched" style:base-cell-address="Anime.D108"/>
      <style:map style:condition="is-true-formula([.$C108] = 11)" style:apply-style-name="All" style:base-cell-address="Anime.D108"/>
      <style:map style:condition="is-true-formula([.$C108] = 12)" style:apply-style-name="Review" style:base-cell-address="Anime.D108"/>
      <style:map style:condition="is-true-formula([.$C108] = 13)" style:apply-style-name="OST" style:base-cell-address="Anime.D108"/>
      <style:map style:condition="is-true-formula([.$C108] = 14)" style:apply-style-name="OP_20_-_20_ED" style:base-cell-address="Anime.D108"/>
      <style:map style:condition="is-true-formula([.$C108] = 2)" style:apply-style-name="Ongoing" style:base-cell-address="Anime.D108"/>
      <style:map style:condition="is-true-formula([.$C108] = 3)" style:apply-style-name="High_20_Priority" style:base-cell-address="Anime.D108"/>
      <style:map style:condition="is-true-formula([.$C108] = 4)" style:apply-style-name="Black_20_Default" style:base-cell-address="Anime.D108"/>
      <style:map style:condition="is-true-formula([.$C108] = 5)" style:apply-style-name="On_20_Hold" style:base-cell-address="Anime.D108"/>
      <style:map style:condition="is-true-formula([.$C108] = 6)" style:apply-style-name="Dropped" style:base-cell-address="Anime.D108"/>
    </style:style>
    <style:style style:name="ce137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77] = 1)" style:apply-style-name="Watched" style:base-cell-address="Anime.D177"/>
      <style:map style:condition="is-true-formula([.$C177] = 11)" style:apply-style-name="All" style:base-cell-address="Anime.D177"/>
      <style:map style:condition="is-true-formula([.$C177] = 12)" style:apply-style-name="Review" style:base-cell-address="Anime.D177"/>
      <style:map style:condition="is-true-formula([.$C177] = 13)" style:apply-style-name="OST" style:base-cell-address="Anime.D177"/>
      <style:map style:condition="is-true-formula([.$C177] = 14)" style:apply-style-name="OP_20_-_20_ED" style:base-cell-address="Anime.D177"/>
      <style:map style:condition="is-true-formula([.$C177] = 2)" style:apply-style-name="Ongoing" style:base-cell-address="Anime.D177"/>
      <style:map style:condition="is-true-formula([.$C177] = 3)" style:apply-style-name="High_20_Priority" style:base-cell-address="Anime.D177"/>
      <style:map style:condition="is-true-formula([.$C177] = 4)" style:apply-style-name="Black_20_Default" style:base-cell-address="Anime.D177"/>
      <style:map style:condition="is-true-formula([.$C177] = 5)" style:apply-style-name="On_20_Hold" style:base-cell-address="Anime.D177"/>
      <style:map style:condition="is-true-formula([.$C177] = 6)" style:apply-style-name="Dropped" style:base-cell-address="Anime.D177"/>
    </style:style>
    <style:style style:name="ce138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4] = 1)" style:apply-style-name="Watched" style:base-cell-address="Anime.D214"/>
      <style:map style:condition="is-true-formula([.$C214] = 11)" style:apply-style-name="All" style:base-cell-address="Anime.D214"/>
      <style:map style:condition="is-true-formula([.$C214] = 12)" style:apply-style-name="Review" style:base-cell-address="Anime.D214"/>
      <style:map style:condition="is-true-formula([.$C214] = 13)" style:apply-style-name="OST" style:base-cell-address="Anime.D214"/>
      <style:map style:condition="is-true-formula([.$C214] = 14)" style:apply-style-name="OP_20_-_20_ED" style:base-cell-address="Anime.D214"/>
      <style:map style:condition="is-true-formula([.$C214] = 2)" style:apply-style-name="Ongoing" style:base-cell-address="Anime.D214"/>
      <style:map style:condition="is-true-formula([.$C214] = 3)" style:apply-style-name="High_20_Priority" style:base-cell-address="Anime.D214"/>
      <style:map style:condition="is-true-formula([.$C214] = 4)" style:apply-style-name="Black_20_Default" style:base-cell-address="Anime.D214"/>
      <style:map style:condition="is-true-formula([.$C214] = 5)" style:apply-style-name="On_20_Hold" style:base-cell-address="Anime.D214"/>
      <style:map style:condition="is-true-formula([.$C214] = 6)" style:apply-style-name="Dropped" style:base-cell-address="Anime.D214"/>
    </style:style>
    <style:style style:name="ce139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44] = 1)" style:apply-style-name="Watched" style:base-cell-address="Anime.D144"/>
      <style:map style:condition="is-true-formula([.$C144] = 11)" style:apply-style-name="All" style:base-cell-address="Anime.D144"/>
      <style:map style:condition="is-true-formula([.$C144] = 12)" style:apply-style-name="Review" style:base-cell-address="Anime.D144"/>
      <style:map style:condition="is-true-formula([.$C144] = 13)" style:apply-style-name="OST" style:base-cell-address="Anime.D144"/>
      <style:map style:condition="is-true-formula([.$C144] = 14)" style:apply-style-name="OP_20_-_20_ED" style:base-cell-address="Anime.D144"/>
      <style:map style:condition="is-true-formula([.$C144] = 2)" style:apply-style-name="Ongoing" style:base-cell-address="Anime.D144"/>
      <style:map style:condition="is-true-formula([.$C144] = 3)" style:apply-style-name="High_20_Priority" style:base-cell-address="Anime.D144"/>
      <style:map style:condition="is-true-formula([.$C144] = 4)" style:apply-style-name="Black_20_Default" style:base-cell-address="Anime.D144"/>
      <style:map style:condition="is-true-formula([.$C144] = 5)" style:apply-style-name="On_20_Hold" style:base-cell-address="Anime.D144"/>
      <style:map style:condition="is-true-formula([.$C144] = 6)" style:apply-style-name="Dropped" style:base-cell-address="Anime.D144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42] = 1)" style:apply-style-name="Watched" style:base-cell-address="Anime.D42"/>
      <style:map style:condition="is-true-formula([.$C42] = 11)" style:apply-style-name="All" style:base-cell-address="Anime.D42"/>
      <style:map style:condition="is-true-formula([.$C42] = 12)" style:apply-style-name="Review" style:base-cell-address="Anime.D42"/>
      <style:map style:condition="is-true-formula([.$C42] = 13)" style:apply-style-name="OST" style:base-cell-address="Anime.D42"/>
      <style:map style:condition="is-true-formula([.$C42] = 14)" style:apply-style-name="OP_20_-_20_ED" style:base-cell-address="Anime.D42"/>
      <style:map style:condition="is-true-formula([.$C42] = 2)" style:apply-style-name="Ongoing" style:base-cell-address="Anime.D42"/>
      <style:map style:condition="is-true-formula([.$C42] = 3)" style:apply-style-name="High_20_Priority" style:base-cell-address="Anime.D42"/>
      <style:map style:condition="is-true-formula([.$C42] = 4)" style:apply-style-name="Black_20_Default" style:base-cell-address="Anime.D42"/>
      <style:map style:condition="is-true-formula([.$C42] = 5)" style:apply-style-name="On_20_Hold" style:base-cell-address="Anime.D42"/>
      <style:map style:condition="is-true-formula([.$C42] = 6)" style:apply-style-name="Dropped" style:base-cell-address="Anime.D42"/>
    </style:style>
    <style:style style:name="ce141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30] = 1)" style:apply-style-name="Watched" style:base-cell-address="Anime.D130"/>
      <style:map style:condition="is-true-formula([.$C130] = 11)" style:apply-style-name="All" style:base-cell-address="Anime.D130"/>
      <style:map style:condition="is-true-formula([.$C130] = 12)" style:apply-style-name="Review" style:base-cell-address="Anime.D130"/>
      <style:map style:condition="is-true-formula([.$C130] = 13)" style:apply-style-name="OST" style:base-cell-address="Anime.D130"/>
      <style:map style:condition="is-true-formula([.$C130] = 14)" style:apply-style-name="OP_20_-_20_ED" style:base-cell-address="Anime.D130"/>
      <style:map style:condition="is-true-formula([.$C130] = 2)" style:apply-style-name="Ongoing" style:base-cell-address="Anime.D130"/>
      <style:map style:condition="is-true-formula([.$C130] = 3)" style:apply-style-name="High_20_Priority" style:base-cell-address="Anime.D130"/>
      <style:map style:condition="is-true-formula([.$C130] = 4)" style:apply-style-name="Black_20_Default" style:base-cell-address="Anime.D130"/>
      <style:map style:condition="is-true-formula([.$C130] = 5)" style:apply-style-name="On_20_Hold" style:base-cell-address="Anime.D130"/>
      <style:map style:condition="is-true-formula([.$C130] = 6)" style:apply-style-name="Dropped" style:base-cell-address="Anime.D130"/>
    </style:style>
    <style:style style:name="ce142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73] = 1)" style:apply-style-name="Watched" style:base-cell-address="Anime.D173"/>
      <style:map style:condition="is-true-formula([.$C173] = 11)" style:apply-style-name="All" style:base-cell-address="Anime.D173"/>
      <style:map style:condition="is-true-formula([.$C173] = 12)" style:apply-style-name="Review" style:base-cell-address="Anime.D173"/>
      <style:map style:condition="is-true-formula([.$C173] = 13)" style:apply-style-name="OST" style:base-cell-address="Anime.D173"/>
      <style:map style:condition="is-true-formula([.$C173] = 14)" style:apply-style-name="OP_20_-_20_ED" style:base-cell-address="Anime.D173"/>
      <style:map style:condition="is-true-formula([.$C173] = 2)" style:apply-style-name="Ongoing" style:base-cell-address="Anime.D173"/>
      <style:map style:condition="is-true-formula([.$C173] = 3)" style:apply-style-name="High_20_Priority" style:base-cell-address="Anime.D173"/>
      <style:map style:condition="is-true-formula([.$C173] = 4)" style:apply-style-name="Black_20_Default" style:base-cell-address="Anime.D173"/>
      <style:map style:condition="is-true-formula([.$C173] = 5)" style:apply-style-name="On_20_Hold" style:base-cell-address="Anime.D173"/>
      <style:map style:condition="is-true-formula([.$C173] = 6)" style:apply-style-name="Dropped" style:base-cell-address="Anime.D173"/>
    </style:style>
    <style:style style:name="ce143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7] = 1)" style:apply-style-name="Watched" style:base-cell-address="Anime.D217"/>
      <style:map style:condition="is-true-formula([.$C217] = 11)" style:apply-style-name="All" style:base-cell-address="Anime.D217"/>
      <style:map style:condition="is-true-formula([.$C217] = 12)" style:apply-style-name="Review" style:base-cell-address="Anime.D217"/>
      <style:map style:condition="is-true-formula([.$C217] = 13)" style:apply-style-name="OST" style:base-cell-address="Anime.D217"/>
      <style:map style:condition="is-true-formula([.$C217] = 14)" style:apply-style-name="OP_20_-_20_ED" style:base-cell-address="Anime.D217"/>
      <style:map style:condition="is-true-formula([.$C217] = 2)" style:apply-style-name="Ongoing" style:base-cell-address="Anime.D217"/>
      <style:map style:condition="is-true-formula([.$C217] = 3)" style:apply-style-name="High_20_Priority" style:base-cell-address="Anime.D217"/>
      <style:map style:condition="is-true-formula([.$C217] = 4)" style:apply-style-name="Black_20_Default" style:base-cell-address="Anime.D217"/>
      <style:map style:condition="is-true-formula([.$C217] = 5)" style:apply-style-name="On_20_Hold" style:base-cell-address="Anime.D217"/>
      <style:map style:condition="is-true-formula([.$C217] = 6)" style:apply-style-name="Dropped" style:base-cell-address="Anime.D217"/>
    </style:style>
    <style:style style:name="ce146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24] = 1)" style:apply-style-name="Watched" style:base-cell-address="Anime.D224"/>
      <style:map style:condition="is-true-formula([.$C224] = 11)" style:apply-style-name="All" style:base-cell-address="Anime.D224"/>
      <style:map style:condition="is-true-formula([.$C224] = 12)" style:apply-style-name="Review" style:base-cell-address="Anime.D224"/>
      <style:map style:condition="is-true-formula([.$C224] = 13)" style:apply-style-name="OST" style:base-cell-address="Anime.D224"/>
      <style:map style:condition="is-true-formula([.$C224] = 14)" style:apply-style-name="OP_20_-_20_ED" style:base-cell-address="Anime.D224"/>
      <style:map style:condition="is-true-formula([.$C224] = 2)" style:apply-style-name="Ongoing" style:base-cell-address="Anime.D224"/>
      <style:map style:condition="is-true-formula([.$C224] = 3)" style:apply-style-name="High_20_Priority" style:base-cell-address="Anime.D224"/>
      <style:map style:condition="is-true-formula([.$C224] = 4)" style:apply-style-name="Black_20_Default" style:base-cell-address="Anime.D224"/>
      <style:map style:condition="is-true-formula([.$C224] = 5)" style:apply-style-name="On_20_Hold" style:base-cell-address="Anime.D224"/>
      <style:map style:condition="is-true-formula([.$C224] = 6)" style:apply-style-name="Dropped" style:base-cell-address="Anime.D224"/>
    </style:style>
    <style:style style:name="ce150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31] = 1)" style:apply-style-name="Watched" style:base-cell-address="Anime.D231"/>
      <style:map style:condition="is-true-formula([.$C231] = 11)" style:apply-style-name="All" style:base-cell-address="Anime.D231"/>
      <style:map style:condition="is-true-formula([.$C231] = 12)" style:apply-style-name="Review" style:base-cell-address="Anime.D231"/>
      <style:map style:condition="is-true-formula([.$C231] = 13)" style:apply-style-name="OST" style:base-cell-address="Anime.D231"/>
      <style:map style:condition="is-true-formula([.$C231] = 14)" style:apply-style-name="OP_20_-_20_ED" style:base-cell-address="Anime.D231"/>
      <style:map style:condition="is-true-formula([.$C231] = 2)" style:apply-style-name="Ongoing" style:base-cell-address="Anime.D231"/>
      <style:map style:condition="is-true-formula([.$C231] = 3)" style:apply-style-name="High_20_Priority" style:base-cell-address="Anime.D231"/>
      <style:map style:condition="is-true-formula([.$C231] = 4)" style:apply-style-name="Black_20_Default" style:base-cell-address="Anime.D231"/>
      <style:map style:condition="is-true-formula([.$C231] = 5)" style:apply-style-name="On_20_Hold" style:base-cell-address="Anime.D231"/>
      <style:map style:condition="is-true-formula([.$C231] = 6)" style:apply-style-name="Dropped" style:base-cell-address="Anime.D231"/>
    </style:style>
    <style:style style:name="ce151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53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17] = 1)" style:apply-style-name="Watched" style:base-cell-address="Anime.D117"/>
      <style:map style:condition="is-true-formula([.$C117] = 11)" style:apply-style-name="All" style:base-cell-address="Anime.D117"/>
      <style:map style:condition="is-true-formula([.$C117] = 12)" style:apply-style-name="Review" style:base-cell-address="Anime.D117"/>
      <style:map style:condition="is-true-formula([.$C117] = 13)" style:apply-style-name="OST" style:base-cell-address="Anime.D117"/>
      <style:map style:condition="is-true-formula([.$C117] = 14)" style:apply-style-name="OP_20_-_20_ED" style:base-cell-address="Anime.D117"/>
      <style:map style:condition="is-true-formula([.$C117] = 2)" style:apply-style-name="Ongoing" style:base-cell-address="Anime.D117"/>
      <style:map style:condition="is-true-formula([.$C117] = 3)" style:apply-style-name="High_20_Priority" style:base-cell-address="Anime.D117"/>
      <style:map style:condition="is-true-formula([.$C117] = 4)" style:apply-style-name="Black_20_Default" style:base-cell-address="Anime.D117"/>
      <style:map style:condition="is-true-formula([.$C117] = 5)" style:apply-style-name="On_20_Hold" style:base-cell-address="Anime.D117"/>
      <style:map style:condition="is-true-formula([.$C117] = 6)" style:apply-style-name="Dropped" style:base-cell-address="Anime.D117"/>
    </style:style>
    <style:style style:name="ce158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18] = 1)" style:apply-style-name="Watched" style:base-cell-address="Anime.D118"/>
      <style:map style:condition="is-true-formula([.$C118] = 11)" style:apply-style-name="All" style:base-cell-address="Anime.D118"/>
      <style:map style:condition="is-true-formula([.$C118] = 12)" style:apply-style-name="Review" style:base-cell-address="Anime.D118"/>
      <style:map style:condition="is-true-formula([.$C118] = 13)" style:apply-style-name="OST" style:base-cell-address="Anime.D118"/>
      <style:map style:condition="is-true-formula([.$C118] = 14)" style:apply-style-name="OP_20_-_20_ED" style:base-cell-address="Anime.D118"/>
      <style:map style:condition="is-true-formula([.$C118] = 2)" style:apply-style-name="Ongoing" style:base-cell-address="Anime.D118"/>
      <style:map style:condition="is-true-formula([.$C118] = 3)" style:apply-style-name="High_20_Priority" style:base-cell-address="Anime.D118"/>
      <style:map style:condition="is-true-formula([.$C118] = 4)" style:apply-style-name="Black_20_Default" style:base-cell-address="Anime.D118"/>
      <style:map style:condition="is-true-formula([.$C118] = 5)" style:apply-style-name="On_20_Hold" style:base-cell-address="Anime.D118"/>
      <style:map style:condition="is-true-formula([.$C118] = 6)" style:apply-style-name="Dropped" style:base-cell-address="Anime.D118"/>
    </style:style>
    <style:style style:name="ce159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28] = 1)" style:apply-style-name="Watched" style:base-cell-address="Anime.D128"/>
      <style:map style:condition="is-true-formula([.$C128] = 11)" style:apply-style-name="All" style:base-cell-address="Anime.D128"/>
      <style:map style:condition="is-true-formula([.$C128] = 12)" style:apply-style-name="Review" style:base-cell-address="Anime.D128"/>
      <style:map style:condition="is-true-formula([.$C128] = 13)" style:apply-style-name="OST" style:base-cell-address="Anime.D128"/>
      <style:map style:condition="is-true-formula([.$C128] = 14)" style:apply-style-name="OP_20_-_20_ED" style:base-cell-address="Anime.D128"/>
      <style:map style:condition="is-true-formula([.$C128] = 2)" style:apply-style-name="Ongoing" style:base-cell-address="Anime.D128"/>
      <style:map style:condition="is-true-formula([.$C128] = 3)" style:apply-style-name="High_20_Priority" style:base-cell-address="Anime.D128"/>
      <style:map style:condition="is-true-formula([.$C128] = 4)" style:apply-style-name="Black_20_Default" style:base-cell-address="Anime.D128"/>
      <style:map style:condition="is-true-formula([.$C128] = 5)" style:apply-style-name="On_20_Hold" style:base-cell-address="Anime.D128"/>
      <style:map style:condition="is-true-formula([.$C128] = 6)" style:apply-style-name="Dropped" style:base-cell-address="Anime.D128"/>
    </style:style>
    <style:style style:name="ce160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C40"/>
      <style:map style:condition="is-true-formula([.$C40] = 11)" style:apply-style-name="All" style:base-cell-address="Anime.C40"/>
      <style:map style:condition="is-true-formula([.$C40] = 12)" style:apply-style-name="Review" style:base-cell-address="Anime.C40"/>
      <style:map style:condition="is-true-formula([.$C40] = 13)" style:apply-style-name="OST" style:base-cell-address="Anime.C40"/>
      <style:map style:condition="is-true-formula([.$C40] = 14)" style:apply-style-name="OP_20_-_20_ED" style:base-cell-address="Anime.C40"/>
      <style:map style:condition="is-true-formula([.$C40] = 2)" style:apply-style-name="Ongoing" style:base-cell-address="Anime.C40"/>
      <style:map style:condition="is-true-formula([.$C40] = 3)" style:apply-style-name="High_20_Priority" style:base-cell-address="Anime.C40"/>
      <style:map style:condition="is-true-formula([.$C40] = 4)" style:apply-style-name="Black_20_Default" style:base-cell-address="Anime.C40"/>
      <style:map style:condition="is-true-formula([.$C40] = 5)" style:apply-style-name="On_20_Hold" style:base-cell-address="Anime.C40"/>
      <style:map style:condition="is-true-formula([.$C40] = 6)" style:apply-style-name="Dropped" style:base-cell-address="Anime.C40"/>
    </style:style>
    <style:style style:name="ce161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62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63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15] = 1)" style:apply-style-name="Watched" style:base-cell-address="Anime.D115"/>
      <style:map style:condition="is-true-formula([.$C115] = 11)" style:apply-style-name="All" style:base-cell-address="Anime.D115"/>
      <style:map style:condition="is-true-formula([.$C115] = 12)" style:apply-style-name="Review" style:base-cell-address="Anime.D115"/>
      <style:map style:condition="is-true-formula([.$C115] = 13)" style:apply-style-name="OST" style:base-cell-address="Anime.D115"/>
      <style:map style:condition="is-true-formula([.$C115] = 14)" style:apply-style-name="OP_20_-_20_ED" style:base-cell-address="Anime.D115"/>
      <style:map style:condition="is-true-formula([.$C115] = 2)" style:apply-style-name="Ongoing" style:base-cell-address="Anime.D115"/>
      <style:map style:condition="is-true-formula([.$C115] = 3)" style:apply-style-name="High_20_Priority" style:base-cell-address="Anime.D115"/>
      <style:map style:condition="is-true-formula([.$C115] = 4)" style:apply-style-name="Black_20_Default" style:base-cell-address="Anime.D115"/>
      <style:map style:condition="is-true-formula([.$C115] = 5)" style:apply-style-name="On_20_Hold" style:base-cell-address="Anime.D115"/>
      <style:map style:condition="is-true-formula([.$C115] = 6)" style:apply-style-name="Dropped" style:base-cell-address="Anime.D115"/>
    </style:style>
    <style:style style:name="ce164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29] = 1)" style:apply-style-name="Watched" style:base-cell-address="Anime.D129"/>
      <style:map style:condition="is-true-formula([.$C129] = 11)" style:apply-style-name="All" style:base-cell-address="Anime.D129"/>
      <style:map style:condition="is-true-formula([.$C129] = 12)" style:apply-style-name="Review" style:base-cell-address="Anime.D129"/>
      <style:map style:condition="is-true-formula([.$C129] = 13)" style:apply-style-name="OST" style:base-cell-address="Anime.D129"/>
      <style:map style:condition="is-true-formula([.$C129] = 14)" style:apply-style-name="OP_20_-_20_ED" style:base-cell-address="Anime.D129"/>
      <style:map style:condition="is-true-formula([.$C129] = 2)" style:apply-style-name="Ongoing" style:base-cell-address="Anime.D129"/>
      <style:map style:condition="is-true-formula([.$C129] = 3)" style:apply-style-name="High_20_Priority" style:base-cell-address="Anime.D129"/>
      <style:map style:condition="is-true-formula([.$C129] = 4)" style:apply-style-name="Black_20_Default" style:base-cell-address="Anime.D129"/>
      <style:map style:condition="is-true-formula([.$C129] = 5)" style:apply-style-name="On_20_Hold" style:base-cell-address="Anime.D129"/>
      <style:map style:condition="is-true-formula([.$C129] = 6)" style:apply-style-name="Dropped" style:base-cell-address="Anime.D129"/>
    </style:style>
    <style:style style:name="ce165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6] = 1)" style:apply-style-name="Watched" style:base-cell-address="Anime.D26"/>
      <style:map style:condition="is-true-formula([.$C26] = 11)" style:apply-style-name="All" style:base-cell-address="Anime.D26"/>
      <style:map style:condition="is-true-formula([.$C26] = 12)" style:apply-style-name="Review" style:base-cell-address="Anime.D26"/>
      <style:map style:condition="is-true-formula([.$C26] = 13)" style:apply-style-name="OST" style:base-cell-address="Anime.D26"/>
      <style:map style:condition="is-true-formula([.$C26] = 14)" style:apply-style-name="OP_20_-_20_ED" style:base-cell-address="Anime.D26"/>
      <style:map style:condition="is-true-formula([.$C26] = 2)" style:apply-style-name="Ongoing" style:base-cell-address="Anime.D26"/>
      <style:map style:condition="is-true-formula([.$C26] = 3)" style:apply-style-name="High_20_Priority" style:base-cell-address="Anime.D26"/>
      <style:map style:condition="is-true-formula([.$C26] = 4)" style:apply-style-name="Black_20_Default" style:base-cell-address="Anime.D26"/>
      <style:map style:condition="is-true-formula([.$C26] = 5)" style:apply-style-name="On_20_Hold" style:base-cell-address="Anime.D26"/>
      <style:map style:condition="is-true-formula([.$C26] = 6)" style:apply-style-name="Dropped" style:base-cell-address="Anime.D26"/>
    </style:style>
    <style:style style:name="ce167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25] = 1)" style:apply-style-name="Watched" style:base-cell-address="Anime.D225"/>
      <style:map style:condition="is-true-formula([.$C225] = 11)" style:apply-style-name="All" style:base-cell-address="Anime.D225"/>
      <style:map style:condition="is-true-formula([.$C225] = 12)" style:apply-style-name="Review" style:base-cell-address="Anime.D225"/>
      <style:map style:condition="is-true-formula([.$C225] = 13)" style:apply-style-name="OST" style:base-cell-address="Anime.D225"/>
      <style:map style:condition="is-true-formula([.$C225] = 14)" style:apply-style-name="OP_20_-_20_ED" style:base-cell-address="Anime.D225"/>
      <style:map style:condition="is-true-formula([.$C225] = 2)" style:apply-style-name="Ongoing" style:base-cell-address="Anime.D225"/>
      <style:map style:condition="is-true-formula([.$C225] = 3)" style:apply-style-name="High_20_Priority" style:base-cell-address="Anime.D225"/>
      <style:map style:condition="is-true-formula([.$C225] = 4)" style:apply-style-name="Black_20_Default" style:base-cell-address="Anime.D225"/>
      <style:map style:condition="is-true-formula([.$C225] = 5)" style:apply-style-name="On_20_Hold" style:base-cell-address="Anime.D225"/>
      <style:map style:condition="is-true-formula([.$C225] = 6)" style:apply-style-name="Dropped" style:base-cell-address="Anime.D225"/>
    </style:style>
    <style:style style:name="ce168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61] = 1)" style:apply-style-name="Watched" style:base-cell-address="Anime.D161"/>
      <style:map style:condition="is-true-formula([.$C161] = 11)" style:apply-style-name="All" style:base-cell-address="Anime.D161"/>
      <style:map style:condition="is-true-formula([.$C161] = 12)" style:apply-style-name="Review" style:base-cell-address="Anime.D161"/>
      <style:map style:condition="is-true-formula([.$C161] = 13)" style:apply-style-name="OST" style:base-cell-address="Anime.D161"/>
      <style:map style:condition="is-true-formula([.$C161] = 14)" style:apply-style-name="OP_20_-_20_ED" style:base-cell-address="Anime.D161"/>
      <style:map style:condition="is-true-formula([.$C161] = 2)" style:apply-style-name="Ongoing" style:base-cell-address="Anime.D161"/>
      <style:map style:condition="is-true-formula([.$C161] = 3)" style:apply-style-name="High_20_Priority" style:base-cell-address="Anime.D161"/>
      <style:map style:condition="is-true-formula([.$C161] = 4)" style:apply-style-name="Black_20_Default" style:base-cell-address="Anime.D161"/>
      <style:map style:condition="is-true-formula([.$C161] = 5)" style:apply-style-name="On_20_Hold" style:base-cell-address="Anime.D161"/>
      <style:map style:condition="is-true-formula([.$C161] = 6)" style:apply-style-name="Dropped" style:base-cell-address="Anime.D161"/>
    </style:style>
    <style:style style:name="ce169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99] = 1)" style:apply-style-name="Watched" style:base-cell-address="Anime.D99"/>
      <style:map style:condition="is-true-formula([.$C99] = 11)" style:apply-style-name="All" style:base-cell-address="Anime.D99"/>
      <style:map style:condition="is-true-formula([.$C99] = 12)" style:apply-style-name="Review" style:base-cell-address="Anime.D99"/>
      <style:map style:condition="is-true-formula([.$C99] = 13)" style:apply-style-name="OST" style:base-cell-address="Anime.D99"/>
      <style:map style:condition="is-true-formula([.$C99] = 14)" style:apply-style-name="OP_20_-_20_ED" style:base-cell-address="Anime.D99"/>
      <style:map style:condition="is-true-formula([.$C99] = 2)" style:apply-style-name="Ongoing" style:base-cell-address="Anime.D99"/>
      <style:map style:condition="is-true-formula([.$C99] = 3)" style:apply-style-name="High_20_Priority" style:base-cell-address="Anime.D99"/>
      <style:map style:condition="is-true-formula([.$C99] = 4)" style:apply-style-name="Black_20_Default" style:base-cell-address="Anime.D99"/>
      <style:map style:condition="is-true-formula([.$C99] = 5)" style:apply-style-name="On_20_Hold" style:base-cell-address="Anime.D99"/>
      <style:map style:condition="is-true-formula([.$C99] = 6)" style:apply-style-name="Dropped" style:base-cell-address="Anime.D99"/>
    </style:style>
    <style:style style:name="ce172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29] = 1)" style:apply-style-name="Watched" style:base-cell-address="Anime.D229"/>
      <style:map style:condition="is-true-formula([.$C229] = 11)" style:apply-style-name="All" style:base-cell-address="Anime.D229"/>
      <style:map style:condition="is-true-formula([.$C229] = 12)" style:apply-style-name="Review" style:base-cell-address="Anime.D229"/>
      <style:map style:condition="is-true-formula([.$C229] = 13)" style:apply-style-name="OST" style:base-cell-address="Anime.D229"/>
      <style:map style:condition="is-true-formula([.$C229] = 14)" style:apply-style-name="OP_20_-_20_ED" style:base-cell-address="Anime.D229"/>
      <style:map style:condition="is-true-formula([.$C229] = 2)" style:apply-style-name="Ongoing" style:base-cell-address="Anime.D229"/>
      <style:map style:condition="is-true-formula([.$C229] = 3)" style:apply-style-name="High_20_Priority" style:base-cell-address="Anime.D229"/>
      <style:map style:condition="is-true-formula([.$C229] = 4)" style:apply-style-name="Black_20_Default" style:base-cell-address="Anime.D229"/>
      <style:map style:condition="is-true-formula([.$C229] = 5)" style:apply-style-name="On_20_Hold" style:base-cell-address="Anime.D229"/>
      <style:map style:condition="is-true-formula([.$C229] = 6)" style:apply-style-name="Dropped" style:base-cell-address="Anime.D229"/>
    </style:style>
    <style:style style:name="ce173" style:family="table-cell" style:parent-style-name="Default">
      <style:table-cell-properties fo:border-bottom="0.06pt solid #ffffff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32] = 1)" style:apply-style-name="Watched" style:base-cell-address="Anime.D232"/>
      <style:map style:condition="is-true-formula([.$C232] = 11)" style:apply-style-name="All" style:base-cell-address="Anime.D232"/>
      <style:map style:condition="is-true-formula([.$C232] = 12)" style:apply-style-name="Review" style:base-cell-address="Anime.D232"/>
      <style:map style:condition="is-true-formula([.$C232] = 13)" style:apply-style-name="OST" style:base-cell-address="Anime.D232"/>
      <style:map style:condition="is-true-formula([.$C232] = 14)" style:apply-style-name="OP_20_-_20_ED" style:base-cell-address="Anime.D232"/>
      <style:map style:condition="is-true-formula([.$C232] = 2)" style:apply-style-name="Ongoing" style:base-cell-address="Anime.D232"/>
      <style:map style:condition="is-true-formula([.$C232] = 3)" style:apply-style-name="High_20_Priority" style:base-cell-address="Anime.D232"/>
      <style:map style:condition="is-true-formula([.$C232] = 4)" style:apply-style-name="Black_20_Default" style:base-cell-address="Anime.D232"/>
      <style:map style:condition="is-true-formula([.$C232] = 5)" style:apply-style-name="On_20_Hold" style:base-cell-address="Anime.D232"/>
      <style:map style:condition="is-true-formula([.$C232] = 6)" style:apply-style-name="Dropped" style:base-cell-address="Anime.D232"/>
    </style:style>
    <style:style style:name="ce174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A216"/>
      <style:map style:condition="is-true-formula([.$C216] = 11)" style:apply-style-name="All" style:base-cell-address="Anime.A216"/>
      <style:map style:condition="is-true-formula([.$C216] = 12)" style:apply-style-name="Review" style:base-cell-address="Anime.A216"/>
      <style:map style:condition="is-true-formula([.$C216] = 13)" style:apply-style-name="OST" style:base-cell-address="Anime.A216"/>
      <style:map style:condition="is-true-formula([.$C216] = 14)" style:apply-style-name="OP_20_-_20_ED" style:base-cell-address="Anime.A216"/>
      <style:map style:condition="is-true-formula([.$C216] = 2)" style:apply-style-name="Ongoing" style:base-cell-address="Anime.A216"/>
      <style:map style:condition="is-true-formula([.$C216] = 3)" style:apply-style-name="High_20_Priority" style:base-cell-address="Anime.A216"/>
      <style:map style:condition="is-true-formula([.$C216] = 4)" style:apply-style-name="Black_20_Default" style:base-cell-address="Anime.A216"/>
      <style:map style:condition="is-true-formula([.$C216] = 5)" style:apply-style-name="On_20_Hold" style:base-cell-address="Anime.A216"/>
      <style:map style:condition="is-true-formula([.$C216] = 6)" style:apply-style-name="Dropped" style:base-cell-address="Anime.A216"/>
    </style:style>
    <style:style style:name="ce175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71] = 1)" style:apply-style-name="Watched" style:base-cell-address="Anime.D71"/>
      <style:map style:condition="is-true-formula([.$C71] = 11)" style:apply-style-name="All" style:base-cell-address="Anime.D71"/>
      <style:map style:condition="is-true-formula([.$C71] = 12)" style:apply-style-name="Review" style:base-cell-address="Anime.D71"/>
      <style:map style:condition="is-true-formula([.$C71] = 13)" style:apply-style-name="OST" style:base-cell-address="Anime.D71"/>
      <style:map style:condition="is-true-formula([.$C71] = 14)" style:apply-style-name="OP_20_-_20_ED" style:base-cell-address="Anime.D71"/>
      <style:map style:condition="is-true-formula([.$C71] = 2)" style:apply-style-name="Ongoing" style:base-cell-address="Anime.D71"/>
      <style:map style:condition="is-true-formula([.$C71] = 3)" style:apply-style-name="High_20_Priority" style:base-cell-address="Anime.D71"/>
      <style:map style:condition="is-true-formula([.$C71] = 4)" style:apply-style-name="Black_20_Default" style:base-cell-address="Anime.D71"/>
      <style:map style:condition="is-true-formula([.$C71] = 5)" style:apply-style-name="On_20_Hold" style:base-cell-address="Anime.D71"/>
      <style:map style:condition="is-true-formula([.$C71] = 6)" style:apply-style-name="Dropped" style:base-cell-address="Anime.D71"/>
    </style:style>
    <style:style style:name="ce176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A218"/>
      <style:map style:condition="is-true-formula([.$C218] = 11)" style:apply-style-name="All" style:base-cell-address="Anime.A218"/>
      <style:map style:condition="is-true-formula([.$C218] = 12)" style:apply-style-name="Review" style:base-cell-address="Anime.A218"/>
      <style:map style:condition="is-true-formula([.$C218] = 13)" style:apply-style-name="OST" style:base-cell-address="Anime.A218"/>
      <style:map style:condition="is-true-formula([.$C218] = 14)" style:apply-style-name="OP_20_-_20_ED" style:base-cell-address="Anime.A218"/>
      <style:map style:condition="is-true-formula([.$C218] = 2)" style:apply-style-name="Ongoing" style:base-cell-address="Anime.A218"/>
      <style:map style:condition="is-true-formula([.$C218] = 3)" style:apply-style-name="High_20_Priority" style:base-cell-address="Anime.A218"/>
      <style:map style:condition="is-true-formula([.$C218] = 4)" style:apply-style-name="Black_20_Default" style:base-cell-address="Anime.A218"/>
      <style:map style:condition="is-true-formula([.$C218] = 5)" style:apply-style-name="On_20_Hold" style:base-cell-address="Anime.A218"/>
      <style:map style:condition="is-true-formula([.$C218] = 6)" style:apply-style-name="Dropped" style:base-cell-address="Anime.A218"/>
    </style:style>
    <style:style style:name="ce177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D215"/>
      <style:map style:condition="is-true-formula([.$C215] = 11)" style:apply-style-name="All" style:base-cell-address="Anime.D215"/>
      <style:map style:condition="is-true-formula([.$C215] = 12)" style:apply-style-name="Review" style:base-cell-address="Anime.D215"/>
      <style:map style:condition="is-true-formula([.$C215] = 13)" style:apply-style-name="OST" style:base-cell-address="Anime.D215"/>
      <style:map style:condition="is-true-formula([.$C215] = 14)" style:apply-style-name="OP_20_-_20_ED" style:base-cell-address="Anime.D215"/>
      <style:map style:condition="is-true-formula([.$C215] = 2)" style:apply-style-name="Ongoing" style:base-cell-address="Anime.D215"/>
      <style:map style:condition="is-true-formula([.$C215] = 3)" style:apply-style-name="High_20_Priority" style:base-cell-address="Anime.D215"/>
      <style:map style:condition="is-true-formula([.$C215] = 4)" style:apply-style-name="Black_20_Default" style:base-cell-address="Anime.D215"/>
      <style:map style:condition="is-true-formula([.$C215] = 5)" style:apply-style-name="On_20_Hold" style:base-cell-address="Anime.D215"/>
      <style:map style:condition="is-true-formula([.$C215] = 6)" style:apply-style-name="Dropped" style:base-cell-address="Anime.D215"/>
    </style:style>
    <style:style style:name="ce178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53] = 1)" style:apply-style-name="Watched" style:base-cell-address="Anime.D153"/>
      <style:map style:condition="is-true-formula([.$C153] = 11)" style:apply-style-name="All" style:base-cell-address="Anime.D153"/>
      <style:map style:condition="is-true-formula([.$C153] = 12)" style:apply-style-name="Review" style:base-cell-address="Anime.D153"/>
      <style:map style:condition="is-true-formula([.$C153] = 13)" style:apply-style-name="OST" style:base-cell-address="Anime.D153"/>
      <style:map style:condition="is-true-formula([.$C153] = 14)" style:apply-style-name="OP_20_-_20_ED" style:base-cell-address="Anime.D153"/>
      <style:map style:condition="is-true-formula([.$C153] = 2)" style:apply-style-name="Ongoing" style:base-cell-address="Anime.D153"/>
      <style:map style:condition="is-true-formula([.$C153] = 3)" style:apply-style-name="High_20_Priority" style:base-cell-address="Anime.D153"/>
      <style:map style:condition="is-true-formula([.$C153] = 4)" style:apply-style-name="Black_20_Default" style:base-cell-address="Anime.D153"/>
      <style:map style:condition="is-true-formula([.$C153] = 5)" style:apply-style-name="On_20_Hold" style:base-cell-address="Anime.D153"/>
      <style:map style:condition="is-true-formula([.$C153] = 6)" style:apply-style-name="Dropped" style:base-cell-address="Anime.D153"/>
    </style:style>
    <style:style style:name="ce179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39] = 1)" style:apply-style-name="Watched" style:base-cell-address="Anime.D139"/>
      <style:map style:condition="is-true-formula([.$C139] = 11)" style:apply-style-name="All" style:base-cell-address="Anime.D139"/>
      <style:map style:condition="is-true-formula([.$C139] = 12)" style:apply-style-name="Review" style:base-cell-address="Anime.D139"/>
      <style:map style:condition="is-true-formula([.$C139] = 13)" style:apply-style-name="OST" style:base-cell-address="Anime.D139"/>
      <style:map style:condition="is-true-formula([.$C139] = 14)" style:apply-style-name="OP_20_-_20_ED" style:base-cell-address="Anime.D139"/>
      <style:map style:condition="is-true-formula([.$C139] = 2)" style:apply-style-name="Ongoing" style:base-cell-address="Anime.D139"/>
      <style:map style:condition="is-true-formula([.$C139] = 3)" style:apply-style-name="High_20_Priority" style:base-cell-address="Anime.D139"/>
      <style:map style:condition="is-true-formula([.$C139] = 4)" style:apply-style-name="Black_20_Default" style:base-cell-address="Anime.D139"/>
      <style:map style:condition="is-true-formula([.$C139] = 5)" style:apply-style-name="On_20_Hold" style:base-cell-address="Anime.D139"/>
      <style:map style:condition="is-true-formula([.$C139] = 6)" style:apply-style-name="Dropped" style:base-cell-address="Anime.D139"/>
    </style:style>
    <style:style style:name="ce180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26] = 1)" style:apply-style-name="Watched" style:base-cell-address="Anime.D126"/>
      <style:map style:condition="is-true-formula([.$C126] = 11)" style:apply-style-name="All" style:base-cell-address="Anime.D126"/>
      <style:map style:condition="is-true-formula([.$C126] = 12)" style:apply-style-name="Review" style:base-cell-address="Anime.D126"/>
      <style:map style:condition="is-true-formula([.$C126] = 13)" style:apply-style-name="OST" style:base-cell-address="Anime.D126"/>
      <style:map style:condition="is-true-formula([.$C126] = 14)" style:apply-style-name="OP_20_-_20_ED" style:base-cell-address="Anime.D126"/>
      <style:map style:condition="is-true-formula([.$C126] = 2)" style:apply-style-name="Ongoing" style:base-cell-address="Anime.D126"/>
      <style:map style:condition="is-true-formula([.$C126] = 3)" style:apply-style-name="High_20_Priority" style:base-cell-address="Anime.D126"/>
      <style:map style:condition="is-true-formula([.$C126] = 4)" style:apply-style-name="Black_20_Default" style:base-cell-address="Anime.D126"/>
      <style:map style:condition="is-true-formula([.$C126] = 5)" style:apply-style-name="On_20_Hold" style:base-cell-address="Anime.D126"/>
      <style:map style:condition="is-true-formula([.$C126] = 6)" style:apply-style-name="Dropped" style:base-cell-address="Anime.D126"/>
    </style:style>
    <style:style style:name="ce18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183" style:family="table-cell" style:parent-style-name="Default">
      <style:table-cell-properties fo:border-bottom="none" fo:background-color="#800000" style:text-align-source="fix" style:repeat-content="false" fo:border-left="none" fo:border-right="none" fo:border-top="0.06pt solid #ffffff" style:vertical-align="middle"/>
      <style:paragraph-properties fo:text-align="center" fo:margin-left="0mm"/>
      <style:text-properties fo:color="#ffffff"/>
    </style:style>
    <style:style style:name="ce184" style:family="table-cell" style:parent-style-name="Default">
      <style:table-cell-properties fo:background-color="#800000" style:text-align-source="fix" style:repeat-content="false" style:vertical-align="middle"/>
      <style:paragraph-properties fo:text-align="center" fo:margin-left="0mm"/>
      <style:text-properties fo:color="#ffffff"/>
    </style:style>
    <style:style style:name="ce18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121] = 1)" style:apply-style-name="Watched" style:base-cell-address="Anime.E121"/>
      <style:map style:condition="is-true-formula([.$C121] = 11)" style:apply-style-name="All" style:base-cell-address="Anime.E121"/>
      <style:map style:condition="is-true-formula([.$C121] = 12)" style:apply-style-name="Review" style:base-cell-address="Anime.E121"/>
      <style:map style:condition="is-true-formula([.$C121] = 13)" style:apply-style-name="OST" style:base-cell-address="Anime.E121"/>
      <style:map style:condition="is-true-formula([.$C121] = 14)" style:apply-style-name="OP_20_-_20_ED" style:base-cell-address="Anime.E121"/>
      <style:map style:condition="is-true-formula([.$C121] = 2)" style:apply-style-name="Ongoing" style:base-cell-address="Anime.E121"/>
      <style:map style:condition="is-true-formula([.$C121] = 3)" style:apply-style-name="High_20_Priority" style:base-cell-address="Anime.E121"/>
      <style:map style:condition="is-true-formula([.$C121] = 4)" style:apply-style-name="Black_20_Default" style:base-cell-address="Anime.E121"/>
      <style:map style:condition="is-true-formula([.$C121] = 5)" style:apply-style-name="On_20_Hold" style:base-cell-address="Anime.E121"/>
      <style:map style:condition="is-true-formula([.$C121] = 6)" style:apply-style-name="Dropped" style:base-cell-address="Anime.E121"/>
    </style:style>
    <style:style style:name="ce18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 style:writing-mode="lr-tb"/>
      <style:map style:condition="is-true-formula([.$C130] = 1)" style:apply-style-name="Watched" style:base-cell-address="Anime.D130"/>
      <style:map style:condition="is-true-formula([.$C130] = 11)" style:apply-style-name="All" style:base-cell-address="Anime.D130"/>
      <style:map style:condition="is-true-formula([.$C130] = 12)" style:apply-style-name="Review" style:base-cell-address="Anime.D130"/>
      <style:map style:condition="is-true-formula([.$C130] = 13)" style:apply-style-name="OST" style:base-cell-address="Anime.D130"/>
      <style:map style:condition="is-true-formula([.$C130] = 14)" style:apply-style-name="OP_20_-_20_ED" style:base-cell-address="Anime.D130"/>
      <style:map style:condition="is-true-formula([.$C130] = 2)" style:apply-style-name="Ongoing" style:base-cell-address="Anime.D130"/>
      <style:map style:condition="is-true-formula([.$C130] = 3)" style:apply-style-name="High_20_Priority" style:base-cell-address="Anime.D130"/>
      <style:map style:condition="is-true-formula([.$C130] = 4)" style:apply-style-name="Black_20_Default" style:base-cell-address="Anime.D130"/>
      <style:map style:condition="is-true-formula([.$C130] = 5)" style:apply-style-name="On_20_Hold" style:base-cell-address="Anime.D130"/>
      <style:map style:condition="is-true-formula([.$C130] = 6)" style:apply-style-name="Dropped" style:base-cell-address="Anime.D130"/>
    </style:style>
    <style:style style:name="ce18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9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130] = 1)" style:apply-style-name="Watched" style:base-cell-address="Anime.D130"/>
      <style:map style:condition="is-true-formula([.$C130] = 11)" style:apply-style-name="All" style:base-cell-address="Anime.D130"/>
      <style:map style:condition="is-true-formula([.$C130] = 12)" style:apply-style-name="Review" style:base-cell-address="Anime.D130"/>
      <style:map style:condition="is-true-formula([.$C130] = 13)" style:apply-style-name="OST" style:base-cell-address="Anime.D130"/>
      <style:map style:condition="is-true-formula([.$C130] = 14)" style:apply-style-name="OP_20_-_20_ED" style:base-cell-address="Anime.D130"/>
      <style:map style:condition="is-true-formula([.$C130] = 2)" style:apply-style-name="Ongoing" style:base-cell-address="Anime.D130"/>
      <style:map style:condition="is-true-formula([.$C130] = 3)" style:apply-style-name="High_20_Priority" style:base-cell-address="Anime.D130"/>
      <style:map style:condition="is-true-formula([.$C130] = 4)" style:apply-style-name="Black_20_Default" style:base-cell-address="Anime.D130"/>
      <style:map style:condition="is-true-formula([.$C130] = 5)" style:apply-style-name="On_20_Hold" style:base-cell-address="Anime.D130"/>
      <style:map style:condition="is-true-formula([.$C130] = 6)" style:apply-style-name="Dropped" style:base-cell-address="Anime.D130"/>
    </style:style>
    <style:style style:name="ce1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 style:writing-mode="lr-tb"/>
      <style:map style:condition="is-true-formula([.$C130] = 1)" style:apply-style-name="Watched" style:base-cell-address="Anime.D130"/>
      <style:map style:condition="is-true-formula([.$C130] = 11)" style:apply-style-name="All" style:base-cell-address="Anime.D130"/>
      <style:map style:condition="is-true-formula([.$C130] = 12)" style:apply-style-name="Review" style:base-cell-address="Anime.D130"/>
      <style:map style:condition="is-true-formula([.$C130] = 13)" style:apply-style-name="OST" style:base-cell-address="Anime.D130"/>
      <style:map style:condition="is-true-formula([.$C130] = 14)" style:apply-style-name="OP_20_-_20_ED" style:base-cell-address="Anime.D130"/>
      <style:map style:condition="is-true-formula([.$C130] = 2)" style:apply-style-name="Ongoing" style:base-cell-address="Anime.D130"/>
      <style:map style:condition="is-true-formula([.$C130] = 3)" style:apply-style-name="High_20_Priority" style:base-cell-address="Anime.D130"/>
      <style:map style:condition="is-true-formula([.$C130] = 4)" style:apply-style-name="Black_20_Default" style:base-cell-address="Anime.D130"/>
      <style:map style:condition="is-true-formula([.$C130] = 5)" style:apply-style-name="On_20_Hold" style:base-cell-address="Anime.D130"/>
      <style:map style:condition="is-true-formula([.$C130] = 6)" style:apply-style-name="Dropped" style:base-cell-address="Anime.D130"/>
    </style:style>
    <style:style style:name="ce19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1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9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9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161] = 1)" style:apply-style-name="Watched" style:base-cell-address="Anime.D161"/>
      <style:map style:condition="is-true-formula([.$C161] = 11)" style:apply-style-name="All" style:base-cell-address="Anime.D161"/>
      <style:map style:condition="is-true-formula([.$C161] = 12)" style:apply-style-name="Review" style:base-cell-address="Anime.D161"/>
      <style:map style:condition="is-true-formula([.$C161] = 13)" style:apply-style-name="OST" style:base-cell-address="Anime.D161"/>
      <style:map style:condition="is-true-formula([.$C161] = 14)" style:apply-style-name="OP_20_-_20_ED" style:base-cell-address="Anime.D161"/>
      <style:map style:condition="is-true-formula([.$C161] = 2)" style:apply-style-name="Ongoing" style:base-cell-address="Anime.D161"/>
      <style:map style:condition="is-true-formula([.$C161] = 3)" style:apply-style-name="High_20_Priority" style:base-cell-address="Anime.D161"/>
      <style:map style:condition="is-true-formula([.$C161] = 4)" style:apply-style-name="Black_20_Default" style:base-cell-address="Anime.D161"/>
      <style:map style:condition="is-true-formula([.$C161] = 5)" style:apply-style-name="On_20_Hold" style:base-cell-address="Anime.D161"/>
      <style:map style:condition="is-true-formula([.$C161] = 6)" style:apply-style-name="Dropped" style:base-cell-address="Anime.D161"/>
    </style:style>
    <style:style style:name="ce197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19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A216"/>
      <style:map style:condition="is-true-formula([.$C216] = 11)" style:apply-style-name="All" style:base-cell-address="Anime.A216"/>
      <style:map style:condition="is-true-formula([.$C216] = 12)" style:apply-style-name="Review" style:base-cell-address="Anime.A216"/>
      <style:map style:condition="is-true-formula([.$C216] = 13)" style:apply-style-name="OST" style:base-cell-address="Anime.A216"/>
      <style:map style:condition="is-true-formula([.$C216] = 14)" style:apply-style-name="OP_20_-_20_ED" style:base-cell-address="Anime.A216"/>
      <style:map style:condition="is-true-formula([.$C216] = 2)" style:apply-style-name="Ongoing" style:base-cell-address="Anime.A216"/>
      <style:map style:condition="is-true-formula([.$C216] = 3)" style:apply-style-name="High_20_Priority" style:base-cell-address="Anime.A216"/>
      <style:map style:condition="is-true-formula([.$C216] = 4)" style:apply-style-name="Black_20_Default" style:base-cell-address="Anime.A216"/>
      <style:map style:condition="is-true-formula([.$C216] = 5)" style:apply-style-name="On_20_Hold" style:base-cell-address="Anime.A216"/>
      <style:map style:condition="is-true-formula([.$C216] = 6)" style:apply-style-name="Dropped" style:base-cell-address="Anime.A216"/>
    </style:style>
    <style:style style:name="ce19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A218"/>
      <style:map style:condition="is-true-formula([.$C218] = 11)" style:apply-style-name="All" style:base-cell-address="Anime.A218"/>
      <style:map style:condition="is-true-formula([.$C218] = 12)" style:apply-style-name="Review" style:base-cell-address="Anime.A218"/>
      <style:map style:condition="is-true-formula([.$C218] = 13)" style:apply-style-name="OST" style:base-cell-address="Anime.A218"/>
      <style:map style:condition="is-true-formula([.$C218] = 14)" style:apply-style-name="OP_20_-_20_ED" style:base-cell-address="Anime.A218"/>
      <style:map style:condition="is-true-formula([.$C218] = 2)" style:apply-style-name="Ongoing" style:base-cell-address="Anime.A218"/>
      <style:map style:condition="is-true-formula([.$C218] = 3)" style:apply-style-name="High_20_Priority" style:base-cell-address="Anime.A218"/>
      <style:map style:condition="is-true-formula([.$C218] = 4)" style:apply-style-name="Black_20_Default" style:base-cell-address="Anime.A218"/>
      <style:map style:condition="is-true-formula([.$C218] = 5)" style:apply-style-name="On_20_Hold" style:base-cell-address="Anime.A218"/>
      <style:map style:condition="is-true-formula([.$C218] = 6)" style:apply-style-name="Dropped" style:base-cell-address="Anime.A218"/>
    </style:style>
    <style:style style:name="ce20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E215"/>
      <style:map style:condition="is-true-formula([.$C215] = 11)" style:apply-style-name="All" style:base-cell-address="Anime.E215"/>
      <style:map style:condition="is-true-formula([.$C215] = 12)" style:apply-style-name="Review" style:base-cell-address="Anime.E215"/>
      <style:map style:condition="is-true-formula([.$C215] = 13)" style:apply-style-name="OST" style:base-cell-address="Anime.E215"/>
      <style:map style:condition="is-true-formula([.$C215] = 14)" style:apply-style-name="OP_20_-_20_ED" style:base-cell-address="Anime.E215"/>
      <style:map style:condition="is-true-formula([.$C215] = 2)" style:apply-style-name="Ongoing" style:base-cell-address="Anime.E215"/>
      <style:map style:condition="is-true-formula([.$C215] = 3)" style:apply-style-name="High_20_Priority" style:base-cell-address="Anime.E215"/>
      <style:map style:condition="is-true-formula([.$C215] = 4)" style:apply-style-name="Black_20_Default" style:base-cell-address="Anime.E215"/>
      <style:map style:condition="is-true-formula([.$C215] = 5)" style:apply-style-name="On_20_Hold" style:base-cell-address="Anime.E215"/>
      <style:map style:condition="is-true-formula([.$C215] = 6)" style:apply-style-name="Dropped" style:base-cell-address="Anime.E215"/>
    </style:style>
    <style:style style:name="ce20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0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05" style:family="table-cell" style:parent-style-name="Ongoing">
      <style:table-cell-properties fo:background-color="#000000" style:text-align-source="fix" style:repeat-content="false" style:vertical-align="middle"/>
      <style:paragraph-properties fo:text-align="start" fo:margin-left="0mm"/>
    </style:style>
    <style:style style:name="ce20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0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42] = 1)" style:apply-style-name="Watched" style:base-cell-address="Anime.F42"/>
      <style:map style:condition="is-true-formula([.$C42] = 11)" style:apply-style-name="All" style:base-cell-address="Anime.F42"/>
      <style:map style:condition="is-true-formula([.$C42] = 12)" style:apply-style-name="Review" style:base-cell-address="Anime.F42"/>
      <style:map style:condition="is-true-formula([.$C42] = 13)" style:apply-style-name="OST" style:base-cell-address="Anime.F42"/>
      <style:map style:condition="is-true-formula([.$C42] = 14)" style:apply-style-name="OP_20_-_20_ED" style:base-cell-address="Anime.F42"/>
      <style:map style:condition="is-true-formula([.$C42] = 2)" style:apply-style-name="Ongoing" style:base-cell-address="Anime.F42"/>
      <style:map style:condition="is-true-formula([.$C42] = 3)" style:apply-style-name="High_20_Priority" style:base-cell-address="Anime.F42"/>
      <style:map style:condition="is-true-formula([.$C42] = 4)" style:apply-style-name="Black_20_Default" style:base-cell-address="Anime.F42"/>
      <style:map style:condition="is-true-formula([.$C42] = 5)" style:apply-style-name="On_20_Hold" style:base-cell-address="Anime.F42"/>
      <style:map style:condition="is-true-formula([.$C42] = 6)" style:apply-style-name="Dropped" style:base-cell-address="Anime.F42"/>
    </style:style>
    <style:style style:name="ce20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210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F215"/>
      <style:map style:condition="is-true-formula([.$C215] = 11)" style:apply-style-name="All" style:base-cell-address="Anime.F215"/>
      <style:map style:condition="is-true-formula([.$C215] = 12)" style:apply-style-name="Review" style:base-cell-address="Anime.F215"/>
      <style:map style:condition="is-true-formula([.$C215] = 13)" style:apply-style-name="OST" style:base-cell-address="Anime.F215"/>
      <style:map style:condition="is-true-formula([.$C215] = 14)" style:apply-style-name="OP_20_-_20_ED" style:base-cell-address="Anime.F215"/>
      <style:map style:condition="is-true-formula([.$C215] = 2)" style:apply-style-name="Ongoing" style:base-cell-address="Anime.F215"/>
      <style:map style:condition="is-true-formula([.$C215] = 3)" style:apply-style-name="High_20_Priority" style:base-cell-address="Anime.F215"/>
      <style:map style:condition="is-true-formula([.$C215] = 4)" style:apply-style-name="Black_20_Default" style:base-cell-address="Anime.F215"/>
      <style:map style:condition="is-true-formula([.$C215] = 5)" style:apply-style-name="On_20_Hold" style:base-cell-address="Anime.F215"/>
      <style:map style:condition="is-true-formula([.$C215] = 6)" style:apply-style-name="Dropped" style:base-cell-address="Anime.F215"/>
    </style:style>
    <style:style style:name="ce216" style:family="table-cell" style:parent-style-name="Watched">
      <style:table-cell-properties fo:background-color="#000000" style:vertical-align="middle"/>
      <style:paragraph-properties fo:margin-left="0mm"/>
    </style:style>
    <style:style style:name="ce217" style:family="table-cell" style:parent-style-name="Ongoing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218" style:family="table-cell" style:parent-style-name="High_20_Priority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219" style:family="table-cell" style:parent-style-name="On_20_Hold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2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224" style:family="table-cell" style:parent-style-name="Default" style:data-style-name="N43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G215"/>
      <style:map style:condition="is-true-formula([.$C215] = 11)" style:apply-style-name="All" style:base-cell-address="Anime.G215"/>
      <style:map style:condition="is-true-formula([.$C215] = 12)" style:apply-style-name="Review" style:base-cell-address="Anime.G215"/>
      <style:map style:condition="is-true-formula([.$C215] = 13)" style:apply-style-name="OST" style:base-cell-address="Anime.G215"/>
      <style:map style:condition="is-true-formula([.$C215] = 14)" style:apply-style-name="OP_20_-_20_ED" style:base-cell-address="Anime.G215"/>
      <style:map style:condition="is-true-formula([.$C215] = 2)" style:apply-style-name="Ongoing" style:base-cell-address="Anime.G215"/>
      <style:map style:condition="is-true-formula([.$C215] = 3)" style:apply-style-name="High_20_Priority" style:base-cell-address="Anime.G215"/>
      <style:map style:condition="is-true-formula([.$C215] = 4)" style:apply-style-name="Black_20_Default" style:base-cell-address="Anime.G215"/>
      <style:map style:condition="is-true-formula([.$C215] = 5)" style:apply-style-name="On_20_Hold" style:base-cell-address="Anime.G215"/>
      <style:map style:condition="is-true-formula([.$C215] = 6)" style:apply-style-name="Dropped" style:base-cell-address="Anime.G215"/>
    </style:style>
    <style:style style:name="ce227" style:family="table-cell" style:parent-style-name="Default">
      <style:table-cell-properties fo:border-bottom="none" fo:background-color="#800000" style:text-align-source="fix" style:repeat-content="false" fo:border-left="none" fo:border-right="0.06pt solid #ffffff" fo:border-top="0.06pt solid #ffffff" style:vertical-align="middle"/>
      <style:paragraph-properties fo:text-align="center" fo:margin-left="0mm"/>
      <style:text-properties fo:color="#ffffff"/>
    </style:style>
    <style:style style:name="ce229" style:family="table-cell" style:parent-style-name="Default">
      <style:table-cell-properties fo:border-bottom="none" fo:background-color="#8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</style:style>
    <style:style style:name="ce230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31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34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map style:condition="is-true-formula([.$C217] = 1)" style:apply-style-name="Watched" style:base-cell-address="Anime.H217"/>
      <style:map style:condition="is-true-formula([.$C217] = 2)" style:apply-style-name="Ongoing" style:base-cell-address="Anime.H217"/>
      <style:map style:condition="is-true-formula(OR([.$C217] = &quot;+&quot;; [.$C217] = 3))" style:apply-style-name="High_20_Priority" style:base-cell-address="Anime.H217"/>
      <style:map style:condition="is-true-formula(OR([.$C217] = &quot;*&quot;; [.$C217] = 4))" style:apply-style-name="On_20_Hold" style:base-cell-address="Anime.H217"/>
      <style:map style:condition="is-true-formula(OR([.$C217] = &quot;?&quot;; [.$C217] = 5))" style:apply-style-name="Default" style:base-cell-address="Anime.H217"/>
      <style:map style:condition="is-true-formula([.$C217] = 6)" style:apply-style-name="Dropped" style:base-cell-address="Anime.H217"/>
    </style:style>
    <style:style style:name="ce240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C40"/>
      <style:map style:condition="is-true-formula([.$C40] = 11)" style:apply-style-name="All" style:base-cell-address="Anime.C40"/>
      <style:map style:condition="is-true-formula([.$C40] = 12)" style:apply-style-name="Review" style:base-cell-address="Anime.C40"/>
      <style:map style:condition="is-true-formula([.$C40] = 13)" style:apply-style-name="OST" style:base-cell-address="Anime.C40"/>
      <style:map style:condition="is-true-formula([.$C40] = 14)" style:apply-style-name="OP_20_-_20_ED" style:base-cell-address="Anime.C40"/>
      <style:map style:condition="is-true-formula([.$C40] = 2)" style:apply-style-name="Ongoing" style:base-cell-address="Anime.C40"/>
      <style:map style:condition="is-true-formula([.$C40] = 3)" style:apply-style-name="High_20_Priority" style:base-cell-address="Anime.C40"/>
      <style:map style:condition="is-true-formula([.$C40] = 4)" style:apply-style-name="Black_20_Default" style:base-cell-address="Anime.C40"/>
      <style:map style:condition="is-true-formula([.$C40] = 5)" style:apply-style-name="On_20_Hold" style:base-cell-address="Anime.C40"/>
      <style:map style:condition="is-true-formula([.$C40] = 6)" style:apply-style-name="Dropped" style:base-cell-address="Anime.C40"/>
    </style:style>
    <style:style style:name="ce242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43" style:family="table-cell" style:parent-style-name="Default">
      <style:table-cell-properties fo:border-bottom="0.06pt solid #ffffff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245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A216"/>
      <style:map style:condition="is-true-formula([.$C216] = 11)" style:apply-style-name="All" style:base-cell-address="Anime.A216"/>
      <style:map style:condition="is-true-formula([.$C216] = 12)" style:apply-style-name="Review" style:base-cell-address="Anime.A216"/>
      <style:map style:condition="is-true-formula([.$C216] = 13)" style:apply-style-name="OST" style:base-cell-address="Anime.A216"/>
      <style:map style:condition="is-true-formula([.$C216] = 14)" style:apply-style-name="OP_20_-_20_ED" style:base-cell-address="Anime.A216"/>
      <style:map style:condition="is-true-formula([.$C216] = 2)" style:apply-style-name="Ongoing" style:base-cell-address="Anime.A216"/>
      <style:map style:condition="is-true-formula([.$C216] = 3)" style:apply-style-name="High_20_Priority" style:base-cell-address="Anime.A216"/>
      <style:map style:condition="is-true-formula([.$C216] = 4)" style:apply-style-name="Black_20_Default" style:base-cell-address="Anime.A216"/>
      <style:map style:condition="is-true-formula([.$C216] = 5)" style:apply-style-name="On_20_Hold" style:base-cell-address="Anime.A216"/>
      <style:map style:condition="is-true-formula([.$C216] = 6)" style:apply-style-name="Dropped" style:base-cell-address="Anime.A216"/>
    </style:style>
    <style:style style:name="ce246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A218"/>
      <style:map style:condition="is-true-formula([.$C218] = 11)" style:apply-style-name="All" style:base-cell-address="Anime.A218"/>
      <style:map style:condition="is-true-formula([.$C218] = 12)" style:apply-style-name="Review" style:base-cell-address="Anime.A218"/>
      <style:map style:condition="is-true-formula([.$C218] = 13)" style:apply-style-name="OST" style:base-cell-address="Anime.A218"/>
      <style:map style:condition="is-true-formula([.$C218] = 14)" style:apply-style-name="OP_20_-_20_ED" style:base-cell-address="Anime.A218"/>
      <style:map style:condition="is-true-formula([.$C218] = 2)" style:apply-style-name="Ongoing" style:base-cell-address="Anime.A218"/>
      <style:map style:condition="is-true-formula([.$C218] = 3)" style:apply-style-name="High_20_Priority" style:base-cell-address="Anime.A218"/>
      <style:map style:condition="is-true-formula([.$C218] = 4)" style:apply-style-name="Black_20_Default" style:base-cell-address="Anime.A218"/>
      <style:map style:condition="is-true-formula([.$C218] = 5)" style:apply-style-name="On_20_Hold" style:base-cell-address="Anime.A218"/>
      <style:map style:condition="is-true-formula([.$C218] = 6)" style:apply-style-name="Dropped" style:base-cell-address="Anime.A218"/>
    </style:style>
    <style:style style:name="ce247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H215"/>
      <style:map style:condition="is-true-formula([.$C215] = 11)" style:apply-style-name="All" style:base-cell-address="Anime.H215"/>
      <style:map style:condition="is-true-formula([.$C215] = 12)" style:apply-style-name="Review" style:base-cell-address="Anime.H215"/>
      <style:map style:condition="is-true-formula([.$C215] = 13)" style:apply-style-name="OST" style:base-cell-address="Anime.H215"/>
      <style:map style:condition="is-true-formula([.$C215] = 14)" style:apply-style-name="OP_20_-_20_ED" style:base-cell-address="Anime.H215"/>
      <style:map style:condition="is-true-formula([.$C215] = 2)" style:apply-style-name="Ongoing" style:base-cell-address="Anime.H215"/>
      <style:map style:condition="is-true-formula([.$C215] = 3)" style:apply-style-name="High_20_Priority" style:base-cell-address="Anime.H215"/>
      <style:map style:condition="is-true-formula([.$C215] = 4)" style:apply-style-name="Black_20_Default" style:base-cell-address="Anime.H215"/>
      <style:map style:condition="is-true-formula([.$C215] = 5)" style:apply-style-name="On_20_Hold" style:base-cell-address="Anime.H215"/>
      <style:map style:condition="is-true-formula([.$C215] = 6)" style:apply-style-name="Dropped" style:base-cell-address="Anime.H215"/>
    </style:style>
    <style:style style:name="ce222" style:family="table-cell" style:parent-style-name="Default">
      <style:table-cell-properties fo:border-bottom="none" fo:background-color="#cc3300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mm"/>
      <style:text-properties fo:color="#ffffff"/>
    </style:style>
    <style:style style:name="ce260" style:family="table-cell" style:parent-style-name="Default">
      <style:table-cell-properties fo:border-bottom="none" fo:background-color="#cc33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</style:style>
    <style:style style:name="ce261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266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267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56] = 1)" style:apply-style-name="Watched" style:base-cell-address="Anime.I56"/>
      <style:map style:condition="is-true-formula([.$C56] = 11)" style:apply-style-name="All" style:base-cell-address="Anime.I56"/>
      <style:map style:condition="is-true-formula([.$C56] = 12)" style:apply-style-name="Review" style:base-cell-address="Anime.I56"/>
      <style:map style:condition="is-true-formula([.$C56] = 13)" style:apply-style-name="OST" style:base-cell-address="Anime.I56"/>
      <style:map style:condition="is-true-formula([.$C56] = 14)" style:apply-style-name="OP_20_-_20_ED" style:base-cell-address="Anime.I56"/>
      <style:map style:condition="is-true-formula([.$C56] = 2)" style:apply-style-name="Ongoing" style:base-cell-address="Anime.I56"/>
      <style:map style:condition="is-true-formula([.$C56] = 3)" style:apply-style-name="High_20_Priority" style:base-cell-address="Anime.I56"/>
      <style:map style:condition="is-true-formula([.$C56] = 4)" style:apply-style-name="Black_20_Default" style:base-cell-address="Anime.I56"/>
      <style:map style:condition="is-true-formula([.$C56] = 5)" style:apply-style-name="On_20_Hold" style:base-cell-address="Anime.I56"/>
      <style:map style:condition="is-true-formula([.$C56] = 6)" style:apply-style-name="Dropped" style:base-cell-address="Anime.I56"/>
    </style:style>
    <style:style style:name="ce268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63] = 1)" style:apply-style-name="Watched" style:base-cell-address="Anime.I63"/>
      <style:map style:condition="is-true-formula([.$C63] = 11)" style:apply-style-name="All" style:base-cell-address="Anime.I63"/>
      <style:map style:condition="is-true-formula([.$C63] = 12)" style:apply-style-name="Review" style:base-cell-address="Anime.I63"/>
      <style:map style:condition="is-true-formula([.$C63] = 13)" style:apply-style-name="OST" style:base-cell-address="Anime.I63"/>
      <style:map style:condition="is-true-formula([.$C63] = 14)" style:apply-style-name="OP_20_-_20_ED" style:base-cell-address="Anime.I63"/>
      <style:map style:condition="is-true-formula([.$C63] = 2)" style:apply-style-name="Ongoing" style:base-cell-address="Anime.I63"/>
      <style:map style:condition="is-true-formula([.$C63] = 3)" style:apply-style-name="High_20_Priority" style:base-cell-address="Anime.I63"/>
      <style:map style:condition="is-true-formula([.$C63] = 4)" style:apply-style-name="Black_20_Default" style:base-cell-address="Anime.I63"/>
      <style:map style:condition="is-true-formula([.$C63] = 5)" style:apply-style-name="On_20_Hold" style:base-cell-address="Anime.I63"/>
      <style:map style:condition="is-true-formula([.$C63] = 6)" style:apply-style-name="Dropped" style:base-cell-address="Anime.I63"/>
    </style:style>
    <style:style style:name="ce269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7] = 1)" style:apply-style-name="Watched" style:base-cell-address="Anime.I217"/>
      <style:map style:condition="is-true-formula([.$C217] = 2)" style:apply-style-name="Ongoing" style:base-cell-address="Anime.I217"/>
      <style:map style:condition="is-true-formula(OR([.$C217] = &quot;+&quot;; [.$C217] = 3))" style:apply-style-name="High_20_Priority" style:base-cell-address="Anime.I217"/>
      <style:map style:condition="is-true-formula(OR([.$C217] = &quot;*&quot;; [.$C217] = 4))" style:apply-style-name="On_20_Hold" style:base-cell-address="Anime.I217"/>
      <style:map style:condition="is-true-formula(OR([.$C217] = &quot;?&quot;; [.$C217] = 5))" style:apply-style-name="Default" style:base-cell-address="Anime.I217"/>
      <style:map style:condition="is-true-formula([.$C217] = 6)" style:apply-style-name="Dropped" style:base-cell-address="Anime.I217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map style:condition="is-true-formula([.$C40] = 1)" style:apply-style-name="Watched" style:base-cell-address="Anime.I40"/>
      <style:map style:condition="is-true-formula([.$C40] = 11)" style:apply-style-name="All" style:base-cell-address="Anime.I40"/>
      <style:map style:condition="is-true-formula([.$C40] = 12)" style:apply-style-name="Review" style:base-cell-address="Anime.I40"/>
      <style:map style:condition="is-true-formula([.$C40] = 13)" style:apply-style-name="OST" style:base-cell-address="Anime.I40"/>
      <style:map style:condition="is-true-formula([.$C40] = 14)" style:apply-style-name="OP_20_-_20_ED" style:base-cell-address="Anime.I40"/>
      <style:map style:condition="is-true-formula([.$C40] = 2)" style:apply-style-name="Ongoing" style:base-cell-address="Anime.I40"/>
      <style:map style:condition="is-true-formula([.$C40] = 3)" style:apply-style-name="High_20_Priority" style:base-cell-address="Anime.I40"/>
      <style:map style:condition="is-true-formula([.$C40] = 4)" style:apply-style-name="Black_20_Default" style:base-cell-address="Anime.I40"/>
      <style:map style:condition="is-true-formula([.$C40] = 5)" style:apply-style-name="On_20_Hold" style:base-cell-address="Anime.I40"/>
      <style:map style:condition="is-true-formula([.$C40] = 6)" style:apply-style-name="Dropped" style:base-cell-address="Anime.I40"/>
    </style:style>
    <style:style style:name="ce271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272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275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map style:condition="is-true-formula([.$C204] = 1)" style:apply-style-name="Watched" style:base-cell-address="Anime.I204"/>
      <style:map style:condition="is-true-formula([.$C204] = 11)" style:apply-style-name="All" style:base-cell-address="Anime.I204"/>
      <style:map style:condition="is-true-formula([.$C204] = 12)" style:apply-style-name="Review" style:base-cell-address="Anime.I204"/>
      <style:map style:condition="is-true-formula([.$C204] = 13)" style:apply-style-name="OST" style:base-cell-address="Anime.I204"/>
      <style:map style:condition="is-true-formula([.$C204] = 14)" style:apply-style-name="OP_20_-_20_ED" style:base-cell-address="Anime.I204"/>
      <style:map style:condition="is-true-formula([.$C204] = 2)" style:apply-style-name="Ongoing" style:base-cell-address="Anime.I204"/>
      <style:map style:condition="is-true-formula([.$C204] = 3)" style:apply-style-name="High_20_Priority" style:base-cell-address="Anime.I204"/>
      <style:map style:condition="is-true-formula([.$C204] = 4)" style:apply-style-name="Black_20_Default" style:base-cell-address="Anime.I204"/>
      <style:map style:condition="is-true-formula([.$C204] = 5)" style:apply-style-name="On_20_Hold" style:base-cell-address="Anime.I204"/>
      <style:map style:condition="is-true-formula([.$C204] = 6)" style:apply-style-name="Dropped" style:base-cell-address="Anime.I204"/>
    </style:style>
    <style:style style:name="ce276" style:family="table-cell" style:parent-style-name="Default">
      <style:table-cell-properties fo:border-bottom="0.06pt solid #ffffff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277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map style:condition="is-true-formula([.$C216] = 1)" style:apply-style-name="Watched" style:base-cell-address="Anime.I216"/>
      <style:map style:condition="is-true-formula([.$C216] = 11)" style:apply-style-name="All" style:base-cell-address="Anime.I216"/>
      <style:map style:condition="is-true-formula([.$C216] = 12)" style:apply-style-name="Review" style:base-cell-address="Anime.I216"/>
      <style:map style:condition="is-true-formula([.$C216] = 13)" style:apply-style-name="OST" style:base-cell-address="Anime.I216"/>
      <style:map style:condition="is-true-formula([.$C216] = 14)" style:apply-style-name="OP_20_-_20_ED" style:base-cell-address="Anime.I216"/>
      <style:map style:condition="is-true-formula([.$C216] = 2)" style:apply-style-name="Ongoing" style:base-cell-address="Anime.I216"/>
      <style:map style:condition="is-true-formula([.$C216] = 3)" style:apply-style-name="High_20_Priority" style:base-cell-address="Anime.I216"/>
      <style:map style:condition="is-true-formula([.$C216] = 4)" style:apply-style-name="Black_20_Default" style:base-cell-address="Anime.I216"/>
      <style:map style:condition="is-true-formula([.$C216] = 5)" style:apply-style-name="On_20_Hold" style:base-cell-address="Anime.I216"/>
      <style:map style:condition="is-true-formula([.$C216] = 6)" style:apply-style-name="Dropped" style:base-cell-address="Anime.I216"/>
    </style:style>
    <style:style style:name="ce278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map style:condition="is-true-formula([.$C218] = 1)" style:apply-style-name="Watched" style:base-cell-address="Anime.I218"/>
      <style:map style:condition="is-true-formula([.$C218] = 11)" style:apply-style-name="All" style:base-cell-address="Anime.I218"/>
      <style:map style:condition="is-true-formula([.$C218] = 12)" style:apply-style-name="Review" style:base-cell-address="Anime.I218"/>
      <style:map style:condition="is-true-formula([.$C218] = 13)" style:apply-style-name="OST" style:base-cell-address="Anime.I218"/>
      <style:map style:condition="is-true-formula([.$C218] = 14)" style:apply-style-name="OP_20_-_20_ED" style:base-cell-address="Anime.I218"/>
      <style:map style:condition="is-true-formula([.$C218] = 2)" style:apply-style-name="Ongoing" style:base-cell-address="Anime.I218"/>
      <style:map style:condition="is-true-formula([.$C218] = 3)" style:apply-style-name="High_20_Priority" style:base-cell-address="Anime.I218"/>
      <style:map style:condition="is-true-formula([.$C218] = 4)" style:apply-style-name="Black_20_Default" style:base-cell-address="Anime.I218"/>
      <style:map style:condition="is-true-formula([.$C218] = 5)" style:apply-style-name="On_20_Hold" style:base-cell-address="Anime.I218"/>
      <style:map style:condition="is-true-formula([.$C218] = 6)" style:apply-style-name="Dropped" style:base-cell-address="Anime.I218"/>
    </style:style>
    <style:style style:name="ce279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I215"/>
      <style:map style:condition="is-true-formula([.$C215] = 11)" style:apply-style-name="All" style:base-cell-address="Anime.I215"/>
      <style:map style:condition="is-true-formula([.$C215] = 12)" style:apply-style-name="Review" style:base-cell-address="Anime.I215"/>
      <style:map style:condition="is-true-formula([.$C215] = 13)" style:apply-style-name="OST" style:base-cell-address="Anime.I215"/>
      <style:map style:condition="is-true-formula([.$C215] = 14)" style:apply-style-name="OP_20_-_20_ED" style:base-cell-address="Anime.I215"/>
      <style:map style:condition="is-true-formula([.$C215] = 2)" style:apply-style-name="Ongoing" style:base-cell-address="Anime.I215"/>
      <style:map style:condition="is-true-formula([.$C215] = 3)" style:apply-style-name="High_20_Priority" style:base-cell-address="Anime.I215"/>
      <style:map style:condition="is-true-formula([.$C215] = 4)" style:apply-style-name="Black_20_Default" style:base-cell-address="Anime.I215"/>
      <style:map style:condition="is-true-formula([.$C215] = 5)" style:apply-style-name="On_20_Hold" style:base-cell-address="Anime.I215"/>
      <style:map style:condition="is-true-formula([.$C215] = 6)" style:apply-style-name="Dropped" style:base-cell-address="Anime.I215"/>
    </style:style>
    <style:style style:name="ce55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250" style:family="table-cell" style:parent-style-name="Default">
      <style:table-cell-properties fo:border-bottom="none" fo:background-color="#cc3300" style:text-align-source="fix" style:repeat-content="false" fo:border-left="none" fo:border-right="none" fo:border-top="0.06pt solid #ffffff" style:vertical-align="middle"/>
      <style:paragraph-properties fo:text-align="center" fo:margin-left="0mm"/>
      <style:text-properties fo:color="#ffffff"/>
    </style:style>
    <style:style style:name="ce287" style:family="table-cell" style:parent-style-name="Default">
      <style:table-cell-properties fo:background-color="#cc3300" style:text-align-source="fix" style:repeat-content="false" style:vertical-align="middle"/>
      <style:paragraph-properties fo:text-align="center" fo:margin-left="0mm"/>
      <style:text-properties fo:color="#ffffff"/>
    </style:style>
    <style:style style:name="ce29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2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29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56] = 1)" style:apply-style-name="Watched" style:base-cell-address="Anime.I56"/>
      <style:map style:condition="is-true-formula([.$C56] = 11)" style:apply-style-name="All" style:base-cell-address="Anime.I56"/>
      <style:map style:condition="is-true-formula([.$C56] = 12)" style:apply-style-name="Review" style:base-cell-address="Anime.I56"/>
      <style:map style:condition="is-true-formula([.$C56] = 13)" style:apply-style-name="OST" style:base-cell-address="Anime.I56"/>
      <style:map style:condition="is-true-formula([.$C56] = 14)" style:apply-style-name="OP_20_-_20_ED" style:base-cell-address="Anime.I56"/>
      <style:map style:condition="is-true-formula([.$C56] = 2)" style:apply-style-name="Ongoing" style:base-cell-address="Anime.I56"/>
      <style:map style:condition="is-true-formula([.$C56] = 3)" style:apply-style-name="High_20_Priority" style:base-cell-address="Anime.I56"/>
      <style:map style:condition="is-true-formula([.$C56] = 4)" style:apply-style-name="Black_20_Default" style:base-cell-address="Anime.I56"/>
      <style:map style:condition="is-true-formula([.$C56] = 5)" style:apply-style-name="On_20_Hold" style:base-cell-address="Anime.I56"/>
      <style:map style:condition="is-true-formula([.$C56] = 6)" style:apply-style-name="Dropped" style:base-cell-address="Anime.I56"/>
    </style:style>
    <style:style style:name="ce29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63] = 1)" style:apply-style-name="Watched" style:base-cell-address="Anime.I63"/>
      <style:map style:condition="is-true-formula([.$C63] = 11)" style:apply-style-name="All" style:base-cell-address="Anime.I63"/>
      <style:map style:condition="is-true-formula([.$C63] = 12)" style:apply-style-name="Review" style:base-cell-address="Anime.I63"/>
      <style:map style:condition="is-true-formula([.$C63] = 13)" style:apply-style-name="OST" style:base-cell-address="Anime.I63"/>
      <style:map style:condition="is-true-formula([.$C63] = 14)" style:apply-style-name="OP_20_-_20_ED" style:base-cell-address="Anime.I63"/>
      <style:map style:condition="is-true-formula([.$C63] = 2)" style:apply-style-name="Ongoing" style:base-cell-address="Anime.I63"/>
      <style:map style:condition="is-true-formula([.$C63] = 3)" style:apply-style-name="High_20_Priority" style:base-cell-address="Anime.I63"/>
      <style:map style:condition="is-true-formula([.$C63] = 4)" style:apply-style-name="Black_20_Default" style:base-cell-address="Anime.I63"/>
      <style:map style:condition="is-true-formula([.$C63] = 5)" style:apply-style-name="On_20_Hold" style:base-cell-address="Anime.I63"/>
      <style:map style:condition="is-true-formula([.$C63] = 6)" style:apply-style-name="Dropped" style:base-cell-address="Anime.I63"/>
    </style:style>
    <style:style style:name="ce29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7] = 1)" style:apply-style-name="Watched" style:base-cell-address="Anime.I217"/>
      <style:map style:condition="is-true-formula([.$C217] = 2)" style:apply-style-name="Ongoing" style:base-cell-address="Anime.I217"/>
      <style:map style:condition="is-true-formula(OR([.$C217] = &quot;+&quot;; [.$C217] = 3))" style:apply-style-name="High_20_Priority" style:base-cell-address="Anime.I217"/>
      <style:map style:condition="is-true-formula(OR([.$C217] = &quot;*&quot;; [.$C217] = 4))" style:apply-style-name="On_20_Hold" style:base-cell-address="Anime.I217"/>
      <style:map style:condition="is-true-formula(OR([.$C217] = &quot;?&quot;; [.$C217] = 5))" style:apply-style-name="Default" style:base-cell-address="Anime.I217"/>
      <style:map style:condition="is-true-formula([.$C217] = 6)" style:apply-style-name="Dropped" style:base-cell-address="Anime.I217"/>
    </style:style>
    <style:style style:name="ce29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40] = 1)" style:apply-style-name="Watched" style:base-cell-address="Anime.I40"/>
      <style:map style:condition="is-true-formula([.$C40] = 11)" style:apply-style-name="All" style:base-cell-address="Anime.I40"/>
      <style:map style:condition="is-true-formula([.$C40] = 12)" style:apply-style-name="Review" style:base-cell-address="Anime.I40"/>
      <style:map style:condition="is-true-formula([.$C40] = 13)" style:apply-style-name="OST" style:base-cell-address="Anime.I40"/>
      <style:map style:condition="is-true-formula([.$C40] = 14)" style:apply-style-name="OP_20_-_20_ED" style:base-cell-address="Anime.I40"/>
      <style:map style:condition="is-true-formula([.$C40] = 2)" style:apply-style-name="Ongoing" style:base-cell-address="Anime.I40"/>
      <style:map style:condition="is-true-formula([.$C40] = 3)" style:apply-style-name="High_20_Priority" style:base-cell-address="Anime.I40"/>
      <style:map style:condition="is-true-formula([.$C40] = 4)" style:apply-style-name="Black_20_Default" style:base-cell-address="Anime.I40"/>
      <style:map style:condition="is-true-formula([.$C40] = 5)" style:apply-style-name="On_20_Hold" style:base-cell-address="Anime.I40"/>
      <style:map style:condition="is-true-formula([.$C40] = 6)" style:apply-style-name="Dropped" style:base-cell-address="Anime.I40"/>
    </style:style>
    <style:style style:name="ce30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30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30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04] = 1)" style:apply-style-name="Watched" style:base-cell-address="Anime.I204"/>
      <style:map style:condition="is-true-formula([.$C204] = 11)" style:apply-style-name="All" style:base-cell-address="Anime.I204"/>
      <style:map style:condition="is-true-formula([.$C204] = 12)" style:apply-style-name="Review" style:base-cell-address="Anime.I204"/>
      <style:map style:condition="is-true-formula([.$C204] = 13)" style:apply-style-name="OST" style:base-cell-address="Anime.I204"/>
      <style:map style:condition="is-true-formula([.$C204] = 14)" style:apply-style-name="OP_20_-_20_ED" style:base-cell-address="Anime.I204"/>
      <style:map style:condition="is-true-formula([.$C204] = 2)" style:apply-style-name="Ongoing" style:base-cell-address="Anime.I204"/>
      <style:map style:condition="is-true-formula([.$C204] = 3)" style:apply-style-name="High_20_Priority" style:base-cell-address="Anime.I204"/>
      <style:map style:condition="is-true-formula([.$C204] = 4)" style:apply-style-name="Black_20_Default" style:base-cell-address="Anime.I204"/>
      <style:map style:condition="is-true-formula([.$C204] = 5)" style:apply-style-name="On_20_Hold" style:base-cell-address="Anime.I204"/>
      <style:map style:condition="is-true-formula([.$C204] = 6)" style:apply-style-name="Dropped" style:base-cell-address="Anime.I204"/>
    </style:style>
    <style:style style:name="ce306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is-true-formula([.$C3] = 1)" style:apply-style-name="Watched" style:base-cell-address="Anime.I3"/>
      <style:map style:condition="is-true-formula([.$C3] = 11)" style:apply-style-name="All" style:base-cell-address="Anime.I3"/>
      <style:map style:condition="is-true-formula([.$C3] = 12)" style:apply-style-name="Review" style:base-cell-address="Anime.I3"/>
      <style:map style:condition="is-true-formula([.$C3] = 13)" style:apply-style-name="OST" style:base-cell-address="Anime.I3"/>
      <style:map style:condition="is-true-formula([.$C3] = 14)" style:apply-style-name="OP_20_-_20_ED" style:base-cell-address="Anime.I3"/>
      <style:map style:condition="is-true-formula([.$C3] = 2)" style:apply-style-name="Ongoing" style:base-cell-address="Anime.I3"/>
      <style:map style:condition="is-true-formula([.$C3] = 3)" style:apply-style-name="High_20_Priority" style:base-cell-address="Anime.I3"/>
      <style:map style:condition="is-true-formula([.$C3] = 4)" style:apply-style-name="Black_20_Default" style:base-cell-address="Anime.I3"/>
      <style:map style:condition="is-true-formula([.$C3] = 5)" style:apply-style-name="On_20_Hold" style:base-cell-address="Anime.I3"/>
      <style:map style:condition="is-true-formula([.$C3] = 6)" style:apply-style-name="Dropped" style:base-cell-address="Anime.I3"/>
    </style:style>
    <style:style style:name="ce3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6] = 1)" style:apply-style-name="Watched" style:base-cell-address="Anime.I216"/>
      <style:map style:condition="is-true-formula([.$C216] = 11)" style:apply-style-name="All" style:base-cell-address="Anime.I216"/>
      <style:map style:condition="is-true-formula([.$C216] = 12)" style:apply-style-name="Review" style:base-cell-address="Anime.I216"/>
      <style:map style:condition="is-true-formula([.$C216] = 13)" style:apply-style-name="OST" style:base-cell-address="Anime.I216"/>
      <style:map style:condition="is-true-formula([.$C216] = 14)" style:apply-style-name="OP_20_-_20_ED" style:base-cell-address="Anime.I216"/>
      <style:map style:condition="is-true-formula([.$C216] = 2)" style:apply-style-name="Ongoing" style:base-cell-address="Anime.I216"/>
      <style:map style:condition="is-true-formula([.$C216] = 3)" style:apply-style-name="High_20_Priority" style:base-cell-address="Anime.I216"/>
      <style:map style:condition="is-true-formula([.$C216] = 4)" style:apply-style-name="Black_20_Default" style:base-cell-address="Anime.I216"/>
      <style:map style:condition="is-true-formula([.$C216] = 5)" style:apply-style-name="On_20_Hold" style:base-cell-address="Anime.I216"/>
      <style:map style:condition="is-true-formula([.$C216] = 6)" style:apply-style-name="Dropped" style:base-cell-address="Anime.I216"/>
    </style:style>
    <style:style style:name="ce3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8] = 1)" style:apply-style-name="Watched" style:base-cell-address="Anime.I218"/>
      <style:map style:condition="is-true-formula([.$C218] = 11)" style:apply-style-name="All" style:base-cell-address="Anime.I218"/>
      <style:map style:condition="is-true-formula([.$C218] = 12)" style:apply-style-name="Review" style:base-cell-address="Anime.I218"/>
      <style:map style:condition="is-true-formula([.$C218] = 13)" style:apply-style-name="OST" style:base-cell-address="Anime.I218"/>
      <style:map style:condition="is-true-formula([.$C218] = 14)" style:apply-style-name="OP_20_-_20_ED" style:base-cell-address="Anime.I218"/>
      <style:map style:condition="is-true-formula([.$C218] = 2)" style:apply-style-name="Ongoing" style:base-cell-address="Anime.I218"/>
      <style:map style:condition="is-true-formula([.$C218] = 3)" style:apply-style-name="High_20_Priority" style:base-cell-address="Anime.I218"/>
      <style:map style:condition="is-true-formula([.$C218] = 4)" style:apply-style-name="Black_20_Default" style:base-cell-address="Anime.I218"/>
      <style:map style:condition="is-true-formula([.$C218] = 5)" style:apply-style-name="On_20_Hold" style:base-cell-address="Anime.I218"/>
      <style:map style:condition="is-true-formula([.$C218] = 6)" style:apply-style-name="Dropped" style:base-cell-address="Anime.I218"/>
    </style:style>
    <style:style style:name="ce31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5] = 1)" style:apply-style-name="Watched" style:base-cell-address="Anime.J215"/>
      <style:map style:condition="is-true-formula([.$C215] = 11)" style:apply-style-name="All" style:base-cell-address="Anime.J215"/>
      <style:map style:condition="is-true-formula([.$C215] = 12)" style:apply-style-name="Review" style:base-cell-address="Anime.J215"/>
      <style:map style:condition="is-true-formula([.$C215] = 13)" style:apply-style-name="OST" style:base-cell-address="Anime.J215"/>
      <style:map style:condition="is-true-formula([.$C215] = 14)" style:apply-style-name="OP_20_-_20_ED" style:base-cell-address="Anime.J215"/>
      <style:map style:condition="is-true-formula([.$C215] = 2)" style:apply-style-name="Ongoing" style:base-cell-address="Anime.J215"/>
      <style:map style:condition="is-true-formula([.$C215] = 3)" style:apply-style-name="High_20_Priority" style:base-cell-address="Anime.J215"/>
      <style:map style:condition="is-true-formula([.$C215] = 4)" style:apply-style-name="Black_20_Default" style:base-cell-address="Anime.J215"/>
      <style:map style:condition="is-true-formula([.$C215] = 5)" style:apply-style-name="On_20_Hold" style:base-cell-address="Anime.J215"/>
      <style:map style:condition="is-true-formula([.$C215] = 6)" style:apply-style-name="Dropped" style:base-cell-address="Anime.J215"/>
    </style:style>
    <style:style style:name="ce32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3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56] = 1)" style:apply-style-name="Watched" style:base-cell-address="Anime.K56"/>
      <style:map style:condition="is-true-formula([.$C56] = 11)" style:apply-style-name="All" style:base-cell-address="Anime.K56"/>
      <style:map style:condition="is-true-formula([.$C56] = 12)" style:apply-style-name="Review" style:base-cell-address="Anime.K56"/>
      <style:map style:condition="is-true-formula([.$C56] = 13)" style:apply-style-name="OST" style:base-cell-address="Anime.K56"/>
      <style:map style:condition="is-true-formula([.$C56] = 14)" style:apply-style-name="OP_20_-_20_ED" style:base-cell-address="Anime.K56"/>
      <style:map style:condition="is-true-formula([.$C56] = 2)" style:apply-style-name="Ongoing" style:base-cell-address="Anime.K56"/>
      <style:map style:condition="is-true-formula([.$C56] = 3)" style:apply-style-name="High_20_Priority" style:base-cell-address="Anime.K56"/>
      <style:map style:condition="is-true-formula([.$C56] = 4)" style:apply-style-name="Black_20_Default" style:base-cell-address="Anime.K56"/>
      <style:map style:condition="is-true-formula([.$C56] = 5)" style:apply-style-name="On_20_Hold" style:base-cell-address="Anime.K56"/>
      <style:map style:condition="is-true-formula([.$C56] = 6)" style:apply-style-name="Dropped" style:base-cell-address="Anime.K56"/>
    </style:style>
    <style:style style:name="ce3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63] = 1)" style:apply-style-name="Watched" style:base-cell-address="Anime.K63"/>
      <style:map style:condition="is-true-formula([.$C63] = 11)" style:apply-style-name="All" style:base-cell-address="Anime.K63"/>
      <style:map style:condition="is-true-formula([.$C63] = 12)" style:apply-style-name="Review" style:base-cell-address="Anime.K63"/>
      <style:map style:condition="is-true-formula([.$C63] = 13)" style:apply-style-name="OST" style:base-cell-address="Anime.K63"/>
      <style:map style:condition="is-true-formula([.$C63] = 14)" style:apply-style-name="OP_20_-_20_ED" style:base-cell-address="Anime.K63"/>
      <style:map style:condition="is-true-formula([.$C63] = 2)" style:apply-style-name="Ongoing" style:base-cell-address="Anime.K63"/>
      <style:map style:condition="is-true-formula([.$C63] = 3)" style:apply-style-name="High_20_Priority" style:base-cell-address="Anime.K63"/>
      <style:map style:condition="is-true-formula([.$C63] = 4)" style:apply-style-name="Black_20_Default" style:base-cell-address="Anime.K63"/>
      <style:map style:condition="is-true-formula([.$C63] = 5)" style:apply-style-name="On_20_Hold" style:base-cell-address="Anime.K63"/>
      <style:map style:condition="is-true-formula([.$C63] = 6)" style:apply-style-name="Dropped" style:base-cell-address="Anime.K63"/>
    </style:style>
    <style:style style:name="ce3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7] = 1)" style:apply-style-name="Watched" style:base-cell-address="Anime.K217"/>
      <style:map style:condition="is-true-formula([.$C217] = 2)" style:apply-style-name="Ongoing" style:base-cell-address="Anime.K217"/>
      <style:map style:condition="is-true-formula(OR([.$C217] = &quot;+&quot;; [.$C217] = 3))" style:apply-style-name="High_20_Priority" style:base-cell-address="Anime.K217"/>
      <style:map style:condition="is-true-formula(OR([.$C217] = &quot;*&quot;; [.$C217] = 4))" style:apply-style-name="On_20_Hold" style:base-cell-address="Anime.K217"/>
      <style:map style:condition="is-true-formula(OR([.$C217] = &quot;?&quot;; [.$C217] = 5))" style:apply-style-name="Default" style:base-cell-address="Anime.K217"/>
      <style:map style:condition="is-true-formula([.$C217] = 6)" style:apply-style-name="Dropped" style:base-cell-address="Anime.K217"/>
    </style:style>
    <style:style style:name="ce3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K40"/>
      <style:map style:condition="is-true-formula([.$C40] = 11)" style:apply-style-name="All" style:base-cell-address="Anime.K40"/>
      <style:map style:condition="is-true-formula([.$C40] = 12)" style:apply-style-name="Review" style:base-cell-address="Anime.K40"/>
      <style:map style:condition="is-true-formula([.$C40] = 13)" style:apply-style-name="OST" style:base-cell-address="Anime.K40"/>
      <style:map style:condition="is-true-formula([.$C40] = 14)" style:apply-style-name="OP_20_-_20_ED" style:base-cell-address="Anime.K40"/>
      <style:map style:condition="is-true-formula([.$C40] = 2)" style:apply-style-name="Ongoing" style:base-cell-address="Anime.K40"/>
      <style:map style:condition="is-true-formula([.$C40] = 3)" style:apply-style-name="High_20_Priority" style:base-cell-address="Anime.K40"/>
      <style:map style:condition="is-true-formula([.$C40] = 4)" style:apply-style-name="Black_20_Default" style:base-cell-address="Anime.K40"/>
      <style:map style:condition="is-true-formula([.$C40] = 5)" style:apply-style-name="On_20_Hold" style:base-cell-address="Anime.K40"/>
      <style:map style:condition="is-true-formula([.$C40] = 6)" style:apply-style-name="Dropped" style:base-cell-address="Anime.K40"/>
    </style:style>
    <style:style style:name="ce33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332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34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K216"/>
      <style:map style:condition="is-true-formula([.$C216] = 11)" style:apply-style-name="All" style:base-cell-address="Anime.K216"/>
      <style:map style:condition="is-true-formula([.$C216] = 12)" style:apply-style-name="Review" style:base-cell-address="Anime.K216"/>
      <style:map style:condition="is-true-formula([.$C216] = 13)" style:apply-style-name="OST" style:base-cell-address="Anime.K216"/>
      <style:map style:condition="is-true-formula([.$C216] = 14)" style:apply-style-name="OP_20_-_20_ED" style:base-cell-address="Anime.K216"/>
      <style:map style:condition="is-true-formula([.$C216] = 2)" style:apply-style-name="Ongoing" style:base-cell-address="Anime.K216"/>
      <style:map style:condition="is-true-formula([.$C216] = 3)" style:apply-style-name="High_20_Priority" style:base-cell-address="Anime.K216"/>
      <style:map style:condition="is-true-formula([.$C216] = 4)" style:apply-style-name="Black_20_Default" style:base-cell-address="Anime.K216"/>
      <style:map style:condition="is-true-formula([.$C216] = 5)" style:apply-style-name="On_20_Hold" style:base-cell-address="Anime.K216"/>
      <style:map style:condition="is-true-formula([.$C216] = 6)" style:apply-style-name="Dropped" style:base-cell-address="Anime.K216"/>
    </style:style>
    <style:style style:name="ce3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K218"/>
      <style:map style:condition="is-true-formula([.$C218] = 11)" style:apply-style-name="All" style:base-cell-address="Anime.K218"/>
      <style:map style:condition="is-true-formula([.$C218] = 12)" style:apply-style-name="Review" style:base-cell-address="Anime.K218"/>
      <style:map style:condition="is-true-formula([.$C218] = 13)" style:apply-style-name="OST" style:base-cell-address="Anime.K218"/>
      <style:map style:condition="is-true-formula([.$C218] = 14)" style:apply-style-name="OP_20_-_20_ED" style:base-cell-address="Anime.K218"/>
      <style:map style:condition="is-true-formula([.$C218] = 2)" style:apply-style-name="Ongoing" style:base-cell-address="Anime.K218"/>
      <style:map style:condition="is-true-formula([.$C218] = 3)" style:apply-style-name="High_20_Priority" style:base-cell-address="Anime.K218"/>
      <style:map style:condition="is-true-formula([.$C218] = 4)" style:apply-style-name="Black_20_Default" style:base-cell-address="Anime.K218"/>
      <style:map style:condition="is-true-formula([.$C218] = 5)" style:apply-style-name="On_20_Hold" style:base-cell-address="Anime.K218"/>
      <style:map style:condition="is-true-formula([.$C218] = 6)" style:apply-style-name="Dropped" style:base-cell-address="Anime.K218"/>
    </style:style>
    <style:style style:name="ce38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K215"/>
      <style:map style:condition="is-true-formula([.$C215] = 11)" style:apply-style-name="All" style:base-cell-address="Anime.K215"/>
      <style:map style:condition="is-true-formula([.$C215] = 12)" style:apply-style-name="Review" style:base-cell-address="Anime.K215"/>
      <style:map style:condition="is-true-formula([.$C215] = 13)" style:apply-style-name="OST" style:base-cell-address="Anime.K215"/>
      <style:map style:condition="is-true-formula([.$C215] = 14)" style:apply-style-name="OP_20_-_20_ED" style:base-cell-address="Anime.K215"/>
      <style:map style:condition="is-true-formula([.$C215] = 2)" style:apply-style-name="Ongoing" style:base-cell-address="Anime.K215"/>
      <style:map style:condition="is-true-formula([.$C215] = 3)" style:apply-style-name="High_20_Priority" style:base-cell-address="Anime.K215"/>
      <style:map style:condition="is-true-formula([.$C215] = 4)" style:apply-style-name="Black_20_Default" style:base-cell-address="Anime.K215"/>
      <style:map style:condition="is-true-formula([.$C215] = 5)" style:apply-style-name="On_20_Hold" style:base-cell-address="Anime.K215"/>
      <style:map style:condition="is-true-formula([.$C215] = 6)" style:apply-style-name="Dropped" style:base-cell-address="Anime.K215"/>
    </style:style>
    <style:style style:name="ce38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39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39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56] = 1)" style:apply-style-name="Watched" style:base-cell-address="Anime.K56"/>
      <style:map style:condition="is-true-formula([.$C56] = 11)" style:apply-style-name="All" style:base-cell-address="Anime.K56"/>
      <style:map style:condition="is-true-formula([.$C56] = 12)" style:apply-style-name="Review" style:base-cell-address="Anime.K56"/>
      <style:map style:condition="is-true-formula([.$C56] = 13)" style:apply-style-name="OST" style:base-cell-address="Anime.K56"/>
      <style:map style:condition="is-true-formula([.$C56] = 14)" style:apply-style-name="OP_20_-_20_ED" style:base-cell-address="Anime.K56"/>
      <style:map style:condition="is-true-formula([.$C56] = 2)" style:apply-style-name="Ongoing" style:base-cell-address="Anime.K56"/>
      <style:map style:condition="is-true-formula([.$C56] = 3)" style:apply-style-name="High_20_Priority" style:base-cell-address="Anime.K56"/>
      <style:map style:condition="is-true-formula([.$C56] = 4)" style:apply-style-name="Black_20_Default" style:base-cell-address="Anime.K56"/>
      <style:map style:condition="is-true-formula([.$C56] = 5)" style:apply-style-name="On_20_Hold" style:base-cell-address="Anime.K56"/>
      <style:map style:condition="is-true-formula([.$C56] = 6)" style:apply-style-name="Dropped" style:base-cell-address="Anime.K56"/>
    </style:style>
    <style:style style:name="ce40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40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63] = 1)" style:apply-style-name="Watched" style:base-cell-address="Anime.K63"/>
      <style:map style:condition="is-true-formula([.$C63] = 11)" style:apply-style-name="All" style:base-cell-address="Anime.K63"/>
      <style:map style:condition="is-true-formula([.$C63] = 12)" style:apply-style-name="Review" style:base-cell-address="Anime.K63"/>
      <style:map style:condition="is-true-formula([.$C63] = 13)" style:apply-style-name="OST" style:base-cell-address="Anime.K63"/>
      <style:map style:condition="is-true-formula([.$C63] = 14)" style:apply-style-name="OP_20_-_20_ED" style:base-cell-address="Anime.K63"/>
      <style:map style:condition="is-true-formula([.$C63] = 2)" style:apply-style-name="Ongoing" style:base-cell-address="Anime.K63"/>
      <style:map style:condition="is-true-formula([.$C63] = 3)" style:apply-style-name="High_20_Priority" style:base-cell-address="Anime.K63"/>
      <style:map style:condition="is-true-formula([.$C63] = 4)" style:apply-style-name="Black_20_Default" style:base-cell-address="Anime.K63"/>
      <style:map style:condition="is-true-formula([.$C63] = 5)" style:apply-style-name="On_20_Hold" style:base-cell-address="Anime.K63"/>
      <style:map style:condition="is-true-formula([.$C63] = 6)" style:apply-style-name="Dropped" style:base-cell-address="Anime.K63"/>
    </style:style>
    <style:style style:name="ce40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7] = 1)" style:apply-style-name="Watched" style:base-cell-address="Anime.K217"/>
      <style:map style:condition="is-true-formula([.$C217] = 2)" style:apply-style-name="Ongoing" style:base-cell-address="Anime.K217"/>
      <style:map style:condition="is-true-formula(OR([.$C217] = &quot;+&quot;; [.$C217] = 3))" style:apply-style-name="High_20_Priority" style:base-cell-address="Anime.K217"/>
      <style:map style:condition="is-true-formula(OR([.$C217] = &quot;*&quot;; [.$C217] = 4))" style:apply-style-name="On_20_Hold" style:base-cell-address="Anime.K217"/>
      <style:map style:condition="is-true-formula(OR([.$C217] = &quot;?&quot;; [.$C217] = 5))" style:apply-style-name="Default" style:base-cell-address="Anime.K217"/>
      <style:map style:condition="is-true-formula([.$C217] = 6)" style:apply-style-name="Dropped" style:base-cell-address="Anime.K217"/>
    </style:style>
    <style:style style:name="ce40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40] = 1)" style:apply-style-name="Watched" style:base-cell-address="Anime.K40"/>
      <style:map style:condition="is-true-formula([.$C40] = 11)" style:apply-style-name="All" style:base-cell-address="Anime.K40"/>
      <style:map style:condition="is-true-formula([.$C40] = 12)" style:apply-style-name="Review" style:base-cell-address="Anime.K40"/>
      <style:map style:condition="is-true-formula([.$C40] = 13)" style:apply-style-name="OST" style:base-cell-address="Anime.K40"/>
      <style:map style:condition="is-true-formula([.$C40] = 14)" style:apply-style-name="OP_20_-_20_ED" style:base-cell-address="Anime.K40"/>
      <style:map style:condition="is-true-formula([.$C40] = 2)" style:apply-style-name="Ongoing" style:base-cell-address="Anime.K40"/>
      <style:map style:condition="is-true-formula([.$C40] = 3)" style:apply-style-name="High_20_Priority" style:base-cell-address="Anime.K40"/>
      <style:map style:condition="is-true-formula([.$C40] = 4)" style:apply-style-name="Black_20_Default" style:base-cell-address="Anime.K40"/>
      <style:map style:condition="is-true-formula([.$C40] = 5)" style:apply-style-name="On_20_Hold" style:base-cell-address="Anime.K40"/>
      <style:map style:condition="is-true-formula([.$C40] = 6)" style:apply-style-name="Dropped" style:base-cell-address="Anime.K40"/>
    </style:style>
    <style:style style:name="ce40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411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is-true-formula([.$C3] = 1)" style:apply-style-name="Watched" style:base-cell-address="Anime.K3"/>
      <style:map style:condition="is-true-formula([.$C3] = 11)" style:apply-style-name="All" style:base-cell-address="Anime.K3"/>
      <style:map style:condition="is-true-formula([.$C3] = 12)" style:apply-style-name="Review" style:base-cell-address="Anime.K3"/>
      <style:map style:condition="is-true-formula([.$C3] = 13)" style:apply-style-name="OST" style:base-cell-address="Anime.K3"/>
      <style:map style:condition="is-true-formula([.$C3] = 14)" style:apply-style-name="OP_20_-_20_ED" style:base-cell-address="Anime.K3"/>
      <style:map style:condition="is-true-formula([.$C3] = 2)" style:apply-style-name="Ongoing" style:base-cell-address="Anime.K3"/>
      <style:map style:condition="is-true-formula([.$C3] = 3)" style:apply-style-name="High_20_Priority" style:base-cell-address="Anime.K3"/>
      <style:map style:condition="is-true-formula([.$C3] = 4)" style:apply-style-name="Black_20_Default" style:base-cell-address="Anime.K3"/>
      <style:map style:condition="is-true-formula([.$C3] = 5)" style:apply-style-name="On_20_Hold" style:base-cell-address="Anime.K3"/>
      <style:map style:condition="is-true-formula([.$C3] = 6)" style:apply-style-name="Dropped" style:base-cell-address="Anime.K3"/>
    </style:style>
    <style:style style:name="ce41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6] = 1)" style:apply-style-name="Watched" style:base-cell-address="Anime.K216"/>
      <style:map style:condition="is-true-formula([.$C216] = 11)" style:apply-style-name="All" style:base-cell-address="Anime.K216"/>
      <style:map style:condition="is-true-formula([.$C216] = 12)" style:apply-style-name="Review" style:base-cell-address="Anime.K216"/>
      <style:map style:condition="is-true-formula([.$C216] = 13)" style:apply-style-name="OST" style:base-cell-address="Anime.K216"/>
      <style:map style:condition="is-true-formula([.$C216] = 14)" style:apply-style-name="OP_20_-_20_ED" style:base-cell-address="Anime.K216"/>
      <style:map style:condition="is-true-formula([.$C216] = 2)" style:apply-style-name="Ongoing" style:base-cell-address="Anime.K216"/>
      <style:map style:condition="is-true-formula([.$C216] = 3)" style:apply-style-name="High_20_Priority" style:base-cell-address="Anime.K216"/>
      <style:map style:condition="is-true-formula([.$C216] = 4)" style:apply-style-name="Black_20_Default" style:base-cell-address="Anime.K216"/>
      <style:map style:condition="is-true-formula([.$C216] = 5)" style:apply-style-name="On_20_Hold" style:base-cell-address="Anime.K216"/>
      <style:map style:condition="is-true-formula([.$C216] = 6)" style:apply-style-name="Dropped" style:base-cell-address="Anime.K216"/>
    </style:style>
    <style:style style:name="ce41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8] = 1)" style:apply-style-name="Watched" style:base-cell-address="Anime.K218"/>
      <style:map style:condition="is-true-formula([.$C218] = 11)" style:apply-style-name="All" style:base-cell-address="Anime.K218"/>
      <style:map style:condition="is-true-formula([.$C218] = 12)" style:apply-style-name="Review" style:base-cell-address="Anime.K218"/>
      <style:map style:condition="is-true-formula([.$C218] = 13)" style:apply-style-name="OST" style:base-cell-address="Anime.K218"/>
      <style:map style:condition="is-true-formula([.$C218] = 14)" style:apply-style-name="OP_20_-_20_ED" style:base-cell-address="Anime.K218"/>
      <style:map style:condition="is-true-formula([.$C218] = 2)" style:apply-style-name="Ongoing" style:base-cell-address="Anime.K218"/>
      <style:map style:condition="is-true-formula([.$C218] = 3)" style:apply-style-name="High_20_Priority" style:base-cell-address="Anime.K218"/>
      <style:map style:condition="is-true-formula([.$C218] = 4)" style:apply-style-name="Black_20_Default" style:base-cell-address="Anime.K218"/>
      <style:map style:condition="is-true-formula([.$C218] = 5)" style:apply-style-name="On_20_Hold" style:base-cell-address="Anime.K218"/>
      <style:map style:condition="is-true-formula([.$C218] = 6)" style:apply-style-name="Dropped" style:base-cell-address="Anime.K218"/>
    </style:style>
    <style:style style:name="ce4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L215"/>
      <style:map style:condition="is-true-formula([.$C215] = 11)" style:apply-style-name="All" style:base-cell-address="Anime.L215"/>
      <style:map style:condition="is-true-formula([.$C215] = 12)" style:apply-style-name="Review" style:base-cell-address="Anime.L215"/>
      <style:map style:condition="is-true-formula([.$C215] = 13)" style:apply-style-name="OST" style:base-cell-address="Anime.L215"/>
      <style:map style:condition="is-true-formula([.$C215] = 14)" style:apply-style-name="OP_20_-_20_ED" style:base-cell-address="Anime.L215"/>
      <style:map style:condition="is-true-formula([.$C215] = 2)" style:apply-style-name="Ongoing" style:base-cell-address="Anime.L215"/>
      <style:map style:condition="is-true-formula([.$C215] = 3)" style:apply-style-name="High_20_Priority" style:base-cell-address="Anime.L215"/>
      <style:map style:condition="is-true-formula([.$C215] = 4)" style:apply-style-name="Black_20_Default" style:base-cell-address="Anime.L215"/>
      <style:map style:condition="is-true-formula([.$C215] = 5)" style:apply-style-name="On_20_Hold" style:base-cell-address="Anime.L215"/>
      <style:map style:condition="is-true-formula([.$C215] = 6)" style:apply-style-name="Dropped" style:base-cell-address="Anime.L215"/>
    </style:style>
    <style:style style:name="ce4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56] = 1)" style:apply-style-name="Watched" style:base-cell-address="Anime.M56"/>
      <style:map style:condition="is-true-formula([.$C56] = 11)" style:apply-style-name="All" style:base-cell-address="Anime.M56"/>
      <style:map style:condition="is-true-formula([.$C56] = 12)" style:apply-style-name="Review" style:base-cell-address="Anime.M56"/>
      <style:map style:condition="is-true-formula([.$C56] = 13)" style:apply-style-name="OST" style:base-cell-address="Anime.M56"/>
      <style:map style:condition="is-true-formula([.$C56] = 14)" style:apply-style-name="OP_20_-_20_ED" style:base-cell-address="Anime.M56"/>
      <style:map style:condition="is-true-formula([.$C56] = 2)" style:apply-style-name="Ongoing" style:base-cell-address="Anime.M56"/>
      <style:map style:condition="is-true-formula([.$C56] = 3)" style:apply-style-name="High_20_Priority" style:base-cell-address="Anime.M56"/>
      <style:map style:condition="is-true-formula([.$C56] = 4)" style:apply-style-name="Black_20_Default" style:base-cell-address="Anime.M56"/>
      <style:map style:condition="is-true-formula([.$C56] = 5)" style:apply-style-name="On_20_Hold" style:base-cell-address="Anime.M56"/>
      <style:map style:condition="is-true-formula([.$C56] = 6)" style:apply-style-name="Dropped" style:base-cell-address="Anime.M56"/>
    </style:style>
    <style:style style:name="ce42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63] = 1)" style:apply-style-name="Watched" style:base-cell-address="Anime.M63"/>
      <style:map style:condition="is-true-formula([.$C63] = 11)" style:apply-style-name="All" style:base-cell-address="Anime.M63"/>
      <style:map style:condition="is-true-formula([.$C63] = 12)" style:apply-style-name="Review" style:base-cell-address="Anime.M63"/>
      <style:map style:condition="is-true-formula([.$C63] = 13)" style:apply-style-name="OST" style:base-cell-address="Anime.M63"/>
      <style:map style:condition="is-true-formula([.$C63] = 14)" style:apply-style-name="OP_20_-_20_ED" style:base-cell-address="Anime.M63"/>
      <style:map style:condition="is-true-formula([.$C63] = 2)" style:apply-style-name="Ongoing" style:base-cell-address="Anime.M63"/>
      <style:map style:condition="is-true-formula([.$C63] = 3)" style:apply-style-name="High_20_Priority" style:base-cell-address="Anime.M63"/>
      <style:map style:condition="is-true-formula([.$C63] = 4)" style:apply-style-name="Black_20_Default" style:base-cell-address="Anime.M63"/>
      <style:map style:condition="is-true-formula([.$C63] = 5)" style:apply-style-name="On_20_Hold" style:base-cell-address="Anime.M63"/>
      <style:map style:condition="is-true-formula([.$C63] = 6)" style:apply-style-name="Dropped" style:base-cell-address="Anime.M63"/>
    </style:style>
    <style:style style:name="ce4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7] = 1)" style:apply-style-name="Watched" style:base-cell-address="Anime.M217"/>
      <style:map style:condition="is-true-formula([.$C217] = 2)" style:apply-style-name="Ongoing" style:base-cell-address="Anime.M217"/>
      <style:map style:condition="is-true-formula(OR([.$C217] = &quot;+&quot;; [.$C217] = 3))" style:apply-style-name="High_20_Priority" style:base-cell-address="Anime.M217"/>
      <style:map style:condition="is-true-formula(OR([.$C217] = &quot;*&quot;; [.$C217] = 4))" style:apply-style-name="On_20_Hold" style:base-cell-address="Anime.M217"/>
      <style:map style:condition="is-true-formula(OR([.$C217] = &quot;?&quot;; [.$C217] = 5))" style:apply-style-name="Default" style:base-cell-address="Anime.M217"/>
      <style:map style:condition="is-true-formula([.$C217] = 6)" style:apply-style-name="Dropped" style:base-cell-address="Anime.M217"/>
    </style:style>
    <style:style style:name="ce424" style:family="table-cell" style:parent-style-name="Default" style:data-style-name="N43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2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M40"/>
      <style:map style:condition="is-true-formula([.$C40] = 11)" style:apply-style-name="All" style:base-cell-address="Anime.M40"/>
      <style:map style:condition="is-true-formula([.$C40] = 12)" style:apply-style-name="Review" style:base-cell-address="Anime.M40"/>
      <style:map style:condition="is-true-formula([.$C40] = 13)" style:apply-style-name="OST" style:base-cell-address="Anime.M40"/>
      <style:map style:condition="is-true-formula([.$C40] = 14)" style:apply-style-name="OP_20_-_20_ED" style:base-cell-address="Anime.M40"/>
      <style:map style:condition="is-true-formula([.$C40] = 2)" style:apply-style-name="Ongoing" style:base-cell-address="Anime.M40"/>
      <style:map style:condition="is-true-formula([.$C40] = 3)" style:apply-style-name="High_20_Priority" style:base-cell-address="Anime.M40"/>
      <style:map style:condition="is-true-formula([.$C40] = 4)" style:apply-style-name="Black_20_Default" style:base-cell-address="Anime.M40"/>
      <style:map style:condition="is-true-formula([.$C40] = 5)" style:apply-style-name="On_20_Hold" style:base-cell-address="Anime.M40"/>
      <style:map style:condition="is-true-formula([.$C40] = 6)" style:apply-style-name="Dropped" style:base-cell-address="Anime.M40"/>
    </style:style>
    <style:style style:name="ce4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30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3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M216"/>
      <style:map style:condition="is-true-formula([.$C216] = 11)" style:apply-style-name="All" style:base-cell-address="Anime.M216"/>
      <style:map style:condition="is-true-formula([.$C216] = 12)" style:apply-style-name="Review" style:base-cell-address="Anime.M216"/>
      <style:map style:condition="is-true-formula([.$C216] = 13)" style:apply-style-name="OST" style:base-cell-address="Anime.M216"/>
      <style:map style:condition="is-true-formula([.$C216] = 14)" style:apply-style-name="OP_20_-_20_ED" style:base-cell-address="Anime.M216"/>
      <style:map style:condition="is-true-formula([.$C216] = 2)" style:apply-style-name="Ongoing" style:base-cell-address="Anime.M216"/>
      <style:map style:condition="is-true-formula([.$C216] = 3)" style:apply-style-name="High_20_Priority" style:base-cell-address="Anime.M216"/>
      <style:map style:condition="is-true-formula([.$C216] = 4)" style:apply-style-name="Black_20_Default" style:base-cell-address="Anime.M216"/>
      <style:map style:condition="is-true-formula([.$C216] = 5)" style:apply-style-name="On_20_Hold" style:base-cell-address="Anime.M216"/>
      <style:map style:condition="is-true-formula([.$C216] = 6)" style:apply-style-name="Dropped" style:base-cell-address="Anime.M216"/>
    </style:style>
    <style:style style:name="ce4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M218"/>
      <style:map style:condition="is-true-formula([.$C218] = 11)" style:apply-style-name="All" style:base-cell-address="Anime.M218"/>
      <style:map style:condition="is-true-formula([.$C218] = 12)" style:apply-style-name="Review" style:base-cell-address="Anime.M218"/>
      <style:map style:condition="is-true-formula([.$C218] = 13)" style:apply-style-name="OST" style:base-cell-address="Anime.M218"/>
      <style:map style:condition="is-true-formula([.$C218] = 14)" style:apply-style-name="OP_20_-_20_ED" style:base-cell-address="Anime.M218"/>
      <style:map style:condition="is-true-formula([.$C218] = 2)" style:apply-style-name="Ongoing" style:base-cell-address="Anime.M218"/>
      <style:map style:condition="is-true-formula([.$C218] = 3)" style:apply-style-name="High_20_Priority" style:base-cell-address="Anime.M218"/>
      <style:map style:condition="is-true-formula([.$C218] = 4)" style:apply-style-name="Black_20_Default" style:base-cell-address="Anime.M218"/>
      <style:map style:condition="is-true-formula([.$C218] = 5)" style:apply-style-name="On_20_Hold" style:base-cell-address="Anime.M218"/>
      <style:map style:condition="is-true-formula([.$C218] = 6)" style:apply-style-name="Dropped" style:base-cell-address="Anime.M218"/>
    </style:style>
    <style:style style:name="ce43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M215"/>
      <style:map style:condition="is-true-formula([.$C215] = 11)" style:apply-style-name="All" style:base-cell-address="Anime.M215"/>
      <style:map style:condition="is-true-formula([.$C215] = 12)" style:apply-style-name="Review" style:base-cell-address="Anime.M215"/>
      <style:map style:condition="is-true-formula([.$C215] = 13)" style:apply-style-name="OST" style:base-cell-address="Anime.M215"/>
      <style:map style:condition="is-true-formula([.$C215] = 14)" style:apply-style-name="OP_20_-_20_ED" style:base-cell-address="Anime.M215"/>
      <style:map style:condition="is-true-formula([.$C215] = 2)" style:apply-style-name="Ongoing" style:base-cell-address="Anime.M215"/>
      <style:map style:condition="is-true-formula([.$C215] = 3)" style:apply-style-name="High_20_Priority" style:base-cell-address="Anime.M215"/>
      <style:map style:condition="is-true-formula([.$C215] = 4)" style:apply-style-name="Black_20_Default" style:base-cell-address="Anime.M215"/>
      <style:map style:condition="is-true-formula([.$C215] = 5)" style:apply-style-name="On_20_Hold" style:base-cell-address="Anime.M215"/>
      <style:map style:condition="is-true-formula([.$C215] = 6)" style:apply-style-name="Dropped" style:base-cell-address="Anime.M215"/>
    </style:style>
    <style:style style:name="ce43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3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4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56] = 1)" style:apply-style-name="Watched" style:base-cell-address="Anime.M56"/>
      <style:map style:condition="is-true-formula([.$C56] = 11)" style:apply-style-name="All" style:base-cell-address="Anime.M56"/>
      <style:map style:condition="is-true-formula([.$C56] = 12)" style:apply-style-name="Review" style:base-cell-address="Anime.M56"/>
      <style:map style:condition="is-true-formula([.$C56] = 13)" style:apply-style-name="OST" style:base-cell-address="Anime.M56"/>
      <style:map style:condition="is-true-formula([.$C56] = 14)" style:apply-style-name="OP_20_-_20_ED" style:base-cell-address="Anime.M56"/>
      <style:map style:condition="is-true-formula([.$C56] = 2)" style:apply-style-name="Ongoing" style:base-cell-address="Anime.M56"/>
      <style:map style:condition="is-true-formula([.$C56] = 3)" style:apply-style-name="High_20_Priority" style:base-cell-address="Anime.M56"/>
      <style:map style:condition="is-true-formula([.$C56] = 4)" style:apply-style-name="Black_20_Default" style:base-cell-address="Anime.M56"/>
      <style:map style:condition="is-true-formula([.$C56] = 5)" style:apply-style-name="On_20_Hold" style:base-cell-address="Anime.M56"/>
      <style:map style:condition="is-true-formula([.$C56] = 6)" style:apply-style-name="Dropped" style:base-cell-address="Anime.M56"/>
    </style:style>
    <style:style style:name="ce441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4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63] = 1)" style:apply-style-name="Watched" style:base-cell-address="Anime.M63"/>
      <style:map style:condition="is-true-formula([.$C63] = 11)" style:apply-style-name="All" style:base-cell-address="Anime.M63"/>
      <style:map style:condition="is-true-formula([.$C63] = 12)" style:apply-style-name="Review" style:base-cell-address="Anime.M63"/>
      <style:map style:condition="is-true-formula([.$C63] = 13)" style:apply-style-name="OST" style:base-cell-address="Anime.M63"/>
      <style:map style:condition="is-true-formula([.$C63] = 14)" style:apply-style-name="OP_20_-_20_ED" style:base-cell-address="Anime.M63"/>
      <style:map style:condition="is-true-formula([.$C63] = 2)" style:apply-style-name="Ongoing" style:base-cell-address="Anime.M63"/>
      <style:map style:condition="is-true-formula([.$C63] = 3)" style:apply-style-name="High_20_Priority" style:base-cell-address="Anime.M63"/>
      <style:map style:condition="is-true-formula([.$C63] = 4)" style:apply-style-name="Black_20_Default" style:base-cell-address="Anime.M63"/>
      <style:map style:condition="is-true-formula([.$C63] = 5)" style:apply-style-name="On_20_Hold" style:base-cell-address="Anime.M63"/>
      <style:map style:condition="is-true-formula([.$C63] = 6)" style:apply-style-name="Dropped" style:base-cell-address="Anime.M63"/>
    </style:style>
    <style:style style:name="ce4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7] = 1)" style:apply-style-name="Watched" style:base-cell-address="Anime.M217"/>
      <style:map style:condition="is-true-formula([.$C217] = 2)" style:apply-style-name="Ongoing" style:base-cell-address="Anime.M217"/>
      <style:map style:condition="is-true-formula(OR([.$C217] = &quot;+&quot;; [.$C217] = 3))" style:apply-style-name="High_20_Priority" style:base-cell-address="Anime.M217"/>
      <style:map style:condition="is-true-formula(OR([.$C217] = &quot;*&quot;; [.$C217] = 4))" style:apply-style-name="On_20_Hold" style:base-cell-address="Anime.M217"/>
      <style:map style:condition="is-true-formula(OR([.$C217] = &quot;?&quot;; [.$C217] = 5))" style:apply-style-name="Default" style:base-cell-address="Anime.M217"/>
      <style:map style:condition="is-true-formula([.$C217] = 6)" style:apply-style-name="Dropped" style:base-cell-address="Anime.M217"/>
    </style:style>
    <style:style style:name="ce444" style:family="table-cell" style:parent-style-name="Default" style:data-style-name="N43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4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M40"/>
      <style:map style:condition="is-true-formula([.$C40] = 11)" style:apply-style-name="All" style:base-cell-address="Anime.M40"/>
      <style:map style:condition="is-true-formula([.$C40] = 12)" style:apply-style-name="Review" style:base-cell-address="Anime.M40"/>
      <style:map style:condition="is-true-formula([.$C40] = 13)" style:apply-style-name="OST" style:base-cell-address="Anime.M40"/>
      <style:map style:condition="is-true-formula([.$C40] = 14)" style:apply-style-name="OP_20_-_20_ED" style:base-cell-address="Anime.M40"/>
      <style:map style:condition="is-true-formula([.$C40] = 2)" style:apply-style-name="Ongoing" style:base-cell-address="Anime.M40"/>
      <style:map style:condition="is-true-formula([.$C40] = 3)" style:apply-style-name="High_20_Priority" style:base-cell-address="Anime.M40"/>
      <style:map style:condition="is-true-formula([.$C40] = 4)" style:apply-style-name="Black_20_Default" style:base-cell-address="Anime.M40"/>
      <style:map style:condition="is-true-formula([.$C40] = 5)" style:apply-style-name="On_20_Hold" style:base-cell-address="Anime.M40"/>
      <style:map style:condition="is-true-formula([.$C40] = 6)" style:apply-style-name="Dropped" style:base-cell-address="Anime.M40"/>
    </style:style>
    <style:style style:name="ce44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5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6] = 1)" style:apply-style-name="Watched" style:base-cell-address="Anime.N36"/>
      <style:map style:condition="is-true-formula([.$C36] = 11)" style:apply-style-name="All" style:base-cell-address="Anime.N36"/>
      <style:map style:condition="is-true-formula([.$C36] = 12)" style:apply-style-name="Review" style:base-cell-address="Anime.N36"/>
      <style:map style:condition="is-true-formula([.$C36] = 13)" style:apply-style-name="OST" style:base-cell-address="Anime.N36"/>
      <style:map style:condition="is-true-formula([.$C36] = 14)" style:apply-style-name="OP_20_-_20_ED" style:base-cell-address="Anime.N36"/>
      <style:map style:condition="is-true-formula([.$C36] = 2)" style:apply-style-name="Ongoing" style:base-cell-address="Anime.N36"/>
      <style:map style:condition="is-true-formula([.$C36] = 3)" style:apply-style-name="High_20_Priority" style:base-cell-address="Anime.N36"/>
      <style:map style:condition="is-true-formula([.$C36] = 4)" style:apply-style-name="Black_20_Default" style:base-cell-address="Anime.N36"/>
      <style:map style:condition="is-true-formula([.$C36] = 5)" style:apply-style-name="On_20_Hold" style:base-cell-address="Anime.N36"/>
      <style:map style:condition="is-true-formula([.$C36] = 6)" style:apply-style-name="Dropped" style:base-cell-address="Anime.N36"/>
    </style:style>
    <style:style style:name="ce45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55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5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M216"/>
      <style:map style:condition="is-true-formula([.$C216] = 11)" style:apply-style-name="All" style:base-cell-address="Anime.M216"/>
      <style:map style:condition="is-true-formula([.$C216] = 12)" style:apply-style-name="Review" style:base-cell-address="Anime.M216"/>
      <style:map style:condition="is-true-formula([.$C216] = 13)" style:apply-style-name="OST" style:base-cell-address="Anime.M216"/>
      <style:map style:condition="is-true-formula([.$C216] = 14)" style:apply-style-name="OP_20_-_20_ED" style:base-cell-address="Anime.M216"/>
      <style:map style:condition="is-true-formula([.$C216] = 2)" style:apply-style-name="Ongoing" style:base-cell-address="Anime.M216"/>
      <style:map style:condition="is-true-formula([.$C216] = 3)" style:apply-style-name="High_20_Priority" style:base-cell-address="Anime.M216"/>
      <style:map style:condition="is-true-formula([.$C216] = 4)" style:apply-style-name="Black_20_Default" style:base-cell-address="Anime.M216"/>
      <style:map style:condition="is-true-formula([.$C216] = 5)" style:apply-style-name="On_20_Hold" style:base-cell-address="Anime.M216"/>
      <style:map style:condition="is-true-formula([.$C216] = 6)" style:apply-style-name="Dropped" style:base-cell-address="Anime.M216"/>
    </style:style>
    <style:style style:name="ce45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M218"/>
      <style:map style:condition="is-true-formula([.$C218] = 11)" style:apply-style-name="All" style:base-cell-address="Anime.M218"/>
      <style:map style:condition="is-true-formula([.$C218] = 12)" style:apply-style-name="Review" style:base-cell-address="Anime.M218"/>
      <style:map style:condition="is-true-formula([.$C218] = 13)" style:apply-style-name="OST" style:base-cell-address="Anime.M218"/>
      <style:map style:condition="is-true-formula([.$C218] = 14)" style:apply-style-name="OP_20_-_20_ED" style:base-cell-address="Anime.M218"/>
      <style:map style:condition="is-true-formula([.$C218] = 2)" style:apply-style-name="Ongoing" style:base-cell-address="Anime.M218"/>
      <style:map style:condition="is-true-formula([.$C218] = 3)" style:apply-style-name="High_20_Priority" style:base-cell-address="Anime.M218"/>
      <style:map style:condition="is-true-formula([.$C218] = 4)" style:apply-style-name="Black_20_Default" style:base-cell-address="Anime.M218"/>
      <style:map style:condition="is-true-formula([.$C218] = 5)" style:apply-style-name="On_20_Hold" style:base-cell-address="Anime.M218"/>
      <style:map style:condition="is-true-formula([.$C218] = 6)" style:apply-style-name="Dropped" style:base-cell-address="Anime.M218"/>
    </style:style>
    <style:style style:name="ce46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N215"/>
      <style:map style:condition="is-true-formula([.$C215] = 11)" style:apply-style-name="All" style:base-cell-address="Anime.N215"/>
      <style:map style:condition="is-true-formula([.$C215] = 12)" style:apply-style-name="Review" style:base-cell-address="Anime.N215"/>
      <style:map style:condition="is-true-formula([.$C215] = 13)" style:apply-style-name="OST" style:base-cell-address="Anime.N215"/>
      <style:map style:condition="is-true-formula([.$C215] = 14)" style:apply-style-name="OP_20_-_20_ED" style:base-cell-address="Anime.N215"/>
      <style:map style:condition="is-true-formula([.$C215] = 2)" style:apply-style-name="Ongoing" style:base-cell-address="Anime.N215"/>
      <style:map style:condition="is-true-formula([.$C215] = 3)" style:apply-style-name="High_20_Priority" style:base-cell-address="Anime.N215"/>
      <style:map style:condition="is-true-formula([.$C215] = 4)" style:apply-style-name="Black_20_Default" style:base-cell-address="Anime.N215"/>
      <style:map style:condition="is-true-formula([.$C215] = 5)" style:apply-style-name="On_20_Hold" style:base-cell-address="Anime.N215"/>
      <style:map style:condition="is-true-formula([.$C215] = 6)" style:apply-style-name="Dropped" style:base-cell-address="Anime.N215"/>
    </style:style>
    <style:style style:name="ce47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157] = 1)" style:apply-style-name="Watched" style:base-cell-address="Anime.N157"/>
      <style:map style:condition="is-true-formula([.$C157] = 11)" style:apply-style-name="All" style:base-cell-address="Anime.N157"/>
      <style:map style:condition="is-true-formula([.$C157] = 12)" style:apply-style-name="Review" style:base-cell-address="Anime.N157"/>
      <style:map style:condition="is-true-formula([.$C157] = 13)" style:apply-style-name="OST" style:base-cell-address="Anime.N157"/>
      <style:map style:condition="is-true-formula([.$C157] = 14)" style:apply-style-name="OP_20_-_20_ED" style:base-cell-address="Anime.N157"/>
      <style:map style:condition="is-true-formula([.$C157] = 2)" style:apply-style-name="Ongoing" style:base-cell-address="Anime.N157"/>
      <style:map style:condition="is-true-formula([.$C157] = 3)" style:apply-style-name="High_20_Priority" style:base-cell-address="Anime.N157"/>
      <style:map style:condition="is-true-formula([.$C157] = 4)" style:apply-style-name="Black_20_Default" style:base-cell-address="Anime.N157"/>
      <style:map style:condition="is-true-formula([.$C157] = 5)" style:apply-style-name="On_20_Hold" style:base-cell-address="Anime.N157"/>
      <style:map style:condition="is-true-formula([.$C157] = 6)" style:apply-style-name="Dropped" style:base-cell-address="Anime.N157"/>
    </style:style>
    <style:style style:name="ce47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5] = 1)" style:apply-style-name="Watched" style:base-cell-address="Anime.N5"/>
      <style:map style:condition="is-true-formula([.$C5] = 11)" style:apply-style-name="All" style:base-cell-address="Anime.N5"/>
      <style:map style:condition="is-true-formula([.$C5] = 12)" style:apply-style-name="Review" style:base-cell-address="Anime.N5"/>
      <style:map style:condition="is-true-formula([.$C5] = 13)" style:apply-style-name="OST" style:base-cell-address="Anime.N5"/>
      <style:map style:condition="is-true-formula([.$C5] = 14)" style:apply-style-name="OP_20_-_20_ED" style:base-cell-address="Anime.N5"/>
      <style:map style:condition="is-true-formula([.$C5] = 2)" style:apply-style-name="Ongoing" style:base-cell-address="Anime.N5"/>
      <style:map style:condition="is-true-formula([.$C5] = 3)" style:apply-style-name="High_20_Priority" style:base-cell-address="Anime.N5"/>
      <style:map style:condition="is-true-formula([.$C5] = 4)" style:apply-style-name="Black_20_Default" style:base-cell-address="Anime.N5"/>
      <style:map style:condition="is-true-formula([.$C5] = 5)" style:apply-style-name="On_20_Hold" style:base-cell-address="Anime.N5"/>
      <style:map style:condition="is-true-formula([.$C5] = 6)" style:apply-style-name="Dropped" style:base-cell-address="Anime.N5"/>
    </style:style>
    <style:style style:name="ce47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Anime.M3"/>
      <style:map style:condition="is-true-formula([.$C3] = 11)" style:apply-style-name="All" style:base-cell-address="Anime.M3"/>
      <style:map style:condition="is-true-formula([.$C3] = 12)" style:apply-style-name="Review" style:base-cell-address="Anime.M3"/>
      <style:map style:condition="is-true-formula([.$C3] = 13)" style:apply-style-name="OST" style:base-cell-address="Anime.M3"/>
      <style:map style:condition="is-true-formula([.$C3] = 14)" style:apply-style-name="OP_20_-_20_ED" style:base-cell-address="Anime.M3"/>
      <style:map style:condition="is-true-formula([.$C3] = 2)" style:apply-style-name="Ongoing" style:base-cell-address="Anime.M3"/>
      <style:map style:condition="is-true-formula([.$C3] = 3)" style:apply-style-name="High_20_Priority" style:base-cell-address="Anime.M3"/>
      <style:map style:condition="is-true-formula([.$C3] = 4)" style:apply-style-name="Black_20_Default" style:base-cell-address="Anime.M3"/>
      <style:map style:condition="is-true-formula([.$C3] = 5)" style:apply-style-name="On_20_Hold" style:base-cell-address="Anime.M3"/>
      <style:map style:condition="is-true-formula([.$C3] = 6)" style:apply-style-name="Dropped" style:base-cell-address="Anime.M3"/>
    </style:style>
    <style:style style:name="ce47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47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56] = 1)" style:apply-style-name="Watched" style:base-cell-address="Anime.O56"/>
      <style:map style:condition="is-true-formula([.$C56] = 11)" style:apply-style-name="All" style:base-cell-address="Anime.O56"/>
      <style:map style:condition="is-true-formula([.$C56] = 12)" style:apply-style-name="Review" style:base-cell-address="Anime.O56"/>
      <style:map style:condition="is-true-formula([.$C56] = 13)" style:apply-style-name="OST" style:base-cell-address="Anime.O56"/>
      <style:map style:condition="is-true-formula([.$C56] = 14)" style:apply-style-name="OP_20_-_20_ED" style:base-cell-address="Anime.O56"/>
      <style:map style:condition="is-true-formula([.$C56] = 2)" style:apply-style-name="Ongoing" style:base-cell-address="Anime.O56"/>
      <style:map style:condition="is-true-formula([.$C56] = 3)" style:apply-style-name="High_20_Priority" style:base-cell-address="Anime.O56"/>
      <style:map style:condition="is-true-formula([.$C56] = 4)" style:apply-style-name="Black_20_Default" style:base-cell-address="Anime.O56"/>
      <style:map style:condition="is-true-formula([.$C56] = 5)" style:apply-style-name="On_20_Hold" style:base-cell-address="Anime.O56"/>
      <style:map style:condition="is-true-formula([.$C56] = 6)" style:apply-style-name="Dropped" style:base-cell-address="Anime.O56"/>
    </style:style>
    <style:style style:name="ce480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48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63] = 1)" style:apply-style-name="Watched" style:base-cell-address="Anime.O63"/>
      <style:map style:condition="is-true-formula([.$C63] = 11)" style:apply-style-name="All" style:base-cell-address="Anime.O63"/>
      <style:map style:condition="is-true-formula([.$C63] = 12)" style:apply-style-name="Review" style:base-cell-address="Anime.O63"/>
      <style:map style:condition="is-true-formula([.$C63] = 13)" style:apply-style-name="OST" style:base-cell-address="Anime.O63"/>
      <style:map style:condition="is-true-formula([.$C63] = 14)" style:apply-style-name="OP_20_-_20_ED" style:base-cell-address="Anime.O63"/>
      <style:map style:condition="is-true-formula([.$C63] = 2)" style:apply-style-name="Ongoing" style:base-cell-address="Anime.O63"/>
      <style:map style:condition="is-true-formula([.$C63] = 3)" style:apply-style-name="High_20_Priority" style:base-cell-address="Anime.O63"/>
      <style:map style:condition="is-true-formula([.$C63] = 4)" style:apply-style-name="Black_20_Default" style:base-cell-address="Anime.O63"/>
      <style:map style:condition="is-true-formula([.$C63] = 5)" style:apply-style-name="On_20_Hold" style:base-cell-address="Anime.O63"/>
      <style:map style:condition="is-true-formula([.$C63] = 6)" style:apply-style-name="Dropped" style:base-cell-address="Anime.O63"/>
    </style:style>
    <style:style style:name="ce49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7] = 1)" style:apply-style-name="Watched" style:base-cell-address="Anime.O217"/>
      <style:map style:condition="is-true-formula([.$C217] = 2)" style:apply-style-name="Ongoing" style:base-cell-address="Anime.O217"/>
      <style:map style:condition="is-true-formula(OR([.$C217] = &quot;+&quot;; [.$C217] = 3))" style:apply-style-name="High_20_Priority" style:base-cell-address="Anime.O217"/>
      <style:map style:condition="is-true-formula(OR([.$C217] = &quot;*&quot;; [.$C217] = 4))" style:apply-style-name="On_20_Hold" style:base-cell-address="Anime.O217"/>
      <style:map style:condition="is-true-formula(OR([.$C217] = &quot;?&quot;; [.$C217] = 5))" style:apply-style-name="Default" style:base-cell-address="Anime.O217"/>
      <style:map style:condition="is-true-formula([.$C217] = 6)" style:apply-style-name="Dropped" style:base-cell-address="Anime.O217"/>
    </style:style>
    <style:style style:name="ce498" style:family="table-cell" style:parent-style-name="Default" style:data-style-name="N43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49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50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O40"/>
      <style:map style:condition="is-true-formula([.$C40] = 11)" style:apply-style-name="All" style:base-cell-address="Anime.O40"/>
      <style:map style:condition="is-true-formula([.$C40] = 12)" style:apply-style-name="Review" style:base-cell-address="Anime.O40"/>
      <style:map style:condition="is-true-formula([.$C40] = 13)" style:apply-style-name="OST" style:base-cell-address="Anime.O40"/>
      <style:map style:condition="is-true-formula([.$C40] = 14)" style:apply-style-name="OP_20_-_20_ED" style:base-cell-address="Anime.O40"/>
      <style:map style:condition="is-true-formula([.$C40] = 2)" style:apply-style-name="Ongoing" style:base-cell-address="Anime.O40"/>
      <style:map style:condition="is-true-formula([.$C40] = 3)" style:apply-style-name="High_20_Priority" style:base-cell-address="Anime.O40"/>
      <style:map style:condition="is-true-formula([.$C40] = 4)" style:apply-style-name="Black_20_Default" style:base-cell-address="Anime.O40"/>
      <style:map style:condition="is-true-formula([.$C40] = 5)" style:apply-style-name="On_20_Hold" style:base-cell-address="Anime.O40"/>
      <style:map style:condition="is-true-formula([.$C40] = 6)" style:apply-style-name="Dropped" style:base-cell-address="Anime.O40"/>
    </style:style>
    <style:style style:name="ce50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50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506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50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6] = 1)" style:apply-style-name="Watched" style:base-cell-address="Anime.O216"/>
      <style:map style:condition="is-true-formula([.$C216] = 11)" style:apply-style-name="All" style:base-cell-address="Anime.O216"/>
      <style:map style:condition="is-true-formula([.$C216] = 12)" style:apply-style-name="Review" style:base-cell-address="Anime.O216"/>
      <style:map style:condition="is-true-formula([.$C216] = 13)" style:apply-style-name="OST" style:base-cell-address="Anime.O216"/>
      <style:map style:condition="is-true-formula([.$C216] = 14)" style:apply-style-name="OP_20_-_20_ED" style:base-cell-address="Anime.O216"/>
      <style:map style:condition="is-true-formula([.$C216] = 2)" style:apply-style-name="Ongoing" style:base-cell-address="Anime.O216"/>
      <style:map style:condition="is-true-formula([.$C216] = 3)" style:apply-style-name="High_20_Priority" style:base-cell-address="Anime.O216"/>
      <style:map style:condition="is-true-formula([.$C216] = 4)" style:apply-style-name="Black_20_Default" style:base-cell-address="Anime.O216"/>
      <style:map style:condition="is-true-formula([.$C216] = 5)" style:apply-style-name="On_20_Hold" style:base-cell-address="Anime.O216"/>
      <style:map style:condition="is-true-formula([.$C216] = 6)" style:apply-style-name="Dropped" style:base-cell-address="Anime.O216"/>
    </style:style>
    <style:style style:name="ce5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8] = 1)" style:apply-style-name="Watched" style:base-cell-address="Anime.O218"/>
      <style:map style:condition="is-true-formula([.$C218] = 11)" style:apply-style-name="All" style:base-cell-address="Anime.O218"/>
      <style:map style:condition="is-true-formula([.$C218] = 12)" style:apply-style-name="Review" style:base-cell-address="Anime.O218"/>
      <style:map style:condition="is-true-formula([.$C218] = 13)" style:apply-style-name="OST" style:base-cell-address="Anime.O218"/>
      <style:map style:condition="is-true-formula([.$C218] = 14)" style:apply-style-name="OP_20_-_20_ED" style:base-cell-address="Anime.O218"/>
      <style:map style:condition="is-true-formula([.$C218] = 2)" style:apply-style-name="Ongoing" style:base-cell-address="Anime.O218"/>
      <style:map style:condition="is-true-formula([.$C218] = 3)" style:apply-style-name="High_20_Priority" style:base-cell-address="Anime.O218"/>
      <style:map style:condition="is-true-formula([.$C218] = 4)" style:apply-style-name="Black_20_Default" style:base-cell-address="Anime.O218"/>
      <style:map style:condition="is-true-formula([.$C218] = 5)" style:apply-style-name="On_20_Hold" style:base-cell-address="Anime.O218"/>
      <style:map style:condition="is-true-formula([.$C218] = 6)" style:apply-style-name="Dropped" style:base-cell-address="Anime.O218"/>
    </style:style>
    <style:style style:name="ce51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O215"/>
      <style:map style:condition="is-true-formula([.$C215] = 11)" style:apply-style-name="All" style:base-cell-address="Anime.O215"/>
      <style:map style:condition="is-true-formula([.$C215] = 12)" style:apply-style-name="Review" style:base-cell-address="Anime.O215"/>
      <style:map style:condition="is-true-formula([.$C215] = 13)" style:apply-style-name="OST" style:base-cell-address="Anime.O215"/>
      <style:map style:condition="is-true-formula([.$C215] = 14)" style:apply-style-name="OP_20_-_20_ED" style:base-cell-address="Anime.O215"/>
      <style:map style:condition="is-true-formula([.$C215] = 2)" style:apply-style-name="Ongoing" style:base-cell-address="Anime.O215"/>
      <style:map style:condition="is-true-formula([.$C215] = 3)" style:apply-style-name="High_20_Priority" style:base-cell-address="Anime.O215"/>
      <style:map style:condition="is-true-formula([.$C215] = 4)" style:apply-style-name="Black_20_Default" style:base-cell-address="Anime.O215"/>
      <style:map style:condition="is-true-formula([.$C215] = 5)" style:apply-style-name="On_20_Hold" style:base-cell-address="Anime.O215"/>
      <style:map style:condition="is-true-formula([.$C215] = 6)" style:apply-style-name="Dropped" style:base-cell-address="Anime.O215"/>
    </style:style>
    <style:style style:name="ce5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Anime.O3"/>
      <style:map style:condition="is-true-formula([.$C3] = 11)" style:apply-style-name="All" style:base-cell-address="Anime.O3"/>
      <style:map style:condition="is-true-formula([.$C3] = 12)" style:apply-style-name="Review" style:base-cell-address="Anime.O3"/>
      <style:map style:condition="is-true-formula([.$C3] = 13)" style:apply-style-name="OST" style:base-cell-address="Anime.O3"/>
      <style:map style:condition="is-true-formula([.$C3] = 14)" style:apply-style-name="OP_20_-_20_ED" style:base-cell-address="Anime.O3"/>
      <style:map style:condition="is-true-formula([.$C3] = 2)" style:apply-style-name="Ongoing" style:base-cell-address="Anime.O3"/>
      <style:map style:condition="is-true-formula([.$C3] = 3)" style:apply-style-name="High_20_Priority" style:base-cell-address="Anime.O3"/>
      <style:map style:condition="is-true-formula([.$C3] = 4)" style:apply-style-name="Black_20_Default" style:base-cell-address="Anime.O3"/>
      <style:map style:condition="is-true-formula([.$C3] = 5)" style:apply-style-name="On_20_Hold" style:base-cell-address="Anime.O3"/>
      <style:map style:condition="is-true-formula([.$C3] = 6)" style:apply-style-name="Dropped" style:base-cell-address="Anime.O3"/>
    </style:style>
    <style:style style:name="ce533" style:family="table-cell" style:parent-style-name="Default">
      <style:table-cell-properties fo:border-bottom="none" fo:background-color="#cc3300" style:text-align-source="fix" style:repeat-content="false" fo:border-left="none" fo:border-right="0.06pt solid #ffffff" fo:border-top="0.06pt solid #ffffff" style:vertical-align="middle"/>
      <style:paragraph-properties fo:text-align="start" fo:margin-left="0mm"/>
      <style:text-properties fo:color="#000000"/>
    </style:style>
    <style:style style:name="ce522" style:family="table-cell" style:parent-style-name="Default">
      <style:table-cell-properties fo:border-bottom="none" fo:background-color="#cc33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</style:style>
    <style:style style:name="ce52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3] = 1)" style:apply-style-name="Watched" style:base-cell-address="Anime.P3"/>
      <style:map style:condition="is-true-formula([.$C3] = 11)" style:apply-style-name="All" style:base-cell-address="Anime.P3"/>
      <style:map style:condition="is-true-formula([.$C3] = 12)" style:apply-style-name="Review" style:base-cell-address="Anime.P3"/>
      <style:map style:condition="is-true-formula([.$C3] = 13)" style:apply-style-name="OST" style:base-cell-address="Anime.P3"/>
      <style:map style:condition="is-true-formula([.$C3] = 14)" style:apply-style-name="OP_20_-_20_ED" style:base-cell-address="Anime.P3"/>
      <style:map style:condition="is-true-formula([.$C3] = 2)" style:apply-style-name="Ongoing" style:base-cell-address="Anime.P3"/>
      <style:map style:condition="is-true-formula([.$C3] = 3)" style:apply-style-name="High_20_Priority" style:base-cell-address="Anime.P3"/>
      <style:map style:condition="is-true-formula([.$C3] = 4)" style:apply-style-name="Black_20_Default" style:base-cell-address="Anime.P3"/>
      <style:map style:condition="is-true-formula([.$C3] = 5)" style:apply-style-name="On_20_Hold" style:base-cell-address="Anime.P3"/>
      <style:map style:condition="is-true-formula([.$C3] = 6)" style:apply-style-name="Dropped" style:base-cell-address="Anime.P3"/>
    </style:style>
    <style:style style:name="ce525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text-properties fo:color="#ffffff"/>
      <style:map style:condition="is-true-formula([.$C3] = 1)" style:apply-style-name="Watched" style:base-cell-address="Anime.P3"/>
      <style:map style:condition="is-true-formula([.$C3] = 11)" style:apply-style-name="All" style:base-cell-address="Anime.P3"/>
      <style:map style:condition="is-true-formula([.$C3] = 12)" style:apply-style-name="Review" style:base-cell-address="Anime.P3"/>
      <style:map style:condition="is-true-formula([.$C3] = 13)" style:apply-style-name="OST" style:base-cell-address="Anime.P3"/>
      <style:map style:condition="is-true-formula([.$C3] = 14)" style:apply-style-name="OP_20_-_20_ED" style:base-cell-address="Anime.P3"/>
      <style:map style:condition="is-true-formula([.$C3] = 2)" style:apply-style-name="Ongoing" style:base-cell-address="Anime.P3"/>
      <style:map style:condition="is-true-formula([.$C3] = 3)" style:apply-style-name="High_20_Priority" style:base-cell-address="Anime.P3"/>
      <style:map style:condition="is-true-formula([.$C3] = 4)" style:apply-style-name="Black_20_Default" style:base-cell-address="Anime.P3"/>
      <style:map style:condition="is-true-formula([.$C3] = 5)" style:apply-style-name="On_20_Hold" style:base-cell-address="Anime.P3"/>
      <style:map style:condition="is-true-formula([.$C3] = 6)" style:apply-style-name="Dropped" style:base-cell-address="Anime.P3"/>
    </style:style>
    <style:style style:name="ce526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text-properties fo:color="#ffffff"/>
      <style:map style:condition="is-true-formula([.$C56] = 1)" style:apply-style-name="Watched" style:base-cell-address="Anime.P56"/>
      <style:map style:condition="is-true-formula([.$C56] = 11)" style:apply-style-name="All" style:base-cell-address="Anime.P56"/>
      <style:map style:condition="is-true-formula([.$C56] = 12)" style:apply-style-name="Review" style:base-cell-address="Anime.P56"/>
      <style:map style:condition="is-true-formula([.$C56] = 13)" style:apply-style-name="OST" style:base-cell-address="Anime.P56"/>
      <style:map style:condition="is-true-formula([.$C56] = 14)" style:apply-style-name="OP_20_-_20_ED" style:base-cell-address="Anime.P56"/>
      <style:map style:condition="is-true-formula([.$C56] = 2)" style:apply-style-name="Ongoing" style:base-cell-address="Anime.P56"/>
      <style:map style:condition="is-true-formula([.$C56] = 3)" style:apply-style-name="High_20_Priority" style:base-cell-address="Anime.P56"/>
      <style:map style:condition="is-true-formula([.$C56] = 4)" style:apply-style-name="Black_20_Default" style:base-cell-address="Anime.P56"/>
      <style:map style:condition="is-true-formula([.$C56] = 5)" style:apply-style-name="On_20_Hold" style:base-cell-address="Anime.P56"/>
      <style:map style:condition="is-true-formula([.$C56] = 6)" style:apply-style-name="Dropped" style:base-cell-address="Anime.P56"/>
    </style:style>
    <style:style style:name="ce527" style:family="table-cell" style:parent-style-name="Default">
      <style:table-cell-properties fo:border-bottom="none" fo:background-color="#000000" style:text-align-source="value-type" style:repeat-content="false" fo:border-left="none" fo:border-right="0.06pt solid #ffffff" fo:border-top="none" style:vertical-align="middle"/>
      <style:paragraph-properties fo:margin-left="0mm"/>
      <style:text-properties fo:color="#ffffff"/>
      <style:map style:condition="is-true-formula([.$C3] = 1)" style:apply-style-name="Watched" style:base-cell-address="Anime.P3"/>
      <style:map style:condition="is-true-formula([.$C3] = 11)" style:apply-style-name="All" style:base-cell-address="Anime.P3"/>
      <style:map style:condition="is-true-formula([.$C3] = 12)" style:apply-style-name="Review" style:base-cell-address="Anime.P3"/>
      <style:map style:condition="is-true-formula([.$C3] = 13)" style:apply-style-name="OST" style:base-cell-address="Anime.P3"/>
      <style:map style:condition="is-true-formula([.$C3] = 14)" style:apply-style-name="OP_20_-_20_ED" style:base-cell-address="Anime.P3"/>
      <style:map style:condition="is-true-formula([.$C3] = 2)" style:apply-style-name="Ongoing" style:base-cell-address="Anime.P3"/>
      <style:map style:condition="is-true-formula([.$C3] = 3)" style:apply-style-name="High_20_Priority" style:base-cell-address="Anime.P3"/>
      <style:map style:condition="is-true-formula([.$C3] = 4)" style:apply-style-name="Black_20_Default" style:base-cell-address="Anime.P3"/>
      <style:map style:condition="is-true-formula([.$C3] = 5)" style:apply-style-name="On_20_Hold" style:base-cell-address="Anime.P3"/>
      <style:map style:condition="is-true-formula([.$C3] = 6)" style:apply-style-name="Dropped" style:base-cell-address="Anime.P3"/>
    </style:style>
    <style:style style:name="ce528" style:family="table-cell" style:parent-style-name="Default">
      <style:table-cell-properties fo:border-bottom="none" fo:background-color="#000000" style:text-align-source="value-type" style:repeat-content="false" fo:border-left="none" fo:border-right="0.06pt solid #ffffff" fo:border-top="none" style:vertical-align="middle"/>
      <style:paragraph-properties fo:margin-left="0mm"/>
      <style:map style:condition="is-true-formula([.$C3] = 1)" style:apply-style-name="Watched" style:base-cell-address="Anime.P3"/>
      <style:map style:condition="is-true-formula([.$C3] = 11)" style:apply-style-name="All" style:base-cell-address="Anime.P3"/>
      <style:map style:condition="is-true-formula([.$C3] = 12)" style:apply-style-name="Review" style:base-cell-address="Anime.P3"/>
      <style:map style:condition="is-true-formula([.$C3] = 13)" style:apply-style-name="OST" style:base-cell-address="Anime.P3"/>
      <style:map style:condition="is-true-formula([.$C3] = 14)" style:apply-style-name="OP_20_-_20_ED" style:base-cell-address="Anime.P3"/>
      <style:map style:condition="is-true-formula([.$C3] = 2)" style:apply-style-name="Ongoing" style:base-cell-address="Anime.P3"/>
      <style:map style:condition="is-true-formula([.$C3] = 3)" style:apply-style-name="High_20_Priority" style:base-cell-address="Anime.P3"/>
      <style:map style:condition="is-true-formula([.$C3] = 4)" style:apply-style-name="Black_20_Default" style:base-cell-address="Anime.P3"/>
      <style:map style:condition="is-true-formula([.$C3] = 5)" style:apply-style-name="On_20_Hold" style:base-cell-address="Anime.P3"/>
      <style:map style:condition="is-true-formula([.$C3] = 6)" style:apply-style-name="Dropped" style:base-cell-address="Anime.P3"/>
    </style:style>
    <style:style style:name="ce530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text-properties fo:color="#ffffff"/>
      <style:map style:condition="is-true-formula([.$C63] = 1)" style:apply-style-name="Watched" style:base-cell-address="Anime.P63"/>
      <style:map style:condition="is-true-formula([.$C63] = 11)" style:apply-style-name="All" style:base-cell-address="Anime.P63"/>
      <style:map style:condition="is-true-formula([.$C63] = 12)" style:apply-style-name="Review" style:base-cell-address="Anime.P63"/>
      <style:map style:condition="is-true-formula([.$C63] = 13)" style:apply-style-name="OST" style:base-cell-address="Anime.P63"/>
      <style:map style:condition="is-true-formula([.$C63] = 14)" style:apply-style-name="OP_20_-_20_ED" style:base-cell-address="Anime.P63"/>
      <style:map style:condition="is-true-formula([.$C63] = 2)" style:apply-style-name="Ongoing" style:base-cell-address="Anime.P63"/>
      <style:map style:condition="is-true-formula([.$C63] = 3)" style:apply-style-name="High_20_Priority" style:base-cell-address="Anime.P63"/>
      <style:map style:condition="is-true-formula([.$C63] = 4)" style:apply-style-name="Black_20_Default" style:base-cell-address="Anime.P63"/>
      <style:map style:condition="is-true-formula([.$C63] = 5)" style:apply-style-name="On_20_Hold" style:base-cell-address="Anime.P63"/>
      <style:map style:condition="is-true-formula([.$C63] = 6)" style:apply-style-name="Dropped" style:base-cell-address="Anime.P63"/>
    </style:style>
    <style:style style:name="ce531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text-properties fo:color="#ffffff"/>
      <style:map style:condition="is-true-formula([.$C217] = 1)" style:apply-style-name="Watched" style:base-cell-address="Anime.P217"/>
      <style:map style:condition="is-true-formula([.$C217] = 2)" style:apply-style-name="Ongoing" style:base-cell-address="Anime.P217"/>
      <style:map style:condition="is-true-formula(OR([.$C217] = &quot;+&quot;; [.$C217] = 3))" style:apply-style-name="High_20_Priority" style:base-cell-address="Anime.P217"/>
      <style:map style:condition="is-true-formula(OR([.$C217] = &quot;*&quot;; [.$C217] = 4))" style:apply-style-name="On_20_Hold" style:base-cell-address="Anime.P217"/>
      <style:map style:condition="is-true-formula(OR([.$C217] = &quot;?&quot;; [.$C217] = 5))" style:apply-style-name="Default" style:base-cell-address="Anime.P217"/>
      <style:map style:condition="is-true-formula([.$C217] = 6)" style:apply-style-name="Dropped" style:base-cell-address="Anime.P217"/>
    </style:style>
    <style:style style:name="ce532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40] = 1)" style:apply-style-name="Watched" style:base-cell-address="Anime.P40"/>
      <style:map style:condition="is-true-formula([.$C40] = 11)" style:apply-style-name="All" style:base-cell-address="Anime.P40"/>
      <style:map style:condition="is-true-formula([.$C40] = 12)" style:apply-style-name="Review" style:base-cell-address="Anime.P40"/>
      <style:map style:condition="is-true-formula([.$C40] = 13)" style:apply-style-name="OST" style:base-cell-address="Anime.P40"/>
      <style:map style:condition="is-true-formula([.$C40] = 14)" style:apply-style-name="OP_20_-_20_ED" style:base-cell-address="Anime.P40"/>
      <style:map style:condition="is-true-formula([.$C40] = 2)" style:apply-style-name="Ongoing" style:base-cell-address="Anime.P40"/>
      <style:map style:condition="is-true-formula([.$C40] = 3)" style:apply-style-name="High_20_Priority" style:base-cell-address="Anime.P40"/>
      <style:map style:condition="is-true-formula([.$C40] = 4)" style:apply-style-name="Black_20_Default" style:base-cell-address="Anime.P40"/>
      <style:map style:condition="is-true-formula([.$C40] = 5)" style:apply-style-name="On_20_Hold" style:base-cell-address="Anime.P40"/>
      <style:map style:condition="is-true-formula([.$C40] = 6)" style:apply-style-name="Dropped" style:base-cell-address="Anime.P40"/>
    </style:style>
    <style:style style:name="ce535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text-properties fo:color="#ffffff"/>
      <style:map style:condition="is-true-formula([.$C3] = 1)" style:apply-style-name="Watched" style:base-cell-address="Anime.P3"/>
      <style:map style:condition="is-true-formula([.$C3] = 11)" style:apply-style-name="All" style:base-cell-address="Anime.P3"/>
      <style:map style:condition="is-true-formula([.$C3] = 12)" style:apply-style-name="Review" style:base-cell-address="Anime.P3"/>
      <style:map style:condition="is-true-formula([.$C3] = 13)" style:apply-style-name="OST" style:base-cell-address="Anime.P3"/>
      <style:map style:condition="is-true-formula([.$C3] = 14)" style:apply-style-name="OP_20_-_20_ED" style:base-cell-address="Anime.P3"/>
      <style:map style:condition="is-true-formula([.$C3] = 2)" style:apply-style-name="Ongoing" style:base-cell-address="Anime.P3"/>
      <style:map style:condition="is-true-formula([.$C3] = 3)" style:apply-style-name="High_20_Priority" style:base-cell-address="Anime.P3"/>
      <style:map style:condition="is-true-formula([.$C3] = 4)" style:apply-style-name="Black_20_Default" style:base-cell-address="Anime.P3"/>
      <style:map style:condition="is-true-formula([.$C3] = 5)" style:apply-style-name="On_20_Hold" style:base-cell-address="Anime.P3"/>
      <style:map style:condition="is-true-formula([.$C3] = 6)" style:apply-style-name="Dropped" style:base-cell-address="Anime.P3"/>
    </style:style>
    <style:style style:name="ce537" style:family="table-cell" style:parent-style-name="Default">
      <style:table-cell-properties fo:border-bottom="0.06pt solid #ffffff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3] = 1)" style:apply-style-name="Watched" style:base-cell-address="Anime.P3"/>
      <style:map style:condition="is-true-formula([.$C3] = 11)" style:apply-style-name="All" style:base-cell-address="Anime.P3"/>
      <style:map style:condition="is-true-formula([.$C3] = 12)" style:apply-style-name="Review" style:base-cell-address="Anime.P3"/>
      <style:map style:condition="is-true-formula([.$C3] = 13)" style:apply-style-name="OST" style:base-cell-address="Anime.P3"/>
      <style:map style:condition="is-true-formula([.$C3] = 14)" style:apply-style-name="OP_20_-_20_ED" style:base-cell-address="Anime.P3"/>
      <style:map style:condition="is-true-formula([.$C3] = 2)" style:apply-style-name="Ongoing" style:base-cell-address="Anime.P3"/>
      <style:map style:condition="is-true-formula([.$C3] = 3)" style:apply-style-name="High_20_Priority" style:base-cell-address="Anime.P3"/>
      <style:map style:condition="is-true-formula([.$C3] = 4)" style:apply-style-name="Black_20_Default" style:base-cell-address="Anime.P3"/>
      <style:map style:condition="is-true-formula([.$C3] = 5)" style:apply-style-name="On_20_Hold" style:base-cell-address="Anime.P3"/>
      <style:map style:condition="is-true-formula([.$C3] = 6)" style:apply-style-name="Dropped" style:base-cell-address="Anime.P3"/>
    </style:style>
    <style:style style:name="ce538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216] = 1)" style:apply-style-name="Watched" style:base-cell-address="Anime.P216"/>
      <style:map style:condition="is-true-formula([.$C216] = 11)" style:apply-style-name="All" style:base-cell-address="Anime.P216"/>
      <style:map style:condition="is-true-formula([.$C216] = 12)" style:apply-style-name="Review" style:base-cell-address="Anime.P216"/>
      <style:map style:condition="is-true-formula([.$C216] = 13)" style:apply-style-name="OST" style:base-cell-address="Anime.P216"/>
      <style:map style:condition="is-true-formula([.$C216] = 14)" style:apply-style-name="OP_20_-_20_ED" style:base-cell-address="Anime.P216"/>
      <style:map style:condition="is-true-formula([.$C216] = 2)" style:apply-style-name="Ongoing" style:base-cell-address="Anime.P216"/>
      <style:map style:condition="is-true-formula([.$C216] = 3)" style:apply-style-name="High_20_Priority" style:base-cell-address="Anime.P216"/>
      <style:map style:condition="is-true-formula([.$C216] = 4)" style:apply-style-name="Black_20_Default" style:base-cell-address="Anime.P216"/>
      <style:map style:condition="is-true-formula([.$C216] = 5)" style:apply-style-name="On_20_Hold" style:base-cell-address="Anime.P216"/>
      <style:map style:condition="is-true-formula([.$C216] = 6)" style:apply-style-name="Dropped" style:base-cell-address="Anime.P216"/>
    </style:style>
    <style:style style:name="ce539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208] = 1)" style:apply-style-name="Watched" style:base-cell-address="Anime.P208"/>
      <style:map style:condition="is-true-formula([.$C208] = 11)" style:apply-style-name="All" style:base-cell-address="Anime.P208"/>
      <style:map style:condition="is-true-formula([.$C208] = 12)" style:apply-style-name="Review" style:base-cell-address="Anime.P208"/>
      <style:map style:condition="is-true-formula([.$C208] = 13)" style:apply-style-name="OST" style:base-cell-address="Anime.P208"/>
      <style:map style:condition="is-true-formula([.$C208] = 14)" style:apply-style-name="OP_20_-_20_ED" style:base-cell-address="Anime.P208"/>
      <style:map style:condition="is-true-formula([.$C208] = 2)" style:apply-style-name="Ongoing" style:base-cell-address="Anime.P208"/>
      <style:map style:condition="is-true-formula([.$C208] = 3)" style:apply-style-name="High_20_Priority" style:base-cell-address="Anime.P208"/>
      <style:map style:condition="is-true-formula([.$C208] = 4)" style:apply-style-name="Black_20_Default" style:base-cell-address="Anime.P208"/>
      <style:map style:condition="is-true-formula([.$C208] = 5)" style:apply-style-name="On_20_Hold" style:base-cell-address="Anime.P208"/>
      <style:map style:condition="is-true-formula([.$C208] = 6)" style:apply-style-name="Dropped" style:base-cell-address="Anime.P208"/>
    </style:style>
    <style:style style:name="ce541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218] = 1)" style:apply-style-name="Watched" style:base-cell-address="Anime.P218"/>
      <style:map style:condition="is-true-formula([.$C218] = 11)" style:apply-style-name="All" style:base-cell-address="Anime.P218"/>
      <style:map style:condition="is-true-formula([.$C218] = 12)" style:apply-style-name="Review" style:base-cell-address="Anime.P218"/>
      <style:map style:condition="is-true-formula([.$C218] = 13)" style:apply-style-name="OST" style:base-cell-address="Anime.P218"/>
      <style:map style:condition="is-true-formula([.$C218] = 14)" style:apply-style-name="OP_20_-_20_ED" style:base-cell-address="Anime.P218"/>
      <style:map style:condition="is-true-formula([.$C218] = 2)" style:apply-style-name="Ongoing" style:base-cell-address="Anime.P218"/>
      <style:map style:condition="is-true-formula([.$C218] = 3)" style:apply-style-name="High_20_Priority" style:base-cell-address="Anime.P218"/>
      <style:map style:condition="is-true-formula([.$C218] = 4)" style:apply-style-name="Black_20_Default" style:base-cell-address="Anime.P218"/>
      <style:map style:condition="is-true-formula([.$C218] = 5)" style:apply-style-name="On_20_Hold" style:base-cell-address="Anime.P218"/>
      <style:map style:condition="is-true-formula([.$C218] = 6)" style:apply-style-name="Dropped" style:base-cell-address="Anime.P218"/>
    </style:style>
    <style:style style:name="ce542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text-properties fo:color="#ffffff"/>
      <style:map style:condition="is-true-formula([.$C215] = 1)" style:apply-style-name="Watched" style:base-cell-address="Anime.P215"/>
      <style:map style:condition="is-true-formula([.$C215] = 11)" style:apply-style-name="All" style:base-cell-address="Anime.P215"/>
      <style:map style:condition="is-true-formula([.$C215] = 12)" style:apply-style-name="Review" style:base-cell-address="Anime.P215"/>
      <style:map style:condition="is-true-formula([.$C215] = 13)" style:apply-style-name="OST" style:base-cell-address="Anime.P215"/>
      <style:map style:condition="is-true-formula([.$C215] = 14)" style:apply-style-name="OP_20_-_20_ED" style:base-cell-address="Anime.P215"/>
      <style:map style:condition="is-true-formula([.$C215] = 2)" style:apply-style-name="Ongoing" style:base-cell-address="Anime.P215"/>
      <style:map style:condition="is-true-formula([.$C215] = 3)" style:apply-style-name="High_20_Priority" style:base-cell-address="Anime.P215"/>
      <style:map style:condition="is-true-formula([.$C215] = 4)" style:apply-style-name="Black_20_Default" style:base-cell-address="Anime.P215"/>
      <style:map style:condition="is-true-formula([.$C215] = 5)" style:apply-style-name="On_20_Hold" style:base-cell-address="Anime.P215"/>
      <style:map style:condition="is-true-formula([.$C215] = 6)" style:apply-style-name="Dropped" style:base-cell-address="Anime.P215"/>
    </style:style>
    <style:style style:name="ce54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149] = 1)" style:apply-style-name="Watched" style:base-cell-address="Anime.P149"/>
      <style:map style:condition="is-true-formula([.$C149] = 11)" style:apply-style-name="All" style:base-cell-address="Anime.P149"/>
      <style:map style:condition="is-true-formula([.$C149] = 12)" style:apply-style-name="Review" style:base-cell-address="Anime.P149"/>
      <style:map style:condition="is-true-formula([.$C149] = 13)" style:apply-style-name="OST" style:base-cell-address="Anime.P149"/>
      <style:map style:condition="is-true-formula([.$C149] = 14)" style:apply-style-name="OP_20_-_20_ED" style:base-cell-address="Anime.P149"/>
      <style:map style:condition="is-true-formula([.$C149] = 2)" style:apply-style-name="Ongoing" style:base-cell-address="Anime.P149"/>
      <style:map style:condition="is-true-formula([.$C149] = 3)" style:apply-style-name="High_20_Priority" style:base-cell-address="Anime.P149"/>
      <style:map style:condition="is-true-formula([.$C149] = 4)" style:apply-style-name="Black_20_Default" style:base-cell-address="Anime.P149"/>
      <style:map style:condition="is-true-formula([.$C149] = 5)" style:apply-style-name="On_20_Hold" style:base-cell-address="Anime.P149"/>
      <style:map style:condition="is-true-formula([.$C149] = 6)" style:apply-style-name="Dropped" style:base-cell-address="Anime.P149"/>
    </style:style>
    <style:style style:name="ce544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start" fo:margin-left="0mm"/>
      <style:map style:condition="is-true-formula([.$C200] = 1)" style:apply-style-name="Watched" style:base-cell-address="Anime.P200"/>
      <style:map style:condition="is-true-formula([.$C200] = 11)" style:apply-style-name="All" style:base-cell-address="Anime.P200"/>
      <style:map style:condition="is-true-formula([.$C200] = 12)" style:apply-style-name="Review" style:base-cell-address="Anime.P200"/>
      <style:map style:condition="is-true-formula([.$C200] = 13)" style:apply-style-name="OST" style:base-cell-address="Anime.P200"/>
      <style:map style:condition="is-true-formula([.$C200] = 14)" style:apply-style-name="OP_20_-_20_ED" style:base-cell-address="Anime.P200"/>
      <style:map style:condition="is-true-formula([.$C200] = 2)" style:apply-style-name="Ongoing" style:base-cell-address="Anime.P200"/>
      <style:map style:condition="is-true-formula([.$C200] = 3)" style:apply-style-name="High_20_Priority" style:base-cell-address="Anime.P200"/>
      <style:map style:condition="is-true-formula([.$C200] = 4)" style:apply-style-name="Black_20_Default" style:base-cell-address="Anime.P200"/>
      <style:map style:condition="is-true-formula([.$C200] = 5)" style:apply-style-name="On_20_Hold" style:base-cell-address="Anime.P200"/>
      <style:map style:condition="is-true-formula([.$C200] = 6)" style:apply-style-name="Dropped" style:base-cell-address="Anime.P200"/>
    </style:style>
    <style:style style:name="ce61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</style:style>
    <style:style style:name="ce546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mm"/>
      <style:text-properties fo:color="#ffffff"/>
    </style:style>
    <style:style style:name="ce549" style:family="table-cell" style:parent-style-name="Default">
      <style:table-cell-properties fo:background-color="#000000" style:vertical-align="middle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55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Q215"/>
      <style:map style:condition="is-true-formula([.$C215] = 11)" style:apply-style-name="All" style:base-cell-address="Anime.Q215"/>
      <style:map style:condition="is-true-formula([.$C215] = 12)" style:apply-style-name="Review" style:base-cell-address="Anime.Q215"/>
      <style:map style:condition="is-true-formula([.$C215] = 13)" style:apply-style-name="OST" style:base-cell-address="Anime.Q215"/>
      <style:map style:condition="is-true-formula([.$C215] = 14)" style:apply-style-name="OP_20_-_20_ED" style:base-cell-address="Anime.Q215"/>
      <style:map style:condition="is-true-formula([.$C215] = 2)" style:apply-style-name="Ongoing" style:base-cell-address="Anime.Q215"/>
      <style:map style:condition="is-true-formula([.$C215] = 3)" style:apply-style-name="High_20_Priority" style:base-cell-address="Anime.Q215"/>
      <style:map style:condition="is-true-formula([.$C215] = 4)" style:apply-style-name="Black_20_Default" style:base-cell-address="Anime.Q215"/>
      <style:map style:condition="is-true-formula([.$C215] = 5)" style:apply-style-name="On_20_Hold" style:base-cell-address="Anime.Q215"/>
      <style:map style:condition="is-true-formula([.$C215] = 6)" style:apply-style-name="Dropped" style:base-cell-address="Anime.Q215"/>
    </style:style>
    <style:style style:name="ce616" style:family="table-cell" style:parent-style-name="Default">
      <style:table-cell-properties fo:border-bottom="none" fo:background-color="#000099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mm"/>
      <style:text-properties fo:color="#ffffff"/>
    </style:style>
    <style:style style:name="ce557" style:family="table-cell" style:parent-style-name="Default">
      <style:table-cell-properties fo:border-bottom="none" fo:background-color="#000099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</style:style>
    <style:style style:name="ce560" style:family="table-cell" style:parent-style-name="Default">
      <style:table-cell-properties fo:border-bottom="none" fo:background-color="#000000" fo:border-left="0.06pt solid #ffffff" fo:border-right="none" fo:border-top="none" style:vertical-align="middle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561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17] = 1)" style:apply-style-name="Watched" style:base-cell-address="Anime.R17"/>
      <style:map style:condition="is-true-formula([.$C17] = 11)" style:apply-style-name="All" style:base-cell-address="Anime.R17"/>
      <style:map style:condition="is-true-formula([.$C17] = 12)" style:apply-style-name="Review" style:base-cell-address="Anime.R17"/>
      <style:map style:condition="is-true-formula([.$C17] = 13)" style:apply-style-name="OST" style:base-cell-address="Anime.R17"/>
      <style:map style:condition="is-true-formula([.$C17] = 14)" style:apply-style-name="OP_20_-_20_ED" style:base-cell-address="Anime.R17"/>
      <style:map style:condition="is-true-formula([.$C17] = 2)" style:apply-style-name="Ongoing" style:base-cell-address="Anime.R17"/>
      <style:map style:condition="is-true-formula([.$C17] = 3)" style:apply-style-name="High_20_Priority" style:base-cell-address="Anime.R17"/>
      <style:map style:condition="is-true-formula([.$C17] = 4)" style:apply-style-name="Black_20_Default" style:base-cell-address="Anime.R17"/>
      <style:map style:condition="is-true-formula([.$C17] = 5)" style:apply-style-name="On_20_Hold" style:base-cell-address="Anime.R17"/>
      <style:map style:condition="is-true-formula([.$C17] = 6)" style:apply-style-name="Dropped" style:base-cell-address="Anime.R17"/>
    </style:style>
    <style:style style:name="ce562" style:family="table-cell" style:parent-style-name="Default">
      <style:table-cell-properties fo:border-bottom="0.06pt solid #ffffff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63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64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R215"/>
      <style:map style:condition="is-true-formula([.$C215] = 11)" style:apply-style-name="All" style:base-cell-address="Anime.R215"/>
      <style:map style:condition="is-true-formula([.$C215] = 12)" style:apply-style-name="Review" style:base-cell-address="Anime.R215"/>
      <style:map style:condition="is-true-formula([.$C215] = 13)" style:apply-style-name="OST" style:base-cell-address="Anime.R215"/>
      <style:map style:condition="is-true-formula([.$C215] = 14)" style:apply-style-name="OP_20_-_20_ED" style:base-cell-address="Anime.R215"/>
      <style:map style:condition="is-true-formula([.$C215] = 2)" style:apply-style-name="Ongoing" style:base-cell-address="Anime.R215"/>
      <style:map style:condition="is-true-formula([.$C215] = 3)" style:apply-style-name="High_20_Priority" style:base-cell-address="Anime.R215"/>
      <style:map style:condition="is-true-formula([.$C215] = 4)" style:apply-style-name="Black_20_Default" style:base-cell-address="Anime.R215"/>
      <style:map style:condition="is-true-formula([.$C215] = 5)" style:apply-style-name="On_20_Hold" style:base-cell-address="Anime.R215"/>
      <style:map style:condition="is-true-formula([.$C215] = 6)" style:apply-style-name="Dropped" style:base-cell-address="Anime.R215"/>
    </style:style>
    <style:style style:name="ce565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627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ffffff" style:vertical-align="middle"/>
      <style:paragraph-properties fo:text-align="center" fo:margin-left="0mm"/>
      <style:text-properties fo:color="#ffffff"/>
    </style:style>
    <style:style style:name="ce567" style:family="table-cell" style:parent-style-name="Default">
      <style:table-cell-properties fo:background-color="#000099" style:text-align-source="fix" style:repeat-content="false" style:vertical-align="middle"/>
      <style:paragraph-properties fo:text-align="center" fo:margin-left="0mm"/>
      <style:text-properties fo:color="#ffffff"/>
    </style:style>
    <style:style style:name="ce568" style:family="table-cell" style:parent-style-name="Default">
      <style:table-cell-properties fo:background-color="#000000" style:vertical-align="middle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6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6] = 1)" style:apply-style-name="Watched" style:base-cell-address="Anime.A216"/>
      <style:map style:condition="is-true-formula([.$C216] = 11)" style:apply-style-name="All" style:base-cell-address="Anime.A216"/>
      <style:map style:condition="is-true-formula([.$C216] = 12)" style:apply-style-name="Review" style:base-cell-address="Anime.A216"/>
      <style:map style:condition="is-true-formula([.$C216] = 13)" style:apply-style-name="OST" style:base-cell-address="Anime.A216"/>
      <style:map style:condition="is-true-formula([.$C216] = 14)" style:apply-style-name="OP_20_-_20_ED" style:base-cell-address="Anime.A216"/>
      <style:map style:condition="is-true-formula([.$C216] = 2)" style:apply-style-name="Ongoing" style:base-cell-address="Anime.A216"/>
      <style:map style:condition="is-true-formula([.$C216] = 3)" style:apply-style-name="High_20_Priority" style:base-cell-address="Anime.A216"/>
      <style:map style:condition="is-true-formula([.$C216] = 4)" style:apply-style-name="Black_20_Default" style:base-cell-address="Anime.A216"/>
      <style:map style:condition="is-true-formula([.$C216] = 5)" style:apply-style-name="On_20_Hold" style:base-cell-address="Anime.A216"/>
      <style:map style:condition="is-true-formula([.$C216] = 6)" style:apply-style-name="Dropped" style:base-cell-address="Anime.A216"/>
    </style:style>
    <style:style style:name="ce57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S215"/>
      <style:map style:condition="is-true-formula([.$C215] = 11)" style:apply-style-name="All" style:base-cell-address="Anime.S215"/>
      <style:map style:condition="is-true-formula([.$C215] = 12)" style:apply-style-name="Review" style:base-cell-address="Anime.S215"/>
      <style:map style:condition="is-true-formula([.$C215] = 13)" style:apply-style-name="OST" style:base-cell-address="Anime.S215"/>
      <style:map style:condition="is-true-formula([.$C215] = 14)" style:apply-style-name="OP_20_-_20_ED" style:base-cell-address="Anime.S215"/>
      <style:map style:condition="is-true-formula([.$C215] = 2)" style:apply-style-name="Ongoing" style:base-cell-address="Anime.S215"/>
      <style:map style:condition="is-true-formula([.$C215] = 3)" style:apply-style-name="High_20_Priority" style:base-cell-address="Anime.S215"/>
      <style:map style:condition="is-true-formula([.$C215] = 4)" style:apply-style-name="Black_20_Default" style:base-cell-address="Anime.S215"/>
      <style:map style:condition="is-true-formula([.$C215] = 5)" style:apply-style-name="On_20_Hold" style:base-cell-address="Anime.S215"/>
      <style:map style:condition="is-true-formula([.$C215] = 6)" style:apply-style-name="Dropped" style:base-cell-address="Anime.S215"/>
    </style:style>
    <style:style style:name="ce571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73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76" style:family="table-cell" style:parent-style-name="Default" style:data-style-name="N99">
      <style:table-cell-properties fo:background-color="#000000" style:vertical-align="middle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577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17] = 1)" style:apply-style-name="Watched" style:base-cell-address="Anime.T17"/>
      <style:map style:condition="is-true-formula([.$C17] = 11)" style:apply-style-name="All" style:base-cell-address="Anime.T17"/>
      <style:map style:condition="is-true-formula([.$C17] = 12)" style:apply-style-name="Review" style:base-cell-address="Anime.T17"/>
      <style:map style:condition="is-true-formula([.$C17] = 13)" style:apply-style-name="OST" style:base-cell-address="Anime.T17"/>
      <style:map style:condition="is-true-formula([.$C17] = 14)" style:apply-style-name="OP_20_-_20_ED" style:base-cell-address="Anime.T17"/>
      <style:map style:condition="is-true-formula([.$C17] = 2)" style:apply-style-name="Ongoing" style:base-cell-address="Anime.T17"/>
      <style:map style:condition="is-true-formula([.$C17] = 3)" style:apply-style-name="High_20_Priority" style:base-cell-address="Anime.T17"/>
      <style:map style:condition="is-true-formula([.$C17] = 4)" style:apply-style-name="Black_20_Default" style:base-cell-address="Anime.T17"/>
      <style:map style:condition="is-true-formula([.$C17] = 5)" style:apply-style-name="On_20_Hold" style:base-cell-address="Anime.T17"/>
      <style:map style:condition="is-true-formula([.$C17] = 6)" style:apply-style-name="Dropped" style:base-cell-address="Anime.T17"/>
    </style:style>
    <style:style style:name="ce580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82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40] = 1)" style:apply-style-name="Watched" style:base-cell-address="Anime.C40"/>
      <style:map style:condition="is-true-formula([.$C40] = 11)" style:apply-style-name="All" style:base-cell-address="Anime.C40"/>
      <style:map style:condition="is-true-formula([.$C40] = 12)" style:apply-style-name="Review" style:base-cell-address="Anime.C40"/>
      <style:map style:condition="is-true-formula([.$C40] = 13)" style:apply-style-name="OST" style:base-cell-address="Anime.C40"/>
      <style:map style:condition="is-true-formula([.$C40] = 14)" style:apply-style-name="OP_20_-_20_ED" style:base-cell-address="Anime.C40"/>
      <style:map style:condition="is-true-formula([.$C40] = 2)" style:apply-style-name="Ongoing" style:base-cell-address="Anime.C40"/>
      <style:map style:condition="is-true-formula([.$C40] = 3)" style:apply-style-name="High_20_Priority" style:base-cell-address="Anime.C40"/>
      <style:map style:condition="is-true-formula([.$C40] = 4)" style:apply-style-name="Black_20_Default" style:base-cell-address="Anime.C40"/>
      <style:map style:condition="is-true-formula([.$C40] = 5)" style:apply-style-name="On_20_Hold" style:base-cell-address="Anime.C40"/>
      <style:map style:condition="is-true-formula([.$C40] = 6)" style:apply-style-name="Dropped" style:base-cell-address="Anime.C40"/>
    </style:style>
    <style:style style:name="ce584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85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map style:condition="is-true-formula([.$C216] = 1)" style:apply-style-name="Watched" style:base-cell-address="Anime.A216"/>
      <style:map style:condition="is-true-formula([.$C216] = 11)" style:apply-style-name="All" style:base-cell-address="Anime.A216"/>
      <style:map style:condition="is-true-formula([.$C216] = 12)" style:apply-style-name="Review" style:base-cell-address="Anime.A216"/>
      <style:map style:condition="is-true-formula([.$C216] = 13)" style:apply-style-name="OST" style:base-cell-address="Anime.A216"/>
      <style:map style:condition="is-true-formula([.$C216] = 14)" style:apply-style-name="OP_20_-_20_ED" style:base-cell-address="Anime.A216"/>
      <style:map style:condition="is-true-formula([.$C216] = 2)" style:apply-style-name="Ongoing" style:base-cell-address="Anime.A216"/>
      <style:map style:condition="is-true-formula([.$C216] = 3)" style:apply-style-name="High_20_Priority" style:base-cell-address="Anime.A216"/>
      <style:map style:condition="is-true-formula([.$C216] = 4)" style:apply-style-name="Black_20_Default" style:base-cell-address="Anime.A216"/>
      <style:map style:condition="is-true-formula([.$C216] = 5)" style:apply-style-name="On_20_Hold" style:base-cell-address="Anime.A216"/>
      <style:map style:condition="is-true-formula([.$C216] = 6)" style:apply-style-name="Dropped" style:base-cell-address="Anime.A216"/>
    </style:style>
    <style:style style:name="ce586" style:family="table-cell" style:parent-style-name="Default" style:data-style-name="N99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T215"/>
      <style:map style:condition="is-true-formula([.$C215] = 11)" style:apply-style-name="All" style:base-cell-address="Anime.T215"/>
      <style:map style:condition="is-true-formula([.$C215] = 12)" style:apply-style-name="Review" style:base-cell-address="Anime.T215"/>
      <style:map style:condition="is-true-formula([.$C215] = 13)" style:apply-style-name="OST" style:base-cell-address="Anime.T215"/>
      <style:map style:condition="is-true-formula([.$C215] = 14)" style:apply-style-name="OP_20_-_20_ED" style:base-cell-address="Anime.T215"/>
      <style:map style:condition="is-true-formula([.$C215] = 2)" style:apply-style-name="Ongoing" style:base-cell-address="Anime.T215"/>
      <style:map style:condition="is-true-formula([.$C215] = 3)" style:apply-style-name="High_20_Priority" style:base-cell-address="Anime.T215"/>
      <style:map style:condition="is-true-formula([.$C215] = 4)" style:apply-style-name="Black_20_Default" style:base-cell-address="Anime.T215"/>
      <style:map style:condition="is-true-formula([.$C215] = 5)" style:apply-style-name="On_20_Hold" style:base-cell-address="Anime.T215"/>
      <style:map style:condition="is-true-formula([.$C215] = 6)" style:apply-style-name="Dropped" style:base-cell-address="Anime.T215"/>
    </style:style>
    <style:style style:name="ce640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0.06pt solid #ffffff" style:vertical-align="middle"/>
      <style:paragraph-properties fo:text-align="center" fo:margin-left="0mm"/>
      <style:text-properties fo:color="#ffffff"/>
    </style:style>
    <style:style style:name="ce588" style:family="table-cell" style:parent-style-name="Default">
      <style:table-cell-properties fo:border-bottom="none" fo:background-color="#000099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</style:style>
    <style:style style:name="ce589" style:family="table-cell" style:parent-style-name="Default">
      <style:table-cell-properties fo:border-bottom="none" fo:background-color="#000000" fo:border-left="none" fo:border-right="0.06pt solid #ffffff" fo:border-top="none" style:vertical-align="middle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590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 fo:font-style="normal" style:font-style-asian="normal" style:font-style-complex="normal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91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U215"/>
      <style:map style:condition="is-true-formula([.$C215] = 11)" style:apply-style-name="All" style:base-cell-address="Anime.U215"/>
      <style:map style:condition="is-true-formula([.$C215] = 12)" style:apply-style-name="Review" style:base-cell-address="Anime.U215"/>
      <style:map style:condition="is-true-formula([.$C215] = 13)" style:apply-style-name="OST" style:base-cell-address="Anime.U215"/>
      <style:map style:condition="is-true-formula([.$C215] = 14)" style:apply-style-name="OP_20_-_20_ED" style:base-cell-address="Anime.U215"/>
      <style:map style:condition="is-true-formula([.$C215] = 2)" style:apply-style-name="Ongoing" style:base-cell-address="Anime.U215"/>
      <style:map style:condition="is-true-formula([.$C215] = 3)" style:apply-style-name="High_20_Priority" style:base-cell-address="Anime.U215"/>
      <style:map style:condition="is-true-formula([.$C215] = 4)" style:apply-style-name="Black_20_Default" style:base-cell-address="Anime.U215"/>
      <style:map style:condition="is-true-formula([.$C215] = 5)" style:apply-style-name="On_20_Hold" style:base-cell-address="Anime.U215"/>
      <style:map style:condition="is-true-formula([.$C215] = 6)" style:apply-style-name="Dropped" style:base-cell-address="Anime.U215"/>
    </style:style>
    <style:style style:name="ce59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Anime.A3"/>
      <style:map style:condition="is-true-formula([.$C3] = 11)" style:apply-style-name="All" style:base-cell-address="Anime.A3"/>
      <style:map style:condition="is-true-formula([.$C3] = 12)" style:apply-style-name="Review" style:base-cell-address="Anime.A3"/>
      <style:map style:condition="is-true-formula([.$C3] = 13)" style:apply-style-name="OST" style:base-cell-address="Anime.A3"/>
      <style:map style:condition="is-true-formula([.$C3] = 14)" style:apply-style-name="OP_20_-_20_ED" style:base-cell-address="Anime.A3"/>
      <style:map style:condition="is-true-formula([.$C3] = 2)" style:apply-style-name="Ongoing" style:base-cell-address="Anime.A3"/>
      <style:map style:condition="is-true-formula([.$C3] = 3)" style:apply-style-name="High_20_Priority" style:base-cell-address="Anime.A3"/>
      <style:map style:condition="is-true-formula([.$C3] = 4)" style:apply-style-name="Black_20_Default" style:base-cell-address="Anime.A3"/>
      <style:map style:condition="is-true-formula([.$C3] = 5)" style:apply-style-name="On_20_Hold" style:base-cell-address="Anime.A3"/>
      <style:map style:condition="is-true-formula([.$C3] = 6)" style:apply-style-name="Dropped" style:base-cell-address="Anime.A3"/>
    </style:style>
    <style:style style:name="ce597" style:family="table-cell" style:parent-style-name="Default">
      <style:table-cell-properties fo:border-bottom="none" fo:background-color="#006666" style:text-align-source="fix" style:repeat-content="false" fo:border-left="0.06pt solid #ffffff" fo:border-right="0.06pt solid #ffffff" fo:border-top="0.06pt solid #ffffff" style:vertical-align="middle"/>
      <style:paragraph-properties fo:text-align="center" fo:margin-left="0mm"/>
      <style:text-properties fo:color="#ffffff"/>
    </style:style>
    <style:style style:name="ce598" style:family="table-cell" style:parent-style-name="Default">
      <style:table-cell-properties fo:border-bottom="none" fo:background-color="#006666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</style:style>
    <style:style style:name="ce599" style:family="table-cell" style:parent-style-name="Default">
      <style:table-cell-properties fo:border-bottom="none" fo:background-color="#000000" fo:border-left="0.06pt solid #ffffff" fo:border-right="none" fo:border-top="none" style:vertical-align="middle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600" style:family="table-cell" style:parent-style-name="Default">
      <style:table-cell-properties fo:border-bottom="none" fo:background-color="#000000" style:text-align-source="fix" style:repeat-content="false" fo:border-left="0.06pt solid #ffffff" fo:border-right="none" fo:border-top="non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V215"/>
      <style:map style:condition="is-true-formula([.$C215] = 11)" style:apply-style-name="All" style:base-cell-address="Anime.V215"/>
      <style:map style:condition="is-true-formula([.$C215] = 12)" style:apply-style-name="Review" style:base-cell-address="Anime.V215"/>
      <style:map style:condition="is-true-formula([.$C215] = 13)" style:apply-style-name="OST" style:base-cell-address="Anime.V215"/>
      <style:map style:condition="is-true-formula([.$C215] = 14)" style:apply-style-name="OP_20_-_20_ED" style:base-cell-address="Anime.V215"/>
      <style:map style:condition="is-true-formula([.$C215] = 2)" style:apply-style-name="Ongoing" style:base-cell-address="Anime.V215"/>
      <style:map style:condition="is-true-formula([.$C215] = 3)" style:apply-style-name="High_20_Priority" style:base-cell-address="Anime.V215"/>
      <style:map style:condition="is-true-formula([.$C215] = 4)" style:apply-style-name="Black_20_Default" style:base-cell-address="Anime.V215"/>
      <style:map style:condition="is-true-formula([.$C215] = 5)" style:apply-style-name="On_20_Hold" style:base-cell-address="Anime.V215"/>
      <style:map style:condition="is-true-formula([.$C215] = 6)" style:apply-style-name="Dropped" style:base-cell-address="Anime.V215"/>
    </style:style>
    <style:style style:name="ce601" style:family="table-cell" style:parent-style-name="Default">
      <style:table-cell-properties fo:border-bottom="none" fo:background-color="#006666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</style:style>
    <style:style style:name="ce602" style:family="table-cell" style:parent-style-name="Default">
      <style:table-cell-properties fo:border-bottom="none" fo:background-color="#000000" fo:border-left="none" fo:border-right="0.06pt solid #ffffff" fo:border-top="none" style:vertical-align="middle"/>
      <style:text-properties fo:color="#ffffff"/>
      <style:map style:condition="is-true-formula([.$C217] = 1)" style:apply-style-name="Watched" style:base-cell-address="Anime.W217"/>
      <style:map style:condition="is-true-formula([.$C217] = 2)" style:apply-style-name="Ongoing" style:base-cell-address="Anime.W217"/>
      <style:map style:condition="is-true-formula(OR([.$C217] = &quot;+&quot;; [.$C217] = 3))" style:apply-style-name="High_20_Priority" style:base-cell-address="Anime.W217"/>
      <style:map style:condition="is-true-formula(OR([.$C217] = &quot;*&quot;; [.$C217] = 4))" style:apply-style-name="On_20_Hold" style:base-cell-address="Anime.W217"/>
      <style:map style:condition="is-true-formula(OR([.$C217] = &quot;?&quot;; [.$C217] = 5))" style:apply-style-name="Default" style:base-cell-address="Anime.W217"/>
      <style:map style:condition="is-true-formula([.$C217] = 6)" style:apply-style-name="Dropped" style:base-cell-address="Anime.W217"/>
    </style:style>
    <style:style style:name="ce60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W215"/>
      <style:map style:condition="is-true-formula([.$C215] = 11)" style:apply-style-name="All" style:base-cell-address="Anime.W215"/>
      <style:map style:condition="is-true-formula([.$C215] = 12)" style:apply-style-name="Review" style:base-cell-address="Anime.W215"/>
      <style:map style:condition="is-true-formula([.$C215] = 13)" style:apply-style-name="OST" style:base-cell-address="Anime.W215"/>
      <style:map style:condition="is-true-formula([.$C215] = 14)" style:apply-style-name="OP_20_-_20_ED" style:base-cell-address="Anime.W215"/>
      <style:map style:condition="is-true-formula([.$C215] = 2)" style:apply-style-name="Ongoing" style:base-cell-address="Anime.W215"/>
      <style:map style:condition="is-true-formula([.$C215] = 3)" style:apply-style-name="High_20_Priority" style:base-cell-address="Anime.W215"/>
      <style:map style:condition="is-true-formula([.$C215] = 4)" style:apply-style-name="Black_20_Default" style:base-cell-address="Anime.W215"/>
      <style:map style:condition="is-true-formula([.$C215] = 5)" style:apply-style-name="On_20_Hold" style:base-cell-address="Anime.W215"/>
      <style:map style:condition="is-true-formula([.$C215] = 6)" style:apply-style-name="Dropped" style:base-cell-address="Anime.W215"/>
    </style:style>
    <style:style style:name="ce60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66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66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000000" style:vertical-align="middle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26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  <style:map style:condition="is-true-formula([.$C215] = 1)" style:apply-style-name="Watched" style:base-cell-address="Anime.A215"/>
      <style:map style:condition="is-true-formula([.$C215] = 2)" style:apply-style-name="Ongoing" style:base-cell-address="Anime.A215"/>
      <style:map style:condition="is-true-formula(OR([.$C215] = &quot;+&quot;; [.$C215] = 3))" style:apply-style-name="High_20_Priority" style:base-cell-address="Anime.A215"/>
      <style:map style:condition="is-true-formula(OR([.$C215] = &quot;*&quot;; [.$C215] = 4))" style:apply-style-name="On_20_Hold" style:base-cell-address="Anime.A215"/>
      <style:map style:condition="is-true-formula(OR([.$C215] = &quot;?&quot;; [.$C215] = 5))" style:apply-style-name="Default" style:base-cell-address="Anime.A215"/>
      <style:map style:condition="is-true-formula([.$C215] = 6)" style:apply-style-name="Dropped" style:base-cell-address="Anime.A215"/>
    </style:style>
    <style:style style:name="ce66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67" style:family="table-cell" style:parent-style-name="Default">
      <style:table-cell-properties style:vertical-align="middle"/>
    </style:style>
    <style:style style:name="ce668" style:family="table-cell" style:parent-style-name="Default">
      <style:table-cell-properties fo:background-color="#000000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/>
    </style:style>
    <style:style style:name="ce107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color="#ffffff"/>
    </style:style>
    <style:style style:name="ce333" style:family="table-cell" style:parent-style-name="Default">
      <style:table-cell-properties fo:background-color="#111111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575" style:family="table-cell" style:parent-style-name="Default">
      <style:table-cell-properties fo:background-color="#000000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35" style:family="table-cell" style:parent-style-name="Default">
      <style:table-cell-properties fo:background-color="#000000"/>
      <style:text-properties fo:color="#ffffff"/>
      <style:map style:condition="is-true-formula([.$C17] = 1)" style:apply-style-name="Watched" style:base-cell-address="'Anime To Watch'.A17"/>
      <style:map style:condition="is-true-formula([.$C17] = 2)" style:apply-style-name="Ongoing" style:base-cell-address="'Anime To Watch'.A17"/>
      <style:map style:condition="is-true-formula(OR([.$C17] = &quot;+&quot;; [.$C17] = 3))" style:apply-style-name="High_20_Priority" style:base-cell-address="'Anime To Watch'.A17"/>
      <style:map style:condition="is-true-formula(OR([.$C17] = &quot;*&quot;; [.$C17] = 4))" style:apply-style-name="On_20_Hold" style:base-cell-address="'Anime To Watch'.A17"/>
      <style:map style:condition="is-true-formula(OR([.$C17] = &quot;?&quot;; [.$C17] = 5))" style:apply-style-name="Default" style:base-cell-address="'Anime To Watch'.A17"/>
      <style:map style:condition="is-true-formula([.$C17] = 6)" style:apply-style-name="Dropped" style:base-cell-address="'Anime To Watch'.A17"/>
    </style:style>
    <style:style style:name="ce336" style:family="table-cell" style:parent-style-name="Default">
      <style:table-cell-properties fo:background-color="#000000"/>
      <style:text-properties fo:color="#ffffff"/>
      <style:map style:condition="is-true-formula([.$C20] = 1)" style:apply-style-name="Watched" style:base-cell-address="'Anime To Watch'.A20"/>
      <style:map style:condition="is-true-formula([.$C20] = 2)" style:apply-style-name="Ongoing" style:base-cell-address="'Anime To Watch'.A20"/>
      <style:map style:condition="is-true-formula(OR([.$C20] = &quot;+&quot;; [.$C20] = 3))" style:apply-style-name="High_20_Priority" style:base-cell-address="'Anime To Watch'.A20"/>
      <style:map style:condition="is-true-formula(OR([.$C20] = &quot;*&quot;; [.$C20] = 4))" style:apply-style-name="On_20_Hold" style:base-cell-address="'Anime To Watch'.A20"/>
      <style:map style:condition="is-true-formula(OR([.$C20] = &quot;?&quot;; [.$C20] = 5))" style:apply-style-name="Default" style:base-cell-address="'Anime To Watch'.A20"/>
      <style:map style:condition="is-true-formula([.$C20] = 6)" style:apply-style-name="Dropped" style:base-cell-address="'Anime To Watch'.A20"/>
    </style:style>
    <style:style style:name="ce337" style:family="table-cell" style:parent-style-name="Default">
      <style:table-cell-properties fo:background-color="#000000"/>
      <style:text-properties fo:color="#ffffff"/>
      <style:map style:condition="is-true-formula([.$C56] = 1)" style:apply-style-name="Watched" style:base-cell-address="'Anime To Watch'.A56"/>
      <style:map style:condition="is-true-formula([.$C56] = 2)" style:apply-style-name="Ongoing" style:base-cell-address="'Anime To Watch'.A56"/>
      <style:map style:condition="is-true-formula(OR([.$C56] = &quot;+&quot;; [.$C56] = 3))" style:apply-style-name="High_20_Priority" style:base-cell-address="'Anime To Watch'.A56"/>
      <style:map style:condition="is-true-formula(OR([.$C56] = &quot;*&quot;; [.$C56] = 4))" style:apply-style-name="On_20_Hold" style:base-cell-address="'Anime To Watch'.A56"/>
      <style:map style:condition="is-true-formula(OR([.$C56] = &quot;?&quot;; [.$C56] = 5))" style:apply-style-name="Default" style:base-cell-address="'Anime To Watch'.A56"/>
      <style:map style:condition="is-true-formula([.$C56] = 6)" style:apply-style-name="Dropped" style:base-cell-address="'Anime To Watch'.A56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238" style:family="table-cell" style:parent-style-name="Default">
      <style:table-cell-properties fo:background-color="#000000"/>
      <style:text-properties fo:color="#ffffff"/>
      <style:map style:condition="is-true-formula([.$C121] = 1)" style:apply-style-name="Watched" style:base-cell-address="'Anime To Watch'.A121"/>
      <style:map style:condition="is-true-formula([.$C121] = 2)" style:apply-style-name="Ongoing" style:base-cell-address="'Anime To Watch'.A121"/>
      <style:map style:condition="is-true-formula(OR([.$C121] = &quot;+&quot;; [.$C121] = 3))" style:apply-style-name="High_20_Priority" style:base-cell-address="'Anime To Watch'.A121"/>
      <style:map style:condition="is-true-formula(OR([.$C121] = &quot;*&quot;; [.$C121] = 4))" style:apply-style-name="On_20_Hold" style:base-cell-address="'Anime To Watch'.A121"/>
      <style:map style:condition="is-true-formula(OR([.$C121] = &quot;?&quot;; [.$C121] = 5))" style:apply-style-name="Default" style:base-cell-address="'Anime To Watch'.A121"/>
      <style:map style:condition="is-true-formula([.$C121] = 6)" style:apply-style-name="Dropped" style:base-cell-address="'Anime To Watch'.A121"/>
    </style:style>
    <style:style style:name="ce339" style:family="table-cell" style:parent-style-name="Default">
      <style:table-cell-properties fo:background-color="#000000"/>
      <style:text-properties fo:color="#ffffff"/>
      <style:map style:condition="is-true-formula([.$C127] = 1)" style:apply-style-name="Watched" style:base-cell-address="'Anime To Watch'.A127"/>
      <style:map style:condition="is-true-formula([.$C127] = 2)" style:apply-style-name="Ongoing" style:base-cell-address="'Anime To Watch'.A127"/>
      <style:map style:condition="is-true-formula(OR([.$C127] = &quot;+&quot;; [.$C127] = 3))" style:apply-style-name="High_20_Priority" style:base-cell-address="'Anime To Watch'.A127"/>
      <style:map style:condition="is-true-formula(OR([.$C127] = &quot;*&quot;; [.$C127] = 4))" style:apply-style-name="On_20_Hold" style:base-cell-address="'Anime To Watch'.A127"/>
      <style:map style:condition="is-true-formula(OR([.$C127] = &quot;?&quot;; [.$C127] = 5))" style:apply-style-name="Default" style:base-cell-address="'Anime To Watch'.A127"/>
      <style:map style:condition="is-true-formula([.$C127] = 6)" style:apply-style-name="Dropped" style:base-cell-address="'Anime To Watch'.A127"/>
    </style:style>
    <style:style style:name="ce39" style:family="table-cell" style:parent-style-name="Default">
      <style:table-cell-properties fo:background-color="#000000"/>
      <style:text-properties fo:color="#ffffff"/>
    </style:style>
    <style:style style:name="ce592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fo:color="#ffffff"/>
    </style:style>
    <style:style style:name="ce340" style:family="table-cell" style:parent-style-name="Default">
      <style:table-cell-properties fo:background-color="#800000" style:text-align-source="fix" style:repeat-content="false" style:vertical-align="middle"/>
      <style:paragraph-properties fo:text-align="start" fo:margin-left="0mm"/>
      <style:text-properties fo:color="#ffffff"/>
    </style:style>
    <style:style style:name="ce34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mm"/>
      <style:text-properties fo:color="#ffffff"/>
    </style:style>
    <style:style style:name="ce595" style:family="table-cell" style:parent-style-name="Default">
      <style:table-cell-properties fo:border-bottom="0.06pt solid #000000" fo:background-color="#660066" style:text-align-source="fix" style:repeat-content="false" fo:border-left="0.06pt solid #ffffff" fo:border-right="0.06pt solid #000000" fo:border-top="0.06pt solid #000000"/>
      <style:paragraph-properties fo:text-align="start" fo:margin-left="0mm"/>
      <style:text-properties fo:color="#ffffff"/>
    </style:style>
    <style:style style:name="ce596" style:family="table-cell" style:parent-style-name="Default">
      <style:table-cell-properties fo:border-bottom="0.06pt solid #000000" fo:background-color="#330033" style:text-align-source="fix" style:repeat-content="false" fo:border-left="0.06pt solid #ffffff" fo:border-right="0.06pt solid #000000" fo:border-top="0.06pt solid #000000"/>
      <style:paragraph-properties fo:text-align="start" fo:margin-left="0mm"/>
      <style:text-properties fo:color="#ffffff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/>
    </style:style>
    <style:style style:name="ce323" style:family="table-cell" style:parent-style-name="Default">
      <style:table-cell-properties fo:background-color="#000000"/>
      <style:text-properties fo:color="#ffffff"/>
      <style:map style:condition="is-true-formula([.$C16] = 1)" style:apply-style-name="Watched" style:base-cell-address="'Anime To Watch'.B16"/>
      <style:map style:condition="is-true-formula([.$C16] = 2)" style:apply-style-name="Ongoing" style:base-cell-address="'Anime To Watch'.B16"/>
      <style:map style:condition="is-true-formula(OR([.$C16] = &quot;+&quot;; [.$C16] = 3))" style:apply-style-name="High_20_Priority" style:base-cell-address="'Anime To Watch'.B16"/>
      <style:map style:condition="is-true-formula(OR([.$C16] = &quot;*&quot;; [.$C16] = 4))" style:apply-style-name="On_20_Hold" style:base-cell-address="'Anime To Watch'.B16"/>
      <style:map style:condition="is-true-formula(OR([.$C16] = &quot;?&quot;; [.$C16] = 5))" style:apply-style-name="Default" style:base-cell-address="'Anime To Watch'.B16"/>
      <style:map style:condition="is-true-formula([.$C16] = 6)" style:apply-style-name="Dropped" style:base-cell-address="'Anime To Watch'.B16"/>
    </style:style>
    <style:style style:name="ce343" style:family="table-cell" style:parent-style-name="Default">
      <style:table-cell-properties fo:background-color="#000000"/>
      <style:text-properties fo:color="#ffffff"/>
      <style:map style:condition="is-true-formula([.$C19] = 1)" style:apply-style-name="Watched" style:base-cell-address="'Anime To Watch'.B19"/>
      <style:map style:condition="is-true-formula([.$C19] = 2)" style:apply-style-name="Ongoing" style:base-cell-address="'Anime To Watch'.B19"/>
      <style:map style:condition="is-true-formula(OR([.$C19] = &quot;+&quot;; [.$C19] = 3))" style:apply-style-name="High_20_Priority" style:base-cell-address="'Anime To Watch'.B19"/>
      <style:map style:condition="is-true-formula(OR([.$C19] = &quot;*&quot;; [.$C19] = 4))" style:apply-style-name="On_20_Hold" style:base-cell-address="'Anime To Watch'.B19"/>
      <style:map style:condition="is-true-formula(OR([.$C19] = &quot;?&quot;; [.$C19] = 5))" style:apply-style-name="Default" style:base-cell-address="'Anime To Watch'.B19"/>
      <style:map style:condition="is-true-formula([.$C19] = 6)" style:apply-style-name="Dropped" style:base-cell-address="'Anime To Watch'.B19"/>
    </style:style>
    <style:style style:name="ce344" style:family="table-cell" style:parent-style-name="Default">
      <style:table-cell-properties fo:background-color="#000000"/>
      <style:text-properties fo:color="#ffffff"/>
      <style:map style:condition="is-true-formula([.$C21] = 1)" style:apply-style-name="Watched" style:base-cell-address="'Anime To Watch'.B21"/>
      <style:map style:condition="is-true-formula([.$C21] = 2)" style:apply-style-name="Ongoing" style:base-cell-address="'Anime To Watch'.B21"/>
      <style:map style:condition="is-true-formula(OR([.$C21] = &quot;+&quot;; [.$C21] = 3))" style:apply-style-name="High_20_Priority" style:base-cell-address="'Anime To Watch'.B21"/>
      <style:map style:condition="is-true-formula(OR([.$C21] = &quot;*&quot;; [.$C21] = 4))" style:apply-style-name="On_20_Hold" style:base-cell-address="'Anime To Watch'.B21"/>
      <style:map style:condition="is-true-formula(OR([.$C21] = &quot;?&quot;; [.$C21] = 5))" style:apply-style-name="Default" style:base-cell-address="'Anime To Watch'.B21"/>
      <style:map style:condition="is-true-formula([.$C21] = 6)" style:apply-style-name="Dropped" style:base-cell-address="'Anime To Watch'.B21"/>
    </style:style>
    <style:style style:name="ce345" style:family="table-cell" style:parent-style-name="Default">
      <style:table-cell-properties fo:background-color="#000000"/>
      <style:text-properties fo:color="#ffffff"/>
      <style:map style:condition="is-true-formula([.$C45] = 1)" style:apply-style-name="Watched" style:base-cell-address="'Anime To Watch'.B45"/>
      <style:map style:condition="is-true-formula([.$C45] = 2)" style:apply-style-name="Ongoing" style:base-cell-address="'Anime To Watch'.B45"/>
      <style:map style:condition="is-true-formula(OR([.$C45] = &quot;+&quot;; [.$C45] = 3))" style:apply-style-name="High_20_Priority" style:base-cell-address="'Anime To Watch'.B45"/>
      <style:map style:condition="is-true-formula(OR([.$C45] = &quot;*&quot;; [.$C45] = 4))" style:apply-style-name="On_20_Hold" style:base-cell-address="'Anime To Watch'.B45"/>
      <style:map style:condition="is-true-formula(OR([.$C45] = &quot;?&quot;; [.$C45] = 5))" style:apply-style-name="Default" style:base-cell-address="'Anime To Watch'.B45"/>
      <style:map style:condition="is-true-formula([.$C45] = 6)" style:apply-style-name="Dropped" style:base-cell-address="'Anime To Watch'.B45"/>
    </style:style>
    <style:style style:name="ce346" style:family="table-cell" style:parent-style-name="Default">
      <style:table-cell-properties fo:background-color="#000000"/>
      <style:text-properties fo:color="#ffffff"/>
      <style:map style:condition="is-true-formula([.$C94] = 1)" style:apply-style-name="Watched" style:base-cell-address="'Anime To Watch'.B94"/>
      <style:map style:condition="is-true-formula([.$C94] = 2)" style:apply-style-name="Ongoing" style:base-cell-address="'Anime To Watch'.B94"/>
      <style:map style:condition="is-true-formula(OR([.$C94] = &quot;+&quot;; [.$C94] = 3))" style:apply-style-name="High_20_Priority" style:base-cell-address="'Anime To Watch'.B94"/>
      <style:map style:condition="is-true-formula(OR([.$C94] = &quot;*&quot;; [.$C94] = 4))" style:apply-style-name="On_20_Hold" style:base-cell-address="'Anime To Watch'.B94"/>
      <style:map style:condition="is-true-formula(OR([.$C94] = &quot;?&quot;; [.$C94] = 5))" style:apply-style-name="Default" style:base-cell-address="'Anime To Watch'.B94"/>
      <style:map style:condition="is-true-formula([.$C94] = 6)" style:apply-style-name="Dropped" style:base-cell-address="'Anime To Watch'.B94"/>
    </style:style>
    <style:style style:name="ce347" style:family="table-cell" style:parent-style-name="Default">
      <style:table-cell-properties fo:background-color="#000000"/>
      <style:text-properties fo:color="#000000"/>
    </style:style>
    <style:style style:name="ce252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fo:color="#000000"/>
    </style:style>
    <style:style style:name="ce253" style:family="table-cell" style:parent-style-name="Default">
      <style:table-cell-properties fo:background-color="#800000" style:text-align-source="fix" style:repeat-content="false" style:vertical-align="middle"/>
      <style:paragraph-properties fo:text-align="start" fo:margin-left="0mm"/>
      <style:text-properties fo:color="#000000"/>
    </style:style>
    <style:style style:name="ce254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mm"/>
      <style:text-properties fo:color="#000000"/>
    </style:style>
    <style:style style:name="ce255" style:family="table-cell" style:parent-style-name="Default">
      <style:table-cell-properties fo:border-bottom="0.06pt solid #000000" fo:background-color="#660066" style:text-align-source="fix" style:repeat-content="false" fo:border-left="0.06pt solid #ffffff" fo:border-right="0.06pt solid #000000" fo:border-top="0.06pt solid #000000"/>
      <style:paragraph-properties fo:text-align="start" fo:margin-left="0mm"/>
      <style:text-properties fo:color="#000000"/>
    </style:style>
    <style:style style:name="ce25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000000"/>
    </style:style>
    <style:style style:name="ce257" style:family="table-cell" style:parent-style-name="Default">
      <style:table-cell-properties fo:border-bottom="0.06pt solid #000000" fo:background-color="#330033" style:text-align-source="fix" style:repeat-content="false" fo:border-left="0.06pt solid #ffffff" fo:border-right="0.06pt solid #000000" fo:border-top="0.06pt solid #000000"/>
      <style:paragraph-properties fo:text-align="start" fo:margin-left="0mm"/>
      <style:text-properties fo:color="#000000"/>
    </style:style>
    <style:style style:name="ce348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1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8" style:family="table-cell" style:parent-style-name="Default">
      <style:table-cell-properties fo:background-color="#800000" style:text-align-source="fix" style:repeat-content="false"/>
      <style:paragraph-properties fo:text-align="center" fo:margin-left="0mm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5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56] = 1)" style:apply-style-name="Watched" style:base-cell-address="'Anime To Watch'.A56"/>
      <style:map style:condition="is-true-formula([.$C56] = 2)" style:apply-style-name="Ongoing" style:base-cell-address="'Anime To Watch'.A56"/>
      <style:map style:condition="is-true-formula(OR([.$C56] = &quot;+&quot;; [.$C56] = 3))" style:apply-style-name="High_20_Priority" style:base-cell-address="'Anime To Watch'.A56"/>
      <style:map style:condition="is-true-formula(OR([.$C56] = &quot;*&quot;; [.$C56] = 4))" style:apply-style-name="On_20_Hold" style:base-cell-address="'Anime To Watch'.A56"/>
      <style:map style:condition="is-true-formula(OR([.$C56] = &quot;?&quot;; [.$C56] = 5))" style:apply-style-name="Default" style:base-cell-address="'Anime To Watch'.A56"/>
      <style:map style:condition="is-true-formula([.$C56] = 6)" style:apply-style-name="Dropped" style:base-cell-address="'Anime To Watch'.A56"/>
    </style:style>
    <style:style style:name="ce54" style:family="table-cell" style:parent-style-name="Default">
      <style:table-cell-properties fo:background-color="#800000" style:text-align-source="fix" style:repeat-content="false" style:vertical-align="middle"/>
      <style:paragraph-properties fo:text-align="center" fo:margin-left="0mm"/>
      <style:text-properties fo:color="#ffffff"/>
    </style:style>
    <style:style style:name="ce745" style:family="table-cell" style:parent-style-name="Default">
      <style:table-cell-properties fo:background-color="#800000" style:text-align-source="fix" style:repeat-content="false"/>
      <style:paragraph-properties fo:text-align="center" fo:margin-left="0mm"/>
      <style:text-properties fo:color="#ffffff"/>
    </style:style>
    <style:style style:name="ce17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53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5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[.$C56] = 1)" style:apply-style-name="Watched" style:base-cell-address="'Anime To Watch'.A56"/>
      <style:map style:condition="is-true-formula([.$C56] = 2)" style:apply-style-name="Ongoing" style:base-cell-address="'Anime To Watch'.A56"/>
      <style:map style:condition="is-true-formula(OR([.$C56] = &quot;+&quot;; [.$C56] = 3))" style:apply-style-name="High_20_Priority" style:base-cell-address="'Anime To Watch'.A56"/>
      <style:map style:condition="is-true-formula(OR([.$C56] = &quot;*&quot;; [.$C56] = 4))" style:apply-style-name="On_20_Hold" style:base-cell-address="'Anime To Watch'.A56"/>
      <style:map style:condition="is-true-formula(OR([.$C56] = &quot;?&quot;; [.$C56] = 5))" style:apply-style-name="Default" style:base-cell-address="'Anime To Watch'.A56"/>
      <style:map style:condition="is-true-formula([.$C56] = 6)" style:apply-style-name="Dropped" style:base-cell-address="'Anime To Watch'.A56"/>
    </style:style>
    <style:style style:name="ce2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5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[.$C3] = 1)" style:apply-style-name="Watched" style:base-cell-address="'Anime To Watch'.H3"/>
      <style:map style:condition="is-true-formula([.$C3] = 2)" style:apply-style-name="Ongoing" style:base-cell-address="'Anime To Watch'.H3"/>
      <style:map style:condition="is-true-formula(OR([.$C3] = &quot;+&quot;; [.$C3] = 3))" style:apply-style-name="High_20_Priority" style:base-cell-address="'Anime To Watch'.H3"/>
      <style:map style:condition="is-true-formula(OR([.$C3] = &quot;*&quot;; [.$C3] = 4))" style:apply-style-name="On_20_Hold" style:base-cell-address="'Anime To Watch'.H3"/>
      <style:map style:condition="is-true-formula(OR([.$C3] = &quot;?&quot;; [.$C3] = 5))" style:apply-style-name="Default" style:base-cell-address="'Anime To Watch'.H3"/>
      <style:map style:condition="is-true-formula([.$C3] = 6)" style:apply-style-name="Dropped" style:base-cell-address="'Anime To Watch'.H3"/>
    </style:style>
    <style:style style:name="ce35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[.$C56] = 1)" style:apply-style-name="Watched" style:base-cell-address="'Anime To Watch'.H56"/>
      <style:map style:condition="is-true-formula([.$C56] = 2)" style:apply-style-name="Ongoing" style:base-cell-address="'Anime To Watch'.H56"/>
      <style:map style:condition="is-true-formula(OR([.$C56] = &quot;+&quot;; [.$C56] = 3))" style:apply-style-name="High_20_Priority" style:base-cell-address="'Anime To Watch'.H56"/>
      <style:map style:condition="is-true-formula(OR([.$C56] = &quot;*&quot;; [.$C56] = 4))" style:apply-style-name="On_20_Hold" style:base-cell-address="'Anime To Watch'.H56"/>
      <style:map style:condition="is-true-formula(OR([.$C56] = &quot;?&quot;; [.$C56] = 5))" style:apply-style-name="Default" style:base-cell-address="'Anime To Watch'.H56"/>
      <style:map style:condition="is-true-formula([.$C56] = 6)" style:apply-style-name="Dropped" style:base-cell-address="'Anime To Watch'.H56"/>
    </style:style>
    <style:style style:name="ce753" style:family="table-cell" style:parent-style-name="Default">
      <style:table-cell-properties fo:background-color="#cc3300" style:text-align-source="fix" style:repeat-content="false"/>
      <style:paragraph-properties fo:text-align="center" fo:margin-left="0mm"/>
      <style:text-properties fo:color="#ffffff"/>
    </style:style>
    <style:style style:name="ce35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3] = 1)" style:apply-style-name="Watched" style:base-cell-address="'Anime To Watch'.I3"/>
      <style:map style:condition="is-true-formula([.$C3] = 2)" style:apply-style-name="Ongoing" style:base-cell-address="'Anime To Watch'.I3"/>
      <style:map style:condition="is-true-formula(OR([.$C3] = &quot;+&quot;; [.$C3] = 3))" style:apply-style-name="High_20_Priority" style:base-cell-address="'Anime To Watch'.I3"/>
      <style:map style:condition="is-true-formula(OR([.$C3] = &quot;*&quot;; [.$C3] = 4))" style:apply-style-name="On_20_Hold" style:base-cell-address="'Anime To Watch'.I3"/>
      <style:map style:condition="is-true-formula(OR([.$C3] = &quot;?&quot;; [.$C3] = 5))" style:apply-style-name="Default" style:base-cell-address="'Anime To Watch'.I3"/>
      <style:map style:condition="is-true-formula([.$C3] = 6)" style:apply-style-name="Dropped" style:base-cell-address="'Anime To Watch'.I3"/>
    </style:style>
    <style:style style:name="ce35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24] = 1)" style:apply-style-name="Watched" style:base-cell-address="'Anime To Watch'.I24"/>
      <style:map style:condition="is-true-formula([.$C24] = 2)" style:apply-style-name="Ongoing" style:base-cell-address="'Anime To Watch'.I24"/>
      <style:map style:condition="is-true-formula(OR([.$C24] = &quot;+&quot;; [.$C24] = 3))" style:apply-style-name="High_20_Priority" style:base-cell-address="'Anime To Watch'.I24"/>
      <style:map style:condition="is-true-formula(OR([.$C24] = &quot;*&quot;; [.$C24] = 4))" style:apply-style-name="On_20_Hold" style:base-cell-address="'Anime To Watch'.I24"/>
      <style:map style:condition="is-true-formula(OR([.$C24] = &quot;?&quot;; [.$C24] = 5))" style:apply-style-name="Default" style:base-cell-address="'Anime To Watch'.I24"/>
      <style:map style:condition="is-true-formula([.$C24] = 6)" style:apply-style-name="Dropped" style:base-cell-address="'Anime To Watch'.I24"/>
    </style:style>
    <style:style style:name="ce35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56] = 1)" style:apply-style-name="Watched" style:base-cell-address="'Anime To Watch'.I56"/>
      <style:map style:condition="is-true-formula([.$C56] = 2)" style:apply-style-name="Ongoing" style:base-cell-address="'Anime To Watch'.I56"/>
      <style:map style:condition="is-true-formula(OR([.$C56] = &quot;+&quot;; [.$C56] = 3))" style:apply-style-name="High_20_Priority" style:base-cell-address="'Anime To Watch'.I56"/>
      <style:map style:condition="is-true-formula(OR([.$C56] = &quot;*&quot;; [.$C56] = 4))" style:apply-style-name="On_20_Hold" style:base-cell-address="'Anime To Watch'.I56"/>
      <style:map style:condition="is-true-formula(OR([.$C56] = &quot;?&quot;; [.$C56] = 5))" style:apply-style-name="Default" style:base-cell-address="'Anime To Watch'.I56"/>
      <style:map style:condition="is-true-formula([.$C56] = 6)" style:apply-style-name="Dropped" style:base-cell-address="'Anime To Watch'.I56"/>
    </style:style>
    <style:style style:name="ce360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ffff"/>
      <style:map style:condition="is-true-formula([.$C3] = 1)" style:apply-style-name="Watched" style:base-cell-address="'Anime To Watch'.J3"/>
      <style:map style:condition="is-true-formula([.$C3] = 2)" style:apply-style-name="Ongoing" style:base-cell-address="'Anime To Watch'.J3"/>
      <style:map style:condition="is-true-formula(OR([.$C3] = &quot;+&quot;; [.$C3] = 3))" style:apply-style-name="High_20_Priority" style:base-cell-address="'Anime To Watch'.J3"/>
      <style:map style:condition="is-true-formula(OR([.$C3] = &quot;*&quot;; [.$C3] = 4))" style:apply-style-name="On_20_Hold" style:base-cell-address="'Anime To Watch'.J3"/>
      <style:map style:condition="is-true-formula(OR([.$C3] = &quot;?&quot;; [.$C3] = 5))" style:apply-style-name="Default" style:base-cell-address="'Anime To Watch'.J3"/>
      <style:map style:condition="is-true-formula([.$C3] = 6)" style:apply-style-name="Dropped" style:base-cell-address="'Anime To Watch'.J3"/>
    </style:style>
    <style:style style:name="ce36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3] = 1)" style:apply-style-name="Watched" style:base-cell-address="'Anime To Watch'.J3"/>
      <style:map style:condition="is-true-formula([.$C3] = 2)" style:apply-style-name="Ongoing" style:base-cell-address="'Anime To Watch'.J3"/>
      <style:map style:condition="is-true-formula(OR([.$C3] = &quot;+&quot;; [.$C3] = 3))" style:apply-style-name="High_20_Priority" style:base-cell-address="'Anime To Watch'.J3"/>
      <style:map style:condition="is-true-formula(OR([.$C3] = &quot;*&quot;; [.$C3] = 4))" style:apply-style-name="On_20_Hold" style:base-cell-address="'Anime To Watch'.J3"/>
      <style:map style:condition="is-true-formula(OR([.$C3] = &quot;?&quot;; [.$C3] = 5))" style:apply-style-name="Default" style:base-cell-address="'Anime To Watch'.J3"/>
      <style:map style:condition="is-true-formula([.$C3] = 6)" style:apply-style-name="Dropped" style:base-cell-address="'Anime To Watch'.J3"/>
    </style:style>
    <style:style style:name="ce36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56] = 1)" style:apply-style-name="Watched" style:base-cell-address="'Anime To Watch'.J56"/>
      <style:map style:condition="is-true-formula([.$C56] = 2)" style:apply-style-name="Ongoing" style:base-cell-address="'Anime To Watch'.J56"/>
      <style:map style:condition="is-true-formula(OR([.$C56] = &quot;+&quot;; [.$C56] = 3))" style:apply-style-name="High_20_Priority" style:base-cell-address="'Anime To Watch'.J56"/>
      <style:map style:condition="is-true-formula(OR([.$C56] = &quot;*&quot;; [.$C56] = 4))" style:apply-style-name="On_20_Hold" style:base-cell-address="'Anime To Watch'.J56"/>
      <style:map style:condition="is-true-formula(OR([.$C56] = &quot;?&quot;; [.$C56] = 5))" style:apply-style-name="Default" style:base-cell-address="'Anime To Watch'.J56"/>
      <style:map style:condition="is-true-formula([.$C56] = 6)" style:apply-style-name="Dropped" style:base-cell-address="'Anime To Watch'.J56"/>
    </style:style>
    <style:style style:name="ce36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3] = 1)" style:apply-style-name="Watched" style:base-cell-address="'Anime To Watch'.J3"/>
      <style:map style:condition="is-true-formula([.$C3] = 2)" style:apply-style-name="Ongoing" style:base-cell-address="'Anime To Watch'.J3"/>
      <style:map style:condition="is-true-formula(OR([.$C3] = &quot;+&quot;; [.$C3] = 3))" style:apply-style-name="High_20_Priority" style:base-cell-address="'Anime To Watch'.J3"/>
      <style:map style:condition="is-true-formula(OR([.$C3] = &quot;*&quot;; [.$C3] = 4))" style:apply-style-name="On_20_Hold" style:base-cell-address="'Anime To Watch'.J3"/>
      <style:map style:condition="is-true-formula(OR([.$C3] = &quot;?&quot;; [.$C3] = 5))" style:apply-style-name="Default" style:base-cell-address="'Anime To Watch'.J3"/>
      <style:map style:condition="is-true-formula([.$C3] = 6)" style:apply-style-name="Dropped" style:base-cell-address="'Anime To Watch'.J3"/>
    </style:style>
    <style:style style:name="ce36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  <style:map style:condition="is-true-formula([.$C56] = 1)" style:apply-style-name="Watched" style:base-cell-address="'Anime To Watch'.J56"/>
      <style:map style:condition="is-true-formula([.$C56] = 2)" style:apply-style-name="Ongoing" style:base-cell-address="'Anime To Watch'.J56"/>
      <style:map style:condition="is-true-formula(OR([.$C56] = &quot;+&quot;; [.$C56] = 3))" style:apply-style-name="High_20_Priority" style:base-cell-address="'Anime To Watch'.J56"/>
      <style:map style:condition="is-true-formula(OR([.$C56] = &quot;*&quot;; [.$C56] = 4))" style:apply-style-name="On_20_Hold" style:base-cell-address="'Anime To Watch'.J56"/>
      <style:map style:condition="is-true-formula(OR([.$C56] = &quot;?&quot;; [.$C56] = 5))" style:apply-style-name="Default" style:base-cell-address="'Anime To Watch'.J56"/>
      <style:map style:condition="is-true-formula([.$C56] = 6)" style:apply-style-name="Dropped" style:base-cell-address="'Anime To Watch'.J56"/>
    </style:style>
    <style:style style:name="ce36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[.$C3] = 1)" style:apply-style-name="Watched" style:base-cell-address="'Anime To Watch'.L3"/>
      <style:map style:condition="is-true-formula([.$C3] = 2)" style:apply-style-name="Ongoing" style:base-cell-address="'Anime To Watch'.L3"/>
      <style:map style:condition="is-true-formula(OR([.$C3] = &quot;+&quot;; [.$C3] = 3))" style:apply-style-name="High_20_Priority" style:base-cell-address="'Anime To Watch'.L3"/>
      <style:map style:condition="is-true-formula(OR([.$C3] = &quot;*&quot;; [.$C3] = 4))" style:apply-style-name="On_20_Hold" style:base-cell-address="'Anime To Watch'.L3"/>
      <style:map style:condition="is-true-formula(OR([.$C3] = &quot;?&quot;; [.$C3] = 5))" style:apply-style-name="Default" style:base-cell-address="'Anime To Watch'.L3"/>
      <style:map style:condition="is-true-formula([.$C3] = 6)" style:apply-style-name="Dropped" style:base-cell-address="'Anime To Watch'.L3"/>
    </style:style>
    <style:style style:name="ce36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[.$C56] = 1)" style:apply-style-name="Watched" style:base-cell-address="'Anime To Watch'.L56"/>
      <style:map style:condition="is-true-formula([.$C56] = 2)" style:apply-style-name="Ongoing" style:base-cell-address="'Anime To Watch'.L56"/>
      <style:map style:condition="is-true-formula(OR([.$C56] = &quot;+&quot;; [.$C56] = 3))" style:apply-style-name="High_20_Priority" style:base-cell-address="'Anime To Watch'.L56"/>
      <style:map style:condition="is-true-formula(OR([.$C56] = &quot;*&quot;; [.$C56] = 4))" style:apply-style-name="On_20_Hold" style:base-cell-address="'Anime To Watch'.L56"/>
      <style:map style:condition="is-true-formula(OR([.$C56] = &quot;?&quot;; [.$C56] = 5))" style:apply-style-name="Default" style:base-cell-address="'Anime To Watch'.L56"/>
      <style:map style:condition="is-true-formula([.$C56] = 6)" style:apply-style-name="Dropped" style:base-cell-address="'Anime To Watch'.L56"/>
    </style:style>
    <style:style style:name="ce36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[.$C14] = 1)" style:apply-style-name="Watched" style:base-cell-address="'Anime To Watch'.M14"/>
      <style:map style:condition="is-true-formula([.$C14] = 2)" style:apply-style-name="Ongoing" style:base-cell-address="'Anime To Watch'.M14"/>
      <style:map style:condition="is-true-formula(OR([.$C14] = &quot;+&quot;; [.$C14] = 3))" style:apply-style-name="High_20_Priority" style:base-cell-address="'Anime To Watch'.M14"/>
      <style:map style:condition="is-true-formula(OR([.$C14] = &quot;*&quot;; [.$C14] = 4))" style:apply-style-name="On_20_Hold" style:base-cell-address="'Anime To Watch'.M14"/>
      <style:map style:condition="is-true-formula(OR([.$C14] = &quot;?&quot;; [.$C14] = 5))" style:apply-style-name="Default" style:base-cell-address="'Anime To Watch'.M14"/>
      <style:map style:condition="is-true-formula([.$C14] = 6)" style:apply-style-name="Dropped" style:base-cell-address="'Anime To Watch'.M14"/>
    </style:style>
    <style:style style:name="ce776" style:family="table-cell" style:parent-style-name="Default">
      <style:table-cell-properties fo:background-color="#cc3300"/>
      <style:text-properties fo:color="#000000"/>
    </style:style>
    <style:style style:name="ce369" style:family="table-cell" style:parent-style-name="Default">
      <style:table-cell-properties fo:background-color="#111111" style:text-align-source="fix" style:repeat-content="false"/>
      <style:paragraph-properties fo:text-align="start" fo:margin-left="0mm"/>
      <style:text-properties fo:color="#ffffff"/>
      <style:map style:condition="is-true-formula([.$C3] = 1)" style:apply-style-name="Watched" style:base-cell-address="'Anime To Watch'.O3"/>
      <style:map style:condition="is-true-formula([.$C3] = 2)" style:apply-style-name="Ongoing" style:base-cell-address="'Anime To Watch'.O3"/>
      <style:map style:condition="is-true-formula(OR([.$C3] = &quot;+&quot;; [.$C3] = 3))" style:apply-style-name="High_20_Priority" style:base-cell-address="'Anime To Watch'.O3"/>
      <style:map style:condition="is-true-formula(OR([.$C3] = &quot;*&quot;; [.$C3] = 4))" style:apply-style-name="On_20_Hold" style:base-cell-address="'Anime To Watch'.O3"/>
      <style:map style:condition="is-true-formula(OR([.$C3] = &quot;?&quot;; [.$C3] = 5))" style:apply-style-name="Default" style:base-cell-address="'Anime To Watch'.O3"/>
      <style:map style:condition="is-true-formula([.$C3] = 6)" style:apply-style-name="Dropped" style:base-cell-address="'Anime To Watch'.O3"/>
    </style:style>
    <style:style style:name="ce37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/>
      <style:map style:condition="is-true-formula([.$C3] = 1)" style:apply-style-name="Watched" style:base-cell-address="'Anime To Watch'.O3"/>
      <style:map style:condition="is-true-formula([.$C3] = 2)" style:apply-style-name="Ongoing" style:base-cell-address="'Anime To Watch'.O3"/>
      <style:map style:condition="is-true-formula(OR([.$C3] = &quot;+&quot;; [.$C3] = 3))" style:apply-style-name="High_20_Priority" style:base-cell-address="'Anime To Watch'.O3"/>
      <style:map style:condition="is-true-formula(OR([.$C3] = &quot;*&quot;; [.$C3] = 4))" style:apply-style-name="On_20_Hold" style:base-cell-address="'Anime To Watch'.O3"/>
      <style:map style:condition="is-true-formula(OR([.$C3] = &quot;?&quot;; [.$C3] = 5))" style:apply-style-name="Default" style:base-cell-address="'Anime To Watch'.O3"/>
      <style:map style:condition="is-true-formula([.$C3] = 6)" style:apply-style-name="Dropped" style:base-cell-address="'Anime To Watch'.O3"/>
    </style:style>
    <style:style style:name="ce37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/>
      <style:map style:condition="is-true-formula([.$C17] = 1)" style:apply-style-name="Watched" style:base-cell-address="'Anime To Watch'.O17"/>
      <style:map style:condition="is-true-formula([.$C17] = 2)" style:apply-style-name="Ongoing" style:base-cell-address="'Anime To Watch'.O17"/>
      <style:map style:condition="is-true-formula(OR([.$C17] = &quot;+&quot;; [.$C17] = 3))" style:apply-style-name="High_20_Priority" style:base-cell-address="'Anime To Watch'.O17"/>
      <style:map style:condition="is-true-formula(OR([.$C17] = &quot;*&quot;; [.$C17] = 4))" style:apply-style-name="On_20_Hold" style:base-cell-address="'Anime To Watch'.O17"/>
      <style:map style:condition="is-true-formula(OR([.$C17] = &quot;?&quot;; [.$C17] = 5))" style:apply-style-name="Default" style:base-cell-address="'Anime To Watch'.O17"/>
      <style:map style:condition="is-true-formula([.$C17] = 6)" style:apply-style-name="Dropped" style:base-cell-address="'Anime To Watch'.O17"/>
    </style:style>
    <style:style style:name="ce372" style:family="table-cell" style:parent-style-name="Default">
      <style:table-cell-properties fo:background-color="#000000" style:text-align-source="value-type" style:repeat-content="false"/>
      <style:paragraph-properties fo:margin-left="0mm"/>
      <style:text-properties fo:color="#ffffff"/>
      <style:map style:condition="is-true-formula([.$C26] = 1)" style:apply-style-name="Watched" style:base-cell-address="'Anime To Watch'.O26"/>
      <style:map style:condition="is-true-formula([.$C26] = 2)" style:apply-style-name="Ongoing" style:base-cell-address="'Anime To Watch'.O26"/>
      <style:map style:condition="is-true-formula(OR([.$C26] = &quot;+&quot;; [.$C26] = 3))" style:apply-style-name="High_20_Priority" style:base-cell-address="'Anime To Watch'.O26"/>
      <style:map style:condition="is-true-formula(OR([.$C26] = &quot;*&quot;; [.$C26] = 4))" style:apply-style-name="On_20_Hold" style:base-cell-address="'Anime To Watch'.O26"/>
      <style:map style:condition="is-true-formula(OR([.$C26] = &quot;?&quot;; [.$C26] = 5))" style:apply-style-name="Default" style:base-cell-address="'Anime To Watch'.O26"/>
      <style:map style:condition="is-true-formula([.$C26] = 6)" style:apply-style-name="Dropped" style:base-cell-address="'Anime To Watch'.O26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/>
      <style:map style:condition="is-true-formula([.$C56] = 1)" style:apply-style-name="Watched" style:base-cell-address="'Anime To Watch'.O56"/>
      <style:map style:condition="is-true-formula([.$C56] = 2)" style:apply-style-name="Ongoing" style:base-cell-address="'Anime To Watch'.O56"/>
      <style:map style:condition="is-true-formula(OR([.$C56] = &quot;+&quot;; [.$C56] = 3))" style:apply-style-name="High_20_Priority" style:base-cell-address="'Anime To Watch'.O56"/>
      <style:map style:condition="is-true-formula(OR([.$C56] = &quot;*&quot;; [.$C56] = 4))" style:apply-style-name="On_20_Hold" style:base-cell-address="'Anime To Watch'.O56"/>
      <style:map style:condition="is-true-formula(OR([.$C56] = &quot;?&quot;; [.$C56] = 5))" style:apply-style-name="Default" style:base-cell-address="'Anime To Watch'.O56"/>
      <style:map style:condition="is-true-formula([.$C56] = 6)" style:apply-style-name="Dropped" style:base-cell-address="'Anime To Watch'.O56"/>
    </style:style>
    <style:style style:name="ce288" style:family="table-cell" style:parent-style-name="Default">
      <style:table-cell-properties fo:background-color="#000000" style:text-align-source="value-type" style:repeat-content="false"/>
      <style:paragraph-properties fo:margin-left="0mm"/>
      <style:text-properties fo:color="#ffffff"/>
      <style:map style:condition="is-true-formula([.$C3] = 1)" style:apply-style-name="Watched" style:base-cell-address="'Anime To Watch'.O3"/>
      <style:map style:condition="is-true-formula([.$C3] = 2)" style:apply-style-name="Ongoing" style:base-cell-address="'Anime To Watch'.O3"/>
      <style:map style:condition="is-true-formula(OR([.$C3] = &quot;+&quot;; [.$C3] = 3))" style:apply-style-name="High_20_Priority" style:base-cell-address="'Anime To Watch'.O3"/>
      <style:map style:condition="is-true-formula(OR([.$C3] = &quot;*&quot;; [.$C3] = 4))" style:apply-style-name="On_20_Hold" style:base-cell-address="'Anime To Watch'.O3"/>
      <style:map style:condition="is-true-formula(OR([.$C3] = &quot;?&quot;; [.$C3] = 5))" style:apply-style-name="Default" style:base-cell-address="'Anime To Watch'.O3"/>
      <style:map style:condition="is-true-formula([.$C3] = 6)" style:apply-style-name="Dropped" style:base-cell-address="'Anime To Watch'.O3"/>
    </style:style>
    <style:style style:name="ce299" style:family="table-cell" style:parent-style-name="Default">
      <style:table-cell-properties fo:background-color="#cc9900" style:text-align-source="fix" style:repeat-content="false"/>
      <style:paragraph-properties fo:text-align="center" fo:margin-left="0mm"/>
      <style:text-properties fo:color="#ffffff"/>
    </style:style>
    <style:style style:name="ce374" style:family="table-cell" style:parent-style-name="Default">
      <style:table-cell-properties fo:background-color="#000000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75" style:family="table-cell" style:parent-style-name="Default">
      <style:table-cell-properties fo:background-color="#000000"/>
      <style:map style:condition="is-true-formula([.$C56] = 1)" style:apply-style-name="Watched" style:base-cell-address="'Anime To Watch'.A56"/>
      <style:map style:condition="is-true-formula([.$C56] = 2)" style:apply-style-name="Ongoing" style:base-cell-address="'Anime To Watch'.A56"/>
      <style:map style:condition="is-true-formula(OR([.$C56] = &quot;+&quot;; [.$C56] = 3))" style:apply-style-name="High_20_Priority" style:base-cell-address="'Anime To Watch'.A56"/>
      <style:map style:condition="is-true-formula(OR([.$C56] = &quot;*&quot;; [.$C56] = 4))" style:apply-style-name="On_20_Hold" style:base-cell-address="'Anime To Watch'.A56"/>
      <style:map style:condition="is-true-formula(OR([.$C56] = &quot;?&quot;; [.$C56] = 5))" style:apply-style-name="Default" style:base-cell-address="'Anime To Watch'.A56"/>
      <style:map style:condition="is-true-formula([.$C56] = 6)" style:apply-style-name="Dropped" style:base-cell-address="'Anime To Watch'.A56"/>
    </style:style>
    <style:style style:name="ce774" style:family="table-cell" style:parent-style-name="Default">
      <style:table-cell-properties fo:background-color="#000099" style:text-align-source="fix" style:repeat-content="false"/>
      <style:paragraph-properties fo:text-align="center" fo:margin-left="0mm"/>
      <style:text-properties fo:color="#ffffff"/>
    </style:style>
    <style:style style:name="ce574" style:family="table-cell" style:parent-style-name="Default">
      <style:table-cell-properties fo:background-color="#000099" style:text-align-source="fix" style:repeat-content="false"/>
      <style:paragraph-properties fo:text-align="center" fo:margin-left="0mm"/>
      <style:text-properties fo:color="#ffffff"/>
    </style:style>
    <style:style style:name="ce376" style:family="table-cell" style:parent-style-name="Default">
      <style:table-cell-properties fo:background-color="#111111" style:text-align-source="fix" style:repeat-content="false"/>
      <style:paragraph-properties fo:text-align="start" fo:margin-left="0mm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21" style:family="table-cell" style:parent-style-name="Default">
      <style:table-cell-properties fo:background-color="#006666" style:text-align-source="fix" style:repeat-content="false" style:vertical-align="middle"/>
      <style:paragraph-properties fo:text-align="center" fo:margin-left="0mm"/>
      <style:text-properties fo:color="#ffffff"/>
    </style:style>
    <style:style style:name="ce322" style:family="table-cell" style:parent-style-name="Default">
      <style:table-cell-properties fo:background-color="#006666" style:text-align-source="fix" style:repeat-content="false"/>
      <style:paragraph-properties fo:text-align="center" fo:margin-left="0mm"/>
      <style:text-properties fo:color="#ffffff"/>
    </style:style>
    <style:style style:name="ce377" style:family="table-cell" style:parent-style-name="Default">
      <style:table-cell-properties fo:background-color="#000000"/>
      <style:text-properties fo:color="#ffffff"/>
      <style:map style:condition="is-true-formula([.$C3] = 1)" style:apply-style-name="Watched" style:base-cell-address="'Anime To Watch'.V3"/>
      <style:map style:condition="is-true-formula([.$C3] = 2)" style:apply-style-name="Ongoing" style:base-cell-address="'Anime To Watch'.V3"/>
      <style:map style:condition="is-true-formula(OR([.$C3] = &quot;+&quot;; [.$C3] = 3))" style:apply-style-name="High_20_Priority" style:base-cell-address="'Anime To Watch'.V3"/>
      <style:map style:condition="is-true-formula(OR([.$C3] = &quot;*&quot;; [.$C3] = 4))" style:apply-style-name="On_20_Hold" style:base-cell-address="'Anime To Watch'.V3"/>
      <style:map style:condition="is-true-formula(OR([.$C3] = &quot;?&quot;; [.$C3] = 5))" style:apply-style-name="Default" style:base-cell-address="'Anime To Watch'.V3"/>
      <style:map style:condition="is-true-formula([.$C3] = 6)" style:apply-style-name="Dropped" style:base-cell-address="'Anime To Watch'.V3"/>
    </style:style>
    <style:style style:name="ce378" style:family="table-cell" style:parent-style-name="Default">
      <style:table-cell-properties fo:background-color="#000000"/>
      <style:text-properties fo:color="#ffffff"/>
      <style:map style:condition="is-true-formula([.$C56] = 1)" style:apply-style-name="Watched" style:base-cell-address="'Anime To Watch'.V56"/>
      <style:map style:condition="is-true-formula([.$C56] = 2)" style:apply-style-name="Ongoing" style:base-cell-address="'Anime To Watch'.V56"/>
      <style:map style:condition="is-true-formula(OR([.$C56] = &quot;+&quot;; [.$C56] = 3))" style:apply-style-name="High_20_Priority" style:base-cell-address="'Anime To Watch'.V56"/>
      <style:map style:condition="is-true-formula(OR([.$C56] = &quot;*&quot;; [.$C56] = 4))" style:apply-style-name="On_20_Hold" style:base-cell-address="'Anime To Watch'.V56"/>
      <style:map style:condition="is-true-formula(OR([.$C56] = &quot;?&quot;; [.$C56] = 5))" style:apply-style-name="Default" style:base-cell-address="'Anime To Watch'.V56"/>
      <style:map style:condition="is-true-formula([.$C56] = 6)" style:apply-style-name="Dropped" style:base-cell-address="'Anime To Watch'.V56"/>
    </style:style>
    <style:style style:name="ce379" style:family="table-cell" style:parent-style-name="Default">
      <style:table-cell-properties fo:background-color="#336699" style:text-align-source="fix" style:repeat-content="false"/>
      <style:paragraph-properties fo:text-align="center" fo:margin-left="0mm"/>
      <style:text-properties fo:color="#ffffff"/>
    </style:style>
    <style:style style:name="ce380" style:family="table-cell" style:parent-style-name="Default">
      <style:table-cell-properties fo:background-color="#ff9999" style:text-align-source="fix" style:repeat-content="false"/>
      <style:paragraph-properties fo:text-align="start" fo:margin-left="0mm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8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/>
      <style:map style:condition="is-true-formula([.$C56] = 1)" style:apply-style-name="Watched" style:base-cell-address="'Anime To Watch'.A56"/>
      <style:map style:condition="is-true-formula([.$C56] = 2)" style:apply-style-name="Ongoing" style:base-cell-address="'Anime To Watch'.A56"/>
      <style:map style:condition="is-true-formula(OR([.$C56] = &quot;+&quot;; [.$C56] = 3))" style:apply-style-name="High_20_Priority" style:base-cell-address="'Anime To Watch'.A56"/>
      <style:map style:condition="is-true-formula(OR([.$C56] = &quot;*&quot;; [.$C56] = 4))" style:apply-style-name="On_20_Hold" style:base-cell-address="'Anime To Watch'.A56"/>
      <style:map style:condition="is-true-formula(OR([.$C56] = &quot;?&quot;; [.$C56] = 5))" style:apply-style-name="Default" style:base-cell-address="'Anime To Watch'.A56"/>
      <style:map style:condition="is-true-formula([.$C56] = 6)" style:apply-style-name="Dropped" style:base-cell-address="'Anime To Watch'.A56"/>
    </style:style>
    <style:style style:name="ce382" style:family="table-cell" style:parent-style-name="Default">
      <style:table-cell-properties fo:background-color="#336699" style:text-align-source="fix" style:repeat-content="false"/>
      <style:paragraph-properties fo:text-align="start" fo:margin-left="0mm"/>
      <style:text-properties fo:color="#ffffff"/>
    </style:style>
    <style:style style:name="ce79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23" style:family="table-cell" style:parent-style-name="Default">
      <style:table-cell-properties fo:background-color="#000000"/>
      <style:text-properties fo:color="#ffffff"/>
      <style:map style:condition="is-true-formula([.$C15] = 1)" style:apply-style-name="Watched" style:base-cell-address="'Anime To Watch'.X15"/>
      <style:map style:condition="is-true-formula([.$C15] = 2)" style:apply-style-name="Ongoing" style:base-cell-address="'Anime To Watch'.X15"/>
      <style:map style:condition="is-true-formula(OR([.$C15] = &quot;+&quot;; [.$C15] = 3))" style:apply-style-name="High_20_Priority" style:base-cell-address="'Anime To Watch'.X15"/>
      <style:map style:condition="is-true-formula(OR([.$C15] = &quot;*&quot;; [.$C15] = 4))" style:apply-style-name="On_20_Hold" style:base-cell-address="'Anime To Watch'.X15"/>
      <style:map style:condition="is-true-formula(OR([.$C15] = &quot;?&quot;; [.$C15] = 5))" style:apply-style-name="Default" style:base-cell-address="'Anime To Watch'.X15"/>
      <style:map style:condition="is-true-formula([.$C15] = 6)" style:apply-style-name="Dropped" style:base-cell-address="'Anime To Watch'.X15"/>
    </style:style>
    <style:style style:name="ce385" style:family="table-cell" style:parent-style-name="Default">
      <style:table-cell-properties fo:background-color="#000000"/>
      <style:text-properties fo:color="#ffffff" fo:font-weight="bold" style:font-weight-asian="bold" style:font-weight-complex="bold"/>
      <style:map style:condition="is-true-formula([.$C3] = 1)" style:apply-style-name="Watched" style:base-cell-address="'Anime To Watch'.A3"/>
      <style:map style:condition="is-true-formula([.$C3] = 2)" style:apply-style-name="Ongoing" style:base-cell-address="'Anime To Watch'.A3"/>
      <style:map style:condition="is-true-formula(OR([.$C3] = &quot;+&quot;; [.$C3] = 3))" style:apply-style-name="High_20_Priority" style:base-cell-address="'Anime To Watch'.A3"/>
      <style:map style:condition="is-true-formula(OR([.$C3] = &quot;*&quot;; [.$C3] = 4))" style:apply-style-name="On_20_Hold" style:base-cell-address="'Anime To Watch'.A3"/>
      <style:map style:condition="is-true-formula(OR([.$C3] = &quot;?&quot;; [.$C3] = 5))" style:apply-style-name="Default" style:base-cell-address="'Anime To Watch'.A3"/>
      <style:map style:condition="is-true-formula([.$C3] = 6)" style:apply-style-name="Dropped" style:base-cell-address="'Anime To Watch'.A3"/>
    </style:style>
    <style:style style:name="ce38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  <style:map style:condition="is-true-formula([.$C56] = 1)" style:apply-style-name="Watched" style:base-cell-address="'Anime To Watch'.A56"/>
      <style:map style:condition="is-true-formula([.$C56] = 2)" style:apply-style-name="Ongoing" style:base-cell-address="'Anime To Watch'.A56"/>
      <style:map style:condition="is-true-formula(OR([.$C56] = &quot;+&quot;; [.$C56] = 3))" style:apply-style-name="High_20_Priority" style:base-cell-address="'Anime To Watch'.A56"/>
      <style:map style:condition="is-true-formula(OR([.$C56] = &quot;*&quot;; [.$C56] = 4))" style:apply-style-name="On_20_Hold" style:base-cell-address="'Anime To Watch'.A56"/>
      <style:map style:condition="is-true-formula(OR([.$C56] = &quot;?&quot;; [.$C56] = 5))" style:apply-style-name="Default" style:base-cell-address="'Anime To Watch'.A56"/>
      <style:map style:condition="is-true-formula([.$C56] = 6)" style:apply-style-name="Dropped" style:base-cell-address="'Anime To Watch'.A56"/>
    </style:style>
    <style:style style:name="ce387" style:family="table-cell" style:parent-style-name="Default">
      <style:table-cell-properties fo:background-color="#999966" style:text-align-source="fix" style:repeat-content="false" style:vertical-align="middle"/>
      <style:paragraph-properties fo:text-align="center"/>
      <style:text-properties fo:color="#ffffff"/>
    </style:style>
    <style:style style:name="ce388" style:family="table-cell" style:parent-style-name="Default">
      <style:table-cell-properties fo:background-color="#999966" style:text-align-source="fix" style:repeat-content="false"/>
      <style:paragraph-properties fo:text-align="center" fo:margin-left="0mm"/>
      <style:text-properties fo:color="#ffffff"/>
    </style:style>
    <style:style style:name="ce389" style:family="table-cell" style:parent-style-name="Default">
      <style:table-cell-properties fo:background-color="#999966"/>
      <style:text-properties fo:color="#ffffff"/>
    </style:style>
    <style:style style:name="ce6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654" style:family="table-cell" style:parent-style-name="Default">
      <style:table-cell-properties fo:background-color="transparent"/>
      <style:text-properties fo:color="#000000"/>
    </style:style>
    <style:style style:name="ce812" style:family="table-cell" style:parent-style-name="Default">
      <style:text-properties fo:color="#000000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  <style:map style:condition="is-true-formula([.$B72] = 1)" style:apply-style-name="Watched" style:base-cell-address="Data.B72"/>
      <style:map style:condition="is-true-formula([.$B72] = 11)" style:apply-style-name="All" style:base-cell-address="Data.B72"/>
      <style:map style:condition="is-true-formula([.$B72] = 12)" style:apply-style-name="Review" style:base-cell-address="Data.B72"/>
      <style:map style:condition="is-true-formula([.$B72] = 13)" style:apply-style-name="OST" style:base-cell-address="Data.B72"/>
      <style:map style:condition="is-true-formula([.$B72] = 14)" style:apply-style-name="OP_20_-_20_ED" style:base-cell-address="Data.B72"/>
      <style:map style:condition="is-true-formula([.$B72] = 2)" style:apply-style-name="Ongoing" style:base-cell-address="Data.B72"/>
      <style:map style:condition="is-true-formula([.$B72] = 3)" style:apply-style-name="High_20_Priority" style:base-cell-address="Data.B72"/>
      <style:map style:condition="is-true-formula([.$B72] = 4)" style:apply-style-name="Black_20_Default" style:base-cell-address="Data.B72"/>
      <style:map style:condition="is-true-formula([.$B72] = 5)" style:apply-style-name="On_20_Hold" style:base-cell-address="Data.B72"/>
      <style:map style:condition="is-true-formula([.$B72] = 6)" style:apply-style-name="Dropped" style:base-cell-address="Data.B72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  <style:map style:condition="is-true-formula([.$B73] = 1)" style:apply-style-name="Watched" style:base-cell-address="Data.B73"/>
      <style:map style:condition="is-true-formula([.$B73] = 11)" style:apply-style-name="All" style:base-cell-address="Data.B73"/>
      <style:map style:condition="is-true-formula([.$B73] = 12)" style:apply-style-name="Review" style:base-cell-address="Data.B73"/>
      <style:map style:condition="is-true-formula([.$B73] = 13)" style:apply-style-name="OST" style:base-cell-address="Data.B73"/>
      <style:map style:condition="is-true-formula([.$B73] = 14)" style:apply-style-name="OP_20_-_20_ED" style:base-cell-address="Data.B73"/>
      <style:map style:condition="is-true-formula([.$B73] = 2)" style:apply-style-name="Ongoing" style:base-cell-address="Data.B73"/>
      <style:map style:condition="is-true-formula([.$B73] = 3)" style:apply-style-name="High_20_Priority" style:base-cell-address="Data.B73"/>
      <style:map style:condition="is-true-formula([.$B73] = 4)" style:apply-style-name="Black_20_Default" style:base-cell-address="Data.B73"/>
      <style:map style:condition="is-true-formula([.$B73] = 5)" style:apply-style-name="On_20_Hold" style:base-cell-address="Data.B73"/>
      <style:map style:condition="is-true-formula([.$B73] = 6)" style:apply-style-name="Dropped" style:base-cell-address="Data.B73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  <style:map style:condition="is-true-formula([.$B75] = 1)" style:apply-style-name="Watched" style:base-cell-address="Data.B75"/>
      <style:map style:condition="is-true-formula([.$B75] = 11)" style:apply-style-name="All" style:base-cell-address="Data.B75"/>
      <style:map style:condition="is-true-formula([.$B75] = 12)" style:apply-style-name="Review" style:base-cell-address="Data.B75"/>
      <style:map style:condition="is-true-formula([.$B75] = 13)" style:apply-style-name="OST" style:base-cell-address="Data.B75"/>
      <style:map style:condition="is-true-formula([.$B75] = 14)" style:apply-style-name="OP_20_-_20_ED" style:base-cell-address="Data.B75"/>
      <style:map style:condition="is-true-formula([.$B75] = 2)" style:apply-style-name="Ongoing" style:base-cell-address="Data.B75"/>
      <style:map style:condition="is-true-formula([.$B75] = 3)" style:apply-style-name="High_20_Priority" style:base-cell-address="Data.B75"/>
      <style:map style:condition="is-true-formula([.$B75] = 4)" style:apply-style-name="Black_20_Default" style:base-cell-address="Data.B75"/>
      <style:map style:condition="is-true-formula([.$B75] = 5)" style:apply-style-name="On_20_Hold" style:base-cell-address="Data.B75"/>
      <style:map style:condition="is-true-formula([.$B75] = 6)" style:apply-style-name="Dropped" style:base-cell-address="Data.B75"/>
    </style:style>
    <style:style style:name="ce6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  <style:map style:condition="is-true-formula([.$B73] = 1)" style:apply-style-name="Watched" style:base-cell-address="Data.B73"/>
      <style:map style:condition="is-true-formula([.$B73] = 11)" style:apply-style-name="All" style:base-cell-address="Data.B73"/>
      <style:map style:condition="is-true-formula([.$B73] = 12)" style:apply-style-name="Review" style:base-cell-address="Data.B73"/>
      <style:map style:condition="is-true-formula([.$B73] = 13)" style:apply-style-name="OST" style:base-cell-address="Data.B73"/>
      <style:map style:condition="is-true-formula([.$B73] = 14)" style:apply-style-name="OP_20_-_20_ED" style:base-cell-address="Data.B73"/>
      <style:map style:condition="is-true-formula([.$B73] = 2)" style:apply-style-name="Ongoing" style:base-cell-address="Data.B73"/>
      <style:map style:condition="is-true-formula([.$B73] = 3)" style:apply-style-name="High_20_Priority" style:base-cell-address="Data.B73"/>
      <style:map style:condition="is-true-formula([.$B73] = 4)" style:apply-style-name="Black_20_Default" style:base-cell-address="Data.B73"/>
      <style:map style:condition="is-true-formula([.$B73] = 5)" style:apply-style-name="On_20_Hold" style:base-cell-address="Data.B73"/>
      <style:map style:condition="is-true-formula([.$B73] = 6)" style:apply-style-name="Dropped" style:base-cell-address="Data.B73"/>
    </style:style>
    <style:style style:name="ce67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</style:style>
    <style:style style:name="ce66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4] = 1)" style:apply-style-name="Watched" style:base-cell-address="Data.C4"/>
      <style:map style:condition="is-true-formula([.$C4] = 11)" style:apply-style-name="All" style:base-cell-address="Data.C4"/>
      <style:map style:condition="is-true-formula([.$C4] = 12)" style:apply-style-name="Review" style:base-cell-address="Data.C4"/>
      <style:map style:condition="is-true-formula([.$C4] = 13)" style:apply-style-name="OST" style:base-cell-address="Data.C4"/>
      <style:map style:condition="is-true-formula([.$C4] = 14)" style:apply-style-name="OP_20_-_20_ED" style:base-cell-address="Data.C4"/>
      <style:map style:condition="is-true-formula([.$C4] = 2)" style:apply-style-name="Ongoing" style:base-cell-address="Data.C4"/>
      <style:map style:condition="is-true-formula([.$C4] = 3)" style:apply-style-name="High_20_Priority" style:base-cell-address="Data.C4"/>
      <style:map style:condition="is-true-formula([.$C4] = 4)" style:apply-style-name="Black_20_Default" style:base-cell-address="Data.C4"/>
      <style:map style:condition="is-true-formula([.$C4] = 5)" style:apply-style-name="On_20_Hold" style:base-cell-address="Data.C4"/>
      <style:map style:condition="is-true-formula([.$C4] = 6)" style:apply-style-name="Dropped" style:base-cell-address="Data.C4"/>
    </style:style>
    <style:style style:name="ce82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  <style:map style:condition="is-true-formula([.$C9] = 1)" style:apply-style-name="Watched" style:base-cell-address="Data.C9"/>
      <style:map style:condition="is-true-formula([.$C9] = 11)" style:apply-style-name="All" style:base-cell-address="Data.C9"/>
      <style:map style:condition="is-true-formula([.$C9] = 12)" style:apply-style-name="Review" style:base-cell-address="Data.C9"/>
      <style:map style:condition="is-true-formula([.$C9] = 13)" style:apply-style-name="OST" style:base-cell-address="Data.C9"/>
      <style:map style:condition="is-true-formula([.$C9] = 14)" style:apply-style-name="OP_20_-_20_ED" style:base-cell-address="Data.C9"/>
      <style:map style:condition="is-true-formula([.$C9] = 2)" style:apply-style-name="Ongoing" style:base-cell-address="Data.C9"/>
      <style:map style:condition="is-true-formula([.$C9] = 3)" style:apply-style-name="High_20_Priority" style:base-cell-address="Data.C9"/>
      <style:map style:condition="is-true-formula([.$C9] = 4)" style:apply-style-name="Black_20_Default" style:base-cell-address="Data.C9"/>
      <style:map style:condition="is-true-formula([.$C9] = 5)" style:apply-style-name="On_20_Hold" style:base-cell-address="Data.C9"/>
      <style:map style:condition="is-true-formula([.$C9] = 6)" style:apply-style-name="Dropped" style:base-cell-address="Data.C9"/>
    </style:style>
    <style:style style:name="ce67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15] = 1)" style:apply-style-name="Watched" style:base-cell-address="Data.C15"/>
      <style:map style:condition="is-true-formula([.$C15] = 11)" style:apply-style-name="All" style:base-cell-address="Data.C15"/>
      <style:map style:condition="is-true-formula([.$C15] = 12)" style:apply-style-name="Review" style:base-cell-address="Data.C15"/>
      <style:map style:condition="is-true-formula([.$C15] = 13)" style:apply-style-name="OST" style:base-cell-address="Data.C15"/>
      <style:map style:condition="is-true-formula([.$C15] = 14)" style:apply-style-name="OP_20_-_20_ED" style:base-cell-address="Data.C15"/>
      <style:map style:condition="is-true-formula([.$C15] = 2)" style:apply-style-name="Ongoing" style:base-cell-address="Data.C15"/>
      <style:map style:condition="is-true-formula([.$C15] = 3)" style:apply-style-name="High_20_Priority" style:base-cell-address="Data.C15"/>
      <style:map style:condition="is-true-formula([.$C15] = 4)" style:apply-style-name="Black_20_Default" style:base-cell-address="Data.C15"/>
      <style:map style:condition="is-true-formula([.$C15] = 5)" style:apply-style-name="On_20_Hold" style:base-cell-address="Data.C15"/>
      <style:map style:condition="is-true-formula([.$C15] = 6)" style:apply-style-name="Dropped" style:base-cell-address="Data.C15"/>
    </style:style>
    <style:style style:name="ce68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27] = 1)" style:apply-style-name="Watched" style:base-cell-address="Data.C27"/>
      <style:map style:condition="is-true-formula([.$C27] = 11)" style:apply-style-name="All" style:base-cell-address="Data.C27"/>
      <style:map style:condition="is-true-formula([.$C27] = 12)" style:apply-style-name="Review" style:base-cell-address="Data.C27"/>
      <style:map style:condition="is-true-formula([.$C27] = 13)" style:apply-style-name="OST" style:base-cell-address="Data.C27"/>
      <style:map style:condition="is-true-formula([.$C27] = 14)" style:apply-style-name="OP_20_-_20_ED" style:base-cell-address="Data.C27"/>
      <style:map style:condition="is-true-formula([.$C27] = 2)" style:apply-style-name="Ongoing" style:base-cell-address="Data.C27"/>
      <style:map style:condition="is-true-formula([.$C27] = 3)" style:apply-style-name="High_20_Priority" style:base-cell-address="Data.C27"/>
      <style:map style:condition="is-true-formula([.$C27] = 4)" style:apply-style-name="Black_20_Default" style:base-cell-address="Data.C27"/>
      <style:map style:condition="is-true-formula([.$C27] = 5)" style:apply-style-name="On_20_Hold" style:base-cell-address="Data.C27"/>
      <style:map style:condition="is-true-formula([.$C27] = 6)" style:apply-style-name="Dropped" style:base-cell-address="Data.C27"/>
    </style:style>
    <style:style style:name="ce82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  <style:map style:condition="is-true-formula([.$C27] = 1)" style:apply-style-name="Watched" style:base-cell-address="Data.C27"/>
      <style:map style:condition="is-true-formula([.$C27] = 11)" style:apply-style-name="All" style:base-cell-address="Data.C27"/>
      <style:map style:condition="is-true-formula([.$C27] = 12)" style:apply-style-name="Review" style:base-cell-address="Data.C27"/>
      <style:map style:condition="is-true-formula([.$C27] = 13)" style:apply-style-name="OST" style:base-cell-address="Data.C27"/>
      <style:map style:condition="is-true-formula([.$C27] = 14)" style:apply-style-name="OP_20_-_20_ED" style:base-cell-address="Data.C27"/>
      <style:map style:condition="is-true-formula([.$C27] = 2)" style:apply-style-name="Ongoing" style:base-cell-address="Data.C27"/>
      <style:map style:condition="is-true-formula([.$C27] = 3)" style:apply-style-name="High_20_Priority" style:base-cell-address="Data.C27"/>
      <style:map style:condition="is-true-formula([.$C27] = 4)" style:apply-style-name="Black_20_Default" style:base-cell-address="Data.C27"/>
      <style:map style:condition="is-true-formula([.$C27] = 5)" style:apply-style-name="On_20_Hold" style:base-cell-address="Data.C27"/>
      <style:map style:condition="is-true-formula([.$C27] = 6)" style:apply-style-name="Dropped" style:base-cell-address="Data.C27"/>
    </style:style>
    <style:style style:name="ce68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32] = 1)" style:apply-style-name="Watched" style:base-cell-address="Data.C32"/>
      <style:map style:condition="is-true-formula([.$C32] = 11)" style:apply-style-name="All" style:base-cell-address="Data.C32"/>
      <style:map style:condition="is-true-formula([.$C32] = 12)" style:apply-style-name="Review" style:base-cell-address="Data.C32"/>
      <style:map style:condition="is-true-formula([.$C32] = 13)" style:apply-style-name="OST" style:base-cell-address="Data.C32"/>
      <style:map style:condition="is-true-formula([.$C32] = 14)" style:apply-style-name="OP_20_-_20_ED" style:base-cell-address="Data.C32"/>
      <style:map style:condition="is-true-formula([.$C32] = 2)" style:apply-style-name="Ongoing" style:base-cell-address="Data.C32"/>
      <style:map style:condition="is-true-formula([.$C32] = 3)" style:apply-style-name="High_20_Priority" style:base-cell-address="Data.C32"/>
      <style:map style:condition="is-true-formula([.$C32] = 4)" style:apply-style-name="Black_20_Default" style:base-cell-address="Data.C32"/>
      <style:map style:condition="is-true-formula([.$C32] = 5)" style:apply-style-name="On_20_Hold" style:base-cell-address="Data.C32"/>
      <style:map style:condition="is-true-formula([.$C32] = 6)" style:apply-style-name="Dropped" style:base-cell-address="Data.C32"/>
    </style:style>
    <style:style style:name="ce6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/>
      <style:map style:condition="is-true-formula([.$C27] = 1)" style:apply-style-name="Watched" style:base-cell-address="Data.C27"/>
      <style:map style:condition="is-true-formula([.$C27] = 11)" style:apply-style-name="All" style:base-cell-address="Data.C27"/>
      <style:map style:condition="is-true-formula([.$C27] = 12)" style:apply-style-name="Review" style:base-cell-address="Data.C27"/>
      <style:map style:condition="is-true-formula([.$C27] = 13)" style:apply-style-name="OST" style:base-cell-address="Data.C27"/>
      <style:map style:condition="is-true-formula([.$C27] = 14)" style:apply-style-name="OP_20_-_20_ED" style:base-cell-address="Data.C27"/>
      <style:map style:condition="is-true-formula([.$C27] = 2)" style:apply-style-name="Ongoing" style:base-cell-address="Data.C27"/>
      <style:map style:condition="is-true-formula([.$C27] = 3)" style:apply-style-name="High_20_Priority" style:base-cell-address="Data.C27"/>
      <style:map style:condition="is-true-formula([.$C27] = 4)" style:apply-style-name="Black_20_Default" style:base-cell-address="Data.C27"/>
      <style:map style:condition="is-true-formula([.$C27] = 5)" style:apply-style-name="On_20_Hold" style:base-cell-address="Data.C27"/>
      <style:map style:condition="is-true-formula([.$C27] = 6)" style:apply-style-name="Dropped" style:base-cell-address="Data.C27"/>
    </style:style>
    <style:style style:name="ce68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40] = 1)" style:apply-style-name="Watched" style:base-cell-address="Data.C40"/>
      <style:map style:condition="is-true-formula([.$C40] = 11)" style:apply-style-name="All" style:base-cell-address="Data.C40"/>
      <style:map style:condition="is-true-formula([.$C40] = 12)" style:apply-style-name="Review" style:base-cell-address="Data.C40"/>
      <style:map style:condition="is-true-formula([.$C40] = 13)" style:apply-style-name="OST" style:base-cell-address="Data.C40"/>
      <style:map style:condition="is-true-formula([.$C40] = 14)" style:apply-style-name="OP_20_-_20_ED" style:base-cell-address="Data.C40"/>
      <style:map style:condition="is-true-formula([.$C40] = 2)" style:apply-style-name="Ongoing" style:base-cell-address="Data.C40"/>
      <style:map style:condition="is-true-formula([.$C40] = 3)" style:apply-style-name="High_20_Priority" style:base-cell-address="Data.C40"/>
      <style:map style:condition="is-true-formula([.$C40] = 4)" style:apply-style-name="Black_20_Default" style:base-cell-address="Data.C40"/>
      <style:map style:condition="is-true-formula([.$C40] = 5)" style:apply-style-name="On_20_Hold" style:base-cell-address="Data.C40"/>
      <style:map style:condition="is-true-formula([.$C40] = 6)" style:apply-style-name="Dropped" style:base-cell-address="Data.C40"/>
    </style:style>
    <style:style style:name="ce68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56] = 1)" style:apply-style-name="Watched" style:base-cell-address="Data.C56"/>
      <style:map style:condition="is-true-formula([.$C56] = 11)" style:apply-style-name="All" style:base-cell-address="Data.C56"/>
      <style:map style:condition="is-true-formula([.$C56] = 12)" style:apply-style-name="Review" style:base-cell-address="Data.C56"/>
      <style:map style:condition="is-true-formula([.$C56] = 13)" style:apply-style-name="OST" style:base-cell-address="Data.C56"/>
      <style:map style:condition="is-true-formula([.$C56] = 14)" style:apply-style-name="OP_20_-_20_ED" style:base-cell-address="Data.C56"/>
      <style:map style:condition="is-true-formula([.$C56] = 2)" style:apply-style-name="Ongoing" style:base-cell-address="Data.C56"/>
      <style:map style:condition="is-true-formula([.$C56] = 3)" style:apply-style-name="High_20_Priority" style:base-cell-address="Data.C56"/>
      <style:map style:condition="is-true-formula([.$C56] = 4)" style:apply-style-name="Black_20_Default" style:base-cell-address="Data.C56"/>
      <style:map style:condition="is-true-formula([.$C56] = 5)" style:apply-style-name="On_20_Hold" style:base-cell-address="Data.C56"/>
      <style:map style:condition="is-true-formula([.$C56] = 6)" style:apply-style-name="Dropped" style:base-cell-address="Data.C56"/>
    </style:style>
    <style:style style:name="ce69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57] = 1)" style:apply-style-name="Watched" style:base-cell-address="Data.C57"/>
      <style:map style:condition="is-true-formula([.$C57] = 11)" style:apply-style-name="All" style:base-cell-address="Data.C57"/>
      <style:map style:condition="is-true-formula([.$C57] = 12)" style:apply-style-name="Review" style:base-cell-address="Data.C57"/>
      <style:map style:condition="is-true-formula([.$C57] = 13)" style:apply-style-name="OST" style:base-cell-address="Data.C57"/>
      <style:map style:condition="is-true-formula([.$C57] = 14)" style:apply-style-name="OP_20_-_20_ED" style:base-cell-address="Data.C57"/>
      <style:map style:condition="is-true-formula([.$C57] = 2)" style:apply-style-name="Ongoing" style:base-cell-address="Data.C57"/>
      <style:map style:condition="is-true-formula([.$C57] = 3)" style:apply-style-name="High_20_Priority" style:base-cell-address="Data.C57"/>
      <style:map style:condition="is-true-formula([.$C57] = 4)" style:apply-style-name="Black_20_Default" style:base-cell-address="Data.C57"/>
      <style:map style:condition="is-true-formula([.$C57] = 5)" style:apply-style-name="On_20_Hold" style:base-cell-address="Data.C57"/>
      <style:map style:condition="is-true-formula([.$C57] = 6)" style:apply-style-name="Dropped" style:base-cell-address="Data.C57"/>
    </style:style>
    <style:style style:name="ce69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59] = 1)" style:apply-style-name="Watched" style:base-cell-address="Data.C59"/>
      <style:map style:condition="is-true-formula([.$C59] = 11)" style:apply-style-name="All" style:base-cell-address="Data.C59"/>
      <style:map style:condition="is-true-formula([.$C59] = 12)" style:apply-style-name="Review" style:base-cell-address="Data.C59"/>
      <style:map style:condition="is-true-formula([.$C59] = 13)" style:apply-style-name="OST" style:base-cell-address="Data.C59"/>
      <style:map style:condition="is-true-formula([.$C59] = 14)" style:apply-style-name="OP_20_-_20_ED" style:base-cell-address="Data.C59"/>
      <style:map style:condition="is-true-formula([.$C59] = 2)" style:apply-style-name="Ongoing" style:base-cell-address="Data.C59"/>
      <style:map style:condition="is-true-formula([.$C59] = 3)" style:apply-style-name="High_20_Priority" style:base-cell-address="Data.C59"/>
      <style:map style:condition="is-true-formula([.$C59] = 4)" style:apply-style-name="Black_20_Default" style:base-cell-address="Data.C59"/>
      <style:map style:condition="is-true-formula([.$C59] = 5)" style:apply-style-name="On_20_Hold" style:base-cell-address="Data.C59"/>
      <style:map style:condition="is-true-formula([.$C59] = 6)" style:apply-style-name="Dropped" style:base-cell-address="Data.C59"/>
    </style:style>
    <style:style style:name="ce69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65] = 1)" style:apply-style-name="Watched" style:base-cell-address="Data.C65"/>
      <style:map style:condition="is-true-formula([.$C65] = 11)" style:apply-style-name="All" style:base-cell-address="Data.C65"/>
      <style:map style:condition="is-true-formula([.$C65] = 12)" style:apply-style-name="Review" style:base-cell-address="Data.C65"/>
      <style:map style:condition="is-true-formula([.$C65] = 13)" style:apply-style-name="OST" style:base-cell-address="Data.C65"/>
      <style:map style:condition="is-true-formula([.$C65] = 14)" style:apply-style-name="OP_20_-_20_ED" style:base-cell-address="Data.C65"/>
      <style:map style:condition="is-true-formula([.$C65] = 2)" style:apply-style-name="Ongoing" style:base-cell-address="Data.C65"/>
      <style:map style:condition="is-true-formula([.$C65] = 3)" style:apply-style-name="High_20_Priority" style:base-cell-address="Data.C65"/>
      <style:map style:condition="is-true-formula([.$C65] = 4)" style:apply-style-name="Black_20_Default" style:base-cell-address="Data.C65"/>
      <style:map style:condition="is-true-formula([.$C65] = 5)" style:apply-style-name="On_20_Hold" style:base-cell-address="Data.C65"/>
      <style:map style:condition="is-true-formula([.$C65] = 6)" style:apply-style-name="Dropped" style:base-cell-address="Data.C65"/>
    </style:style>
    <style:style style:name="ce69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  <style:map style:condition="is-true-formula([.$C71] = 1)" style:apply-style-name="Watched" style:base-cell-address="Data.C71"/>
      <style:map style:condition="is-true-formula([.$C71] = 11)" style:apply-style-name="All" style:base-cell-address="Data.C71"/>
      <style:map style:condition="is-true-formula([.$C71] = 12)" style:apply-style-name="Review" style:base-cell-address="Data.C71"/>
      <style:map style:condition="is-true-formula([.$C71] = 13)" style:apply-style-name="OST" style:base-cell-address="Data.C71"/>
      <style:map style:condition="is-true-formula([.$C71] = 14)" style:apply-style-name="OP_20_-_20_ED" style:base-cell-address="Data.C71"/>
      <style:map style:condition="is-true-formula([.$C71] = 2)" style:apply-style-name="Ongoing" style:base-cell-address="Data.C71"/>
      <style:map style:condition="is-true-formula([.$C71] = 3)" style:apply-style-name="High_20_Priority" style:base-cell-address="Data.C71"/>
      <style:map style:condition="is-true-formula([.$C71] = 4)" style:apply-style-name="Black_20_Default" style:base-cell-address="Data.C71"/>
      <style:map style:condition="is-true-formula([.$C71] = 5)" style:apply-style-name="On_20_Hold" style:base-cell-address="Data.C71"/>
      <style:map style:condition="is-true-formula([.$C71] = 6)" style:apply-style-name="Dropped" style:base-cell-address="Data.C71"/>
    </style:style>
    <style:style style:name="ce6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700" style:family="table-cell" style:parent-style-name="Default">
      <style:text-properties fo:color="#000000"/>
      <style:map style:condition="is-true-formula([.$C9] = 1)" style:apply-style-name="Watched" style:base-cell-address="Data.C9"/>
      <style:map style:condition="is-true-formula([.$C9] = 11)" style:apply-style-name="All" style:base-cell-address="Data.C9"/>
      <style:map style:condition="is-true-formula([.$C9] = 12)" style:apply-style-name="Review" style:base-cell-address="Data.C9"/>
      <style:map style:condition="is-true-formula([.$C9] = 13)" style:apply-style-name="OST" style:base-cell-address="Data.C9"/>
      <style:map style:condition="is-true-formula([.$C9] = 14)" style:apply-style-name="OP_20_-_20_ED" style:base-cell-address="Data.C9"/>
      <style:map style:condition="is-true-formula([.$C9] = 2)" style:apply-style-name="Ongoing" style:base-cell-address="Data.C9"/>
      <style:map style:condition="is-true-formula([.$C9] = 3)" style:apply-style-name="High_20_Priority" style:base-cell-address="Data.C9"/>
      <style:map style:condition="is-true-formula([.$C9] = 4)" style:apply-style-name="Black_20_Default" style:base-cell-address="Data.C9"/>
      <style:map style:condition="is-true-formula([.$C9] = 5)" style:apply-style-name="On_20_Hold" style:base-cell-address="Data.C9"/>
      <style:map style:condition="is-true-formula([.$C9] = 6)" style:apply-style-name="Dropped" style:base-cell-address="Data.C9"/>
    </style:style>
    <style:style style:name="ce837" style:family="table-cell" style:parent-style-name="Default">
      <style:text-properties fo:color="#000000"/>
      <style:map style:condition="is-true-formula([.$C27] = 1)" style:apply-style-name="Watched" style:base-cell-address="Data.C27"/>
      <style:map style:condition="is-true-formula([.$C27] = 11)" style:apply-style-name="All" style:base-cell-address="Data.C27"/>
      <style:map style:condition="is-true-formula([.$C27] = 12)" style:apply-style-name="Review" style:base-cell-address="Data.C27"/>
      <style:map style:condition="is-true-formula([.$C27] = 13)" style:apply-style-name="OST" style:base-cell-address="Data.C27"/>
      <style:map style:condition="is-true-formula([.$C27] = 14)" style:apply-style-name="OP_20_-_20_ED" style:base-cell-address="Data.C27"/>
      <style:map style:condition="is-true-formula([.$C27] = 2)" style:apply-style-name="Ongoing" style:base-cell-address="Data.C27"/>
      <style:map style:condition="is-true-formula([.$C27] = 3)" style:apply-style-name="High_20_Priority" style:base-cell-address="Data.C27"/>
      <style:map style:condition="is-true-formula([.$C27] = 4)" style:apply-style-name="Black_20_Default" style:base-cell-address="Data.C27"/>
      <style:map style:condition="is-true-formula([.$C27] = 5)" style:apply-style-name="On_20_Hold" style:base-cell-address="Data.C27"/>
      <style:map style:condition="is-true-formula([.$C27] = 6)" style:apply-style-name="Dropped" style:base-cell-address="Data.C27"/>
    </style:style>
    <style:style style:name="ce701" style:family="table-cell" style:parent-style-name="Default">
      <style:table-cell-properties fo:background-color="#cc9900" style:text-align-source="fix" style:repeat-content="false"/>
      <style:paragraph-properties fo:text-align="start" fo:margin-left="0mm"/>
      <style:text-properties fo:color="#ffffff"/>
    </style:style>
    <style:style style:name="ce702" style:family="table-cell" style:parent-style-name="Default">
      <style:table-cell-properties fo:background-color="#006666" style:text-align-source="fix" style:repeat-content="false"/>
      <style:paragraph-properties fo:text-align="start" fo:margin-left="0mm"/>
      <style:text-properties fo:color="#ffffff"/>
    </style:style>
    <style:style style:name="ce703" style:family="table-cell" style:parent-style-name="Default">
      <style:table-cell-properties fo:background-color="#000099" style:text-align-source="fix" style:repeat-content="false"/>
      <style:paragraph-properties fo:text-align="start" fo:margin-left="0mm"/>
      <style:text-properties fo:color="#ffffff"/>
    </style:style>
    <style:style style:name="ce704" style:family="table-cell" style:parent-style-name="Default">
      <style:table-cell-properties fo:background-color="#990000" style:text-align-source="fix" style:repeat-content="false"/>
      <style:paragraph-properties fo:text-align="start" fo:margin-left="0mm"/>
      <style:text-properties fo:color="#ffffff"/>
    </style:style>
    <style:style style:name="ce705" style:family="table-cell" style:parent-style-name="Default">
      <style:table-cell-properties fo:background-color="#00cc00" style:text-align-source="fix" style:repeat-content="false"/>
      <style:paragraph-properties fo:text-align="start" fo:margin-left="0mm"/>
      <style:text-properties fo:color="#ffffff"/>
    </style:style>
    <style:style style:name="ce706" style:family="table-cell" style:parent-style-name="Default">
      <style:table-cell-properties fo:border-bottom="0.06pt solid #000000" fo:background-color="#000000" style:text-align-source="fix" style:repeat-content="false" fo:border-left="0.06pt solid #ffffff" fo:border-right="0.06pt solid #000000" fo:border-top="0.06pt solid #000000"/>
      <style:paragraph-properties fo:text-align="start" fo:margin-left="0mm"/>
      <style:text-properties fo:color="#ffffff"/>
    </style:style>
    <style:style style:name="ce7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8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8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7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19] = 1)" style:apply-style-name="Watched" style:base-cell-address="Data.F18"/>
      <style:map style:condition="is-true-formula([.$C19] = 11)" style:apply-style-name="All" style:base-cell-address="Data.F18"/>
      <style:map style:condition="is-true-formula([.$C19] = 12)" style:apply-style-name="Review" style:base-cell-address="Data.F18"/>
      <style:map style:condition="is-true-formula([.$C19] = 13)" style:apply-style-name="OST" style:base-cell-address="Data.F18"/>
      <style:map style:condition="is-true-formula([.$C19] = 14)" style:apply-style-name="OP_20_-_20_ED" style:base-cell-address="Data.F18"/>
      <style:map style:condition="is-true-formula([.$C19] = 2)" style:apply-style-name="Ongoing" style:base-cell-address="Data.F18"/>
      <style:map style:condition="is-true-formula([.$C19] = 3)" style:apply-style-name="High_20_Priority" style:base-cell-address="Data.F18"/>
      <style:map style:condition="is-true-formula([.$C19] = 4)" style:apply-style-name="Black_20_Default" style:base-cell-address="Data.F18"/>
      <style:map style:condition="is-true-formula([.$C19] = 5)" style:apply-style-name="On_20_Hold" style:base-cell-address="Data.F18"/>
      <style:map style:condition="is-true-formula([.$C19] = 6)" style:apply-style-name="Dropped" style:base-cell-address="Data.F18"/>
    </style:style>
    <style:style style:name="ce849" style:family="table-cell" style:parent-style-name="Default"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7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3] = 1)" style:apply-style-name="Watched" style:base-cell-address="Data.F22"/>
      <style:map style:condition="is-true-formula([.$C23] = 11)" style:apply-style-name="All" style:base-cell-address="Data.F22"/>
      <style:map style:condition="is-true-formula([.$C23] = 12)" style:apply-style-name="Review" style:base-cell-address="Data.F22"/>
      <style:map style:condition="is-true-formula([.$C23] = 13)" style:apply-style-name="OST" style:base-cell-address="Data.F22"/>
      <style:map style:condition="is-true-formula([.$C23] = 14)" style:apply-style-name="OP_20_-_20_ED" style:base-cell-address="Data.F22"/>
      <style:map style:condition="is-true-formula([.$C23] = 2)" style:apply-style-name="Ongoing" style:base-cell-address="Data.F22"/>
      <style:map style:condition="is-true-formula([.$C23] = 3)" style:apply-style-name="High_20_Priority" style:base-cell-address="Data.F22"/>
      <style:map style:condition="is-true-formula([.$C23] = 4)" style:apply-style-name="Black_20_Default" style:base-cell-address="Data.F22"/>
      <style:map style:condition="is-true-formula([.$C23] = 5)" style:apply-style-name="On_20_Hold" style:base-cell-address="Data.F22"/>
      <style:map style:condition="is-true-formula([.$C23] = 6)" style:apply-style-name="Dropped" style:base-cell-address="Data.F22"/>
    </style:style>
    <style:style style:name="ce851" style:family="table-cell" style:parent-style-name="Default"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8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7] = 1)" style:apply-style-name="Watched" style:base-cell-address="Data.C27"/>
      <style:map style:condition="is-true-formula([.$C27] = 11)" style:apply-style-name="All" style:base-cell-address="Data.C27"/>
      <style:map style:condition="is-true-formula([.$C27] = 12)" style:apply-style-name="Review" style:base-cell-address="Data.C27"/>
      <style:map style:condition="is-true-formula([.$C27] = 13)" style:apply-style-name="OST" style:base-cell-address="Data.C27"/>
      <style:map style:condition="is-true-formula([.$C27] = 14)" style:apply-style-name="OP_20_-_20_ED" style:base-cell-address="Data.C27"/>
      <style:map style:condition="is-true-formula([.$C27] = 2)" style:apply-style-name="Ongoing" style:base-cell-address="Data.C27"/>
      <style:map style:condition="is-true-formula([.$C27] = 3)" style:apply-style-name="High_20_Priority" style:base-cell-address="Data.C27"/>
      <style:map style:condition="is-true-formula([.$C27] = 4)" style:apply-style-name="Black_20_Default" style:base-cell-address="Data.C27"/>
      <style:map style:condition="is-true-formula([.$C27] = 5)" style:apply-style-name="On_20_Hold" style:base-cell-address="Data.C27"/>
      <style:map style:condition="is-true-formula([.$C27] = 6)" style:apply-style-name="Dropped" style:base-cell-address="Data.C27"/>
    </style:style>
    <style:style style:name="ce781" style:family="table-cell" style:parent-style-name="Default" style:data-style-name="N43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tyle="normal" style:font-style-asian="normal" style:font-style-complex="normal"/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78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7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#REF! = 1)" style:apply-style-name="Watched" style:base-cell-address="Data.F56"/>
      <style:map style:condition="is-true-formula(#REF! = 11)" style:apply-style-name="All" style:base-cell-address="Data.F56"/>
      <style:map style:condition="is-true-formula(#REF! = 12)" style:apply-style-name="Review" style:base-cell-address="Data.F56"/>
      <style:map style:condition="is-true-formula(#REF! = 13)" style:apply-style-name="OST" style:base-cell-address="Data.F56"/>
      <style:map style:condition="is-true-formula(#REF! = 14)" style:apply-style-name="OP_20_-_20_ED" style:base-cell-address="Data.F56"/>
      <style:map style:condition="is-true-formula(#REF! = 2)" style:apply-style-name="Ongoing" style:base-cell-address="Data.F56"/>
      <style:map style:condition="is-true-formula(#REF! = 3)" style:apply-style-name="High_20_Priority" style:base-cell-address="Data.F56"/>
      <style:map style:condition="is-true-formula(#REF! = 4)" style:apply-style-name="Black_20_Default" style:base-cell-address="Data.F56"/>
      <style:map style:condition="is-true-formula(#REF! = 5)" style:apply-style-name="On_20_Hold" style:base-cell-address="Data.F56"/>
      <style:map style:condition="is-true-formula(#REF! = 6)" style:apply-style-name="Dropped" style:base-cell-address="Data.F56"/>
    </style:style>
    <style:style style:name="ce8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64] = 1)" style:apply-style-name="Watched" style:base-cell-address="Data.F63"/>
      <style:map style:condition="is-true-formula([.$C64] = 11)" style:apply-style-name="All" style:base-cell-address="Data.F63"/>
      <style:map style:condition="is-true-formula([.$C64] = 12)" style:apply-style-name="Review" style:base-cell-address="Data.F63"/>
      <style:map style:condition="is-true-formula([.$C64] = 13)" style:apply-style-name="OST" style:base-cell-address="Data.F63"/>
      <style:map style:condition="is-true-formula([.$C64] = 14)" style:apply-style-name="OP_20_-_20_ED" style:base-cell-address="Data.F63"/>
      <style:map style:condition="is-true-formula([.$C64] = 2)" style:apply-style-name="Ongoing" style:base-cell-address="Data.F63"/>
      <style:map style:condition="is-true-formula([.$C64] = 3)" style:apply-style-name="High_20_Priority" style:base-cell-address="Data.F63"/>
      <style:map style:condition="is-true-formula([.$C64] = 4)" style:apply-style-name="Black_20_Default" style:base-cell-address="Data.F63"/>
      <style:map style:condition="is-true-formula([.$C64] = 5)" style:apply-style-name="On_20_Hold" style:base-cell-address="Data.F63"/>
      <style:map style:condition="is-true-formula([.$C64] = 6)" style:apply-style-name="Dropped" style:base-cell-address="Data.F63"/>
    </style:style>
    <style:style style:name="ce78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  <style:map style:condition="is-true-formula([.$C3] = 1)" style:apply-style-name="Watched" style:base-cell-address="Data.F2"/>
      <style:map style:condition="is-true-formula([.$C3] = 11)" style:apply-style-name="All" style:base-cell-address="Data.F2"/>
      <style:map style:condition="is-true-formula([.$C3] = 12)" style:apply-style-name="Review" style:base-cell-address="Data.F2"/>
      <style:map style:condition="is-true-formula([.$C3] = 13)" style:apply-style-name="OST" style:base-cell-address="Data.F2"/>
      <style:map style:condition="is-true-formula([.$C3] = 14)" style:apply-style-name="OP_20_-_20_ED" style:base-cell-address="Data.F2"/>
      <style:map style:condition="is-true-formula([.$C3] = 2)" style:apply-style-name="Ongoing" style:base-cell-address="Data.F2"/>
      <style:map style:condition="is-true-formula([.$C3] = 3)" style:apply-style-name="High_20_Priority" style:base-cell-address="Data.F2"/>
      <style:map style:condition="is-true-formula([.$C3] = 4)" style:apply-style-name="Black_20_Default" style:base-cell-address="Data.F2"/>
      <style:map style:condition="is-true-formula([.$C3] = 5)" style:apply-style-name="On_20_Hold" style:base-cell-address="Data.F2"/>
      <style:map style:condition="is-true-formula([.$C3] = 6)" style:apply-style-name="Dropped" style:base-cell-address="Data.F2"/>
    </style:style>
    <style:style style:name="ce8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3] = 1)" style:apply-style-name="Watched" style:base-cell-address="Data.F211"/>
      <style:map style:condition="is-true-formula([.$C213] = 11)" style:apply-style-name="All" style:base-cell-address="Data.F211"/>
      <style:map style:condition="is-true-formula([.$C213] = 12)" style:apply-style-name="Review" style:base-cell-address="Data.F211"/>
      <style:map style:condition="is-true-formula([.$C213] = 13)" style:apply-style-name="OST" style:base-cell-address="Data.F211"/>
      <style:map style:condition="is-true-formula([.$C213] = 14)" style:apply-style-name="OP_20_-_20_ED" style:base-cell-address="Data.F211"/>
      <style:map style:condition="is-true-formula([.$C213] = 2)" style:apply-style-name="Ongoing" style:base-cell-address="Data.F211"/>
      <style:map style:condition="is-true-formula([.$C213] = 3)" style:apply-style-name="High_20_Priority" style:base-cell-address="Data.F211"/>
      <style:map style:condition="is-true-formula([.$C213] = 4)" style:apply-style-name="Black_20_Default" style:base-cell-address="Data.F211"/>
      <style:map style:condition="is-true-formula([.$C213] = 5)" style:apply-style-name="On_20_Hold" style:base-cell-address="Data.F211"/>
      <style:map style:condition="is-true-formula([.$C213] = 6)" style:apply-style-name="Dropped" style:base-cell-address="Data.F211"/>
    </style:style>
    <style:style style:name="ce8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4] = 1)" style:apply-style-name="Watched" style:base-cell-address="Data.F212"/>
      <style:map style:condition="is-true-formula([.$C214] = 11)" style:apply-style-name="All" style:base-cell-address="Data.F212"/>
      <style:map style:condition="is-true-formula([.$C214] = 12)" style:apply-style-name="Review" style:base-cell-address="Data.F212"/>
      <style:map style:condition="is-true-formula([.$C214] = 13)" style:apply-style-name="OST" style:base-cell-address="Data.F212"/>
      <style:map style:condition="is-true-formula([.$C214] = 14)" style:apply-style-name="OP_20_-_20_ED" style:base-cell-address="Data.F212"/>
      <style:map style:condition="is-true-formula([.$C214] = 2)" style:apply-style-name="Ongoing" style:base-cell-address="Data.F212"/>
      <style:map style:condition="is-true-formula([.$C214] = 3)" style:apply-style-name="High_20_Priority" style:base-cell-address="Data.F212"/>
      <style:map style:condition="is-true-formula([.$C214] = 4)" style:apply-style-name="Black_20_Default" style:base-cell-address="Data.F212"/>
      <style:map style:condition="is-true-formula([.$C214] = 5)" style:apply-style-name="On_20_Hold" style:base-cell-address="Data.F212"/>
      <style:map style:condition="is-true-formula([.$C214] = 6)" style:apply-style-name="Dropped" style:base-cell-address="Data.F212"/>
    </style:style>
    <style:style style:name="ce8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5] = 1)" style:apply-style-name="Watched" style:base-cell-address="Data.F213"/>
      <style:map style:condition="is-true-formula([.$C215] = 2)" style:apply-style-name="Ongoing" style:base-cell-address="Data.F213"/>
      <style:map style:condition="is-true-formula(OR([.$C215] = &quot;+&quot;; [.$C215] = 3))" style:apply-style-name="High_20_Priority" style:base-cell-address="Data.F213"/>
      <style:map style:condition="is-true-formula(OR([.$C215] = &quot;*&quot;; [.$C215] = 4))" style:apply-style-name="On_20_Hold" style:base-cell-address="Data.F213"/>
      <style:map style:condition="is-true-formula(OR([.$C215] = &quot;?&quot;; [.$C215] = 5))" style:apply-style-name="Default" style:base-cell-address="Data.F213"/>
      <style:map style:condition="is-true-formula([.$C215] = 6)" style:apply-style-name="Dropped" style:base-cell-address="Data.F213"/>
    </style:style>
    <style:style style:name="ce8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6] = 1)" style:apply-style-name="Watched" style:base-cell-address="Data.F214"/>
      <style:map style:condition="is-true-formula([.$C216] = 11)" style:apply-style-name="All" style:base-cell-address="Data.F214"/>
      <style:map style:condition="is-true-formula([.$C216] = 12)" style:apply-style-name="Review" style:base-cell-address="Data.F214"/>
      <style:map style:condition="is-true-formula([.$C216] = 13)" style:apply-style-name="OST" style:base-cell-address="Data.F214"/>
      <style:map style:condition="is-true-formula([.$C216] = 14)" style:apply-style-name="OP_20_-_20_ED" style:base-cell-address="Data.F214"/>
      <style:map style:condition="is-true-formula([.$C216] = 2)" style:apply-style-name="Ongoing" style:base-cell-address="Data.F214"/>
      <style:map style:condition="is-true-formula([.$C216] = 3)" style:apply-style-name="High_20_Priority" style:base-cell-address="Data.F214"/>
      <style:map style:condition="is-true-formula([.$C216] = 4)" style:apply-style-name="Black_20_Default" style:base-cell-address="Data.F214"/>
      <style:map style:condition="is-true-formula([.$C216] = 5)" style:apply-style-name="On_20_Hold" style:base-cell-address="Data.F214"/>
      <style:map style:condition="is-true-formula([.$C216] = 6)" style:apply-style-name="Dropped" style:base-cell-address="Data.F214"/>
    </style:style>
    <style:style style:name="ce7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] = 1)" style:apply-style-name="Watched" style:base-cell-address="Data.G2"/>
      <style:map style:condition="is-true-formula([.$C3] = 11)" style:apply-style-name="All" style:base-cell-address="Data.G2"/>
      <style:map style:condition="is-true-formula([.$C3] = 12)" style:apply-style-name="Review" style:base-cell-address="Data.G2"/>
      <style:map style:condition="is-true-formula([.$C3] = 13)" style:apply-style-name="OST" style:base-cell-address="Data.G2"/>
      <style:map style:condition="is-true-formula([.$C3] = 14)" style:apply-style-name="OP_20_-_20_ED" style:base-cell-address="Data.G2"/>
      <style:map style:condition="is-true-formula([.$C3] = 2)" style:apply-style-name="Ongoing" style:base-cell-address="Data.G2"/>
      <style:map style:condition="is-true-formula([.$C3] = 3)" style:apply-style-name="High_20_Priority" style:base-cell-address="Data.G2"/>
      <style:map style:condition="is-true-formula([.$C3] = 4)" style:apply-style-name="Black_20_Default" style:base-cell-address="Data.G2"/>
      <style:map style:condition="is-true-formula([.$C3] = 5)" style:apply-style-name="On_20_Hold" style:base-cell-address="Data.G2"/>
      <style:map style:condition="is-true-formula([.$C3] = 6)" style:apply-style-name="Dropped" style:base-cell-address="Data.G2"/>
    </style:style>
    <style:style style:name="ce8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5] = 1)" style:apply-style-name="Watched" style:base-cell-address="Data.G5"/>
      <style:map style:condition="is-true-formula([.$C5] = 11)" style:apply-style-name="All" style:base-cell-address="Data.G5"/>
      <style:map style:condition="is-true-formula([.$C5] = 12)" style:apply-style-name="Review" style:base-cell-address="Data.G5"/>
      <style:map style:condition="is-true-formula([.$C5] = 13)" style:apply-style-name="OST" style:base-cell-address="Data.G5"/>
      <style:map style:condition="is-true-formula([.$C5] = 14)" style:apply-style-name="OP_20_-_20_ED" style:base-cell-address="Data.G5"/>
      <style:map style:condition="is-true-formula([.$C5] = 2)" style:apply-style-name="Ongoing" style:base-cell-address="Data.G5"/>
      <style:map style:condition="is-true-formula([.$C5] = 3)" style:apply-style-name="High_20_Priority" style:base-cell-address="Data.G5"/>
      <style:map style:condition="is-true-formula([.$C5] = 4)" style:apply-style-name="Black_20_Default" style:base-cell-address="Data.G5"/>
      <style:map style:condition="is-true-formula([.$C5] = 5)" style:apply-style-name="On_20_Hold" style:base-cell-address="Data.G5"/>
      <style:map style:condition="is-true-formula([.$C5] = 6)" style:apply-style-name="Dropped" style:base-cell-address="Data.G5"/>
    </style:style>
    <style:style style:name="ce8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10] = 1)" style:apply-style-name="Watched" style:base-cell-address="Data.G11"/>
      <style:map style:condition="is-true-formula([.$C10] = 11)" style:apply-style-name="All" style:base-cell-address="Data.G11"/>
      <style:map style:condition="is-true-formula([.$C10] = 12)" style:apply-style-name="Review" style:base-cell-address="Data.G11"/>
      <style:map style:condition="is-true-formula([.$C10] = 13)" style:apply-style-name="OST" style:base-cell-address="Data.G11"/>
      <style:map style:condition="is-true-formula([.$C10] = 14)" style:apply-style-name="OP_20_-_20_ED" style:base-cell-address="Data.G11"/>
      <style:map style:condition="is-true-formula([.$C10] = 2)" style:apply-style-name="Ongoing" style:base-cell-address="Data.G11"/>
      <style:map style:condition="is-true-formula([.$C10] = 3)" style:apply-style-name="High_20_Priority" style:base-cell-address="Data.G11"/>
      <style:map style:condition="is-true-formula([.$C10] = 4)" style:apply-style-name="Black_20_Default" style:base-cell-address="Data.G11"/>
      <style:map style:condition="is-true-formula([.$C10] = 5)" style:apply-style-name="On_20_Hold" style:base-cell-address="Data.G11"/>
      <style:map style:condition="is-true-formula([.$C10] = 6)" style:apply-style-name="Dropped" style:base-cell-address="Data.G11"/>
    </style:style>
    <style:style style:name="ce795" style:family="table-cell" style:parent-style-name="Default" style:data-style-name="N43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15] = 1)" style:apply-style-name="Watched" style:base-cell-address="Data.G16"/>
      <style:map style:condition="is-true-formula([.$C15] = 11)" style:apply-style-name="All" style:base-cell-address="Data.G16"/>
      <style:map style:condition="is-true-formula([.$C15] = 12)" style:apply-style-name="Review" style:base-cell-address="Data.G16"/>
      <style:map style:condition="is-true-formula([.$C15] = 13)" style:apply-style-name="OST" style:base-cell-address="Data.G16"/>
      <style:map style:condition="is-true-formula([.$C15] = 14)" style:apply-style-name="OP_20_-_20_ED" style:base-cell-address="Data.G16"/>
      <style:map style:condition="is-true-formula([.$C15] = 2)" style:apply-style-name="Ongoing" style:base-cell-address="Data.G16"/>
      <style:map style:condition="is-true-formula([.$C15] = 3)" style:apply-style-name="High_20_Priority" style:base-cell-address="Data.G16"/>
      <style:map style:condition="is-true-formula([.$C15] = 4)" style:apply-style-name="Black_20_Default" style:base-cell-address="Data.G16"/>
      <style:map style:condition="is-true-formula([.$C15] = 5)" style:apply-style-name="On_20_Hold" style:base-cell-address="Data.G16"/>
      <style:map style:condition="is-true-formula([.$C15] = 6)" style:apply-style-name="Dropped" style:base-cell-address="Data.G16"/>
    </style:style>
    <style:style style:name="ce8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0] = 1)" style:apply-style-name="Watched" style:base-cell-address="Data.F19"/>
      <style:map style:condition="is-true-formula([.$C20] = 11)" style:apply-style-name="All" style:base-cell-address="Data.F19"/>
      <style:map style:condition="is-true-formula([.$C20] = 12)" style:apply-style-name="Review" style:base-cell-address="Data.F19"/>
      <style:map style:condition="is-true-formula([.$C20] = 13)" style:apply-style-name="OST" style:base-cell-address="Data.F19"/>
      <style:map style:condition="is-true-formula([.$C20] = 14)" style:apply-style-name="OP_20_-_20_ED" style:base-cell-address="Data.F19"/>
      <style:map style:condition="is-true-formula([.$C20] = 2)" style:apply-style-name="Ongoing" style:base-cell-address="Data.F19"/>
      <style:map style:condition="is-true-formula([.$C20] = 3)" style:apply-style-name="High_20_Priority" style:base-cell-address="Data.F19"/>
      <style:map style:condition="is-true-formula([.$C20] = 4)" style:apply-style-name="Black_20_Default" style:base-cell-address="Data.F19"/>
      <style:map style:condition="is-true-formula([.$C20] = 5)" style:apply-style-name="On_20_Hold" style:base-cell-address="Data.F19"/>
      <style:map style:condition="is-true-formula([.$C20] = 6)" style:apply-style-name="Dropped" style:base-cell-address="Data.F19"/>
    </style:style>
    <style:style style:name="ce8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0] = 1)" style:apply-style-name="Watched" style:base-cell-address="Data.F19"/>
      <style:map style:condition="is-true-formula([.$C20] = 11)" style:apply-style-name="All" style:base-cell-address="Data.F19"/>
      <style:map style:condition="is-true-formula([.$C20] = 12)" style:apply-style-name="Review" style:base-cell-address="Data.F19"/>
      <style:map style:condition="is-true-formula([.$C20] = 13)" style:apply-style-name="OST" style:base-cell-address="Data.F19"/>
      <style:map style:condition="is-true-formula([.$C20] = 14)" style:apply-style-name="OP_20_-_20_ED" style:base-cell-address="Data.F19"/>
      <style:map style:condition="is-true-formula([.$C20] = 2)" style:apply-style-name="Ongoing" style:base-cell-address="Data.F19"/>
      <style:map style:condition="is-true-formula([.$C20] = 3)" style:apply-style-name="High_20_Priority" style:base-cell-address="Data.F19"/>
      <style:map style:condition="is-true-formula([.$C20] = 4)" style:apply-style-name="Black_20_Default" style:base-cell-address="Data.F19"/>
      <style:map style:condition="is-true-formula([.$C20] = 5)" style:apply-style-name="On_20_Hold" style:base-cell-address="Data.F19"/>
      <style:map style:condition="is-true-formula([.$C20] = 6)" style:apply-style-name="Dropped" style:base-cell-address="Data.F19"/>
    </style:style>
    <style:style style:name="ce7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3] = 1)" style:apply-style-name="Watched" style:base-cell-address="Data.G25"/>
      <style:map style:condition="is-true-formula([.$C23] = 11)" style:apply-style-name="All" style:base-cell-address="Data.G25"/>
      <style:map style:condition="is-true-formula([.$C23] = 12)" style:apply-style-name="Review" style:base-cell-address="Data.G25"/>
      <style:map style:condition="is-true-formula([.$C23] = 13)" style:apply-style-name="OST" style:base-cell-address="Data.G25"/>
      <style:map style:condition="is-true-formula([.$C23] = 14)" style:apply-style-name="OP_20_-_20_ED" style:base-cell-address="Data.G25"/>
      <style:map style:condition="is-true-formula([.$C23] = 2)" style:apply-style-name="Ongoing" style:base-cell-address="Data.G25"/>
      <style:map style:condition="is-true-formula([.$C23] = 3)" style:apply-style-name="High_20_Priority" style:base-cell-address="Data.G25"/>
      <style:map style:condition="is-true-formula([.$C23] = 4)" style:apply-style-name="Black_20_Default" style:base-cell-address="Data.G25"/>
      <style:map style:condition="is-true-formula([.$C23] = 5)" style:apply-style-name="On_20_Hold" style:base-cell-address="Data.G25"/>
      <style:map style:condition="is-true-formula([.$C23] = 6)" style:apply-style-name="Dropped" style:base-cell-address="Data.G25"/>
    </style:style>
    <style:style style:name="ce9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7] = 1)" style:apply-style-name="Watched" style:base-cell-address="Data.C27"/>
      <style:map style:condition="is-true-formula([.$C27] = 11)" style:apply-style-name="All" style:base-cell-address="Data.C27"/>
      <style:map style:condition="is-true-formula([.$C27] = 12)" style:apply-style-name="Review" style:base-cell-address="Data.C27"/>
      <style:map style:condition="is-true-formula([.$C27] = 13)" style:apply-style-name="OST" style:base-cell-address="Data.C27"/>
      <style:map style:condition="is-true-formula([.$C27] = 14)" style:apply-style-name="OP_20_-_20_ED" style:base-cell-address="Data.C27"/>
      <style:map style:condition="is-true-formula([.$C27] = 2)" style:apply-style-name="Ongoing" style:base-cell-address="Data.C27"/>
      <style:map style:condition="is-true-formula([.$C27] = 3)" style:apply-style-name="High_20_Priority" style:base-cell-address="Data.C27"/>
      <style:map style:condition="is-true-formula([.$C27] = 4)" style:apply-style-name="Black_20_Default" style:base-cell-address="Data.C27"/>
      <style:map style:condition="is-true-formula([.$C27] = 5)" style:apply-style-name="On_20_Hold" style:base-cell-address="Data.C27"/>
      <style:map style:condition="is-true-formula([.$C27] = 6)" style:apply-style-name="Dropped" style:base-cell-address="Data.C27"/>
    </style:style>
    <style:style style:name="ce9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5] = 1)" style:apply-style-name="Watched" style:base-cell-address="Data.G28"/>
      <style:map style:condition="is-true-formula([.$C25] = 11)" style:apply-style-name="All" style:base-cell-address="Data.G28"/>
      <style:map style:condition="is-true-formula([.$C25] = 12)" style:apply-style-name="Review" style:base-cell-address="Data.G28"/>
      <style:map style:condition="is-true-formula([.$C25] = 13)" style:apply-style-name="OST" style:base-cell-address="Data.G28"/>
      <style:map style:condition="is-true-formula([.$C25] = 14)" style:apply-style-name="OP_20_-_20_ED" style:base-cell-address="Data.G28"/>
      <style:map style:condition="is-true-formula([.$C25] = 2)" style:apply-style-name="Ongoing" style:base-cell-address="Data.G28"/>
      <style:map style:condition="is-true-formula([.$C25] = 3)" style:apply-style-name="High_20_Priority" style:base-cell-address="Data.G28"/>
      <style:map style:condition="is-true-formula([.$C25] = 4)" style:apply-style-name="Black_20_Default" style:base-cell-address="Data.G28"/>
      <style:map style:condition="is-true-formula([.$C25] = 5)" style:apply-style-name="On_20_Hold" style:base-cell-address="Data.G28"/>
      <style:map style:condition="is-true-formula([.$C25] = 6)" style:apply-style-name="Dropped" style:base-cell-address="Data.G28"/>
    </style:style>
    <style:style style:name="ce7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3] = 1)" style:apply-style-name="Watched" style:base-cell-address="Data.G37"/>
      <style:map style:condition="is-true-formula([.$C33] = 11)" style:apply-style-name="All" style:base-cell-address="Data.G37"/>
      <style:map style:condition="is-true-formula([.$C33] = 12)" style:apply-style-name="Review" style:base-cell-address="Data.G37"/>
      <style:map style:condition="is-true-formula([.$C33] = 13)" style:apply-style-name="OST" style:base-cell-address="Data.G37"/>
      <style:map style:condition="is-true-formula([.$C33] = 14)" style:apply-style-name="OP_20_-_20_ED" style:base-cell-address="Data.G37"/>
      <style:map style:condition="is-true-formula([.$C33] = 2)" style:apply-style-name="Ongoing" style:base-cell-address="Data.G37"/>
      <style:map style:condition="is-true-formula([.$C33] = 3)" style:apply-style-name="High_20_Priority" style:base-cell-address="Data.G37"/>
      <style:map style:condition="is-true-formula([.$C33] = 4)" style:apply-style-name="Black_20_Default" style:base-cell-address="Data.G37"/>
      <style:map style:condition="is-true-formula([.$C33] = 5)" style:apply-style-name="On_20_Hold" style:base-cell-address="Data.G37"/>
      <style:map style:condition="is-true-formula([.$C33] = 6)" style:apply-style-name="Dropped" style:base-cell-address="Data.G37"/>
    </style:style>
    <style:style style:name="ce873" style:family="table-cell" style:parent-style-name="Default" style:data-style-name="N43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80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] = 1)" style:apply-style-name="Watched" style:base-cell-address="Data.G2"/>
      <style:map style:condition="is-true-formula([.$C3] = 11)" style:apply-style-name="All" style:base-cell-address="Data.G2"/>
      <style:map style:condition="is-true-formula([.$C3] = 12)" style:apply-style-name="Review" style:base-cell-address="Data.G2"/>
      <style:map style:condition="is-true-formula([.$C3] = 13)" style:apply-style-name="OST" style:base-cell-address="Data.G2"/>
      <style:map style:condition="is-true-formula([.$C3] = 14)" style:apply-style-name="OP_20_-_20_ED" style:base-cell-address="Data.G2"/>
      <style:map style:condition="is-true-formula([.$C3] = 2)" style:apply-style-name="Ongoing" style:base-cell-address="Data.G2"/>
      <style:map style:condition="is-true-formula([.$C3] = 3)" style:apply-style-name="High_20_Priority" style:base-cell-address="Data.G2"/>
      <style:map style:condition="is-true-formula([.$C3] = 4)" style:apply-style-name="Black_20_Default" style:base-cell-address="Data.G2"/>
      <style:map style:condition="is-true-formula([.$C3] = 5)" style:apply-style-name="On_20_Hold" style:base-cell-address="Data.G2"/>
      <style:map style:condition="is-true-formula([.$C3] = 6)" style:apply-style-name="Dropped" style:base-cell-address="Data.G2"/>
    </style:style>
    <style:style style:name="ce87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6] = 1)" style:apply-style-name="Watched" style:base-cell-address="Data.G46"/>
      <style:map style:condition="is-true-formula([.$C36] = 11)" style:apply-style-name="All" style:base-cell-address="Data.G46"/>
      <style:map style:condition="is-true-formula([.$C36] = 12)" style:apply-style-name="Review" style:base-cell-address="Data.G46"/>
      <style:map style:condition="is-true-formula([.$C36] = 13)" style:apply-style-name="OST" style:base-cell-address="Data.G46"/>
      <style:map style:condition="is-true-formula([.$C36] = 14)" style:apply-style-name="OP_20_-_20_ED" style:base-cell-address="Data.G46"/>
      <style:map style:condition="is-true-formula([.$C36] = 2)" style:apply-style-name="Ongoing" style:base-cell-address="Data.G46"/>
      <style:map style:condition="is-true-formula([.$C36] = 3)" style:apply-style-name="High_20_Priority" style:base-cell-address="Data.G46"/>
      <style:map style:condition="is-true-formula([.$C36] = 4)" style:apply-style-name="Black_20_Default" style:base-cell-address="Data.G46"/>
      <style:map style:condition="is-true-formula([.$C36] = 5)" style:apply-style-name="On_20_Hold" style:base-cell-address="Data.G46"/>
      <style:map style:condition="is-true-formula([.$C36] = 6)" style:apply-style-name="Dropped" style:base-cell-address="Data.G46"/>
    </style:style>
    <style:style style:name="ce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  <style:map style:condition="is-true-formula([.$C3] = 1)" style:apply-style-name="Watched" style:base-cell-address="Data.G2"/>
      <style:map style:condition="is-true-formula([.$C3] = 11)" style:apply-style-name="All" style:base-cell-address="Data.G2"/>
      <style:map style:condition="is-true-formula([.$C3] = 12)" style:apply-style-name="Review" style:base-cell-address="Data.G2"/>
      <style:map style:condition="is-true-formula([.$C3] = 13)" style:apply-style-name="OST" style:base-cell-address="Data.G2"/>
      <style:map style:condition="is-true-formula([.$C3] = 14)" style:apply-style-name="OP_20_-_20_ED" style:base-cell-address="Data.G2"/>
      <style:map style:condition="is-true-formula([.$C3] = 2)" style:apply-style-name="Ongoing" style:base-cell-address="Data.G2"/>
      <style:map style:condition="is-true-formula([.$C3] = 3)" style:apply-style-name="High_20_Priority" style:base-cell-address="Data.G2"/>
      <style:map style:condition="is-true-formula([.$C3] = 4)" style:apply-style-name="Black_20_Default" style:base-cell-address="Data.G2"/>
      <style:map style:condition="is-true-formula([.$C3] = 5)" style:apply-style-name="On_20_Hold" style:base-cell-address="Data.G2"/>
      <style:map style:condition="is-true-formula([.$C3] = 6)" style:apply-style-name="Dropped" style:base-cell-address="Data.G2"/>
    </style:style>
    <style:style style:name="ce8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#REF! = 1)" style:apply-style-name="Watched" style:base-cell-address="Data.G66"/>
      <style:map style:condition="is-true-formula(#REF! = 11)" style:apply-style-name="All" style:base-cell-address="Data.G66"/>
      <style:map style:condition="is-true-formula(#REF! = 12)" style:apply-style-name="Review" style:base-cell-address="Data.G66"/>
      <style:map style:condition="is-true-formula(#REF! = 13)" style:apply-style-name="OST" style:base-cell-address="Data.G66"/>
      <style:map style:condition="is-true-formula(#REF! = 14)" style:apply-style-name="OP_20_-_20_ED" style:base-cell-address="Data.G66"/>
      <style:map style:condition="is-true-formula(#REF! = 2)" style:apply-style-name="Ongoing" style:base-cell-address="Data.G66"/>
      <style:map style:condition="is-true-formula(#REF! = 3)" style:apply-style-name="High_20_Priority" style:base-cell-address="Data.G66"/>
      <style:map style:condition="is-true-formula(#REF! = 4)" style:apply-style-name="Black_20_Default" style:base-cell-address="Data.G66"/>
      <style:map style:condition="is-true-formula(#REF! = 5)" style:apply-style-name="On_20_Hold" style:base-cell-address="Data.G66"/>
      <style:map style:condition="is-true-formula(#REF! = 6)" style:apply-style-name="Dropped" style:base-cell-address="Data.G66"/>
    </style:style>
    <style:style style:name="ce8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64] = 1)" style:apply-style-name="Watched" style:base-cell-address="Data.G73"/>
      <style:map style:condition="is-true-formula([.$C64] = 11)" style:apply-style-name="All" style:base-cell-address="Data.G73"/>
      <style:map style:condition="is-true-formula([.$C64] = 12)" style:apply-style-name="Review" style:base-cell-address="Data.G73"/>
      <style:map style:condition="is-true-formula([.$C64] = 13)" style:apply-style-name="OST" style:base-cell-address="Data.G73"/>
      <style:map style:condition="is-true-formula([.$C64] = 14)" style:apply-style-name="OP_20_-_20_ED" style:base-cell-address="Data.G73"/>
      <style:map style:condition="is-true-formula([.$C64] = 2)" style:apply-style-name="Ongoing" style:base-cell-address="Data.G73"/>
      <style:map style:condition="is-true-formula([.$C64] = 3)" style:apply-style-name="High_20_Priority" style:base-cell-address="Data.G73"/>
      <style:map style:condition="is-true-formula([.$C64] = 4)" style:apply-style-name="Black_20_Default" style:base-cell-address="Data.G73"/>
      <style:map style:condition="is-true-formula([.$C64] = 5)" style:apply-style-name="On_20_Hold" style:base-cell-address="Data.G73"/>
      <style:map style:condition="is-true-formula([.$C64] = 6)" style:apply-style-name="Dropped" style:base-cell-address="Data.G73"/>
    </style:style>
    <style:style style:name="ce879" style:family="table-cell" style:parent-style-name="Default" style:data-style-name="N43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3] = 1)" style:apply-style-name="Watched" style:base-cell-address="Data.G2"/>
      <style:map style:condition="is-true-formula([.$C3] = 11)" style:apply-style-name="All" style:base-cell-address="Data.G2"/>
      <style:map style:condition="is-true-formula([.$C3] = 12)" style:apply-style-name="Review" style:base-cell-address="Data.G2"/>
      <style:map style:condition="is-true-formula([.$C3] = 13)" style:apply-style-name="OST" style:base-cell-address="Data.G2"/>
      <style:map style:condition="is-true-formula([.$C3] = 14)" style:apply-style-name="OP_20_-_20_ED" style:base-cell-address="Data.G2"/>
      <style:map style:condition="is-true-formula([.$C3] = 2)" style:apply-style-name="Ongoing" style:base-cell-address="Data.G2"/>
      <style:map style:condition="is-true-formula([.$C3] = 3)" style:apply-style-name="High_20_Priority" style:base-cell-address="Data.G2"/>
      <style:map style:condition="is-true-formula([.$C3] = 4)" style:apply-style-name="Black_20_Default" style:base-cell-address="Data.G2"/>
      <style:map style:condition="is-true-formula([.$C3] = 5)" style:apply-style-name="On_20_Hold" style:base-cell-address="Data.G2"/>
      <style:map style:condition="is-true-formula([.$C3] = 6)" style:apply-style-name="Dropped" style:base-cell-address="Data.G2"/>
    </style:style>
    <style:style style:name="ce80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  <style:map style:condition="is-true-formula([.$C3] = 1)" style:apply-style-name="Watched" style:base-cell-address="Data.G2"/>
      <style:map style:condition="is-true-formula([.$C3] = 11)" style:apply-style-name="All" style:base-cell-address="Data.G2"/>
      <style:map style:condition="is-true-formula([.$C3] = 12)" style:apply-style-name="Review" style:base-cell-address="Data.G2"/>
      <style:map style:condition="is-true-formula([.$C3] = 13)" style:apply-style-name="OST" style:base-cell-address="Data.G2"/>
      <style:map style:condition="is-true-formula([.$C3] = 14)" style:apply-style-name="OP_20_-_20_ED" style:base-cell-address="Data.G2"/>
      <style:map style:condition="is-true-formula([.$C3] = 2)" style:apply-style-name="Ongoing" style:base-cell-address="Data.G2"/>
      <style:map style:condition="is-true-formula([.$C3] = 3)" style:apply-style-name="High_20_Priority" style:base-cell-address="Data.G2"/>
      <style:map style:condition="is-true-formula([.$C3] = 4)" style:apply-style-name="Black_20_Default" style:base-cell-address="Data.G2"/>
      <style:map style:condition="is-true-formula([.$C3] = 5)" style:apply-style-name="On_20_Hold" style:base-cell-address="Data.G2"/>
      <style:map style:condition="is-true-formula([.$C3] = 6)" style:apply-style-name="Dropped" style:base-cell-address="Data.G2"/>
    </style:style>
    <style:style style:name="ce8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154] = 1)" style:apply-style-name="Watched" style:base-cell-address="Data.G162"/>
      <style:map style:condition="is-true-formula([.$C154] = 11)" style:apply-style-name="All" style:base-cell-address="Data.G162"/>
      <style:map style:condition="is-true-formula([.$C154] = 12)" style:apply-style-name="Review" style:base-cell-address="Data.G162"/>
      <style:map style:condition="is-true-formula([.$C154] = 13)" style:apply-style-name="OST" style:base-cell-address="Data.G162"/>
      <style:map style:condition="is-true-formula([.$C154] = 14)" style:apply-style-name="OP_20_-_20_ED" style:base-cell-address="Data.G162"/>
      <style:map style:condition="is-true-formula([.$C154] = 2)" style:apply-style-name="Ongoing" style:base-cell-address="Data.G162"/>
      <style:map style:condition="is-true-formula([.$C154] = 3)" style:apply-style-name="High_20_Priority" style:base-cell-address="Data.G162"/>
      <style:map style:condition="is-true-formula([.$C154] = 4)" style:apply-style-name="Black_20_Default" style:base-cell-address="Data.G162"/>
      <style:map style:condition="is-true-formula([.$C154] = 5)" style:apply-style-name="On_20_Hold" style:base-cell-address="Data.G162"/>
      <style:map style:condition="is-true-formula([.$C154] = 6)" style:apply-style-name="Dropped" style:base-cell-address="Data.G162"/>
    </style:style>
    <style:style style:name="ce8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tyle="normal" style:font-style-asian="normal" style:font-style-complex="normal"/>
      <style:map style:condition="is-true-formula([.$C3] = 1)" style:apply-style-name="Watched" style:base-cell-address="Data.G2"/>
      <style:map style:condition="is-true-formula([.$C3] = 11)" style:apply-style-name="All" style:base-cell-address="Data.G2"/>
      <style:map style:condition="is-true-formula([.$C3] = 12)" style:apply-style-name="Review" style:base-cell-address="Data.G2"/>
      <style:map style:condition="is-true-formula([.$C3] = 13)" style:apply-style-name="OST" style:base-cell-address="Data.G2"/>
      <style:map style:condition="is-true-formula([.$C3] = 14)" style:apply-style-name="OP_20_-_20_ED" style:base-cell-address="Data.G2"/>
      <style:map style:condition="is-true-formula([.$C3] = 2)" style:apply-style-name="Ongoing" style:base-cell-address="Data.G2"/>
      <style:map style:condition="is-true-formula([.$C3] = 3)" style:apply-style-name="High_20_Priority" style:base-cell-address="Data.G2"/>
      <style:map style:condition="is-true-formula([.$C3] = 4)" style:apply-style-name="Black_20_Default" style:base-cell-address="Data.G2"/>
      <style:map style:condition="is-true-formula([.$C3] = 5)" style:apply-style-name="On_20_Hold" style:base-cell-address="Data.G2"/>
      <style:map style:condition="is-true-formula([.$C3] = 6)" style:apply-style-name="Dropped" style:base-cell-address="Data.G2"/>
    </style:style>
    <style:style style:name="ce8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3] = 1)" style:apply-style-name="Watched" style:base-cell-address="Data.G221"/>
      <style:map style:condition="is-true-formula([.$C213] = 11)" style:apply-style-name="All" style:base-cell-address="Data.G221"/>
      <style:map style:condition="is-true-formula([.$C213] = 12)" style:apply-style-name="Review" style:base-cell-address="Data.G221"/>
      <style:map style:condition="is-true-formula([.$C213] = 13)" style:apply-style-name="OST" style:base-cell-address="Data.G221"/>
      <style:map style:condition="is-true-formula([.$C213] = 14)" style:apply-style-name="OP_20_-_20_ED" style:base-cell-address="Data.G221"/>
      <style:map style:condition="is-true-formula([.$C213] = 2)" style:apply-style-name="Ongoing" style:base-cell-address="Data.G221"/>
      <style:map style:condition="is-true-formula([.$C213] = 3)" style:apply-style-name="High_20_Priority" style:base-cell-address="Data.G221"/>
      <style:map style:condition="is-true-formula([.$C213] = 4)" style:apply-style-name="Black_20_Default" style:base-cell-address="Data.G221"/>
      <style:map style:condition="is-true-formula([.$C213] = 5)" style:apply-style-name="On_20_Hold" style:base-cell-address="Data.G221"/>
      <style:map style:condition="is-true-formula([.$C213] = 6)" style:apply-style-name="Dropped" style:base-cell-address="Data.G221"/>
    </style:style>
    <style:style style:name="ce8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4] = 1)" style:apply-style-name="Watched" style:base-cell-address="Data.G222"/>
      <style:map style:condition="is-true-formula([.$C214] = 11)" style:apply-style-name="All" style:base-cell-address="Data.G222"/>
      <style:map style:condition="is-true-formula([.$C214] = 12)" style:apply-style-name="Review" style:base-cell-address="Data.G222"/>
      <style:map style:condition="is-true-formula([.$C214] = 13)" style:apply-style-name="OST" style:base-cell-address="Data.G222"/>
      <style:map style:condition="is-true-formula([.$C214] = 14)" style:apply-style-name="OP_20_-_20_ED" style:base-cell-address="Data.G222"/>
      <style:map style:condition="is-true-formula([.$C214] = 2)" style:apply-style-name="Ongoing" style:base-cell-address="Data.G222"/>
      <style:map style:condition="is-true-formula([.$C214] = 3)" style:apply-style-name="High_20_Priority" style:base-cell-address="Data.G222"/>
      <style:map style:condition="is-true-formula([.$C214] = 4)" style:apply-style-name="Black_20_Default" style:base-cell-address="Data.G222"/>
      <style:map style:condition="is-true-formula([.$C214] = 5)" style:apply-style-name="On_20_Hold" style:base-cell-address="Data.G222"/>
      <style:map style:condition="is-true-formula([.$C214] = 6)" style:apply-style-name="Dropped" style:base-cell-address="Data.G222"/>
    </style:style>
    <style:style style:name="ce8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5] = 1)" style:apply-style-name="Watched" style:base-cell-address="Data.G223"/>
      <style:map style:condition="is-true-formula([.$C215] = 2)" style:apply-style-name="Ongoing" style:base-cell-address="Data.G223"/>
      <style:map style:condition="is-true-formula(OR([.$C215] = &quot;+&quot;; [.$C215] = 3))" style:apply-style-name="High_20_Priority" style:base-cell-address="Data.G223"/>
      <style:map style:condition="is-true-formula(OR([.$C215] = &quot;*&quot;; [.$C215] = 4))" style:apply-style-name="On_20_Hold" style:base-cell-address="Data.G223"/>
      <style:map style:condition="is-true-formula(OR([.$C215] = &quot;?&quot;; [.$C215] = 5))" style:apply-style-name="Default" style:base-cell-address="Data.G223"/>
      <style:map style:condition="is-true-formula([.$C215] = 6)" style:apply-style-name="Dropped" style:base-cell-address="Data.G223"/>
    </style:style>
    <style:style style:name="ce8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  <style:map style:condition="is-true-formula([.$C216] = 1)" style:apply-style-name="Watched" style:base-cell-address="Data.G224"/>
      <style:map style:condition="is-true-formula([.$C216] = 11)" style:apply-style-name="All" style:base-cell-address="Data.G224"/>
      <style:map style:condition="is-true-formula([.$C216] = 12)" style:apply-style-name="Review" style:base-cell-address="Data.G224"/>
      <style:map style:condition="is-true-formula([.$C216] = 13)" style:apply-style-name="OST" style:base-cell-address="Data.G224"/>
      <style:map style:condition="is-true-formula([.$C216] = 14)" style:apply-style-name="OP_20_-_20_ED" style:base-cell-address="Data.G224"/>
      <style:map style:condition="is-true-formula([.$C216] = 2)" style:apply-style-name="Ongoing" style:base-cell-address="Data.G224"/>
      <style:map style:condition="is-true-formula([.$C216] = 3)" style:apply-style-name="High_20_Priority" style:base-cell-address="Data.G224"/>
      <style:map style:condition="is-true-formula([.$C216] = 4)" style:apply-style-name="Black_20_Default" style:base-cell-address="Data.G224"/>
      <style:map style:condition="is-true-formula([.$C216] = 5)" style:apply-style-name="On_20_Hold" style:base-cell-address="Data.G224"/>
      <style:map style:condition="is-true-formula([.$C216] = 6)" style:apply-style-name="Dropped" style:base-cell-address="Data.G224"/>
    </style:style>
    <style:style style:name="ce136" style:family="table-cell" style:parent-style-name="Default">
      <style:table-cell-properties fo:background-color="#000000"/>
    </style:style>
    <style:style style:name="ce70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ff0000" fo:font-size="20pt" fo:font-weight="bold" style:font-size-asian="20pt" style:font-weight-asian="bold" style:font-size-complex="20pt" style:font-weight-complex="bold"/>
    </style:style>
    <style:style style:name="ce708" style:family="table-cell" style:parent-style-name="Default">
      <style:table-cell-properties fo:background-color="#000000" style:text-align-source="value-type" style:repeat-content="false"/>
      <style:paragraph-properties fo:margin-left="0mm"/>
      <style:text-properties fo:color="#ffffff"/>
    </style:style>
    <style:style style:name="ce709" style:family="table-cell" style:parent-style-name="Default">
      <style:table-cell-properties fo:background-color="#661900" style:text-align-source="fix" style:repeat-content="false"/>
      <style:paragraph-properties fo:text-align="start" fo:margin-left="0mm"/>
      <style:text-properties fo:color="#ffffff"/>
    </style:style>
    <style:style style:name="ce710" style:family="table-cell" style:parent-style-name="Default">
      <style:table-cell-properties fo:background-color="#660066" style:text-align-source="fix" style:repeat-content="false"/>
      <style:paragraph-properties fo:text-align="start" fo:margin-left="0mm"/>
      <style:text-properties fo:color="#ffffff"/>
    </style:style>
    <style:style style:name="ce719" style:family="table-cell" style:parent-style-name="Default">
      <style:table-cell-properties fo:background-color="#661900" style:text-align-source="fix" style:repeat-content="false" style:vertical-align="middle"/>
      <style:paragraph-properties fo:text-align="center" fo:margin-left="0mm"/>
      <style:text-properties fo:color="#ffffff"/>
    </style:style>
    <style:style style:name="ce726" style:family="table-cell" style:parent-style-name="Default">
      <style:table-cell-properties fo:background-color="#660066" style:text-align-source="fix" style:repeat-content="false"/>
      <style:paragraph-properties fo:text-align="center" fo:margin-left="0mm"/>
      <style:text-properties fo:color="#ffffff"/>
    </style:style>
    <style:style style:name="ce727" style:family="table-cell" style:parent-style-name="Default">
      <style:table-cell-properties fo:background-color="#661900" style:text-align-source="fix" style:repeat-content="false"/>
      <style:paragraph-properties fo:text-align="center" fo:margin-left="0mm"/>
      <style:text-properties fo:color="#ffffff"/>
    </style:style>
    <style:style style:name="ce728" style:family="table-cell" style:parent-style-name="Default">
      <style:table-cell-properties fo:background-color="#660066" style:text-align-source="fix" style:repeat-content="false" style:vertical-align="middle"/>
      <style:paragraph-properties fo:text-align="center" fo:margin-left="0mm"/>
      <style:text-properties fo:color="#ffffff"/>
    </style:style>
    <style:style style:name="ce729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73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731" style:family="table-cell" style:parent-style-name="Default" style:data-style-name="N43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19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732" style:family="table-cell" style:parent-style-name="Default" style:data-style-name="N99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733" style:family="table-cell" style:parent-style-name="Default" style:data-style-name="N43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734" style:family="table-cell" style:parent-style-name="Default">
      <style:table-cell-properties fo:background-color="#00cc00" style:text-align-source="fix" style:repeat-content="false"/>
      <style:paragraph-properties fo:text-align="start" fo:margin-left="0mm"/>
      <style:text-properties fo:color="#ffffff"/>
      <style:map style:condition="is-true-formula([.$C2] = 1)" style:apply-style-name="Watched" style:base-cell-address="Sheet8.A2"/>
      <style:map style:condition="is-true-formula([.$C2] = 11)" style:apply-style-name="All" style:base-cell-address="Sheet8.A2"/>
      <style:map style:condition="is-true-formula([.$C2] = 12)" style:apply-style-name="Review" style:base-cell-address="Sheet8.A2"/>
      <style:map style:condition="is-true-formula([.$C2] = 13)" style:apply-style-name="OST" style:base-cell-address="Sheet8.A2"/>
      <style:map style:condition="is-true-formula([.$C2] = 14)" style:apply-style-name="OP_20_-_20_ED" style:base-cell-address="Sheet8.A2"/>
      <style:map style:condition="is-true-formula([.$C2] = 2)" style:apply-style-name="Ongoing" style:base-cell-address="Sheet8.A2"/>
      <style:map style:condition="is-true-formula([.$C2] = 3)" style:apply-style-name="High_20_Priority" style:base-cell-address="Sheet8.A2"/>
      <style:map style:condition="is-true-formula([.$C2] = 4)" style:apply-style-name="Black_20_Default" style:base-cell-address="Sheet8.A2"/>
      <style:map style:condition="is-true-formula([.$C2] = 5)" style:apply-style-name="On_20_Hold" style:base-cell-address="Sheet8.A2"/>
      <style:map style:condition="is-true-formula([.$C2] = 6)" style:apply-style-name="Dropped" style:base-cell-address="Sheet8.A2"/>
    </style:style>
    <style:style style:name="ce933" style:family="table-cell" style:parent-style-name="Default">
      <style:table-cell-properties fo:background-color="#000000"/>
      <style:text-properties fo:color="#ffffff"/>
      <style:map style:condition="is-true-formula([.$C3] = 1)" style:apply-style-name="Watched" style:base-cell-address="Sheet8.A3"/>
      <style:map style:condition="is-true-formula([.$C3] = 2)" style:apply-style-name="Ongoing" style:base-cell-address="Sheet8.A3"/>
      <style:map style:condition="is-true-formula(OR([.$C3] = &quot;+&quot;; [.$C3] = 3))" style:apply-style-name="High_20_Priority" style:base-cell-address="Sheet8.A3"/>
      <style:map style:condition="is-true-formula(OR([.$C3] = &quot;*&quot;; [.$C3] = 4))" style:apply-style-name="On_20_Hold" style:base-cell-address="Sheet8.A3"/>
      <style:map style:condition="is-true-formula(OR([.$C3] = &quot;?&quot;; [.$C3] = 5))" style:apply-style-name="Default" style:base-cell-address="Sheet8.A3"/>
      <style:map style:condition="is-true-formula([.$C3] = 6)" style:apply-style-name="Dropped" style:base-cell-address="Sheet8.A3"/>
    </style:style>
    <style:style style:name="ce736" style:family="table-cell" style:parent-style-name="Default">
      <style:table-cell-properties fo:background-color="#000000"/>
      <style:text-properties fo:color="#ffffff"/>
      <style:map style:condition="is-true-formula([.$C4] = 1)" style:apply-style-name="Watched" style:base-cell-address="Sheet8.A4"/>
      <style:map style:condition="is-true-formula([.$C4] = 2)" style:apply-style-name="Ongoing" style:base-cell-address="Sheet8.A4"/>
      <style:map style:condition="is-true-formula(OR([.$C4] = &quot;+&quot;; [.$C4] = 3))" style:apply-style-name="High_20_Priority" style:base-cell-address="Sheet8.A4"/>
      <style:map style:condition="is-true-formula(OR([.$C4] = &quot;*&quot;; [.$C4] = 4))" style:apply-style-name="On_20_Hold" style:base-cell-address="Sheet8.A4"/>
      <style:map style:condition="is-true-formula(OR([.$C4] = &quot;?&quot;; [.$C4] = 5))" style:apply-style-name="Default" style:base-cell-address="Sheet8.A4"/>
      <style:map style:condition="is-true-formula([.$C4] = 6)" style:apply-style-name="Dropped" style:base-cell-address="Sheet8.A4"/>
    </style:style>
    <style:style style:name="ce737" style:family="table-cell" style:parent-style-name="Default">
      <style:table-cell-properties fo:background-color="#000000"/>
      <style:text-properties fo:color="#ffffff"/>
      <style:map style:condition="is-true-formula([.$C5] = 1)" style:apply-style-name="Watched" style:base-cell-address="Sheet8.A5"/>
      <style:map style:condition="is-true-formula([.$C5] = 2)" style:apply-style-name="Ongoing" style:base-cell-address="Sheet8.A5"/>
      <style:map style:condition="is-true-formula(OR([.$C5] = &quot;+&quot;; [.$C5] = 3))" style:apply-style-name="High_20_Priority" style:base-cell-address="Sheet8.A5"/>
      <style:map style:condition="is-true-formula(OR([.$C5] = &quot;*&quot;; [.$C5] = 4))" style:apply-style-name="On_20_Hold" style:base-cell-address="Sheet8.A5"/>
      <style:map style:condition="is-true-formula(OR([.$C5] = &quot;?&quot;; [.$C5] = 5))" style:apply-style-name="Default" style:base-cell-address="Sheet8.A5"/>
      <style:map style:condition="is-true-formula([.$C5] = 6)" style:apply-style-name="Dropped" style:base-cell-address="Sheet8.A5"/>
    </style:style>
    <style:style style:name="ce738" style:family="table-cell" style:parent-style-name="Default">
      <style:table-cell-properties fo:background-color="#000000"/>
      <style:text-properties fo:color="#ffffff"/>
      <style:map style:condition="is-true-formula([.$C6] = 1)" style:apply-style-name="Watched" style:base-cell-address="Sheet8.A6"/>
      <style:map style:condition="is-true-formula([.$C6] = 2)" style:apply-style-name="Ongoing" style:base-cell-address="Sheet8.A6"/>
      <style:map style:condition="is-true-formula(OR([.$C6] = &quot;+&quot;; [.$C6] = 3))" style:apply-style-name="High_20_Priority" style:base-cell-address="Sheet8.A6"/>
      <style:map style:condition="is-true-formula(OR([.$C6] = &quot;*&quot;; [.$C6] = 4))" style:apply-style-name="On_20_Hold" style:base-cell-address="Sheet8.A6"/>
      <style:map style:condition="is-true-formula(OR([.$C6] = &quot;?&quot;; [.$C6] = 5))" style:apply-style-name="Default" style:base-cell-address="Sheet8.A6"/>
      <style:map style:condition="is-true-formula([.$C6] = 6)" style:apply-style-name="Dropped" style:base-cell-address="Sheet8.A6"/>
    </style:style>
    <style:style style:name="ce739" style:family="table-cell" style:parent-style-name="Default">
      <style:table-cell-properties fo:background-color="#000000"/>
      <style:text-properties fo:color="#ffffff"/>
      <style:map style:condition="is-true-formula([.$C7] = 1)" style:apply-style-name="Watched" style:base-cell-address="Sheet8.A7"/>
      <style:map style:condition="is-true-formula([.$C7] = 2)" style:apply-style-name="Ongoing" style:base-cell-address="Sheet8.A7"/>
      <style:map style:condition="is-true-formula(OR([.$C7] = &quot;+&quot;; [.$C7] = 3))" style:apply-style-name="High_20_Priority" style:base-cell-address="Sheet8.A7"/>
      <style:map style:condition="is-true-formula(OR([.$C7] = &quot;*&quot;; [.$C7] = 4))" style:apply-style-name="On_20_Hold" style:base-cell-address="Sheet8.A7"/>
      <style:map style:condition="is-true-formula(OR([.$C7] = &quot;?&quot;; [.$C7] = 5))" style:apply-style-name="Default" style:base-cell-address="Sheet8.A7"/>
      <style:map style:condition="is-true-formula([.$C7] = 6)" style:apply-style-name="Dropped" style:base-cell-address="Sheet8.A7"/>
    </style:style>
    <style:style style:name="ce740" style:family="table-cell" style:parent-style-name="Default">
      <style:table-cell-properties fo:background-color="#000000"/>
      <style:text-properties fo:color="#ffffff"/>
      <style:map style:condition="is-true-formula([.$C8] = 1)" style:apply-style-name="Watched" style:base-cell-address="Sheet8.A8"/>
      <style:map style:condition="is-true-formula([.$C8] = 2)" style:apply-style-name="Ongoing" style:base-cell-address="Sheet8.A8"/>
      <style:map style:condition="is-true-formula(OR([.$C8] = &quot;+&quot;; [.$C8] = 3))" style:apply-style-name="High_20_Priority" style:base-cell-address="Sheet8.A8"/>
      <style:map style:condition="is-true-formula(OR([.$C8] = &quot;*&quot;; [.$C8] = 4))" style:apply-style-name="On_20_Hold" style:base-cell-address="Sheet8.A8"/>
      <style:map style:condition="is-true-formula(OR([.$C8] = &quot;?&quot;; [.$C8] = 5))" style:apply-style-name="Default" style:base-cell-address="Sheet8.A8"/>
      <style:map style:condition="is-true-formula([.$C8] = 6)" style:apply-style-name="Dropped" style:base-cell-address="Sheet8.A8"/>
    </style:style>
    <style:style style:name="ce741" style:family="table-cell" style:parent-style-name="Default">
      <style:table-cell-properties fo:background-color="#000000"/>
      <style:text-properties fo:color="#ffffff"/>
      <style:map style:condition="is-true-formula([.$C9] = 1)" style:apply-style-name="Watched" style:base-cell-address="Sheet8.A9"/>
      <style:map style:condition="is-true-formula([.$C9] = 2)" style:apply-style-name="Ongoing" style:base-cell-address="Sheet8.A9"/>
      <style:map style:condition="is-true-formula(OR([.$C9] = &quot;+&quot;; [.$C9] = 3))" style:apply-style-name="High_20_Priority" style:base-cell-address="Sheet8.A9"/>
      <style:map style:condition="is-true-formula(OR([.$C9] = &quot;*&quot;; [.$C9] = 4))" style:apply-style-name="On_20_Hold" style:base-cell-address="Sheet8.A9"/>
      <style:map style:condition="is-true-formula(OR([.$C9] = &quot;?&quot;; [.$C9] = 5))" style:apply-style-name="Default" style:base-cell-address="Sheet8.A9"/>
      <style:map style:condition="is-true-formula([.$C9] = 6)" style:apply-style-name="Dropped" style:base-cell-address="Sheet8.A9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studios)" table:allow-empty-cell="true" table:display-list="unsorted" table:base-cell-address="Anime.Z3">
          <table:error-message table:message-type="stop" table:display="true"/>
        </table:content-validation>
        <table:content-validation table:name="val2" table:condition="of:cell-content-is-in-list(studios)" table:allow-empty-cell="true" table:display-list="unsorted" table:base-cell-address="'Anime To Watch'.Z3">
          <table:error-message table:message-type="stop" table:display="true"/>
        </table:content-validation>
        <table:content-validation table:name="val3" table:condition="of:cell-content-is-in-list(Licensor)" table:allow-empty-cell="true" table:display-list="unsorted" table:base-cell-address="Anime.J3">
          <table:error-message table:message-type="stop" table:display="true"/>
        </table:content-validation>
        <table:content-validation table:name="val4" table:condition="of:cell-content-is-date() and cell-content()&gt;=1900" table:allow-empty-cell="true" table:base-cell-address="Anime.X229">
          <table:error-message table:message-type="stop" table:display="true"/>
        </table:content-validation>
        <table:content-validation table:name="val5" table:condition="of:cell-content-is-in-list(seasons)" table:allow-empty-cell="true" table:display-list="unsorted" table:base-cell-address="Anime.Y229">
          <table:error-message table:message-type="stop" table:display="true"/>
        </table:content-validation>
        <table:content-validation table:name="val6" table:condition="of:cell-content-is-in-list(seasons)" table:allow-empty-cell="true" table:display-list="unsorted" table:base-cell-address="Cartoon.S3">
          <table:help-message table:display="true"/>
          <table:error-message table:message-type="stop" table:display="true"/>
        </table:content-validation>
        <table:content-validation table:name="val7" table:condition="of:cell-content-is-in-list(Genre)" table:allow-empty-cell="true" table:display-list="unsorted" table:base-cell-address="Anime.M3">
          <table:error-message table:message-type="stop" table:display="true"/>
        </table:content-validation>
        <table:content-validation table:name="val8" table:condition="of:cell-content-is-in-list(subgenre)" table:allow-empty-cell="true" table:display-list="sort-ascending" table:base-cell-address="Anime.N232">
          <table:error-message table:message-type="stop" table:display="true"/>
        </table:content-validation>
        <table:content-validation table:name="val9" table:condition="of:cell-content-is-in-list(Source)" table:allow-empty-cell="true" table:display-list="unsorted" table:base-cell-address="Anime.O232">
          <table:error-message table:message-type="stop" table:display="true"/>
        </table:content-validation>
        <table:content-validation table:name="val10" table:base-cell-address="Anime.P207">
          <table:error-message table:message-type="stop" table:display="true"/>
        </table:content-validation>
      </table:content-validations>
      <table:table table:name="Anime" table:style-name="ta1" table:print="false">
        <office:forms form:automatic-focus="false" form:apply-design-mode="false"/>
        <table:table-column table:style-name="co1" table:default-cell-style-name="ce187"/>
        <table:table-column table:style-name="co2" table:number-columns-repeated="2" table:default-cell-style-name="ce187"/>
        <table:table-column table:style-name="co3" table:default-cell-style-name="ce182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558"/>
        <table:table-column table:style-name="co9" table:default-cell-style-name="ce558"/>
        <table:table-column table:style-name="co10" table:default-cell-style-name="ce558"/>
        <table:table-column table:style-name="co11" table:default-cell-style-name="ce558"/>
        <table:table-column table:style-name="co12" table:default-cell-style-name="ce558"/>
        <table:table-column table:style-name="co13" table:default-cell-style-name="ce558"/>
        <table:table-column table:style-name="co14" table:default-cell-style-name="ce558"/>
        <table:table-column table:style-name="co14" table:default-cell-style-name="ce187"/>
        <table:table-column table:style-name="co15" table:default-cell-style-name="ce558"/>
        <table:table-column table:style-name="co16" table:default-cell-style-name="ce558"/>
        <table:table-column table:style-name="co17" table:default-cell-style-name="ce558"/>
        <table:table-column table:style-name="co18" table:default-cell-style-name="ce558"/>
        <table:table-column table:style-name="co19" table:default-cell-style-name="ce558"/>
        <table:table-column table:style-name="co20" table:default-cell-style-name="ce558"/>
        <table:table-column table:style-name="co21" table:default-cell-style-name="ce558"/>
        <table:table-column table:style-name="co22" table:default-cell-style-name="ce606"/>
        <table:table-column table:style-name="co23" table:default-cell-style-name="ce558"/>
        <table:table-column table:style-name="co24" table:default-cell-style-name="ce558"/>
        <table:table-column table:style-name="co25" table:number-columns-repeated="4" table:default-cell-style-name="ce558"/>
        <table:table-column table:style-name="co26" table:default-cell-style-name="ce558"/>
        <table:table-column table:style-name="co27" table:default-cell-style-name="ce558"/>
        <table:table-column table:style-name="co28" table:default-cell-style-name="ce558"/>
        <table:table-column table:style-name="co25" table:number-columns-repeated="7" table:default-cell-style-name="ce558"/>
        <table:table-column table:style-name="co29" table:default-cell-style-name="ce558"/>
        <table:table-column table:style-name="co30" table:default-cell-style-name="ce558"/>
        <table:table-column table:style-name="co31" table:default-cell-style-name="ce558"/>
        <table:table-column table:style-name="co25" table:number-columns-repeated="949" table:default-cell-style-name="ce558"/>
        <table:table-column table:style-name="co25" table:number-columns-repeated="32" table:default-cell-style-name="ce667"/>
        <table:table-row table:style-name="ro1">
          <table:table-cell table:number-columns-repeated="3"/>
          <table:table-cell table:style-name="ce104" office:value-type="string" calcext:value-type="string">
            <text:p>Personal Reference</text:p>
          </table:table-cell>
          <table:table-cell table:style-name="ce183" table:number-columns-repeated="3"/>
          <table:table-cell table:style-name="ce227"/>
          <table:table-cell table:style-name="ce222" office:value-type="string" calcext:value-type="string" table:number-columns-spanned="8" table:number-rows-spanned="1">
            <text:p>Release Info</text:p>
          </table:table-cell>
          <table:covered-table-cell table:number-columns-repeated="6" table:style-name="ce250"/>
          <table:covered-table-cell table:style-name="ce533"/>
          <table:table-cell/>
          <table:table-cell table:style-name="ce616" office:value-type="string" calcext:value-type="string" table:number-columns-spanned="4" table:number-rows-spanned="1">
            <text:p>OP – ED</text:p>
          </table:table-cell>
          <table:covered-table-cell table:number-columns-repeated="2" table:style-name="ce627"/>
          <table:covered-table-cell table:style-name="ce640"/>
          <table:table-cell table:style-name="ce597" office:value-type="string" calcext:value-type="string" table:number-columns-spanned="2" table:number-rows-spanned="1">
            <text:p>OST</text:p>
          </table:table-cell>
          <table:covered-table-cell table:style-name="ce640"/>
          <table:table-cell/>
          <table:table-cell table:style-name="ce606" table:number-columns-repeated="4"/>
          <table:table-cell table:number-columns-repeated="2"/>
          <table:table-cell table:style-name="ce606" table:number-columns-repeated="4"/>
          <table:table-cell table:number-columns-repeated="2"/>
          <table:table-cell table:style-name="ce606" table:number-columns-repeated="2"/>
          <table:table-cell table:number-columns-repeated="2"/>
          <table:table-cell table:style-name="ce606" table:number-columns-repeated="4"/>
          <table:table-cell table:number-columns-repeated="948"/>
          <table:table-cell table:style-name="ce666" table:number-columns-repeated="31"/>
          <table:table-cell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58" office:value-type="string" calcext:value-type="string">
            <text:p>Alt Name</text:p>
          </table:table-cell>
          <table:table-cell table:style-name="ce3" office:value-type="string" calcext:value-type="string">
            <text:p>CODE</text:p>
          </table:table-cell>
          <table:table-cell table:style-name="ce106" office:value-type="string" calcext:value-type="string">
            <text:p>Season</text:p>
          </table:table-cell>
          <table:table-cell table:style-name="ce184" office:value-type="string" calcext:value-type="string">
            <text:p>Episode</text:p>
          </table:table-cell>
          <table:table-cell table:style-name="ce184" office:value-type="string" calcext:value-type="string">
            <text:p>Resolution</text:p>
          </table:table-cell>
          <table:table-cell table:style-name="ce184" office:value-type="string" calcext:value-type="string">
            <text:p>Rating</text:p>
          </table:table-cell>
          <table:table-cell table:style-name="ce229" office:value-type="string" calcext:value-type="string">
            <text:p>Watched</text:p>
          </table:table-cell>
          <table:table-cell table:style-name="ce260" office:value-type="string" calcext:value-type="string">
            <text:p>Creator</text:p>
          </table:table-cell>
          <table:table-cell table:style-name="ce287" office:value-type="string" calcext:value-type="string">
            <text:p>Producer</text:p>
          </table:table-cell>
          <table:table-cell table:style-name="ce287" office:value-type="string" calcext:value-type="string">
            <text:p>Year</text:p>
          </table:table-cell>
          <table:table-cell table:style-name="ce287" office:value-type="string" calcext:value-type="string">
            <text:p>Season</text:p>
          </table:table-cell>
          <table:table-cell table:style-name="ce287" office:value-type="string" calcext:value-type="string">
            <text:p>Genre</text:p>
          </table:table-cell>
          <table:table-cell table:style-name="ce287" office:value-type="string" calcext:value-type="string">
            <text:p>Subgenre</text:p>
          </table:table-cell>
          <table:table-cell table:style-name="ce287" office:value-type="string" calcext:value-type="string">
            <text:p>Source</text:p>
          </table:table-cell>
          <table:table-cell table:style-name="ce522" office:value-type="string" calcext:value-type="string">
            <text:p>link</text:p>
          </table:table-cell>
          <table:table-cell table:style-name="ce546" office:value-type="string" calcext:value-type="string">
            <text:p>Review</text:p>
          </table:table-cell>
          <table:table-cell table:style-name="ce557" office:value-type="string" calcext:value-type="string">
            <text:p>Clean</text:p>
          </table:table-cell>
          <table:table-cell table:style-name="ce567" office:value-type="string" calcext:value-type="string">
            <text:p>Unclean</text:p>
          </table:table-cell>
          <table:table-cell table:style-name="ce567" office:value-type="string" calcext:value-type="string">
            <text:p>Subbed</text:p>
          </table:table-cell>
          <table:table-cell table:style-name="ce588" office:value-type="string" calcext:value-type="string">
            <text:p>Left</text:p>
          </table:table-cell>
          <table:table-cell table:style-name="ce598" office:value-type="string" calcext:value-type="string">
            <text:p>Downloaded</text:p>
          </table:table-cell>
          <table:table-cell table:style-name="ce601" office:value-type="string" calcext:value-type="string">
            <text:p>Filtered</text:p>
          </table:table-cell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2"/>
          <table:table-cell table:style-name="ce614" table:number-columns-repeated="2"/>
          <table:table-cell table:number-columns-repeated="2"/>
          <table:table-cell table:style-name="ce614" table:number-columns-repeated="4"/>
          <table:table-cell table:number-columns-repeated="980"/>
        </table:table-row>
        <table:table-row table:style-name="ro2">
          <table:table-cell table:style-name="ce5" office:value-type="string" calcext:value-type="string">
            <text:p>Rwby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string" calcext:value-type="string">
            <text:p>MULTIPLE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string" calcext:value-type="string">
            <text:p>MULTIPLE</text:p>
          </table:table-cell>
          <table:table-cell table:style-name="ce384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203"/>
          <table:table-cell table:style-name="ce113"/>
          <table:table-cell table:style-name="ce203"/>
          <table:table-cell table:style-name="ce571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2"/>
          <table:table-cell table:style-name="ce614" table:number-columns-repeated="2"/>
          <table:table-cell table:number-columns-repeated="2"/>
          <table:table-cell table:style-name="ce614" table:number-columns-repeated="4"/>
          <table:table-cell table:number-columns-repeated="948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1" draw:text-style-name="P2" svg:width="28.99mm" svg:height="9.91mm" svg:x="67.34mm" svg:y="0mm" draw:caption-point-x="-6.1mm" draw:caption-point-y="13.71mm">
              <dc:date>2015-12-30T00:00:00</dc:date>
              <text:p text:style-name="P1"><text:span text:style-name="T1">Season 2 on April 2016</text:span></text:p>
            </office:annotation>
            <text:p>Concrete Revolutio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13" calcext:value-type="float">
            <text:p>13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string" calcext:value-type="string">
            <text:p>15-16</text:p>
          </table:table-cell>
          <table:table-cell table:style-name="ce390" table:content-validation-name="val5" office:value-type="string" calcext:value-type="string">
            <text:p>MULTIPLE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float" office:value="1" calcext:value-type="float">
            <text:p>1</text:p>
          </table:table-cell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2"/>
          <table:table-cell table:style-name="ce614" table:number-columns-repeated="2"/>
          <table:table-cell table:number-columns-repeated="2"/>
          <table:table-cell table:style-name="ce614" table:number-columns-repeated="4"/>
          <table:table-cell table:number-columns-repeated="948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arwin's Gam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string" calcext:value-type="string">
            <text:p>COM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20" calcext:value-type="float">
            <text:p>2020</text:p>
          </table:table-cell>
          <table:table-cell table:style-name="ce267" table:content-validation-name="val1" office:value-type="string" calcext:value-type="string">
            <text:p>Nexus </text:p>
          </table:table-cell>
          <table:table-cell table:style-name="ce292" table:content-validation-name="val3" office:value-type="string" calcext:value-type="string">
            <text:p>Aniplex </text:p>
          </table:table-cell>
          <table:table-cell table:style-name="ce327" table:content-validation-name="val4" office:value-type="float" office:value="2020" calcext:value-type="float">
            <text:p>2020</text:p>
          </table:table-cell>
          <table:table-cell table:style-name="ce397" table:content-validation-name="val5" office:value-type="string" calcext:value-type="string">
            <text:p>Winter</text:p>
          </table:table-cell>
          <table:table-cell table:style-name="ce420" table:content-validation-name="val7" office:value-type="string" calcext:value-type="string">
            <text:p>Action</text:p>
          </table:table-cell>
          <table:table-cell table:style-name="ce440" table:content-validation-name="val8" office:value-type="string" calcext:value-type="string">
            <text:p>Deathmatch</text:p>
          </table:table-cell>
          <table:table-cell table:style-name="ce479" table:content-validation-name="val9" office:value-type="string" calcext:value-type="string">
            <text:p>Manga</text:p>
          </table:table-cell>
          <table:table-cell table:style-name="ce526" table:content-validation-name="val10" office:value-type="string" calcext:value-type="string">
            <text:p><text:a xlink:href="https://myanimelist.net/anime/38656/Darwins_Game?q=darwi" xlink:type="simple">https://myanimelist.net/anime/38656/Darwins_Game?q=darwi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958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2" draw:text-style-name="P2" svg:width="28.99mm" svg:height="13.86mm" svg:x="67.34mm" svg:y="9.17mm" draw:caption-point-x="-6.1mm" draw:caption-point-y="13.71mm">
              <dc:date>2020-04-06T00:00:00</dc:date>
              <text:p text:style-name="P1"><text:span text:style-name="T1">How to make anime – Solid, but not for me</text:span></text:p>
            </office:annotation>
            <text:p>Eizouken ni wa Te wo Dasu na! 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20" calcext:value-type="float">
            <text:p>2020</text:p>
          </table:table-cell>
          <table:table-cell table:style-name="ce266" table:content-validation-name="val1" office:value-type="string" calcext:value-type="string">
            <text:p>Science SARU </text:p>
          </table:table-cell>
          <table:table-cell table:style-name="ce291" table:content-validation-name="val3" office:value-type="string" calcext:value-type="string">
            <text:p>Warner Bros. Japan </text:p>
          </table:table-cell>
          <table:table-cell table:style-name="ce325" table:content-validation-name="val4" office:value-type="float" office:value="2020" calcext:value-type="float">
            <text:p>2020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Slice of Life</text:p>
          </table:table-cell>
          <table:table-cell table:style-name="ce439" table:content-validation-name="val8" office:value-type="string" calcext:value-type="string">
            <text:p>Highschoo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7" table:content-validation-name="val10" office:value-type="string" calcext:value-type="string">
            <text:p><text:a xlink:href="https://myanimelist.net/anime/39792/Eizouken_ni_wa_Te_wo_Dasu_na?q=Eizouken%20ni%20wa%20Te%20wo%20Dasu%20na!%20" xlink:type="simple">https://myanimelist.net/anime/39792/Eizouken_ni_wa_Te_wo_Dasu_na?q=Eizouken ni wa Te wo Dasu na! 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958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Ishuzoku Reviewers 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20" calcext:value-type="float">
            <text:p>2020</text:p>
          </table:table-cell>
          <table:table-cell table:style-name="ce261" table:content-validation-name="val1" office:value-type="string" calcext:value-type="string">
            <text:p>Passione </text:p>
          </table:table-cell>
          <table:table-cell table:style-name="ce290" table:content-validation-name="val3"/>
          <table:table-cell table:style-name="ce325" table:content-validation-name="val4" office:value-type="float" office:value="2020" calcext:value-type="float">
            <text:p>2020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Comidy</text:p>
          </table:table-cell>
          <table:table-cell table:style-name="ce439" table:content-validation-name="val8" office:value-type="string" calcext:value-type="string">
            <text:p>Ecchi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40010/Ishuzoku_Reviewers?q=Ishuzoku%20Reviewers%20" xlink:type="simple">https://myanimelist.net/anime/40010/Ishuzoku_Reviewers?q=Ishuzoku Reviewers 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958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office:annotation draw:style-name="gr3" draw:text-style-name="P2" svg:width="28.99mm" svg:height="5.96mm" svg:x="67.34mm" svg:y="17.17mm" draw:caption-point-x="-6.1mm" draw:caption-point-y="14.89mm">
              <dc:date>2020-04-04T00:00:00</dc:date>
              <text:p text:style-name="P1"><text:span text:style-name="T1">Helario Isekai</text:span></text:p>
            </office:annotation>
            <text:p>Itai no wa Iya nano de Bougyoryoku ni Kyokufuri Shitai to Omoimasu</text:p>
          </table:table-cell>
          <table:table-cell table:style-name="ce5" office:value-type="string" calcext:value-type="string">
            <text:p>BOFURI: I Don't Want to Get Hurt, so I'll Max Out My Defense</text:p>
          </table:table-cell>
          <table:table-cell table:style-name="ce77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85" office:value-type="string" calcext:value-type="string">
            <text:p>COM</text:p>
          </table:table-cell>
          <table:table-cell table:style-name="ce185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20" calcext:value-type="float">
            <text:p>2020</text:p>
          </table:table-cell>
          <table:table-cell table:style-name="ce261" table:content-validation-name="val1" office:value-type="string" calcext:value-type="string">
            <text:p>Silver Link. </text:p>
          </table:table-cell>
          <table:table-cell table:style-name="ce290" table:content-validation-name="val3" office:value-type="string" calcext:value-type="string">
            <text:p>Funimation </text:p>
          </table:table-cell>
          <table:table-cell table:style-name="ce325" table:content-validation-name="val4" office:value-type="float" office:value="2020" calcext:value-type="float">
            <text:p>2020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8" table:content-validation-name="val10" office:value-type="string" calcext:value-type="string">
            <text:p><text:a xlink:href="https://myanimelist.net/anime/38790/Itai_no_wa_Iya_nano_de_Bougyoryoku_ni_Kyokufuri_Shitai_to_Omoimasu" xlink:type="simple">https://myanimelist.net/anime/38790/Itai_no_wa_Iya_nano_de_Bougyoryoku_ni_Kyokufuri_Shitai_to_Omoimasu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5"/>
          <table:table-cell table:style-name="ce614"/>
          <table:table-cell table:number-columns-repeated="955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unway de Waratt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20" calcext:value-type="float">
            <text:p>2020</text:p>
          </table:table-cell>
          <table:table-cell table:style-name="ce261" table:content-validation-name="val1" office:value-type="string" calcext:value-type="string">
            <text:p>Ezόla </text:p>
          </table:table-cell>
          <table:table-cell table:style-name="ce290" table:content-validation-name="val3" office:value-type="string" calcext:value-type="string">
            <text:p>Mainichi Broadcasting System </text:p>
          </table:table-cell>
          <table:table-cell table:style-name="ce325" table:content-validation-name="val4" office:value-type="float" office:value="2020" calcext:value-type="float">
            <text:p>2020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 office:value-type="string" calcext:value-type="string">
            <text:p>Competitio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40392/Runway_de_Waratte?q=runwa" xlink:type="simple">https://myanimelist.net/anime/40392/Runway_de_Waratte?q=runwa</text:a></text:p>
          </table:table-cell>
          <table:table-cell table:style-name="ce203"/>
          <table:table-cell table:style-name="ce113"/>
          <table:table-cell table:style-name="ce203"/>
          <table:table-cell table:style-name="ce571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5"/>
          <table:table-cell table:style-name="ce614"/>
          <table:table-cell table:number-columns-repeated="955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ise of the Shield Hero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9" calcext:value-type="float">
            <text:p>2019</text:p>
          </table:table-cell>
          <table:table-cell table:style-name="ce261" table:content-validation-name="val1" office:value-type="string" calcext:value-type="string">
            <text:p>Kinema Citrus </text:p>
          </table:table-cell>
          <table:table-cell table:style-name="ce290" table:content-validation-name="val3" office:value-type="string" calcext:value-type="string">
            <text:p>Glovision </text:p>
          </table:table-cell>
          <table:table-cell table:style-name="ce325" table:content-validation-name="val4" office:value-type="float" office:value="2019" calcext:value-type="float">
            <text:p>2019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5790/Tate_no_Yuusha_no_Nariagari" xlink:type="simple">https://myanimelist.net/anime/35790/Tate_no_Yuusha_no_Nariagari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r. Ston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string" calcext:value-type="string">
            <text:p>COM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9" calcext:value-type="float">
            <text:p>2019</text:p>
          </table:table-cell>
          <table:table-cell table:style-name="ce266" table:content-validation-name="val1" office:value-type="string" calcext:value-type="string">
            <text:p>TMS Entertainment </text:p>
          </table:table-cell>
          <table:table-cell table:style-name="ce291" table:content-validation-name="val3" office:value-type="string" calcext:value-type="string">
            <text:p>TOHO animation</text:p>
          </table:table-cell>
          <table:table-cell table:style-name="ce325" table:content-validation-name="val4" office:value-type="float" office:value="2019" calcext:value-type="float">
            <text:p>2019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Post Apocalptic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8691/Dr_Stone?q=dr%20stone" xlink:type="simple">https://myanimelist.net/anime/38691/Dr_Stone?q=dr stone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14" office:value-type="string" calcext:value-type="string">
            <text:p>Vinland Saga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7" office:value-type="string" calcext:value-type="string">
            <text:p>COM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9" calcext:value-type="float">
            <text:p>2019</text:p>
          </table:table-cell>
          <table:table-cell table:style-name="ce261" table:content-validation-name="val1" office:value-type="string" calcext:value-type="string">
            <text:p>Wit Studio </text:p>
          </table:table-cell>
          <table:table-cell table:style-name="ce290" table:content-validation-name="val3" office:value-type="string" calcext:value-type="string">
            <text:p>Production I.G </text:p>
          </table:table-cell>
          <table:table-cell table:style-name="ce325" table:content-validation-name="val4" office:value-type="float" office:value="2019" calcext:value-type="float">
            <text:p>2019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Historic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7521/Vinland_Saga?q=Vinland" xlink:type="simple">https://myanimelist.net/anime/37521/Vinland_Saga?q=Vinland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o Guns Life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float" office:value="2020" calcext:value-type="float">
            <text:p>2020</text:p>
          </table:table-cell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 office:value-type="string" calcext:value-type="string">
            <text:p>Sony Pictures Entertainment </text:p>
          </table:table-cell>
          <table:table-cell table:style-name="ce325" table:content-validation-name="val4" office:value-type="float" office:value="2019" calcext:value-type="float">
            <text:p>2019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9539/No_Guns_Life?q=No%20Guns%20Life" xlink:type="simple">https://myanimelist.net/anime/39539/No_Guns_Life?q=No Guns Life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2"/>
          <table:table-cell table:style-name="ce614" table:number-columns-repeated="2"/>
          <table:table-cell table:number-columns-repeated="2"/>
          <table:table-cell table:style-name="ce614" table:number-columns-repeated="4"/>
          <table:table-cell table:number-columns-repeated="948"/>
          <table:table-cell table:style-name="ce614" table:number-columns-repeated="32"/>
        </table:table-row>
        <table:table-row table:style-name="ro2">
          <table:table-cell table:style-name="ce15" office:value-type="string" calcext:value-type="string">
            <text:p>A Place Further Than The Universe </text:p>
          </table:table-cell>
          <table:table-cell table:style-name="ce59" office:value-type="string" calcext:value-type="string">
            <text:p>Sora yori mo Tooi Basho</text:p>
          </table:table-cell>
          <table:table-cell table:style-name="ce77" office:value-type="float" office:value="1" calcext:value-type="float">
            <text:p>1</text:p>
          </table:table-cell>
          <table:table-cell table:style-name="ce125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Madhouse</text:p>
          </table:table-cell>
          <table:table-cell table:style-name="ce291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 office:value-type="string" calcext:value-type="string">
            <text:p>Moe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5" table:content-validation-name="val10" office:value-type="string" calcext:value-type="string">
            <text:p><text:a xlink:href="https://myanimelist.net/anime/35839/Sora_yori_mo_Tooi_Basho/video" xlink:type="simple">https://myanimelist.net/anime/35839/Sora_yori_mo_Tooi_Basho/video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4" table:number-columns-repeated="4"/>
          <table:table-cell table:number-columns-repeated="2"/>
          <table:table-cell table:style-name="ce614" table:number-columns-repeated="2"/>
          <table:table-cell table:number-columns-repeated="2"/>
          <table:table-cell table:style-name="ce614" table:number-columns-repeated="4"/>
          <table:table-cell table:number-columns-repeated="948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itrus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Passione </text:p>
          </table:table-cell>
          <table:table-cell table:style-name="ce291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Romance</text:p>
          </table:table-cell>
          <table:table-cell table:style-name="ce439" table:content-validation-name="val8" office:value-type="string" calcext:value-type="string">
            <text:p>Shougo Ai</text:p>
          </table:table-cell>
          <table:table-cell table:style-name="ce478" table:content-validation-name="val9"/>
          <table:table-cell table:style-name="ce525" table:content-validation-name="val10" office:value-type="string" calcext:value-type="string">
            <text:p><text:a xlink:href="https://myanimelist.net/anime/34382/Citrus" xlink:type="simple">https://myanimelist.net/anime/34382/Citrus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evilman: Crybaby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5" calcext:value-type="float">
            <text:p>5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Science SARU </text:p>
          </table:table-cell>
          <table:table-cell table:style-name="ce291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natura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5120/Devilman__Crybaby" xlink:type="simple">https://myanimelist.net/anime/35120/Devilman__Crybaby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rancrest Senki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26" office:value-type="string" calcext:value-type="string">
            <text:p>COM</text:p>
          </table:table-cell>
          <table:table-cell table:style-name="ce90"/>
          <table:table-cell table:style-name="ce206" office:value-type="string" calcext:value-type="string">
            <text:p>1080p</text:p>
          </table:table-cell>
          <table:table-cell table:style-name="ce206" office:value-type="string" calcext:value-type="string">
            <text:p>B+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A1-Pics</text:p>
          </table:table-cell>
          <table:table-cell table:style-name="ce291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21" table:content-validation-name="val7" office:value-type="string" calcext:value-type="string">
            <text:p>Fantasy</text:p>
          </table:table-cell>
          <table:table-cell table:style-name="ce441" table:content-validation-name="val8"/>
          <table:table-cell table:style-name="ce480" table:content-validation-name="val9" office:value-type="string" calcext:value-type="string">
            <text:p>Light Novel</text:p>
          </table:table-cell>
          <table:table-cell table:style-name="ce525" table:content-validation-name="val10" office:value-type="string" calcext:value-type="string">
            <text:p><text:a xlink:href="https://myanimelist.net/anime/34279/Grancrest_Senki/episode/1" xlink:type="simple">https://myanimelist.net/anime/34279/Grancrest_Senki/episode/1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akata Tonkotsu Ramens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6" calcext:value-type="float">
            <text:p>6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Satelight </text:p>
          </table:table-cell>
          <table:table-cell table:style-name="ce291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Light Novel</text:p>
          </table:table-cell>
          <table:table-cell table:style-name="ce525" table:content-validation-name="val10" office:value-type="string" calcext:value-type="string">
            <text:p><text:a xlink:href="https://myanimelist.net/anime/35889/Hakata_Tonkotsu_Ramens" xlink:type="simple">https://myanimelist.net/anime/35889/Hakata_Tonkotsu_Ramens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okkoku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27"/>
          <table:table-cell table:style-name="ce186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Geno Studio </text:p>
          </table:table-cell>
          <table:table-cell table:style-name="ce290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Seinin</text:p>
          </table:table-cell>
          <table:table-cell table:style-name="ce439" table:content-validation-name="val8" office:value-type="string" calcext:value-type="string">
            <text:p>Mystery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6548/Kokkoku" xlink:type="simple">https://myanimelist.net/anime/36548/Kokkoku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ärchen Mädchen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30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Hoods Entertainment </text:p>
          </table:table-cell>
          <table:table-cell table:style-name="ce290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Magic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5997/Märchen_Mädchen" xlink:type="simple">https://myanimelist.net/anime/35997/Märchen_Mädchen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oji no Miko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Studio Gokumi </text:p>
          </table:table-cell>
          <table:table-cell table:style-name="ce290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OVA</text:p>
          </table:table-cell>
          <table:table-cell table:style-name="ce523" table:content-validation-name="val10" office:value-type="string" calcext:value-type="string">
            <text:p><text:a xlink:href="https://myanimelist.net/anime/35589/Toji_no_Miko" xlink:type="simple">https://myanimelist.net/anime/35589/Toji_no_Miko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2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Violet Evergarden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3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Kyoto Ani.</text:p>
          </table:table-cell>
          <table:table-cell table:style-name="ce290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 office:value-type="string" calcext:value-type="string">
            <text:p>Fantasy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3352/Violet_Evergarden" xlink:type="simple">https://myanimelist.net/anime/33352/Violet_Evergarden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7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3" draw:text-style-name="P2" svg:width="28.99mm" svg:height="5.96mm" svg:x="67.34mm" svg:y="85.75mm" draw:caption-point-x="-6.1mm" draw:caption-point-y="15.1mm">
              <dc:date>2020-04-06T00:00:00</dc:date>
              <text:p text:style-name="P1"><text:span text:style-name="T1">Very depressing</text:span></text:p>
            </office:annotation>
            <text:p>Hanebado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+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LIDENFILMS </text:p>
          </table:table-cell>
          <table:table-cell table:style-name="ce291" table:content-validation-name="val3" office:value-type="string" calcext:value-type="string">
            <text:p>Kodansha </text:p>
          </table:table-cell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Psychologica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7259/Hanebado?q=hane" xlink:type="simple">https://myanimelist.net/anime/37259/Hanebado?q=hane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7"/>
          <table:table-cell table:style-name="ce611"/>
          <table:table-cell table:number-columns-repeated="961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1" draw:text-style-name="P2" svg:width="28.99mm" svg:height="9.91mm" svg:x="67.34mm" svg:y="90.47mm" draw:caption-point-x="-6.1mm" draw:caption-point-y="14.96mm">
              <dc:date>2018-04-29T00:00:00</dc:date>
              <text:p text:style-name="P1"><text:span text:style-name="T1">Practically Twilight</text:span></text:p>
            </office:annotation>
            <text:p>Devil's Line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8" table:content-validation-name="val1" office:value-type="string" calcext:value-type="string">
            <text:p>Platinum Vision </text:p>
          </table:table-cell>
          <table:table-cell table:style-name="ce293" table:content-validation-name="val3"/>
          <table:table-cell table:style-name="ce328" table:content-validation-name="val4" office:value-type="float" office:value="2018" calcext:value-type="float">
            <text:p>2018</text:p>
          </table:table-cell>
          <table:table-cell table:style-name="ce404" table:content-validation-name="val5" office:value-type="string" calcext:value-type="string">
            <text:p>Spring</text:p>
          </table:table-cell>
          <table:table-cell table:style-name="ce422" table:content-validation-name="val7" office:value-type="string" calcext:value-type="string">
            <text:p>Supernatural</text:p>
          </table:table-cell>
          <table:table-cell table:style-name="ce442" table:content-validation-name="val8" office:value-type="string" calcext:value-type="string">
            <text:p>Vampire</text:p>
          </table:table-cell>
          <table:table-cell table:style-name="ce482" table:content-validation-name="val9" office:value-type="string" calcext:value-type="string">
            <text:p>Manga</text:p>
          </table:table-cell>
          <table:table-cell table:style-name="ce530" table:content-validation-name="val10" office:value-type="string" calcext:value-type="string">
            <text:p><text:a xlink:href="https://myanimelist.net/anime/35928" xlink:type="simple">https://myanimelist.net/anime/35928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office:value-type="string" calcext:value-type="string">
            <text:p>Dragonball Super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85" calcext:value-type="float">
            <text:p>85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Toei Animation </text:p>
          </table:table-cell>
          <table:table-cell table:style-name="ce291" table:content-validation-name="val3" office:value-type="string" calcext:value-type="string">
            <text:p>Yomiko Advertising</text:p>
          </table:table-cell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0694/Dragon_Ball_Super?q=Dragonball%20Super" xlink:type="simple">https://myanimelist.net/anime/30694/Dragon_Ball_Super?q=Dragonball Super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olden Kamuy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/>
          <table:table-cell table:style-name="ce77"/>
          <table:table-cell table:style-name="ce206" office:value-type="string" calcext:value-type="string">
            <text:p>1080p</text:p>
          </table:table-cell>
          <table:table-cell table:style-name="ce206"/>
          <table:table-cell table:style-name="ce230"/>
          <table:table-cell table:style-name="ce266" table:content-validation-name="val1" office:value-type="string" calcext:value-type="string">
            <text:p>Geno Studio </text:p>
          </table:table-cell>
          <table:table-cell table:style-name="ce291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21" table:content-validation-name="val7" office:value-type="string" calcext:value-type="string">
            <text:p>Action</text:p>
          </table:table-cell>
          <table:table-cell table:style-name="ce441" table:content-validation-name="val8"/>
          <table:table-cell table:style-name="ce480" table:content-validation-name="val9"/>
          <table:table-cell table:style-name="ce525" table:content-validation-name="val10" office:value-type="string" calcext:value-type="string">
            <text:p><text:a xlink:href="https://myanimelist.net/anime/36028" xlink:type="simple">https://myanimelist.net/anime/36028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egalo Box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string" calcext:value-type="string">
            <text:p>COM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TMS</text:p>
          </table:table-cell>
          <table:table-cell table:style-name="ce290" table:content-validation-name="val3" office:value-type="string" calcext:value-type="string">
            <text:p>TBS </text:p>
          </table:table-cell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Boxing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36563" xlink:type="simple">https://myanimelist.net/anime/36563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3">
          <table:table-cell table:style-name="ce16" office:value-type="string" calcext:value-type="string">
            <text:p>Sword Art Online Alternative - Gun Gale Online 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/>
          <table:table-cell table:style-name="ce77" table:number-columns-repeated="3"/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Studio 3Hz 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6475/Sword_Art_Online_Alternative__Gun_Gale_Online?q=Sword%20Art%20Online%20Alternative%20-%20Gun%20Gale%20Online%20" xlink:type="simple">https://myanimelist.net/anime/36475/Sword_Art_Online_Alternative__Gun_Gale_Online?q=Sword Art Online Alternative - Gun Gale Online 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oblin Slayer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206" office:value-type="string" calcext:value-type="string">
            <text:p>720p</text:p>
          </table:table-cell>
          <table:table-cell table:style-name="ce206" office:value-type="string" calcext:value-type="string">
            <text:p>B+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White Fox </text:p>
          </table:table-cell>
          <table:table-cell table:style-name="ce291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21" table:content-validation-name="val7" office:value-type="string" calcext:value-type="string">
            <text:p>Action</text:p>
          </table:table-cell>
          <table:table-cell table:style-name="ce441" table:content-validation-name="val8" office:value-type="string" calcext:value-type="string">
            <text:p>Fantasy</text:p>
          </table:table-cell>
          <table:table-cell table:style-name="ce480" table:content-validation-name="val9" office:value-type="string" calcext:value-type="string">
            <text:p>Light Novel</text:p>
          </table:table-cell>
          <table:table-cell table:style-name="ce527" table:content-validation-name="val10" office:value-type="string" calcext:value-type="string">
            <text:p><text:a xlink:href="https://myanimelist.net/anime/37349/Goblin_Slayer?q=Goblin%20Slayer" xlink:type="simple">https://myanimelist.net/anime/37349/Goblin_Slayer?q=Goblin Slayer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inomaru Sumo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+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Gonzo </text:p>
          </table:table-cell>
          <table:table-cell table:style-name="ce291" table:content-validation-name="val3" office:value-type="string" calcext:value-type="string">
            <text:p>Nihon Ad Systems </text:p>
          </table:table-cell>
          <table:table-cell table:style-name="ce325" table:content-validation-name="val4" office:value-type="float" office:value="2018" calcext:value-type="float">
            <text:p>2018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Shounen 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7007/Hinomaruzumou?q=sumo" xlink:type="simple">https://myanimelist.net/anime/37007/Hinomaruzumou?q=sumo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3">
          <table:table-cell table:style-name="ce17" office:value-type="string" calcext:value-type="string">
            <text:p>Rascal Does Not Dream of Bunny Girl Senpai</text:p>
          </table:table-cell>
          <table:table-cell table:style-name="ce60" office:value-type="string" calcext:value-type="string">
            <text:p>Seishun Buta Yarou wa Bunny Girl Senpai no Yume wo Minai</text:p>
          </table:table-cell>
          <table:table-cell table:style-name="ce77" office:value-type="float" office:value="1" calcext:value-type="float">
            <text:p>1</text:p>
          </table:table-cell>
          <table:table-cell table:style-name="ce137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CloverWorks </text:p>
          </table:table-cell>
          <table:table-cell table:style-name="ce290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 office:value-type="string" calcext:value-type="string">
            <text:p>Romance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8" table:content-validation-name="val10" office:value-type="string" calcext:value-type="string">
            <text:p><text:a xlink:href="https://myanimelist.net/anime/37450/Seishun_Buta_Yarou_wa_Bunny_Girl_Senpai_no_Yume_wo_Minai?q=Seishun%20Buta%20Yarou%20wa%20Bunny%20Girl%20Senpai%20no%20Yume%20wo%20Minai" xlink:type="simple">https://myanimelist.net/anime/37450/Seishun_Buta_Yarou_wa_Bunny_Girl_Senpai_no_Yume_wo_Minai?q=Seishun Buta Yarou wa Bunny Girl Senpai no Yume wo Minai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word Art Online - Alicization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-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A1-Pics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6474/Sword_Art_Online__Alicization?q=Sword%20Art%20Online%20-%20Alicization" xlink:type="simple">https://myanimelist.net/anime/36474/Sword_Art_Online__Alicization?q=Sword Art Online - Alicization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ensei Shitara Slime Datta Ken</text:p>
          </table:table-cell>
          <table:table-cell table:style-name="ce5" office:value-type="string" calcext:value-type="string">
            <text:p>The time I Got Reincarnated as a Slime</text:p>
          </table:table-cell>
          <table:table-cell table:style-name="ce77" office:value-type="float" office:value="1" calcext:value-type="float">
            <text:p>1</text:p>
          </table:table-cell>
          <table:table-cell table:style-name="ce138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8-Bit</text:p>
          </table:table-cell>
          <table:table-cell table:style-name="ce290" table:content-validation-name="val3" office:value-type="string" calcext:value-type="string">
            <text:p>Lantis </text:p>
          </table:table-cell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7430/Tensei_shitara_Slime_Datta_Ken?q=Tensei%20Shitara%20Slime%20Datta%20Ken" xlink:type="simple">https://myanimelist.net/anime/37430/Tensei_shitara_Slime_Datta_Ken?q=Tensei Shitara Slime Datta Ken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Legend of the Galactic Heroes: The New Thesis - Encounter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Production I.G </text:p>
          </table:table-cell>
          <table:table-cell table:style-name="ce290" table:content-validation-name="val3"/>
          <table:table-cell table:style-name="ce325" table:content-validation-name="val4" office:value-type="float" office:value="2018" calcext:value-type="float">
            <text:p>2018</text:p>
          </table:table-cell>
          <table:table-cell table:style-name="ce401" table:content-validation-name="val5"/>
          <table:table-cell table:style-name="ce419" table:content-validation-name="val7" office:value-type="string" calcext:value-type="string">
            <text:p>Sci Fi</text:p>
          </table:table-cell>
          <table:table-cell table:style-name="ce439" table:content-validation-name="val8" office:value-type="string" calcext:value-type="string">
            <text:p>Space Opera</text:p>
          </table:table-cell>
          <table:table-cell table:style-name="ce478" table:content-validation-name="val9" office:value-type="string" calcext:value-type="string">
            <text:p>Novel</text:p>
          </table:table-cell>
          <table:table-cell table:style-name="ce523" table:content-validation-name="val10" office:value-type="string" calcext:value-type="string">
            <text:p><text:a xlink:href="https://myanimelist.net/anime/31433" xlink:type="simple">https://myanimelist.net/anime/31433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CCA - 13-ku Kansatsu-ka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6" table:content-validation-name="val1" office:value-type="string" calcext:value-type="string">
            <text:p>Madhouse</text:p>
          </table:table-cell>
          <table:table-cell table:style-name="ce291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 office:value-type="string" calcext:value-type="string">
            <text:p>Chill</text:p>
          </table:table-cell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4" draw:text-style-name="P2" svg:width="28.99mm" svg:height="17.81mm" svg:x="67.34mm" svg:y="153.27mm" draw:caption-point-x="-6.1mm" draw:caption-point-y="14.96mm">
              <dc:date>2017-04-03T00:00:00</dc:date>
              <text:p text:style-name="P1"><text:span text:style-name="T1">Don't watch for the main characters. Name is right</text:span></text:p>
            </office:annotation>
            <text:p>Fukka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+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6" table:content-validation-name="val1" office:value-type="string" calcext:value-type="string">
            <text:p>Diomedea</text:p>
          </table:table-cell>
          <table:table-cell table:style-name="ce291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Slice of Life</text:p>
          </table:table-cell>
          <table:table-cell table:style-name="ce439" table:content-validation-name="val8" office:value-type="string" calcext:value-type="string">
            <text:p>Romance</text:p>
          </table:table-cell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2" draw:text-style-name="P2" svg:width="28.99mm" svg:height="13.86mm" svg:x="67.34mm" svg:y="157.72mm" draw:caption-point-x="-6.1mm" draw:caption-point-y="15.1mm">
              <dc:date>2020-04-06T00:00:00</dc:date>
              <text:p text:style-name="P1"><text:span text:style-name="T1">Not a love story – has sexual undertones</text:span></text:p>
            </office:annotation>
            <text:p>Kuzu no Honkai 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Lerche 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Romance</text:p>
          </table:table-cell>
          <table:table-cell table:style-name="ce439" table:content-validation-name="val8" office:value-type="string" calcext:value-type="string">
            <text:p>Highschoo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2949/Kuzu_no_Honkai?q=Kuzu%20no%20Honkai%20" xlink:type="simple">https://myanimelist.net/anime/32949/Kuzu_no_Honkai?q=Kuzu no Honkai 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ahoutsukai no Yome </text:p>
          </table:table-cell>
          <table:table-cell table:style-name="ce5" office:value-type="string" calcext:value-type="string">
            <text:p>The Ancient Magus' Bride</text:p>
          </table:table-cell>
          <table:table-cell table:style-name="ce77" office:value-type="float" office:value="1" calcext:value-type="float">
            <text:p>1</text:p>
          </table:table-cell>
          <table:table-cell table:style-name="ce139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Studio Wit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Drama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8" table:content-validation-name="val10" office:value-type="string" calcext:value-type="string">
            <text:p><text:a xlink:href="https://myanimelist.net/anime/35062/Mahoutsukai_no_Yome?q=mahou" xlink:type="simple">https://myanimelist.net/anime/35062/Mahoutsukai_no_Yome?q=mahou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0" office:value-type="string" calcext:value-type="string">
            <text:p>Youjo Senki</text:p>
          </table:table-cell>
          <table:table-cell table:style-name="ce20"/>
          <table:table-cell table:style-name="ce81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189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NUT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Militar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2615/Youjo_Senki?q=Youjo%20Senki" xlink:type="simple">https://myanimelist.net/anime/32615/Youjo_Senki?q=Youjo Senki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style-name="ce663"/>
          <table:table-cell table:style-name="ce665" table:number-columns-repeated="968"/>
          <table:table-cell table:style-name="ce668" table:number-columns-repeated="31"/>
          <table:table-cell table:style-name="ce614"/>
        </table:table-row>
        <table:table-row table:style-name="ro2">
          <table:table-cell table:style-name="ce5" office:value-type="string" calcext:value-type="string">
            <text:p>Castlevania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40" office:value-type="string" calcext:value-type="string">
            <text:p>COM</text:p>
          </table:table-cell>
          <table:table-cell table:style-name="ce90"/>
          <table:table-cell table:style-name="ce20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1" office:value-type="float" office:value="2018" calcext:value-type="float">
            <text:p>2018</text:p>
          </table:table-cell>
          <table:table-cell table:style-name="ce266" table:content-validation-name="val1" office:value-type="string" calcext:value-type="string">
            <text:p>Netflix</text:p>
          </table:table-cell>
          <table:table-cell table:style-name="ce291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night's &amp; Magic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41" office:value-type="string" calcext:value-type="string">
            <text:p>COM</text:p>
          </table:table-cell>
          <table:table-cell table:style-name="ce1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8-Bit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Mecha</text:p>
          </table:table-cell>
          <table:table-cell table:style-name="ce478" table:content-validation-name="val9"/>
          <table:table-cell table:style-name="ce523" table:content-validation-name="val10" office:value-type="string" calcext:value-type="string">
            <text:p><text:a xlink:href="https://myanimelist.net/anime/34104/Knights___Magic?q=knight" xlink:type="simple">https://myanimelist.net/anime/34104/Knights___Magic?q=knight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964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oi to Uso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91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LIDENFILMS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 office:value-type="string" calcext:value-type="string">
            <text:p>Romance</text:p>
          </table:table-cell>
          <table:table-cell table:style-name="ce478" table:content-validation-name="val9"/>
          <table:table-cell table:style-name="ce523" table:content-validation-name="val10" office:value-type="string" calcext:value-type="string">
            <text:p><text:a xlink:href="https://myanimelist.net/anime/34934/Koi_to_Uso?q=koi%20to" xlink:type="simple">https://myanimelist.net/anime/34934/Koi_to_Uso?q=koi to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/>
          <table:table-cell table:style-name="ce614" table:number-columns-repeated="4"/>
          <table:table-cell table:number-columns-repeated="964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ade in Abys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30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Kinema Citrus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Thriller</text:p>
          </table:table-cell>
          <table:table-cell table:style-name="ce478" table:content-validation-name="val9" office:value-type="string" calcext:value-type="string">
            <text:p>Web Manga</text:p>
          </table:table-cell>
          <table:table-cell table:style-name="ce523" table:content-validation-name="val10" office:value-type="string" calcext:value-type="string">
            <text:p><text:a xlink:href="https://myanimelist.net/anime/34599/Made_in_Abyss" xlink:type="simple">https://myanimelist.net/anime/34599/Made_in_Abyss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4" office:value-type="string" calcext:value-type="string">
            <text:p>Princess Principal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42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Actas </text:p>
          </table:table-cell>
          <table:table-cell table:style-name="ce290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teampunk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35240/Princess_Principal?q=princess" xlink:type="simple">https://myanimelist.net/anime/35240/Princess_Principal?q=princess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oukoku no Altair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6" calcext:value-type="float">
            <text:p>6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-</text:p>
          </table:table-cell>
          <table:table-cell table:style-name="ce230"/>
          <table:table-cell table:style-name="ce261" table:content-validation-name="val1" office:value-type="string" calcext:value-type="string">
            <text:p>MAPPA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Historic</text:p>
          </table:table-cell>
          <table:table-cell table:style-name="ce478" table:content-validation-name="val9"/>
          <table:table-cell table:style-name="ce523" table:content-validation-name="val10" office:value-type="string" calcext:value-type="string">
            <text:p><text:a xlink:href="https://myanimelist.net/anime/34547/Shoukoku_no_Altair" xlink:type="simple">https://myanimelist.net/anime/34547/Shoukoku_no_Altair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5" office:value-type="string" calcext:value-type="string">
            <text:p>The Reflection</text:p>
          </table:table-cell>
          <table:table-cell table:style-name="ce25"/>
          <table:table-cell table:style-name="ce83" office:value-type="float" office:value="1" calcext:value-type="float">
            <text:p>1</text:p>
          </table:table-cell>
          <table:table-cell table:style-name="ce143" office:value-type="string" calcext:value-type="string">
            <text:p>COM</text:p>
          </table:table-cell>
          <table:table-cell table:style-name="ce192"/>
          <table:table-cell table:style-name="ce208" office:value-type="string" calcext:value-type="string">
            <text:p>720p</text:p>
          </table:table-cell>
          <table:table-cell table:style-name="ce223" office:value-type="string" calcext:value-type="string">
            <text:p>B</text:p>
          </table:table-cell>
          <table:table-cell table:style-name="ce234" office:value-type="float" office:value="2017" calcext:value-type="float">
            <text:p>2017</text:p>
          </table:table-cell>
          <table:table-cell table:style-name="ce269" table:content-validation-name="val2" office:value-type="string" calcext:value-type="string">
            <text:p>Studio Deen </text:p>
          </table:table-cell>
          <table:table-cell table:style-name="ce295" table:content-validation-name="val3"/>
          <table:table-cell table:style-name="ce329" office:value-type="float" office:value="2017" calcext:value-type="float">
            <text:p>2017</text:p>
          </table:table-cell>
          <table:table-cell table:style-name="ce405" table:content-validation-name="val6" office:value-type="string" calcext:value-type="string">
            <text:p>Summer</text:p>
          </table:table-cell>
          <table:table-cell table:style-name="ce423" table:content-validation-name="val7" office:value-type="string" calcext:value-type="string">
            <text:p>Action</text:p>
          </table:table-cell>
          <table:table-cell table:style-name="ce443" table:content-validation-name="val8" office:value-type="string" calcext:value-type="string">
            <text:p>Superhero</text:p>
          </table:table-cell>
          <table:table-cell table:style-name="ce497" table:content-validation-name="val9" office:value-type="string" calcext:value-type="string">
            <text:p>Original</text:p>
          </table:table-cell>
          <table:table-cell table:style-name="ce531" table:content-validation-name="val10" office:value-type="string" calcext:value-type="string">
            <text:p><text:a xlink:href="https://myanimelist.net/anime/34449/The_Reflection?q=reflect" xlink:type="simple">https://myanimelist.net/anime/34449/The_Reflection?q=reflect</text:a></text:p>
          </table:table-cell>
          <table:table-cell table:style-name="ce549"/>
          <table:table-cell table:style-name="ce560"/>
          <table:table-cell table:style-name="ce549"/>
          <table:table-cell table:style-name="ce576"/>
          <table:table-cell table:style-name="ce589"/>
          <table:table-cell table:style-name="ce599"/>
          <table:table-cell table:style-name="ce602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4" draw:text-style-name="P2" svg:width="28.99mm" svg:height="17.81mm" svg:x="67.34mm" svg:y="203.86mm" draw:caption-point-x="-6.1mm" draw:caption-point-y="14.82mm">
              <dc:date>2018-04-29T00:00:00</dc:date>
              <text:p text:style-name="P1"><text:span text:style-name="T1">Best Relationship Development - Short</text:span></text:p>
            </office:annotation>
            <text:p>Tsurezure Children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46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 office:value-type="string" calcext:value-type="string">
            <text:p>Studio Gokumi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lice of Life</text:p>
          </table:table-cell>
          <table:table-cell table:style-name="ce439" table:content-validation-name="val8" office:value-type="string" calcext:value-type="string">
            <text:p>Romance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4902/Tsurezure_Children?q=Tsurezure%20Children" xlink:type="simple">https://myanimelist.net/anime/34902/Tsurezure_Children?q=Tsurezure Children</text:a></text:p>
          </table:table-cell>
          <table:table-cell table:style-name="ce77"/>
          <table:table-cell table:style-name="ce113"/>
          <table:table-cell table:style-name="ce203"/>
          <table:table-cell table:style-name="ce571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3">
          <table:table-cell table:style-name="ce20" office:value-type="string" calcext:value-type="string">
            <text:p>Youkoso Jitsuryoku Shijou Shugi no Kyoushitsu e </text:p>
          </table:table-cell>
          <table:table-cell table:style-name="ce20"/>
          <table:table-cell table:style-name="ce81" office:value-type="float" office:value="1" calcext:value-type="float">
            <text:p>1</text:p>
          </table:table-cell>
          <table:table-cell table:style-name="ce150" office:value-type="string" calcext:value-type="string">
            <text:p>COM</text:p>
          </table:table-cell>
          <table:table-cell table:style-name="ce189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Lerche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/>
          <table:table-cell table:style-name="ce523" table:content-validation-name="val10" office:value-type="string" calcext:value-type="string">
            <text:p><text:a xlink:href="https://myanimelist.net/anime/35507/Youkoso_Jitsuryoku_Shijou_Shugi_no_Kyoushitsu_e_TV?q=Youkoso%20Jitsuryoku%20Shijou%20Shugi%20no%20Kyoushitsu%20e%20" xlink:type="simple">https://myanimelist.net/anime/35507/Youkoso_Jitsuryoku_Shijou_Shugi_no_Kyoushitsu_e_TV?q=Youkoso Jitsuryoku Shijou Shugi no Kyoushitsu e 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6" office:value-type="string" calcext:value-type="string">
            <text:p>Alice to Zouroku 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224"/>
          <table:table-cell table:style-name="ce231" office:value-type="float" office:value="2017" calcext:value-type="float">
            <text:p>2017</text:p>
          </table:table-cell>
          <table:table-cell table:style-name="ce266" table:content-validation-name="val1" office:value-type="string" calcext:value-type="string">
            <text:p>J.C. Staff</text:p>
          </table:table-cell>
          <table:table-cell table:style-name="ce291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24" table:content-validation-name="val7" office:value-type="string" calcext:value-type="string">
            <text:p>Light</text:p>
          </table:table-cell>
          <table:table-cell table:style-name="ce444" table:content-validation-name="val8" office:value-type="string" calcext:value-type="string">
            <text:p>Superpowers</text:p>
          </table:table-cell>
          <table:table-cell table:style-name="ce498" table:content-validation-name="val9"/>
          <table:table-cell table:style-name="ce525" table:content-validation-name="val10" office:value-type="string" calcext:value-type="string">
            <text:p><text:a xlink:href="https://myanimelist.net/anime/34350/Alice_to_Zouroku" xlink:type="simple">https://myanimelist.net/anime/34350/Alice_to_Zouroku</text:a></text:p>
          </table:table-cell>
          <table:table-cell table:style-name="ce77"/>
          <table:table-cell table:style-name="ce561" office:value-type="string" calcext:value-type="string">
            <text:p>COM</text:p>
          </table:table-cell>
          <table:table-cell table:style-name="ce77"/>
          <table:table-cell table:style-name="ce577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7" office:value-type="string" calcext:value-type="string">
            <text:p>Garo: Vanishing Line</text:p>
          </table:table-cell>
          <table:table-cell table:style-name="ce27"/>
          <table:table-cell table:style-name="ce86" office:value-type="float" office:value="5" calcext:value-type="float">
            <text:p>5</text:p>
          </table:table-cell>
          <table:table-cell table:style-name="ce151" office:value-type="float" office:value="15" calcext:value-type="float">
            <text:p>15</text:p>
          </table:table-cell>
          <table:table-cell table:style-name="ce194"/>
          <table:table-cell table:style-name="ce86" office:value-type="string" calcext:value-type="string">
            <text:p>1080p</text:p>
          </table:table-cell>
          <table:table-cell table:style-name="ce86"/>
          <table:table-cell table:style-name="ce230" office:value-type="float" office:value="2017" calcext:value-type="float">
            <text:p>2017</text:p>
          </table:table-cell>
          <table:table-cell table:style-name="ce266" table:content-validation-name="val1" office:value-type="string" calcext:value-type="string">
            <text:p>MAPPA </text:p>
          </table:table-cell>
          <table:table-cell table:style-name="ce291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25" table:content-validation-name="val7" office:value-type="string" calcext:value-type="string">
            <text:p>Action</text:p>
          </table:table-cell>
          <table:table-cell table:style-name="ce445" table:content-validation-name="val8"/>
          <table:table-cell table:style-name="ce499" table:content-validation-name="val9" office:value-type="string" calcext:value-type="string">
            <text:p>Original</text:p>
          </table:table-cell>
          <table:table-cell table:style-name="ce525" table:content-validation-name="val10" office:value-type="string" calcext:value-type="string">
            <text:p><text:a xlink:href="https://myanimelist.net/anime/36144/Garo__Vanishing_Line?q=Garo%3A%20Vanishing%20Line" xlink:type="simple">https://myanimelist.net/anime/36144/Garo__Vanishing_Line?q=Garo%3A Vanishing Line</text:a></text:p>
          </table:table-cell>
          <table:table-cell table:style-name="ce86"/>
          <table:table-cell table:style-name="ce151"/>
          <table:table-cell table:style-name="ce86"/>
          <table:table-cell table:style-name="ce580"/>
          <table:table-cell table:style-name="ce590"/>
          <table:table-cell table:style-name="ce151"/>
          <table:table-cell table:style-name="ce590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7"/>
          <table:table-cell table:style-name="ce187"/>
          <table:table-cell table:number-columns-repeated="4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number-columns-repeated="6"/>
          <table:table-cell table:style-name="ce187"/>
          <table:table-cell table:style-name="ce182" table:number-columns-spanned="2" table:number-rows-spanned="1"/>
          <table:covered-table-cell table:style-name="ce182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ouseki no Kuni</text:p>
          </table:table-cell>
          <table:table-cell table:style-name="ce5" office:value-type="string" calcext:value-type="string">
            <text:p>Land of the Lustrous</text:p>
          </table:table-cell>
          <table:table-cell table:style-name="ce77" office:value-type="float" office:value="5" calcext:value-type="float">
            <text:p>5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Orange </text:p>
          </table:table-cell>
          <table:table-cell table:style-name="ce291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Fantasy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5557/Houseki_no_Kuni_TV?q=Houseki%20no%20Kuni" xlink:type="simple">https://myanimelist.net/anime/35557/Houseki_no_Kuni_TV?q=Houseki no Kuni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6"/>
          <table:table-cell table:style-name="ce187"/>
          <table:table-cell table:number-columns-repeated="9"/>
          <table:table-cell table:style-name="ce187"/>
          <table:table-cell table:number-columns-repeated="4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2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Inuyashiki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7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MAPPA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hero</text:p>
          </table:table-cell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6"/>
          <table:table-cell table:style-name="ce187"/>
          <table:table-cell table:number-columns-repeated="9"/>
          <table:table-cell table:style-name="ce187"/>
          <table:table-cell table:number-columns-repeated="4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8"/>
          <table:table-cell table:style-name="ce187"/>
          <table:table-cell table:number-columns-repeated="2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Just Because!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5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Pine Jam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lice of Life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/>
          <table:table-cell table:style-name="ce523" table:content-validation-name="val10" office:value-type="string" calcext:value-type="string">
            <text:p><text:a xlink:href="https://myanimelist.net/anime/35639/Just_Because" xlink:type="simple">https://myanimelist.net/anime/35639/Just_Because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Juuni Taisen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58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Graphinica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Deathmatch</text:p>
          </table:table-cell>
          <table:table-cell table:style-name="ce478" table:content-validation-name="val9"/>
          <table:table-cell table:style-name="ce523" table:content-validation-name="val10" office:value-type="string" calcext:value-type="string">
            <text:p><text:a xlink:href="https://myanimelist.net/anime/35076/Juuni_Taisen?q=Juuni%20Taisen" xlink:type="simple">https://myanimelist.net/anime/35076/Juuni_Taisen?q=Juuni Taisen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Inuyashiki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21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MAPPA </text:p>
          </table:table-cell>
          <table:table-cell table:style-name="ce290" table:content-validation-name="val3"/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hero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8" table:content-validation-name="val10" office:value-type="string" calcext:value-type="string">
            <text:p><text:a xlink:href="https://myanimelist.net/anime/34542/Inuyashiki" xlink:type="simple">https://myanimelist.net/anime/34542/Inuyashiki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text:p>Kino no Tabi: The Beautiful World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59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A.C.G.T. </text:p>
          </table:table-cell>
          <table:table-cell table:style-name="ce290" table:content-validation-name="val3" office:value-type="string" calcext:value-type="string">
            <text:p>ADV Films </text:p>
          </table:table-cell>
          <table:table-cell table:style-name="ce325" table:content-validation-name="val4" office:value-type="float" office:value="2017" calcext:value-type="float">
            <text:p>2017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486/Kino_no_Tabi__The_Beautiful_World?q=Kino%20no%20Tabi" xlink:type="simple">https://myanimelist.net/anime/486/Kino_no_Tabi__The_Beautiful_World?q=Kino no Tabi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ctive Raid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</text:p>
          </table:table-cell>
          <table:table-cell table:style-name="ce231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o no Kanata no Four Rhythm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+</text:p>
          </table:table-cell>
          <table:table-cell table:style-name="ce231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oku Dake ga Inai Machi (Erased)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ubuki Buranki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9" office:value-type="string" calcext:value-type="string">
            <text:p>C: The Money of Soul and Possibility Control</text:p>
          </table:table-cell>
          <table:table-cell table:style-name="ce61" office:value-type="string" calcext:value-type="string">
            <text:p>Shoujo-tachi wa Kouya wo Mezasu</text:p>
          </table:table-cell>
          <table:table-cell table:style-name="ce88" office:value-type="float" office:value="14" calcext:value-type="float">
            <text:p>14</text:p>
          </table:table-cell>
          <table:table-cell table:style-name="ce160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720p</text:p>
          </table:table-cell>
          <table:table-cell table:style-name="ce88" office:value-type="string" calcext:value-type="string">
            <text:p>B</text:p>
          </table:table-cell>
          <table:table-cell table:style-name="ce240" office:value-type="float" office:value="2016" calcext:value-type="float">
            <text:p>2016</text:p>
          </table:table-cell>
          <table:table-cell table:style-name="ce270" table:content-validation-name="val1" office:value-type="string" calcext:value-type="string">
            <text:p>Tatsunoko Production </text:p>
          </table:table-cell>
          <table:table-cell table:style-name="ce297" table:content-validation-name="val3" office:value-type="string" calcext:value-type="string">
            <text:p>Fuji TV </text:p>
          </table:table-cell>
          <table:table-cell table:style-name="ce330" table:content-validation-name="val4" office:value-type="float" office:value="2016" calcext:value-type="float">
            <text:p>2016</text:p>
          </table:table-cell>
          <table:table-cell table:style-name="ce406" table:content-validation-name="val5" office:value-type="string" calcext:value-type="string">
            <text:p>Winter</text:p>
          </table:table-cell>
          <table:table-cell table:style-name="ce427" table:content-validation-name="val7" office:value-type="string" calcext:value-type="string">
            <text:p>Action</text:p>
          </table:table-cell>
          <table:table-cell table:style-name="ce447" table:content-validation-name="val8" office:value-type="string" calcext:value-type="string">
            <text:p>Superpowers</text:p>
          </table:table-cell>
          <table:table-cell table:style-name="ce503" table:content-validation-name="val9" office:value-type="string" calcext:value-type="string">
            <text:p>Original</text:p>
          </table:table-cell>
          <table:table-cell table:style-name="ce532" table:content-validation-name="val10" office:value-type="string" calcext:value-type="string">
            <text:p><text:a xlink:href="https://myanimelist.net/anime/10163/C__The_Money_of_Soul_and_Possibility_Control?q=Shoujo-tachi%20wa%20Kouya%20wo%20Mezasu" xlink:type="simple">https://myanimelist.net/anime/10163/C__The_Money_of_Soul_and_Possibility_Control?q=Shoujo-tachi wa Kouya wo Mezasu</text:a></text:p>
          </table:table-cell>
          <table:table-cell table:style-name="ce88"/>
          <table:table-cell table:style-name="ce160" office:value-type="string" calcext:value-type="string">
            <text:p>COM</text:p>
          </table:table-cell>
          <table:table-cell table:style-name="ce88"/>
          <table:table-cell table:style-name="ce582" office:value-type="boolean" office:boolean-value="true" calcext:value-type="boolean">
            <text:p>TRUE</text:p>
          </table:table-cell>
          <table:table-cell table:style-name="ce240"/>
          <table:table-cell table:style-name="ce160"/>
          <table:table-cell table:style-name="ce24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agashi Kashi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enpa Kyoushi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2" calcext:value-type="float">
            <text:p>2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imension W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ivine Gate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7" calcext:value-type="float">
            <text:p>7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ai to Gensou no Grimgar</text:p>
          </table:table-cell>
          <table:table-cell table:style-name="ce62" office:value-type="string" calcext:value-type="string">
            <text:p>Grimgar: Ashes and Illusions</text:p>
          </table:table-cell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A1-Pics</text:p>
          </table:table-cell>
          <table:table-cell table:style-name="ce291" table:content-validation-name="val3" office:value-type="string" calcext:value-type="string">
            <text:p>TOHO animation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5" table:content-validation-name="val10" office:value-type="string" calcext:value-type="string">
            <text:p><text:a xlink:href="https://myanimelist.net/anime/31859/Hai_to_Gensou_no_Grimgar?q=Hai%20to%20Gensou%20no%20Grimgar" xlink:type="simple">https://myanimelist.net/anime/31859/Hai_to_Gensou_no_Grimgar?q=Hai to Gensou no Grimgar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string" calcext:value-type="string">
            <text:p>MIXED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aruchika 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P.A. Works</text:p>
          </table:table-cell>
          <table:table-cell table:style-name="ce291" table:content-validation-name="val3" office:value-type="string" calcext:value-type="string">
            <text:p>Lantis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Music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 office:value-type="string" calcext:value-type="string">
            <text:p>Novel</text:p>
          </table:table-cell>
          <table:table-cell table:style-name="ce525" table:content-validation-name="val10" office:value-type="string" calcext:value-type="string">
            <text:p><text:a xlink:href="https://myanimelist.net/anime/30895/HaruChika__Haruta_to_Chika_wa_Seishun_suru" xlink:type="simple">https://myanimelist.net/anime/30895/HaruChika__Haruta_to_Chika_wa_Seishun_suru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string" calcext:value-type="string">
            <text:p>MIXED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ono Subarashii Sekai ni Shukufuku wo!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Studio Deen </text:p>
          </table:table-cell>
          <table:table-cell table:style-name="ce291" table:content-validation-name="val3" office:value-type="string" calcext:value-type="string">
            <text:p>Half H.P Studio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Comid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5" table:content-validation-name="val10" office:value-type="string" calcext:value-type="string">
            <text:p><text:a xlink:href="https://myanimelist.net/anime/30831/Kono_Subarashii_Sekai_ni_Shukufuku_wo?q=kono%20su" xlink:type="simple">https://myanimelist.net/anime/30831/Kono_Subarashii_Sekai_ni_Shukufuku_wo?q=kono su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oukaku no Pandora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37" office:value-type="string" calcext:value-type="string">
            <text:p>Luck and Logic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7" calcext:value-type="float">
            <text:p>7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C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Doga Kobo </text:p>
          </table:table-cell>
          <table:table-cell table:style-name="ce290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Game</text:p>
          </table:table-cell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usaigen no Phantom World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orn9 - Norn+Nonet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3" calcext:value-type="float">
            <text:p>3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Kinema Citrus 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Harem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Visual Novel</text:p>
          </table:table-cell>
          <table:table-cell table:style-name="ce525" table:content-validation-name="val10" office:value-type="string" calcext:value-type="string">
            <text:p><text:a xlink:href="https://myanimelist.net/anime/31452/Norn9__Norn_Nonet?q=Norn9%20-%20Norn%2BNonet" xlink:type="simple">https://myanimelist.net/anime/31452/Norn9__Norn_Nonet?q=Norn9 - Norn%2BNonet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urse Witch Komugi-chan R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Prince of Stride - Alternative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aijaku Muhai no Bahamut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C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3" draw:text-style-name="P2" svg:width="28.99mm" svg:height="5.96mm" svg:x="67.34mm" svg:y="340.82mm" draw:caption-point-x="-6.1mm" draw:caption-point-y="14.73mm">
              <dc:date>2016-04-17T00:00:00</dc:date>
              <text:p text:style-name="P1"><text:span text:style-name="T1">Art is distracting</text:span></text:p>
            </office:annotation>
            <text:p>Schwarzesmarken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7" calcext:value-type="float">
            <text:p>7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LIDENFILMS </text:p>
          </table:table-cell>
          <table:table-cell table:style-name="ce290" table:content-validation-name="val3" office:value-type="string" calcext:value-type="string">
            <text:p>Sotsu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Military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0806/Schwarzesmarken?q=Schwarzesmarken" xlink:type="simple">https://myanimelist.net/anime/30806/Schwarzesmarken?q=Schwarzesmarken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ouwa Genroku Rakugo Shinjuu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41" office:value-type="string" calcext:value-type="string">
            <office:annotation draw:style-name="gr4" draw:text-style-name="P2" svg:width="28.99mm" svg:height="17.81mm" svg:x="67.34mm" svg:y="355.6mm" draw:caption-point-x="-6.1mm" draw:caption-point-y="9.13mm">
              <dc:date>2016-10-05T00:00:00</dc:date>
              <text:p text:style-name="P1"><text:span text:style-name="T1">Really nice ending. Reminds me of Requiem for the phantom</text:span></text:p>
            </office:annotation>
            <text:p>91 Days</text:p>
          </table:table-cell>
          <table:table-cell table:style-name="ce41"/>
          <table:table-cell table:style-name="ce90" office:value-type="float" office:value="14" calcext:value-type="float">
            <text:p>14</text:p>
          </table:table-cell>
          <table:table-cell table:style-name="ce161" office:value-type="string" calcext:value-type="string">
            <text:p>COM</text:p>
          </table:table-cell>
          <table:table-cell table:style-name="ce90"/>
          <table:table-cell table:style-name="ce90" office:value-type="string" calcext:value-type="string">
            <text:p>1080p</text:p>
          </table:table-cell>
          <table:table-cell table:style-name="ce90" office:value-type="string" calcext:value-type="string">
            <text:p>A</text:p>
          </table:table-cell>
          <table:table-cell table:style-name="ce242"/>
          <table:table-cell table:style-name="ce271" table:content-validation-name="val1" office:value-type="string" calcext:value-type="string">
            <text:p>Shuka</text:p>
          </table:table-cell>
          <table:table-cell table:style-name="ce303" table:content-validation-name="val3"/>
          <table:table-cell table:style-name="ce331" table:content-validation-name="val4" office:value-type="float" office:value="2016" calcext:value-type="float">
            <text:p>2016</text:p>
          </table:table-cell>
          <table:table-cell table:style-name="ce407" table:content-validation-name="val5" office:value-type="string" calcext:value-type="string">
            <text:p>Summer</text:p>
          </table:table-cell>
          <table:table-cell table:style-name="ce428" table:content-validation-name="val7" office:value-type="string" calcext:value-type="string">
            <text:p>Action</text:p>
          </table:table-cell>
          <table:table-cell table:style-name="ce449" table:content-validation-name="val8" office:value-type="string" calcext:value-type="string">
            <text:p>Gangster</text:p>
          </table:table-cell>
          <table:table-cell table:style-name="ce504" table:content-validation-name="val9"/>
          <table:table-cell table:style-name="ce535" table:content-validation-name="val10"/>
          <table:table-cell table:style-name="ce90"/>
          <table:table-cell table:style-name="ce161" office:value-type="string" calcext:value-type="string">
            <text:p>COM</text:p>
          </table:table-cell>
          <table:table-cell table:style-name="ce90"/>
          <table:table-cell table:style-name="ce584" office:value-type="boolean" office:boolean-value="false" calcext:value-type="boolean">
            <text:p>FALSE</text:p>
          </table:table-cell>
          <table:table-cell table:style-name="ce242"/>
          <table:table-cell table:style-name="ce161"/>
          <table:table-cell table:style-name="ce242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lderamin on the Sky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224" office:value-type="string" calcext:value-type="string">
            <text:p>B</text:p>
          </table:table-cell>
          <table:table-cell table:style-name="ce231"/>
          <table:table-cell table:style-name="ce266" table:content-validation-name="val1" office:value-type="string" calcext:value-type="string">
            <text:p>Madhouse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24" table:content-validation-name="val7" office:value-type="string" calcext:value-type="string">
            <text:p>Action</text:p>
          </table:table-cell>
          <table:table-cell table:style-name="ce444" table:content-validation-name="val8" office:value-type="string" calcext:value-type="string">
            <text:p>War</text:p>
          </table:table-cell>
          <table:table-cell table:style-name="ce49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attery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1"/>
          <table:table-cell table:style-name="ce266" table:content-validation-name="val1" office:value-type="string" calcext:value-type="string">
            <text:p>Zero-G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Baseball</text:p>
          </table:table-cell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erserk 2016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Millepensee / GEMBRA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4" draw:text-style-name="P2" svg:width="28.99mm" svg:height="17.81mm" svg:x="67.34mm" svg:y="368.25mm" draw:caption-point-x="-6.1mm" draw:caption-point-y="14.82mm">
              <dc:date>2016-10-05T00:00:00</dc:date>
              <text:p text:style-name="P1"><text:span text:style-name="T1">I goes in the right direction, but the story is very slow</text:span></text:p>
            </office:annotation>
            <text:p>Orang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Telecom / TMS</text:p>
          </table:table-cell>
          <table:table-cell table:style-name="ce290" table:content-validation-name="val3" office:value-type="string" calcext:value-type="string">
            <text:p>DAX Production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lice of Life</text:p>
          </table:table-cell>
          <table:table-cell table:style-name="ce439" table:content-validation-name="val8" office:value-type="string" calcext:value-type="string">
            <text:p>Highschoo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2729/Orange?q=Orange" xlink:type="simple">https://myanimelist.net/anime/32729/Orange?q=Orange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eLIFE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TMS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lice of Life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 office:value-type="string" calcext:value-type="string">
            <text:p>Web Manga</text:p>
          </table:table-cell>
          <table:table-cell table:style-name="ce523" table:content-validation-name="val10" office:value-type="string" calcext:value-type="string">
            <text:p><text:a xlink:href="https://myanimelist.net/anime/30015/ReLIFE?q=ReLIFE" xlink:type="simple">https://myanimelist.net/anime/30015/ReLIFE?q=ReLIFE</text:a></text:p>
          </table:table-cell>
          <table:table-cell table:style-name="ce77"/>
          <table:table-cell table:style-name="ce113" office:value-type="string" calcext:value-type="string">
            <text:p>OP</text:p>
          </table:table-cell>
          <table:table-cell table:style-name="ce77"/>
          <table:table-cell table:style-name="ce573"/>
          <table:table-cell table:style-name="ce230" office:value-type="string" calcext:value-type="string">
            <office:annotation draw:style-name="gr3" draw:text-style-name="P2" svg:width="28.99mm" svg:height="5.96mm" svg:x="462.75mm" svg:y="372.91mm" draw:caption-point-x="-6.1mm" draw:caption-point-y="14.75mm">
              <dc:date>2016-08-15T00:00:00</dc:date>
              <text:p text:style-name="P1"><text:span text:style-name="T1">Too many</text:span></text:p>
            </office:annotation>
            <text:p>ED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aboo Tattoo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J.C. Staff</text:p>
          </table:table-cell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ales of Zestiria the X 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Ufotable</text:p>
          </table:table-cell>
          <table:table-cell table:style-name="ce290" table:content-validation-name="val3" office:value-type="string" calcext:value-type="string">
            <text:p>Lantis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Game</text:p>
          </table:table-cell>
          <table:table-cell table:style-name="ce523" table:content-validation-name="val10" office:value-type="string" calcext:value-type="string">
            <text:p><text:a xlink:href="https://myanimelist.net/anime/30911/Tales_of_Zestiria_the_Cross?q=Tales%20of%20Zestiria%20the%20X%20" xlink:type="simple">https://myanimelist.net/anime/30911/Tales_of_Zestiria_the_Cross?q=Tales of Zestiria the X 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ime Travil shogo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1" draw:text-style-name="P2" svg:width="28.99mm" svg:height="9.91mm" svg:x="67.34mm" svg:y="391.04mm" draw:caption-point-x="-6.1mm" draw:caption-point-y="14.96mm">
              <dc:date>2016-04-17T00:00:00</dc:date>
              <text:p text:style-name="P1"><text:span text:style-name="T1">Example of utter failure</text:span></text:p>
            </office:annotation>
            <text:p>Ace Atturny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1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A1-Pics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akuon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1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A1-Pics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1" draw:text-style-name="P2" svg:width="28.99mm" svg:height="9.91mm" svg:x="67.34mm" svg:y="400.21mm" draw:caption-point-x="-6.1mm" draw:caption-point-y="14.96mm">
              <dc:date>2016-06-30T00:00:00</dc:date>
              <text:p text:style-name="P1"><text:span text:style-name="T1">Mirai Nilli knockoff</text:span></text:p>
            </office:annotation>
            <text:p>Big Order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1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Asread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oku no Hero Academia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/>
          <table:table-cell table:style-name="ce77"/>
          <table:table-cell table:style-name="ce77" office:value-type="string" calcext:value-type="string">
            <text:p><text:s/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Bones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51" table:content-validation-name="val8" office:value-type="string" calcext:value-type="string">
            <text:p>Superherp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1964/Boku_no_Hero_Academia?q=boku%20no" xlink:type="simple">https://myanimelist.net/anime/31964/Boku_no_Hero_Academia?q=boku no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43" office:value-type="string" calcext:value-type="string">
            <text:p>Bungo Stray dogs</text:p>
          </table:table-cell>
          <table:table-cell table:style-name="ce43"/>
          <table:table-cell table:style-name="ce93" office:value-type="float" office:value="5" calcext:value-type="float">
            <text:p>5</text:p>
          </table:table-cell>
          <table:table-cell table:style-name="ce162"/>
          <table:table-cell table:style-name="ce195" table:number-columns-repeated="3"/>
          <table:table-cell table:style-name="ce230" office:value-type="float" office:value="2016" calcext:value-type="float">
            <text:p>2016</text:p>
          </table:table-cell>
          <table:table-cell table:style-name="ce272" table:content-validation-name="val1"/>
          <table:table-cell table:style-name="ce304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29" table:content-validation-name="val7"/>
          <table:table-cell table:style-name="ce452" table:content-validation-name="val8"/>
          <table:table-cell table:style-name="ce505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Flying witch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 office:value-type="float" office:value="2016" calcext:value-type="float">
            <text:p>2016</text:p>
          </table:table-cell>
          <table:table-cell table:style-name="ce272" table:content-validation-name="val1" office:value-type="string" calcext:value-type="string">
            <text:p>J.C. Staff</text:p>
          </table:table-cell>
          <table:table-cell table:style-name="ce304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undred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Production IMS 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Harim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Joker Gam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6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Production IG</text:p>
          </table:table-cell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py</text:p>
          </table:table-cell>
          <table:table-cell table:style-name="ce478" table:content-validation-name="val9" office:value-type="string" calcext:value-type="string">
            <text:p>Novel</text:p>
          </table:table-cell>
          <table:table-cell table:style-name="ce523" table:content-validation-name="val10" office:value-type="string" calcext:value-type="string">
            <text:p><text:a xlink:href="https://myanimelist.net/anime/31405/Joker_Game?q=Joker%20Game" xlink:type="simple">https://myanimelist.net/anime/31405/Joker_Game?q=Joker Game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text:p>Kabaneri of the Iron Fortres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Studio Wit</text:p>
          </table:table-cell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Posr Apocalptic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iznaiver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64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Trigger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Psychological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uromokuro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P.A. Works</text:p>
          </table:table-cell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obile Suit Gundam – Unicorn RE 0096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Sunrise</text:p>
          </table:table-cell>
          <table:table-cell table:style-name="ce290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Mecha</text:p>
          </table:table-cell>
          <table:table-cell table:style-name="ce439" table:content-validation-name="val8" office:value-type="string" calcext:value-type="string">
            <text:p>Military</text:p>
          </table:table-cell>
          <table:table-cell table:style-name="ce478" table:content-validation-name="val9" office:value-type="string" calcext:value-type="string">
            <text:p>Novel</text:p>
          </table:table-cell>
          <table:table-cell table:style-name="ce523" table:content-validation-name="val10" office:value-type="string" calcext:value-type="string">
            <text:p><text:a xlink:href="https://myanimelist.net/anime/32792/Mobile_Suit_Gundam_Unicorn_RE_0096?q=RE%2000" xlink:type="simple">https://myanimelist.net/anime/32792/Mobile_Suit_Gundam_Unicorn_RE_0096?q=RE 00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e:Zero kara Hajimeru Isekai Seikatsu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string" calcext:value-type="string">
            <text:p>COM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White Fox 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1240/Re_Zero_kara_Hajimeru_Isekai_Seikatsu?q=Re%3AZero%20kara%20Hajimeru%20Isekai%20Seikatsu" xlink:type="simple">https://myanimelist.net/anime/31240/Re_Zero_kara_Hajimeru_Isekai_Seikatsu?q=Re%3AZero kara Hajimeru Isekai Seikatsu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akamoto Desu gan?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</text:p>
          </table:table-cell>
          <table:table-cell table:style-name="ce230"/>
          <table:table-cell table:style-name="ce261" table:content-validation-name="val1" office:value-type="string" calcext:value-type="string">
            <text:p>Studio Deen</text:p>
          </table:table-cell>
          <table:table-cell table:style-name="ce290" table:content-validation-name="val3" office:value-type="string" calcext:value-type="string">
            <text:p>Kadokawa Shoten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Comedy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2542/Sakamoto_Desu_ga" xlink:type="simple">https://myanimelist.net/anime/32542/Sakamoto_Desu_ga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e and her cat: Everything flows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Liden Films</text:p>
          </table:table-cell>
          <table:table-cell table:style-name="ce290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1" draw:text-style-name="P2" svg:width="28.99mm" svg:height="9.91mm" svg:x="67.34mm" svg:y="460.08mm" draw:caption-point-x="-6.1mm" draw:caption-point-y="14.71mm">
              <dc:date>2016-07-09T00:00:00</dc:date>
              <text:p text:style-name="P1"><text:span text:style-name="T1">Not cringy as it could have been</text:span></text:p>
            </office:annotation>
            <text:p>Sousei no Onmyouji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/>
          <table:table-cell table:style-name="ce77" table:number-columns-repeated="2"/>
          <table:table-cell table:style-name="ce77" office:value-type="string" calcext:value-type="string">
            <text:p>B-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1" table:content-validation-name="val1" office:value-type="string" calcext:value-type="string">
            <text:p>Pierrot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2105/Sousei_no_Onmyouji?q=Sousei%20no%20Onmyouji" xlink:type="simple">https://myanimelist.net/anime/32105/Sousei_no_Onmyouji?q=Sousei no Onmyouji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allroom e Youkoso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65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1" office:value-type="float" office:value="2017" calcext:value-type="float">
            <text:p>2017</text:p>
          </table:table-cell>
          <table:table-cell table:style-name="ce266" table:content-validation-name="val1" office:value-type="string" calcext:value-type="string">
            <text:p>Production I.G </text:p>
          </table:table-cell>
          <table:table-cell table:style-name="ce291" table:content-validation-name="val3"/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MULTIPLE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Dance</text:p>
          </table:table-cell>
          <table:table-cell table:style-name="ce478" table:content-validation-name="val9"/>
          <table:table-cell table:style-name="ce525" table:content-validation-name="val10" office:value-type="string" calcext:value-type="string">
            <text:p><text:a xlink:href="https://myanimelist.net/anime/34636/Ballroom_e_Youkoso" xlink:type="simple">https://myanimelist.net/anime/34636/Ballroom_e_Youkoso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rifter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Hoods Entertainment </text:p>
          </table:table-cell>
          <table:table-cell table:style-name="ce291" table:content-validation-name="val3" office:value-type="string" calcext:value-type="string">
            <text:p>Hoods Entertainment </text:p>
          </table:table-cell>
          <table:table-cell table:style-name="ce325" table:content-validation-name="val4" office:value-type="float" office:value="2016" calcext:value-type="float">
            <text:p>2016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Parallel World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31339/Drifters?q=Drifters" xlink:type="simple">https://myanimelist.net/anime/31339/Drifters?q=Drifters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oharu X Kikanjuu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1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haos Dragon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harlotte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lasroom Crisis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angsta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ate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float" office:value="1" calcext:value-type="float">
            <text:p>1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od Eater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float" office:value="1" calcext:value-type="float">
            <text:p>1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Jitsu <text:s/>Watashi Wa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Joukamachi No Dandelion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9" calcext:value-type="float">
            <text:p>9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uusen Madoushi Kouhosei...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+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Overlord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3" calcext:value-type="float">
            <text:p>3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8" table:content-validation-name="val10" office:value-type="string" calcext:value-type="string">
            <text:p><text:a xlink:href="https://myanimelist.net/anime/35073/Overlord_II" xlink:type="simple">https://myanimelist.net/anime/35073/Overlord_II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anpo Kitan: Game Of Laplac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okka No Yuusha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Passione </text:p>
          </table:table-cell>
          <table:table-cell table:style-name="ce290" table:content-validation-name="val3" office:value-type="string" calcext:value-type="string">
            <text:p>Pony Canyon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28497/Rokka_no_Yuusha?q=Rokka%20No%20Yuusha" xlink:type="simple">https://myanimelist.net/anime/28497/Rokka_no_Yuusha?q=Rokka No Yuusha</text:a></text:p>
          </table:table-cell>
          <table:table-cell table:style-name="ce203"/>
          <table:table-cell table:style-name="ce113"/>
          <table:table-cell table:style-name="ce203"/>
          <table:table-cell table:style-name="ce571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imonetta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/>
          <table:table-cell table:style-name="ce77" table:number-columns-repeated="3"/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ora Ga Seiyuu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/>
          <table:table-cell table:style-name="ce77"/>
          <table:table-cell table:style-name="ce77" office:value-type="string" calcext:value-type="string">
            <text:p>4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Ushio To Tora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67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-</text:p>
          </table:table-cell>
          <table:table-cell table:style-name="ce230"/>
          <table:table-cell table:style-name="ce261" table:content-validation-name="val1" office:value-type="string" calcext:value-type="string">
            <text:p>MAPPA / Studio Vlon</text:p>
          </table:table-cell>
          <table:table-cell table:style-name="ce290" table:content-validation-name="val3" office:value-type="string" calcext:value-type="string">
            <text:p>Sotsu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hounen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9854/Ushio_to_Tora_TV?q=Ushio%20To%20Tora" xlink:type="simple">https://myanimelist.net/anime/29854/Ushio_to_Tora_TV?q=Ushio To Tora</text:a></text:p>
          </table:table-cell>
          <table:table-cell table:style-name="ce77"/>
          <table:table-cell table:style-name="ce113" office:value-type="float" office:value="1" calcext:value-type="float">
            <text:p>1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obile Suit Gundam - The Origin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1" table:content-validation-name="val1" office:value-type="string" calcext:value-type="string">
            <text:p>Sunrise</text:p>
          </table:table-cell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Mecha</text:p>
          </table:table-cell>
          <table:table-cell table:style-name="ce439" table:content-validation-name="val8" office:value-type="string" calcext:value-type="string">
            <text:p>Military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0937/Mobile_Suit_Gundam__The_Origin?q=Mobile%20Suit%20Gundam%20-%20The%20Origin" xlink:type="simple">https://myanimelist.net/anime/10937/Mobile_Suit_Gundam__The_Origin?q=Mobile Suit Gundam - The Origin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igimon Adventure - Tri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19" calcext:value-type="float">
            <text:p>19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string" calcext:value-type="string">
            <text:p>MULTIPLE</text:p>
          </table:table-cell>
          <table:table-cell table:style-name="ce266" table:content-validation-name="val1" office:value-type="string" calcext:value-type="string">
            <text:p>Toei Animation </text:p>
          </table:table-cell>
          <table:table-cell table:style-name="ce291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MULTIPLE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SuperPet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5" table:content-validation-name="val10" office:value-type="string" calcext:value-type="string">
            <text:p><text:a xlink:href="https://myanimelist.net/anime/25687/Digimon_Adventure_tri_1__Saikai?q=digi" xlink:type="simple">https://myanimelist.net/anime/25687/Digimon_Adventure_tri_1__Saikai?q=digi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ance with Devils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3" calcext:value-type="float">
            <text:p>3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akusen Toshi Asterisk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eavy Object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568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idan no Aria AA 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C+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igh School Star Musical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6" calcext:value-type="float">
            <text:p>6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obile Suit Gundam - Iron-Blooded Orphans 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Sunrise</text:p>
          </table:table-cell>
          <table:table-cell table:style-name="ce290" table:content-validation-name="val3" office:value-type="string" calcext:value-type="string">
            <text:p>Sotsu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Mecha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31251/Mobile_Suit_Gundam__Iron-Blooded_Orphans?q=Mobile%20Suit%20Gundam%20-%20Iron-Blooded%20Orphans%20" xlink:type="simple">https://myanimelist.net/anime/31251/Mobile_Suit_Gundam__Iron-Blooded_Orphans?q=Mobile Suit Gundam - Iron-Blooded Orphans 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One-Punch Man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uperpowers</text:p>
          </table:table-cell>
          <table:table-cell table:style-name="ce439" table:content-validation-name="val8" office:value-type="string" calcext:value-type="string">
            <text:p>Comedy</text:p>
          </table:table-cell>
          <table:table-cell table:style-name="ce478" table:content-validation-name="val9" office:value-type="string" calcext:value-type="string">
            <text:p>Web Manga</text:p>
          </table:table-cell>
          <table:table-cell table:style-name="ce523" table:content-validation-name="val10" office:value-type="string" calcext:value-type="string">
            <text:p><text:a xlink:href="https://myanimelist.net/anime/30276/One_Punch_Man?q=One-Punch%20Man" xlink:type="simple">https://myanimelist.net/anime/30276/One_Punch_Man?q=One-Punch Man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akudai Kishi no Cavalry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Silver Link. </text:p>
          </table:table-cell>
          <table:table-cell table:style-name="ce290" table:content-validation-name="val3" office:value-type="string" calcext:value-type="string">
            <text:p>flying DOG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uperpowers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30296/Rakudai_Kishi_no_Cavalry?q=Rakudai%20Kishi%20no%20Cavalry" xlink:type="simple">https://myanimelist.net/anime/30296/Rakudai_Kishi_no_Cavalry?q=Rakudai Kishi no Cavalry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akurako-san no Ashimoto ni wa Shitai ga Umatteiru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TROYCA </text:p>
          </table:table-cell>
          <table:table-cell table:style-name="ce290" table:content-validation-name="val3" office:value-type="string" calcext:value-type="string">
            <text:p>Lantis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mystery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Novel</text:p>
          </table:table-cell>
          <table:table-cell table:style-name="ce523" table:content-validation-name="val10" office:value-type="string" calcext:value-type="string">
            <text:p><text:a xlink:href="https://myanimelist.net/anime/30187/Sakurako-san_no_Ashimoto_ni_wa_Shitai_ga_Umatteiru?q=Sakurako-san%20no%20Ashimoto%20ni%20wa%20Shitai%20ga%20Umatteiru" xlink:type="simple">https://myanimelist.net/anime/30187/Sakurako-san_no_Ashimoto_ni_wa_Shitai_ga_Umatteiru?q=Sakurako-san no Ashimoto ni wa Shitai ga Umatteiru</text:a></text:p>
          </table:table-cell>
          <table:table-cell table:style-name="ce203"/>
          <table:table-cell table:style-name="ce113" office:value-type="string" calcext:value-type="string">
            <text:p>COM</text:p>
          </table:table-cell>
          <table:table-cell table:style-name="ce203"/>
          <table:table-cell table:style-name="ce571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ubete ga F ni Naru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1" table:content-validation-name="val1" office:value-type="string" calcext:value-type="string">
            <text:p>A1-Pics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Thriller</text:p>
          </table:table-cell>
          <table:table-cell table:style-name="ce439" table:content-validation-name="val8" office:value-type="string" calcext:value-type="string">
            <text:p>Psychological</text:p>
          </table:table-cell>
          <table:table-cell table:style-name="ce478" table:content-validation-name="val9" office:value-type="string" calcext:value-type="string">
            <text:p>Novel</text:p>
          </table:table-cell>
          <table:table-cell table:style-name="ce523" table:content-validation-name="val10" office:value-type="string" calcext:value-type="string">
            <text:p><text:a xlink:href="https://myanimelist.net/anime/28621/Subete_ga_F_ni_Naru?q=Subete%20ga%20F%20ni%20Naru" xlink:type="simple">https://myanimelist.net/anime/28621/Subete_ga_F_ni_Naru?q=Subete ga F ni Naru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aimadou Gakuen 35 Shiken Shoutai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Utawarerumono - Itsuwari No Kamen 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2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White Fox </text:p>
          </table:table-cell>
          <table:table-cell table:style-name="ce290" table:content-validation-name="val3" office:value-type="string" calcext:value-type="string">
            <text:p>KlockWorx </text:p>
          </table:table-cell>
          <table:table-cell table:style-name="ce325" table:content-validation-name="val4" office:value-type="float" office:value="2015" calcext:value-type="float">
            <text:p>201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Visual Novel</text:p>
          </table:table-cell>
          <table:table-cell table:style-name="ce523" table:content-validation-name="val10" office:value-type="string" calcext:value-type="string">
            <text:p><text:a xlink:href="https://myanimelist.net/anime/30901/Utawarerumono__Itsuwari_no_Kamen" xlink:type="simple">https://myanimelist.net/anime/30901/Utawarerumono__Itsuwari_no_Kamen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oragami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68" office:value-type="float" office:value="5" calcext:value-type="float">
            <text:p>5</text:p>
          </table:table-cell>
          <table:table-cell table:style-name="ce196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Bones </text:p>
          </table:table-cell>
          <table:table-cell table:style-name="ce290" table:content-validation-name="val3" office:value-type="string" calcext:value-type="string">
            <text:p>Avex Entertainment </text:p>
          </table:table-cell>
          <table:table-cell table:style-name="ce325" table:content-validation-name="val4" office:value-type="float" office:value="2014" calcext:value-type="float">
            <text:p>2014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0507/Noragami?q=Noragami" xlink:type="simple">https://myanimelist.net/anime/20507/Noragami?q=Noragami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Fairy Tail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6" table:content-validation-name="val1" office:value-type="string" calcext:value-type="string">
            <text:p>A1-Pics</text:p>
          </table:table-cell>
          <table:table-cell table:style-name="ce291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14" calcext:value-type="float">
            <text:p>2014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22043/Fairy_Tail_2014?q=Fairy%20Tail" xlink:type="simple">https://myanimelist.net/anime/22043/Fairy_Tail_2014?q=Fairy Tail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 office:value-type="string" calcext:value-type="string">
            <text:p>1-3</text:p>
          </table:table-cell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aikyuu!!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69" office:value-type="string" calcext:value-type="string">
            <text:p>COM</text:p>
          </table:table-cell>
          <table:table-cell table:style-name="ce90" office:value-type="float" office:value="13" calcext:value-type="float">
            <text:p>13</text:p>
          </table:table-cell>
          <table:table-cell table:style-name="ce77" table:number-columns-repeated="2"/>
          <table:table-cell table:style-name="ce230"/>
          <table:table-cell table:style-name="ce266" table:content-validation-name="val1" office:value-type="string" calcext:value-type="string">
            <text:p>Production I.G </text:p>
          </table:table-cell>
          <table:table-cell table:style-name="ce291" table:content-validation-name="val3" office:value-type="string" calcext:value-type="string">
            <text:p>Sentai Filmworks</text:p>
          </table:table-cell>
          <table:table-cell table:style-name="ce325" table:content-validation-name="val4" office:value-type="float" office:value="2014" calcext:value-type="float">
            <text:p>2014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Vollybal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20583/Haikyuu?q=ha" xlink:type="simple">https://myanimelist.net/anime/20583/Haikyuu?q=ha</text:a></text:p>
          </table:table-cell>
          <table:table-cell table:style-name="ce77"/>
          <table:table-cell table:style-name="ce113"/>
          <table:table-cell table:style-name="ce77" office:value-type="string" calcext:value-type="string">
            <text:p>OP1</text:p>
          </table:table-cell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o Game No Life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 office:value-type="string" calcext:value-type="string">
            <text:p>Frontier Works </text:p>
          </table:table-cell>
          <table:table-cell table:style-name="ce325" table:content-validation-name="val4" office:value-type="float" office:value="2014" calcext:value-type="float">
            <text:p>2014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19815/No_Game_No_Life?q=No%20Game%20No%20Life" xlink:type="simple">https://myanimelist.net/anime/19815/No_Game_No_Life?q=No Game No Life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oul Eater Not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75" table:content-validation-name="val1" office:value-type="string" calcext:value-type="string">
            <text:p>Bones </text:p>
          </table:table-cell>
          <table:table-cell table:style-name="ce305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14" calcext:value-type="float">
            <text:p>2014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Cute girls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1507/Soul_Eater_NOT" xlink:type="simple">https://myanimelist.net/anime/21507/Soul_Eater_NOT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aby Steps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Studio Pierrot </text:p>
          </table:table-cell>
          <table:table-cell table:style-name="ce291" table:content-validation-name="val3"/>
          <table:table-cell table:style-name="ce325" table:content-validation-name="val4" office:value-type="float" office:value="2014" calcext:value-type="float">
            <text:p>2014</text:p>
          </table:table-cell>
          <table:table-cell table:style-name="ce390" table:content-validation-name="val5" office:value-type="string" calcext:value-type="string">
            <text:p>MULTIPLE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Tennis</text:p>
          </table:table-cell>
          <table:table-cell table:style-name="ce478" table:content-validation-name="val9"/>
          <table:table-cell table:style-name="ce525" table:content-validation-name="val10" office:value-type="string" calcext:value-type="string">
            <text:p><text:a xlink:href="https://myanimelist.net/anime/21185/Baby_Steps?q=baby" xlink:type="simple">https://myanimelist.net/anime/21185/Baby_Steps?q=baby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4">
          <table:table-cell table:style-name="ce20" office:value-type="string" calcext:value-type="string">
            <text:p>When Supernatural Battles Became Commonplace</text:p>
          </table:table-cell>
          <table:table-cell table:style-name="ce63" office:value-type="string" calcext:value-type="string">
            <text:p>Inou-Battle wa Nichijou-kei no Naka de</text:p>
          </table:table-cell>
          <table:table-cell table:style-name="ce81" office:value-type="float" office:value="14" calcext:value-type="float">
            <text:p>14</text:p>
          </table:table-cell>
          <table:table-cell table:style-name="ce172" office:value-type="string" calcext:value-type="string">
            <text:p>COM</text:p>
          </table:table-cell>
          <table:table-cell table:style-name="ce90"/>
          <table:table-cell table:style-name="ce77"/>
          <table:table-cell table:style-name="ce77" office:value-type="string" calcext:value-type="string">
            <text:p>C+</text:p>
          </table:table-cell>
          <table:table-cell table:style-name="ce230"/>
          <table:table-cell table:style-name="ce261" table:content-validation-name="val1" office:value-type="string" calcext:value-type="string">
            <text:p>Trigger</text:p>
          </table:table-cell>
          <table:table-cell table:style-name="ce290" table:content-validation-name="val3"/>
          <table:table-cell table:style-name="ce325" table:content-validation-name="val4" office:value-type="float" office:value="2014" calcext:value-type="float">
            <text:p>2014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lice of Life</text:p>
          </table:table-cell>
          <table:table-cell table:style-name="ce439" table:content-validation-name="val8" office:value-type="string" calcext:value-type="string">
            <text:p>School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25159/Inou-Battle_wa_Nichijou-kei_no_Naka_de?q=when%20super" xlink:type="simple">https://myanimelist.net/anime/25159/Inou-Battle_wa_Nichijou-kei_no_Naka_de?q=when super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0" office:value-type="string" calcext:value-type="string">
            <text:p>You Lie in April</text:p>
          </table:table-cell>
          <table:table-cell table:style-name="ce20"/>
          <table:table-cell table:style-name="ce81" office:value-type="float" office:value="1" calcext:value-type="float">
            <text:p>1</text:p>
          </table:table-cell>
          <table:table-cell table:style-name="ce173" office:value-type="string" calcext:value-type="string">
            <text:p>COM</text:p>
          </table:table-cell>
          <table:table-cell table:style-name="ce197"/>
          <table:table-cell table:style-name="ce210" table:number-columns-repeated="2"/>
          <table:table-cell table:style-name="ce243"/>
          <table:table-cell table:style-name="ce276" table:content-validation-name="val1" office:value-type="string" calcext:value-type="string">
            <text:p>A1-Pics</text:p>
          </table:table-cell>
          <table:table-cell table:style-name="ce306" table:content-validation-name="val3" office:value-type="string" calcext:value-type="string">
            <text:p>Aniplex </text:p>
          </table:table-cell>
          <table:table-cell table:style-name="ce332" table:content-validation-name="val4" office:value-type="float" office:value="2014" calcext:value-type="float">
            <text:p>2014</text:p>
          </table:table-cell>
          <table:table-cell table:style-name="ce411" table:content-validation-name="val5" office:value-type="string" calcext:value-type="string">
            <text:p>Fall</text:p>
          </table:table-cell>
          <table:table-cell table:style-name="ce430" table:content-validation-name="val7" office:value-type="string" calcext:value-type="string">
            <text:p>Tragedy</text:p>
          </table:table-cell>
          <table:table-cell table:style-name="ce455" table:content-validation-name="val8" office:value-type="string" calcext:value-type="string">
            <text:p>Music</text:p>
          </table:table-cell>
          <table:table-cell table:style-name="ce506" table:content-validation-name="val9" office:value-type="string" calcext:value-type="string">
            <text:p>Manga</text:p>
          </table:table-cell>
          <table:table-cell table:style-name="ce537" table:content-validation-name="val10" office:value-type="string" calcext:value-type="string">
            <text:p><text:a xlink:href="https://myanimelist.net/anime/23273/Shigatsu_wa_Kimi_no_Uso?q=You%20Lie%20in%20April" xlink:type="simple">https://myanimelist.net/anime/23273/Shigatsu_wa_Kimi_no_Uso?q=You Lie in April</text:a></text:p>
          </table:table-cell>
          <table:table-cell table:style-name="ce77"/>
          <table:table-cell table:style-name="ce562"/>
          <table:table-cell table:style-name="ce210" table:number-columns-repeated="2"/>
          <table:table-cell table:style-name="ce243"/>
          <table:table-cell table:style-name="ce562"/>
          <table:table-cell table:style-name="ce243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lood Lad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 office:value-type="string" calcext:value-type="string">
            <text:p>Brain's Base </text:p>
          </table:table-cell>
          <table:table-cell table:style-name="ce291" table:content-validation-name="val3"/>
          <table:table-cell table:style-name="ce325" table:content-validation-name="val4" office:value-type="float" office:value="2013" calcext:value-type="float">
            <text:p>2013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 office:value-type="string" calcext:value-type="string">
            <text:p><text:a xlink:href="https://myanimelist.net/anime/11633/Blood_Lad?q=blood" xlink:type="simple">https://myanimelist.net/anime/11633/Blood_Lad?q=blood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44" office:value-type="string" calcext:value-type="string">
            <text:p>The Devil Is A Part Timer!</text:p>
          </table:table-cell>
          <table:table-cell table:style-name="ce44"/>
          <table:table-cell table:style-name="ce94" office:value-type="float" office:value="14" calcext:value-type="float">
            <text:p>14</text:p>
          </table:table-cell>
          <table:table-cell table:style-name="ce174" office:value-type="string" calcext:value-type="string">
            <text:p>COM</text:p>
          </table:table-cell>
          <table:table-cell table:style-name="ce198"/>
          <table:table-cell table:style-name="ce94" table:number-columns-repeated="2"/>
          <table:table-cell table:style-name="ce245" office:value-type="float" office:value="2015" calcext:value-type="float">
            <text:p>2015</text:p>
          </table:table-cell>
          <table:table-cell table:style-name="ce277" table:content-validation-name="val1" office:value-type="string" calcext:value-type="string">
            <text:p>White Fox </text:p>
          </table:table-cell>
          <table:table-cell table:style-name="ce314" table:content-validation-name="val3" office:value-type="string" calcext:value-type="string">
            <text:p>Sotsu </text:p>
          </table:table-cell>
          <table:table-cell table:style-name="ce342" table:content-validation-name="val4" office:value-type="float" office:value="2013" calcext:value-type="float">
            <text:p>2013</text:p>
          </table:table-cell>
          <table:table-cell table:style-name="ce416" table:content-validation-name="val5" office:value-type="string" calcext:value-type="string">
            <text:p>Spring</text:p>
          </table:table-cell>
          <table:table-cell table:style-name="ce432" table:content-validation-name="val7" office:value-type="string" calcext:value-type="string">
            <text:p>Comedy</text:p>
          </table:table-cell>
          <table:table-cell table:style-name="ce458" table:content-validation-name="val8"/>
          <table:table-cell table:style-name="ce507" table:content-validation-name="val9" office:value-type="string" calcext:value-type="string">
            <text:p>Light Novel</text:p>
          </table:table-cell>
          <table:table-cell table:style-name="ce538" table:content-validation-name="val10" office:value-type="string" calcext:value-type="string">
            <text:p><text:a xlink:href="https://myanimelist.net/anime/15809/Hataraku_Maou-sama" xlink:type="simple">https://myanimelist.net/anime/15809/Hataraku_Maou-sama</text:a></text:p>
          </table:table-cell>
          <table:table-cell table:style-name="ce94"/>
          <table:table-cell table:style-name="ce174" office:value-type="string" calcext:value-type="string">
            <text:p>COM</text:p>
          </table:table-cell>
          <table:table-cell table:style-name="ce569"/>
          <table:table-cell table:style-name="ce585" office:value-type="boolean" office:boolean-value="2" calcext:value-type="boolean">
            <text:p>TRUE</text:p>
          </table:table-cell>
          <table:table-cell table:style-name="ce245"/>
          <table:table-cell table:style-name="ce174"/>
          <table:table-cell table:style-name="ce245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oriko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148" calcext:value-type="float">
            <text:p>148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Toei Animation </text:p>
          </table:table-cell>
          <table:table-cell table:style-name="ce290" table:content-validation-name="val3" office:value-type="string" calcext:value-type="string">
            <text:p>Fuji TV </text:p>
          </table:table-cell>
          <table:table-cell table:style-name="ce325" table:content-validation-name="val4" office:value-type="float" office:value="2013" calcext:value-type="float">
            <text:p>2013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Food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0033/Toriko?q=Toriko" xlink:type="simple">https://myanimelist.net/anime/10033/Toriko?q=Toriko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ttack On Titan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 office:value-type="string" calcext:value-type="string">
            <text:p>MULTIPLE</text:p>
          </table:table-cell>
          <table:table-cell table:style-name="ce266" table:content-validation-name="val1" office:value-type="string" calcext:value-type="string">
            <text:p>Studio Wit</text:p>
          </table:table-cell>
          <table:table-cell table:style-name="ce291" table:content-validation-name="val3"/>
          <table:table-cell table:style-name="ce325" table:content-validation-name="val4" office:value-type="float" office:value="2013" calcext:value-type="float">
            <text:p>2013</text:p>
          </table:table-cell>
          <table:table-cell table:style-name="ce390" table:content-validation-name="val5" office:value-type="string" calcext:value-type="string">
            <text:p>MULTIPLE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Posr Apocalptic</text:p>
          </table:table-cell>
          <table:table-cell table:style-name="ce478" table:content-validation-name="val9"/>
          <table:table-cell table:style-name="ce525" table:content-validation-name="val10" office:value-type="string" calcext:value-type="string">
            <text:p><text:a xlink:href="https://myanimelist.net/anime/16498/Shingeki_no_Kyojin" xlink:type="simple">https://myanimelist.net/anime/16498/Shingeki_no_Kyojin</text:a></text:p>
          </table:table-cell>
          <table:table-cell table:style-name="ce77"/>
          <table:table-cell table:style-name="ce113" office:value-type="string" calcext:value-type="string">
            <text:p>S3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 office:value-type="string" calcext:value-type="string">
            <text:p>COM</text:p>
          </table:table-cell>
          <table:table-cell table:style-name="ce230" office:value-type="string" calcext:value-type="string">
            <text:p>COM</text:p>
          </table:table-cell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text:p>Kill La Kill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Trigger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3" calcext:value-type="float">
            <text:p>2013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 Power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18679/Kill_la_Kill?q=Kill%20La%20Kill" xlink:type="simple">https://myanimelist.net/anime/18679/Kill_la_Kill?q=Kill La Kill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 office:value-type="string" calcext:value-type="string">
            <text:p>all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Log Horizon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77" office:value-type="string" calcext:value-type="string">
            <text:p>COM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3" calcext:value-type="float">
            <text:p>2013</text:p>
          </table:table-cell>
          <table:table-cell table:style-name="ce261" table:content-validation-name="val1" office:value-type="string" calcext:value-type="string">
            <text:p>Satelight </text:p>
          </table:table-cell>
          <table:table-cell table:style-name="ce290" table:content-validation-name="val3" office:value-type="string" calcext:value-type="string">
            <text:p>NHK </text:p>
          </table:table-cell>
          <table:table-cell table:style-name="ce325" table:content-validation-name="val4" office:value-type="float" office:value="2013" calcext:value-type="float">
            <text:p>2013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Novel</text:p>
          </table:table-cell>
          <table:table-cell table:style-name="ce523" table:content-validation-name="val10" office:value-type="string" calcext:value-type="string">
            <text:p><text:a xlink:href="https://myanimelist.net/anime/17265/Log_Horizon?q=Log%20Horizon" xlink:type="simple">https://myanimelist.net/anime/17265/Log_Horizon?q=Log Horizon</text:a></text:p>
          </table:table-cell>
          <table:table-cell table:style-name="ce77"/>
          <table:table-cell table:style-name="ce113" office:value-type="float" office:value="1" calcext:value-type="float">
            <text:p>1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 office:value-type="string" calcext:value-type="string">
            <text:p>all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nother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1"/>
          <table:table-cell table:style-name="ce266" table:content-validation-name="val1" office:value-type="string" calcext:value-type="string">
            <text:p>P.A. Works</text:p>
          </table:table-cell>
          <table:table-cell table:style-name="ce291" table:content-validation-name="val3"/>
          <table:table-cell table:style-name="ce325" table:content-validation-name="val4" office:value-type="float" office:value="2012" calcext:value-type="float">
            <text:p>2012</text:p>
          </table:table-cell>
          <table:table-cell table:style-name="ce390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Horror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 office:value-type="string" calcext:value-type="string">
            <text:p><text:a xlink:href="https://myanimelist.net/anime/11111/Another" xlink:type="simple">https://myanimelist.net/anime/11111/Another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akkou Gurashi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2" calcext:value-type="float">
            <text:p>2012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 office:value-type="float" office:value="2012" calcext:value-type="float">
            <text:p>2012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Kuroko's Basketball 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string" calcext:value-type="string">
            <text:p>MULTIPLE</text:p>
          </table:table-cell>
          <table:table-cell table:style-name="ce261" table:content-validation-name="val1" office:value-type="string" calcext:value-type="string">
            <text:p>Production I.G </text:p>
          </table:table-cell>
          <table:table-cell table:style-name="ce290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2012" calcext:value-type="float">
            <text:p>2012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1771/Kuroko_no_Basket?q=kuro" xlink:type="simple">https://myanimelist.net/anime/11771/Kuroko_no_Basket?q=kuro</text:a></text:p>
          </table:table-cell>
          <table:table-cell table:style-name="ce77"/>
          <table:table-cell table:style-name="ce113" office:value-type="string" calcext:value-type="string">
            <text:p>1-OP2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 office:value-type="string" calcext:value-type="string">
            <text:p>all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word Art Online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-</text:p>
          </table:table-cell>
          <table:table-cell table:style-name="ce230"/>
          <table:table-cell table:style-name="ce261" table:content-validation-name="val1" office:value-type="string" calcext:value-type="string">
            <text:p>A1-Pics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12" calcext:value-type="float">
            <text:p>2012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 office:value-type="string" calcext:value-type="string">
            <text:p>Light Novel</text:p>
          </table:table-cell>
          <table:table-cell table:style-name="ce539" table:content-validation-name="val10" office:value-type="string" calcext:value-type="string">
            <text:p><text:a xlink:href="https://myanimelist.net/anime/11757/Sword_Art_Online?q=Sword%20Art%20Online" xlink:type="simple">https://myanimelist.net/anime/11757/Sword_Art_Online?q=Sword Art Online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ode Breaker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189"/>
          <table:table-cell table:style-name="ce77" table:number-columns-repeated="2"/>
          <table:table-cell table:style-name="ce230"/>
          <table:table-cell table:style-name="ce266" table:content-validation-name="val1" office:value-type="string" calcext:value-type="string">
            <text:p>Kinema Citrus </text:p>
          </table:table-cell>
          <table:table-cell table:style-name="ce291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2012" calcext:value-type="float">
            <text:p>2012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11703/Code_Breaker" xlink:type="simple">https://myanimelist.net/anime/11703/Code_Breaker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irls Und Panzar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206" table:number-columns-repeated="2"/>
          <table:table-cell table:style-name="ce230"/>
          <table:table-cell table:style-name="ce266" table:content-validation-name="val1" office:value-type="string" calcext:value-type="string">
            <text:p>Actas </text:p>
          </table:table-cell>
          <table:table-cell table:style-name="ce291" table:content-validation-name="val3"/>
          <table:table-cell table:style-name="ce325" table:content-validation-name="val4" office:value-type="float" office:value="2012" calcext:value-type="float">
            <text:p>2012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21" table:content-validation-name="val7" office:value-type="string" calcext:value-type="string">
            <text:p>Military</text:p>
          </table:table-cell>
          <table:table-cell table:style-name="ce441" table:content-validation-name="val8" office:value-type="string" calcext:value-type="string">
            <text:p>Loli</text:p>
          </table:table-cell>
          <table:table-cell table:style-name="ce480" table:content-validation-name="val9" office:value-type="string" calcext:value-type="string">
            <text:p>Original</text:p>
          </table:table-cell>
          <table:table-cell table:style-name="ce527" table:content-validation-name="val10" office:value-type="string" calcext:value-type="string">
            <text:p><text:a xlink:href="https://myanimelist.net/anime/14131/Girls___Panzer?q=girls%20und" xlink:type="simple">https://myanimelist.net/anime/14131/Girls___Panzer?q=girls und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Osomatsu-san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14" calcext:value-type="float">
            <text:p>14</text:p>
          </table:table-cell>
          <table:table-cell table:style-name="ce90"/>
          <table:table-cell table:style-name="ce77"/>
          <table:table-cell table:style-name="ce77" office:value-type="string" calcext:value-type="string">
            <text:p>B+</text:p>
          </table:table-cell>
          <table:table-cell table:style-name="ce230"/>
          <table:table-cell table:style-name="ce261" table:content-validation-name="val1" office:value-type="string" calcext:value-type="string">
            <text:p>Studio Pierrot 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12" calcext:value-type="float">
            <text:p>2012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Comedy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31174/Osomatsu-san?q=Osomatsu-san" xlink:type="simple">https://myanimelist.net/anime/31174/Osomatsu-san?q=Osomatsu-san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eadman Wonderland</text:p>
          </table:table-cell>
          <table:table-cell table:style-name="ce5"/>
          <table:table-cell table:style-name="ce77" office:value-type="float" office:value="13" calcext:value-type="float">
            <text:p>13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Manglobe </text:p>
          </table:table-cell>
          <table:table-cell table:style-name="ce291" table:content-validation-name="val3" office:value-type="string" calcext:value-type="string">
            <text:p>Kadokawa Shoten </text:p>
          </table:table-cell>
          <table:table-cell table:style-name="ce325" table:content-validation-name="val4" office:value-type="float" office:value="2011" calcext:value-type="float">
            <text:p>2011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Deathmatch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6880/Deadman_Wonderland?q=Deadman%20Wonderland" xlink:type="simple">https://myanimelist.net/anime/6880/Deadman_Wonderland?q=Deadman Wonderland</text:a></text:p>
          </table:table-cell>
          <table:table-cell table:style-name="ce77"/>
          <table:table-cell table:style-name="ce113" office:value-type="string" calcext:value-type="string">
            <text:p>OP1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 office:value-type="string" calcext:value-type="string">
            <text:p>ED1</text:p>
          </table:table-cell>
          <table:table-cell table:style-name="ce113" office:value-type="string" calcext:value-type="string">
            <text:p>COM</text:p>
          </table:table-cell>
          <table:table-cell table:style-name="ce230" office:value-type="string" calcext:value-type="string">
            <text:p>COM</text:p>
          </table:table-cell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Fate Zero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+</text:p>
          </table:table-cell>
          <table:table-cell table:style-name="ce230" office:value-type="float" office:value="2016" calcext:value-type="float">
            <text:p>2016</text:p>
          </table:table-cell>
          <table:table-cell table:style-name="ce266" table:content-validation-name="val1" office:value-type="string" calcext:value-type="string">
            <text:p>Ufotable</text:p>
          </table:table-cell>
          <table:table-cell table:style-name="ce291" table:content-validation-name="val3"/>
          <table:table-cell table:style-name="ce325" table:content-validation-name="val4" office:value-type="float" office:value="2011" calcext:value-type="float">
            <text:p>2011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uilty Crown</text:p>
          </table:table-cell>
          <table:table-cell table:style-name="ce5"/>
          <table:table-cell table:style-name="ce77" office:value-type="float" office:value="11" calcext:value-type="float">
            <text:p>11</text:p>
          </table:table-cell>
          <table:table-cell table:style-name="ce113" office:value-type="string" calcext:value-type="string">
            <text:p>COM</text:p>
          </table:table-cell>
          <table:table-cell table:style-name="ce90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266" table:content-validation-name="val1" office:value-type="string" calcext:value-type="string">
            <text:p>Production I.G </text:p>
          </table:table-cell>
          <table:table-cell table:style-name="ce291" table:content-validation-name="val3"/>
          <table:table-cell table:style-name="ce331" table:content-validation-name="val4" office:value-type="float" office:value="2011" calcext:value-type="float">
            <text:p>2011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uperpower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OVA</text:p>
          </table:table-cell>
          <table:table-cell table:style-name="ce525" table:content-validation-name="val10" office:value-type="string" calcext:value-type="string">
            <text:p><text:a xlink:href="https://myanimelist.net/anime/10793/Guilty_Crown?q=Guilty%20Crown" xlink:type="simple">https://myanimelist.net/anime/10793/Guilty_Crown?q=Guilty Crown</text:a></text:p>
          </table:table-cell>
          <table:table-cell table:style-name="ce77" office:value-type="string" calcext:value-type="string">
            <text:p>COM</text:p>
          </table:table-cell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 office:value-type="string" calcext:value-type="string">
            <text:p>COM</text:p>
          </table:table-cell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unter X Hunter 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152" calcext:value-type="float">
            <text:p>152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/>
          <table:table-cell table:style-name="ce325" table:content-validation-name="val4" office:value-type="float" office:value="2011" calcext:value-type="float">
            <text:p>2011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1061/Hunter_x_Hunter_2011?q=Hunter%20X%20Hunter%20" xlink:type="simple">https://myanimelist.net/anime/11061/Hunter_x_Hunter_2011?q=Hunter X Hunter </text:a></text:p>
          </table:table-cell>
          <table:table-cell table:style-name="ce77"/>
          <table:table-cell table:style-name="ce113" office:value-type="string" calcext:value-type="string">
            <text:p>OP(1) ED(1-2)</text:p>
          </table:table-cell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irai Nikki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Asread</text:p>
          </table:table-cell>
          <table:table-cell table:style-name="ce290" table:content-validation-name="val3" office:value-type="string" calcext:value-type="string">
            <text:p>Lantis </text:p>
          </table:table-cell>
          <table:table-cell table:style-name="ce325" table:content-validation-name="val4" office:value-type="float" office:value="2011" calcext:value-type="float">
            <text:p>2011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Psychologinal</text:p>
          </table:table-cell>
          <table:table-cell table:style-name="ce439" table:content-validation-name="val8" office:value-type="string" calcext:value-type="string">
            <text:p>Deathmatch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0620/Mirai_Nikki?q=Mirai%20Nikki" xlink:type="simple">https://myanimelist.net/anime/10620/Mirai_Nikki?q=Mirai Nikki</text:a></text:p>
          </table:table-cell>
          <table:table-cell table:style-name="ce77"/>
          <table:table-cell table:style-name="ce113" office:value-type="string" calcext:value-type="string">
            <text:p>OP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 office:value-type="string" calcext:value-type="string">
            <text:p>all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ragonball Z Kai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75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Toei Animation </text:p>
          </table:table-cell>
          <table:table-cell table:style-name="ce291" table:content-validation-name="val3"/>
          <table:table-cell table:style-name="ce325" table:content-validation-name="val4" office:value-type="float" office:value="2009" calcext:value-type="float">
            <text:p>2009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6033/Dragon_Ball_Kai?q=Dragonball%20Z%20Kai" xlink:type="simple">https://myanimelist.net/anime/6033/Dragon_Ball_Kai?q=Dragonball Z Kai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Eden Of The East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Production I.G </text:p>
          </table:table-cell>
          <table:table-cell table:style-name="ce291" table:content-validation-name="val3" office:value-type="string" calcext:value-type="string">
            <text:p>Dentsu </text:p>
          </table:table-cell>
          <table:table-cell table:style-name="ce325" table:content-validation-name="val4" office:value-type="float" office:value="2009" calcext:value-type="float">
            <text:p>2009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Mystery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7" table:content-validation-name="val10" office:value-type="string" calcext:value-type="string">
            <text:p><text:a xlink:href="https://myanimelist.net/anime/5630/Higashi_no_Eden?q=Eden%20Of%20The%20East" xlink:type="simple">https://myanimelist.net/anime/5630/Higashi_no_Eden?q=Eden Of The East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Fullmetal Alchemist: Brotherhood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Bones </text:p>
          </table:table-cell>
          <table:table-cell table:style-name="ce291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09" calcext:value-type="float">
            <text:p>2009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Classic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5114/Fullmetal_Alchemist__Brotherhood" xlink:type="simple">https://myanimelist.net/anime/5114/Fullmetal_Alchemist__Brotherhood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Phantom Requiem For The Phantom 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Bee Train </text:p>
          </table:table-cell>
          <table:table-cell table:style-name="ce290" table:content-validation-name="val3" office:value-type="string" calcext:value-type="string">
            <text:p>Genco </text:p>
          </table:table-cell>
          <table:table-cell table:style-name="ce325" table:content-validation-name="val4" office:value-type="float" office:value="2009" calcext:value-type="float">
            <text:p>2009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Triller</text:p>
          </table:table-cell>
          <table:table-cell table:style-name="ce439" table:content-validation-name="val8" office:value-type="string" calcext:value-type="string">
            <text:p>Drama</text:p>
          </table:table-cell>
          <table:table-cell table:style-name="ce478" table:content-validation-name="val9" office:value-type="string" calcext:value-type="string">
            <text:p>Visual Novel</text:p>
          </table:table-cell>
          <table:table-cell table:style-name="ce523" table:content-validation-name="val10" office:value-type="string" calcext:value-type="string">
            <text:p><text:a xlink:href="https://myanimelist.net/anime/5682/Phantom__Requiem_for_the_Phantom?q=Phantom%20Requiem%20For%20The%20Phantom%20" xlink:type="simple">https://myanimelist.net/anime/5682/Phantom__Requiem_for_the_Phantom?q=Phantom Requiem For The Phantom 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oul Eater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Bones 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08" calcext:value-type="float">
            <text:p>2008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3588/Soul_Eater?q=soul%20ea" xlink:type="simple">https://myanimelist.net/anime/3588/Soul_Eater?q=soul ea</text:a></text:p>
          </table:table-cell>
          <table:table-cell table:style-name="ce77"/>
          <table:table-cell table:style-name="ce113" office:value-type="string" calcext:value-type="string">
            <text:p>OP(1,2)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 office:value-type="string" calcext:value-type="string">
            <text:p>ED(1,2)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text:p>Kara No Kyoukai</text:p>
          </table:table-cell>
          <table:table-cell table:style-name="ce64" office:value-type="string" calcext:value-type="string">
            <text:p>Garden of Sinners</text:p>
          </table:table-cell>
          <table:table-cell table:style-name="ce77" office:value-type="float" office:value="3" calcext:value-type="float">
            <text:p>3</text:p>
          </table:table-cell>
          <table:table-cell table:style-name="ce113" office:value-type="float" office:value="7" calcext:value-type="float">
            <text:p>7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Ufotable</text:p>
          </table:table-cell>
          <table:table-cell table:style-name="ce290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07" calcext:value-type="float">
            <text:p>2007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Supernatural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2593/Kara_no_Kyoukai_1__Fukan_Fuukei?q=gard" xlink:type="simple">https://myanimelist.net/anime/2593/Kara_no_Kyoukai_1__Fukan_Fuukei?q=gard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 office:value-type="string" calcext:value-type="string">
            <text:p>COM</text:p>
          </table:table-cell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aruto Shippudin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Studio Pierrot 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07" calcext:value-type="float">
            <text:p>2007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 office:value-type="string" calcext:value-type="string">
            <text:p>Shounen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735/Naruto__Shippuuden?q=Naruto%20Shippudin" xlink:type="simple">https://myanimelist.net/anime/1735/Naruto__Shippuuden?q=Naruto Shippudin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okyo Majin Gakuen Kenpuchou </text:p>
          </table:table-cell>
          <table:table-cell table:style-name="ce5"/>
          <table:table-cell table:style-name="ce77" office:value-type="float" office:value="4" calcext:value-type="float">
            <text:p>4</text:p>
          </table:table-cell>
          <table:table-cell table:style-name="ce113" office:value-type="float" office:value="1" calcext:value-type="float">
            <text:p>1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AIC Spirits </text:p>
          </table:table-cell>
          <table:table-cell table:style-name="ce290" table:content-validation-name="val3" office:value-type="string" calcext:value-type="string">
            <text:p>ADV Films </text:p>
          </table:table-cell>
          <table:table-cell table:style-name="ce325" table:content-validation-name="val4" office:value-type="float" office:value="2007" calcext:value-type="float">
            <text:p>2007</text:p>
          </table:table-cell>
          <table:table-cell table:style-name="ce401" table:content-validation-name="val5" office:value-type="string" calcext:value-type="string">
            <text:p>Winter</text:p>
          </table:table-cell>
          <table:table-cell table:style-name="ce419" table:content-validation-name="val7"/>
          <table:table-cell table:style-name="ce439" table:content-validation-name="val8"/>
          <table:table-cell table:style-name="ce478" table:content-validation-name="val9" office:value-type="string" calcext:value-type="string">
            <text:p>Game</text:p>
          </table:table-cell>
          <table:table-cell table:style-name="ce523" table:content-validation-name="val10" office:value-type="string" calcext:value-type="string">
            <text:p><text:a xlink:href="https://myanimelist.net/anime/1860/Tokyo_Majin_Gakuen_Kenpucho__Tou?q=Tokyo%20Majin%20Gakuen%20Kenpuchou%20" xlink:type="simple">https://myanimelist.net/anime/1860/Tokyo_Majin_Gakuen_Kenpucho__Tou?q=Tokyo Majin Gakuen Kenpuchou 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chool Day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TNK </text:p>
          </table:table-cell>
          <table:table-cell table:style-name="ce290" table:content-validation-name="val3" office:value-type="string" calcext:value-type="string">
            <text:p>Avex Entertainment </text:p>
          </table:table-cell>
          <table:table-cell table:style-name="ce325" table:content-validation-name="val4" office:value-type="float" office:value="2007" calcext:value-type="float">
            <text:p>200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Harem</text:p>
          </table:table-cell>
          <table:table-cell table:style-name="ce439" table:content-validation-name="val8" office:value-type="string" calcext:value-type="string">
            <text:p>Psychological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2476/School_Days?q=School%20Days" xlink:type="simple">https://myanimelist.net/anime/2476/School_Days?q=School Days</text:a></text:p>
          </table:table-cell>
          <table:table-cell table:style-name="ce203"/>
          <table:table-cell table:style-name="ce56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igurui</text:p>
          </table:table-cell>
          <table:table-cell table:style-name="ce5"/>
          <table:table-cell table:style-name="ce77" office:value-type="float" office:value="3" calcext:value-type="float">
            <text:p>3</text:p>
          </table:table-cell>
          <table:table-cell table:style-name="ce113" office:value-type="float" office:value="3" calcext:value-type="float">
            <text:p>3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 office:value-type="string" calcext:value-type="string">
            <text:p>Geneon Universal Entertainment</text:p>
          </table:table-cell>
          <table:table-cell table:style-name="ce325" table:content-validation-name="val4" office:value-type="float" office:value="2007" calcext:value-type="float">
            <text:p>2007</text:p>
          </table:table-cell>
          <table:table-cell table:style-name="ce401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Samurai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216/Shigurui?q=Shigurui" xlink:type="simple">https://myanimelist.net/anime/2216/Shigurui?q=Shigurui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laymor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189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A-</text:p>
          </table:table-cell>
          <table:table-cell table:style-name="ce230"/>
          <table:table-cell table:style-name="ce266" table:content-validation-name="val1" office:value-type="string" calcext:value-type="string">
            <text:p>Madhouse</text:p>
          </table:table-cell>
          <table:table-cell table:style-name="ce291" table:content-validation-name="val3" office:value-type="string" calcext:value-type="string">
            <text:p>VAP </text:p>
          </table:table-cell>
          <table:table-cell table:style-name="ce325" table:content-validation-name="val4" office:value-type="float" office:value="2007" calcext:value-type="float">
            <text:p>2007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Thriller</text:p>
          </table:table-cell>
          <table:table-cell table:style-name="ce439" table:content-validation-name="val8" office:value-type="string" calcext:value-type="string">
            <text:p>Supernatura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1818/Claymore?q=clay" xlink:type="simple">https://myanimelist.net/anime/1818/Claymore?q=clay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arker Than Black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267" table:content-validation-name="val1" office:value-type="string" calcext:value-type="string">
            <text:p>Bones </text:p>
          </table:table-cell>
          <table:table-cell table:style-name="ce292" table:content-validation-name="val3" office:value-type="string" calcext:value-type="string">
            <text:p>Aniplex </text:p>
          </table:table-cell>
          <table:table-cell table:style-name="ce327" table:content-validation-name="val4" office:value-type="float" office:value="2007" calcext:value-type="float">
            <text:p>2007</text:p>
          </table:table-cell>
          <table:table-cell table:style-name="ce397" table:content-validation-name="val5" office:value-type="string" calcext:value-type="string">
            <text:p>Spring</text:p>
          </table:table-cell>
          <table:table-cell table:style-name="ce420" table:content-validation-name="val7" office:value-type="string" calcext:value-type="string">
            <text:p>Action</text:p>
          </table:table-cell>
          <table:table-cell table:style-name="ce440" table:content-validation-name="val8" office:value-type="string" calcext:value-type="string">
            <text:p>Superpowers</text:p>
          </table:table-cell>
          <table:table-cell table:style-name="ce479" table:content-validation-name="val9" office:value-type="string" calcext:value-type="string">
            <text:p>Original</text:p>
          </table:table-cell>
          <table:table-cell table:style-name="ce526" table:content-validation-name="val10" office:value-type="string" calcext:value-type="string">
            <text:p><text:a xlink:href="https://myanimelist.net/anime/2025/Darker_than_Black__Kuro_no_Keiyakusha?q=Darker%20Than%20Black" xlink:type="simple">https://myanimelist.net/anime/2025/Darker_than_Black__Kuro_no_Keiyakusha?q=Darker Than Black</text:a></text:p>
          </table:table-cell>
          <table:table-cell table:style-name="ce77"/>
          <table:table-cell table:style-name="ce113" office:value-type="string" calcext:value-type="string">
            <text:p>1-2</text:p>
          </table:table-cell>
          <table:table-cell table:style-name="ce77" office:value-type="float" office:value="3" calcext:value-type="float">
            <text:p>3</text:p>
          </table:table-cell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45" office:value-type="string" calcext:value-type="string">
            <text:p>The World God Only Knows</text:p>
          </table:table-cell>
          <table:table-cell table:style-name="ce45"/>
          <table:table-cell table:style-name="ce95" office:value-type="float" office:value="3" calcext:value-type="float">
            <text:p>3</text:p>
          </table:table-cell>
          <table:table-cell table:style-name="ce176" office:value-type="string" calcext:value-type="string">
            <text:p>OVA </text:p>
          </table:table-cell>
          <table:table-cell table:style-name="ce199"/>
          <table:table-cell table:style-name="ce95" table:number-columns-repeated="2"/>
          <table:table-cell table:style-name="ce246"/>
          <table:table-cell table:style-name="ce278" table:content-validation-name="val1" office:value-type="string" calcext:value-type="string">
            <text:p>Manglobe </text:p>
          </table:table-cell>
          <table:table-cell table:style-name="ce315" table:content-validation-name="val3" office:value-type="string" calcext:value-type="string">
            <text:p>Geneon Universal Entertainment</text:p>
          </table:table-cell>
          <table:table-cell table:style-name="ce373" table:content-validation-name="val4" office:value-type="float" office:value="2007" calcext:value-type="float">
            <text:p>2007</text:p>
          </table:table-cell>
          <table:table-cell table:style-name="ce417" table:content-validation-name="val5" office:value-type="string" calcext:value-type="string">
            <text:p>Fall</text:p>
          </table:table-cell>
          <table:table-cell table:style-name="ce433" table:content-validation-name="val7" office:value-type="string" calcext:value-type="string">
            <text:p>Harem</text:p>
          </table:table-cell>
          <table:table-cell table:style-name="ce459" table:content-validation-name="val8"/>
          <table:table-cell table:style-name="ce512" table:content-validation-name="val9" office:value-type="string" calcext:value-type="string">
            <text:p>Manga</text:p>
          </table:table-cell>
          <table:table-cell table:style-name="ce541" table:content-validation-name="val10" office:value-type="string" calcext:value-type="string">
            <text:p><text:a xlink:href="https://myanimelist.net/anime/8525/Kami_nomi_zo_Shiru_Sekai?q=The%20World%20God%20Only%20Knows" xlink:type="simple">https://myanimelist.net/anime/8525/Kami_nomi_zo_Shiru_Sekai?q=The World God Only Knows</text:a></text:p>
          </table:table-cell>
          <table:table-cell table:style-name="ce95"/>
          <table:table-cell table:style-name="ce176"/>
          <table:table-cell table:style-name="ce95" table:number-columns-repeated="2"/>
          <table:table-cell table:style-name="ce246"/>
          <table:table-cell table:style-name="ce176"/>
          <table:table-cell table:style-name="ce246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Oban Star Racers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</text:p>
          </table:table-cell>
          <table:table-cell table:style-name="ce230"/>
          <table:table-cell table:style-name="ce261" table:content-validation-name="val1" office:value-type="string" calcext:value-type="string">
            <text:p>Hal Film Maker </text:p>
          </table:table-cell>
          <table:table-cell table:style-name="ce290" table:content-validation-name="val3" office:value-type="string" calcext:value-type="string">
            <text:p>Sav! The World Productions </text:p>
          </table:table-cell>
          <table:table-cell table:style-name="ce325" table:content-validation-name="val4" office:value-type="float" office:value="2006" calcext:value-type="float">
            <text:p>2006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Mystery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8" table:content-validation-name="val10" office:value-type="string" calcext:value-type="string">
            <text:p><text:a xlink:href="https://myanimelist.net/anime/1212/Oban_Star-Racers?q=Oban%20Star%20Racers" xlink:type="simple">https://myanimelist.net/anime/1212/Oban_Star-Racers?q=Oban Star Racers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47" office:value-type="string" calcext:value-type="string">
            <office:annotation draw:style-name="gr1" draw:text-style-name="P2" svg:width="28.99mm" svg:height="9.91mm" svg:x="67.34mm" svg:y="798.13mm" draw:caption-point-x="-6.1mm" draw:caption-point-y="15.03mm">
              <dc:date>2020-04-04T00:00:00</dc:date>
              <text:p text:style-name="P1"><text:span text:style-name="T1">Don't watch infinite 8 arc</text:span></text:p>
            </office:annotation>
            <text:p>The Melancholy of Haruhi Suzumiya</text:p>
          </table:table-cell>
          <table:table-cell table:style-name="ce67"/>
          <table:table-cell table:style-name="ce96" office:value-type="float" office:value="14" calcext:value-type="float">
            <text:p>14</text:p>
          </table:table-cell>
          <table:table-cell table:style-name="ce177" office:value-type="float" office:value="1" calcext:value-type="float">
            <text:p>1</text:p>
          </table:table-cell>
          <table:table-cell table:style-name="ce201" office:value-type="string" calcext:value-type="string">
            <text:p>COM</text:p>
          </table:table-cell>
          <table:table-cell table:style-name="ce211" office:value-type="string" calcext:value-type="string">
            <text:p>720p</text:p>
          </table:table-cell>
          <table:table-cell table:style-name="ce226" office:value-type="string" calcext:value-type="string">
            <text:p>B</text:p>
          </table:table-cell>
          <table:table-cell table:style-name="ce247" office:value-type="float" office:value="2017" calcext:value-type="float">
            <text:p>2017</text:p>
          </table:table-cell>
          <table:table-cell table:style-name="ce279" office:value-type="string" calcext:value-type="string">
            <text:p>Kyoto Ani.</text:p>
          </table:table-cell>
          <table:table-cell table:style-name="ce316" table:content-validation-name="val3" office:value-type="string" calcext:value-type="string">
            <text:p>Funimation </text:p>
          </table:table-cell>
          <table:table-cell table:style-name="ce383" office:value-type="float" office:value="2006" calcext:value-type="float">
            <text:p>2006</text:p>
          </table:table-cell>
          <table:table-cell table:style-name="ce418" office:value-type="string" calcext:value-type="string">
            <text:p>Spring</text:p>
          </table:table-cell>
          <table:table-cell table:style-name="ce436" table:content-validation-name="val7" office:value-type="string" calcext:value-type="string">
            <text:p>Thriller</text:p>
          </table:table-cell>
          <table:table-cell table:style-name="ce466" table:content-validation-name="val8" office:value-type="string" calcext:value-type="string">
            <text:p>Slice of Life</text:p>
          </table:table-cell>
          <table:table-cell table:style-name="ce517" table:content-validation-name="val9" office:value-type="string" calcext:value-type="string">
            <text:p>Light Novel</text:p>
          </table:table-cell>
          <table:table-cell table:style-name="ce542" office:value-type="string" calcext:value-type="string">
            <text:p><text:a xlink:href="https://myanimelist.net/anime/849/Suzumiya_Haruhi_no_Yuuutsu?q=The%20Melancholy%20of%20Haruhi%20Suzumiya" xlink:type="simple">https://myanimelist.net/anime/849/Suzumiya_Haruhi_no_Yuuutsu?q=The Melancholy of Haruhi Suzumiya</text:a></text:p>
          </table:table-cell>
          <table:table-cell table:style-name="ce555"/>
          <table:table-cell table:style-name="ce564" office:value-type="string" calcext:value-type="string">
            <text:p>COM</text:p>
          </table:table-cell>
          <table:table-cell table:style-name="ce570"/>
          <table:table-cell table:style-name="ce586" office:value-type="boolean" office:boolean-value="true" calcext:value-type="boolean">
            <text:p>TRUE</text:p>
          </table:table-cell>
          <table:table-cell table:style-name="ce591"/>
          <table:table-cell table:style-name="ce600"/>
          <table:table-cell table:style-name="ce603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ode Geas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 office:value-type="string" calcext:value-type="string">
            <text:p>Sunrise</text:p>
          </table:table-cell>
          <table:table-cell table:style-name="ce291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2006" calcext:value-type="float">
            <text:p>2006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5" table:content-validation-name="val10" office:value-type="string" calcext:value-type="string">
            <text:p><text:a xlink:href="https://myanimelist.net/anime/1575/Code_Geass__Hangyaku_no_Lelouch?q=code%20gea" xlink:type="simple">https://myanimelist.net/anime/1575/Code_Geass__Hangyaku_no_Lelouch?q=code gea</text:a></text:p>
          </table:table-cell>
          <table:table-cell table:style-name="ce77"/>
          <table:table-cell table:style-name="ce113" office:value-type="string" calcext:value-type="string">
            <text:p>OP(1-4)</text:p>
          </table:table-cell>
          <table:table-cell table:style-name="ce77" office:value-type="string" calcext:value-type="string">
            <text:p>OP(5)</text:p>
          </table:table-cell>
          <table:table-cell table:style-name="ce573" office:value-type="boolean" office:boolean-value="false" calcext:value-type="boolean">
            <text:p>FALSE</text:p>
          </table:table-cell>
          <table:table-cell table:style-name="ce230" office:value-type="string" calcext:value-type="string">
            <text:p>ED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eath Note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movie 2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A</text:p>
          </table:table-cell>
          <table:table-cell table:style-name="ce230"/>
          <table:table-cell table:style-name="ce266" table:content-validation-name="val1" office:value-type="string" calcext:value-type="string">
            <text:p>Madhouse</text:p>
          </table:table-cell>
          <table:table-cell table:style-name="ce291" table:content-validation-name="val3" office:value-type="string" calcext:value-type="string">
            <text:p>VAP </text:p>
          </table:table-cell>
          <table:table-cell table:style-name="ce325" table:content-validation-name="val4" office:value-type="float" office:value="2006" calcext:value-type="float">
            <text:p>2006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Thriller</text:p>
          </table:table-cell>
          <table:table-cell table:style-name="ce439" table:content-validation-name="val8" office:value-type="string" calcext:value-type="string">
            <text:p>War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1535/Death_Note" xlink:type="simple">https://myanimelist.net/anime/1535/Death_Note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 office:value-type="string" calcext:value-type="string">
            <text:p>COM</text:p>
          </table:table-cell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text:p>Kateikyou Hitman Reborn </text:p>
          </table:table-cell>
          <table:table-cell table:style-name="ce5"/>
          <table:table-cell table:style-name="ce77" office:value-type="float" office:value="13" calcext:value-type="float">
            <text:p>13</text:p>
          </table:table-cell>
          <table:table-cell table:style-name="ce113" office:value-type="string" calcext:value-type="string">
            <text:p>COM</text:p>
          </table:table-cell>
          <table:table-cell table:style-name="ce90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Artland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06" calcext:value-type="float">
            <text:p>2006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uper Power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604/Katekyo_Hitman_Reborn?q=Kateikyou%20Hitman%20Reborn%20" xlink:type="simple">https://myanimelist.net/anime/1604/Katekyo_Hitman_Reborn?q=Kateikyou Hitman Reborn </text:a></text:p>
          </table:table-cell>
          <table:table-cell table:style-name="ce77" office:value-type="string" calcext:value-type="string">
            <text:p>COM</text:p>
          </table:table-cell>
          <table:table-cell table:style-name="ce113" office:value-type="float" office:value="1" calcext:value-type="float">
            <text:p>1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 office:value-type="string" calcext:value-type="string">
            <text:p>all</text:p>
          </table:table-cell>
          <table:table-cell table:style-name="ce113" office:value-type="string" calcext:value-type="string">
            <text:p>COM</text:p>
          </table:table-cell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Elfen Lied 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 office:value-type="string" calcext:value-type="string">
            <text:p>Arms </text:p>
          </table:table-cell>
          <table:table-cell table:style-name="ce291" table:content-validation-name="val3" office:value-type="string" calcext:value-type="string">
            <text:p>VAP </text:p>
          </table:table-cell>
          <table:table-cell table:style-name="ce325" table:content-validation-name="val4" office:value-type="float" office:value="2004" calcext:value-type="float">
            <text:p>2004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Psychologica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7" table:content-validation-name="val10" office:value-type="string" calcext:value-type="string">
            <text:p><text:a xlink:href="https://myanimelist.net/anime/226/Elfen_Lied?q=Elfen%20Lied%20" xlink:type="simple">https://myanimelist.net/anime/226/Elfen_Lied?q=Elfen Lied 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onster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78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 office:value-type="string" calcext:value-type="string">
            <text:p>VAP </text:p>
          </table:table-cell>
          <table:table-cell table:style-name="ce325" table:content-validation-name="val4" office:value-type="float" office:value="2004" calcext:value-type="float">
            <text:p>2004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Psychologinal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19/Monster?q=Monster" xlink:type="simple">https://myanimelist.net/anime/19/Monster?q=Monster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amurai Champloo</text:p>
          </table:table-cell>
          <table:table-cell table:style-name="ce5"/>
          <table:table-cell table:style-name="ce77" office:value-type="float" office:value="3" calcext:value-type="float">
            <text:p>3</text:p>
          </table:table-cell>
          <table:table-cell table:style-name="ce113" office:value-type="float" office:value="19" calcext:value-type="float">
            <text:p>19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Manglobe </text:p>
          </table:table-cell>
          <table:table-cell table:style-name="ce290" table:content-validation-name="val3" office:value-type="string" calcext:value-type="string">
            <text:p>Victor Entertainment </text:p>
          </table:table-cell>
          <table:table-cell table:style-name="ce325" table:content-validation-name="val4" office:value-type="float" office:value="2004" calcext:value-type="float">
            <text:p>2004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Samurai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205/Samurai_Champloo?q=Samurai%20Champloo" xlink:type="simple">https://myanimelist.net/anime/205/Samurai_Champloo?q=Samurai Champloo</text:a></text:p>
          </table:table-cell>
          <table:table-cell table:style-name="ce203"/>
          <table:table-cell table:style-name="ce113"/>
          <table:table-cell table:style-name="ce203"/>
          <table:table-cell table:style-name="ce571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crapped Princes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 office:value-type="float" office:value="2015" calcext:value-type="float">
            <text:p>2015</text:p>
          </table:table-cell>
          <table:table-cell table:style-name="ce261" table:content-validation-name="val1" office:value-type="string" calcext:value-type="string">
            <text:p>Bones </text:p>
          </table:table-cell>
          <table:table-cell table:style-name="ce290" table:content-validation-name="val3" office:value-type="string" calcext:value-type="string">
            <text:p>Kadokawa Shoten </text:p>
          </table:table-cell>
          <table:table-cell table:style-name="ce325" table:content-validation-name="val4" office:value-type="float" office:value="2003" calcext:value-type="float">
            <text:p>2003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Light Novel</text:p>
          </table:table-cell>
          <table:table-cell table:style-name="ce523" table:content-validation-name="val10" office:value-type="string" calcext:value-type="string">
            <text:p><text:a xlink:href="https://myanimelist.net/anime/167/Scrapped_Princess?q=Scrapped%20Princess" xlink:type="simple">https://myanimelist.net/anime/167/Scrapped_Princess?q=Scrapped Princess</text:a></text:p>
          </table:table-cell>
          <table:table-cell table:style-name="ce203"/>
          <table:table-cell table:style-name="ce56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onic X</text:p>
          </table:table-cell>
          <table:table-cell table:style-name="ce5"/>
          <table:table-cell table:style-name="ce77" office:value-type="float" office:value="4" calcext:value-type="float">
            <text:p>4</text:p>
          </table:table-cell>
          <table:table-cell table:style-name="ce113" office:value-type="float" office:value="4" calcext:value-type="float">
            <text:p>4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TMS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03" calcext:value-type="float">
            <text:p>2003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Game</text:p>
          </table:table-cell>
          <table:table-cell table:style-name="ce523" table:content-validation-name="val10" office:value-type="string" calcext:value-type="string">
            <text:p><text:a xlink:href="https://myanimelist.net/anime/1816/Sonic_X?q=Sonic%20X" xlink:type="simple">https://myanimelist.net/anime/1816/Sonic_X?q=Sonic X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Fullmetal Alchemist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Bones </text:p>
          </table:table-cell>
          <table:table-cell table:style-name="ce291" table:content-validation-name="val3" office:value-type="string" calcext:value-type="string">
            <text:p>Aniplex </text:p>
          </table:table-cell>
          <table:table-cell table:style-name="ce325" table:content-validation-name="val4" office:value-type="float" office:value="2003" calcext:value-type="float">
            <text:p>2003</text:p>
          </table:table-cell>
          <table:table-cell table:style-name="ce390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Classic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121/Fullmetal_Alchemist" xlink:type="simple">https://myanimelist.net/anime/121/Fullmetal_Alchemist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aruto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Studio Pierrot 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2002" calcext:value-type="float">
            <text:p>2002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hounen</text:p>
          </table:table-cell>
          <table:table-cell table:style-name="ce439" table:content-validation-name="val8"/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0/Naruto?q=Naruto" xlink:type="simple">https://myanimelist.net/anime/20/Naruto?q=Naruto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host In The Shell</text:p>
          </table:table-cell>
          <table:table-cell table:style-name="ce5"/>
          <table:table-cell table:style-name="ce77" office:value-type="float" office:value="3" calcext:value-type="float">
            <text:p>3</text:p>
          </table:table-cell>
          <table:table-cell table:style-name="ce113"/>
          <table:table-cell table:style-name="ce203"/>
          <table:table-cell table:style-name="ce77" table:number-columns-repeated="2"/>
          <table:table-cell table:style-name="ce230"/>
          <table:table-cell table:style-name="ce266" table:content-validation-name="val1" office:value-type="string" calcext:value-type="string">
            <text:p>Production I.G </text:p>
          </table:table-cell>
          <table:table-cell table:style-name="ce291" table:content-validation-name="val3"/>
          <table:table-cell table:style-name="ce325" table:content-validation-name="val4" office:value-type="float" office:value="2002" calcext:value-type="float">
            <text:p>2002</text:p>
          </table:table-cell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igimon Tamer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189"/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/>
          <table:table-cell table:style-name="ce266" table:content-validation-name="val1" office:value-type="string" calcext:value-type="string">
            <text:p>Toei Animation </text:p>
          </table:table-cell>
          <table:table-cell table:style-name="ce291" table:content-validation-name="val3" office:value-type="string" calcext:value-type="string">
            <text:p>Yomiko Advertising</text:p>
          </table:table-cell>
          <table:table-cell table:style-name="ce325" table:content-validation-name="val4" office:value-type="float" office:value="2001" calcext:value-type="float">
            <text:p>2001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5" table:content-validation-name="val10" office:value-type="string" calcext:value-type="string">
            <text:p><text:a xlink:href="https://myanimelist.net/anime/874/Digimon_Tamers?q=Digimon%20Adventure%20tamers" xlink:type="simple">https://myanimelist.net/anime/874/Digimon_Tamers?q=Digimon Adventure tamers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Inuyasha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10" calcext:value-type="float">
            <text:p>10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Sunrise</text:p>
          </table:table-cell>
          <table:table-cell table:style-name="ce290" table:content-validation-name="val3" office:value-type="string" calcext:value-type="string">
            <text:p>Yomiuri Telecasting</text:p>
          </table:table-cell>
          <table:table-cell table:style-name="ce325" table:content-validation-name="val4" office:value-type="float" office:value="2000" calcext:value-type="float">
            <text:p>2000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upernatural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49/InuYasha?q=Inuyasha" xlink:type="simple">https://myanimelist.net/anime/249/InuYasha?q=Inuyasha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reat Teahcer Onisuka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206" table:number-columns-repeated="2"/>
          <table:table-cell table:style-name="ce230"/>
          <table:table-cell table:style-name="ce266" table:content-validation-name="val1" office:value-type="string" calcext:value-type="string">
            <text:p>Studio Pierrot </text:p>
          </table:table-cell>
          <table:table-cell table:style-name="ce291" table:content-validation-name="val3"/>
          <table:table-cell table:style-name="ce325" table:content-validation-name="val4" office:value-type="float" office:value="1999" calcext:value-type="float">
            <text:p>1999</text:p>
          </table:table-cell>
          <table:table-cell table:style-name="ce390" table:content-validation-name="val5" office:value-type="string" calcext:value-type="string">
            <text:p>Summer</text:p>
          </table:table-cell>
          <table:table-cell table:style-name="ce421" table:content-validation-name="val7" office:value-type="string" calcext:value-type="string">
            <text:p>Comedy</text:p>
          </table:table-cell>
          <table:table-cell table:style-name="ce441" table:content-validation-name="val8"/>
          <table:table-cell table:style-name="ce480" table:content-validation-name="val9" office:value-type="string" calcext:value-type="string">
            <text:p>Manga</text:p>
          </table:table-cell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office:annotation draw:style-name="gr3" draw:text-style-name="P2" svg:width="28.99mm" svg:height="5.96mm" svg:x="67.34mm" svg:y="867.13mm" draw:caption-point-x="-6.1mm" draw:caption-point-y="14.82mm">
              <dc:date>2019-07-15T00:00:00</dc:date>
              <text:p text:style-name="P1"><text:span text:style-name="T1">Last Dub 469</text:span></text:p>
            </office:annotation>
            <text:p>One Piece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574" calcext:value-type="float">
            <text:p>574</text:p>
          </table:table-cell>
          <table:table-cell table:style-name="ce90"/>
          <table:table-cell table:style-name="ce77" table:number-columns-repeated="2"/>
          <table:table-cell table:style-name="ce230" office:value-type="string" calcext:value-type="string">
            <text:p>MULTIPLE</text:p>
          </table:table-cell>
          <table:table-cell table:style-name="ce261" table:content-validation-name="val1" office:value-type="string" calcext:value-type="string">
            <text:p>Toei Animation </text:p>
          </table:table-cell>
          <table:table-cell table:style-name="ce290" table:content-validation-name="val3" office:value-type="string" calcext:value-type="string">
            <text:p>Fuji TV </text:p>
          </table:table-cell>
          <table:table-cell table:style-name="ce325" table:content-validation-name="val4" office:value-type="float" office:value="1999" calcext:value-type="float">
            <text:p>1999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hounen</text:p>
          </table:table-cell>
          <table:table-cell table:style-name="ce439" table:content-validation-name="val8" office:value-type="string" calcext:value-type="string">
            <text:p>Adventure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1/One_Piece?q=One%20Piece" xlink:type="simple">https://myanimelist.net/anime/21/One_Piece?q=One Piece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owboy Bebop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 office:value-type="string" calcext:value-type="string">
            <text:p>Sunrise</text:p>
          </table:table-cell>
          <table:table-cell table:style-name="ce291" table:content-validation-name="val3" office:value-type="string" calcext:value-type="string">
            <text:p>Bandai Visual </text:p>
          </table:table-cell>
          <table:table-cell table:style-name="ce325" table:content-validation-name="val4" office:value-type="float" office:value="1998" calcext:value-type="float">
            <text:p>1998</text:p>
          </table:table-cell>
          <table:table-cell table:style-name="ce390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Space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5" table:content-validation-name="val10" office:value-type="string" calcext:value-type="string">
            <text:p><text:a xlink:href="https://myanimelist.net/anime/1/Cowboy_Bebop?q=Cowboy%20Bebop" xlink:type="simple">https://myanimelist.net/anime/1/Cowboy_Bebop?q=Cowboy Bebop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Trigun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Madhouse</text:p>
          </table:table-cell>
          <table:table-cell table:style-name="ce290" table:content-validation-name="val3" office:value-type="string" calcext:value-type="string">
            <text:p>Victor Entertainment </text:p>
          </table:table-cell>
          <table:table-cell table:style-name="ce325" table:content-validation-name="val4" office:value-type="float" office:value="1998" calcext:value-type="float">
            <text:p>1998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Classic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6/Trigun?q=Trigun" xlink:type="simple">https://myanimelist.net/anime/6/Trigun?q=Trigun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203"/>
          <table:table-cell table:style-name="ce571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obile Suit Gundam - Wing</text:p>
          </table:table-cell>
          <table:table-cell table:style-name="ce5"/>
          <table:table-cell table:style-name="ce77" office:value-type="float" office:value="13" calcext:value-type="float">
            <text:p>13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Sunrise</text:p>
          </table:table-cell>
          <table:table-cell table:style-name="ce290" table:content-validation-name="val3" office:value-type="string" calcext:value-type="string">
            <text:p>TV Asahi </text:p>
          </table:table-cell>
          <table:table-cell table:style-name="ce325" table:content-validation-name="val4" office:value-type="float" office:value="1995" calcext:value-type="float">
            <text:p>1995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Mecha</text:p>
          </table:table-cell>
          <table:table-cell table:style-name="ce439" table:content-validation-name="val8" office:value-type="string" calcext:value-type="string">
            <text:p>Military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43" table:content-validation-name="val10" office:value-type="string" calcext:value-type="string">
            <text:p><text:a xlink:href="https://myanimelist.net/anime/90/Mobile_Suit_Gundam_Wing?q=Mobile%20Suit%20Gundam%20-%20Wing" xlink:type="simple">https://myanimelist.net/anime/90/Mobile_Suit_Gundam_Wing?q=Mobile Suit Gundam - Wing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 office:value-type="string" calcext:value-type="string">
            <text:p>COM</text:p>
          </table:table-cell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eon Genesis Evangelion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1.11" calcext:value-type="float">
            <text:p>1.11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 office:value-type="string" calcext:value-type="string">
            <text:p>Gainax </text:p>
          </table:table-cell>
          <table:table-cell table:style-name="ce290" table:content-validation-name="val3" office:value-type="string" calcext:value-type="string">
            <text:p>TV Tokyo </text:p>
          </table:table-cell>
          <table:table-cell table:style-name="ce325" table:content-validation-name="val4" office:value-type="float" office:value="1995" calcext:value-type="float">
            <text:p>1995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Mecha</text:p>
          </table:table-cell>
          <table:table-cell table:style-name="ce474" table:content-validation-name="val8" office:value-type="string" calcext:value-type="string">
            <text:p>PURE AWESOME</text:p>
          </table:table-cell>
          <table:table-cell table:style-name="ce478" table:content-validation-name="val9" office:value-type="string" calcext:value-type="string">
            <text:p>Original</text:p>
          </table:table-cell>
          <table:table-cell table:style-name="ce523" table:content-validation-name="val10" office:value-type="string" calcext:value-type="string">
            <text:p><text:a xlink:href="https://myanimelist.net/anime/30/Neon_Genesis_Evangelion?q=Neon%20Genesis%20Evangelion" xlink:type="simple">https://myanimelist.net/anime/30/Neon_Genesis_Evangelion?q=Neon Genesis Evangelion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lasm Dunk</text:p>
          </table:table-cell>
          <table:table-cell table:style-name="ce5"/>
          <table:table-cell table:style-name="ce77" office:value-type="float" office:value="4" calcext:value-type="float">
            <text:p>4</text:p>
          </table:table-cell>
          <table:table-cell table:style-name="ce113" office:value-type="float" office:value="20" calcext:value-type="float">
            <text:p>20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Toei Animation </text:p>
          </table:table-cell>
          <table:table-cell table:style-name="ce290" table:content-validation-name="val3" office:value-type="string" calcext:value-type="string">
            <text:p>TV Asahi </text:p>
          </table:table-cell>
          <table:table-cell table:style-name="ce325" table:content-validation-name="val4" office:value-type="float" office:value="1993" calcext:value-type="float">
            <text:p>1993</text:p>
          </table:table-cell>
          <table:table-cell table:style-name="ce401" table:content-validation-name="val5" office:value-type="string" calcext:value-type="string">
            <text:p>Fall</text:p>
          </table:table-cell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Basketball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44" table:content-validation-name="val10" office:value-type="string" calcext:value-type="string">
            <text:p><text:a xlink:href="https://myanimelist.net/anime/170/Slam_Dunk?q=slam" xlink:type="simple">https://myanimelist.net/anime/170/Slam_Dunk?q=slam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Ranma 1/2</text:p>
          </table:table-cell>
          <table:table-cell table:style-name="ce5"/>
          <table:table-cell table:style-name="ce77" office:value-type="float" office:value="3" calcext:value-type="float">
            <text:p>3</text:p>
          </table:table-cell>
          <table:table-cell table:style-name="ce113" office:value-type="float" office:value="7" calcext:value-type="float">
            <text:p>7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230"/>
          <table:table-cell table:style-name="ce261" table:content-validation-name="val1" office:value-type="string" calcext:value-type="string">
            <text:p>Studio Deen </text:p>
          </table:table-cell>
          <table:table-cell table:style-name="ce290" table:content-validation-name="val3" office:value-type="string" calcext:value-type="string">
            <text:p>Shogakukan Productions </text:p>
          </table:table-cell>
          <table:table-cell table:style-name="ce325" table:content-validation-name="val4" office:value-type="float" office:value="1989" calcext:value-type="float">
            <text:p>1989</text:p>
          </table:table-cell>
          <table:table-cell table:style-name="ce401" table:content-validation-name="val5" office:value-type="string" calcext:value-type="string">
            <text:p>Spring</text:p>
          </table:table-cell>
          <table:table-cell table:style-name="ce419" table:content-validation-name="val7" office:value-type="string" calcext:value-type="string">
            <text:p>Comedy</text:p>
          </table:table-cell>
          <table:table-cell table:style-name="ce439" table:content-validation-name="val8" office:value-type="string" calcext:value-type="string">
            <text:p>Shounen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3" table:content-validation-name="val10" office:value-type="string" calcext:value-type="string">
            <text:p><text:a xlink:href="https://myanimelist.net/anime/210/Ranma_½?q=Ranma%201%2F2" xlink:type="simple">https://myanimelist.net/anime/210/Ranma_½?q=Ranma 1%2F2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Legend of the Galactic Heroes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79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A+</text:p>
          </table:table-cell>
          <table:table-cell table:style-name="ce230" office:value-type="float" office:value="2019" calcext:value-type="float">
            <text:p>2019</text:p>
          </table:table-cell>
          <table:table-cell table:style-name="ce261" table:content-validation-name="val1" office:value-type="string" calcext:value-type="string">
            <text:p>Artland </text:p>
          </table:table-cell>
          <table:table-cell table:style-name="ce290" table:content-validation-name="val3" office:value-type="string" calcext:value-type="string">
            <text:p>Kitty Films </text:p>
          </table:table-cell>
          <table:table-cell table:style-name="ce325" table:content-validation-name="val4" office:value-type="float" office:value="1988" calcext:value-type="float">
            <text:p>1988</text:p>
          </table:table-cell>
          <table:table-cell table:style-name="ce401" table:content-validation-name="val5" office:value-type="string" calcext:value-type="string">
            <text:p>MULTIPLE</text:p>
          </table:table-cell>
          <table:table-cell table:style-name="ce419" table:content-validation-name="val7" office:value-type="string" calcext:value-type="string">
            <text:p>Sci Fi</text:p>
          </table:table-cell>
          <table:table-cell table:style-name="ce439" table:content-validation-name="val8" office:value-type="string" calcext:value-type="string">
            <text:p>Space Opera</text:p>
          </table:table-cell>
          <table:table-cell table:style-name="ce478" table:content-validation-name="val9" office:value-type="string" calcext:value-type="string">
            <text:p>Novel</text:p>
          </table:table-cell>
          <table:table-cell table:style-name="ce523" table:content-validation-name="val10" office:value-type="string" calcext:value-type="string">
            <text:p><text:a xlink:href="https://myanimelist.net/anime/820/Ginga_Eiyuu_Densetsu" xlink:type="simple">https://myanimelist.net/anime/820/Ginga_Eiyuu_Densetsu</text:a></text:p>
          </table:table-cell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okugeki no Souma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61" table:content-validation-name="val1" office:value-type="string" calcext:value-type="string">
            <text:p>J.C. Staff</text:p>
          </table:table-cell>
          <table:table-cell table:style-name="ce290" table:content-validation-name="val3"/>
          <table:table-cell table:style-name="ce325" table:content-validation-name="val4"/>
          <table:table-cell table:style-name="ce401" table:content-validation-name="val5" office:value-type="string" calcext:value-type="string">
            <text:p>MULTIPLE</text:p>
          </table:table-cell>
          <table:table-cell table:style-name="ce419" table:content-validation-name="val7" office:value-type="string" calcext:value-type="string">
            <text:p>Food Porn</text:p>
          </table:table-cell>
          <table:table-cell table:style-name="ce439" table:content-validation-name="val8"/>
          <table:table-cell table:style-name="ce478" table:content-validation-name="val9"/>
          <table:table-cell table:style-name="ce523" table:content-validation-name="val10" office:value-type="string" calcext:value-type="string">
            <text:p><text:a xlink:href="https://myanimelist.net/anime/28171/Shokugeki_no_Souma?q=sho" xlink:type="simple">https://myanimelist.net/anime/28171/Shokugeki_no_Souma?q=sho</text:a></text:p>
          </table:table-cell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 Certain Magical Index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720p</text:p>
          </table:table-cell>
          <table:table-cell table:style-name="ce77"/>
          <table:table-cell table:style-name="ce230" office:value-type="string" calcext:value-type="string">
            <text:p>MULTIPLE</text:p>
          </table:table-cell>
          <table:table-cell table:style-name="ce266" table:content-validation-name="val1" office:value-type="string" calcext:value-type="string">
            <text:p>J.C. Staff</text:p>
          </table:table-cell>
          <table:table-cell table:style-name="ce291" table:content-validation-name="val3" office:value-type="string" calcext:value-type="string">
            <text:p>Funimation </text:p>
          </table:table-cell>
          <table:table-cell table:style-name="ce325" table:content-validation-name="val4"/>
          <table:table-cell table:style-name="ce390" table:content-validation-name="val5"/>
          <table:table-cell table:style-name="ce419" table:content-validation-name="val7" office:value-type="string" calcext:value-type="string">
            <text:p>Action</text:p>
          </table:table-cell>
          <table:table-cell table:style-name="ce439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4654/Toaru_Majutsu_no_Index?q=a%20certa" xlink:type="simple">https://myanimelist.net/anime/4654/Toaru_Majutsu_no_Index?q=a certa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 Certain Scientific Railgun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string" calcext:value-type="string">
            <text:p>MULTIPLE</text:p>
          </table:table-cell>
          <table:table-cell table:style-name="ce266" table:content-validation-name="val1" office:value-type="string" calcext:value-type="string">
            <text:p>J.C. Staff</text:p>
          </table:table-cell>
          <table:table-cell table:style-name="ce291" table:content-validation-name="val3" office:value-type="string" calcext:value-type="string">
            <text:p>Funimation </text:p>
          </table:table-cell>
          <table:table-cell table:style-name="ce325" table:content-validation-name="val4"/>
          <table:table-cell table:style-name="ce390" table:content-validation-name="val5"/>
          <table:table-cell table:style-name="ce419" table:content-validation-name="val7" office:value-type="string" calcext:value-type="string">
            <text:p>Action</text:p>
          </table:table-cell>
          <table:table-cell table:style-name="ce475" table:content-validation-name="val8" office:value-type="string" calcext:value-type="string">
            <text:p>Superpowers</text:p>
          </table:table-cell>
          <table:table-cell table:style-name="ce478" table:content-validation-name="val9" office:value-type="string" calcext:value-type="string">
            <text:p>Manga</text:p>
          </table:table-cell>
          <table:table-cell table:style-name="ce525" table:content-validation-name="val10" office:value-type="string" calcext:value-type="string">
            <text:p><text:a xlink:href="https://myanimelist.net/anime/6213/Toaru_Kagaku_no_Railgun?q=a%20certa" xlink:type="simple">https://myanimelist.net/anime/6213/Toaru_Kagaku_no_Railgun?q=a certa</text:a></text:p>
          </table:table-cell>
          <table:table-cell table:style-name="ce77"/>
          <table:table-cell table:style-name="ce113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ccell World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 office:value-type="string" calcext:value-type="string">
            <text:p>Adventure</text:p>
          </table:table-cell>
          <table:table-cell table:style-name="ce439" table:content-validation-name="val8" office:value-type="string" calcext:value-type="string">
            <text:p>Isekai</text:p>
          </table:table-cell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ce Of Diamond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33" calcext:value-type="float">
            <text:p>33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1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 office:value-type="string" calcext:value-type="string">
            <text:p>Sports</text:p>
          </table:table-cell>
          <table:table-cell table:style-name="ce439" table:content-validation-name="val8" office:value-type="string" calcext:value-type="string">
            <text:p>Baseball</text:p>
          </table:table-cell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fro Samurai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224"/>
          <table:table-cell table:style-name="ce231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24" table:content-validation-name="val7" office:value-type="string" calcext:value-type="string">
            <text:p>Adventure</text:p>
          </table:table-cell>
          <table:table-cell table:style-name="ce444" table:content-validation-name="val8" office:value-type="string" calcext:value-type="string">
            <text:p>Samurai</text:p>
          </table:table-cell>
          <table:table-cell table:style-name="ce49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kagami No Shirayukihime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13" calcext:value-type="float">
            <text:p>13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1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kanesasu Shoujo 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</text:p>
          </table:table-cell>
          <table:table-cell table:style-name="ce231" office:value-type="float" office:value="2018" calcext:value-type="float">
            <text:p>2018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katsuki No Yona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/>
          <table:table-cell table:style-name="ce224"/>
          <table:table-cell table:style-name="ce231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24" table:content-validation-name="val7" office:value-type="string" calcext:value-type="string">
            <text:p>Fantasy</text:p>
          </table:table-cell>
          <table:table-cell table:style-name="ce444" table:content-validation-name="val8" office:value-type="string" calcext:value-type="string">
            <text:p>War</text:p>
          </table:table-cell>
          <table:table-cell table:style-name="ce49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false" calcext:value-type="boolean">
            <text:p>FALSE</text:p>
          </table:table-cell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Angel Beats</text:p>
          </table:table-cell>
          <table:table-cell table:style-name="ce5"/>
          <table:table-cell table:style-name="ce77" office:value-type="float" office:value="11" calcext:value-type="float">
            <text:p>11</text:p>
          </table:table-cell>
          <table:table-cell table:style-name="ce113" office:value-type="string" calcext:value-type="string">
            <text:p>COM</text:p>
          </table:table-cell>
          <table:table-cell table:style-name="ce90" office:value-type="string" calcext:value-type="string">
            <text:p>COM</text:p>
          </table:table-cell>
          <table:table-cell table:style-name="ce77" office:value-type="string" calcext:value-type="string">
            <text:p>1080p</text:p>
          </table:table-cell>
          <table:table-cell table:style-name="ce77"/>
          <table:table-cell table:style-name="ce231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 office:value-type="string" calcext:value-type="string">
            <text:p>Drama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 office:value-type="string" calcext:value-type="string">
            <text:p>COM</text:p>
          </table:table-cell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 office:value-type="string" calcext:value-type="string">
            <text:p>COM</text:p>
          </table:table-cell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akuman</text:p>
          </table:table-cell>
          <table:table-cell table:style-name="ce5"/>
          <table:table-cell table:style-name="ce77" office:value-type="float" office:value="12" calcext:value-type="float">
            <text:p>12</text:p>
          </table:table-cell>
          <table:table-cell table:style-name="ce113" office:value-type="string" calcext:value-type="string">
            <text:p>COM</text:p>
          </table:table-cell>
          <table:table-cell table:style-name="ce90" office:value-type="string" calcext:value-type="string">
            <text:p>COM</text:p>
          </table:table-cell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 office:value-type="string" calcext:value-type="string">
            <text:p>COM</text:p>
          </table:table-cell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erserk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Depends</text:p>
          </table:table-cell>
          <table:table-cell table:style-name="ce77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 office:value-type="string" calcext:value-type="string">
            <text:p>Fantasy</text:p>
          </table:table-cell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 office:value-type="string" calcext:value-type="string">
            <text:p>OP1</text:p>
          </table:table-cell>
          <table:table-cell table:style-name="ce573" office:value-type="boolean" office:boolean-value="true" calcext:value-type="boolean">
            <text:p>TRUE</text:p>
          </table:table-cell>
          <table:table-cell table:style-name="ce230" office:value-type="string" calcext:value-type="string">
            <text:p>ED1</text:p>
          </table:table-cell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3" office:value-type="string" calcext:value-type="string">
            <text:p>Black Bullet</text:p>
          </table:table-cell>
          <table:table-cell table:style-name="ce53"/>
          <table:table-cell table:style-name="ce103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204"/>
          <table:table-cell table:style-name="ce103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38" table:content-validation-name="val7"/>
          <table:table-cell table:style-name="ce476" table:content-validation-name="val8"/>
          <table:table-cell table:style-name="ce520" table:content-validation-name="val9"/>
          <table:table-cell table:style-name="ce525" table:content-validation-name="val10"/>
          <table:table-cell table:style-name="ce103"/>
          <table:table-cell table:style-name="ce565"/>
          <table:table-cell table:style-name="ce103" table:number-columns-repeated="2"/>
          <table:table-cell table:style-name="ce593"/>
          <table:table-cell table:style-name="ce565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3" office:value-type="string" calcext:value-type="string">
            <text:p>Black Lagoon</text:p>
          </table:table-cell>
          <table:table-cell table:style-name="ce53"/>
          <table:table-cell table:style-name="ce103" office:value-type="float" office:value="1" calcext:value-type="float">
            <text:p>1</text:p>
          </table:table-cell>
          <table:table-cell table:style-name="ce113" office:value-type="string" calcext:value-type="string">
            <text:p>COM</text:p>
          </table:table-cell>
          <table:table-cell table:style-name="ce204"/>
          <table:table-cell table:style-name="ce103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38" table:content-validation-name="val7"/>
          <table:table-cell table:style-name="ce476" table:content-validation-name="val8"/>
          <table:table-cell table:style-name="ce520" table:content-validation-name="val9"/>
          <table:table-cell table:style-name="ce525" table:content-validation-name="val10"/>
          <table:table-cell table:style-name="ce103"/>
          <table:table-cell table:style-name="ce565"/>
          <table:table-cell table:style-name="ce103" table:number-columns-repeated="2"/>
          <table:table-cell table:style-name="ce593"/>
          <table:table-cell table:style-name="ce565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leach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311" calcext:value-type="float">
            <text:p>311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Brave Beats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aptain Tsubasa</text:p>
          </table:table-cell>
          <table:table-cell table:style-name="ce5"/>
          <table:table-cell table:style-name="ce77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90"/>
          <table:table-cell table:style-name="ce77" table:number-columns-repeated="2"/>
          <table:table-cell table:style-name="ce231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Clannad</text:p>
          </table:table-cell>
          <table:table-cell table:style-name="ce5"/>
          <table:table-cell table:style-name="ce77" office:value-type="float" office:value="14" calcext:value-type="float">
            <text:p>14</text:p>
          </table:table-cell>
          <table:table-cell table:style-name="ce113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A-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 office:value-type="string" calcext:value-type="string">
            <text:p>COM</text:p>
          </table:table-cell>
          <table:table-cell table:style-name="ce77"/>
          <table:table-cell table:style-name="ce573" office:value-type="boolean" office:boolean-value="true" calcext:value-type="boolean">
            <text:p>TRUE</text:p>
          </table:table-cell>
          <table:table-cell table:style-name="ce230"/>
          <table:table-cell table:style-name="ce113"/>
          <table:table-cell table:style-name="ce230"/>
          <table:table-cell table:style-name="ce664"/>
          <table:table-cell table:style-name="ce32"/>
          <table:table-cell table:style-name="ce265" table:number-columns-repeated="4"/>
          <table:table-cell table:style-name="ce40" table:number-columns-repeated="993"/>
          <table:table-cell table:style-name="ce614" table:number-columns-repeated="2"/>
        </table:table-row>
        <table:table-row table:style-name="ro2">
          <table:table-cell table:style-name="ce5" office:value-type="string" calcext:value-type="string">
            <text:p>Comet Lucifer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Date A Live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style-name="ce40" table:number-columns-repeated="993"/>
          <table:table-cell table:style-name="ce614" table:number-columns-repeated="8"/>
        </table:table-row>
        <table:table-row table:style-name="ro2">
          <table:table-cell table:style-name="ce5" office:value-type="string" calcext:value-type="string">
            <text:p>Diabolik Lovers More, Blood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8" calcext:value-type="float">
            <text:p>8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Flip Flappers</text:p>
          </table:table-cell>
          <table:table-cell table:style-name="ce5"/>
          <table:table-cell table:style-name="ce77" office:value-type="float" office:value="5" calcext:value-type="float">
            <text:p>5</text:p>
          </table:table-cell>
          <table:table-cell table:style-name="ce113" office:value-type="float" office:value="3" calcext:value-type="float">
            <text:p>3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aro - The Crimson Moon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90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27" office:value-type="string" calcext:value-type="string">
            <text:p>Ga Rei Zero</text:p>
          </table:table-cell>
          <table:table-cell table:style-name="ce27"/>
          <table:table-cell table:style-name="ce86" office:value-type="float" office:value="13" calcext:value-type="float">
            <text:p>13</text:p>
          </table:table-cell>
          <table:table-cell table:style-name="ce151" office:value-type="string" calcext:value-type="string">
            <text:p>COM</text:p>
          </table:table-cell>
          <table:table-cell table:style-name="ce194"/>
          <table:table-cell table:style-name="ce86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25" table:content-validation-name="val7"/>
          <table:table-cell table:style-name="ce445" table:content-validation-name="val8"/>
          <table:table-cell table:style-name="ce499" table:content-validation-name="val9"/>
          <table:table-cell table:style-name="ce525" table:content-validation-name="val10"/>
          <table:table-cell table:style-name="ce86"/>
          <table:table-cell table:style-name="ce151" office:value-type="string" calcext:value-type="string">
            <text:p>ED1</text:p>
          </table:table-cell>
          <table:table-cell table:style-name="ce86" office:value-type="string" calcext:value-type="string">
            <text:p>OP1</text:p>
          </table:table-cell>
          <table:table-cell table:style-name="ce580" office:value-type="boolean" office:boolean-value="true" calcext:value-type="boolean">
            <text:p>TRUE</text:p>
          </table:table-cell>
          <table:table-cell table:style-name="ce590"/>
          <table:table-cell table:style-name="ce151" office:value-type="string" calcext:value-type="string">
            <text:p>COM</text:p>
          </table:table-cell>
          <table:table-cell table:style-name="ce590" office:value-type="string" calcext:value-type="string">
            <text:p>COM</text:p>
          </table:table-cell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Gintama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89"/>
          <table:table-cell table:style-name="ce77" table:number-columns-repeated="2"/>
          <table:table-cell table:style-name="ce230"/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Hellsing Ultimate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10" calcext:value-type="float">
            <text:p>10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 office:value-type="string" calcext:value-type="string">
            <text:p>B</text:p>
          </table:table-cell>
          <table:table-cell table:style-name="ce230" office:value-type="float" office:value="2015" calcext:value-type="float">
            <text:p>2015</text:p>
          </table:table-cell>
          <table:table-cell table:style-name="ce266" table:content-validation-name="val1"/>
          <table:table-cell table:style-name="ce291" table:content-validation-name="val3"/>
          <table:table-cell table:style-name="ce325" table:content-validation-name="val4"/>
          <table:table-cell table:style-name="ce390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5" table:content-validation-name="val10"/>
          <table:table-cell table:style-name="ce77"/>
          <table:table-cell table:style-name="ce113"/>
          <table:table-cell table:style-name="ce568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text:p>K </text:p>
          </table:table-cell>
          <table:table-cell table:style-name="ce5"/>
          <table:table-cell table:style-name="ce77" office:value-type="float" office:value="2" calcext:value-type="float">
            <text:p>2</text:p>
          </table:table-cell>
          <table:table-cell table:style-name="ce113" office:value-type="float" office:value="14" calcext:value-type="float">
            <text:p>14</text:p>
          </table:table-cell>
          <table:table-cell table:style-name="ce90"/>
          <table:table-cell table:style-name="ce77" office:value-type="string" calcext:value-type="string">
            <text:p>1080p</text:p>
          </table:table-cell>
          <table:table-cell table:style-name="ce77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10" office:value-type="string" calcext:value-type="string">
            <text:p>Kaze ga Tsuyoku Fuiteiru</text:p>
          </table:table-cell>
          <table:table-cell table:style-name="ce5"/>
          <table:table-cell table:style-name="ce77" office:value-type="float" office:value="1" calcext:value-type="float">
            <text:p>1</text:p>
          </table:table-cell>
          <table:table-cell table:style-name="ce180" office:value-type="string" calcext:value-type="string">
            <text:p>COM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B+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Mayoiga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netoge no yomi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 office:value-type="string" calcext:value-type="string">
            <text:p>Harem</text:p>
          </table:table-cell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/>
          <table:table-cell table:style-name="ce573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Pokemon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77" office:value-type="float" office:value="26" calcext:value-type="float">
            <text:p>26</text:p>
          </table:table-cell>
          <table:table-cell table:style-name="ce77" table:number-columns-repeated="2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5">
          <table:table-cell table:style-name="ce5" office:value-type="string" calcext:value-type="string">
            <text:p>Seisen Cerberus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203"/>
          <table:table-cell table:style-name="ce56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ingeki! Kyojin Chuugakkou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homin Sample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/>
          <table:table-cell table:style-name="ce77" table:number-columns-repeated="3"/>
          <table:table-cell table:style-name="ce230"/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2">
          <table:table-cell table:style-name="ce5" office:value-type="string" calcext:value-type="string">
            <text:p>SSSS Gridman</text:p>
          </table:table-cell>
          <table:table-cell table:style-name="ce5"/>
          <table:table-cell table:style-name="ce77" office:value-type="float" office:value="6" calcext:value-type="float">
            <text:p>6</text:p>
          </table:table-cell>
          <table:table-cell table:style-name="ce113" office:value-type="float" office:value="2" calcext:value-type="float">
            <text:p>2</text:p>
          </table:table-cell>
          <table:table-cell table:style-name="ce90"/>
          <table:table-cell table:style-name="ce77" office:value-type="string" calcext:value-type="string">
            <text:p>720p</text:p>
          </table:table-cell>
          <table:table-cell table:style-name="ce77" office:value-type="string" calcext:value-type="string">
            <text:p>C</text:p>
          </table:table-cell>
          <table:table-cell table:style-name="ce230" office:value-type="float" office:value="2018" calcext:value-type="float">
            <text:p>2018</text:p>
          </table:table-cell>
          <table:table-cell table:style-name="ce261" table:content-validation-name="val1"/>
          <table:table-cell table:style-name="ce290" table:content-validation-name="val3"/>
          <table:table-cell table:style-name="ce325" table:content-validation-name="val4"/>
          <table:table-cell table:style-name="ce401" table:content-validation-name="val5"/>
          <table:table-cell table:style-name="ce419" table:content-validation-name="val7"/>
          <table:table-cell table:style-name="ce439" table:content-validation-name="val8"/>
          <table:table-cell table:style-name="ce478" table:content-validation-name="val9"/>
          <table:table-cell table:style-name="ce523" table:content-validation-name="val10"/>
          <table:table-cell table:style-name="ce77"/>
          <table:table-cell table:style-name="ce113"/>
          <table:table-cell table:style-name="ce77" table:number-columns-repeated="2"/>
          <table:table-cell table:style-name="ce230"/>
          <table:table-cell table:style-name="ce113"/>
          <table:table-cell table:style-name="ce230"/>
          <table:table-cell table:number-columns-repeated="969"/>
          <table:table-cell table:style-name="ce614" table:number-columns-repeated="32"/>
        </table:table-row>
        <table:table-row table:style-name="ro1">
          <table:table-cell table:number-columns-repeated="1024"/>
        </table:table-row>
        <table:table-row table:style-name="ro1">
          <table:table-cell table:style-name="ce40" table:number-columns-repeated="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614" table:number-columns-repeated="2"/>
          <table:table-cell/>
          <table:table-cell table:style-name="ce614"/>
          <table:table-cell table:number-columns-repeated="7"/>
          <table:table-cell table:style-name="ce40"/>
          <table:table-cell table:number-columns-repeated="1012"/>
        </table:table-row>
        <table:table-row table:style-name="ro1" table:number-rows-repeated="3">
          <table:table-cell table:style-name="ce614" table:number-columns-repeated="2"/>
          <table:table-cell/>
          <table:table-cell table:style-name="ce614"/>
          <table:table-cell/>
          <table:table-cell table:style-name="ce216"/>
          <table:table-cell table:number-columns-repeated="5"/>
          <table:table-cell table:style-name="ce40"/>
          <table:table-cell table:number-columns-repeated="1012"/>
        </table:table-row>
        <table:table-row table:style-name="ro1">
          <table:table-cell table:style-name="ce614" table:number-columns-repeated="2"/>
          <table:table-cell/>
          <table:table-cell table:style-name="ce614" table:number-columns-repeated="2"/>
          <table:table-cell table:number-columns-repeated="1019"/>
        </table:table-row>
        <table:table-row table:style-name="ro1">
          <table:table-cell table:style-name="ce614" table:number-columns-repeated="4"/>
          <table:table-cell table:style-name="ce187"/>
          <table:table-cell table:number-columns-repeated="6"/>
          <table:table-cell table:style-name="ce40"/>
          <table:table-cell/>
          <table:table-cell table:style-name="ce614" table:number-columns-repeated="2"/>
          <table:table-cell table:number-columns-repeated="1009"/>
        </table:table-row>
        <table:table-row table:style-name="ro1">
          <table:table-cell table:style-name="ce614" table:number-columns-repeated="5"/>
          <table:table-cell table:style-name="ce217"/>
          <table:table-cell table:number-columns-repeated="5"/>
          <table:table-cell table:style-name="ce40"/>
          <table:table-cell/>
          <table:table-cell table:style-name="ce614" table:number-columns-repeated="2"/>
          <table:table-cell table:number-columns-repeated="1009"/>
        </table:table-row>
        <table:table-row table:style-name="ro1">
          <table:table-cell table:style-name="ce614" table:number-columns-repeated="4"/>
          <table:table-cell table:style-name="ce187"/>
          <table:table-cell table:style-name="ce218"/>
          <table:table-cell table:number-columns-repeated="5"/>
          <table:table-cell table:style-name="ce614"/>
          <table:table-cell table:number-columns-repeated="3"/>
          <table:table-cell table:style-name="ce611"/>
          <table:table-cell table:number-columns-repeated="1008"/>
        </table:table-row>
        <table:table-row table:style-name="ro1">
          <table:table-cell table:style-name="ce614"/>
          <table:table-cell table:number-columns-repeated="2"/>
          <table:table-cell table:style-name="ce614"/>
          <table:table-cell table:style-name="ce205"/>
          <table:table-cell table:style-name="ce219"/>
          <table:table-cell table:number-columns-repeated="5"/>
          <table:table-cell table:style-name="ce614"/>
          <table:table-cell table:number-columns-repeated="3"/>
          <table:table-cell table:style-name="ce611"/>
          <table:table-cell table:number-columns-repeated="1008"/>
        </table:table-row>
        <table:table-row table:style-name="ro1">
          <table:table-cell table:style-name="ce614"/>
          <table:table-cell table:number-columns-repeated="2"/>
          <table:table-cell table:style-name="ce614"/>
          <table:table-cell table:style-name="ce187"/>
          <table:table-cell table:number-columns-repeated="1019"/>
        </table:table-row>
        <table:table-row table:style-name="ro1" table:number-rows-repeated="3">
          <table:table-cell table:style-name="ce61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614"/>
          <table:table-cell table:number-columns-repeated="1023"/>
        </table:table-row>
        <table:table-row table:style-name="ro1" table:number-rows-repeated="4">
          <table:table-cell table:style-name="ce614" table:number-columns-repeated="3"/>
          <table:table-cell table:number-columns-repeated="1021"/>
        </table:table-row>
        <table:table-row table:style-name="ro1">
          <table:table-cell/>
          <table:table-cell table:style-name="ce614" table:number-columns-repeated="2"/>
          <table:table-cell table:number-columns-repeated="1021"/>
        </table:table-row>
        <table:table-row table:style-name="ro1" table:number-rows-repeated="8">
          <table:table-cell table:style-name="ce614" table:number-columns-repeated="7"/>
          <table:table-cell table:number-columns-repeated="5"/>
          <table:table-cell table:style-name="ce614"/>
          <table:table-cell table:number-columns-repeated="1011"/>
        </table:table-row>
        <table:table-row table:style-name="ro1" table:number-rows-repeated="5">
          <table:table-cell table:style-name="ce614"/>
          <table:table-cell table:number-columns-repeated="2"/>
          <table:table-cell table:style-name="ce614" table:number-columns-repeated="4"/>
          <table:table-cell table:number-columns-repeated="5"/>
          <table:table-cell table:style-name="ce614"/>
          <table:table-cell table:number-columns-repeated="1011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nime.B224:Anime.C228 Anime.A99:Anime.C99 Anime.A115:Anime.C115 Anime.B3:Anime.H5 Anime.A230:Anime.H230 Anime.A101:Anime.H107 Anime.E99:Anime.H99 Anime.A219:Anime.H223 Anime.E115:Anime.H115 Anime.Q219:Anime.W232 Anime.A116:Anime.H116 Anime.Q3:Anime.W16 Anime.B133:Anime.H138 Anime.A129:Anime.C132 Anime.F130:Anime.H132 Anime.B146:Anime.H152 Anime.A143:Anime.C145 Anime.E143:Anime.H145 Anime.B174:Anime.H176 Anime.B173:Anime.C173 Anime.E173:Anime.H173 Anime.E232:Anime.H232 Anime.A231:Anime.C232 Anime.E231:Anime.H231 Anime.E128:Anime.H129 Anime.A41:Anime.H41 Anime.A26:Anime.C26 Anime.E26:Anime.H26 Anime.A119:Anime.H119 Anime.A117:Anime.C118 Anime.E117:Anime.H118 Anime.A228:Anime.A229 Anime.E224:Anime.H229 Anime.C229:Anime.C229 Anime.A43:Anime.H69 Anime.A42:Anime.C42 Anime.G42:Anime.H42 Anime.E42:Anime.E42 Anime.B122:Anime.H123 Anime.A120:Anime.C120 Anime.E120:Anime.H120 Anime.A3:Anime.A5 Anime.B7:Anime.H25 Anime.C6:Anime.C6 Anime.E6:Anime.H6 Anime.A133:Anime.A141 Anime.A114:Anime.H114 Anime.A112:Anime.C113 Anime.E112:Anime.H113 Anime.A97:Anime.H98 Anime.A96:Anime.C96 Anime.E96:Anime.H96 Anime.A7:Anime.A16 Anime.A18:Anime.A25 Anime.Q171:Anime.W214 Anime.Q17:Anime.Q17 Anime.U17:Anime.W17 Anime.S17:Anime.S17 Anime.A174:Anime.A176 Anime.A178:Anime.H195 Anime.B177:Anime.C177 Anime.E177:Anime.H177 Anime.A100:Anime.A100 Anime.C100:Anime.H100 Anime.B125:Anime.H125 Anime.C124:Anime.H124 Anime.A214:Anime.C214 Anime.E214:Anime.H214 Anime.A109:Anime.H111 Anime.A108:Anime.C108 Anime.E108:Anime.H108 Anime.B127:Anime.H127 Anime.B126:Anime.C126 Anime.E126:Anime.H126 Anime.B128:Anime.C128 Anime.B121:Anime.C121 Anime.G121:Anime.H121 Anime.B140:Anime.H142 Anime.B139:Anime.C139 Anime.E139:Anime.H139 Anime.B154:Anime.H160 Anime.B153:Anime.C153 Anime.E153:Anime.H153 Anime.A196:Anime.H213 Anime.A27:Anime.H39 Anime.Q18:Anime.W39 Anime.A72:Anime.H95 Anime.A71:Anime.C71 Anime.E71:Anime.H71 Anime.B161:Anime.C161 Anime.F161:Anime.H161 Anime.A224:Anime.A226 Anime.B70:Anime.H70 Anime.B171:Anime.H172 Anime.A171:Anime.A172 Anime.Q41:Anime.W169 Anime.B162:Anime.H169 Anime.A146:Anime.A169 Anime.Q170:Anime.W170 Anime.A170:Anime.H170">
            <calcext:condition calcext:apply-style-name="Watched" calcext:value="formula-is([.$C3] = 1)" calcext:base-cell-address="Anime.A3"/>
            <calcext:condition calcext:apply-style-name="All" calcext:value="formula-is([.$C3] = 11)" calcext:base-cell-address="Anime.A3"/>
            <calcext:condition calcext:apply-style-name="Review" calcext:value="formula-is([.$C3] = 12)" calcext:base-cell-address="Anime.A3"/>
            <calcext:condition calcext:apply-style-name="OST" calcext:value="formula-is([.$C3] = 13)" calcext:base-cell-address="Anime.A3"/>
            <calcext:condition calcext:apply-style-name="OP - ED" calcext:value="formula-is([.$C3] = 14)" calcext:base-cell-address="Anime.A3"/>
            <calcext:condition calcext:apply-style-name="Ongoing" calcext:value="formula-is([.$C3] = 2)" calcext:base-cell-address="Anime.A3"/>
            <calcext:condition calcext:apply-style-name="High Priority" calcext:value="formula-is([.$C3] = 3)" calcext:base-cell-address="Anime.A3"/>
            <calcext:condition calcext:apply-style-name="Black Default" calcext:value="formula-is([.$C3] = 4)" calcext:base-cell-address="Anime.A3"/>
            <calcext:condition calcext:apply-style-name="On Hold" calcext:value="formula-is([.$C3] = 5)" calcext:base-cell-address="Anime.A3"/>
            <calcext:condition calcext:apply-style-name="Dropped" calcext:value="formula-is([.$C3] = 6)" calcext:base-cell-address="Anime.A3"/>
          </calcext:conditional-format>
          <calcext:conditional-format calcext:target-range-address="Anime.D225:Anime.D225">
            <calcext:condition calcext:apply-style-name="Watched" calcext:value="formula-is([.$C225] = 1)" calcext:base-cell-address="Anime.D225"/>
            <calcext:condition calcext:apply-style-name="All" calcext:value="formula-is([.$C225] = 11)" calcext:base-cell-address="Anime.D225"/>
            <calcext:condition calcext:apply-style-name="Review" calcext:value="formula-is([.$C225] = 12)" calcext:base-cell-address="Anime.D225"/>
            <calcext:condition calcext:apply-style-name="OST" calcext:value="formula-is([.$C225] = 13)" calcext:base-cell-address="Anime.D225"/>
            <calcext:condition calcext:apply-style-name="OP - ED" calcext:value="formula-is([.$C225] = 14)" calcext:base-cell-address="Anime.D225"/>
            <calcext:condition calcext:apply-style-name="Ongoing" calcext:value="formula-is([.$C225] = 2)" calcext:base-cell-address="Anime.D225"/>
            <calcext:condition calcext:apply-style-name="High Priority" calcext:value="formula-is([.$C225] = 3)" calcext:base-cell-address="Anime.D225"/>
            <calcext:condition calcext:apply-style-name="Black Default" calcext:value="formula-is([.$C225] = 4)" calcext:base-cell-address="Anime.D225"/>
            <calcext:condition calcext:apply-style-name="On Hold" calcext:value="formula-is([.$C225] = 5)" calcext:base-cell-address="Anime.D225"/>
            <calcext:condition calcext:apply-style-name="Dropped" calcext:value="formula-is([.$C225] = 6)" calcext:base-cell-address="Anime.D225"/>
          </calcext:conditional-format>
          <calcext:conditional-format calcext:target-range-address="Anime.D99:Anime.D99">
            <calcext:condition calcext:apply-style-name="Watched" calcext:value="formula-is([.$C99] = 1)" calcext:base-cell-address="Anime.D99"/>
            <calcext:condition calcext:apply-style-name="All" calcext:value="formula-is([.$C99] = 11)" calcext:base-cell-address="Anime.D99"/>
            <calcext:condition calcext:apply-style-name="Review" calcext:value="formula-is([.$C99] = 12)" calcext:base-cell-address="Anime.D99"/>
            <calcext:condition calcext:apply-style-name="OST" calcext:value="formula-is([.$C99] = 13)" calcext:base-cell-address="Anime.D99"/>
            <calcext:condition calcext:apply-style-name="OP - ED" calcext:value="formula-is([.$C99] = 14)" calcext:base-cell-address="Anime.D99"/>
            <calcext:condition calcext:apply-style-name="Ongoing" calcext:value="formula-is([.$C99] = 2)" calcext:base-cell-address="Anime.D99"/>
            <calcext:condition calcext:apply-style-name="High Priority" calcext:value="formula-is([.$C99] = 3)" calcext:base-cell-address="Anime.D99"/>
            <calcext:condition calcext:apply-style-name="Black Default" calcext:value="formula-is([.$C99] = 4)" calcext:base-cell-address="Anime.D99"/>
            <calcext:condition calcext:apply-style-name="On Hold" calcext:value="formula-is([.$C99] = 5)" calcext:base-cell-address="Anime.D99"/>
            <calcext:condition calcext:apply-style-name="Dropped" calcext:value="formula-is([.$C99] = 6)" calcext:base-cell-address="Anime.D99"/>
          </calcext:conditional-format>
          <calcext:conditional-format calcext:target-range-address="Anime.D115:Anime.D115">
            <calcext:condition calcext:apply-style-name="Watched" calcext:value="formula-is([.$C115] = 1)" calcext:base-cell-address="Anime.D115"/>
            <calcext:condition calcext:apply-style-name="All" calcext:value="formula-is([.$C115] = 11)" calcext:base-cell-address="Anime.D115"/>
            <calcext:condition calcext:apply-style-name="Review" calcext:value="formula-is([.$C115] = 12)" calcext:base-cell-address="Anime.D115"/>
            <calcext:condition calcext:apply-style-name="OST" calcext:value="formula-is([.$C115] = 13)" calcext:base-cell-address="Anime.D115"/>
            <calcext:condition calcext:apply-style-name="OP - ED" calcext:value="formula-is([.$C115] = 14)" calcext:base-cell-address="Anime.D115"/>
            <calcext:condition calcext:apply-style-name="Ongoing" calcext:value="formula-is([.$C115] = 2)" calcext:base-cell-address="Anime.D115"/>
            <calcext:condition calcext:apply-style-name="High Priority" calcext:value="formula-is([.$C115] = 3)" calcext:base-cell-address="Anime.D115"/>
            <calcext:condition calcext:apply-style-name="Black Default" calcext:value="formula-is([.$C115] = 4)" calcext:base-cell-address="Anime.D115"/>
            <calcext:condition calcext:apply-style-name="On Hold" calcext:value="formula-is([.$C115] = 5)" calcext:base-cell-address="Anime.D115"/>
            <calcext:condition calcext:apply-style-name="Dropped" calcext:value="formula-is([.$C115] = 6)" calcext:base-cell-address="Anime.D115"/>
          </calcext:conditional-format>
          <calcext:conditional-format calcext:target-range-address="Anime.D226:Anime.D227">
            <calcext:condition calcext:apply-style-name="Watched" calcext:value="formula-is([.$C226] = 1)" calcext:base-cell-address="Anime.D226"/>
            <calcext:condition calcext:apply-style-name="All" calcext:value="formula-is([.$C226] = 11)" calcext:base-cell-address="Anime.D226"/>
            <calcext:condition calcext:apply-style-name="Review" calcext:value="formula-is([.$C226] = 12)" calcext:base-cell-address="Anime.D226"/>
            <calcext:condition calcext:apply-style-name="OST" calcext:value="formula-is([.$C226] = 13)" calcext:base-cell-address="Anime.D226"/>
            <calcext:condition calcext:apply-style-name="OP - ED" calcext:value="formula-is([.$C226] = 14)" calcext:base-cell-address="Anime.D226"/>
            <calcext:condition calcext:apply-style-name="Ongoing" calcext:value="formula-is([.$C226] = 2)" calcext:base-cell-address="Anime.D226"/>
            <calcext:condition calcext:apply-style-name="High Priority" calcext:value="formula-is([.$C226] = 3)" calcext:base-cell-address="Anime.D226"/>
            <calcext:condition calcext:apply-style-name="Black Default" calcext:value="formula-is([.$C226] = 4)" calcext:base-cell-address="Anime.D226"/>
            <calcext:condition calcext:apply-style-name="On Hold" calcext:value="formula-is([.$C226] = 5)" calcext:base-cell-address="Anime.D226"/>
            <calcext:condition calcext:apply-style-name="Dropped" calcext:value="formula-is([.$C226] = 6)" calcext:base-cell-address="Anime.D226"/>
          </calcext:conditional-format>
          <calcext:conditional-format calcext:target-range-address="Anime.K219:Anime.L232 Anime.K64:Anime.L214 Anime.K41:Anime.L55 Anime.K58:Anime.L62 Anime.K3:Anime.L39">
            <calcext:condition calcext:apply-style-name="Watched" calcext:value="formula-is([.$C3] = 1)" calcext:base-cell-address="Anime.K3"/>
            <calcext:condition calcext:apply-style-name="All" calcext:value="formula-is([.$C3] = 11)" calcext:base-cell-address="Anime.K3"/>
            <calcext:condition calcext:apply-style-name="Review" calcext:value="formula-is([.$C3] = 12)" calcext:base-cell-address="Anime.K3"/>
            <calcext:condition calcext:apply-style-name="OST" calcext:value="formula-is([.$C3] = 13)" calcext:base-cell-address="Anime.K3"/>
            <calcext:condition calcext:apply-style-name="OP - ED" calcext:value="formula-is([.$C3] = 14)" calcext:base-cell-address="Anime.K3"/>
            <calcext:condition calcext:apply-style-name="Ongoing" calcext:value="formula-is([.$C3] = 2)" calcext:base-cell-address="Anime.K3"/>
            <calcext:condition calcext:apply-style-name="High Priority" calcext:value="formula-is([.$C3] = 3)" calcext:base-cell-address="Anime.K3"/>
            <calcext:condition calcext:apply-style-name="Black Default" calcext:value="formula-is([.$C3] = 4)" calcext:base-cell-address="Anime.K3"/>
            <calcext:condition calcext:apply-style-name="On Hold" calcext:value="formula-is([.$C3] = 5)" calcext:base-cell-address="Anime.K3"/>
            <calcext:condition calcext:apply-style-name="Dropped" calcext:value="formula-is([.$C3] = 6)" calcext:base-cell-address="Anime.K3"/>
          </calcext:conditional-format>
          <calcext:conditional-format calcext:target-range-address="Anime.M219:Anime.N232 Anime.N6:Anime.N35 Anime.M41:Anime.M55 Anime.N41:Anime.N55 Anime.M58:Anime.N62 Anime.M171:Anime.M214 Anime.N64:Anime.N156 Anime.N3:Anime.N4 Anime.M3:Anime.M39 Anime.N37:Anime.N39 Anime.N171:Anime.N214 Anime.M64:Anime.M169 Anime.N158:Anime.N169 Anime.M170:Anime.N170">
            <calcext:condition calcext:apply-style-name="Watched" calcext:value="formula-is([.$C3] = 1)" calcext:base-cell-address="Anime.M3"/>
            <calcext:condition calcext:apply-style-name="All" calcext:value="formula-is([.$C3] = 11)" calcext:base-cell-address="Anime.M3"/>
            <calcext:condition calcext:apply-style-name="Review" calcext:value="formula-is([.$C3] = 12)" calcext:base-cell-address="Anime.M3"/>
            <calcext:condition calcext:apply-style-name="OST" calcext:value="formula-is([.$C3] = 13)" calcext:base-cell-address="Anime.M3"/>
            <calcext:condition calcext:apply-style-name="OP - ED" calcext:value="formula-is([.$C3] = 14)" calcext:base-cell-address="Anime.M3"/>
            <calcext:condition calcext:apply-style-name="Ongoing" calcext:value="formula-is([.$C3] = 2)" calcext:base-cell-address="Anime.M3"/>
            <calcext:condition calcext:apply-style-name="High Priority" calcext:value="formula-is([.$C3] = 3)" calcext:base-cell-address="Anime.M3"/>
            <calcext:condition calcext:apply-style-name="Black Default" calcext:value="formula-is([.$C3] = 4)" calcext:base-cell-address="Anime.M3"/>
            <calcext:condition calcext:apply-style-name="On Hold" calcext:value="formula-is([.$C3] = 5)" calcext:base-cell-address="Anime.M3"/>
            <calcext:condition calcext:apply-style-name="Dropped" calcext:value="formula-is([.$C3] = 6)" calcext:base-cell-address="Anime.M3"/>
          </calcext:conditional-format>
          <calcext:conditional-format calcext:target-range-address="Anime.I219:Anime.J232 Anime.I205:Anime.J214 Anime.I41:Anime.J55 Anime.I58:Anime.J62 Anime.I64:Anime.J203 Anime.I3:Anime.J39">
            <calcext:condition calcext:apply-style-name="Watched" calcext:value="formula-is([.$C3] = 1)" calcext:base-cell-address="Anime.I3"/>
            <calcext:condition calcext:apply-style-name="All" calcext:value="formula-is([.$C3] = 11)" calcext:base-cell-address="Anime.I3"/>
            <calcext:condition calcext:apply-style-name="Review" calcext:value="formula-is([.$C3] = 12)" calcext:base-cell-address="Anime.I3"/>
            <calcext:condition calcext:apply-style-name="OST" calcext:value="formula-is([.$C3] = 13)" calcext:base-cell-address="Anime.I3"/>
            <calcext:condition calcext:apply-style-name="OP - ED" calcext:value="formula-is([.$C3] = 14)" calcext:base-cell-address="Anime.I3"/>
            <calcext:condition calcext:apply-style-name="Ongoing" calcext:value="formula-is([.$C3] = 2)" calcext:base-cell-address="Anime.I3"/>
            <calcext:condition calcext:apply-style-name="High Priority" calcext:value="formula-is([.$C3] = 3)" calcext:base-cell-address="Anime.I3"/>
            <calcext:condition calcext:apply-style-name="Black Default" calcext:value="formula-is([.$C3] = 4)" calcext:base-cell-address="Anime.I3"/>
            <calcext:condition calcext:apply-style-name="On Hold" calcext:value="formula-is([.$C3] = 5)" calcext:base-cell-address="Anime.I3"/>
            <calcext:condition calcext:apply-style-name="Dropped" calcext:value="formula-is([.$C3] = 6)" calcext:base-cell-address="Anime.I3"/>
          </calcext:conditional-format>
          <calcext:conditional-format calcext:target-range-address="Anime.Q217:Anime.V217 Anime.A217:Anime.B217 Anime.E217:Anime.G217 Anime.X215:Anime.AC215">
            <calcext:condition calcext:apply-style-name="Watched" calcext:value="formula-is([.$C215] = 1)" calcext:base-cell-address="Anime.A215"/>
            <calcext:condition calcext:apply-style-name="Ongoing" calcext:value="formula-is([.$C215] = 2)" calcext:base-cell-address="Anime.A215"/>
            <calcext:condition calcext:apply-style-name="High Priority" calcext:value="formula-is(OR([.$C215] = &quot;+&quot;; [.$C215] = 3))" calcext:base-cell-address="Anime.A215"/>
            <calcext:condition calcext:apply-style-name="On Hold" calcext:value="formula-is(OR([.$C215] = &quot;*&quot;; [.$C215] = 4))" calcext:base-cell-address="Anime.A215"/>
            <calcext:condition calcext:apply-style-name="Default" calcext:value="formula-is(OR([.$C215] = &quot;?&quot;; [.$C215] = 5))" calcext:base-cell-address="Anime.A215"/>
            <calcext:condition calcext:apply-style-name="Dropped" calcext:value="formula-is([.$C215] = 6)" calcext:base-cell-address="Anime.A215"/>
          </calcext:conditional-format>
          <calcext:conditional-format calcext:target-range-address="Anime.W217:Anime.W217">
            <calcext:condition calcext:apply-style-name="Watched" calcext:value="formula-is([.$C217] = 1)" calcext:base-cell-address="Anime.W217"/>
            <calcext:condition calcext:apply-style-name="Ongoing" calcext:value="formula-is([.$C217] = 2)" calcext:base-cell-address="Anime.W217"/>
            <calcext:condition calcext:apply-style-name="High Priority" calcext:value="formula-is(OR([.$C217] = &quot;+&quot;; [.$C217] = 3))" calcext:base-cell-address="Anime.W217"/>
            <calcext:condition calcext:apply-style-name="On Hold" calcext:value="formula-is(OR([.$C217] = &quot;*&quot;; [.$C217] = 4))" calcext:base-cell-address="Anime.W217"/>
            <calcext:condition calcext:apply-style-name="Default" calcext:value="formula-is(OR([.$C217] = &quot;?&quot;; [.$C217] = 5))" calcext:base-cell-address="Anime.W217"/>
            <calcext:condition calcext:apply-style-name="Dropped" calcext:value="formula-is([.$C217] = 6)" calcext:base-cell-address="Anime.W217"/>
          </calcext:conditional-format>
          <calcext:conditional-format calcext:target-range-address="Anime.K217:Anime.L217">
            <calcext:condition calcext:apply-style-name="Watched" calcext:value="formula-is([.$C217] = 1)" calcext:base-cell-address="Anime.K217"/>
            <calcext:condition calcext:apply-style-name="Ongoing" calcext:value="formula-is([.$C217] = 2)" calcext:base-cell-address="Anime.K217"/>
            <calcext:condition calcext:apply-style-name="High Priority" calcext:value="formula-is(OR([.$C217] = &quot;+&quot;; [.$C217] = 3))" calcext:base-cell-address="Anime.K217"/>
            <calcext:condition calcext:apply-style-name="On Hold" calcext:value="formula-is(OR([.$C217] = &quot;*&quot;; [.$C217] = 4))" calcext:base-cell-address="Anime.K217"/>
            <calcext:condition calcext:apply-style-name="Default" calcext:value="formula-is(OR([.$C217] = &quot;?&quot;; [.$C217] = 5))" calcext:base-cell-address="Anime.K217"/>
            <calcext:condition calcext:apply-style-name="Dropped" calcext:value="formula-is([.$C217] = 6)" calcext:base-cell-address="Anime.K217"/>
          </calcext:conditional-format>
          <calcext:conditional-format calcext:target-range-address="Anime.M217:Anime.N217">
            <calcext:condition calcext:apply-style-name="Watched" calcext:value="formula-is([.$C217] = 1)" calcext:base-cell-address="Anime.M217"/>
            <calcext:condition calcext:apply-style-name="Ongoing" calcext:value="formula-is([.$C217] = 2)" calcext:base-cell-address="Anime.M217"/>
            <calcext:condition calcext:apply-style-name="High Priority" calcext:value="formula-is(OR([.$C217] = &quot;+&quot;; [.$C217] = 3))" calcext:base-cell-address="Anime.M217"/>
            <calcext:condition calcext:apply-style-name="On Hold" calcext:value="formula-is(OR([.$C217] = &quot;*&quot;; [.$C217] = 4))" calcext:base-cell-address="Anime.M217"/>
            <calcext:condition calcext:apply-style-name="Default" calcext:value="formula-is(OR([.$C217] = &quot;?&quot;; [.$C217] = 5))" calcext:base-cell-address="Anime.M217"/>
            <calcext:condition calcext:apply-style-name="Dropped" calcext:value="formula-is([.$C217] = 6)" calcext:base-cell-address="Anime.M217"/>
          </calcext:conditional-format>
          <calcext:conditional-format calcext:target-range-address="Anime.H217:Anime.H217">
            <calcext:condition calcext:apply-style-name="Watched" calcext:value="formula-is([.$C217] = 1)" calcext:base-cell-address="Anime.H217"/>
            <calcext:condition calcext:apply-style-name="Ongoing" calcext:value="formula-is([.$C217] = 2)" calcext:base-cell-address="Anime.H217"/>
            <calcext:condition calcext:apply-style-name="High Priority" calcext:value="formula-is(OR([.$C217] = &quot;+&quot;; [.$C217] = 3))" calcext:base-cell-address="Anime.H217"/>
            <calcext:condition calcext:apply-style-name="On Hold" calcext:value="formula-is(OR([.$C217] = &quot;*&quot;; [.$C217] = 4))" calcext:base-cell-address="Anime.H217"/>
            <calcext:condition calcext:apply-style-name="Default" calcext:value="formula-is(OR([.$C217] = &quot;?&quot;; [.$C217] = 5))" calcext:base-cell-address="Anime.H217"/>
            <calcext:condition calcext:apply-style-name="Dropped" calcext:value="formula-is([.$C217] = 6)" calcext:base-cell-address="Anime.H217"/>
          </calcext:conditional-format>
          <calcext:conditional-format calcext:target-range-address="Anime.I217:Anime.J217">
            <calcext:condition calcext:apply-style-name="Watched" calcext:value="formula-is([.$C217] = 1)" calcext:base-cell-address="Anime.I217"/>
            <calcext:condition calcext:apply-style-name="Ongoing" calcext:value="formula-is([.$C217] = 2)" calcext:base-cell-address="Anime.I217"/>
            <calcext:condition calcext:apply-style-name="High Priority" calcext:value="formula-is(OR([.$C217] = &quot;+&quot;; [.$C217] = 3))" calcext:base-cell-address="Anime.I217"/>
            <calcext:condition calcext:apply-style-name="On Hold" calcext:value="formula-is(OR([.$C217] = &quot;*&quot;; [.$C217] = 4))" calcext:base-cell-address="Anime.I217"/>
            <calcext:condition calcext:apply-style-name="Default" calcext:value="formula-is(OR([.$C217] = &quot;?&quot;; [.$C217] = 5))" calcext:base-cell-address="Anime.I217"/>
            <calcext:condition calcext:apply-style-name="Dropped" calcext:value="formula-is([.$C217] = 6)" calcext:base-cell-address="Anime.I217"/>
          </calcext:conditional-format>
          <calcext:conditional-format calcext:target-range-address="Anime.C217:Anime.C217">
            <calcext:condition calcext:apply-style-name="Watched" calcext:value="formula-is([.$C217] = 1)" calcext:base-cell-address="Anime.C217"/>
            <calcext:condition calcext:apply-style-name="All" calcext:value="formula-is([.$C217] = 11)" calcext:base-cell-address="Anime.C217"/>
            <calcext:condition calcext:apply-style-name="Review" calcext:value="formula-is([.$C217] = 12)" calcext:base-cell-address="Anime.C217"/>
            <calcext:condition calcext:apply-style-name="OST" calcext:value="formula-is([.$C217] = 13)" calcext:base-cell-address="Anime.C217"/>
            <calcext:condition calcext:apply-style-name="OP - ED" calcext:value="formula-is([.$C217] = 14)" calcext:base-cell-address="Anime.C217"/>
            <calcext:condition calcext:apply-style-name="Ongoing" calcext:value="formula-is([.$C217] = 2)" calcext:base-cell-address="Anime.C217"/>
            <calcext:condition calcext:apply-style-name="High Priority" calcext:value="formula-is([.$C217] = 3)" calcext:base-cell-address="Anime.C217"/>
            <calcext:condition calcext:apply-style-name="Black Default" calcext:value="formula-is([.$C217] = 4)" calcext:base-cell-address="Anime.C217"/>
            <calcext:condition calcext:apply-style-name="On Hold" calcext:value="formula-is([.$C217] = 5)" calcext:base-cell-address="Anime.C217"/>
            <calcext:condition calcext:apply-style-name="Dropped" calcext:value="formula-is([.$C217] = 6)" calcext:base-cell-address="Anime.C217"/>
          </calcext:conditional-format>
          <calcext:conditional-format calcext:target-range-address="Anime.D130:Anime.E132">
            <calcext:condition calcext:apply-style-name="Watched" calcext:value="formula-is([.$C130] = 1)" calcext:base-cell-address="Anime.D130"/>
            <calcext:condition calcext:apply-style-name="All" calcext:value="formula-is([.$C130] = 11)" calcext:base-cell-address="Anime.D130"/>
            <calcext:condition calcext:apply-style-name="Review" calcext:value="formula-is([.$C130] = 12)" calcext:base-cell-address="Anime.D130"/>
            <calcext:condition calcext:apply-style-name="OST" calcext:value="formula-is([.$C130] = 13)" calcext:base-cell-address="Anime.D130"/>
            <calcext:condition calcext:apply-style-name="OP - ED" calcext:value="formula-is([.$C130] = 14)" calcext:base-cell-address="Anime.D130"/>
            <calcext:condition calcext:apply-style-name="Ongoing" calcext:value="formula-is([.$C130] = 2)" calcext:base-cell-address="Anime.D130"/>
            <calcext:condition calcext:apply-style-name="High Priority" calcext:value="formula-is([.$C130] = 3)" calcext:base-cell-address="Anime.D130"/>
            <calcext:condition calcext:apply-style-name="Black Default" calcext:value="formula-is([.$C130] = 4)" calcext:base-cell-address="Anime.D130"/>
            <calcext:condition calcext:apply-style-name="On Hold" calcext:value="formula-is([.$C130] = 5)" calcext:base-cell-address="Anime.D130"/>
            <calcext:condition calcext:apply-style-name="Dropped" calcext:value="formula-is([.$C130] = 6)" calcext:base-cell-address="Anime.D130"/>
          </calcext:conditional-format>
          <calcext:conditional-format calcext:target-range-address="Anime.D145:Anime.D145 Anime.D143:Anime.D143">
            <calcext:condition calcext:apply-style-name="Watched" calcext:value="formula-is([.$C143] = 1)" calcext:base-cell-address="Anime.D143"/>
            <calcext:condition calcext:apply-style-name="All" calcext:value="formula-is([.$C143] = 11)" calcext:base-cell-address="Anime.D143"/>
            <calcext:condition calcext:apply-style-name="Review" calcext:value="formula-is([.$C143] = 12)" calcext:base-cell-address="Anime.D143"/>
            <calcext:condition calcext:apply-style-name="OST" calcext:value="formula-is([.$C143] = 13)" calcext:base-cell-address="Anime.D143"/>
            <calcext:condition calcext:apply-style-name="OP - ED" calcext:value="formula-is([.$C143] = 14)" calcext:base-cell-address="Anime.D143"/>
            <calcext:condition calcext:apply-style-name="Ongoing" calcext:value="formula-is([.$C143] = 2)" calcext:base-cell-address="Anime.D143"/>
            <calcext:condition calcext:apply-style-name="High Priority" calcext:value="formula-is([.$C143] = 3)" calcext:base-cell-address="Anime.D143"/>
            <calcext:condition calcext:apply-style-name="Black Default" calcext:value="formula-is([.$C143] = 4)" calcext:base-cell-address="Anime.D143"/>
            <calcext:condition calcext:apply-style-name="On Hold" calcext:value="formula-is([.$C143] = 5)" calcext:base-cell-address="Anime.D143"/>
            <calcext:condition calcext:apply-style-name="Dropped" calcext:value="formula-is([.$C143] = 6)" calcext:base-cell-address="Anime.D143"/>
          </calcext:conditional-format>
          <calcext:conditional-format calcext:target-range-address="Anime.A173:Anime.A173">
            <calcext:condition calcext:apply-style-name="Watched" calcext:value="formula-is([.$C173] = 1)" calcext:base-cell-address="Anime.A173"/>
            <calcext:condition calcext:apply-style-name="All" calcext:value="formula-is([.$C173] = 11)" calcext:base-cell-address="Anime.A173"/>
            <calcext:condition calcext:apply-style-name="Review" calcext:value="formula-is([.$C173] = 12)" calcext:base-cell-address="Anime.A173"/>
            <calcext:condition calcext:apply-style-name="OST" calcext:value="formula-is([.$C173] = 13)" calcext:base-cell-address="Anime.A173"/>
            <calcext:condition calcext:apply-style-name="OP - ED" calcext:value="formula-is([.$C173] = 14)" calcext:base-cell-address="Anime.A173"/>
            <calcext:condition calcext:apply-style-name="Ongoing" calcext:value="formula-is([.$C173] = 2)" calcext:base-cell-address="Anime.A173"/>
            <calcext:condition calcext:apply-style-name="High Priority" calcext:value="formula-is([.$C173] = 3)" calcext:base-cell-address="Anime.A173"/>
            <calcext:condition calcext:apply-style-name="Black Default" calcext:value="formula-is([.$C173] = 4)" calcext:base-cell-address="Anime.A173"/>
            <calcext:condition calcext:apply-style-name="On Hold" calcext:value="formula-is([.$C173] = 5)" calcext:base-cell-address="Anime.A173"/>
            <calcext:condition calcext:apply-style-name="Dropped" calcext:value="formula-is([.$C173] = 6)" calcext:base-cell-address="Anime.A173"/>
          </calcext:conditional-format>
          <calcext:conditional-format calcext:target-range-address="Anime.D173:Anime.D173">
            <calcext:condition calcext:apply-style-name="Watched" calcext:value="formula-is([.$C173] = 1)" calcext:base-cell-address="Anime.D173"/>
            <calcext:condition calcext:apply-style-name="All" calcext:value="formula-is([.$C173] = 11)" calcext:base-cell-address="Anime.D173"/>
            <calcext:condition calcext:apply-style-name="Review" calcext:value="formula-is([.$C173] = 12)" calcext:base-cell-address="Anime.D173"/>
            <calcext:condition calcext:apply-style-name="OST" calcext:value="formula-is([.$C173] = 13)" calcext:base-cell-address="Anime.D173"/>
            <calcext:condition calcext:apply-style-name="OP - ED" calcext:value="formula-is([.$C173] = 14)" calcext:base-cell-address="Anime.D173"/>
            <calcext:condition calcext:apply-style-name="Ongoing" calcext:value="formula-is([.$C173] = 2)" calcext:base-cell-address="Anime.D173"/>
            <calcext:condition calcext:apply-style-name="High Priority" calcext:value="formula-is([.$C173] = 3)" calcext:base-cell-address="Anime.D173"/>
            <calcext:condition calcext:apply-style-name="Black Default" calcext:value="formula-is([.$C173] = 4)" calcext:base-cell-address="Anime.D173"/>
            <calcext:condition calcext:apply-style-name="On Hold" calcext:value="formula-is([.$C173] = 5)" calcext:base-cell-address="Anime.D173"/>
            <calcext:condition calcext:apply-style-name="Dropped" calcext:value="formula-is([.$C173] = 6)" calcext:base-cell-address="Anime.D173"/>
          </calcext:conditional-format>
          <calcext:conditional-format calcext:target-range-address="Anime.D217:Anime.D217">
            <calcext:condition calcext:apply-style-name="Watched" calcext:value="formula-is([.$C217] = 1)" calcext:base-cell-address="Anime.D217"/>
            <calcext:condition calcext:apply-style-name="All" calcext:value="formula-is([.$C217] = 11)" calcext:base-cell-address="Anime.D217"/>
            <calcext:condition calcext:apply-style-name="Review" calcext:value="formula-is([.$C217] = 12)" calcext:base-cell-address="Anime.D217"/>
            <calcext:condition calcext:apply-style-name="OST" calcext:value="formula-is([.$C217] = 13)" calcext:base-cell-address="Anime.D217"/>
            <calcext:condition calcext:apply-style-name="OP - ED" calcext:value="formula-is([.$C217] = 14)" calcext:base-cell-address="Anime.D217"/>
            <calcext:condition calcext:apply-style-name="Ongoing" calcext:value="formula-is([.$C217] = 2)" calcext:base-cell-address="Anime.D217"/>
            <calcext:condition calcext:apply-style-name="High Priority" calcext:value="formula-is([.$C217] = 3)" calcext:base-cell-address="Anime.D217"/>
            <calcext:condition calcext:apply-style-name="Black Default" calcext:value="formula-is([.$C217] = 4)" calcext:base-cell-address="Anime.D217"/>
            <calcext:condition calcext:apply-style-name="On Hold" calcext:value="formula-is([.$C217] = 5)" calcext:base-cell-address="Anime.D217"/>
            <calcext:condition calcext:apply-style-name="Dropped" calcext:value="formula-is([.$C217] = 6)" calcext:base-cell-address="Anime.D217"/>
          </calcext:conditional-format>
          <calcext:conditional-format calcext:target-range-address="Anime.A216:Anime.H216 Anime.Q216:Anime.W216">
            <calcext:condition calcext:apply-style-name="Watched" calcext:value="formula-is([.$C216] = 1)" calcext:base-cell-address="Anime.A216"/>
            <calcext:condition calcext:apply-style-name="All" calcext:value="formula-is([.$C216] = 11)" calcext:base-cell-address="Anime.A216"/>
            <calcext:condition calcext:apply-style-name="Review" calcext:value="formula-is([.$C216] = 12)" calcext:base-cell-address="Anime.A216"/>
            <calcext:condition calcext:apply-style-name="OST" calcext:value="formula-is([.$C216] = 13)" calcext:base-cell-address="Anime.A216"/>
            <calcext:condition calcext:apply-style-name="OP - ED" calcext:value="formula-is([.$C216] = 14)" calcext:base-cell-address="Anime.A216"/>
            <calcext:condition calcext:apply-style-name="Ongoing" calcext:value="formula-is([.$C216] = 2)" calcext:base-cell-address="Anime.A216"/>
            <calcext:condition calcext:apply-style-name="High Priority" calcext:value="formula-is([.$C216] = 3)" calcext:base-cell-address="Anime.A216"/>
            <calcext:condition calcext:apply-style-name="Black Default" calcext:value="formula-is([.$C216] = 4)" calcext:base-cell-address="Anime.A216"/>
            <calcext:condition calcext:apply-style-name="On Hold" calcext:value="formula-is([.$C216] = 5)" calcext:base-cell-address="Anime.A216"/>
            <calcext:condition calcext:apply-style-name="Dropped" calcext:value="formula-is([.$C216] = 6)" calcext:base-cell-address="Anime.A216"/>
          </calcext:conditional-format>
          <calcext:conditional-format calcext:target-range-address="Anime.K216:Anime.L216">
            <calcext:condition calcext:apply-style-name="Watched" calcext:value="formula-is([.$C216] = 1)" calcext:base-cell-address="Anime.K216"/>
            <calcext:condition calcext:apply-style-name="All" calcext:value="formula-is([.$C216] = 11)" calcext:base-cell-address="Anime.K216"/>
            <calcext:condition calcext:apply-style-name="Review" calcext:value="formula-is([.$C216] = 12)" calcext:base-cell-address="Anime.K216"/>
            <calcext:condition calcext:apply-style-name="OST" calcext:value="formula-is([.$C216] = 13)" calcext:base-cell-address="Anime.K216"/>
            <calcext:condition calcext:apply-style-name="OP - ED" calcext:value="formula-is([.$C216] = 14)" calcext:base-cell-address="Anime.K216"/>
            <calcext:condition calcext:apply-style-name="Ongoing" calcext:value="formula-is([.$C216] = 2)" calcext:base-cell-address="Anime.K216"/>
            <calcext:condition calcext:apply-style-name="High Priority" calcext:value="formula-is([.$C216] = 3)" calcext:base-cell-address="Anime.K216"/>
            <calcext:condition calcext:apply-style-name="Black Default" calcext:value="formula-is([.$C216] = 4)" calcext:base-cell-address="Anime.K216"/>
            <calcext:condition calcext:apply-style-name="On Hold" calcext:value="formula-is([.$C216] = 5)" calcext:base-cell-address="Anime.K216"/>
            <calcext:condition calcext:apply-style-name="Dropped" calcext:value="formula-is([.$C216] = 6)" calcext:base-cell-address="Anime.K216"/>
          </calcext:conditional-format>
          <calcext:conditional-format calcext:target-range-address="Anime.M216:Anime.N216">
            <calcext:condition calcext:apply-style-name="Watched" calcext:value="formula-is([.$C216] = 1)" calcext:base-cell-address="Anime.M216"/>
            <calcext:condition calcext:apply-style-name="All" calcext:value="formula-is([.$C216] = 11)" calcext:base-cell-address="Anime.M216"/>
            <calcext:condition calcext:apply-style-name="Review" calcext:value="formula-is([.$C216] = 12)" calcext:base-cell-address="Anime.M216"/>
            <calcext:condition calcext:apply-style-name="OST" calcext:value="formula-is([.$C216] = 13)" calcext:base-cell-address="Anime.M216"/>
            <calcext:condition calcext:apply-style-name="OP - ED" calcext:value="formula-is([.$C216] = 14)" calcext:base-cell-address="Anime.M216"/>
            <calcext:condition calcext:apply-style-name="Ongoing" calcext:value="formula-is([.$C216] = 2)" calcext:base-cell-address="Anime.M216"/>
            <calcext:condition calcext:apply-style-name="High Priority" calcext:value="formula-is([.$C216] = 3)" calcext:base-cell-address="Anime.M216"/>
            <calcext:condition calcext:apply-style-name="Black Default" calcext:value="formula-is([.$C216] = 4)" calcext:base-cell-address="Anime.M216"/>
            <calcext:condition calcext:apply-style-name="On Hold" calcext:value="formula-is([.$C216] = 5)" calcext:base-cell-address="Anime.M216"/>
            <calcext:condition calcext:apply-style-name="Dropped" calcext:value="formula-is([.$C216] = 6)" calcext:base-cell-address="Anime.M216"/>
          </calcext:conditional-format>
          <calcext:conditional-format calcext:target-range-address="Anime.I216:Anime.J216">
            <calcext:condition calcext:apply-style-name="Watched" calcext:value="formula-is([.$C216] = 1)" calcext:base-cell-address="Anime.I216"/>
            <calcext:condition calcext:apply-style-name="All" calcext:value="formula-is([.$C216] = 11)" calcext:base-cell-address="Anime.I216"/>
            <calcext:condition calcext:apply-style-name="Review" calcext:value="formula-is([.$C216] = 12)" calcext:base-cell-address="Anime.I216"/>
            <calcext:condition calcext:apply-style-name="OST" calcext:value="formula-is([.$C216] = 13)" calcext:base-cell-address="Anime.I216"/>
            <calcext:condition calcext:apply-style-name="OP - ED" calcext:value="formula-is([.$C216] = 14)" calcext:base-cell-address="Anime.I216"/>
            <calcext:condition calcext:apply-style-name="Ongoing" calcext:value="formula-is([.$C216] = 2)" calcext:base-cell-address="Anime.I216"/>
            <calcext:condition calcext:apply-style-name="High Priority" calcext:value="formula-is([.$C216] = 3)" calcext:base-cell-address="Anime.I216"/>
            <calcext:condition calcext:apply-style-name="Black Default" calcext:value="formula-is([.$C216] = 4)" calcext:base-cell-address="Anime.I216"/>
            <calcext:condition calcext:apply-style-name="On Hold" calcext:value="formula-is([.$C216] = 5)" calcext:base-cell-address="Anime.I216"/>
            <calcext:condition calcext:apply-style-name="Dropped" calcext:value="formula-is([.$C216] = 6)" calcext:base-cell-address="Anime.I216"/>
          </calcext:conditional-format>
          <calcext:conditional-format calcext:target-range-address="Anime.A218:Anime.H218 Anime.Q218:Anime.W218">
            <calcext:condition calcext:apply-style-name="Watched" calcext:value="formula-is([.$C218] = 1)" calcext:base-cell-address="Anime.A218"/>
            <calcext:condition calcext:apply-style-name="All" calcext:value="formula-is([.$C218] = 11)" calcext:base-cell-address="Anime.A218"/>
            <calcext:condition calcext:apply-style-name="Review" calcext:value="formula-is([.$C218] = 12)" calcext:base-cell-address="Anime.A218"/>
            <calcext:condition calcext:apply-style-name="OST" calcext:value="formula-is([.$C218] = 13)" calcext:base-cell-address="Anime.A218"/>
            <calcext:condition calcext:apply-style-name="OP - ED" calcext:value="formula-is([.$C218] = 14)" calcext:base-cell-address="Anime.A218"/>
            <calcext:condition calcext:apply-style-name="Ongoing" calcext:value="formula-is([.$C218] = 2)" calcext:base-cell-address="Anime.A218"/>
            <calcext:condition calcext:apply-style-name="High Priority" calcext:value="formula-is([.$C218] = 3)" calcext:base-cell-address="Anime.A218"/>
            <calcext:condition calcext:apply-style-name="Black Default" calcext:value="formula-is([.$C218] = 4)" calcext:base-cell-address="Anime.A218"/>
            <calcext:condition calcext:apply-style-name="On Hold" calcext:value="formula-is([.$C218] = 5)" calcext:base-cell-address="Anime.A218"/>
            <calcext:condition calcext:apply-style-name="Dropped" calcext:value="formula-is([.$C218] = 6)" calcext:base-cell-address="Anime.A218"/>
          </calcext:conditional-format>
          <calcext:conditional-format calcext:target-range-address="Anime.K218:Anime.L218">
            <calcext:condition calcext:apply-style-name="Watched" calcext:value="formula-is([.$C218] = 1)" calcext:base-cell-address="Anime.K218"/>
            <calcext:condition calcext:apply-style-name="All" calcext:value="formula-is([.$C218] = 11)" calcext:base-cell-address="Anime.K218"/>
            <calcext:condition calcext:apply-style-name="Review" calcext:value="formula-is([.$C218] = 12)" calcext:base-cell-address="Anime.K218"/>
            <calcext:condition calcext:apply-style-name="OST" calcext:value="formula-is([.$C218] = 13)" calcext:base-cell-address="Anime.K218"/>
            <calcext:condition calcext:apply-style-name="OP - ED" calcext:value="formula-is([.$C218] = 14)" calcext:base-cell-address="Anime.K218"/>
            <calcext:condition calcext:apply-style-name="Ongoing" calcext:value="formula-is([.$C218] = 2)" calcext:base-cell-address="Anime.K218"/>
            <calcext:condition calcext:apply-style-name="High Priority" calcext:value="formula-is([.$C218] = 3)" calcext:base-cell-address="Anime.K218"/>
            <calcext:condition calcext:apply-style-name="Black Default" calcext:value="formula-is([.$C218] = 4)" calcext:base-cell-address="Anime.K218"/>
            <calcext:condition calcext:apply-style-name="On Hold" calcext:value="formula-is([.$C218] = 5)" calcext:base-cell-address="Anime.K218"/>
            <calcext:condition calcext:apply-style-name="Dropped" calcext:value="formula-is([.$C218] = 6)" calcext:base-cell-address="Anime.K218"/>
          </calcext:conditional-format>
          <calcext:conditional-format calcext:target-range-address="Anime.M218:Anime.N218">
            <calcext:condition calcext:apply-style-name="Watched" calcext:value="formula-is([.$C218] = 1)" calcext:base-cell-address="Anime.M218"/>
            <calcext:condition calcext:apply-style-name="All" calcext:value="formula-is([.$C218] = 11)" calcext:base-cell-address="Anime.M218"/>
            <calcext:condition calcext:apply-style-name="Review" calcext:value="formula-is([.$C218] = 12)" calcext:base-cell-address="Anime.M218"/>
            <calcext:condition calcext:apply-style-name="OST" calcext:value="formula-is([.$C218] = 13)" calcext:base-cell-address="Anime.M218"/>
            <calcext:condition calcext:apply-style-name="OP - ED" calcext:value="formula-is([.$C218] = 14)" calcext:base-cell-address="Anime.M218"/>
            <calcext:condition calcext:apply-style-name="Ongoing" calcext:value="formula-is([.$C218] = 2)" calcext:base-cell-address="Anime.M218"/>
            <calcext:condition calcext:apply-style-name="High Priority" calcext:value="formula-is([.$C218] = 3)" calcext:base-cell-address="Anime.M218"/>
            <calcext:condition calcext:apply-style-name="Black Default" calcext:value="formula-is([.$C218] = 4)" calcext:base-cell-address="Anime.M218"/>
            <calcext:condition calcext:apply-style-name="On Hold" calcext:value="formula-is([.$C218] = 5)" calcext:base-cell-address="Anime.M218"/>
            <calcext:condition calcext:apply-style-name="Dropped" calcext:value="formula-is([.$C218] = 6)" calcext:base-cell-address="Anime.M218"/>
          </calcext:conditional-format>
          <calcext:conditional-format calcext:target-range-address="Anime.I218:Anime.J218">
            <calcext:condition calcext:apply-style-name="Watched" calcext:value="formula-is([.$C218] = 1)" calcext:base-cell-address="Anime.I218"/>
            <calcext:condition calcext:apply-style-name="All" calcext:value="formula-is([.$C218] = 11)" calcext:base-cell-address="Anime.I218"/>
            <calcext:condition calcext:apply-style-name="Review" calcext:value="formula-is([.$C218] = 12)" calcext:base-cell-address="Anime.I218"/>
            <calcext:condition calcext:apply-style-name="OST" calcext:value="formula-is([.$C218] = 13)" calcext:base-cell-address="Anime.I218"/>
            <calcext:condition calcext:apply-style-name="OP - ED" calcext:value="formula-is([.$C218] = 14)" calcext:base-cell-address="Anime.I218"/>
            <calcext:condition calcext:apply-style-name="Ongoing" calcext:value="formula-is([.$C218] = 2)" calcext:base-cell-address="Anime.I218"/>
            <calcext:condition calcext:apply-style-name="High Priority" calcext:value="formula-is([.$C218] = 3)" calcext:base-cell-address="Anime.I218"/>
            <calcext:condition calcext:apply-style-name="Black Default" calcext:value="formula-is([.$C218] = 4)" calcext:base-cell-address="Anime.I218"/>
            <calcext:condition calcext:apply-style-name="On Hold" calcext:value="formula-is([.$C218] = 5)" calcext:base-cell-address="Anime.I218"/>
            <calcext:condition calcext:apply-style-name="Dropped" calcext:value="formula-is([.$C218] = 6)" calcext:base-cell-address="Anime.I218"/>
          </calcext:conditional-format>
          <calcext:conditional-format calcext:target-range-address="Anime.D231:Anime.D231">
            <calcext:condition calcext:apply-style-name="Watched" calcext:value="formula-is([.$C231] = 1)" calcext:base-cell-address="Anime.D231"/>
            <calcext:condition calcext:apply-style-name="All" calcext:value="formula-is([.$C231] = 11)" calcext:base-cell-address="Anime.D231"/>
            <calcext:condition calcext:apply-style-name="Review" calcext:value="formula-is([.$C231] = 12)" calcext:base-cell-address="Anime.D231"/>
            <calcext:condition calcext:apply-style-name="OST" calcext:value="formula-is([.$C231] = 13)" calcext:base-cell-address="Anime.D231"/>
            <calcext:condition calcext:apply-style-name="OP - ED" calcext:value="formula-is([.$C231] = 14)" calcext:base-cell-address="Anime.D231"/>
            <calcext:condition calcext:apply-style-name="Ongoing" calcext:value="formula-is([.$C231] = 2)" calcext:base-cell-address="Anime.D231"/>
            <calcext:condition calcext:apply-style-name="High Priority" calcext:value="formula-is([.$C231] = 3)" calcext:base-cell-address="Anime.D231"/>
            <calcext:condition calcext:apply-style-name="Black Default" calcext:value="formula-is([.$C231] = 4)" calcext:base-cell-address="Anime.D231"/>
            <calcext:condition calcext:apply-style-name="On Hold" calcext:value="formula-is([.$C231] = 5)" calcext:base-cell-address="Anime.D231"/>
            <calcext:condition calcext:apply-style-name="Dropped" calcext:value="formula-is([.$C231] = 6)" calcext:base-cell-address="Anime.D231"/>
          </calcext:conditional-format>
          <calcext:conditional-format calcext:target-range-address="Anime.D129:Anime.D129">
            <calcext:condition calcext:apply-style-name="Watched" calcext:value="formula-is([.$C129] = 1)" calcext:base-cell-address="Anime.D129"/>
            <calcext:condition calcext:apply-style-name="All" calcext:value="formula-is([.$C129] = 11)" calcext:base-cell-address="Anime.D129"/>
            <calcext:condition calcext:apply-style-name="Review" calcext:value="formula-is([.$C129] = 12)" calcext:base-cell-address="Anime.D129"/>
            <calcext:condition calcext:apply-style-name="OST" calcext:value="formula-is([.$C129] = 13)" calcext:base-cell-address="Anime.D129"/>
            <calcext:condition calcext:apply-style-name="OP - ED" calcext:value="formula-is([.$C129] = 14)" calcext:base-cell-address="Anime.D129"/>
            <calcext:condition calcext:apply-style-name="Ongoing" calcext:value="formula-is([.$C129] = 2)" calcext:base-cell-address="Anime.D129"/>
            <calcext:condition calcext:apply-style-name="High Priority" calcext:value="formula-is([.$C129] = 3)" calcext:base-cell-address="Anime.D129"/>
            <calcext:condition calcext:apply-style-name="Black Default" calcext:value="formula-is([.$C129] = 4)" calcext:base-cell-address="Anime.D129"/>
            <calcext:condition calcext:apply-style-name="On Hold" calcext:value="formula-is([.$C129] = 5)" calcext:base-cell-address="Anime.D129"/>
            <calcext:condition calcext:apply-style-name="Dropped" calcext:value="formula-is([.$C129] = 6)" calcext:base-cell-address="Anime.D129"/>
          </calcext:conditional-format>
          <calcext:conditional-format calcext:target-range-address="Anime.D26:Anime.D26">
            <calcext:condition calcext:apply-style-name="Watched" calcext:value="formula-is([.$C26] = 1)" calcext:base-cell-address="Anime.D26"/>
            <calcext:condition calcext:apply-style-name="All" calcext:value="formula-is([.$C26] = 11)" calcext:base-cell-address="Anime.D26"/>
            <calcext:condition calcext:apply-style-name="Review" calcext:value="formula-is([.$C26] = 12)" calcext:base-cell-address="Anime.D26"/>
            <calcext:condition calcext:apply-style-name="OST" calcext:value="formula-is([.$C26] = 13)" calcext:base-cell-address="Anime.D26"/>
            <calcext:condition calcext:apply-style-name="OP - ED" calcext:value="formula-is([.$C26] = 14)" calcext:base-cell-address="Anime.D26"/>
            <calcext:condition calcext:apply-style-name="Ongoing" calcext:value="formula-is([.$C26] = 2)" calcext:base-cell-address="Anime.D26"/>
            <calcext:condition calcext:apply-style-name="High Priority" calcext:value="formula-is([.$C26] = 3)" calcext:base-cell-address="Anime.D26"/>
            <calcext:condition calcext:apply-style-name="Black Default" calcext:value="formula-is([.$C26] = 4)" calcext:base-cell-address="Anime.D26"/>
            <calcext:condition calcext:apply-style-name="On Hold" calcext:value="formula-is([.$C26] = 5)" calcext:base-cell-address="Anime.D26"/>
            <calcext:condition calcext:apply-style-name="Dropped" calcext:value="formula-is([.$C26] = 6)" calcext:base-cell-address="Anime.D26"/>
          </calcext:conditional-format>
          <calcext:conditional-format calcext:target-range-address="Anime.D117:Anime.D117">
            <calcext:condition calcext:apply-style-name="Watched" calcext:value="formula-is([.$C117] = 1)" calcext:base-cell-address="Anime.D117"/>
            <calcext:condition calcext:apply-style-name="All" calcext:value="formula-is([.$C117] = 11)" calcext:base-cell-address="Anime.D117"/>
            <calcext:condition calcext:apply-style-name="Review" calcext:value="formula-is([.$C117] = 12)" calcext:base-cell-address="Anime.D117"/>
            <calcext:condition calcext:apply-style-name="OST" calcext:value="formula-is([.$C117] = 13)" calcext:base-cell-address="Anime.D117"/>
            <calcext:condition calcext:apply-style-name="OP - ED" calcext:value="formula-is([.$C117] = 14)" calcext:base-cell-address="Anime.D117"/>
            <calcext:condition calcext:apply-style-name="Ongoing" calcext:value="formula-is([.$C117] = 2)" calcext:base-cell-address="Anime.D117"/>
            <calcext:condition calcext:apply-style-name="High Priority" calcext:value="formula-is([.$C117] = 3)" calcext:base-cell-address="Anime.D117"/>
            <calcext:condition calcext:apply-style-name="Black Default" calcext:value="formula-is([.$C117] = 4)" calcext:base-cell-address="Anime.D117"/>
            <calcext:condition calcext:apply-style-name="On Hold" calcext:value="formula-is([.$C117] = 5)" calcext:base-cell-address="Anime.D117"/>
            <calcext:condition calcext:apply-style-name="Dropped" calcext:value="formula-is([.$C117] = 6)" calcext:base-cell-address="Anime.D117"/>
          </calcext:conditional-format>
          <calcext:conditional-format calcext:target-range-address="Anime.D118:Anime.D118">
            <calcext:condition calcext:apply-style-name="Watched" calcext:value="formula-is([.$C118] = 1)" calcext:base-cell-address="Anime.D118"/>
            <calcext:condition calcext:apply-style-name="All" calcext:value="formula-is([.$C118] = 11)" calcext:base-cell-address="Anime.D118"/>
            <calcext:condition calcext:apply-style-name="Review" calcext:value="formula-is([.$C118] = 12)" calcext:base-cell-address="Anime.D118"/>
            <calcext:condition calcext:apply-style-name="OST" calcext:value="formula-is([.$C118] = 13)" calcext:base-cell-address="Anime.D118"/>
            <calcext:condition calcext:apply-style-name="OP - ED" calcext:value="formula-is([.$C118] = 14)" calcext:base-cell-address="Anime.D118"/>
            <calcext:condition calcext:apply-style-name="Ongoing" calcext:value="formula-is([.$C118] = 2)" calcext:base-cell-address="Anime.D118"/>
            <calcext:condition calcext:apply-style-name="High Priority" calcext:value="formula-is([.$C118] = 3)" calcext:base-cell-address="Anime.D118"/>
            <calcext:condition calcext:apply-style-name="Black Default" calcext:value="formula-is([.$C118] = 4)" calcext:base-cell-address="Anime.D118"/>
            <calcext:condition calcext:apply-style-name="On Hold" calcext:value="formula-is([.$C118] = 5)" calcext:base-cell-address="Anime.D118"/>
            <calcext:condition calcext:apply-style-name="Dropped" calcext:value="formula-is([.$C118] = 6)" calcext:base-cell-address="Anime.D118"/>
          </calcext:conditional-format>
          <calcext:conditional-format calcext:target-range-address="Anime.D128:Anime.D128">
            <calcext:condition calcext:apply-style-name="Watched" calcext:value="formula-is([.$C128] = 1)" calcext:base-cell-address="Anime.D128"/>
            <calcext:condition calcext:apply-style-name="All" calcext:value="formula-is([.$C128] = 11)" calcext:base-cell-address="Anime.D128"/>
            <calcext:condition calcext:apply-style-name="Review" calcext:value="formula-is([.$C128] = 12)" calcext:base-cell-address="Anime.D128"/>
            <calcext:condition calcext:apply-style-name="OST" calcext:value="formula-is([.$C128] = 13)" calcext:base-cell-address="Anime.D128"/>
            <calcext:condition calcext:apply-style-name="OP - ED" calcext:value="formula-is([.$C128] = 14)" calcext:base-cell-address="Anime.D128"/>
            <calcext:condition calcext:apply-style-name="Ongoing" calcext:value="formula-is([.$C128] = 2)" calcext:base-cell-address="Anime.D128"/>
            <calcext:condition calcext:apply-style-name="High Priority" calcext:value="formula-is([.$C128] = 3)" calcext:base-cell-address="Anime.D128"/>
            <calcext:condition calcext:apply-style-name="Black Default" calcext:value="formula-is([.$C128] = 4)" calcext:base-cell-address="Anime.D128"/>
            <calcext:condition calcext:apply-style-name="On Hold" calcext:value="formula-is([.$C128] = 5)" calcext:base-cell-address="Anime.D128"/>
            <calcext:condition calcext:apply-style-name="Dropped" calcext:value="formula-is([.$C128] = 6)" calcext:base-cell-address="Anime.D128"/>
          </calcext:conditional-format>
          <calcext:conditional-format calcext:target-range-address="Anime.O219:Anime.O232 Anime.O64:Anime.O214 Anime.O41:Anime.O55 Anime.O58:Anime.O62 Anime.O3:Anime.O39">
            <calcext:condition calcext:apply-style-name="Watched" calcext:value="formula-is([.$C3] = 1)" calcext:base-cell-address="Anime.O3"/>
            <calcext:condition calcext:apply-style-name="All" calcext:value="formula-is([.$C3] = 11)" calcext:base-cell-address="Anime.O3"/>
            <calcext:condition calcext:apply-style-name="Review" calcext:value="formula-is([.$C3] = 12)" calcext:base-cell-address="Anime.O3"/>
            <calcext:condition calcext:apply-style-name="OST" calcext:value="formula-is([.$C3] = 13)" calcext:base-cell-address="Anime.O3"/>
            <calcext:condition calcext:apply-style-name="OP - ED" calcext:value="formula-is([.$C3] = 14)" calcext:base-cell-address="Anime.O3"/>
            <calcext:condition calcext:apply-style-name="Ongoing" calcext:value="formula-is([.$C3] = 2)" calcext:base-cell-address="Anime.O3"/>
            <calcext:condition calcext:apply-style-name="High Priority" calcext:value="formula-is([.$C3] = 3)" calcext:base-cell-address="Anime.O3"/>
            <calcext:condition calcext:apply-style-name="Black Default" calcext:value="formula-is([.$C3] = 4)" calcext:base-cell-address="Anime.O3"/>
            <calcext:condition calcext:apply-style-name="On Hold" calcext:value="formula-is([.$C3] = 5)" calcext:base-cell-address="Anime.O3"/>
            <calcext:condition calcext:apply-style-name="Dropped" calcext:value="formula-is([.$C3] = 6)" calcext:base-cell-address="Anime.O3"/>
          </calcext:conditional-format>
          <calcext:conditional-format calcext:target-range-address="Anime.O217:Anime.O217">
            <calcext:condition calcext:apply-style-name="Watched" calcext:value="formula-is([.$C217] = 1)" calcext:base-cell-address="Anime.O217"/>
            <calcext:condition calcext:apply-style-name="Ongoing" calcext:value="formula-is([.$C217] = 2)" calcext:base-cell-address="Anime.O217"/>
            <calcext:condition calcext:apply-style-name="High Priority" calcext:value="formula-is(OR([.$C217] = &quot;+&quot;; [.$C217] = 3))" calcext:base-cell-address="Anime.O217"/>
            <calcext:condition calcext:apply-style-name="On Hold" calcext:value="formula-is(OR([.$C217] = &quot;*&quot;; [.$C217] = 4))" calcext:base-cell-address="Anime.O217"/>
            <calcext:condition calcext:apply-style-name="Default" calcext:value="formula-is(OR([.$C217] = &quot;?&quot;; [.$C217] = 5))" calcext:base-cell-address="Anime.O217"/>
            <calcext:condition calcext:apply-style-name="Dropped" calcext:value="formula-is([.$C217] = 6)" calcext:base-cell-address="Anime.O217"/>
          </calcext:conditional-format>
          <calcext:conditional-format calcext:target-range-address="Anime.O216:Anime.O216">
            <calcext:condition calcext:apply-style-name="Watched" calcext:value="formula-is([.$C216] = 1)" calcext:base-cell-address="Anime.O216"/>
            <calcext:condition calcext:apply-style-name="All" calcext:value="formula-is([.$C216] = 11)" calcext:base-cell-address="Anime.O216"/>
            <calcext:condition calcext:apply-style-name="Review" calcext:value="formula-is([.$C216] = 12)" calcext:base-cell-address="Anime.O216"/>
            <calcext:condition calcext:apply-style-name="OST" calcext:value="formula-is([.$C216] = 13)" calcext:base-cell-address="Anime.O216"/>
            <calcext:condition calcext:apply-style-name="OP - ED" calcext:value="formula-is([.$C216] = 14)" calcext:base-cell-address="Anime.O216"/>
            <calcext:condition calcext:apply-style-name="Ongoing" calcext:value="formula-is([.$C216] = 2)" calcext:base-cell-address="Anime.O216"/>
            <calcext:condition calcext:apply-style-name="High Priority" calcext:value="formula-is([.$C216] = 3)" calcext:base-cell-address="Anime.O216"/>
            <calcext:condition calcext:apply-style-name="Black Default" calcext:value="formula-is([.$C216] = 4)" calcext:base-cell-address="Anime.O216"/>
            <calcext:condition calcext:apply-style-name="On Hold" calcext:value="formula-is([.$C216] = 5)" calcext:base-cell-address="Anime.O216"/>
            <calcext:condition calcext:apply-style-name="Dropped" calcext:value="formula-is([.$C216] = 6)" calcext:base-cell-address="Anime.O216"/>
          </calcext:conditional-format>
          <calcext:conditional-format calcext:target-range-address="Anime.O218:Anime.O218">
            <calcext:condition calcext:apply-style-name="Watched" calcext:value="formula-is([.$C218] = 1)" calcext:base-cell-address="Anime.O218"/>
            <calcext:condition calcext:apply-style-name="All" calcext:value="formula-is([.$C218] = 11)" calcext:base-cell-address="Anime.O218"/>
            <calcext:condition calcext:apply-style-name="Review" calcext:value="formula-is([.$C218] = 12)" calcext:base-cell-address="Anime.O218"/>
            <calcext:condition calcext:apply-style-name="OST" calcext:value="formula-is([.$C218] = 13)" calcext:base-cell-address="Anime.O218"/>
            <calcext:condition calcext:apply-style-name="OP - ED" calcext:value="formula-is([.$C218] = 14)" calcext:base-cell-address="Anime.O218"/>
            <calcext:condition calcext:apply-style-name="Ongoing" calcext:value="formula-is([.$C218] = 2)" calcext:base-cell-address="Anime.O218"/>
            <calcext:condition calcext:apply-style-name="High Priority" calcext:value="formula-is([.$C218] = 3)" calcext:base-cell-address="Anime.O218"/>
            <calcext:condition calcext:apply-style-name="Black Default" calcext:value="formula-is([.$C218] = 4)" calcext:base-cell-address="Anime.O218"/>
            <calcext:condition calcext:apply-style-name="On Hold" calcext:value="formula-is([.$C218] = 5)" calcext:base-cell-address="Anime.O218"/>
            <calcext:condition calcext:apply-style-name="Dropped" calcext:value="formula-is([.$C218] = 6)" calcext:base-cell-address="Anime.O218"/>
          </calcext:conditional-format>
          <calcext:conditional-format calcext:target-range-address="Anime.B229:Anime.B229">
            <calcext:condition calcext:apply-style-name="Watched" calcext:value="formula-is([.$C229] = 1)" calcext:base-cell-address="Anime.B229"/>
            <calcext:condition calcext:apply-style-name="All" calcext:value="formula-is([.$C229] = 11)" calcext:base-cell-address="Anime.B229"/>
            <calcext:condition calcext:apply-style-name="Review" calcext:value="formula-is([.$C229] = 12)" calcext:base-cell-address="Anime.B229"/>
            <calcext:condition calcext:apply-style-name="OST" calcext:value="formula-is([.$C229] = 13)" calcext:base-cell-address="Anime.B229"/>
            <calcext:condition calcext:apply-style-name="OP - ED" calcext:value="formula-is([.$C229] = 14)" calcext:base-cell-address="Anime.B229"/>
            <calcext:condition calcext:apply-style-name="Ongoing" calcext:value="formula-is([.$C229] = 2)" calcext:base-cell-address="Anime.B229"/>
            <calcext:condition calcext:apply-style-name="High Priority" calcext:value="formula-is([.$C229] = 3)" calcext:base-cell-address="Anime.B229"/>
            <calcext:condition calcext:apply-style-name="Black Default" calcext:value="formula-is([.$C229] = 4)" calcext:base-cell-address="Anime.B229"/>
            <calcext:condition calcext:apply-style-name="On Hold" calcext:value="formula-is([.$C229] = 5)" calcext:base-cell-address="Anime.B229"/>
            <calcext:condition calcext:apply-style-name="Dropped" calcext:value="formula-is([.$C229] = 6)" calcext:base-cell-address="Anime.B229"/>
          </calcext:conditional-format>
          <calcext:conditional-format calcext:target-range-address="Anime.D229:Anime.D229">
            <calcext:condition calcext:apply-style-name="Watched" calcext:value="formula-is([.$C229] = 1)" calcext:base-cell-address="Anime.D229"/>
            <calcext:condition calcext:apply-style-name="All" calcext:value="formula-is([.$C229] = 11)" calcext:base-cell-address="Anime.D229"/>
            <calcext:condition calcext:apply-style-name="Review" calcext:value="formula-is([.$C229] = 12)" calcext:base-cell-address="Anime.D229"/>
            <calcext:condition calcext:apply-style-name="OST" calcext:value="formula-is([.$C229] = 13)" calcext:base-cell-address="Anime.D229"/>
            <calcext:condition calcext:apply-style-name="OP - ED" calcext:value="formula-is([.$C229] = 14)" calcext:base-cell-address="Anime.D229"/>
            <calcext:condition calcext:apply-style-name="Ongoing" calcext:value="formula-is([.$C229] = 2)" calcext:base-cell-address="Anime.D229"/>
            <calcext:condition calcext:apply-style-name="High Priority" calcext:value="formula-is([.$C229] = 3)" calcext:base-cell-address="Anime.D229"/>
            <calcext:condition calcext:apply-style-name="Black Default" calcext:value="formula-is([.$C229] = 4)" calcext:base-cell-address="Anime.D229"/>
            <calcext:condition calcext:apply-style-name="On Hold" calcext:value="formula-is([.$C229] = 5)" calcext:base-cell-address="Anime.D229"/>
            <calcext:condition calcext:apply-style-name="Dropped" calcext:value="formula-is([.$C229] = 6)" calcext:base-cell-address="Anime.D229"/>
          </calcext:conditional-format>
          <calcext:conditional-format calcext:target-range-address="Anime.D42:Anime.D42">
            <calcext:condition calcext:apply-style-name="Watched" calcext:value="formula-is([.$C42] = 1)" calcext:base-cell-address="Anime.D42"/>
            <calcext:condition calcext:apply-style-name="All" calcext:value="formula-is([.$C42] = 11)" calcext:base-cell-address="Anime.D42"/>
            <calcext:condition calcext:apply-style-name="Review" calcext:value="formula-is([.$C42] = 12)" calcext:base-cell-address="Anime.D42"/>
            <calcext:condition calcext:apply-style-name="OST" calcext:value="formula-is([.$C42] = 13)" calcext:base-cell-address="Anime.D42"/>
            <calcext:condition calcext:apply-style-name="OP - ED" calcext:value="formula-is([.$C42] = 14)" calcext:base-cell-address="Anime.D42"/>
            <calcext:condition calcext:apply-style-name="Ongoing" calcext:value="formula-is([.$C42] = 2)" calcext:base-cell-address="Anime.D42"/>
            <calcext:condition calcext:apply-style-name="High Priority" calcext:value="formula-is([.$C42] = 3)" calcext:base-cell-address="Anime.D42"/>
            <calcext:condition calcext:apply-style-name="Black Default" calcext:value="formula-is([.$C42] = 4)" calcext:base-cell-address="Anime.D42"/>
            <calcext:condition calcext:apply-style-name="On Hold" calcext:value="formula-is([.$C42] = 5)" calcext:base-cell-address="Anime.D42"/>
            <calcext:condition calcext:apply-style-name="Dropped" calcext:value="formula-is([.$C42] = 6)" calcext:base-cell-address="Anime.D42"/>
          </calcext:conditional-format>
          <calcext:conditional-format calcext:target-range-address="Anime.F42:Anime.F42">
            <calcext:condition calcext:apply-style-name="Watched" calcext:value="formula-is([.$C42] = 1)" calcext:base-cell-address="Anime.F42"/>
            <calcext:condition calcext:apply-style-name="All" calcext:value="formula-is([.$C42] = 11)" calcext:base-cell-address="Anime.F42"/>
            <calcext:condition calcext:apply-style-name="Review" calcext:value="formula-is([.$C42] = 12)" calcext:base-cell-address="Anime.F42"/>
            <calcext:condition calcext:apply-style-name="OST" calcext:value="formula-is([.$C42] = 13)" calcext:base-cell-address="Anime.F42"/>
            <calcext:condition calcext:apply-style-name="OP - ED" calcext:value="formula-is([.$C42] = 14)" calcext:base-cell-address="Anime.F42"/>
            <calcext:condition calcext:apply-style-name="Ongoing" calcext:value="formula-is([.$C42] = 2)" calcext:base-cell-address="Anime.F42"/>
            <calcext:condition calcext:apply-style-name="High Priority" calcext:value="formula-is([.$C42] = 3)" calcext:base-cell-address="Anime.F42"/>
            <calcext:condition calcext:apply-style-name="Black Default" calcext:value="formula-is([.$C42] = 4)" calcext:base-cell-address="Anime.F42"/>
            <calcext:condition calcext:apply-style-name="On Hold" calcext:value="formula-is([.$C42] = 5)" calcext:base-cell-address="Anime.F42"/>
            <calcext:condition calcext:apply-style-name="Dropped" calcext:value="formula-is([.$C42] = 6)" calcext:base-cell-address="Anime.F42"/>
          </calcext:conditional-format>
          <calcext:conditional-format calcext:target-range-address="Anime.D120:Anime.D121">
            <calcext:condition calcext:apply-style-name="Watched" calcext:value="formula-is([.$C120] = 1)" calcext:base-cell-address="Anime.D120"/>
            <calcext:condition calcext:apply-style-name="All" calcext:value="formula-is([.$C120] = 11)" calcext:base-cell-address="Anime.D120"/>
            <calcext:condition calcext:apply-style-name="Review" calcext:value="formula-is([.$C120] = 12)" calcext:base-cell-address="Anime.D120"/>
            <calcext:condition calcext:apply-style-name="OST" calcext:value="formula-is([.$C120] = 13)" calcext:base-cell-address="Anime.D120"/>
            <calcext:condition calcext:apply-style-name="OP - ED" calcext:value="formula-is([.$C120] = 14)" calcext:base-cell-address="Anime.D120"/>
            <calcext:condition calcext:apply-style-name="Ongoing" calcext:value="formula-is([.$C120] = 2)" calcext:base-cell-address="Anime.D120"/>
            <calcext:condition calcext:apply-style-name="High Priority" calcext:value="formula-is([.$C120] = 3)" calcext:base-cell-address="Anime.D120"/>
            <calcext:condition calcext:apply-style-name="Black Default" calcext:value="formula-is([.$C120] = 4)" calcext:base-cell-address="Anime.D120"/>
            <calcext:condition calcext:apply-style-name="On Hold" calcext:value="formula-is([.$C120] = 5)" calcext:base-cell-address="Anime.D120"/>
            <calcext:condition calcext:apply-style-name="Dropped" calcext:value="formula-is([.$C120] = 6)" calcext:base-cell-address="Anime.D120"/>
          </calcext:conditional-format>
          <calcext:conditional-format calcext:target-range-address="Anime.A6:Anime.A6">
            <calcext:condition calcext:apply-style-name="Watched" calcext:value="formula-is([.$C6] = 1)" calcext:base-cell-address="Anime.A6"/>
            <calcext:condition calcext:apply-style-name="All" calcext:value="formula-is([.$C6] = 11)" calcext:base-cell-address="Anime.A6"/>
            <calcext:condition calcext:apply-style-name="Review" calcext:value="formula-is([.$C6] = 12)" calcext:base-cell-address="Anime.A6"/>
            <calcext:condition calcext:apply-style-name="OST" calcext:value="formula-is([.$C6] = 13)" calcext:base-cell-address="Anime.A6"/>
            <calcext:condition calcext:apply-style-name="OP - ED" calcext:value="formula-is([.$C6] = 14)" calcext:base-cell-address="Anime.A6"/>
            <calcext:condition calcext:apply-style-name="Ongoing" calcext:value="formula-is([.$C6] = 2)" calcext:base-cell-address="Anime.A6"/>
            <calcext:condition calcext:apply-style-name="High Priority" calcext:value="formula-is([.$C6] = 3)" calcext:base-cell-address="Anime.A6"/>
            <calcext:condition calcext:apply-style-name="Black Default" calcext:value="formula-is([.$C6] = 4)" calcext:base-cell-address="Anime.A6"/>
            <calcext:condition calcext:apply-style-name="On Hold" calcext:value="formula-is([.$C6] = 5)" calcext:base-cell-address="Anime.A6"/>
            <calcext:condition calcext:apply-style-name="Dropped" calcext:value="formula-is([.$C6] = 6)" calcext:base-cell-address="Anime.A6"/>
          </calcext:conditional-format>
          <calcext:conditional-format calcext:target-range-address="Anime.D6:Anime.D6">
            <calcext:condition calcext:apply-style-name="Watched" calcext:value="formula-is([.$C6] = 1)" calcext:base-cell-address="Anime.D6"/>
            <calcext:condition calcext:apply-style-name="All" calcext:value="formula-is([.$C6] = 11)" calcext:base-cell-address="Anime.D6"/>
            <calcext:condition calcext:apply-style-name="Review" calcext:value="formula-is([.$C6] = 12)" calcext:base-cell-address="Anime.D6"/>
            <calcext:condition calcext:apply-style-name="OST" calcext:value="formula-is([.$C6] = 13)" calcext:base-cell-address="Anime.D6"/>
            <calcext:condition calcext:apply-style-name="OP - ED" calcext:value="formula-is([.$C6] = 14)" calcext:base-cell-address="Anime.D6"/>
            <calcext:condition calcext:apply-style-name="Ongoing" calcext:value="formula-is([.$C6] = 2)" calcext:base-cell-address="Anime.D6"/>
            <calcext:condition calcext:apply-style-name="High Priority" calcext:value="formula-is([.$C6] = 3)" calcext:base-cell-address="Anime.D6"/>
            <calcext:condition calcext:apply-style-name="Black Default" calcext:value="formula-is([.$C6] = 4)" calcext:base-cell-address="Anime.D6"/>
            <calcext:condition calcext:apply-style-name="On Hold" calcext:value="formula-is([.$C6] = 5)" calcext:base-cell-address="Anime.D6"/>
            <calcext:condition calcext:apply-style-name="Dropped" calcext:value="formula-is([.$C6] = 6)" calcext:base-cell-address="Anime.D6"/>
          </calcext:conditional-format>
          <calcext:conditional-format calcext:target-range-address="Anime.B6:Anime.B6">
            <calcext:condition calcext:apply-style-name="Watched" calcext:value="formula-is([.$C6] = 1)" calcext:base-cell-address="Anime.B6"/>
            <calcext:condition calcext:apply-style-name="All" calcext:value="formula-is([.$C6] = 11)" calcext:base-cell-address="Anime.B6"/>
            <calcext:condition calcext:apply-style-name="Review" calcext:value="formula-is([.$C6] = 12)" calcext:base-cell-address="Anime.B6"/>
            <calcext:condition calcext:apply-style-name="OST" calcext:value="formula-is([.$C6] = 13)" calcext:base-cell-address="Anime.B6"/>
            <calcext:condition calcext:apply-style-name="OP - ED" calcext:value="formula-is([.$C6] = 14)" calcext:base-cell-address="Anime.B6"/>
            <calcext:condition calcext:apply-style-name="Ongoing" calcext:value="formula-is([.$C6] = 2)" calcext:base-cell-address="Anime.B6"/>
            <calcext:condition calcext:apply-style-name="High Priority" calcext:value="formula-is([.$C6] = 3)" calcext:base-cell-address="Anime.B6"/>
            <calcext:condition calcext:apply-style-name="Black Default" calcext:value="formula-is([.$C6] = 4)" calcext:base-cell-address="Anime.B6"/>
            <calcext:condition calcext:apply-style-name="On Hold" calcext:value="formula-is([.$C6] = 5)" calcext:base-cell-address="Anime.B6"/>
            <calcext:condition calcext:apply-style-name="Dropped" calcext:value="formula-is([.$C6] = 6)" calcext:base-cell-address="Anime.B6"/>
          </calcext:conditional-format>
          <calcext:conditional-format calcext:target-range-address="Anime.D144:Anime.D144">
            <calcext:condition calcext:apply-style-name="Watched" calcext:value="formula-is([.$C144] = 1)" calcext:base-cell-address="Anime.D144"/>
            <calcext:condition calcext:apply-style-name="All" calcext:value="formula-is([.$C144] = 11)" calcext:base-cell-address="Anime.D144"/>
            <calcext:condition calcext:apply-style-name="Review" calcext:value="formula-is([.$C144] = 12)" calcext:base-cell-address="Anime.D144"/>
            <calcext:condition calcext:apply-style-name="OST" calcext:value="formula-is([.$C144] = 13)" calcext:base-cell-address="Anime.D144"/>
            <calcext:condition calcext:apply-style-name="OP - ED" calcext:value="formula-is([.$C144] = 14)" calcext:base-cell-address="Anime.D144"/>
            <calcext:condition calcext:apply-style-name="Ongoing" calcext:value="formula-is([.$C144] = 2)" calcext:base-cell-address="Anime.D144"/>
            <calcext:condition calcext:apply-style-name="High Priority" calcext:value="formula-is([.$C144] = 3)" calcext:base-cell-address="Anime.D144"/>
            <calcext:condition calcext:apply-style-name="Black Default" calcext:value="formula-is([.$C144] = 4)" calcext:base-cell-address="Anime.D144"/>
            <calcext:condition calcext:apply-style-name="On Hold" calcext:value="formula-is([.$C144] = 5)" calcext:base-cell-address="Anime.D144"/>
            <calcext:condition calcext:apply-style-name="Dropped" calcext:value="formula-is([.$C144] = 6)" calcext:base-cell-address="Anime.D144"/>
          </calcext:conditional-format>
          <calcext:conditional-format calcext:target-range-address="Anime.N36:Anime.N36">
            <calcext:condition calcext:apply-style-name="Watched" calcext:value="formula-is([.$C36] = 1)" calcext:base-cell-address="Anime.N36"/>
            <calcext:condition calcext:apply-style-name="All" calcext:value="formula-is([.$C36] = 11)" calcext:base-cell-address="Anime.N36"/>
            <calcext:condition calcext:apply-style-name="Review" calcext:value="formula-is([.$C36] = 12)" calcext:base-cell-address="Anime.N36"/>
            <calcext:condition calcext:apply-style-name="OST" calcext:value="formula-is([.$C36] = 13)" calcext:base-cell-address="Anime.N36"/>
            <calcext:condition calcext:apply-style-name="OP - ED" calcext:value="formula-is([.$C36] = 14)" calcext:base-cell-address="Anime.N36"/>
            <calcext:condition calcext:apply-style-name="Ongoing" calcext:value="formula-is([.$C36] = 2)" calcext:base-cell-address="Anime.N36"/>
            <calcext:condition calcext:apply-style-name="High Priority" calcext:value="formula-is([.$C36] = 3)" calcext:base-cell-address="Anime.N36"/>
            <calcext:condition calcext:apply-style-name="Black Default" calcext:value="formula-is([.$C36] = 4)" calcext:base-cell-address="Anime.N36"/>
            <calcext:condition calcext:apply-style-name="On Hold" calcext:value="formula-is([.$C36] = 5)" calcext:base-cell-address="Anime.N36"/>
            <calcext:condition calcext:apply-style-name="Dropped" calcext:value="formula-is([.$C36] = 6)" calcext:base-cell-address="Anime.N36"/>
          </calcext:conditional-format>
          <calcext:conditional-format calcext:target-range-address="Anime.K56:Anime.L57">
            <calcext:condition calcext:apply-style-name="Watched" calcext:value="formula-is([.$C56] = 1)" calcext:base-cell-address="Anime.K56"/>
            <calcext:condition calcext:apply-style-name="All" calcext:value="formula-is([.$C56] = 11)" calcext:base-cell-address="Anime.K56"/>
            <calcext:condition calcext:apply-style-name="Review" calcext:value="formula-is([.$C56] = 12)" calcext:base-cell-address="Anime.K56"/>
            <calcext:condition calcext:apply-style-name="OST" calcext:value="formula-is([.$C56] = 13)" calcext:base-cell-address="Anime.K56"/>
            <calcext:condition calcext:apply-style-name="OP - ED" calcext:value="formula-is([.$C56] = 14)" calcext:base-cell-address="Anime.K56"/>
            <calcext:condition calcext:apply-style-name="Ongoing" calcext:value="formula-is([.$C56] = 2)" calcext:base-cell-address="Anime.K56"/>
            <calcext:condition calcext:apply-style-name="High Priority" calcext:value="formula-is([.$C56] = 3)" calcext:base-cell-address="Anime.K56"/>
            <calcext:condition calcext:apply-style-name="Black Default" calcext:value="formula-is([.$C56] = 4)" calcext:base-cell-address="Anime.K56"/>
            <calcext:condition calcext:apply-style-name="On Hold" calcext:value="formula-is([.$C56] = 5)" calcext:base-cell-address="Anime.K56"/>
            <calcext:condition calcext:apply-style-name="Dropped" calcext:value="formula-is([.$C56] = 6)" calcext:base-cell-address="Anime.K56"/>
          </calcext:conditional-format>
          <calcext:conditional-format calcext:target-range-address="Anime.M56:Anime.N57">
            <calcext:condition calcext:apply-style-name="Watched" calcext:value="formula-is([.$C56] = 1)" calcext:base-cell-address="Anime.M56"/>
            <calcext:condition calcext:apply-style-name="All" calcext:value="formula-is([.$C56] = 11)" calcext:base-cell-address="Anime.M56"/>
            <calcext:condition calcext:apply-style-name="Review" calcext:value="formula-is([.$C56] = 12)" calcext:base-cell-address="Anime.M56"/>
            <calcext:condition calcext:apply-style-name="OST" calcext:value="formula-is([.$C56] = 13)" calcext:base-cell-address="Anime.M56"/>
            <calcext:condition calcext:apply-style-name="OP - ED" calcext:value="formula-is([.$C56] = 14)" calcext:base-cell-address="Anime.M56"/>
            <calcext:condition calcext:apply-style-name="Ongoing" calcext:value="formula-is([.$C56] = 2)" calcext:base-cell-address="Anime.M56"/>
            <calcext:condition calcext:apply-style-name="High Priority" calcext:value="formula-is([.$C56] = 3)" calcext:base-cell-address="Anime.M56"/>
            <calcext:condition calcext:apply-style-name="Black Default" calcext:value="formula-is([.$C56] = 4)" calcext:base-cell-address="Anime.M56"/>
            <calcext:condition calcext:apply-style-name="On Hold" calcext:value="formula-is([.$C56] = 5)" calcext:base-cell-address="Anime.M56"/>
            <calcext:condition calcext:apply-style-name="Dropped" calcext:value="formula-is([.$C56] = 6)" calcext:base-cell-address="Anime.M56"/>
          </calcext:conditional-format>
          <calcext:conditional-format calcext:target-range-address="Anime.I56:Anime.J57">
            <calcext:condition calcext:apply-style-name="Watched" calcext:value="formula-is([.$C56] = 1)" calcext:base-cell-address="Anime.I56"/>
            <calcext:condition calcext:apply-style-name="All" calcext:value="formula-is([.$C56] = 11)" calcext:base-cell-address="Anime.I56"/>
            <calcext:condition calcext:apply-style-name="Review" calcext:value="formula-is([.$C56] = 12)" calcext:base-cell-address="Anime.I56"/>
            <calcext:condition calcext:apply-style-name="OST" calcext:value="formula-is([.$C56] = 13)" calcext:base-cell-address="Anime.I56"/>
            <calcext:condition calcext:apply-style-name="OP - ED" calcext:value="formula-is([.$C56] = 14)" calcext:base-cell-address="Anime.I56"/>
            <calcext:condition calcext:apply-style-name="Ongoing" calcext:value="formula-is([.$C56] = 2)" calcext:base-cell-address="Anime.I56"/>
            <calcext:condition calcext:apply-style-name="High Priority" calcext:value="formula-is([.$C56] = 3)" calcext:base-cell-address="Anime.I56"/>
            <calcext:condition calcext:apply-style-name="Black Default" calcext:value="formula-is([.$C56] = 4)" calcext:base-cell-address="Anime.I56"/>
            <calcext:condition calcext:apply-style-name="On Hold" calcext:value="formula-is([.$C56] = 5)" calcext:base-cell-address="Anime.I56"/>
            <calcext:condition calcext:apply-style-name="Dropped" calcext:value="formula-is([.$C56] = 6)" calcext:base-cell-address="Anime.I56"/>
          </calcext:conditional-format>
          <calcext:conditional-format calcext:target-range-address="Anime.O56:Anime.O57">
            <calcext:condition calcext:apply-style-name="Watched" calcext:value="formula-is([.$C56] = 1)" calcext:base-cell-address="Anime.O56"/>
            <calcext:condition calcext:apply-style-name="All" calcext:value="formula-is([.$C56] = 11)" calcext:base-cell-address="Anime.O56"/>
            <calcext:condition calcext:apply-style-name="Review" calcext:value="formula-is([.$C56] = 12)" calcext:base-cell-address="Anime.O56"/>
            <calcext:condition calcext:apply-style-name="OST" calcext:value="formula-is([.$C56] = 13)" calcext:base-cell-address="Anime.O56"/>
            <calcext:condition calcext:apply-style-name="OP - ED" calcext:value="formula-is([.$C56] = 14)" calcext:base-cell-address="Anime.O56"/>
            <calcext:condition calcext:apply-style-name="Ongoing" calcext:value="formula-is([.$C56] = 2)" calcext:base-cell-address="Anime.O56"/>
            <calcext:condition calcext:apply-style-name="High Priority" calcext:value="formula-is([.$C56] = 3)" calcext:base-cell-address="Anime.O56"/>
            <calcext:condition calcext:apply-style-name="Black Default" calcext:value="formula-is([.$C56] = 4)" calcext:base-cell-address="Anime.O56"/>
            <calcext:condition calcext:apply-style-name="On Hold" calcext:value="formula-is([.$C56] = 5)" calcext:base-cell-address="Anime.O56"/>
            <calcext:condition calcext:apply-style-name="Dropped" calcext:value="formula-is([.$C56] = 6)" calcext:base-cell-address="Anime.O56"/>
          </calcext:conditional-format>
          <calcext:conditional-format calcext:target-range-address="Anime.K63:Anime.L63">
            <calcext:condition calcext:apply-style-name="Watched" calcext:value="formula-is([.$C63] = 1)" calcext:base-cell-address="Anime.K63"/>
            <calcext:condition calcext:apply-style-name="All" calcext:value="formula-is([.$C63] = 11)" calcext:base-cell-address="Anime.K63"/>
            <calcext:condition calcext:apply-style-name="Review" calcext:value="formula-is([.$C63] = 12)" calcext:base-cell-address="Anime.K63"/>
            <calcext:condition calcext:apply-style-name="OST" calcext:value="formula-is([.$C63] = 13)" calcext:base-cell-address="Anime.K63"/>
            <calcext:condition calcext:apply-style-name="OP - ED" calcext:value="formula-is([.$C63] = 14)" calcext:base-cell-address="Anime.K63"/>
            <calcext:condition calcext:apply-style-name="Ongoing" calcext:value="formula-is([.$C63] = 2)" calcext:base-cell-address="Anime.K63"/>
            <calcext:condition calcext:apply-style-name="High Priority" calcext:value="formula-is([.$C63] = 3)" calcext:base-cell-address="Anime.K63"/>
            <calcext:condition calcext:apply-style-name="Black Default" calcext:value="formula-is([.$C63] = 4)" calcext:base-cell-address="Anime.K63"/>
            <calcext:condition calcext:apply-style-name="On Hold" calcext:value="formula-is([.$C63] = 5)" calcext:base-cell-address="Anime.K63"/>
            <calcext:condition calcext:apply-style-name="Dropped" calcext:value="formula-is([.$C63] = 6)" calcext:base-cell-address="Anime.K63"/>
          </calcext:conditional-format>
          <calcext:conditional-format calcext:target-range-address="Anime.M63:Anime.N63">
            <calcext:condition calcext:apply-style-name="Watched" calcext:value="formula-is([.$C63] = 1)" calcext:base-cell-address="Anime.M63"/>
            <calcext:condition calcext:apply-style-name="All" calcext:value="formula-is([.$C63] = 11)" calcext:base-cell-address="Anime.M63"/>
            <calcext:condition calcext:apply-style-name="Review" calcext:value="formula-is([.$C63] = 12)" calcext:base-cell-address="Anime.M63"/>
            <calcext:condition calcext:apply-style-name="OST" calcext:value="formula-is([.$C63] = 13)" calcext:base-cell-address="Anime.M63"/>
            <calcext:condition calcext:apply-style-name="OP - ED" calcext:value="formula-is([.$C63] = 14)" calcext:base-cell-address="Anime.M63"/>
            <calcext:condition calcext:apply-style-name="Ongoing" calcext:value="formula-is([.$C63] = 2)" calcext:base-cell-address="Anime.M63"/>
            <calcext:condition calcext:apply-style-name="High Priority" calcext:value="formula-is([.$C63] = 3)" calcext:base-cell-address="Anime.M63"/>
            <calcext:condition calcext:apply-style-name="Black Default" calcext:value="formula-is([.$C63] = 4)" calcext:base-cell-address="Anime.M63"/>
            <calcext:condition calcext:apply-style-name="On Hold" calcext:value="formula-is([.$C63] = 5)" calcext:base-cell-address="Anime.M63"/>
            <calcext:condition calcext:apply-style-name="Dropped" calcext:value="formula-is([.$C63] = 6)" calcext:base-cell-address="Anime.M63"/>
          </calcext:conditional-format>
          <calcext:conditional-format calcext:target-range-address="Anime.I63:Anime.J63">
            <calcext:condition calcext:apply-style-name="Watched" calcext:value="formula-is([.$C63] = 1)" calcext:base-cell-address="Anime.I63"/>
            <calcext:condition calcext:apply-style-name="All" calcext:value="formula-is([.$C63] = 11)" calcext:base-cell-address="Anime.I63"/>
            <calcext:condition calcext:apply-style-name="Review" calcext:value="formula-is([.$C63] = 12)" calcext:base-cell-address="Anime.I63"/>
            <calcext:condition calcext:apply-style-name="OST" calcext:value="formula-is([.$C63] = 13)" calcext:base-cell-address="Anime.I63"/>
            <calcext:condition calcext:apply-style-name="OP - ED" calcext:value="formula-is([.$C63] = 14)" calcext:base-cell-address="Anime.I63"/>
            <calcext:condition calcext:apply-style-name="Ongoing" calcext:value="formula-is([.$C63] = 2)" calcext:base-cell-address="Anime.I63"/>
            <calcext:condition calcext:apply-style-name="High Priority" calcext:value="formula-is([.$C63] = 3)" calcext:base-cell-address="Anime.I63"/>
            <calcext:condition calcext:apply-style-name="Black Default" calcext:value="formula-is([.$C63] = 4)" calcext:base-cell-address="Anime.I63"/>
            <calcext:condition calcext:apply-style-name="On Hold" calcext:value="formula-is([.$C63] = 5)" calcext:base-cell-address="Anime.I63"/>
            <calcext:condition calcext:apply-style-name="Dropped" calcext:value="formula-is([.$C63] = 6)" calcext:base-cell-address="Anime.I63"/>
          </calcext:conditional-format>
          <calcext:conditional-format calcext:target-range-address="Anime.O63:Anime.O63">
            <calcext:condition calcext:apply-style-name="Watched" calcext:value="formula-is([.$C63] = 1)" calcext:base-cell-address="Anime.O63"/>
            <calcext:condition calcext:apply-style-name="All" calcext:value="formula-is([.$C63] = 11)" calcext:base-cell-address="Anime.O63"/>
            <calcext:condition calcext:apply-style-name="Review" calcext:value="formula-is([.$C63] = 12)" calcext:base-cell-address="Anime.O63"/>
            <calcext:condition calcext:apply-style-name="OST" calcext:value="formula-is([.$C63] = 13)" calcext:base-cell-address="Anime.O63"/>
            <calcext:condition calcext:apply-style-name="OP - ED" calcext:value="formula-is([.$C63] = 14)" calcext:base-cell-address="Anime.O63"/>
            <calcext:condition calcext:apply-style-name="Ongoing" calcext:value="formula-is([.$C63] = 2)" calcext:base-cell-address="Anime.O63"/>
            <calcext:condition calcext:apply-style-name="High Priority" calcext:value="formula-is([.$C63] = 3)" calcext:base-cell-address="Anime.O63"/>
            <calcext:condition calcext:apply-style-name="Black Default" calcext:value="formula-is([.$C63] = 4)" calcext:base-cell-address="Anime.O63"/>
            <calcext:condition calcext:apply-style-name="On Hold" calcext:value="formula-is([.$C63] = 5)" calcext:base-cell-address="Anime.O63"/>
            <calcext:condition calcext:apply-style-name="Dropped" calcext:value="formula-is([.$C63] = 6)" calcext:base-cell-address="Anime.O63"/>
          </calcext:conditional-format>
          <calcext:conditional-format calcext:target-range-address="Anime.D224:Anime.D224">
            <calcext:condition calcext:apply-style-name="Watched" calcext:value="formula-is([.$C224] = 1)" calcext:base-cell-address="Anime.D224"/>
            <calcext:condition calcext:apply-style-name="All" calcext:value="formula-is([.$C224] = 11)" calcext:base-cell-address="Anime.D224"/>
            <calcext:condition calcext:apply-style-name="Review" calcext:value="formula-is([.$C224] = 12)" calcext:base-cell-address="Anime.D224"/>
            <calcext:condition calcext:apply-style-name="OST" calcext:value="formula-is([.$C224] = 13)" calcext:base-cell-address="Anime.D224"/>
            <calcext:condition calcext:apply-style-name="OP - ED" calcext:value="formula-is([.$C224] = 14)" calcext:base-cell-address="Anime.D224"/>
            <calcext:condition calcext:apply-style-name="Ongoing" calcext:value="formula-is([.$C224] = 2)" calcext:base-cell-address="Anime.D224"/>
            <calcext:condition calcext:apply-style-name="High Priority" calcext:value="formula-is([.$C224] = 3)" calcext:base-cell-address="Anime.D224"/>
            <calcext:condition calcext:apply-style-name="Black Default" calcext:value="formula-is([.$C224] = 4)" calcext:base-cell-address="Anime.D224"/>
            <calcext:condition calcext:apply-style-name="On Hold" calcext:value="formula-is([.$C224] = 5)" calcext:base-cell-address="Anime.D224"/>
            <calcext:condition calcext:apply-style-name="Dropped" calcext:value="formula-is([.$C224] = 6)" calcext:base-cell-address="Anime.D224"/>
          </calcext:conditional-format>
          <calcext:conditional-format calcext:target-range-address="Anime.D112:Anime.D113">
            <calcext:condition calcext:apply-style-name="Watched" calcext:value="formula-is([.$C112] = 1)" calcext:base-cell-address="Anime.D112"/>
            <calcext:condition calcext:apply-style-name="All" calcext:value="formula-is([.$C112] = 11)" calcext:base-cell-address="Anime.D112"/>
            <calcext:condition calcext:apply-style-name="Review" calcext:value="formula-is([.$C112] = 12)" calcext:base-cell-address="Anime.D112"/>
            <calcext:condition calcext:apply-style-name="OST" calcext:value="formula-is([.$C112] = 13)" calcext:base-cell-address="Anime.D112"/>
            <calcext:condition calcext:apply-style-name="OP - ED" calcext:value="formula-is([.$C112] = 14)" calcext:base-cell-address="Anime.D112"/>
            <calcext:condition calcext:apply-style-name="Ongoing" calcext:value="formula-is([.$C112] = 2)" calcext:base-cell-address="Anime.D112"/>
            <calcext:condition calcext:apply-style-name="High Priority" calcext:value="formula-is([.$C112] = 3)" calcext:base-cell-address="Anime.D112"/>
            <calcext:condition calcext:apply-style-name="Black Default" calcext:value="formula-is([.$C112] = 4)" calcext:base-cell-address="Anime.D112"/>
            <calcext:condition calcext:apply-style-name="On Hold" calcext:value="formula-is([.$C112] = 5)" calcext:base-cell-address="Anime.D112"/>
            <calcext:condition calcext:apply-style-name="Dropped" calcext:value="formula-is([.$C112] = 6)" calcext:base-cell-address="Anime.D112"/>
          </calcext:conditional-format>
          <calcext:conditional-format calcext:target-range-address="Anime.D228:Anime.D228">
            <calcext:condition calcext:apply-style-name="Watched" calcext:value="formula-is([.$C228] = 1)" calcext:base-cell-address="Anime.D228"/>
            <calcext:condition calcext:apply-style-name="All" calcext:value="formula-is([.$C228] = 11)" calcext:base-cell-address="Anime.D228"/>
            <calcext:condition calcext:apply-style-name="Review" calcext:value="formula-is([.$C228] = 12)" calcext:base-cell-address="Anime.D228"/>
            <calcext:condition calcext:apply-style-name="OST" calcext:value="formula-is([.$C228] = 13)" calcext:base-cell-address="Anime.D228"/>
            <calcext:condition calcext:apply-style-name="OP - ED" calcext:value="formula-is([.$C228] = 14)" calcext:base-cell-address="Anime.D228"/>
            <calcext:condition calcext:apply-style-name="Ongoing" calcext:value="formula-is([.$C228] = 2)" calcext:base-cell-address="Anime.D228"/>
            <calcext:condition calcext:apply-style-name="High Priority" calcext:value="formula-is([.$C228] = 3)" calcext:base-cell-address="Anime.D228"/>
            <calcext:condition calcext:apply-style-name="Black Default" calcext:value="formula-is([.$C228] = 4)" calcext:base-cell-address="Anime.D228"/>
            <calcext:condition calcext:apply-style-name="On Hold" calcext:value="formula-is([.$C228] = 5)" calcext:base-cell-address="Anime.D228"/>
            <calcext:condition calcext:apply-style-name="Dropped" calcext:value="formula-is([.$C228] = 6)" calcext:base-cell-address="Anime.D228"/>
          </calcext:conditional-format>
          <calcext:conditional-format calcext:target-range-address="Anime.D96:Anime.D96">
            <calcext:condition calcext:apply-style-name="Watched" calcext:value="formula-is([.$C96] = 1)" calcext:base-cell-address="Anime.D96"/>
            <calcext:condition calcext:apply-style-name="All" calcext:value="formula-is([.$C96] = 11)" calcext:base-cell-address="Anime.D96"/>
            <calcext:condition calcext:apply-style-name="Review" calcext:value="formula-is([.$C96] = 12)" calcext:base-cell-address="Anime.D96"/>
            <calcext:condition calcext:apply-style-name="OST" calcext:value="formula-is([.$C96] = 13)" calcext:base-cell-address="Anime.D96"/>
            <calcext:condition calcext:apply-style-name="OP - ED" calcext:value="formula-is([.$C96] = 14)" calcext:base-cell-address="Anime.D96"/>
            <calcext:condition calcext:apply-style-name="Ongoing" calcext:value="formula-is([.$C96] = 2)" calcext:base-cell-address="Anime.D96"/>
            <calcext:condition calcext:apply-style-name="High Priority" calcext:value="formula-is([.$C96] = 3)" calcext:base-cell-address="Anime.D96"/>
            <calcext:condition calcext:apply-style-name="Black Default" calcext:value="formula-is([.$C96] = 4)" calcext:base-cell-address="Anime.D96"/>
            <calcext:condition calcext:apply-style-name="On Hold" calcext:value="formula-is([.$C96] = 5)" calcext:base-cell-address="Anime.D96"/>
            <calcext:condition calcext:apply-style-name="Dropped" calcext:value="formula-is([.$C96] = 6)" calcext:base-cell-address="Anime.D96"/>
          </calcext:conditional-format>
          <calcext:conditional-format calcext:target-range-address="Anime.A17:Anime.A17">
            <calcext:condition calcext:apply-style-name="Watched" calcext:value="formula-is([.$C17] = 1)" calcext:base-cell-address="Anime.A17"/>
            <calcext:condition calcext:apply-style-name="All" calcext:value="formula-is([.$C17] = 11)" calcext:base-cell-address="Anime.A17"/>
            <calcext:condition calcext:apply-style-name="Review" calcext:value="formula-is([.$C17] = 12)" calcext:base-cell-address="Anime.A17"/>
            <calcext:condition calcext:apply-style-name="OST" calcext:value="formula-is([.$C17] = 13)" calcext:base-cell-address="Anime.A17"/>
            <calcext:condition calcext:apply-style-name="OP - ED" calcext:value="formula-is([.$C17] = 14)" calcext:base-cell-address="Anime.A17"/>
            <calcext:condition calcext:apply-style-name="Ongoing" calcext:value="formula-is([.$C17] = 2)" calcext:base-cell-address="Anime.A17"/>
            <calcext:condition calcext:apply-style-name="High Priority" calcext:value="formula-is([.$C17] = 3)" calcext:base-cell-address="Anime.A17"/>
            <calcext:condition calcext:apply-style-name="Black Default" calcext:value="formula-is([.$C17] = 4)" calcext:base-cell-address="Anime.A17"/>
            <calcext:condition calcext:apply-style-name="On Hold" calcext:value="formula-is([.$C17] = 5)" calcext:base-cell-address="Anime.A17"/>
            <calcext:condition calcext:apply-style-name="Dropped" calcext:value="formula-is([.$C17] = 6)" calcext:base-cell-address="Anime.A17"/>
          </calcext:conditional-format>
          <calcext:conditional-format calcext:target-range-address="Anime.R17:Anime.R17">
            <calcext:condition calcext:apply-style-name="Watched" calcext:value="formula-is([.$C17] = 1)" calcext:base-cell-address="Anime.R17"/>
            <calcext:condition calcext:apply-style-name="All" calcext:value="formula-is([.$C17] = 11)" calcext:base-cell-address="Anime.R17"/>
            <calcext:condition calcext:apply-style-name="Review" calcext:value="formula-is([.$C17] = 12)" calcext:base-cell-address="Anime.R17"/>
            <calcext:condition calcext:apply-style-name="OST" calcext:value="formula-is([.$C17] = 13)" calcext:base-cell-address="Anime.R17"/>
            <calcext:condition calcext:apply-style-name="OP - ED" calcext:value="formula-is([.$C17] = 14)" calcext:base-cell-address="Anime.R17"/>
            <calcext:condition calcext:apply-style-name="Ongoing" calcext:value="formula-is([.$C17] = 2)" calcext:base-cell-address="Anime.R17"/>
            <calcext:condition calcext:apply-style-name="High Priority" calcext:value="formula-is([.$C17] = 3)" calcext:base-cell-address="Anime.R17"/>
            <calcext:condition calcext:apply-style-name="Black Default" calcext:value="formula-is([.$C17] = 4)" calcext:base-cell-address="Anime.R17"/>
            <calcext:condition calcext:apply-style-name="On Hold" calcext:value="formula-is([.$C17] = 5)" calcext:base-cell-address="Anime.R17"/>
            <calcext:condition calcext:apply-style-name="Dropped" calcext:value="formula-is([.$C17] = 6)" calcext:base-cell-address="Anime.R17"/>
          </calcext:conditional-format>
          <calcext:conditional-format calcext:target-range-address="Anime.T17:Anime.T17">
            <calcext:condition calcext:apply-style-name="Watched" calcext:value="formula-is([.$C17] = 1)" calcext:base-cell-address="Anime.T17"/>
            <calcext:condition calcext:apply-style-name="All" calcext:value="formula-is([.$C17] = 11)" calcext:base-cell-address="Anime.T17"/>
            <calcext:condition calcext:apply-style-name="Review" calcext:value="formula-is([.$C17] = 12)" calcext:base-cell-address="Anime.T17"/>
            <calcext:condition calcext:apply-style-name="OST" calcext:value="formula-is([.$C17] = 13)" calcext:base-cell-address="Anime.T17"/>
            <calcext:condition calcext:apply-style-name="OP - ED" calcext:value="formula-is([.$C17] = 14)" calcext:base-cell-address="Anime.T17"/>
            <calcext:condition calcext:apply-style-name="Ongoing" calcext:value="formula-is([.$C17] = 2)" calcext:base-cell-address="Anime.T17"/>
            <calcext:condition calcext:apply-style-name="High Priority" calcext:value="formula-is([.$C17] = 3)" calcext:base-cell-address="Anime.T17"/>
            <calcext:condition calcext:apply-style-name="Black Default" calcext:value="formula-is([.$C17] = 4)" calcext:base-cell-address="Anime.T17"/>
            <calcext:condition calcext:apply-style-name="On Hold" calcext:value="formula-is([.$C17] = 5)" calcext:base-cell-address="Anime.T17"/>
            <calcext:condition calcext:apply-style-name="Dropped" calcext:value="formula-is([.$C17] = 6)" calcext:base-cell-address="Anime.T17"/>
          </calcext:conditional-format>
          <calcext:conditional-format calcext:target-range-address="Anime.A142:Anime.A142">
            <calcext:condition calcext:apply-style-name="Watched" calcext:value="formula-is([.$C142] = 1)" calcext:base-cell-address="Anime.A142"/>
            <calcext:condition calcext:apply-style-name="All" calcext:value="formula-is([.$C142] = 11)" calcext:base-cell-address="Anime.A142"/>
            <calcext:condition calcext:apply-style-name="Review" calcext:value="formula-is([.$C142] = 12)" calcext:base-cell-address="Anime.A142"/>
            <calcext:condition calcext:apply-style-name="OST" calcext:value="formula-is([.$C142] = 13)" calcext:base-cell-address="Anime.A142"/>
            <calcext:condition calcext:apply-style-name="OP - ED" calcext:value="formula-is([.$C142] = 14)" calcext:base-cell-address="Anime.A142"/>
            <calcext:condition calcext:apply-style-name="Ongoing" calcext:value="formula-is([.$C142] = 2)" calcext:base-cell-address="Anime.A142"/>
            <calcext:condition calcext:apply-style-name="High Priority" calcext:value="formula-is([.$C142] = 3)" calcext:base-cell-address="Anime.A142"/>
            <calcext:condition calcext:apply-style-name="Black Default" calcext:value="formula-is([.$C142] = 4)" calcext:base-cell-address="Anime.A142"/>
            <calcext:condition calcext:apply-style-name="On Hold" calcext:value="formula-is([.$C142] = 5)" calcext:base-cell-address="Anime.A142"/>
            <calcext:condition calcext:apply-style-name="Dropped" calcext:value="formula-is([.$C142] = 6)" calcext:base-cell-address="Anime.A142"/>
          </calcext:conditional-format>
          <calcext:conditional-format calcext:target-range-address="Anime.A215:Anime.A215">
            <calcext:condition calcext:apply-style-name="Watched" calcext:value="formula-is([.$C215] = 1)" calcext:base-cell-address="Anime.A215"/>
            <calcext:condition calcext:apply-style-name="All" calcext:value="formula-is([.$C215] = 11)" calcext:base-cell-address="Anime.A215"/>
            <calcext:condition calcext:apply-style-name="Review" calcext:value="formula-is([.$C215] = 12)" calcext:base-cell-address="Anime.A215"/>
            <calcext:condition calcext:apply-style-name="OST" calcext:value="formula-is([.$C215] = 13)" calcext:base-cell-address="Anime.A215"/>
            <calcext:condition calcext:apply-style-name="OP - ED" calcext:value="formula-is([.$C215] = 14)" calcext:base-cell-address="Anime.A215"/>
            <calcext:condition calcext:apply-style-name="Ongoing" calcext:value="formula-is([.$C215] = 2)" calcext:base-cell-address="Anime.A215"/>
            <calcext:condition calcext:apply-style-name="High Priority" calcext:value="formula-is([.$C215] = 3)" calcext:base-cell-address="Anime.A215"/>
            <calcext:condition calcext:apply-style-name="Black Default" calcext:value="formula-is([.$C215] = 4)" calcext:base-cell-address="Anime.A215"/>
            <calcext:condition calcext:apply-style-name="On Hold" calcext:value="formula-is([.$C215] = 5)" calcext:base-cell-address="Anime.A215"/>
            <calcext:condition calcext:apply-style-name="Dropped" calcext:value="formula-is([.$C215] = 6)" calcext:base-cell-address="Anime.A215"/>
          </calcext:conditional-format>
          <calcext:conditional-format calcext:target-range-address="Anime.B215:Anime.B215">
            <calcext:condition calcext:apply-style-name="Watched" calcext:value="formula-is([.$C215] = 1)" calcext:base-cell-address="Anime.B215"/>
            <calcext:condition calcext:apply-style-name="All" calcext:value="formula-is([.$C215] = 11)" calcext:base-cell-address="Anime.B215"/>
            <calcext:condition calcext:apply-style-name="Review" calcext:value="formula-is([.$C215] = 12)" calcext:base-cell-address="Anime.B215"/>
            <calcext:condition calcext:apply-style-name="OST" calcext:value="formula-is([.$C215] = 13)" calcext:base-cell-address="Anime.B215"/>
            <calcext:condition calcext:apply-style-name="OP - ED" calcext:value="formula-is([.$C215] = 14)" calcext:base-cell-address="Anime.B215"/>
            <calcext:condition calcext:apply-style-name="Ongoing" calcext:value="formula-is([.$C215] = 2)" calcext:base-cell-address="Anime.B215"/>
            <calcext:condition calcext:apply-style-name="High Priority" calcext:value="formula-is([.$C215] = 3)" calcext:base-cell-address="Anime.B215"/>
            <calcext:condition calcext:apply-style-name="Black Default" calcext:value="formula-is([.$C215] = 4)" calcext:base-cell-address="Anime.B215"/>
            <calcext:condition calcext:apply-style-name="On Hold" calcext:value="formula-is([.$C215] = 5)" calcext:base-cell-address="Anime.B215"/>
            <calcext:condition calcext:apply-style-name="Dropped" calcext:value="formula-is([.$C215] = 6)" calcext:base-cell-address="Anime.B215"/>
          </calcext:conditional-format>
          <calcext:conditional-format calcext:target-range-address="Anime.C215:Anime.C215">
            <calcext:condition calcext:apply-style-name="Watched" calcext:value="formula-is([.$C215] = 1)" calcext:base-cell-address="Anime.C215"/>
            <calcext:condition calcext:apply-style-name="All" calcext:value="formula-is([.$C215] = 11)" calcext:base-cell-address="Anime.C215"/>
            <calcext:condition calcext:apply-style-name="Review" calcext:value="formula-is([.$C215] = 12)" calcext:base-cell-address="Anime.C215"/>
            <calcext:condition calcext:apply-style-name="OST" calcext:value="formula-is([.$C215] = 13)" calcext:base-cell-address="Anime.C215"/>
            <calcext:condition calcext:apply-style-name="OP - ED" calcext:value="formula-is([.$C215] = 14)" calcext:base-cell-address="Anime.C215"/>
            <calcext:condition calcext:apply-style-name="Ongoing" calcext:value="formula-is([.$C215] = 2)" calcext:base-cell-address="Anime.C215"/>
            <calcext:condition calcext:apply-style-name="High Priority" calcext:value="formula-is([.$C215] = 3)" calcext:base-cell-address="Anime.C215"/>
            <calcext:condition calcext:apply-style-name="Black Default" calcext:value="formula-is([.$C215] = 4)" calcext:base-cell-address="Anime.C215"/>
            <calcext:condition calcext:apply-style-name="On Hold" calcext:value="formula-is([.$C215] = 5)" calcext:base-cell-address="Anime.C215"/>
            <calcext:condition calcext:apply-style-name="Dropped" calcext:value="formula-is([.$C215] = 6)" calcext:base-cell-address="Anime.C215"/>
          </calcext:conditional-format>
          <calcext:conditional-format calcext:target-range-address="Anime.D215:Anime.D215">
            <calcext:condition calcext:apply-style-name="Watched" calcext:value="formula-is([.$C215] = 1)" calcext:base-cell-address="Anime.D215"/>
            <calcext:condition calcext:apply-style-name="All" calcext:value="formula-is([.$C215] = 11)" calcext:base-cell-address="Anime.D215"/>
            <calcext:condition calcext:apply-style-name="Review" calcext:value="formula-is([.$C215] = 12)" calcext:base-cell-address="Anime.D215"/>
            <calcext:condition calcext:apply-style-name="OST" calcext:value="formula-is([.$C215] = 13)" calcext:base-cell-address="Anime.D215"/>
            <calcext:condition calcext:apply-style-name="OP - ED" calcext:value="formula-is([.$C215] = 14)" calcext:base-cell-address="Anime.D215"/>
            <calcext:condition calcext:apply-style-name="Ongoing" calcext:value="formula-is([.$C215] = 2)" calcext:base-cell-address="Anime.D215"/>
            <calcext:condition calcext:apply-style-name="High Priority" calcext:value="formula-is([.$C215] = 3)" calcext:base-cell-address="Anime.D215"/>
            <calcext:condition calcext:apply-style-name="Black Default" calcext:value="formula-is([.$C215] = 4)" calcext:base-cell-address="Anime.D215"/>
            <calcext:condition calcext:apply-style-name="On Hold" calcext:value="formula-is([.$C215] = 5)" calcext:base-cell-address="Anime.D215"/>
            <calcext:condition calcext:apply-style-name="Dropped" calcext:value="formula-is([.$C215] = 6)" calcext:base-cell-address="Anime.D215"/>
          </calcext:conditional-format>
          <calcext:conditional-format calcext:target-range-address="Anime.E215:Anime.E215">
            <calcext:condition calcext:apply-style-name="Watched" calcext:value="formula-is([.$C215] = 1)" calcext:base-cell-address="Anime.E215"/>
            <calcext:condition calcext:apply-style-name="All" calcext:value="formula-is([.$C215] = 11)" calcext:base-cell-address="Anime.E215"/>
            <calcext:condition calcext:apply-style-name="Review" calcext:value="formula-is([.$C215] = 12)" calcext:base-cell-address="Anime.E215"/>
            <calcext:condition calcext:apply-style-name="OST" calcext:value="formula-is([.$C215] = 13)" calcext:base-cell-address="Anime.E215"/>
            <calcext:condition calcext:apply-style-name="OP - ED" calcext:value="formula-is([.$C215] = 14)" calcext:base-cell-address="Anime.E215"/>
            <calcext:condition calcext:apply-style-name="Ongoing" calcext:value="formula-is([.$C215] = 2)" calcext:base-cell-address="Anime.E215"/>
            <calcext:condition calcext:apply-style-name="High Priority" calcext:value="formula-is([.$C215] = 3)" calcext:base-cell-address="Anime.E215"/>
            <calcext:condition calcext:apply-style-name="Black Default" calcext:value="formula-is([.$C215] = 4)" calcext:base-cell-address="Anime.E215"/>
            <calcext:condition calcext:apply-style-name="On Hold" calcext:value="formula-is([.$C215] = 5)" calcext:base-cell-address="Anime.E215"/>
            <calcext:condition calcext:apply-style-name="Dropped" calcext:value="formula-is([.$C215] = 6)" calcext:base-cell-address="Anime.E215"/>
          </calcext:conditional-format>
          <calcext:conditional-format calcext:target-range-address="Anime.F215:Anime.F215">
            <calcext:condition calcext:apply-style-name="Watched" calcext:value="formula-is([.$C215] = 1)" calcext:base-cell-address="Anime.F215"/>
            <calcext:condition calcext:apply-style-name="All" calcext:value="formula-is([.$C215] = 11)" calcext:base-cell-address="Anime.F215"/>
            <calcext:condition calcext:apply-style-name="Review" calcext:value="formula-is([.$C215] = 12)" calcext:base-cell-address="Anime.F215"/>
            <calcext:condition calcext:apply-style-name="OST" calcext:value="formula-is([.$C215] = 13)" calcext:base-cell-address="Anime.F215"/>
            <calcext:condition calcext:apply-style-name="OP - ED" calcext:value="formula-is([.$C215] = 14)" calcext:base-cell-address="Anime.F215"/>
            <calcext:condition calcext:apply-style-name="Ongoing" calcext:value="formula-is([.$C215] = 2)" calcext:base-cell-address="Anime.F215"/>
            <calcext:condition calcext:apply-style-name="High Priority" calcext:value="formula-is([.$C215] = 3)" calcext:base-cell-address="Anime.F215"/>
            <calcext:condition calcext:apply-style-name="Black Default" calcext:value="formula-is([.$C215] = 4)" calcext:base-cell-address="Anime.F215"/>
            <calcext:condition calcext:apply-style-name="On Hold" calcext:value="formula-is([.$C215] = 5)" calcext:base-cell-address="Anime.F215"/>
            <calcext:condition calcext:apply-style-name="Dropped" calcext:value="formula-is([.$C215] = 6)" calcext:base-cell-address="Anime.F215"/>
          </calcext:conditional-format>
          <calcext:conditional-format calcext:target-range-address="Anime.G215:Anime.G215">
            <calcext:condition calcext:apply-style-name="Watched" calcext:value="formula-is([.$C215] = 1)" calcext:base-cell-address="Anime.G215"/>
            <calcext:condition calcext:apply-style-name="All" calcext:value="formula-is([.$C215] = 11)" calcext:base-cell-address="Anime.G215"/>
            <calcext:condition calcext:apply-style-name="Review" calcext:value="formula-is([.$C215] = 12)" calcext:base-cell-address="Anime.G215"/>
            <calcext:condition calcext:apply-style-name="OST" calcext:value="formula-is([.$C215] = 13)" calcext:base-cell-address="Anime.G215"/>
            <calcext:condition calcext:apply-style-name="OP - ED" calcext:value="formula-is([.$C215] = 14)" calcext:base-cell-address="Anime.G215"/>
            <calcext:condition calcext:apply-style-name="Ongoing" calcext:value="formula-is([.$C215] = 2)" calcext:base-cell-address="Anime.G215"/>
            <calcext:condition calcext:apply-style-name="High Priority" calcext:value="formula-is([.$C215] = 3)" calcext:base-cell-address="Anime.G215"/>
            <calcext:condition calcext:apply-style-name="Black Default" calcext:value="formula-is([.$C215] = 4)" calcext:base-cell-address="Anime.G215"/>
            <calcext:condition calcext:apply-style-name="On Hold" calcext:value="formula-is([.$C215] = 5)" calcext:base-cell-address="Anime.G215"/>
            <calcext:condition calcext:apply-style-name="Dropped" calcext:value="formula-is([.$C215] = 6)" calcext:base-cell-address="Anime.G215"/>
          </calcext:conditional-format>
          <calcext:conditional-format calcext:target-range-address="Anime.H215:Anime.H215">
            <calcext:condition calcext:apply-style-name="Watched" calcext:value="formula-is([.$C215] = 1)" calcext:base-cell-address="Anime.H215"/>
            <calcext:condition calcext:apply-style-name="All" calcext:value="formula-is([.$C215] = 11)" calcext:base-cell-address="Anime.H215"/>
            <calcext:condition calcext:apply-style-name="Review" calcext:value="formula-is([.$C215] = 12)" calcext:base-cell-address="Anime.H215"/>
            <calcext:condition calcext:apply-style-name="OST" calcext:value="formula-is([.$C215] = 13)" calcext:base-cell-address="Anime.H215"/>
            <calcext:condition calcext:apply-style-name="OP - ED" calcext:value="formula-is([.$C215] = 14)" calcext:base-cell-address="Anime.H215"/>
            <calcext:condition calcext:apply-style-name="Ongoing" calcext:value="formula-is([.$C215] = 2)" calcext:base-cell-address="Anime.H215"/>
            <calcext:condition calcext:apply-style-name="High Priority" calcext:value="formula-is([.$C215] = 3)" calcext:base-cell-address="Anime.H215"/>
            <calcext:condition calcext:apply-style-name="Black Default" calcext:value="formula-is([.$C215] = 4)" calcext:base-cell-address="Anime.H215"/>
            <calcext:condition calcext:apply-style-name="On Hold" calcext:value="formula-is([.$C215] = 5)" calcext:base-cell-address="Anime.H215"/>
            <calcext:condition calcext:apply-style-name="Dropped" calcext:value="formula-is([.$C215] = 6)" calcext:base-cell-address="Anime.H215"/>
          </calcext:conditional-format>
          <calcext:conditional-format calcext:target-range-address="Anime.I215:Anime.I215">
            <calcext:condition calcext:apply-style-name="Watched" calcext:value="formula-is([.$C215] = 1)" calcext:base-cell-address="Anime.I215"/>
            <calcext:condition calcext:apply-style-name="All" calcext:value="formula-is([.$C215] = 11)" calcext:base-cell-address="Anime.I215"/>
            <calcext:condition calcext:apply-style-name="Review" calcext:value="formula-is([.$C215] = 12)" calcext:base-cell-address="Anime.I215"/>
            <calcext:condition calcext:apply-style-name="OST" calcext:value="formula-is([.$C215] = 13)" calcext:base-cell-address="Anime.I215"/>
            <calcext:condition calcext:apply-style-name="OP - ED" calcext:value="formula-is([.$C215] = 14)" calcext:base-cell-address="Anime.I215"/>
            <calcext:condition calcext:apply-style-name="Ongoing" calcext:value="formula-is([.$C215] = 2)" calcext:base-cell-address="Anime.I215"/>
            <calcext:condition calcext:apply-style-name="High Priority" calcext:value="formula-is([.$C215] = 3)" calcext:base-cell-address="Anime.I215"/>
            <calcext:condition calcext:apply-style-name="Black Default" calcext:value="formula-is([.$C215] = 4)" calcext:base-cell-address="Anime.I215"/>
            <calcext:condition calcext:apply-style-name="On Hold" calcext:value="formula-is([.$C215] = 5)" calcext:base-cell-address="Anime.I215"/>
            <calcext:condition calcext:apply-style-name="Dropped" calcext:value="formula-is([.$C215] = 6)" calcext:base-cell-address="Anime.I215"/>
          </calcext:conditional-format>
          <calcext:conditional-format calcext:target-range-address="Anime.K215:Anime.K215">
            <calcext:condition calcext:apply-style-name="Watched" calcext:value="formula-is([.$C215] = 1)" calcext:base-cell-address="Anime.K215"/>
            <calcext:condition calcext:apply-style-name="All" calcext:value="formula-is([.$C215] = 11)" calcext:base-cell-address="Anime.K215"/>
            <calcext:condition calcext:apply-style-name="Review" calcext:value="formula-is([.$C215] = 12)" calcext:base-cell-address="Anime.K215"/>
            <calcext:condition calcext:apply-style-name="OST" calcext:value="formula-is([.$C215] = 13)" calcext:base-cell-address="Anime.K215"/>
            <calcext:condition calcext:apply-style-name="OP - ED" calcext:value="formula-is([.$C215] = 14)" calcext:base-cell-address="Anime.K215"/>
            <calcext:condition calcext:apply-style-name="Ongoing" calcext:value="formula-is([.$C215] = 2)" calcext:base-cell-address="Anime.K215"/>
            <calcext:condition calcext:apply-style-name="High Priority" calcext:value="formula-is([.$C215] = 3)" calcext:base-cell-address="Anime.K215"/>
            <calcext:condition calcext:apply-style-name="Black Default" calcext:value="formula-is([.$C215] = 4)" calcext:base-cell-address="Anime.K215"/>
            <calcext:condition calcext:apply-style-name="On Hold" calcext:value="formula-is([.$C215] = 5)" calcext:base-cell-address="Anime.K215"/>
            <calcext:condition calcext:apply-style-name="Dropped" calcext:value="formula-is([.$C215] = 6)" calcext:base-cell-address="Anime.K215"/>
          </calcext:conditional-format>
          <calcext:conditional-format calcext:target-range-address="Anime.L215:Anime.L215">
            <calcext:condition calcext:apply-style-name="Watched" calcext:value="formula-is([.$C215] = 1)" calcext:base-cell-address="Anime.L215"/>
            <calcext:condition calcext:apply-style-name="All" calcext:value="formula-is([.$C215] = 11)" calcext:base-cell-address="Anime.L215"/>
            <calcext:condition calcext:apply-style-name="Review" calcext:value="formula-is([.$C215] = 12)" calcext:base-cell-address="Anime.L215"/>
            <calcext:condition calcext:apply-style-name="OST" calcext:value="formula-is([.$C215] = 13)" calcext:base-cell-address="Anime.L215"/>
            <calcext:condition calcext:apply-style-name="OP - ED" calcext:value="formula-is([.$C215] = 14)" calcext:base-cell-address="Anime.L215"/>
            <calcext:condition calcext:apply-style-name="Ongoing" calcext:value="formula-is([.$C215] = 2)" calcext:base-cell-address="Anime.L215"/>
            <calcext:condition calcext:apply-style-name="High Priority" calcext:value="formula-is([.$C215] = 3)" calcext:base-cell-address="Anime.L215"/>
            <calcext:condition calcext:apply-style-name="Black Default" calcext:value="formula-is([.$C215] = 4)" calcext:base-cell-address="Anime.L215"/>
            <calcext:condition calcext:apply-style-name="On Hold" calcext:value="formula-is([.$C215] = 5)" calcext:base-cell-address="Anime.L215"/>
            <calcext:condition calcext:apply-style-name="Dropped" calcext:value="formula-is([.$C215] = 6)" calcext:base-cell-address="Anime.L215"/>
          </calcext:conditional-format>
          <calcext:conditional-format calcext:target-range-address="Anime.M215:Anime.M215">
            <calcext:condition calcext:apply-style-name="Watched" calcext:value="formula-is([.$C215] = 1)" calcext:base-cell-address="Anime.M215"/>
            <calcext:condition calcext:apply-style-name="All" calcext:value="formula-is([.$C215] = 11)" calcext:base-cell-address="Anime.M215"/>
            <calcext:condition calcext:apply-style-name="Review" calcext:value="formula-is([.$C215] = 12)" calcext:base-cell-address="Anime.M215"/>
            <calcext:condition calcext:apply-style-name="OST" calcext:value="formula-is([.$C215] = 13)" calcext:base-cell-address="Anime.M215"/>
            <calcext:condition calcext:apply-style-name="OP - ED" calcext:value="formula-is([.$C215] = 14)" calcext:base-cell-address="Anime.M215"/>
            <calcext:condition calcext:apply-style-name="Ongoing" calcext:value="formula-is([.$C215] = 2)" calcext:base-cell-address="Anime.M215"/>
            <calcext:condition calcext:apply-style-name="High Priority" calcext:value="formula-is([.$C215] = 3)" calcext:base-cell-address="Anime.M215"/>
            <calcext:condition calcext:apply-style-name="Black Default" calcext:value="formula-is([.$C215] = 4)" calcext:base-cell-address="Anime.M215"/>
            <calcext:condition calcext:apply-style-name="On Hold" calcext:value="formula-is([.$C215] = 5)" calcext:base-cell-address="Anime.M215"/>
            <calcext:condition calcext:apply-style-name="Dropped" calcext:value="formula-is([.$C215] = 6)" calcext:base-cell-address="Anime.M215"/>
          </calcext:conditional-format>
          <calcext:conditional-format calcext:target-range-address="Anime.N215:Anime.N215">
            <calcext:condition calcext:apply-style-name="Watched" calcext:value="formula-is([.$C215] = 1)" calcext:base-cell-address="Anime.N215"/>
            <calcext:condition calcext:apply-style-name="All" calcext:value="formula-is([.$C215] = 11)" calcext:base-cell-address="Anime.N215"/>
            <calcext:condition calcext:apply-style-name="Review" calcext:value="formula-is([.$C215] = 12)" calcext:base-cell-address="Anime.N215"/>
            <calcext:condition calcext:apply-style-name="OST" calcext:value="formula-is([.$C215] = 13)" calcext:base-cell-address="Anime.N215"/>
            <calcext:condition calcext:apply-style-name="OP - ED" calcext:value="formula-is([.$C215] = 14)" calcext:base-cell-address="Anime.N215"/>
            <calcext:condition calcext:apply-style-name="Ongoing" calcext:value="formula-is([.$C215] = 2)" calcext:base-cell-address="Anime.N215"/>
            <calcext:condition calcext:apply-style-name="High Priority" calcext:value="formula-is([.$C215] = 3)" calcext:base-cell-address="Anime.N215"/>
            <calcext:condition calcext:apply-style-name="Black Default" calcext:value="formula-is([.$C215] = 4)" calcext:base-cell-address="Anime.N215"/>
            <calcext:condition calcext:apply-style-name="On Hold" calcext:value="formula-is([.$C215] = 5)" calcext:base-cell-address="Anime.N215"/>
            <calcext:condition calcext:apply-style-name="Dropped" calcext:value="formula-is([.$C215] = 6)" calcext:base-cell-address="Anime.N215"/>
          </calcext:conditional-format>
          <calcext:conditional-format calcext:target-range-address="Anime.Q215:Anime.Q215">
            <calcext:condition calcext:apply-style-name="Watched" calcext:value="formula-is([.$C215] = 1)" calcext:base-cell-address="Anime.Q215"/>
            <calcext:condition calcext:apply-style-name="All" calcext:value="formula-is([.$C215] = 11)" calcext:base-cell-address="Anime.Q215"/>
            <calcext:condition calcext:apply-style-name="Review" calcext:value="formula-is([.$C215] = 12)" calcext:base-cell-address="Anime.Q215"/>
            <calcext:condition calcext:apply-style-name="OST" calcext:value="formula-is([.$C215] = 13)" calcext:base-cell-address="Anime.Q215"/>
            <calcext:condition calcext:apply-style-name="OP - ED" calcext:value="formula-is([.$C215] = 14)" calcext:base-cell-address="Anime.Q215"/>
            <calcext:condition calcext:apply-style-name="Ongoing" calcext:value="formula-is([.$C215] = 2)" calcext:base-cell-address="Anime.Q215"/>
            <calcext:condition calcext:apply-style-name="High Priority" calcext:value="formula-is([.$C215] = 3)" calcext:base-cell-address="Anime.Q215"/>
            <calcext:condition calcext:apply-style-name="Black Default" calcext:value="formula-is([.$C215] = 4)" calcext:base-cell-address="Anime.Q215"/>
            <calcext:condition calcext:apply-style-name="On Hold" calcext:value="formula-is([.$C215] = 5)" calcext:base-cell-address="Anime.Q215"/>
            <calcext:condition calcext:apply-style-name="Dropped" calcext:value="formula-is([.$C215] = 6)" calcext:base-cell-address="Anime.Q215"/>
          </calcext:conditional-format>
          <calcext:conditional-format calcext:target-range-address="Anime.R215:Anime.R215">
            <calcext:condition calcext:apply-style-name="Watched" calcext:value="formula-is([.$C215] = 1)" calcext:base-cell-address="Anime.R215"/>
            <calcext:condition calcext:apply-style-name="All" calcext:value="formula-is([.$C215] = 11)" calcext:base-cell-address="Anime.R215"/>
            <calcext:condition calcext:apply-style-name="Review" calcext:value="formula-is([.$C215] = 12)" calcext:base-cell-address="Anime.R215"/>
            <calcext:condition calcext:apply-style-name="OST" calcext:value="formula-is([.$C215] = 13)" calcext:base-cell-address="Anime.R215"/>
            <calcext:condition calcext:apply-style-name="OP - ED" calcext:value="formula-is([.$C215] = 14)" calcext:base-cell-address="Anime.R215"/>
            <calcext:condition calcext:apply-style-name="Ongoing" calcext:value="formula-is([.$C215] = 2)" calcext:base-cell-address="Anime.R215"/>
            <calcext:condition calcext:apply-style-name="High Priority" calcext:value="formula-is([.$C215] = 3)" calcext:base-cell-address="Anime.R215"/>
            <calcext:condition calcext:apply-style-name="Black Default" calcext:value="formula-is([.$C215] = 4)" calcext:base-cell-address="Anime.R215"/>
            <calcext:condition calcext:apply-style-name="On Hold" calcext:value="formula-is([.$C215] = 5)" calcext:base-cell-address="Anime.R215"/>
            <calcext:condition calcext:apply-style-name="Dropped" calcext:value="formula-is([.$C215] = 6)" calcext:base-cell-address="Anime.R215"/>
          </calcext:conditional-format>
          <calcext:conditional-format calcext:target-range-address="Anime.S215:Anime.S215">
            <calcext:condition calcext:apply-style-name="Watched" calcext:value="formula-is([.$C215] = 1)" calcext:base-cell-address="Anime.S215"/>
            <calcext:condition calcext:apply-style-name="All" calcext:value="formula-is([.$C215] = 11)" calcext:base-cell-address="Anime.S215"/>
            <calcext:condition calcext:apply-style-name="Review" calcext:value="formula-is([.$C215] = 12)" calcext:base-cell-address="Anime.S215"/>
            <calcext:condition calcext:apply-style-name="OST" calcext:value="formula-is([.$C215] = 13)" calcext:base-cell-address="Anime.S215"/>
            <calcext:condition calcext:apply-style-name="OP - ED" calcext:value="formula-is([.$C215] = 14)" calcext:base-cell-address="Anime.S215"/>
            <calcext:condition calcext:apply-style-name="Ongoing" calcext:value="formula-is([.$C215] = 2)" calcext:base-cell-address="Anime.S215"/>
            <calcext:condition calcext:apply-style-name="High Priority" calcext:value="formula-is([.$C215] = 3)" calcext:base-cell-address="Anime.S215"/>
            <calcext:condition calcext:apply-style-name="Black Default" calcext:value="formula-is([.$C215] = 4)" calcext:base-cell-address="Anime.S215"/>
            <calcext:condition calcext:apply-style-name="On Hold" calcext:value="formula-is([.$C215] = 5)" calcext:base-cell-address="Anime.S215"/>
            <calcext:condition calcext:apply-style-name="Dropped" calcext:value="formula-is([.$C215] = 6)" calcext:base-cell-address="Anime.S215"/>
          </calcext:conditional-format>
          <calcext:conditional-format calcext:target-range-address="Anime.T215:Anime.T215">
            <calcext:condition calcext:apply-style-name="Watched" calcext:value="formula-is([.$C215] = 1)" calcext:base-cell-address="Anime.T215"/>
            <calcext:condition calcext:apply-style-name="All" calcext:value="formula-is([.$C215] = 11)" calcext:base-cell-address="Anime.T215"/>
            <calcext:condition calcext:apply-style-name="Review" calcext:value="formula-is([.$C215] = 12)" calcext:base-cell-address="Anime.T215"/>
            <calcext:condition calcext:apply-style-name="OST" calcext:value="formula-is([.$C215] = 13)" calcext:base-cell-address="Anime.T215"/>
            <calcext:condition calcext:apply-style-name="OP - ED" calcext:value="formula-is([.$C215] = 14)" calcext:base-cell-address="Anime.T215"/>
            <calcext:condition calcext:apply-style-name="Ongoing" calcext:value="formula-is([.$C215] = 2)" calcext:base-cell-address="Anime.T215"/>
            <calcext:condition calcext:apply-style-name="High Priority" calcext:value="formula-is([.$C215] = 3)" calcext:base-cell-address="Anime.T215"/>
            <calcext:condition calcext:apply-style-name="Black Default" calcext:value="formula-is([.$C215] = 4)" calcext:base-cell-address="Anime.T215"/>
            <calcext:condition calcext:apply-style-name="On Hold" calcext:value="formula-is([.$C215] = 5)" calcext:base-cell-address="Anime.T215"/>
            <calcext:condition calcext:apply-style-name="Dropped" calcext:value="formula-is([.$C215] = 6)" calcext:base-cell-address="Anime.T215"/>
          </calcext:conditional-format>
          <calcext:conditional-format calcext:target-range-address="Anime.U215:Anime.U215">
            <calcext:condition calcext:apply-style-name="Watched" calcext:value="formula-is([.$C215] = 1)" calcext:base-cell-address="Anime.U215"/>
            <calcext:condition calcext:apply-style-name="All" calcext:value="formula-is([.$C215] = 11)" calcext:base-cell-address="Anime.U215"/>
            <calcext:condition calcext:apply-style-name="Review" calcext:value="formula-is([.$C215] = 12)" calcext:base-cell-address="Anime.U215"/>
            <calcext:condition calcext:apply-style-name="OST" calcext:value="formula-is([.$C215] = 13)" calcext:base-cell-address="Anime.U215"/>
            <calcext:condition calcext:apply-style-name="OP - ED" calcext:value="formula-is([.$C215] = 14)" calcext:base-cell-address="Anime.U215"/>
            <calcext:condition calcext:apply-style-name="Ongoing" calcext:value="formula-is([.$C215] = 2)" calcext:base-cell-address="Anime.U215"/>
            <calcext:condition calcext:apply-style-name="High Priority" calcext:value="formula-is([.$C215] = 3)" calcext:base-cell-address="Anime.U215"/>
            <calcext:condition calcext:apply-style-name="Black Default" calcext:value="formula-is([.$C215] = 4)" calcext:base-cell-address="Anime.U215"/>
            <calcext:condition calcext:apply-style-name="On Hold" calcext:value="formula-is([.$C215] = 5)" calcext:base-cell-address="Anime.U215"/>
            <calcext:condition calcext:apply-style-name="Dropped" calcext:value="formula-is([.$C215] = 6)" calcext:base-cell-address="Anime.U215"/>
          </calcext:conditional-format>
          <calcext:conditional-format calcext:target-range-address="Anime.V215:Anime.V215">
            <calcext:condition calcext:apply-style-name="Watched" calcext:value="formula-is([.$C215] = 1)" calcext:base-cell-address="Anime.V215"/>
            <calcext:condition calcext:apply-style-name="All" calcext:value="formula-is([.$C215] = 11)" calcext:base-cell-address="Anime.V215"/>
            <calcext:condition calcext:apply-style-name="Review" calcext:value="formula-is([.$C215] = 12)" calcext:base-cell-address="Anime.V215"/>
            <calcext:condition calcext:apply-style-name="OST" calcext:value="formula-is([.$C215] = 13)" calcext:base-cell-address="Anime.V215"/>
            <calcext:condition calcext:apply-style-name="OP - ED" calcext:value="formula-is([.$C215] = 14)" calcext:base-cell-address="Anime.V215"/>
            <calcext:condition calcext:apply-style-name="Ongoing" calcext:value="formula-is([.$C215] = 2)" calcext:base-cell-address="Anime.V215"/>
            <calcext:condition calcext:apply-style-name="High Priority" calcext:value="formula-is([.$C215] = 3)" calcext:base-cell-address="Anime.V215"/>
            <calcext:condition calcext:apply-style-name="Black Default" calcext:value="formula-is([.$C215] = 4)" calcext:base-cell-address="Anime.V215"/>
            <calcext:condition calcext:apply-style-name="On Hold" calcext:value="formula-is([.$C215] = 5)" calcext:base-cell-address="Anime.V215"/>
            <calcext:condition calcext:apply-style-name="Dropped" calcext:value="formula-is([.$C215] = 6)" calcext:base-cell-address="Anime.V215"/>
          </calcext:conditional-format>
          <calcext:conditional-format calcext:target-range-address="Anime.W215:Anime.W215">
            <calcext:condition calcext:apply-style-name="Watched" calcext:value="formula-is([.$C215] = 1)" calcext:base-cell-address="Anime.W215"/>
            <calcext:condition calcext:apply-style-name="All" calcext:value="formula-is([.$C215] = 11)" calcext:base-cell-address="Anime.W215"/>
            <calcext:condition calcext:apply-style-name="Review" calcext:value="formula-is([.$C215] = 12)" calcext:base-cell-address="Anime.W215"/>
            <calcext:condition calcext:apply-style-name="OST" calcext:value="formula-is([.$C215] = 13)" calcext:base-cell-address="Anime.W215"/>
            <calcext:condition calcext:apply-style-name="OP - ED" calcext:value="formula-is([.$C215] = 14)" calcext:base-cell-address="Anime.W215"/>
            <calcext:condition calcext:apply-style-name="Ongoing" calcext:value="formula-is([.$C215] = 2)" calcext:base-cell-address="Anime.W215"/>
            <calcext:condition calcext:apply-style-name="High Priority" calcext:value="formula-is([.$C215] = 3)" calcext:base-cell-address="Anime.W215"/>
            <calcext:condition calcext:apply-style-name="Black Default" calcext:value="formula-is([.$C215] = 4)" calcext:base-cell-address="Anime.W215"/>
            <calcext:condition calcext:apply-style-name="On Hold" calcext:value="formula-is([.$C215] = 5)" calcext:base-cell-address="Anime.W215"/>
            <calcext:condition calcext:apply-style-name="Dropped" calcext:value="formula-is([.$C215] = 6)" calcext:base-cell-address="Anime.W215"/>
          </calcext:conditional-format>
          <calcext:conditional-format calcext:target-range-address="Anime.P219:Anime.P232 Anime.P209:Anime.P214 Anime.P41:Anime.P55 Anime.P58:Anime.P62 Anime.P64:Anime.P148 Anime.P150:Anime.P199 Anime.P201:Anime.P207 Anime.P3:Anime.P39">
            <calcext:condition calcext:apply-style-name="Watched" calcext:value="formula-is([.$C3] = 1)" calcext:base-cell-address="Anime.P3"/>
            <calcext:condition calcext:apply-style-name="All" calcext:value="formula-is([.$C3] = 11)" calcext:base-cell-address="Anime.P3"/>
            <calcext:condition calcext:apply-style-name="Review" calcext:value="formula-is([.$C3] = 12)" calcext:base-cell-address="Anime.P3"/>
            <calcext:condition calcext:apply-style-name="OST" calcext:value="formula-is([.$C3] = 13)" calcext:base-cell-address="Anime.P3"/>
            <calcext:condition calcext:apply-style-name="OP - ED" calcext:value="formula-is([.$C3] = 14)" calcext:base-cell-address="Anime.P3"/>
            <calcext:condition calcext:apply-style-name="Ongoing" calcext:value="formula-is([.$C3] = 2)" calcext:base-cell-address="Anime.P3"/>
            <calcext:condition calcext:apply-style-name="High Priority" calcext:value="formula-is([.$C3] = 3)" calcext:base-cell-address="Anime.P3"/>
            <calcext:condition calcext:apply-style-name="Black Default" calcext:value="formula-is([.$C3] = 4)" calcext:base-cell-address="Anime.P3"/>
            <calcext:condition calcext:apply-style-name="On Hold" calcext:value="formula-is([.$C3] = 5)" calcext:base-cell-address="Anime.P3"/>
            <calcext:condition calcext:apply-style-name="Dropped" calcext:value="formula-is([.$C3] = 6)" calcext:base-cell-address="Anime.P3"/>
          </calcext:conditional-format>
          <calcext:conditional-format calcext:target-range-address="Anime.P217:Anime.P217">
            <calcext:condition calcext:apply-style-name="Watched" calcext:value="formula-is([.$C217] = 1)" calcext:base-cell-address="Anime.P217"/>
            <calcext:condition calcext:apply-style-name="Ongoing" calcext:value="formula-is([.$C217] = 2)" calcext:base-cell-address="Anime.P217"/>
            <calcext:condition calcext:apply-style-name="High Priority" calcext:value="formula-is(OR([.$C217] = &quot;+&quot;; [.$C217] = 3))" calcext:base-cell-address="Anime.P217"/>
            <calcext:condition calcext:apply-style-name="On Hold" calcext:value="formula-is(OR([.$C217] = &quot;*&quot;; [.$C217] = 4))" calcext:base-cell-address="Anime.P217"/>
            <calcext:condition calcext:apply-style-name="Default" calcext:value="formula-is(OR([.$C217] = &quot;?&quot;; [.$C217] = 5))" calcext:base-cell-address="Anime.P217"/>
            <calcext:condition calcext:apply-style-name="Dropped" calcext:value="formula-is([.$C217] = 6)" calcext:base-cell-address="Anime.P217"/>
          </calcext:conditional-format>
          <calcext:conditional-format calcext:target-range-address="Anime.P216:Anime.P216">
            <calcext:condition calcext:apply-style-name="Watched" calcext:value="formula-is([.$C216] = 1)" calcext:base-cell-address="Anime.P216"/>
            <calcext:condition calcext:apply-style-name="All" calcext:value="formula-is([.$C216] = 11)" calcext:base-cell-address="Anime.P216"/>
            <calcext:condition calcext:apply-style-name="Review" calcext:value="formula-is([.$C216] = 12)" calcext:base-cell-address="Anime.P216"/>
            <calcext:condition calcext:apply-style-name="OST" calcext:value="formula-is([.$C216] = 13)" calcext:base-cell-address="Anime.P216"/>
            <calcext:condition calcext:apply-style-name="OP - ED" calcext:value="formula-is([.$C216] = 14)" calcext:base-cell-address="Anime.P216"/>
            <calcext:condition calcext:apply-style-name="Ongoing" calcext:value="formula-is([.$C216] = 2)" calcext:base-cell-address="Anime.P216"/>
            <calcext:condition calcext:apply-style-name="High Priority" calcext:value="formula-is([.$C216] = 3)" calcext:base-cell-address="Anime.P216"/>
            <calcext:condition calcext:apply-style-name="Black Default" calcext:value="formula-is([.$C216] = 4)" calcext:base-cell-address="Anime.P216"/>
            <calcext:condition calcext:apply-style-name="On Hold" calcext:value="formula-is([.$C216] = 5)" calcext:base-cell-address="Anime.P216"/>
            <calcext:condition calcext:apply-style-name="Dropped" calcext:value="formula-is([.$C216] = 6)" calcext:base-cell-address="Anime.P216"/>
          </calcext:conditional-format>
          <calcext:conditional-format calcext:target-range-address="Anime.P218:Anime.P218">
            <calcext:condition calcext:apply-style-name="Watched" calcext:value="formula-is([.$C218] = 1)" calcext:base-cell-address="Anime.P218"/>
            <calcext:condition calcext:apply-style-name="All" calcext:value="formula-is([.$C218] = 11)" calcext:base-cell-address="Anime.P218"/>
            <calcext:condition calcext:apply-style-name="Review" calcext:value="formula-is([.$C218] = 12)" calcext:base-cell-address="Anime.P218"/>
            <calcext:condition calcext:apply-style-name="OST" calcext:value="formula-is([.$C218] = 13)" calcext:base-cell-address="Anime.P218"/>
            <calcext:condition calcext:apply-style-name="OP - ED" calcext:value="formula-is([.$C218] = 14)" calcext:base-cell-address="Anime.P218"/>
            <calcext:condition calcext:apply-style-name="Ongoing" calcext:value="formula-is([.$C218] = 2)" calcext:base-cell-address="Anime.P218"/>
            <calcext:condition calcext:apply-style-name="High Priority" calcext:value="formula-is([.$C218] = 3)" calcext:base-cell-address="Anime.P218"/>
            <calcext:condition calcext:apply-style-name="Black Default" calcext:value="formula-is([.$C218] = 4)" calcext:base-cell-address="Anime.P218"/>
            <calcext:condition calcext:apply-style-name="On Hold" calcext:value="formula-is([.$C218] = 5)" calcext:base-cell-address="Anime.P218"/>
            <calcext:condition calcext:apply-style-name="Dropped" calcext:value="formula-is([.$C218] = 6)" calcext:base-cell-address="Anime.P218"/>
          </calcext:conditional-format>
          <calcext:conditional-format calcext:target-range-address="Anime.P56:Anime.P57">
            <calcext:condition calcext:apply-style-name="Watched" calcext:value="formula-is([.$C56] = 1)" calcext:base-cell-address="Anime.P56"/>
            <calcext:condition calcext:apply-style-name="All" calcext:value="formula-is([.$C56] = 11)" calcext:base-cell-address="Anime.P56"/>
            <calcext:condition calcext:apply-style-name="Review" calcext:value="formula-is([.$C56] = 12)" calcext:base-cell-address="Anime.P56"/>
            <calcext:condition calcext:apply-style-name="OST" calcext:value="formula-is([.$C56] = 13)" calcext:base-cell-address="Anime.P56"/>
            <calcext:condition calcext:apply-style-name="OP - ED" calcext:value="formula-is([.$C56] = 14)" calcext:base-cell-address="Anime.P56"/>
            <calcext:condition calcext:apply-style-name="Ongoing" calcext:value="formula-is([.$C56] = 2)" calcext:base-cell-address="Anime.P56"/>
            <calcext:condition calcext:apply-style-name="High Priority" calcext:value="formula-is([.$C56] = 3)" calcext:base-cell-address="Anime.P56"/>
            <calcext:condition calcext:apply-style-name="Black Default" calcext:value="formula-is([.$C56] = 4)" calcext:base-cell-address="Anime.P56"/>
            <calcext:condition calcext:apply-style-name="On Hold" calcext:value="formula-is([.$C56] = 5)" calcext:base-cell-address="Anime.P56"/>
            <calcext:condition calcext:apply-style-name="Dropped" calcext:value="formula-is([.$C56] = 6)" calcext:base-cell-address="Anime.P56"/>
          </calcext:conditional-format>
          <calcext:conditional-format calcext:target-range-address="Anime.P63:Anime.P63">
            <calcext:condition calcext:apply-style-name="Watched" calcext:value="formula-is([.$C63] = 1)" calcext:base-cell-address="Anime.P63"/>
            <calcext:condition calcext:apply-style-name="All" calcext:value="formula-is([.$C63] = 11)" calcext:base-cell-address="Anime.P63"/>
            <calcext:condition calcext:apply-style-name="Review" calcext:value="formula-is([.$C63] = 12)" calcext:base-cell-address="Anime.P63"/>
            <calcext:condition calcext:apply-style-name="OST" calcext:value="formula-is([.$C63] = 13)" calcext:base-cell-address="Anime.P63"/>
            <calcext:condition calcext:apply-style-name="OP - ED" calcext:value="formula-is([.$C63] = 14)" calcext:base-cell-address="Anime.P63"/>
            <calcext:condition calcext:apply-style-name="Ongoing" calcext:value="formula-is([.$C63] = 2)" calcext:base-cell-address="Anime.P63"/>
            <calcext:condition calcext:apply-style-name="High Priority" calcext:value="formula-is([.$C63] = 3)" calcext:base-cell-address="Anime.P63"/>
            <calcext:condition calcext:apply-style-name="Black Default" calcext:value="formula-is([.$C63] = 4)" calcext:base-cell-address="Anime.P63"/>
            <calcext:condition calcext:apply-style-name="On Hold" calcext:value="formula-is([.$C63] = 5)" calcext:base-cell-address="Anime.P63"/>
            <calcext:condition calcext:apply-style-name="Dropped" calcext:value="formula-is([.$C63] = 6)" calcext:base-cell-address="Anime.P63"/>
          </calcext:conditional-format>
          <calcext:conditional-format calcext:target-range-address="Anime.P215:Anime.P215">
            <calcext:condition calcext:apply-style-name="Watched" calcext:value="formula-is([.$C215] = 1)" calcext:base-cell-address="Anime.P215"/>
            <calcext:condition calcext:apply-style-name="All" calcext:value="formula-is([.$C215] = 11)" calcext:base-cell-address="Anime.P215"/>
            <calcext:condition calcext:apply-style-name="Review" calcext:value="formula-is([.$C215] = 12)" calcext:base-cell-address="Anime.P215"/>
            <calcext:condition calcext:apply-style-name="OST" calcext:value="formula-is([.$C215] = 13)" calcext:base-cell-address="Anime.P215"/>
            <calcext:condition calcext:apply-style-name="OP - ED" calcext:value="formula-is([.$C215] = 14)" calcext:base-cell-address="Anime.P215"/>
            <calcext:condition calcext:apply-style-name="Ongoing" calcext:value="formula-is([.$C215] = 2)" calcext:base-cell-address="Anime.P215"/>
            <calcext:condition calcext:apply-style-name="High Priority" calcext:value="formula-is([.$C215] = 3)" calcext:base-cell-address="Anime.P215"/>
            <calcext:condition calcext:apply-style-name="Black Default" calcext:value="formula-is([.$C215] = 4)" calcext:base-cell-address="Anime.P215"/>
            <calcext:condition calcext:apply-style-name="On Hold" calcext:value="formula-is([.$C215] = 5)" calcext:base-cell-address="Anime.P215"/>
            <calcext:condition calcext:apply-style-name="Dropped" calcext:value="formula-is([.$C215] = 6)" calcext:base-cell-address="Anime.P215"/>
          </calcext:conditional-format>
          <calcext:conditional-format calcext:target-range-address="Anime.A177:Anime.A177">
            <calcext:condition calcext:apply-style-name="Watched" calcext:value="formula-is([.$C177] = 1)" calcext:base-cell-address="Anime.A177"/>
            <calcext:condition calcext:apply-style-name="All" calcext:value="formula-is([.$C177] = 11)" calcext:base-cell-address="Anime.A177"/>
            <calcext:condition calcext:apply-style-name="Review" calcext:value="formula-is([.$C177] = 12)" calcext:base-cell-address="Anime.A177"/>
            <calcext:condition calcext:apply-style-name="OST" calcext:value="formula-is([.$C177] = 13)" calcext:base-cell-address="Anime.A177"/>
            <calcext:condition calcext:apply-style-name="OP - ED" calcext:value="formula-is([.$C177] = 14)" calcext:base-cell-address="Anime.A177"/>
            <calcext:condition calcext:apply-style-name="Ongoing" calcext:value="formula-is([.$C177] = 2)" calcext:base-cell-address="Anime.A177"/>
            <calcext:condition calcext:apply-style-name="High Priority" calcext:value="formula-is([.$C177] = 3)" calcext:base-cell-address="Anime.A177"/>
            <calcext:condition calcext:apply-style-name="Black Default" calcext:value="formula-is([.$C177] = 4)" calcext:base-cell-address="Anime.A177"/>
            <calcext:condition calcext:apply-style-name="On Hold" calcext:value="formula-is([.$C177] = 5)" calcext:base-cell-address="Anime.A177"/>
            <calcext:condition calcext:apply-style-name="Dropped" calcext:value="formula-is([.$C177] = 6)" calcext:base-cell-address="Anime.A177"/>
          </calcext:conditional-format>
          <calcext:conditional-format calcext:target-range-address="Anime.D177:Anime.D177">
            <calcext:condition calcext:apply-style-name="Watched" calcext:value="formula-is([.$C177] = 1)" calcext:base-cell-address="Anime.D177"/>
            <calcext:condition calcext:apply-style-name="All" calcext:value="formula-is([.$C177] = 11)" calcext:base-cell-address="Anime.D177"/>
            <calcext:condition calcext:apply-style-name="Review" calcext:value="formula-is([.$C177] = 12)" calcext:base-cell-address="Anime.D177"/>
            <calcext:condition calcext:apply-style-name="OST" calcext:value="formula-is([.$C177] = 13)" calcext:base-cell-address="Anime.D177"/>
            <calcext:condition calcext:apply-style-name="OP - ED" calcext:value="formula-is([.$C177] = 14)" calcext:base-cell-address="Anime.D177"/>
            <calcext:condition calcext:apply-style-name="Ongoing" calcext:value="formula-is([.$C177] = 2)" calcext:base-cell-address="Anime.D177"/>
            <calcext:condition calcext:apply-style-name="High Priority" calcext:value="formula-is([.$C177] = 3)" calcext:base-cell-address="Anime.D177"/>
            <calcext:condition calcext:apply-style-name="Black Default" calcext:value="formula-is([.$C177] = 4)" calcext:base-cell-address="Anime.D177"/>
            <calcext:condition calcext:apply-style-name="On Hold" calcext:value="formula-is([.$C177] = 5)" calcext:base-cell-address="Anime.D177"/>
            <calcext:condition calcext:apply-style-name="Dropped" calcext:value="formula-is([.$C177] = 6)" calcext:base-cell-address="Anime.D177"/>
          </calcext:conditional-format>
          <calcext:conditional-format calcext:target-range-address="Anime.B100:Anime.B100">
            <calcext:condition calcext:apply-style-name="Watched" calcext:value="formula-is([.$C100] = 1)" calcext:base-cell-address="Anime.B100"/>
            <calcext:condition calcext:apply-style-name="All" calcext:value="formula-is([.$C100] = 11)" calcext:base-cell-address="Anime.B100"/>
            <calcext:condition calcext:apply-style-name="Review" calcext:value="formula-is([.$C100] = 12)" calcext:base-cell-address="Anime.B100"/>
            <calcext:condition calcext:apply-style-name="OST" calcext:value="formula-is([.$C100] = 13)" calcext:base-cell-address="Anime.B100"/>
            <calcext:condition calcext:apply-style-name="OP - ED" calcext:value="formula-is([.$C100] = 14)" calcext:base-cell-address="Anime.B100"/>
            <calcext:condition calcext:apply-style-name="Ongoing" calcext:value="formula-is([.$C100] = 2)" calcext:base-cell-address="Anime.B100"/>
            <calcext:condition calcext:apply-style-name="High Priority" calcext:value="formula-is([.$C100] = 3)" calcext:base-cell-address="Anime.B100"/>
            <calcext:condition calcext:apply-style-name="Black Default" calcext:value="formula-is([.$C100] = 4)" calcext:base-cell-address="Anime.B100"/>
            <calcext:condition calcext:apply-style-name="On Hold" calcext:value="formula-is([.$C100] = 5)" calcext:base-cell-address="Anime.B100"/>
            <calcext:condition calcext:apply-style-name="Dropped" calcext:value="formula-is([.$C100] = 6)" calcext:base-cell-address="Anime.B100"/>
          </calcext:conditional-format>
          <calcext:conditional-format calcext:target-range-address="Anime.B124:Anime.B124">
            <calcext:condition calcext:apply-style-name="Watched" calcext:value="formula-is([.$C124] = 1)" calcext:base-cell-address="Anime.B124"/>
            <calcext:condition calcext:apply-style-name="All" calcext:value="formula-is([.$C124] = 11)" calcext:base-cell-address="Anime.B124"/>
            <calcext:condition calcext:apply-style-name="Review" calcext:value="formula-is([.$C124] = 12)" calcext:base-cell-address="Anime.B124"/>
            <calcext:condition calcext:apply-style-name="OST" calcext:value="formula-is([.$C124] = 13)" calcext:base-cell-address="Anime.B124"/>
            <calcext:condition calcext:apply-style-name="OP - ED" calcext:value="formula-is([.$C124] = 14)" calcext:base-cell-address="Anime.B124"/>
            <calcext:condition calcext:apply-style-name="Ongoing" calcext:value="formula-is([.$C124] = 2)" calcext:base-cell-address="Anime.B124"/>
            <calcext:condition calcext:apply-style-name="High Priority" calcext:value="formula-is([.$C124] = 3)" calcext:base-cell-address="Anime.B124"/>
            <calcext:condition calcext:apply-style-name="Black Default" calcext:value="formula-is([.$C124] = 4)" calcext:base-cell-address="Anime.B124"/>
            <calcext:condition calcext:apply-style-name="On Hold" calcext:value="formula-is([.$C124] = 5)" calcext:base-cell-address="Anime.B124"/>
            <calcext:condition calcext:apply-style-name="Dropped" calcext:value="formula-is([.$C124] = 6)" calcext:base-cell-address="Anime.B124"/>
          </calcext:conditional-format>
          <calcext:conditional-format calcext:target-range-address="Anime.P149:Anime.P149">
            <calcext:condition calcext:apply-style-name="Watched" calcext:value="formula-is([.$C149] = 1)" calcext:base-cell-address="Anime.P149"/>
            <calcext:condition calcext:apply-style-name="All" calcext:value="formula-is([.$C149] = 11)" calcext:base-cell-address="Anime.P149"/>
            <calcext:condition calcext:apply-style-name="Review" calcext:value="formula-is([.$C149] = 12)" calcext:base-cell-address="Anime.P149"/>
            <calcext:condition calcext:apply-style-name="OST" calcext:value="formula-is([.$C149] = 13)" calcext:base-cell-address="Anime.P149"/>
            <calcext:condition calcext:apply-style-name="OP - ED" calcext:value="formula-is([.$C149] = 14)" calcext:base-cell-address="Anime.P149"/>
            <calcext:condition calcext:apply-style-name="Ongoing" calcext:value="formula-is([.$C149] = 2)" calcext:base-cell-address="Anime.P149"/>
            <calcext:condition calcext:apply-style-name="High Priority" calcext:value="formula-is([.$C149] = 3)" calcext:base-cell-address="Anime.P149"/>
            <calcext:condition calcext:apply-style-name="Black Default" calcext:value="formula-is([.$C149] = 4)" calcext:base-cell-address="Anime.P149"/>
            <calcext:condition calcext:apply-style-name="On Hold" calcext:value="formula-is([.$C149] = 5)" calcext:base-cell-address="Anime.P149"/>
            <calcext:condition calcext:apply-style-name="Dropped" calcext:value="formula-is([.$C149] = 6)" calcext:base-cell-address="Anime.P149"/>
          </calcext:conditional-format>
          <calcext:conditional-format calcext:target-range-address="Anime.N157:Anime.N157">
            <calcext:condition calcext:apply-style-name="Watched" calcext:value="formula-is([.$C157] = 1)" calcext:base-cell-address="Anime.N157"/>
            <calcext:condition calcext:apply-style-name="All" calcext:value="formula-is([.$C157] = 11)" calcext:base-cell-address="Anime.N157"/>
            <calcext:condition calcext:apply-style-name="Review" calcext:value="formula-is([.$C157] = 12)" calcext:base-cell-address="Anime.N157"/>
            <calcext:condition calcext:apply-style-name="OST" calcext:value="formula-is([.$C157] = 13)" calcext:base-cell-address="Anime.N157"/>
            <calcext:condition calcext:apply-style-name="OP - ED" calcext:value="formula-is([.$C157] = 14)" calcext:base-cell-address="Anime.N157"/>
            <calcext:condition calcext:apply-style-name="Ongoing" calcext:value="formula-is([.$C157] = 2)" calcext:base-cell-address="Anime.N157"/>
            <calcext:condition calcext:apply-style-name="High Priority" calcext:value="formula-is([.$C157] = 3)" calcext:base-cell-address="Anime.N157"/>
            <calcext:condition calcext:apply-style-name="Black Default" calcext:value="formula-is([.$C157] = 4)" calcext:base-cell-address="Anime.N157"/>
            <calcext:condition calcext:apply-style-name="On Hold" calcext:value="formula-is([.$C157] = 5)" calcext:base-cell-address="Anime.N157"/>
            <calcext:condition calcext:apply-style-name="Dropped" calcext:value="formula-is([.$C157] = 6)" calcext:base-cell-address="Anime.N157"/>
          </calcext:conditional-format>
          <calcext:conditional-format calcext:target-range-address="Anime.D232:Anime.D232">
            <calcext:condition calcext:apply-style-name="Watched" calcext:value="formula-is([.$C232] = 1)" calcext:base-cell-address="Anime.D232"/>
            <calcext:condition calcext:apply-style-name="All" calcext:value="formula-is([.$C232] = 11)" calcext:base-cell-address="Anime.D232"/>
            <calcext:condition calcext:apply-style-name="Review" calcext:value="formula-is([.$C232] = 12)" calcext:base-cell-address="Anime.D232"/>
            <calcext:condition calcext:apply-style-name="OST" calcext:value="formula-is([.$C232] = 13)" calcext:base-cell-address="Anime.D232"/>
            <calcext:condition calcext:apply-style-name="OP - ED" calcext:value="formula-is([.$C232] = 14)" calcext:base-cell-address="Anime.D232"/>
            <calcext:condition calcext:apply-style-name="Ongoing" calcext:value="formula-is([.$C232] = 2)" calcext:base-cell-address="Anime.D232"/>
            <calcext:condition calcext:apply-style-name="High Priority" calcext:value="formula-is([.$C232] = 3)" calcext:base-cell-address="Anime.D232"/>
            <calcext:condition calcext:apply-style-name="Black Default" calcext:value="formula-is([.$C232] = 4)" calcext:base-cell-address="Anime.D232"/>
            <calcext:condition calcext:apply-style-name="On Hold" calcext:value="formula-is([.$C232] = 5)" calcext:base-cell-address="Anime.D232"/>
            <calcext:condition calcext:apply-style-name="Dropped" calcext:value="formula-is([.$C232] = 6)" calcext:base-cell-address="Anime.D232"/>
          </calcext:conditional-format>
          <calcext:conditional-format calcext:target-range-address="Anime.O215:Anime.O215">
            <calcext:condition calcext:apply-style-name="Watched" calcext:value="formula-is([.$C215] = 1)" calcext:base-cell-address="Anime.O215"/>
            <calcext:condition calcext:apply-style-name="All" calcext:value="formula-is([.$C215] = 11)" calcext:base-cell-address="Anime.O215"/>
            <calcext:condition calcext:apply-style-name="Review" calcext:value="formula-is([.$C215] = 12)" calcext:base-cell-address="Anime.O215"/>
            <calcext:condition calcext:apply-style-name="OST" calcext:value="formula-is([.$C215] = 13)" calcext:base-cell-address="Anime.O215"/>
            <calcext:condition calcext:apply-style-name="OP - ED" calcext:value="formula-is([.$C215] = 14)" calcext:base-cell-address="Anime.O215"/>
            <calcext:condition calcext:apply-style-name="Ongoing" calcext:value="formula-is([.$C215] = 2)" calcext:base-cell-address="Anime.O215"/>
            <calcext:condition calcext:apply-style-name="High Priority" calcext:value="formula-is([.$C215] = 3)" calcext:base-cell-address="Anime.O215"/>
            <calcext:condition calcext:apply-style-name="Black Default" calcext:value="formula-is([.$C215] = 4)" calcext:base-cell-address="Anime.O215"/>
            <calcext:condition calcext:apply-style-name="On Hold" calcext:value="formula-is([.$C215] = 5)" calcext:base-cell-address="Anime.O215"/>
            <calcext:condition calcext:apply-style-name="Dropped" calcext:value="formula-is([.$C215] = 6)" calcext:base-cell-address="Anime.O215"/>
          </calcext:conditional-format>
          <calcext:conditional-format calcext:target-range-address="Anime.J215:Anime.J215">
            <calcext:condition calcext:apply-style-name="Watched" calcext:value="formula-is([.$C215] = 1)" calcext:base-cell-address="Anime.J215"/>
            <calcext:condition calcext:apply-style-name="All" calcext:value="formula-is([.$C215] = 11)" calcext:base-cell-address="Anime.J215"/>
            <calcext:condition calcext:apply-style-name="Review" calcext:value="formula-is([.$C215] = 12)" calcext:base-cell-address="Anime.J215"/>
            <calcext:condition calcext:apply-style-name="OST" calcext:value="formula-is([.$C215] = 13)" calcext:base-cell-address="Anime.J215"/>
            <calcext:condition calcext:apply-style-name="OP - ED" calcext:value="formula-is([.$C215] = 14)" calcext:base-cell-address="Anime.J215"/>
            <calcext:condition calcext:apply-style-name="Ongoing" calcext:value="formula-is([.$C215] = 2)" calcext:base-cell-address="Anime.J215"/>
            <calcext:condition calcext:apply-style-name="High Priority" calcext:value="formula-is([.$C215] = 3)" calcext:base-cell-address="Anime.J215"/>
            <calcext:condition calcext:apply-style-name="Black Default" calcext:value="formula-is([.$C215] = 4)" calcext:base-cell-address="Anime.J215"/>
            <calcext:condition calcext:apply-style-name="On Hold" calcext:value="formula-is([.$C215] = 5)" calcext:base-cell-address="Anime.J215"/>
            <calcext:condition calcext:apply-style-name="Dropped" calcext:value="formula-is([.$C215] = 6)" calcext:base-cell-address="Anime.J215"/>
          </calcext:conditional-format>
          <calcext:conditional-format calcext:target-range-address="Anime.D214:Anime.D214">
            <calcext:condition calcext:apply-style-name="Watched" calcext:value="formula-is([.$C214] = 1)" calcext:base-cell-address="Anime.D214"/>
            <calcext:condition calcext:apply-style-name="All" calcext:value="formula-is([.$C214] = 11)" calcext:base-cell-address="Anime.D214"/>
            <calcext:condition calcext:apply-style-name="Review" calcext:value="formula-is([.$C214] = 12)" calcext:base-cell-address="Anime.D214"/>
            <calcext:condition calcext:apply-style-name="OST" calcext:value="formula-is([.$C214] = 13)" calcext:base-cell-address="Anime.D214"/>
            <calcext:condition calcext:apply-style-name="OP - ED" calcext:value="formula-is([.$C214] = 14)" calcext:base-cell-address="Anime.D214"/>
            <calcext:condition calcext:apply-style-name="Ongoing" calcext:value="formula-is([.$C214] = 2)" calcext:base-cell-address="Anime.D214"/>
            <calcext:condition calcext:apply-style-name="High Priority" calcext:value="formula-is([.$C214] = 3)" calcext:base-cell-address="Anime.D214"/>
            <calcext:condition calcext:apply-style-name="Black Default" calcext:value="formula-is([.$C214] = 4)" calcext:base-cell-address="Anime.D214"/>
            <calcext:condition calcext:apply-style-name="On Hold" calcext:value="formula-is([.$C214] = 5)" calcext:base-cell-address="Anime.D214"/>
            <calcext:condition calcext:apply-style-name="Dropped" calcext:value="formula-is([.$C214] = 6)" calcext:base-cell-address="Anime.D214"/>
          </calcext:conditional-format>
          <calcext:conditional-format calcext:target-range-address="Anime.D108:Anime.D108">
            <calcext:condition calcext:apply-style-name="Watched" calcext:value="formula-is([.$C108] = 1)" calcext:base-cell-address="Anime.D108"/>
            <calcext:condition calcext:apply-style-name="All" calcext:value="formula-is([.$C108] = 11)" calcext:base-cell-address="Anime.D108"/>
            <calcext:condition calcext:apply-style-name="Review" calcext:value="formula-is([.$C108] = 12)" calcext:base-cell-address="Anime.D108"/>
            <calcext:condition calcext:apply-style-name="OST" calcext:value="formula-is([.$C108] = 13)" calcext:base-cell-address="Anime.D108"/>
            <calcext:condition calcext:apply-style-name="OP - ED" calcext:value="formula-is([.$C108] = 14)" calcext:base-cell-address="Anime.D108"/>
            <calcext:condition calcext:apply-style-name="Ongoing" calcext:value="formula-is([.$C108] = 2)" calcext:base-cell-address="Anime.D108"/>
            <calcext:condition calcext:apply-style-name="High Priority" calcext:value="formula-is([.$C108] = 3)" calcext:base-cell-address="Anime.D108"/>
            <calcext:condition calcext:apply-style-name="Black Default" calcext:value="formula-is([.$C108] = 4)" calcext:base-cell-address="Anime.D108"/>
            <calcext:condition calcext:apply-style-name="On Hold" calcext:value="formula-is([.$C108] = 5)" calcext:base-cell-address="Anime.D108"/>
            <calcext:condition calcext:apply-style-name="Dropped" calcext:value="formula-is([.$C108] = 6)" calcext:base-cell-address="Anime.D108"/>
          </calcext:conditional-format>
          <calcext:conditional-format calcext:target-range-address="Anime.D126:Anime.D126">
            <calcext:condition calcext:apply-style-name="Watched" calcext:value="formula-is([.$C126] = 1)" calcext:base-cell-address="Anime.D126"/>
            <calcext:condition calcext:apply-style-name="All" calcext:value="formula-is([.$C126] = 11)" calcext:base-cell-address="Anime.D126"/>
            <calcext:condition calcext:apply-style-name="Review" calcext:value="formula-is([.$C126] = 12)" calcext:base-cell-address="Anime.D126"/>
            <calcext:condition calcext:apply-style-name="OST" calcext:value="formula-is([.$C126] = 13)" calcext:base-cell-address="Anime.D126"/>
            <calcext:condition calcext:apply-style-name="OP - ED" calcext:value="formula-is([.$C126] = 14)" calcext:base-cell-address="Anime.D126"/>
            <calcext:condition calcext:apply-style-name="Ongoing" calcext:value="formula-is([.$C126] = 2)" calcext:base-cell-address="Anime.D126"/>
            <calcext:condition calcext:apply-style-name="High Priority" calcext:value="formula-is([.$C126] = 3)" calcext:base-cell-address="Anime.D126"/>
            <calcext:condition calcext:apply-style-name="Black Default" calcext:value="formula-is([.$C126] = 4)" calcext:base-cell-address="Anime.D126"/>
            <calcext:condition calcext:apply-style-name="On Hold" calcext:value="formula-is([.$C126] = 5)" calcext:base-cell-address="Anime.D126"/>
            <calcext:condition calcext:apply-style-name="Dropped" calcext:value="formula-is([.$C126] = 6)" calcext:base-cell-address="Anime.D126"/>
          </calcext:conditional-format>
          <calcext:conditional-format calcext:target-range-address="Anime.A121:Anime.A128">
            <calcext:condition calcext:apply-style-name="Watched" calcext:value="formula-is([.$C121] = 1)" calcext:base-cell-address="Anime.A121"/>
            <calcext:condition calcext:apply-style-name="All" calcext:value="formula-is([.$C121] = 11)" calcext:base-cell-address="Anime.A121"/>
            <calcext:condition calcext:apply-style-name="Review" calcext:value="formula-is([.$C121] = 12)" calcext:base-cell-address="Anime.A121"/>
            <calcext:condition calcext:apply-style-name="OST" calcext:value="formula-is([.$C121] = 13)" calcext:base-cell-address="Anime.A121"/>
            <calcext:condition calcext:apply-style-name="OP - ED" calcext:value="formula-is([.$C121] = 14)" calcext:base-cell-address="Anime.A121"/>
            <calcext:condition calcext:apply-style-name="Ongoing" calcext:value="formula-is([.$C121] = 2)" calcext:base-cell-address="Anime.A121"/>
            <calcext:condition calcext:apply-style-name="High Priority" calcext:value="formula-is([.$C121] = 3)" calcext:base-cell-address="Anime.A121"/>
            <calcext:condition calcext:apply-style-name="Black Default" calcext:value="formula-is([.$C121] = 4)" calcext:base-cell-address="Anime.A121"/>
            <calcext:condition calcext:apply-style-name="On Hold" calcext:value="formula-is([.$C121] = 5)" calcext:base-cell-address="Anime.A121"/>
            <calcext:condition calcext:apply-style-name="Dropped" calcext:value="formula-is([.$C121] = 6)" calcext:base-cell-address="Anime.A121"/>
          </calcext:conditional-format>
          <calcext:conditional-format calcext:target-range-address="Anime.E121:Anime.F121">
            <calcext:condition calcext:apply-style-name="Watched" calcext:value="formula-is([.$C121] = 1)" calcext:base-cell-address="Anime.E121"/>
            <calcext:condition calcext:apply-style-name="All" calcext:value="formula-is([.$C121] = 11)" calcext:base-cell-address="Anime.E121"/>
            <calcext:condition calcext:apply-style-name="Review" calcext:value="formula-is([.$C121] = 12)" calcext:base-cell-address="Anime.E121"/>
            <calcext:condition calcext:apply-style-name="OST" calcext:value="formula-is([.$C121] = 13)" calcext:base-cell-address="Anime.E121"/>
            <calcext:condition calcext:apply-style-name="OP - ED" calcext:value="formula-is([.$C121] = 14)" calcext:base-cell-address="Anime.E121"/>
            <calcext:condition calcext:apply-style-name="Ongoing" calcext:value="formula-is([.$C121] = 2)" calcext:base-cell-address="Anime.E121"/>
            <calcext:condition calcext:apply-style-name="High Priority" calcext:value="formula-is([.$C121] = 3)" calcext:base-cell-address="Anime.E121"/>
            <calcext:condition calcext:apply-style-name="Black Default" calcext:value="formula-is([.$C121] = 4)" calcext:base-cell-address="Anime.E121"/>
            <calcext:condition calcext:apply-style-name="On Hold" calcext:value="formula-is([.$C121] = 5)" calcext:base-cell-address="Anime.E121"/>
            <calcext:condition calcext:apply-style-name="Dropped" calcext:value="formula-is([.$C121] = 6)" calcext:base-cell-address="Anime.E121"/>
          </calcext:conditional-format>
          <calcext:conditional-format calcext:target-range-address="Anime.N5:Anime.N5">
            <calcext:condition calcext:apply-style-name="Watched" calcext:value="formula-is([.$C5] = 1)" calcext:base-cell-address="Anime.N5"/>
            <calcext:condition calcext:apply-style-name="All" calcext:value="formula-is([.$C5] = 11)" calcext:base-cell-address="Anime.N5"/>
            <calcext:condition calcext:apply-style-name="Review" calcext:value="formula-is([.$C5] = 12)" calcext:base-cell-address="Anime.N5"/>
            <calcext:condition calcext:apply-style-name="OST" calcext:value="formula-is([.$C5] = 13)" calcext:base-cell-address="Anime.N5"/>
            <calcext:condition calcext:apply-style-name="OP - ED" calcext:value="formula-is([.$C5] = 14)" calcext:base-cell-address="Anime.N5"/>
            <calcext:condition calcext:apply-style-name="Ongoing" calcext:value="formula-is([.$C5] = 2)" calcext:base-cell-address="Anime.N5"/>
            <calcext:condition calcext:apply-style-name="High Priority" calcext:value="formula-is([.$C5] = 3)" calcext:base-cell-address="Anime.N5"/>
            <calcext:condition calcext:apply-style-name="Black Default" calcext:value="formula-is([.$C5] = 4)" calcext:base-cell-address="Anime.N5"/>
            <calcext:condition calcext:apply-style-name="On Hold" calcext:value="formula-is([.$C5] = 5)" calcext:base-cell-address="Anime.N5"/>
            <calcext:condition calcext:apply-style-name="Dropped" calcext:value="formula-is([.$C5] = 6)" calcext:base-cell-address="Anime.N5"/>
          </calcext:conditional-format>
          <calcext:conditional-format calcext:target-range-address="Anime.D139:Anime.D139">
            <calcext:condition calcext:apply-style-name="Watched" calcext:value="formula-is([.$C139] = 1)" calcext:base-cell-address="Anime.D139"/>
            <calcext:condition calcext:apply-style-name="All" calcext:value="formula-is([.$C139] = 11)" calcext:base-cell-address="Anime.D139"/>
            <calcext:condition calcext:apply-style-name="Review" calcext:value="formula-is([.$C139] = 12)" calcext:base-cell-address="Anime.D139"/>
            <calcext:condition calcext:apply-style-name="OST" calcext:value="formula-is([.$C139] = 13)" calcext:base-cell-address="Anime.D139"/>
            <calcext:condition calcext:apply-style-name="OP - ED" calcext:value="formula-is([.$C139] = 14)" calcext:base-cell-address="Anime.D139"/>
            <calcext:condition calcext:apply-style-name="Ongoing" calcext:value="formula-is([.$C139] = 2)" calcext:base-cell-address="Anime.D139"/>
            <calcext:condition calcext:apply-style-name="High Priority" calcext:value="formula-is([.$C139] = 3)" calcext:base-cell-address="Anime.D139"/>
            <calcext:condition calcext:apply-style-name="Black Default" calcext:value="formula-is([.$C139] = 4)" calcext:base-cell-address="Anime.D139"/>
            <calcext:condition calcext:apply-style-name="On Hold" calcext:value="formula-is([.$C139] = 5)" calcext:base-cell-address="Anime.D139"/>
            <calcext:condition calcext:apply-style-name="Dropped" calcext:value="formula-is([.$C139] = 6)" calcext:base-cell-address="Anime.D139"/>
          </calcext:conditional-format>
          <calcext:conditional-format calcext:target-range-address="Anime.D153:Anime.D153">
            <calcext:condition calcext:apply-style-name="Watched" calcext:value="formula-is([.$C153] = 1)" calcext:base-cell-address="Anime.D153"/>
            <calcext:condition calcext:apply-style-name="All" calcext:value="formula-is([.$C153] = 11)" calcext:base-cell-address="Anime.D153"/>
            <calcext:condition calcext:apply-style-name="Review" calcext:value="formula-is([.$C153] = 12)" calcext:base-cell-address="Anime.D153"/>
            <calcext:condition calcext:apply-style-name="OST" calcext:value="formula-is([.$C153] = 13)" calcext:base-cell-address="Anime.D153"/>
            <calcext:condition calcext:apply-style-name="OP - ED" calcext:value="formula-is([.$C153] = 14)" calcext:base-cell-address="Anime.D153"/>
            <calcext:condition calcext:apply-style-name="Ongoing" calcext:value="formula-is([.$C153] = 2)" calcext:base-cell-address="Anime.D153"/>
            <calcext:condition calcext:apply-style-name="High Priority" calcext:value="formula-is([.$C153] = 3)" calcext:base-cell-address="Anime.D153"/>
            <calcext:condition calcext:apply-style-name="Black Default" calcext:value="formula-is([.$C153] = 4)" calcext:base-cell-address="Anime.D153"/>
            <calcext:condition calcext:apply-style-name="On Hold" calcext:value="formula-is([.$C153] = 5)" calcext:base-cell-address="Anime.D153"/>
            <calcext:condition calcext:apply-style-name="Dropped" calcext:value="formula-is([.$C153] = 6)" calcext:base-cell-address="Anime.D153"/>
          </calcext:conditional-format>
          <calcext:conditional-format calcext:target-range-address="Anime.I204:Anime.J204">
            <calcext:condition calcext:apply-style-name="Watched" calcext:value="formula-is([.$C204] = 1)" calcext:base-cell-address="Anime.I204"/>
            <calcext:condition calcext:apply-style-name="All" calcext:value="formula-is([.$C204] = 11)" calcext:base-cell-address="Anime.I204"/>
            <calcext:condition calcext:apply-style-name="Review" calcext:value="formula-is([.$C204] = 12)" calcext:base-cell-address="Anime.I204"/>
            <calcext:condition calcext:apply-style-name="OST" calcext:value="formula-is([.$C204] = 13)" calcext:base-cell-address="Anime.I204"/>
            <calcext:condition calcext:apply-style-name="OP - ED" calcext:value="formula-is([.$C204] = 14)" calcext:base-cell-address="Anime.I204"/>
            <calcext:condition calcext:apply-style-name="Ongoing" calcext:value="formula-is([.$C204] = 2)" calcext:base-cell-address="Anime.I204"/>
            <calcext:condition calcext:apply-style-name="High Priority" calcext:value="formula-is([.$C204] = 3)" calcext:base-cell-address="Anime.I204"/>
            <calcext:condition calcext:apply-style-name="Black Default" calcext:value="formula-is([.$C204] = 4)" calcext:base-cell-address="Anime.I204"/>
            <calcext:condition calcext:apply-style-name="On Hold" calcext:value="formula-is([.$C204] = 5)" calcext:base-cell-address="Anime.I204"/>
            <calcext:condition calcext:apply-style-name="Dropped" calcext:value="formula-is([.$C204] = 6)" calcext:base-cell-address="Anime.I204"/>
          </calcext:conditional-format>
          <calcext:conditional-format calcext:target-range-address="Anime.P200:Anime.P200">
            <calcext:condition calcext:apply-style-name="Watched" calcext:value="formula-is([.$C200] = 1)" calcext:base-cell-address="Anime.P200"/>
            <calcext:condition calcext:apply-style-name="All" calcext:value="formula-is([.$C200] = 11)" calcext:base-cell-address="Anime.P200"/>
            <calcext:condition calcext:apply-style-name="Review" calcext:value="formula-is([.$C200] = 12)" calcext:base-cell-address="Anime.P200"/>
            <calcext:condition calcext:apply-style-name="OST" calcext:value="formula-is([.$C200] = 13)" calcext:base-cell-address="Anime.P200"/>
            <calcext:condition calcext:apply-style-name="OP - ED" calcext:value="formula-is([.$C200] = 14)" calcext:base-cell-address="Anime.P200"/>
            <calcext:condition calcext:apply-style-name="Ongoing" calcext:value="formula-is([.$C200] = 2)" calcext:base-cell-address="Anime.P200"/>
            <calcext:condition calcext:apply-style-name="High Priority" calcext:value="formula-is([.$C200] = 3)" calcext:base-cell-address="Anime.P200"/>
            <calcext:condition calcext:apply-style-name="Black Default" calcext:value="formula-is([.$C200] = 4)" calcext:base-cell-address="Anime.P200"/>
            <calcext:condition calcext:apply-style-name="On Hold" calcext:value="formula-is([.$C200] = 5)" calcext:base-cell-address="Anime.P200"/>
            <calcext:condition calcext:apply-style-name="Dropped" calcext:value="formula-is([.$C200] = 6)" calcext:base-cell-address="Anime.P200"/>
          </calcext:conditional-format>
          <calcext:conditional-format calcext:target-range-address="Anime.P208:Anime.P208">
            <calcext:condition calcext:apply-style-name="Watched" calcext:value="formula-is([.$C208] = 1)" calcext:base-cell-address="Anime.P208"/>
            <calcext:condition calcext:apply-style-name="All" calcext:value="formula-is([.$C208] = 11)" calcext:base-cell-address="Anime.P208"/>
            <calcext:condition calcext:apply-style-name="Review" calcext:value="formula-is([.$C208] = 12)" calcext:base-cell-address="Anime.P208"/>
            <calcext:condition calcext:apply-style-name="OST" calcext:value="formula-is([.$C208] = 13)" calcext:base-cell-address="Anime.P208"/>
            <calcext:condition calcext:apply-style-name="OP - ED" calcext:value="formula-is([.$C208] = 14)" calcext:base-cell-address="Anime.P208"/>
            <calcext:condition calcext:apply-style-name="Ongoing" calcext:value="formula-is([.$C208] = 2)" calcext:base-cell-address="Anime.P208"/>
            <calcext:condition calcext:apply-style-name="High Priority" calcext:value="formula-is([.$C208] = 3)" calcext:base-cell-address="Anime.P208"/>
            <calcext:condition calcext:apply-style-name="Black Default" calcext:value="formula-is([.$C208] = 4)" calcext:base-cell-address="Anime.P208"/>
            <calcext:condition calcext:apply-style-name="On Hold" calcext:value="formula-is([.$C208] = 5)" calcext:base-cell-address="Anime.P208"/>
            <calcext:condition calcext:apply-style-name="Dropped" calcext:value="formula-is([.$C208] = 6)" calcext:base-cell-address="Anime.P208"/>
          </calcext:conditional-format>
          <calcext:conditional-format calcext:target-range-address="Anime.Q40:Anime.W40 Anime.C40:Anime.H40">
            <calcext:condition calcext:apply-style-name="Watched" calcext:value="formula-is([.$C40] = 1)" calcext:base-cell-address="Anime.C40"/>
            <calcext:condition calcext:apply-style-name="All" calcext:value="formula-is([.$C40] = 11)" calcext:base-cell-address="Anime.C40"/>
            <calcext:condition calcext:apply-style-name="Review" calcext:value="formula-is([.$C40] = 12)" calcext:base-cell-address="Anime.C40"/>
            <calcext:condition calcext:apply-style-name="OST" calcext:value="formula-is([.$C40] = 13)" calcext:base-cell-address="Anime.C40"/>
            <calcext:condition calcext:apply-style-name="OP - ED" calcext:value="formula-is([.$C40] = 14)" calcext:base-cell-address="Anime.C40"/>
            <calcext:condition calcext:apply-style-name="Ongoing" calcext:value="formula-is([.$C40] = 2)" calcext:base-cell-address="Anime.C40"/>
            <calcext:condition calcext:apply-style-name="High Priority" calcext:value="formula-is([.$C40] = 3)" calcext:base-cell-address="Anime.C40"/>
            <calcext:condition calcext:apply-style-name="Black Default" calcext:value="formula-is([.$C40] = 4)" calcext:base-cell-address="Anime.C40"/>
            <calcext:condition calcext:apply-style-name="On Hold" calcext:value="formula-is([.$C40] = 5)" calcext:base-cell-address="Anime.C40"/>
            <calcext:condition calcext:apply-style-name="Dropped" calcext:value="formula-is([.$C40] = 6)" calcext:base-cell-address="Anime.C40"/>
          </calcext:conditional-format>
          <calcext:conditional-format calcext:target-range-address="Anime.K40:Anime.L40">
            <calcext:condition calcext:apply-style-name="Watched" calcext:value="formula-is([.$C40] = 1)" calcext:base-cell-address="Anime.K40"/>
            <calcext:condition calcext:apply-style-name="All" calcext:value="formula-is([.$C40] = 11)" calcext:base-cell-address="Anime.K40"/>
            <calcext:condition calcext:apply-style-name="Review" calcext:value="formula-is([.$C40] = 12)" calcext:base-cell-address="Anime.K40"/>
            <calcext:condition calcext:apply-style-name="OST" calcext:value="formula-is([.$C40] = 13)" calcext:base-cell-address="Anime.K40"/>
            <calcext:condition calcext:apply-style-name="OP - ED" calcext:value="formula-is([.$C40] = 14)" calcext:base-cell-address="Anime.K40"/>
            <calcext:condition calcext:apply-style-name="Ongoing" calcext:value="formula-is([.$C40] = 2)" calcext:base-cell-address="Anime.K40"/>
            <calcext:condition calcext:apply-style-name="High Priority" calcext:value="formula-is([.$C40] = 3)" calcext:base-cell-address="Anime.K40"/>
            <calcext:condition calcext:apply-style-name="Black Default" calcext:value="formula-is([.$C40] = 4)" calcext:base-cell-address="Anime.K40"/>
            <calcext:condition calcext:apply-style-name="On Hold" calcext:value="formula-is([.$C40] = 5)" calcext:base-cell-address="Anime.K40"/>
            <calcext:condition calcext:apply-style-name="Dropped" calcext:value="formula-is([.$C40] = 6)" calcext:base-cell-address="Anime.K40"/>
          </calcext:conditional-format>
          <calcext:conditional-format calcext:target-range-address="Anime.M40:Anime.N40">
            <calcext:condition calcext:apply-style-name="Watched" calcext:value="formula-is([.$C40] = 1)" calcext:base-cell-address="Anime.M40"/>
            <calcext:condition calcext:apply-style-name="All" calcext:value="formula-is([.$C40] = 11)" calcext:base-cell-address="Anime.M40"/>
            <calcext:condition calcext:apply-style-name="Review" calcext:value="formula-is([.$C40] = 12)" calcext:base-cell-address="Anime.M40"/>
            <calcext:condition calcext:apply-style-name="OST" calcext:value="formula-is([.$C40] = 13)" calcext:base-cell-address="Anime.M40"/>
            <calcext:condition calcext:apply-style-name="OP - ED" calcext:value="formula-is([.$C40] = 14)" calcext:base-cell-address="Anime.M40"/>
            <calcext:condition calcext:apply-style-name="Ongoing" calcext:value="formula-is([.$C40] = 2)" calcext:base-cell-address="Anime.M40"/>
            <calcext:condition calcext:apply-style-name="High Priority" calcext:value="formula-is([.$C40] = 3)" calcext:base-cell-address="Anime.M40"/>
            <calcext:condition calcext:apply-style-name="Black Default" calcext:value="formula-is([.$C40] = 4)" calcext:base-cell-address="Anime.M40"/>
            <calcext:condition calcext:apply-style-name="On Hold" calcext:value="formula-is([.$C40] = 5)" calcext:base-cell-address="Anime.M40"/>
            <calcext:condition calcext:apply-style-name="Dropped" calcext:value="formula-is([.$C40] = 6)" calcext:base-cell-address="Anime.M40"/>
          </calcext:conditional-format>
          <calcext:conditional-format calcext:target-range-address="Anime.I40:Anime.J40">
            <calcext:condition calcext:apply-style-name="Watched" calcext:value="formula-is([.$C40] = 1)" calcext:base-cell-address="Anime.I40"/>
            <calcext:condition calcext:apply-style-name="All" calcext:value="formula-is([.$C40] = 11)" calcext:base-cell-address="Anime.I40"/>
            <calcext:condition calcext:apply-style-name="Review" calcext:value="formula-is([.$C40] = 12)" calcext:base-cell-address="Anime.I40"/>
            <calcext:condition calcext:apply-style-name="OST" calcext:value="formula-is([.$C40] = 13)" calcext:base-cell-address="Anime.I40"/>
            <calcext:condition calcext:apply-style-name="OP - ED" calcext:value="formula-is([.$C40] = 14)" calcext:base-cell-address="Anime.I40"/>
            <calcext:condition calcext:apply-style-name="Ongoing" calcext:value="formula-is([.$C40] = 2)" calcext:base-cell-address="Anime.I40"/>
            <calcext:condition calcext:apply-style-name="High Priority" calcext:value="formula-is([.$C40] = 3)" calcext:base-cell-address="Anime.I40"/>
            <calcext:condition calcext:apply-style-name="Black Default" calcext:value="formula-is([.$C40] = 4)" calcext:base-cell-address="Anime.I40"/>
            <calcext:condition calcext:apply-style-name="On Hold" calcext:value="formula-is([.$C40] = 5)" calcext:base-cell-address="Anime.I40"/>
            <calcext:condition calcext:apply-style-name="Dropped" calcext:value="formula-is([.$C40] = 6)" calcext:base-cell-address="Anime.I40"/>
          </calcext:conditional-format>
          <calcext:conditional-format calcext:target-range-address="Anime.O40:Anime.O40">
            <calcext:condition calcext:apply-style-name="Watched" calcext:value="formula-is([.$C40] = 1)" calcext:base-cell-address="Anime.O40"/>
            <calcext:condition calcext:apply-style-name="All" calcext:value="formula-is([.$C40] = 11)" calcext:base-cell-address="Anime.O40"/>
            <calcext:condition calcext:apply-style-name="Review" calcext:value="formula-is([.$C40] = 12)" calcext:base-cell-address="Anime.O40"/>
            <calcext:condition calcext:apply-style-name="OST" calcext:value="formula-is([.$C40] = 13)" calcext:base-cell-address="Anime.O40"/>
            <calcext:condition calcext:apply-style-name="OP - ED" calcext:value="formula-is([.$C40] = 14)" calcext:base-cell-address="Anime.O40"/>
            <calcext:condition calcext:apply-style-name="Ongoing" calcext:value="formula-is([.$C40] = 2)" calcext:base-cell-address="Anime.O40"/>
            <calcext:condition calcext:apply-style-name="High Priority" calcext:value="formula-is([.$C40] = 3)" calcext:base-cell-address="Anime.O40"/>
            <calcext:condition calcext:apply-style-name="Black Default" calcext:value="formula-is([.$C40] = 4)" calcext:base-cell-address="Anime.O40"/>
            <calcext:condition calcext:apply-style-name="On Hold" calcext:value="formula-is([.$C40] = 5)" calcext:base-cell-address="Anime.O40"/>
            <calcext:condition calcext:apply-style-name="Dropped" calcext:value="formula-is([.$C40] = 6)" calcext:base-cell-address="Anime.O40"/>
          </calcext:conditional-format>
          <calcext:conditional-format calcext:target-range-address="Anime.P40:Anime.P40">
            <calcext:condition calcext:apply-style-name="Watched" calcext:value="formula-is([.$C40] = 1)" calcext:base-cell-address="Anime.P40"/>
            <calcext:condition calcext:apply-style-name="All" calcext:value="formula-is([.$C40] = 11)" calcext:base-cell-address="Anime.P40"/>
            <calcext:condition calcext:apply-style-name="Review" calcext:value="formula-is([.$C40] = 12)" calcext:base-cell-address="Anime.P40"/>
            <calcext:condition calcext:apply-style-name="OST" calcext:value="formula-is([.$C40] = 13)" calcext:base-cell-address="Anime.P40"/>
            <calcext:condition calcext:apply-style-name="OP - ED" calcext:value="formula-is([.$C40] = 14)" calcext:base-cell-address="Anime.P40"/>
            <calcext:condition calcext:apply-style-name="Ongoing" calcext:value="formula-is([.$C40] = 2)" calcext:base-cell-address="Anime.P40"/>
            <calcext:condition calcext:apply-style-name="High Priority" calcext:value="formula-is([.$C40] = 3)" calcext:base-cell-address="Anime.P40"/>
            <calcext:condition calcext:apply-style-name="Black Default" calcext:value="formula-is([.$C40] = 4)" calcext:base-cell-address="Anime.P40"/>
            <calcext:condition calcext:apply-style-name="On Hold" calcext:value="formula-is([.$C40] = 5)" calcext:base-cell-address="Anime.P40"/>
            <calcext:condition calcext:apply-style-name="Dropped" calcext:value="formula-is([.$C40] = 6)" calcext:base-cell-address="Anime.P40"/>
          </calcext:conditional-format>
          <calcext:conditional-format calcext:target-range-address="Anime.B40:Anime.B40">
            <calcext:condition calcext:apply-style-name="Watched" calcext:value="formula-is([.$C40] = 1)" calcext:base-cell-address="Anime.B40"/>
            <calcext:condition calcext:apply-style-name="All" calcext:value="formula-is([.$C40] = 11)" calcext:base-cell-address="Anime.B40"/>
            <calcext:condition calcext:apply-style-name="Review" calcext:value="formula-is([.$C40] = 12)" calcext:base-cell-address="Anime.B40"/>
            <calcext:condition calcext:apply-style-name="OST" calcext:value="formula-is([.$C40] = 13)" calcext:base-cell-address="Anime.B40"/>
            <calcext:condition calcext:apply-style-name="OP - ED" calcext:value="formula-is([.$C40] = 14)" calcext:base-cell-address="Anime.B40"/>
            <calcext:condition calcext:apply-style-name="Ongoing" calcext:value="formula-is([.$C40] = 2)" calcext:base-cell-address="Anime.B40"/>
            <calcext:condition calcext:apply-style-name="High Priority" calcext:value="formula-is([.$C40] = 3)" calcext:base-cell-address="Anime.B40"/>
            <calcext:condition calcext:apply-style-name="Black Default" calcext:value="formula-is([.$C40] = 4)" calcext:base-cell-address="Anime.B40"/>
            <calcext:condition calcext:apply-style-name="On Hold" calcext:value="formula-is([.$C40] = 5)" calcext:base-cell-address="Anime.B40"/>
            <calcext:condition calcext:apply-style-name="Dropped" calcext:value="formula-is([.$C40] = 6)" calcext:base-cell-address="Anime.B40"/>
          </calcext:conditional-format>
          <calcext:conditional-format calcext:target-range-address="Anime.A40:Anime.A40">
            <calcext:condition calcext:apply-style-name="Watched" calcext:value="formula-is([.$C40] = 1)" calcext:base-cell-address="Anime.A40"/>
            <calcext:condition calcext:apply-style-name="All" calcext:value="formula-is([.$C40] = 11)" calcext:base-cell-address="Anime.A40"/>
            <calcext:condition calcext:apply-style-name="Review" calcext:value="formula-is([.$C40] = 12)" calcext:base-cell-address="Anime.A40"/>
            <calcext:condition calcext:apply-style-name="OST" calcext:value="formula-is([.$C40] = 13)" calcext:base-cell-address="Anime.A40"/>
            <calcext:condition calcext:apply-style-name="OP - ED" calcext:value="formula-is([.$C40] = 14)" calcext:base-cell-address="Anime.A40"/>
            <calcext:condition calcext:apply-style-name="Ongoing" calcext:value="formula-is([.$C40] = 2)" calcext:base-cell-address="Anime.A40"/>
            <calcext:condition calcext:apply-style-name="High Priority" calcext:value="formula-is([.$C40] = 3)" calcext:base-cell-address="Anime.A40"/>
            <calcext:condition calcext:apply-style-name="Black Default" calcext:value="formula-is([.$C40] = 4)" calcext:base-cell-address="Anime.A40"/>
            <calcext:condition calcext:apply-style-name="On Hold" calcext:value="formula-is([.$C40] = 5)" calcext:base-cell-address="Anime.A40"/>
            <calcext:condition calcext:apply-style-name="Dropped" calcext:value="formula-is([.$C40] = 6)" calcext:base-cell-address="Anime.A40"/>
          </calcext:conditional-format>
          <calcext:conditional-format calcext:target-range-address="Anime.D71:Anime.D71">
            <calcext:condition calcext:apply-style-name="Watched" calcext:value="formula-is([.$C71] = 1)" calcext:base-cell-address="Anime.D71"/>
            <calcext:condition calcext:apply-style-name="All" calcext:value="formula-is([.$C71] = 11)" calcext:base-cell-address="Anime.D71"/>
            <calcext:condition calcext:apply-style-name="Review" calcext:value="formula-is([.$C71] = 12)" calcext:base-cell-address="Anime.D71"/>
            <calcext:condition calcext:apply-style-name="OST" calcext:value="formula-is([.$C71] = 13)" calcext:base-cell-address="Anime.D71"/>
            <calcext:condition calcext:apply-style-name="OP - ED" calcext:value="formula-is([.$C71] = 14)" calcext:base-cell-address="Anime.D71"/>
            <calcext:condition calcext:apply-style-name="Ongoing" calcext:value="formula-is([.$C71] = 2)" calcext:base-cell-address="Anime.D71"/>
            <calcext:condition calcext:apply-style-name="High Priority" calcext:value="formula-is([.$C71] = 3)" calcext:base-cell-address="Anime.D71"/>
            <calcext:condition calcext:apply-style-name="Black Default" calcext:value="formula-is([.$C71] = 4)" calcext:base-cell-address="Anime.D71"/>
            <calcext:condition calcext:apply-style-name="On Hold" calcext:value="formula-is([.$C71] = 5)" calcext:base-cell-address="Anime.D71"/>
            <calcext:condition calcext:apply-style-name="Dropped" calcext:value="formula-is([.$C71] = 6)" calcext:base-cell-address="Anime.D71"/>
          </calcext:conditional-format>
          <calcext:conditional-format calcext:target-range-address="Anime.D161:Anime.E161">
            <calcext:condition calcext:apply-style-name="Watched" calcext:value="formula-is([.$C161] = 1)" calcext:base-cell-address="Anime.D161"/>
            <calcext:condition calcext:apply-style-name="All" calcext:value="formula-is([.$C161] = 11)" calcext:base-cell-address="Anime.D161"/>
            <calcext:condition calcext:apply-style-name="Review" calcext:value="formula-is([.$C161] = 12)" calcext:base-cell-address="Anime.D161"/>
            <calcext:condition calcext:apply-style-name="OST" calcext:value="formula-is([.$C161] = 13)" calcext:base-cell-address="Anime.D161"/>
            <calcext:condition calcext:apply-style-name="OP - ED" calcext:value="formula-is([.$C161] = 14)" calcext:base-cell-address="Anime.D161"/>
            <calcext:condition calcext:apply-style-name="Ongoing" calcext:value="formula-is([.$C161] = 2)" calcext:base-cell-address="Anime.D161"/>
            <calcext:condition calcext:apply-style-name="High Priority" calcext:value="formula-is([.$C161] = 3)" calcext:base-cell-address="Anime.D161"/>
            <calcext:condition calcext:apply-style-name="Black Default" calcext:value="formula-is([.$C161] = 4)" calcext:base-cell-address="Anime.D161"/>
            <calcext:condition calcext:apply-style-name="On Hold" calcext:value="formula-is([.$C161] = 5)" calcext:base-cell-address="Anime.D161"/>
            <calcext:condition calcext:apply-style-name="Dropped" calcext:value="formula-is([.$C161] = 6)" calcext:base-cell-address="Anime.D161"/>
          </calcext:conditional-format>
          <calcext:conditional-format calcext:target-range-address="Anime.A227:Anime.A227">
            <calcext:condition calcext:apply-style-name="Watched" calcext:value="formula-is([.$C227] = 1)" calcext:base-cell-address="Anime.A227"/>
            <calcext:condition calcext:apply-style-name="All" calcext:value="formula-is([.$C227] = 11)" calcext:base-cell-address="Anime.A227"/>
            <calcext:condition calcext:apply-style-name="Review" calcext:value="formula-is([.$C227] = 12)" calcext:base-cell-address="Anime.A227"/>
            <calcext:condition calcext:apply-style-name="OST" calcext:value="formula-is([.$C227] = 13)" calcext:base-cell-address="Anime.A227"/>
            <calcext:condition calcext:apply-style-name="OP - ED" calcext:value="formula-is([.$C227] = 14)" calcext:base-cell-address="Anime.A227"/>
            <calcext:condition calcext:apply-style-name="Ongoing" calcext:value="formula-is([.$C227] = 2)" calcext:base-cell-address="Anime.A227"/>
            <calcext:condition calcext:apply-style-name="High Priority" calcext:value="formula-is([.$C227] = 3)" calcext:base-cell-address="Anime.A227"/>
            <calcext:condition calcext:apply-style-name="Black Default" calcext:value="formula-is([.$C227] = 4)" calcext:base-cell-address="Anime.A227"/>
            <calcext:condition calcext:apply-style-name="On Hold" calcext:value="formula-is([.$C227] = 5)" calcext:base-cell-address="Anime.A227"/>
            <calcext:condition calcext:apply-style-name="Dropped" calcext:value="formula-is([.$C227] = 6)" calcext:base-cell-address="Anime.A227"/>
          </calcext:conditional-format>
        </calcext:conditional-formats>
      </table:table>
      <table:table table:name="Anime To Watch" table:style-name="ta1">
        <table:table-column table:style-name="co32" table:default-cell-style-name="ce39"/>
        <table:table-column table:style-name="co33" table:default-cell-style-name="ce39"/>
        <table:table-column table:style-name="co25" table:default-cell-style-name="ce39"/>
        <table:table-column table:style-name="co34" table:visibility="collapse" table:default-cell-style-name="ce213"/>
        <table:table-column table:style-name="co25" table:visibility="collapse" table:number-columns-repeated="3" table:default-cell-style-name="ce213"/>
        <table:table-column table:style-name="co35" table:visibility="collapse" table:default-cell-style-name="ce213"/>
        <table:table-column table:style-name="co36" table:default-cell-style-name="ce213"/>
        <table:table-column table:style-name="co25" table:number-columns-repeated="5" table:default-cell-style-name="ce213"/>
        <table:table-column table:style-name="co25" table:default-cell-style-name="ce39"/>
        <table:table-column table:style-name="co37" table:visibility="collapse" table:default-cell-style-name="ce213"/>
        <table:table-column table:style-name="co38" table:visibility="collapse" table:default-cell-style-name="ce39"/>
        <table:table-column table:style-name="co25" table:visibility="collapse" table:default-cell-style-name="ce105"/>
        <table:table-column table:style-name="co25" table:visibility="collapse" table:number-columns-repeated="4" table:default-cell-style-name="ce39"/>
        <table:table-column table:style-name="co39" table:default-cell-style-name="ce39"/>
        <table:table-column table:style-name="co40" table:default-cell-style-name="ce39"/>
        <table:table-column table:style-name="co25" table:number-columns-repeated="997" table:default-cell-style-name="ce39"/>
        <table:table-row table:style-name="ro1">
          <table:table-cell table:style-name="ce105" table:number-columns-repeated="2"/>
          <table:table-cell table:style-name="ce347"/>
          <table:table-cell table:style-name="ce54" office:value-type="string" calcext:value-type="string" table:number-columns-spanned="5" table:number-rows-spanned="1">
            <text:p>Personal Reference</text:p>
          </table:table-cell>
          <table:covered-table-cell table:number-columns-repeated="4" table:style-name="ce745"/>
          <table:table-cell table:style-name="ce287" office:value-type="string" calcext:value-type="string" table:number-columns-spanned="7" table:number-rows-spanned="1">
            <text:p>Release Info</text:p>
          </table:table-cell>
          <table:covered-table-cell table:style-name="ce287"/>
          <table:covered-table-cell table:style-name="ce753"/>
          <table:covered-table-cell table:style-name="ce287"/>
          <table:covered-table-cell table:number-columns-repeated="2" table:style-name="ce753"/>
          <table:covered-table-cell table:style-name="ce776"/>
          <table:table-cell/>
          <table:table-cell table:style-name="ce774" office:value-type="string" calcext:value-type="string" table:number-columns-spanned="4" table:number-rows-spanned="1">
            <text:p>OP – ED</text:p>
          </table:table-cell>
          <table:covered-table-cell table:number-columns-repeated="3" table:style-name="ce213"/>
          <table:table-cell table:style-name="ce321" office:value-type="string" calcext:value-type="string" table:number-columns-spanned="2" table:number-rows-spanned="1">
            <text:p>OST</text:p>
          </table:table-cell>
          <table:covered-table-cell table:style-name="ce213"/>
          <table:table-cell table:style-name="ce347" table:number-columns-repeated="2"/>
          <table:table-cell table:style-name="ce387" office:value-type="string" calcext:value-type="string" table:number-columns-spanned="4" table:number-rows-spanned="1">
            <text:p>Rating</text:p>
          </table:table-cell>
          <table:covered-table-cell table:number-columns-repeated="3" table:style-name="ce389"/>
          <table:table-cell table:number-columns-repeated="993"/>
        </table:table-row>
        <table:table-row table:style-name="ro1">
          <table:table-cell table:style-name="ce107" office:value-type="string" calcext:value-type="string">
            <text:p>Title</text:p>
          </table:table-cell>
          <table:table-cell table:style-name="ce33" office:value-type="string" calcext:value-type="string">
            <text:p>Alt Name</text:p>
          </table:table-cell>
          <table:table-cell table:style-name="ce33" office:value-type="string" calcext:value-type="string">
            <text:p>Code</text:p>
          </table:table-cell>
          <table:table-cell table:style-name="ce745" office:value-type="string" calcext:value-type="string">
            <text:p>Season</text:p>
          </table:table-cell>
          <table:table-cell table:style-name="ce745" office:value-type="string" calcext:value-type="string">
            <text:p>Episode</text:p>
          </table:table-cell>
          <table:table-cell table:style-name="ce745" office:value-type="string" calcext:value-type="string">
            <text:p>Resolution</text:p>
          </table:table-cell>
          <table:table-cell table:style-name="ce745" office:value-type="string" calcext:value-type="string">
            <text:p>Rating</text:p>
          </table:table-cell>
          <table:table-cell table:style-name="ce745" office:value-type="string" calcext:value-type="string">
            <text:p>Watched</text:p>
          </table:table-cell>
          <table:table-cell table:style-name="ce753" office:value-type="string" calcext:value-type="string">
            <text:p>Creator</text:p>
          </table:table-cell>
          <table:table-cell table:style-name="ce753" office:value-type="string" calcext:value-type="string">
            <text:p>Year</text:p>
          </table:table-cell>
          <table:table-cell table:style-name="ce753" office:value-type="string" calcext:value-type="string">
            <text:p>Season</text:p>
          </table:table-cell>
          <table:table-cell table:style-name="ce753" office:value-type="string" calcext:value-type="string">
            <text:p>Genre</text:p>
          </table:table-cell>
          <table:table-cell table:style-name="ce753" office:value-type="string" calcext:value-type="string">
            <text:p>Subgenre</text:p>
          </table:table-cell>
          <table:table-cell table:style-name="ce753" office:value-type="string" calcext:value-type="string">
            <text:p>Source</text:p>
          </table:table-cell>
          <table:table-cell table:style-name="ce753" office:value-type="string" calcext:value-type="string">
            <text:p>link</text:p>
          </table:table-cell>
          <table:table-cell table:style-name="ce299" office:value-type="string" calcext:value-type="string">
            <text:p>Review</text:p>
          </table:table-cell>
          <table:table-cell table:style-name="ce574" office:value-type="string" calcext:value-type="string">
            <text:p>Clean</text:p>
          </table:table-cell>
          <table:table-cell table:style-name="ce574" office:value-type="string" calcext:value-type="string">
            <text:p>Unclean</text:p>
          </table:table-cell>
          <table:table-cell table:style-name="ce574" office:value-type="string" calcext:value-type="string">
            <text:p>Subbed</text:p>
          </table:table-cell>
          <table:table-cell table:style-name="ce574" office:value-type="string" calcext:value-type="string">
            <text:p>Left</text:p>
          </table:table-cell>
          <table:table-cell table:style-name="ce322" office:value-type="string" calcext:value-type="string">
            <text:p>Downloaded</text:p>
          </table:table-cell>
          <table:table-cell table:style-name="ce322" office:value-type="string" calcext:value-type="string">
            <text:p>Filtered</text:p>
          </table:table-cell>
          <table:table-cell table:style-name="ce379" office:value-type="string" calcext:value-type="string">
            <text:p>Source</text:p>
          </table:table-cell>
          <table:table-cell table:style-name="ce382" office:value-type="string" calcext:value-type="string">
            <text:p>Notes</text:p>
          </table:table-cell>
          <table:table-cell table:style-name="ce388" office:value-type="string" calcext:value-type="string">
            <text:p>me</text:p>
          </table:table-cell>
          <table:table-cell table:style-name="ce388" office:value-type="string" calcext:value-type="string">
            <text:p>marwan</text:p>
          </table:table-cell>
          <table:table-cell table:style-name="ce388" office:value-type="string" calcext:value-type="string">
            <text:p>khalid</text:p>
          </table:table-cell>
          <table:table-cell table:style-name="ce388" office:value-type="string" calcext:value-type="string">
            <text:p>K. Salloum</text:p>
          </table:table-cell>
          <table:table-cell table:number-columns-repeated="993"/>
        </table:table-row>
        <table:table-row table:style-name="ro1">
          <table:table-cell table:style-name="ce333" office:value-type="string" calcext:value-type="string">
            <text:p>.hack//QUANTUM</text:p>
          </table:table-cell>
          <table:table-cell table:style-name="ce333"/>
          <table:table-cell table:style-name="ce348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Kinema Citrus </text:p>
          </table:table-cell>
          <table:table-cell table:style-name="ce360" office:value-type="float" office:value="2011" calcext:value-type="float">
            <text:p>2011</text:p>
          </table:table-cell>
          <table:table-cell table:style-name="ce363" table:content-validation-name="val6" office:value-type="string" calcext:value-type="string">
            <text:p>MULTIPLE</text:p>
          </table:table-cell>
          <table:table-cell table:style-name="ce365" table:number-columns-repeated="3"/>
          <table:table-cell table:style-name="ce369" office:value-type="string" calcext:value-type="string">
            <text:p><text:a xlink:href="https://myanimelist.net/anime/9332/hack__Quantum" xlink:type="simple">https://myanimelist.net/anime/9332/hack__Quantum</text:a></text:p>
          </table:table-cell>
          <table:table-cell table:style-name="ce374" table:number-columns-repeated="3"/>
          <table:table-cell table:style-name="ce376"/>
          <table:table-cell table:style-name="ce575" table:number-columns-repeated="2"/>
          <table:table-cell table:style-name="ce377"/>
          <table:table-cell table:style-name="ce376" office:value-type="string" calcext:value-type="string">
            <text:p>digibro</text:p>
          </table:table-cell>
          <table:table-cell table:style-name="ce348" table:number-columns-repeated="5"/>
          <table:table-cell table:number-columns-repeated="993"/>
        </table:table-row>
        <table:table-row table:style-name="ro1">
          <table:table-cell table:style-name="ce333" office:value-type="string" calcext:value-type="string">
            <text:p>Aim for the Top 2! Diebuster </text:p>
          </table:table-cell>
          <table:table-cell table:style-name="ce333"/>
          <table:table-cell table:style-name="ce348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0"/>
          <table:table-cell table:style-name="ce363" table:content-validation-name="val6"/>
          <table:table-cell table:style-name="ce365" office:value-type="string" calcext:value-type="string">
            <text:p>Mecha</text:p>
          </table:table-cell>
          <table:table-cell table:style-name="ce365" table:number-columns-repeated="2"/>
          <table:table-cell table:style-name="ce369"/>
          <table:table-cell table:style-name="ce374" table:number-columns-repeated="3"/>
          <table:table-cell table:style-name="ce376"/>
          <table:table-cell table:style-name="ce575" table:number-columns-repeated="2"/>
          <table:table-cell table:style-name="ce377"/>
          <table:table-cell table:style-name="ce376"/>
          <table:table-cell table:style-name="ce348" table:number-columns-repeated="5"/>
          <table:table-cell table:number-columns-repeated="993"/>
        </table:table-row>
        <table:table-row table:style-name="ro1">
          <table:table-cell table:style-name="ce575" office:value-type="string" calcext:value-type="string">
            <text:p>air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Kyoto Ani.</text:p>
          </table:table-cell>
          <table:table-cell table:style-name="ce361" office:value-type="float" office:value="2005" calcext:value-type="float">
            <text:p>2005</text:p>
          </table:table-cell>
          <table:table-cell table:style-name="ce363" table:content-validation-name="val6" office:value-type="string" calcext:value-type="string">
            <text:p>Winter</text:p>
          </table:table-cell>
          <table:table-cell table:style-name="ce365" table:number-columns-repeated="3"/>
          <table:table-cell table:style-name="ce370" office:value-type="string" calcext:value-type="string">
            <text:p><text:a xlink:href="https://myanimelist.net/anime/101/Air" xlink:type="simple">https://myanimelist.net/anime/101/Air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</text:p>
          </table:table-cell>
          <table:table-cell table:style-name="ce798" office:value-type="string" calcext:value-type="string">
            <text:p>not directly clannad – not enough episodes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Akamiga kill</text:p>
          </table:table-cell>
          <table:table-cell table:style-name="ce575"/>
          <table:table-cell table:style-name="ce122" office:value-type="float" office:value="2" calcext:value-type="float">
            <text:p>2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White Fox </text:p>
          </table:table-cell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 office:value-type="string" calcext:value-type="string">
            <text:p>MULTIPLE</text:p>
          </table:table-cell>
          <table:table-cell table:style-name="ce365" table:number-columns-repeated="3"/>
          <table:table-cell table:style-name="ce370" office:value-type="string" calcext:value-type="string">
            <text:p><text:a xlink:href="https://myanimelist.net/anime/22199/Akame_ga_Kill" xlink:type="simple">https://myanimelist.net/anime/22199/Akame_ga_Kill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Animatrix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03" calcext:value-type="float">
            <text:p>2003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arslan senki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353"/>
          <table:table-cell table:style-name="ce171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 office:value-type="string" calcext:value-type="string">
            <text:p>MULTIPLE</text:p>
          </table:table-cell>
          <table:table-cell table:style-name="ce365" table:number-columns-repeated="3"/>
          <table:table-cell table:style-name="ce370" office:value-type="string" calcext:value-type="string">
            <text:p><text:a xlink:href="https://myanimelist.net/anime/28249/Arslan_Senki_TV?q=rsin%20senki" xlink:type="simple">https://myanimelist.net/anime/28249/Arslan_Senki_TV?q=rsin senki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<text:s/>Mother's Basement</text:p>
          </table:table-cell>
          <table:table-cell table:style-name="ce575" office:value-type="string" calcext:value-type="string">
            <text:p>Hero prince restores army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Assanation Classroom</text:p>
          </table:table-cell>
          <table:table-cell table:style-name="ce575" office:value-type="string" calcext:value-type="string">
            <text:p>Ansatsu Kyōshitsu</text:p>
          </table:table-cell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Lerche </text:p>
          </table:table-cell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 office:value-type="string" calcext:value-type="string">
            <text:p>MULTIPLE</text:p>
          </table:table-cell>
          <table:table-cell table:style-name="ce365" table:number-columns-repeated="3"/>
          <table:table-cell table:style-name="ce370" office:value-type="string" calcext:value-type="string">
            <text:p><text:a xlink:href="https://myanimelist.net/anime/24833/Ansatsu_Kyoushitsu_TV?q=assasination" xlink:type="simple">https://myanimelist.net/anime/24833/Ansatsu_Kyoushitsu_TV?q=assasination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380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Azumanga Daioh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J.C. Staff</text:p>
          </table:table-cell>
          <table:table-cell table:style-name="ce361" office:value-type="float" office:value="2002" calcext:value-type="float">
            <text:p>2002</text:p>
          </table:table-cell>
          <table:table-cell table:style-name="ce363" table:content-validation-name="val6" office:value-type="string" calcext:value-type="string">
            <text:p>MULTIPLE</text:p>
          </table:table-cell>
          <table:table-cell table:style-name="ce365" office:value-type="string" calcext:value-type="string">
            <text:p>Comidy</text:p>
          </table:table-cell>
          <table:table-cell table:style-name="ce365" office:value-type="string" calcext:value-type="string">
            <text:p>Slice of Life</text:p>
          </table:table-cell>
          <table:table-cell table:style-name="ce365"/>
          <table:table-cell table:style-name="ce370" office:value-type="string" calcext:value-type="string">
            <text:p><text:a xlink:href="https://myanimelist.net/anime/66/Azumanga_Daioh?q=Azumanga%20Daioh" xlink:type="simple">https://myanimelist.net/anime/66/Azumanga_Daioh?q=Azumanga Daioh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Detachable hair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Baccano</text:p>
          </table:table-cell>
          <table:table-cell table:style-name="ce575"/>
          <table:table-cell table:style-name="ce38" office:value-type="float" office:value="2" calcext:value-type="float">
            <text:p>2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Brain's Base </text:p>
          </table:table-cell>
          <table:table-cell table:style-name="ce361" office:value-type="float" office:value="2007" calcext:value-type="float">
            <text:p>2007</text:p>
          </table:table-cell>
          <table:table-cell table:style-name="ce363" table:content-validation-name="val6" office:value-type="string" calcext:value-type="string">
            <text:p>Summer</text:p>
          </table:table-cell>
          <table:table-cell table:style-name="ce365" office:value-type="string" calcext:value-type="string">
            <text:p>Action</text:p>
          </table:table-cell>
          <table:table-cell table:style-name="ce365" office:value-type="string" calcext:value-type="string">
            <text:p>Gangster</text:p>
          </table:table-cell>
          <table:table-cell table:style-name="ce365"/>
          <table:table-cell table:style-name="ce370" office:value-type="string" calcext:value-type="string">
            <text:p><text:a xlink:href="https://myanimelist.net/anime/2251/Baccano?q=Baccano" xlink:type="simple">https://myanimelist.net/anime/2251/Baccano?q=Baccano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office:value-type="float" office:value="5" calcext:value-type="float">
            <text:p>5</text:p>
          </table:table-cell>
          <table:table-cell table:style-name="ce122" table:number-columns-repeated="2"/>
          <table:table-cell table:style-name="ce122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Baki The Grappler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Group TAC </text:p>
          </table:table-cell>
          <table:table-cell table:style-name="ce361" office:value-type="float" office:value="2001" calcext:value-type="float">
            <text:p>2001</text:p>
          </table:table-cell>
          <table:table-cell table:style-name="ce363" table:content-validation-name="val6" office:value-type="string" calcext:value-type="string">
            <text:p>Winter</text:p>
          </table:table-cell>
          <table:table-cell table:style-name="ce365" office:value-type="string" calcext:value-type="string">
            <text:p>Sports</text:p>
          </table:table-cell>
          <table:table-cell table:style-name="ce365" office:value-type="string" calcext:value-type="string">
            <text:p>Fighting</text:p>
          </table:table-cell>
          <table:table-cell table:style-name="ce365"/>
          <table:table-cell table:style-name="ce370" office:value-type="string" calcext:value-type="string">
            <text:p><text:a xlink:href="https://myanimelist.net/anime/287/Grappler_Baki_TV?q=Baki%20The%20Grappler" xlink:type="simple">https://myanimelist.net/anime/287/Grappler_Baki_TV?q=Baki The Grappler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barakamon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Kinema Citrus </text:p>
          </table:table-cell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 office:value-type="string" calcext:value-type="string">
            <text:p>Summer</text:p>
          </table:table-cell>
          <table:table-cell table:style-name="ce365" office:value-type="string" calcext:value-type="string">
            <text:p>Slice of Life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22789/Barakamon?q=barakamon" xlink:type="simple">https://myanimelist.net/anime/22789/Barakamon?q=barakamon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watch when tired)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basilik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Gonzo </text:p>
          </table:table-cell>
          <table:table-cell table:style-name="ce361" office:value-type="float" office:value="2005" calcext:value-type="float">
            <text:p>2005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Fighting tournament</text:p>
          </table:table-cell>
          <table:table-cell table:style-name="ce367" table:number-columns-repeated="2"/>
          <table:table-cell table:style-name="ce370" office:value-type="string" calcext:value-type="string">
            <text:p><text:a xlink:href="https://myanimelist.net/anime/67/Basilisk__Kouga_Ninpou_Chou?q=basilik" xlink:type="simple">https://myanimelist.net/anime/67/Basilisk__Kouga_Ninpou_Chou?q=basilik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Rated R</text:p>
          </table:table-cell>
          <table:table-cell table:style-name="ce122" table:number-columns-repeated="3"/>
          <table:table-cell table:style-name="ce122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black blood brother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Group TAC </text:p>
          </table:table-cell>
          <table:table-cell table:style-name="ce361" office:value-type="float" office:value="2006" calcext:value-type="float">
            <text:p>2006</text:p>
          </table:table-cell>
          <table:table-cell table:style-name="ce363" table:content-validation-name="val6" office:value-type="string" calcext:value-type="string">
            <text:p>Fall</text:p>
          </table:table-cell>
          <table:table-cell table:style-name="ce365" office:value-type="string" calcext:value-type="string">
            <text:p>Action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1498/Black_Blood_Brothers?q=black%20blood%20brothers" xlink:type="simple">https://myanimelist.net/anime/1498/Black_Blood_Brothers?q=black blood brothers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23" office:value-type="string" calcext:value-type="string">
            <text:p>Rated R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Black butler</text:p>
          </table:table-cell>
          <table:table-cell table:style-name="ce323" office:value-type="string" calcext:value-type="string">
            <text:p>Kuroshitsuji</text:p>
          </table:table-cell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A1-Pics</text:p>
          </table:table-cell>
          <table:table-cell table:style-name="ce361" office:value-type="float" office:value="2008" calcext:value-type="float">
            <text:p>2008</text:p>
          </table:table-cell>
          <table:table-cell table:style-name="ce363" table:content-validation-name="val6" office:value-type="string" calcext:value-type="string">
            <text:p>Fall</text:p>
          </table:table-cell>
          <table:table-cell table:style-name="ce365" table:number-columns-repeated="3"/>
          <table:table-cell table:style-name="ce370" office:value-type="string" calcext:value-type="string">
            <text:p><text:a xlink:href="https://myanimelist.net/anime/4898/Kuroshitsuji?q=Black%20butler" xlink:type="simple">https://myanimelist.net/anime/4898/Kuroshitsuji?q=Black butler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335" office:value-type="string" calcext:value-type="string">
            <text:p>Black Jack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Tezuka Productions</text:p>
          </table:table-cell>
          <table:table-cell table:style-name="ce361" office:value-type="float" office:value="2004" calcext:value-type="float">
            <text:p>2004</text:p>
          </table:table-cell>
          <table:table-cell table:style-name="ce363" table:content-validation-name="val6" office:value-type="string" calcext:value-type="string">
            <text:p>Fall</text:p>
          </table:table-cell>
          <table:table-cell table:style-name="ce365" office:value-type="string" calcext:value-type="string">
            <text:p>Drama</text:p>
          </table:table-cell>
          <table:table-cell table:style-name="ce365" table:number-columns-repeated="2"/>
          <table:table-cell table:style-name="ce371" office:value-type="string" calcext:value-type="string">
            <text:p><text:a xlink:href="https://myanimelist.net/anime/2213/Black_Jack_TV?q=black%20jack" xlink:type="simple">https://myanimelist.net/anime/2213/Black_Jack_TV?q=black jack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blade of the immortal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Production I.G </text:p>
          </table:table-cell>
          <table:table-cell table:style-name="ce361" office:value-type="float" office:value="2008" calcext:value-type="float">
            <text:p>2008</text:p>
          </table:table-cell>
          <table:table-cell table:style-name="ce363" table:content-validation-name="val6" office:value-type="string" calcext:value-type="string">
            <text:p>Summer</text:p>
          </table:table-cell>
          <table:table-cell table:style-name="ce365" office:value-type="string" calcext:value-type="string">
            <text:p>Action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4151/Blade_of_the_Immortal" xlink:type="simple">https://myanimelist.net/anime/4151/Blade_of_the_Immortal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6.5" calcext:value-type="float">
            <text:p>6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Blassreiter</text:p>
          </table:table-cell>
          <table:table-cell table:style-name="ce343" office:value-type="string" calcext:value-type="string">
            <text:p>Mugen no Juunin </text:p>
          </table:table-cell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Gonzo </text:p>
          </table:table-cell>
          <table:table-cell table:style-name="ce361" office:value-type="float" office:value="2008" calcext:value-type="float">
            <text:p>2008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Action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3407/Blassreiter?q=Blassreiter" xlink:type="simple">https://myanimelist.net/anime/3407/Blassreiter?q=Blassreiter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MEH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336" office:value-type="string" calcext:value-type="string">
            <text:p>Kekkai Sensen</text:p>
          </table:table-cell>
          <table:table-cell table:style-name="ce575" office:value-type="string" calcext:value-type="string">
            <text:p>Blood Blockade Battlefront</text:p>
          </table:table-cell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Bones</text:p>
          </table:table-cell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Action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24439/Kekkai_Sensen?q=Blood%20Blockade%20Battlefront" xlink:type="simple">https://myanimelist.net/anime/24439/Kekkai_Sensen?q=Blood Blockade Battlefront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looks really good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brynhilda in the darkness</text:p>
          </table:table-cell>
          <table:table-cell table:style-name="ce344" office:value-type="string" calcext:value-type="string">
            <text:p>Gokukoku no Brynhildr </text:p>
          </table:table-cell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Arms </text:p>
          </table:table-cell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table:number-columns-repeated="3"/>
          <table:table-cell table:style-name="ce370" office:value-type="string" calcext:value-type="string">
            <text:p><text:a xlink:href="https://myanimelist.net/anime/21431/Gokukoku_no_Brynhildr?q=brynhilda%20in%20the%20darkness" xlink:type="simple">https://myanimelist.net/anime/21431/Gokukoku_no_Brynhildr?q=brynhilda in the darkness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writer of elfin lied) witch sees death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Coffin Princess Chika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mother's basement</text:p>
          </table:table-cell>
          <table:table-cell table:style-name="ce575" office:value-type="string" calcext:value-type="string">
            <text:p>like slayers : bayan</text:p>
          </table:table-cell>
          <table:table-cell table:style-name="ce122" office:value-type="string" calcext:value-type="string">
            <text:p>hidden gems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D gray man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Death parade</text:p>
          </table:table-cell>
          <table:table-cell table:style-name="ce575"/>
          <table:table-cell table:style-name="ce122" office:value-type="float" office:value="2" calcext:value-type="float">
            <text:p>2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8" table:content-validation-name="val2" office:value-type="string" calcext:value-type="string">
            <text:p>Madhouse</text:p>
          </table:table-cell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 office:value-type="string" calcext:value-type="string">
            <text:p>Winter</text:p>
          </table:table-cell>
          <table:table-cell table:style-name="ce365" office:value-type="string" calcext:value-type="string">
            <text:p>Action</text:p>
          </table:table-cell>
          <table:table-cell table:style-name="ce365" office:value-type="string" calcext:value-type="string">
            <text:p>Drama</text:p>
          </table:table-cell>
          <table:table-cell table:style-name="ce365"/>
          <table:table-cell table:style-name="ce370" office:value-type="string" calcext:value-type="string">
            <text:p><text:a xlink:href="https://myanimelist.net/anime/28223/Death_Parade" xlink:type="simple">https://myanimelist.net/anime/28223/Death_Parade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future merai)</text:p>
          </table:table-cell>
          <table:table-cell table:style-name="ce122" table:number-columns-repeated="3"/>
          <table:table-cell table:style-name="ce122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devil may cry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Durarara!!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Brain's Base </text:p>
          </table:table-cell>
          <table:table-cell table:style-name="ce361" office:value-type="float" office:value="2010" calcext:value-type="float">
            <text:p>2010</text:p>
          </table:table-cell>
          <table:table-cell table:style-name="ce363" table:content-validation-name="val6" office:value-type="string" calcext:value-type="string">
            <text:p>Winter</text:p>
          </table:table-cell>
          <table:table-cell table:style-name="ce365" office:value-type="string" calcext:value-type="string">
            <text:p>Action </text:p>
          </table:table-cell>
          <table:table-cell table:style-name="ce365" office:value-type="string" calcext:value-type="string">
            <text:p>Mystery</text:p>
          </table:table-cell>
          <table:table-cell table:style-name="ce365"/>
          <table:table-cell table:style-name="ce372" office:value-type="string" calcext:value-type="string">
            <text:p><text:a xlink:href="https://myanimelist.net/anime/6746/Durarara?q=Durarara!!" xlink:type="simple">https://myanimelist.net/anime/6746/Durarara?q=Durarara!!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e.f. tale of memories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Shaft </text:p>
          </table:table-cell>
          <table:table-cell table:style-name="ce361" office:value-type="float" office:value="2007" calcext:value-type="float">
            <text:p>2007</text:p>
          </table:table-cell>
          <table:table-cell table:style-name="ce363" table:content-validation-name="val6" office:value-type="string" calcext:value-type="string">
            <text:p>Fall</text:p>
          </table:table-cell>
          <table:table-cell table:style-name="ce365" office:value-type="string" calcext:value-type="string">
            <text:p>Mystery</text:p>
          </table:table-cell>
          <table:table-cell table:style-name="ce365" office:value-type="string" calcext:value-type="string">
            <text:p>Romance</text:p>
          </table:table-cell>
          <table:table-cell table:style-name="ce365"/>
          <table:table-cell table:style-name="ce370" office:value-type="string" calcext:value-type="string">
            <text:p><text:a xlink:href="https://myanimelist.net/anime/2924/ef__A_Tale_of_Memories?q=e.f.%20tale%20of%20memories" xlink:type="simple">https://myanimelist.net/anime/2924/ef__A_Tale_of_Memories?q=e.f. tale of memories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 / digibro</text:p>
          </table:table-cell>
          <table:table-cell table:style-name="ce798" office:value-type="string" calcext:value-type="string">
            <text:p>after clannad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Elemental Gelade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Xebec </text:p>
          </table:table-cell>
          <table:table-cell table:style-name="ce361" office:value-type="float" office:value="2005" calcext:value-type="float">
            <text:p>2005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Adventure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1250/Erementar_Gerad?q=Elemental%20Gelade" xlink:type="simple">https://myanimelist.net/anime/1250/Erementar_Gerad?q=Elemental Gelade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Ergo proxy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</text:p>
          </table:table-cell>
          <table:table-cell table:style-name="ce798" office:value-type="string" calcext:value-type="string">
            <text:p>not directly deadman wonderland</text:p>
          </table:table-cell>
          <table:table-cell table:style-name="ce122" table:number-columns-repeated="3"/>
          <table:table-cell table:style-name="ce12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FATE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Full metal panic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385" office:value-type="string" calcext:value-type="string">
            <text:p><text:s/>(watch when we don't want a story)</text:p>
          </table:table-cell>
          <table:table-cell table:style-name="ce122" office:value-type="float" office:value="4" calcext:value-type="float">
            <text:p>4</text:p>
          </table:table-cell>
          <table:table-cell table:style-name="ce122"/>
          <table:table-cell table:style-name="ce171" table:number-columns-repeated="2"/>
          <table:table-cell table:number-columns-repeated="993"/>
        </table:table-row>
        <table:table-row table:style-name="ro1">
          <table:table-cell table:style-name="ce575" office:value-type="string" calcext:value-type="string">
            <text:p>Gantz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gekken shojo nozaki kun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supposidly a good comidy shojo abriged-ish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ghost hound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Ghost in the shell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office:value-type="float" office:value="5" calcext:value-type="float">
            <text:p>5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ghost story 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</text:p>
          </table:table-cell>
          <table:table-cell table:style-name="ce13" office:value-type="string" calcext:value-type="string">
            <text:p>(the dub : silly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Gintama 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office:value-type="string" calcext:value-type="string">
            <text:p>Radical(-1)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Golden time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might be a good romance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Gundam Seed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Gunslinger girl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Gurren Lagann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Haibane Renmei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Halo legend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highschool fleet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Higurashi no Naku Koro ni</text:p>
          </table:table-cell>
          <table:table-cell table:style-name="ce345" office:value-type="string" calcext:value-type="string">
            <text:p>When They Cry</text:p>
          </table:table-cell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Studio Deen </text:p>
          </table:table-cell>
          <table:table-cell table:style-name="ce361" office:value-type="float" office:value="2006" calcext:value-type="float">
            <text:p>2006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Horror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934/Higurashi_no_Naku_Koro_ni" xlink:type="simple">https://myanimelist.net/anime/934/Higurashi_no_Naku_Koro_ni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his and her circumstance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History's Strongest Disciple Kenichi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8.5" calcext:value-type="float">
            <text:p>8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house of 5 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said to be very good drama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Hyouka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2" calcext:value-type="float">
            <text:p>2012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mystery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jinro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Jojo's Bizarre Adventure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Jormungand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</text:p>
          </table:table-cell>
          <table:table-cell table:style-name="ce798" office:value-type="string" calcext:value-type="string">
            <text:p>after Black lagoon r.b.t.</text:p>
          </table:table-cell>
          <table:table-cell table:style-name="ce122" table:number-columns-repeated="3"/>
          <table:table-cell table:style-name="ce12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jyu oh sei planet of the beast king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K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Kaiji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337" office:value-type="string" calcext:value-type="string">
            <text:p>Kannon 2006</text:p>
          </table:table-cell>
          <table:table-cell table:style-name="ce337"/>
          <table:table-cell table:style-name="ce351" office:value-type="string" calcext:value-type="string">
            <text:p>*</text:p>
          </table:table-cell>
          <table:table-cell table:style-name="ce354" table:number-columns-repeated="2"/>
          <table:table-cell table:style-name="ce351"/>
          <table:table-cell table:style-name="ce354"/>
          <table:table-cell table:style-name="ce356"/>
          <table:table-cell table:style-name="ce359" table:content-validation-name="val2" office:value-type="string" calcext:value-type="string">
            <text:p>Kyoto Ani.</text:p>
          </table:table-cell>
          <table:table-cell table:style-name="ce362" office:value-type="float" office:value="2006" calcext:value-type="float">
            <text:p>2006</text:p>
          </table:table-cell>
          <table:table-cell table:style-name="ce364" table:content-validation-name="val6" office:value-type="string" calcext:value-type="string">
            <text:p>Fall</text:p>
          </table:table-cell>
          <table:table-cell table:style-name="ce366" table:number-columns-repeated="3"/>
          <table:table-cell table:style-name="ce22" office:value-type="string" calcext:value-type="string">
            <text:p><text:a xlink:href="https://myanimelist.net/anime/1530/Kanon_2006?q=cannon%202006" xlink:type="simple">https://myanimelist.net/anime/1530/Kanon_2006?q=cannon 2006</text:a></text:p>
          </table:table-cell>
          <table:table-cell table:style-name="ce375" table:number-columns-repeated="3"/>
          <table:table-cell table:style-name="ce337" table:number-columns-repeated="3"/>
          <table:table-cell table:style-name="ce378"/>
          <table:table-cell table:style-name="ce381" office:value-type="string" calcext:value-type="string">
            <text:p>Arkada</text:p>
          </table:table-cell>
          <table:table-cell table:style-name="ce386" office:value-type="string" calcext:value-type="string">
            <text:p>not directly clannad</text:p>
          </table:table-cell>
          <table:table-cell table:style-name="ce351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kaze no stigma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13" office:value-type="string" calcext:value-type="string">
            <text:p>Kekkai Sensen</text:p>
          </table:table-cell>
          <table:table-cell table:style-name="ce13"/>
          <table:table-cell table:style-name="ce122" office:value-type="string" calcext:value-type="string">
            <text:p>?</text:p>
          </table:table-cell>
          <table:table-cell table:style-name="ce122" table:number-columns-repeated="3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Bones – funimation – TOHO</text:p>
          </table:table-cell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kimini todoke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kingdom hearts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knights of sidonia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3d inspect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Legend of the Galactic Heroes</text:p>
          </table:table-cell>
          <table:table-cell table:style-name="ce575"/>
          <table:table-cell table:style-name="ce122" office:value-type="float" office:value="2" calcext:value-type="float">
            <text:p>2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string" calcext:value-type="string">
            <text:p>1988-1997</text:p>
          </table:table-cell>
          <table:table-cell table:style-name="ce363" table:content-validation-name="val6" office:value-type="string" calcext:value-type="string">
            <text:p>MULTIPLE</text:p>
          </table:table-cell>
          <table:table-cell table:style-name="ce365" office:value-type="string" calcext:value-type="string">
            <text:p>Sci Fi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820/Ginga_Eiyuu_Densetsu?q=Legend%20of%20the%20Galactic%20Heroes" xlink:type="simple">https://myanimelist.net/anime/820/Ginga_Eiyuu_Densetsu?q=Legend of the Galactic Heroes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throughout other shows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lucky star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adan no Ou to Vanadis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Satelight </text:p>
          </table:table-cell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 office:value-type="string" calcext:value-type="string">
            <text:p>Fall</text:p>
          </table:table-cell>
          <table:table-cell table:style-name="ce365" office:value-type="string" calcext:value-type="string">
            <text:p>Adventure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24455/Madan_no_Ou_to_Vanadis?q=Madan%20no%20Ou%20to%20Vanadis" xlink:type="simple">https://myanimelist.net/anime/24455/Madan_no_Ou_to_Vanadis?q=Madan no Ou to Vanadis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anglobe</text:p>
          </table:table-cell>
          <table:table-cell table:style-name="ce575"/>
          <table:table-cell table:style-name="ce122"/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shamploo and gangsta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aoyuu Maou Yuusha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awaru penguindrum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omigi soma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</text:p>
          </table:table-cell>
          <table:table-cell table:style-name="ce13" office:value-type="string" calcext:value-type="string">
            <text:p>(character story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onogatari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oribito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Mushishi (when tired)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nadia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mother's basement</text:p>
          </table:table-cell>
          <table:table-cell table:style-name="ce575" office:value-type="string" calcext:value-type="string">
            <text:p>(skip island arc - watch sub)</text:p>
          </table:table-cell>
          <table:table-cell table:style-name="ce122" office:value-type="string" calcext:value-type="string">
            <text:p>hidden gems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nagino asukara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inspect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Natsume Yuujinchou / Natsume's Book of Friend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Nodame Cantabile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Noragami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now and then here and there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mother's basement</text:p>
          </table:table-cell>
          <table:table-cell table:style-name="ce575"/>
          <table:table-cell table:style-name="ce122" office:value-type="string" calcext:value-type="string">
            <text:p>hidden gems</text:p>
          </table:table-cell>
          <table:table-cell table:style-name="ce122" table:number-columns-repeated="3"/>
          <table:table-cell table:number-columns-repeated="993"/>
        </table:table-row>
        <table:table-row table:style-name="ro2">
          <table:table-cell table:style-name="ce575" office:value-type="string" calcext:value-type="string">
            <text:p>One Out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gigguk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Ouran High School Host Club 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ani Poni Dash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anty and stalking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when exausted - dub)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Paradise Kis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aranoia Agent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arasyte - the maxim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inspect)</text:p>
          </table:table-cell>
          <table:table-cell table:style-name="ce122" table:number-columns-repeated="3"/>
          <table:table-cell table:style-name="ce122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patlabor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eacemaker Kurogane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erfect blue <text:s/>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122" office:value-type="string" calcext:value-type="string">
            <text:p>(shows fragility) anime</text:p>
          </table:table-cell>
          <table:table-cell table:style-name="ce122"/>
          <table:table-cell table:style-name="ce171"/>
          <table:table-cell table:style-name="ce122" table:number-columns-repeated="2"/>
          <table:table-cell table:number-columns-repeated="993"/>
        </table:table-row>
        <table:table-row table:style-name="ro1">
          <table:table-cell table:style-name="ce575" office:value-type="string" calcext:value-type="string">
            <text:p>Persona 4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ing pong the animation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office:value-type="float" office:value="4" calcext:value-type="float">
            <text:p>4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Planetes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Episodic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lastic memories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again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Psycho-Pass II</text:p>
          </table:table-cell>
          <table:table-cell table:style-name="ce575"/>
          <table:table-cell table:style-name="ce122" office:value-type="float" office:value="1" calcext:value-type="float">
            <text:p>1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real drive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Revolutionary Girl Utena</text:p>
          </table:table-cell>
          <table:table-cell table:style-name="ce346" office:value-type="string" calcext:value-type="string">
            <text:p>Revolutionary Girl Utena</text:p>
          </table:table-cell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J.C. Staff</text:p>
          </table:table-cell>
          <table:table-cell table:style-name="ce361" office:value-type="float" office:value="1997" calcext:value-type="float">
            <text:p>1997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Psychological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440/Shoujo_Kakumei_Utena?q=Revolutionary%20Girl%20Utena" xlink:type="simple">https://myanimelist.net/anime/440/Shoujo_Kakumei_Utena?q=Revolutionary Girl Utena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Rurouni Kenshin (2)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saikano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harem: put a real person in a worlk of archtypes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amurai 7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Only if u watched the japanese movie</text:p>
          </table:table-cell>
          <table:table-cell table:style-name="ce122" table:number-columns-repeated="3"/>
          <table:table-cell table:style-name="ce12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samurai deeper kyo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3"/>
          <table:table-cell table:style-name="ce122" office:value-type="float" office:value="7.5" calcext:value-type="float">
            <text:p>7.5</text:p>
          </table:table-cell>
          <table:table-cell table:number-columns-repeated="993"/>
        </table:table-row>
        <table:table-row table:style-name="ro1">
          <table:table-cell table:style-name="ce575" office:value-type="string" calcext:value-type="string">
            <text:p>samurai flaminco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Manglobe </text:p>
          </table:table-cell>
          <table:table-cell table:style-name="ce361" office:value-type="float" office:value="2013" calcext:value-type="float">
            <text:p>2013</text:p>
          </table:table-cell>
          <table:table-cell table:style-name="ce363" table:content-validation-name="val6" office:value-type="string" calcext:value-type="string">
            <text:p>Fall</text:p>
          </table:table-cell>
          <table:table-cell table:style-name="ce365" office:value-type="string" calcext:value-type="string">
            <text:p>Action/Parody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19365/Samurai_Flamenco" xlink:type="simple">https://myanimelist.net/anime/19365/Samurai_Flamenco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atoshi Kon 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Every Frame a painting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ere nu morebito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erial Experiments Lain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Triangle Staff </text:p>
          </table:table-cell>
          <table:table-cell table:style-name="ce361" office:value-type="float" office:value="1998" calcext:value-type="float">
            <text:p>1998</text:p>
          </table:table-cell>
          <table:table-cell table:style-name="ce363" table:content-validation-name="val6" office:value-type="string" calcext:value-type="string">
            <text:p>Summer</text:p>
          </table:table-cell>
          <table:table-cell table:style-name="ce365" office:value-type="string" calcext:value-type="string">
            <text:p>Psychological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339/Serial_Experiments_Lain?q=Serial%20Experiments%20Lain" xlink:type="simple">https://myanimelist.net/anime/339/Serial_Experiments_Lain?q=Serial Experiments Lain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watch when stuck on what to watch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hakugan no Shana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hiki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hingeki no bahamut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looks good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imoun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ound euphonium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inspect)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Sousei no Onmyouji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office:value-type="float" office:value="3.5" calcext:value-type="float">
            <text:p>3.5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Space Dandy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when exausted - dub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Steins;Gate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 office:value-type="string" calcext:value-type="string">
            <text:p>(when energatic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asogare Otome x Amnesia 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enjou Tenge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Madhouse</text:p>
          </table:table-cell>
          <table:table-cell table:style-name="ce361" office:value-type="float" office:value="2004" calcext:value-type="float">
            <text:p>2004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School/martial arts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174/Tenjou_Tenge?q=Tenjou%20Tenge" xlink:type="simple">https://myanimelist.net/anime/174/Tenjou_Tenge?q=Tenjou Tenge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erraformer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LIDENFILMS </text:p>
          </table:table-cell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 office:value-type="string" calcext:value-type="string">
            <text:p>Fall</text:p>
          </table:table-cell>
          <table:table-cell table:style-name="ce365" office:value-type="string" calcext:value-type="string">
            <text:p>Action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22687/Terra_Formars?q=terra" xlink:type="simple">https://myanimelist.net/anime/22687/Terra_Formars?q=terra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he rolling Gilrs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 office:value-type="float" office:value="2015" calcext:value-type="float">
            <text:p>2015</text:p>
          </table:table-cell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he wolfchildren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Every Frame a painting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iger &amp; Bunny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okyo Ghoul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okyo Majin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ora dora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</text:p>
          </table:table-cell>
          <table:table-cell table:style-name="ce798" office:value-type="string" calcext:value-type="string">
            <text:p>after clannad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Toradora!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2">
          <table:table-cell table:style-name="ce238" office:value-type="string" calcext:value-type="string">
            <text:p>Tsukigakirei</text:p>
          </table:table-cell>
          <table:table-cell table:style-name="ce575"/>
          <table:table-cell table:style-name="ce122" office:value-type="float" office:value="4" calcext:value-type="float">
            <text:p>4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feel </text:p>
          </table:table-cell>
          <table:table-cell table:style-name="ce361" office:value-type="float" office:value="2017" calcext:value-type="float">
            <text:p>2017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Romance</text:p>
          </table:table-cell>
          <table:table-cell table:style-name="ce365" table:number-columns-repeated="2"/>
          <table:table-cell table:style-name="ce288" office:value-type="string" calcext:value-type="string">
            <text:p><text:a xlink:href="https://myanimelist.net/anime/34822/Tsuki_ga_Kirei" xlink:type="simple">https://myanimelist.net/anime/34822/Tsuki_ga_Kirei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uki nagato </text:p>
          </table:table-cell>
          <table:table-cell table:style-name="ce575"/>
          <table:table-cell table:style-name="ce122" office:value-type="string" calcext:value-type="string">
            <text:p>?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/>
          <table:table-cell table:style-name="ce361"/>
          <table:table-cell table:style-name="ce363" table:content-validation-name="val6"/>
          <table:table-cell table:style-name="ce365" table:number-columns-repeated="3"/>
          <table:table-cell table:style-name="ce370"/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Arkada</text:p>
          </table:table-cell>
          <table:table-cell table:style-name="ce13" office:value-type="string" calcext:value-type="string">
            <text:p>(character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usagi drop</text:p>
          </table:table-cell>
          <table:table-cell table:style-name="ce575"/>
          <table:table-cell table:style-name="ce122" office:value-type="float" office:value="3" calcext:value-type="float">
            <text:p>3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Production I.G </text:p>
          </table:table-cell>
          <table:table-cell table:style-name="ce361" office:value-type="float" office:value="2011" calcext:value-type="float">
            <text:p>2011</text:p>
          </table:table-cell>
          <table:table-cell table:style-name="ce363" table:content-validation-name="val6" office:value-type="string" calcext:value-type="string">
            <text:p>Summer</text:p>
          </table:table-cell>
          <table:table-cell table:style-name="ce365" office:value-type="string" calcext:value-type="string">
            <text:p>Slice of Life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10162/Usagi_Drop?q=usagi%20drop" xlink:type="simple">https://myanimelist.net/anime/10162/Usagi_Drop?q=usagi drop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digibro</text:p>
          </table:table-cell>
          <table:table-cell table:style-name="ce575" office:value-type="string" calcext:value-type="string">
            <text:p>(when a LITTLE down)</text:p>
          </table:table-cell>
          <table:table-cell table:style-name="ce122" office:value-type="float" office:value="5" calcext:value-type="float">
            <text:p>5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welcome to the NHK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Gonzo </text:p>
          </table:table-cell>
          <table:table-cell table:style-name="ce361" office:value-type="float" office:value="2006" calcext:value-type="float">
            <text:p>2006</text:p>
          </table:table-cell>
          <table:table-cell table:style-name="ce363" table:content-validation-name="val6" office:value-type="string" calcext:value-type="string">
            <text:p>Summer</text:p>
          </table:table-cell>
          <table:table-cell table:style-name="ce365" office:value-type="string" calcext:value-type="string">
            <text:p>Psychological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1210/NHK_ni_Youkoso?q=welcome%20to%20the%20NHK" xlink:type="simple">https://myanimelist.net/anime/1210/NHK_ni_Youkoso?q=welcome to the NHK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office:value-type="float" office:value="5" calcext:value-type="float">
            <text:p>5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575" office:value-type="string" calcext:value-type="string">
            <text:p>witch blade </text:p>
          </table:table-cell>
          <table:table-cell table:style-name="ce575"/>
          <table:table-cell table:style-name="ce122" office:value-type="float" office:value="4" calcext:value-type="float">
            <text:p>4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Gonzo </text:p>
          </table:table-cell>
          <table:table-cell table:style-name="ce361" office:value-type="float" office:value="2006" calcext:value-type="float">
            <text:p>2006</text:p>
          </table:table-cell>
          <table:table-cell table:style-name="ce363" table:content-validation-name="val6" office:value-type="string" calcext:value-type="string">
            <text:p>Spring</text:p>
          </table:table-cell>
          <table:table-cell table:style-name="ce365" office:value-type="string" calcext:value-type="string">
            <text:p>Action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935/Witchblade?q=witch%20blade%20" xlink:type="simple">https://myanimelist.net/anime/935/Witchblade?q=witch blade 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/>
          <table:table-cell table:style-name="ce122" table:number-columns-repeated="4"/>
          <table:table-cell table:number-columns-repeated="993"/>
        </table:table-row>
        <table:table-row table:style-name="ro1">
          <table:table-cell table:style-name="ce575" office:value-type="string" calcext:value-type="string">
            <text:p>world Conquest Zvezda Plot</text:p>
          </table:table-cell>
          <table:table-cell table:style-name="ce575"/>
          <table:table-cell table:style-name="ce122" office:value-type="string" calcext:value-type="string">
            <text:p>+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A1-Pics</text:p>
          </table:table-cell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 office:value-type="string" calcext:value-type="string">
            <text:p>Winter</text:p>
          </table:table-cell>
          <table:table-cell table:style-name="ce365" office:value-type="string" calcext:value-type="string">
            <text:p>Action/Comidy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20973/Sekai_Seifuku__Bouryaku_no_Zvezda?q=world%20Conquest%20Zvezda%20Plot" xlink:type="simple">https://myanimelist.net/anime/20973/Sekai_Seifuku__Bouryaku_no_Zvezda?q=world Conquest Zvezda Plot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 office:value-type="string" calcext:value-type="string">
            <text:p>mother's basement</text:p>
          </table:table-cell>
          <table:table-cell table:style-name="ce575"/>
          <table:table-cell table:style-name="ce122" office:value-type="string" calcext:value-type="string">
            <text:p>hidden gems</text:p>
          </table:table-cell>
          <table:table-cell table:style-name="ce122" table:number-columns-repeated="3"/>
          <table:table-cell table:number-columns-repeated="993"/>
        </table:table-row>
        <table:table-row table:style-name="ro1">
          <table:table-cell table:style-name="ce339" office:value-type="string" calcext:value-type="string">
            <text:p>Zankyou no Terror</text:p>
          </table:table-cell>
          <table:table-cell table:style-name="ce575"/>
          <table:table-cell table:style-name="ce122" office:value-type="string" calcext:value-type="string">
            <text:p>*</text:p>
          </table:table-cell>
          <table:table-cell table:style-name="ce171" table:number-columns-repeated="2"/>
          <table:table-cell table:style-name="ce122"/>
          <table:table-cell table:style-name="ce171"/>
          <table:table-cell table:style-name="ce355"/>
          <table:table-cell table:style-name="ce357" table:content-validation-name="val2" office:value-type="string" calcext:value-type="string">
            <text:p>MAPPA </text:p>
          </table:table-cell>
          <table:table-cell table:style-name="ce361" office:value-type="float" office:value="2014" calcext:value-type="float">
            <text:p>2014</text:p>
          </table:table-cell>
          <table:table-cell table:style-name="ce363" table:content-validation-name="val6" office:value-type="string" calcext:value-type="string">
            <text:p>Summer</text:p>
          </table:table-cell>
          <table:table-cell table:style-name="ce365" office:value-type="string" calcext:value-type="string">
            <text:p>Thriller</text:p>
          </table:table-cell>
          <table:table-cell table:style-name="ce365" table:number-columns-repeated="2"/>
          <table:table-cell table:style-name="ce370" office:value-type="string" calcext:value-type="string">
            <text:p><text:a xlink:href="https://myanimelist.net/anime/23283/Zankyou_no_Terror?q=zankiu%20no%20terra" xlink:type="simple">https://myanimelist.net/anime/23283/Zankyou_no_Terror?q=zankiu no terra</text:a></text:p>
          </table:table-cell>
          <table:table-cell table:style-name="ce374" table:number-columns-repeated="3"/>
          <table:table-cell table:style-name="ce575" table:number-columns-repeated="3"/>
          <table:table-cell table:style-name="ce377"/>
          <table:table-cell table:style-name="ce13"/>
          <table:table-cell table:style-name="ce575" office:value-type="string" calcext:value-type="string">
            <text:p>(must watch)</text:p>
          </table:table-cell>
          <table:table-cell table:style-name="ce122" table:number-columns-repeated="4"/>
          <table:table-cell table:number-columns-repeated="993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kyoto anim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t to look at: final fantacy ultimate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anime movie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in: shougeki </text:p>
          </table:table-cell>
          <table:table-cell table:number-columns-repeated="2"/>
          <table:table-cell office:value-type="string" calcext:value-type="string">
            <text:p>Polygon Pics</text:p>
          </table:table-cell>
          <table:table-cell office:value-type="string" calcext:value-type="string">
            <text:p>23/09/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e no katachi</text:p>
          </table:table-cell>
          <table:table-cell table:number-columns-repeated="2"/>
          <table:table-cell office:value-type="string" calcext:value-type="string">
            <text:p>Kyoto ani</text:p>
          </table:table-cell>
          <table:table-cell office:value-type="string" calcext:value-type="string">
            <text:p>17/09/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Real Turtle</text:p>
          </table:table-cell>
          <table:table-cell table:number-columns-repeated="2"/>
          <table:table-cell office:value-type="string" calcext:value-type="string">
            <text:p>GIBLI</text:p>
          </table:table-cell>
          <table:table-cell office:value-type="string" calcext:value-type="string">
            <text:p>17/09/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r name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With Bay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 Maho Shojo Madoka Magi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 Miyazaki Hayao Collection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 The last airbende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ycho pass 2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roko's basket last game</text:p>
          </table:table-cell>
          <table:table-cell table:style-name="ce347"/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347"/>
          <table:table-cell table:number-columns-repeated="1019"/>
        </table:table-row>
        <table:table-row table:style-name="ro1">
          <table:table-cell office:value-type="string" calcext:value-type="string">
            <text:p>CODE:</text:p>
          </table:table-cell>
          <table:table-cell table:style-name="ce347"/>
          <table:table-cell table:number-columns-repeated="1019"/>
        </table:table-row>
        <table:table-row table:style-name="ro1">
          <table:table-cell table:style-name="ce592" office:value-type="string" calcext:value-type="string">
            <text:p>1 WATCHED</text:p>
          </table:table-cell>
          <table:table-cell table:style-name="ce252"/>
          <table:table-cell/>
          <table:table-cell table:style-name="ce182"/>
          <table:table-cell table:number-columns-repeated="1017"/>
        </table:table-row>
        <table:table-row table:style-name="ro1">
          <table:table-cell table:style-name="ce340" office:value-type="string" calcext:value-type="string">
            <text:p>2 ONGOING</text:p>
          </table:table-cell>
          <table:table-cell table:style-name="ce253"/>
          <table:table-cell/>
          <table:table-cell table:style-name="ce182"/>
          <table:table-cell table:number-columns-repeated="1017"/>
        </table:table-row>
        <table:table-row table:style-name="ro1">
          <table:table-cell table:style-name="ce341" office:value-type="string" calcext:value-type="string">
            <text:p>3 HIGH PRIORITY</text:p>
          </table:table-cell>
          <table:table-cell table:style-name="ce254"/>
          <table:table-cell/>
          <table:table-cell table:style-name="ce552"/>
          <table:table-cell table:number-columns-repeated="1017"/>
        </table:table-row>
        <table:table-row table:style-name="ro1">
          <table:table-cell table:style-name="ce595" office:value-type="string" calcext:value-type="string">
            <text:p>4 FIRST EP</text:p>
          </table:table-cell>
          <table:table-cell table:style-name="ce255"/>
          <table:table-cell/>
          <table:table-cell table:style-name="ce552"/>
          <table:table-cell table:number-columns-repeated="1017"/>
        </table:table-row>
        <table:table-row table:style-name="ro1">
          <table:table-cell table:style-name="ce187" office:value-type="string" calcext:value-type="string">
            <text:p>5 RESEARCH</text:p>
          </table:table-cell>
          <table:table-cell table:style-name="ce256"/>
          <table:table-cell table:number-columns-repeated="1019"/>
        </table:table-row>
        <table:table-row table:style-name="ro1">
          <table:table-cell table:style-name="ce596" office:value-type="string" calcext:value-type="string">
            <text:p>6 DROPPED</text:p>
          </table:table-cell>
          <table:table-cell table:style-name="ce257"/>
          <table:table-cell table:number-columns-repeated="1019"/>
        </table:table-row>
        <table:table-row table:style-name="ro1">
          <table:table-cell/>
          <table:table-cell table:style-name="ce347"/>
          <table:table-cell table:number-columns-repeated="1019"/>
        </table:table-row>
        <table:table-row table:style-name="ro1" table:number-rows-repeated="1048422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'Anime To Watch'.W3:'Anime To Watch'.AB14 'Anime To Watch'.A3:'Anime To Watch'.G15 'Anime To Watch'.P57:'Anime To Watch'.U127 'Anime To Watch'.W57:'Anime To Watch'.AB127 'Anime To Watch'.W15:'Anime To Watch'.W15 'Anime To Watch'.Y15:'Anime To Watch'.AB15 'Anime To Watch'.A18:'Anime To Watch'.G18 'Anime To Watch'.A16:'Anime To Watch'.A16 'Anime To Watch'.C16:'Anime To Watch'.G16 'Anime To Watch'.B17:'Anime To Watch'.G17 'Anime To Watch'.A57:'Anime To Watch'.G93 'Anime To Watch'.A19:'Anime To Watch'.A19 'Anime To Watch'.C19:'Anime To Watch'.G21 'Anime To Watch'.B20:'Anime To Watch'.B20 'Anime To Watch'.A21:'Anime To Watch'.A21 'Anime To Watch'.P3:'Anime To Watch'.U21 'Anime To Watch'.W16:'Anime To Watch'.AB21 'Anime To Watch'.P22:'Anime To Watch'.U55 'Anime To Watch'.W22:'Anime To Watch'.AB55 'Anime To Watch'.A22:'Anime To Watch'.G44 'Anime To Watch'.A46:'Anime To Watch'.G55 'Anime To Watch'.A45:'Anime To Watch'.A45 'Anime To Watch'.C45:'Anime To Watch'.G45 'Anime To Watch'.B127:'Anime To Watch'.G127 'Anime To Watch'.B95:'Anime To Watch'.G126 'Anime To Watch'.A94:'Anime To Watch'.A120 'Anime To Watch'.C94:'Anime To Watch'.G94 'Anime To Watch'.A122:'Anime To Watch'.A126">
            <calcext:condition calcext:apply-style-name="Watched" calcext:value="formula-is([.$C3] = 1)" calcext:base-cell-address="'Anime To Watch'.A3"/>
            <calcext:condition calcext:apply-style-name="Ongoing" calcext:value="formula-is([.$C3] = 2)" calcext:base-cell-address="'Anime To Watch'.A3"/>
            <calcext:condition calcext:apply-style-name="High Priority" calcext:value="formula-is(OR([.$C3] = &quot;+&quot;; [.$C3] = 3))" calcext:base-cell-address="'Anime To Watch'.A3"/>
            <calcext:condition calcext:apply-style-name="On Hold" calcext:value="formula-is(OR([.$C3] = &quot;*&quot;; [.$C3] = 4))" calcext:base-cell-address="'Anime To Watch'.A3"/>
            <calcext:condition calcext:apply-style-name="Default" calcext:value="formula-is(OR([.$C3] = &quot;?&quot;; [.$C3] = 5))" calcext:base-cell-address="'Anime To Watch'.A3"/>
            <calcext:condition calcext:apply-style-name="Dropped" calcext:value="formula-is([.$C3] = 6)" calcext:base-cell-address="'Anime To Watch'.A3"/>
          </calcext:conditional-format>
          <calcext:conditional-format calcext:target-range-address="'Anime To Watch'.V57:'Anime To Watch'.V127 'Anime To Watch'.V3:'Anime To Watch'.V55">
            <calcext:condition calcext:apply-style-name="Watched" calcext:value="formula-is([.$C3] = 1)" calcext:base-cell-address="'Anime To Watch'.V3"/>
            <calcext:condition calcext:apply-style-name="Ongoing" calcext:value="formula-is([.$C3] = 2)" calcext:base-cell-address="'Anime To Watch'.V3"/>
            <calcext:condition calcext:apply-style-name="High Priority" calcext:value="formula-is(OR([.$C3] = &quot;+&quot;; [.$C3] = 3))" calcext:base-cell-address="'Anime To Watch'.V3"/>
            <calcext:condition calcext:apply-style-name="On Hold" calcext:value="formula-is(OR([.$C3] = &quot;*&quot;; [.$C3] = 4))" calcext:base-cell-address="'Anime To Watch'.V3"/>
            <calcext:condition calcext:apply-style-name="Default" calcext:value="formula-is(OR([.$C3] = &quot;?&quot;; [.$C3] = 5))" calcext:base-cell-address="'Anime To Watch'.V3"/>
            <calcext:condition calcext:apply-style-name="Dropped" calcext:value="formula-is([.$C3] = 6)" calcext:base-cell-address="'Anime To Watch'.V3"/>
          </calcext:conditional-format>
          <calcext:conditional-format calcext:target-range-address="'Anime To Watch'.J57:'Anime To Watch'.K127 'Anime To Watch'.J3:'Anime To Watch'.K55">
            <calcext:condition calcext:apply-style-name="Watched" calcext:value="formula-is([.$C3] = 1)" calcext:base-cell-address="'Anime To Watch'.J3"/>
            <calcext:condition calcext:apply-style-name="Ongoing" calcext:value="formula-is([.$C3] = 2)" calcext:base-cell-address="'Anime To Watch'.J3"/>
            <calcext:condition calcext:apply-style-name="High Priority" calcext:value="formula-is(OR([.$C3] = &quot;+&quot;; [.$C3] = 3))" calcext:base-cell-address="'Anime To Watch'.J3"/>
            <calcext:condition calcext:apply-style-name="On Hold" calcext:value="formula-is(OR([.$C3] = &quot;*&quot;; [.$C3] = 4))" calcext:base-cell-address="'Anime To Watch'.J3"/>
            <calcext:condition calcext:apply-style-name="Default" calcext:value="formula-is(OR([.$C3] = &quot;?&quot;; [.$C3] = 5))" calcext:base-cell-address="'Anime To Watch'.J3"/>
            <calcext:condition calcext:apply-style-name="Dropped" calcext:value="formula-is([.$C3] = 6)" calcext:base-cell-address="'Anime To Watch'.J3"/>
          </calcext:conditional-format>
          <calcext:conditional-format calcext:target-range-address="'Anime To Watch'.L57:'Anime To Watch'.N127 'Anime To Watch'.M3:'Anime To Watch'.N13 'Anime To Watch'.L3:'Anime To Watch'.L21 'Anime To Watch'.M15:'Anime To Watch'.N21 'Anime To Watch'.L22:'Anime To Watch'.N55">
            <calcext:condition calcext:apply-style-name="Watched" calcext:value="formula-is([.$C3] = 1)" calcext:base-cell-address="'Anime To Watch'.L3"/>
            <calcext:condition calcext:apply-style-name="Ongoing" calcext:value="formula-is([.$C3] = 2)" calcext:base-cell-address="'Anime To Watch'.L3"/>
            <calcext:condition calcext:apply-style-name="High Priority" calcext:value="formula-is(OR([.$C3] = &quot;+&quot;; [.$C3] = 3))" calcext:base-cell-address="'Anime To Watch'.L3"/>
            <calcext:condition calcext:apply-style-name="On Hold" calcext:value="formula-is(OR([.$C3] = &quot;*&quot;; [.$C3] = 4))" calcext:base-cell-address="'Anime To Watch'.L3"/>
            <calcext:condition calcext:apply-style-name="Default" calcext:value="formula-is(OR([.$C3] = &quot;?&quot;; [.$C3] = 5))" calcext:base-cell-address="'Anime To Watch'.L3"/>
            <calcext:condition calcext:apply-style-name="Dropped" calcext:value="formula-is([.$C3] = 6)" calcext:base-cell-address="'Anime To Watch'.L3"/>
          </calcext:conditional-format>
          <calcext:conditional-format calcext:target-range-address="'Anime To Watch'.H57:'Anime To Watch'.H127 'Anime To Watch'.H3:'Anime To Watch'.H55">
            <calcext:condition calcext:apply-style-name="Watched" calcext:value="formula-is([.$C3] = 1)" calcext:base-cell-address="'Anime To Watch'.H3"/>
            <calcext:condition calcext:apply-style-name="Ongoing" calcext:value="formula-is([.$C3] = 2)" calcext:base-cell-address="'Anime To Watch'.H3"/>
            <calcext:condition calcext:apply-style-name="High Priority" calcext:value="formula-is(OR([.$C3] = &quot;+&quot;; [.$C3] = 3))" calcext:base-cell-address="'Anime To Watch'.H3"/>
            <calcext:condition calcext:apply-style-name="On Hold" calcext:value="formula-is(OR([.$C3] = &quot;*&quot;; [.$C3] = 4))" calcext:base-cell-address="'Anime To Watch'.H3"/>
            <calcext:condition calcext:apply-style-name="Default" calcext:value="formula-is(OR([.$C3] = &quot;?&quot;; [.$C3] = 5))" calcext:base-cell-address="'Anime To Watch'.H3"/>
            <calcext:condition calcext:apply-style-name="Dropped" calcext:value="formula-is([.$C3] = 6)" calcext:base-cell-address="'Anime To Watch'.H3"/>
          </calcext:conditional-format>
          <calcext:conditional-format calcext:target-range-address="'Anime To Watch'.O57:'Anime To Watch'.O127 'Anime To Watch'.O3:'Anime To Watch'.O16 'Anime To Watch'.O27:'Anime To Watch'.O55 'Anime To Watch'.O18:'Anime To Watch'.O25">
            <calcext:condition calcext:apply-style-name="Watched" calcext:value="formula-is([.$C3] = 1)" calcext:base-cell-address="'Anime To Watch'.O3"/>
            <calcext:condition calcext:apply-style-name="Ongoing" calcext:value="formula-is([.$C3] = 2)" calcext:base-cell-address="'Anime To Watch'.O3"/>
            <calcext:condition calcext:apply-style-name="High Priority" calcext:value="formula-is(OR([.$C3] = &quot;+&quot;; [.$C3] = 3))" calcext:base-cell-address="'Anime To Watch'.O3"/>
            <calcext:condition calcext:apply-style-name="On Hold" calcext:value="formula-is(OR([.$C3] = &quot;*&quot;; [.$C3] = 4))" calcext:base-cell-address="'Anime To Watch'.O3"/>
            <calcext:condition calcext:apply-style-name="Default" calcext:value="formula-is(OR([.$C3] = &quot;?&quot;; [.$C3] = 5))" calcext:base-cell-address="'Anime To Watch'.O3"/>
            <calcext:condition calcext:apply-style-name="Dropped" calcext:value="formula-is([.$C3] = 6)" calcext:base-cell-address="'Anime To Watch'.O3"/>
          </calcext:conditional-format>
          <calcext:conditional-format calcext:target-range-address="'Anime To Watch'.I57:'Anime To Watch'.I127 'Anime To Watch'.I25:'Anime To Watch'.I55 'Anime To Watch'.I3:'Anime To Watch'.I23">
            <calcext:condition calcext:apply-style-name="Watched" calcext:value="formula-is([.$C3] = 1)" calcext:base-cell-address="'Anime To Watch'.I3"/>
            <calcext:condition calcext:apply-style-name="Ongoing" calcext:value="formula-is([.$C3] = 2)" calcext:base-cell-address="'Anime To Watch'.I3"/>
            <calcext:condition calcext:apply-style-name="High Priority" calcext:value="formula-is(OR([.$C3] = &quot;+&quot;; [.$C3] = 3))" calcext:base-cell-address="'Anime To Watch'.I3"/>
            <calcext:condition calcext:apply-style-name="On Hold" calcext:value="formula-is(OR([.$C3] = &quot;*&quot;; [.$C3] = 4))" calcext:base-cell-address="'Anime To Watch'.I3"/>
            <calcext:condition calcext:apply-style-name="Default" calcext:value="formula-is(OR([.$C3] = &quot;?&quot;; [.$C3] = 5))" calcext:base-cell-address="'Anime To Watch'.I3"/>
            <calcext:condition calcext:apply-style-name="Dropped" calcext:value="formula-is([.$C3] = 6)" calcext:base-cell-address="'Anime To Watch'.I3"/>
          </calcext:conditional-format>
          <calcext:conditional-format calcext:target-range-address="'Anime To Watch'.M14:'Anime To Watch'.N14">
            <calcext:condition calcext:apply-style-name="Watched" calcext:value="formula-is([.$C14] = 1)" calcext:base-cell-address="'Anime To Watch'.M14"/>
            <calcext:condition calcext:apply-style-name="Ongoing" calcext:value="formula-is([.$C14] = 2)" calcext:base-cell-address="'Anime To Watch'.M14"/>
            <calcext:condition calcext:apply-style-name="High Priority" calcext:value="formula-is(OR([.$C14] = &quot;+&quot;; [.$C14] = 3))" calcext:base-cell-address="'Anime To Watch'.M14"/>
            <calcext:condition calcext:apply-style-name="On Hold" calcext:value="formula-is(OR([.$C14] = &quot;*&quot;; [.$C14] = 4))" calcext:base-cell-address="'Anime To Watch'.M14"/>
            <calcext:condition calcext:apply-style-name="Default" calcext:value="formula-is(OR([.$C14] = &quot;?&quot;; [.$C14] = 5))" calcext:base-cell-address="'Anime To Watch'.M14"/>
            <calcext:condition calcext:apply-style-name="Dropped" calcext:value="formula-is([.$C14] = 6)" calcext:base-cell-address="'Anime To Watch'.M14"/>
          </calcext:conditional-format>
          <calcext:conditional-format calcext:target-range-address="'Anime To Watch'.X15:'Anime To Watch'.X15">
            <calcext:condition calcext:apply-style-name="Watched" calcext:value="formula-is([.$C15] = 1)" calcext:base-cell-address="'Anime To Watch'.X15"/>
            <calcext:condition calcext:apply-style-name="Ongoing" calcext:value="formula-is([.$C15] = 2)" calcext:base-cell-address="'Anime To Watch'.X15"/>
            <calcext:condition calcext:apply-style-name="High Priority" calcext:value="formula-is(OR([.$C15] = &quot;+&quot;; [.$C15] = 3))" calcext:base-cell-address="'Anime To Watch'.X15"/>
            <calcext:condition calcext:apply-style-name="On Hold" calcext:value="formula-is(OR([.$C15] = &quot;*&quot;; [.$C15] = 4))" calcext:base-cell-address="'Anime To Watch'.X15"/>
            <calcext:condition calcext:apply-style-name="Default" calcext:value="formula-is(OR([.$C15] = &quot;?&quot;; [.$C15] = 5))" calcext:base-cell-address="'Anime To Watch'.X15"/>
            <calcext:condition calcext:apply-style-name="Dropped" calcext:value="formula-is([.$C15] = 6)" calcext:base-cell-address="'Anime To Watch'.X15"/>
          </calcext:conditional-format>
          <calcext:conditional-format calcext:target-range-address="'Anime To Watch'.B16:'Anime To Watch'.B16">
            <calcext:condition calcext:apply-style-name="Watched" calcext:value="formula-is([.$C16] = 1)" calcext:base-cell-address="'Anime To Watch'.B16"/>
            <calcext:condition calcext:apply-style-name="Ongoing" calcext:value="formula-is([.$C16] = 2)" calcext:base-cell-address="'Anime To Watch'.B16"/>
            <calcext:condition calcext:apply-style-name="High Priority" calcext:value="formula-is(OR([.$C16] = &quot;+&quot;; [.$C16] = 3))" calcext:base-cell-address="'Anime To Watch'.B16"/>
            <calcext:condition calcext:apply-style-name="On Hold" calcext:value="formula-is(OR([.$C16] = &quot;*&quot;; [.$C16] = 4))" calcext:base-cell-address="'Anime To Watch'.B16"/>
            <calcext:condition calcext:apply-style-name="Default" calcext:value="formula-is(OR([.$C16] = &quot;?&quot;; [.$C16] = 5))" calcext:base-cell-address="'Anime To Watch'.B16"/>
            <calcext:condition calcext:apply-style-name="Dropped" calcext:value="formula-is([.$C16] = 6)" calcext:base-cell-address="'Anime To Watch'.B16"/>
          </calcext:conditional-format>
          <calcext:conditional-format calcext:target-range-address="'Anime To Watch'.A17:'Anime To Watch'.A17">
            <calcext:condition calcext:apply-style-name="Watched" calcext:value="formula-is([.$C17] = 1)" calcext:base-cell-address="'Anime To Watch'.A17"/>
            <calcext:condition calcext:apply-style-name="Ongoing" calcext:value="formula-is([.$C17] = 2)" calcext:base-cell-address="'Anime To Watch'.A17"/>
            <calcext:condition calcext:apply-style-name="High Priority" calcext:value="formula-is(OR([.$C17] = &quot;+&quot;; [.$C17] = 3))" calcext:base-cell-address="'Anime To Watch'.A17"/>
            <calcext:condition calcext:apply-style-name="On Hold" calcext:value="formula-is(OR([.$C17] = &quot;*&quot;; [.$C17] = 4))" calcext:base-cell-address="'Anime To Watch'.A17"/>
            <calcext:condition calcext:apply-style-name="Default" calcext:value="formula-is(OR([.$C17] = &quot;?&quot;; [.$C17] = 5))" calcext:base-cell-address="'Anime To Watch'.A17"/>
            <calcext:condition calcext:apply-style-name="Dropped" calcext:value="formula-is([.$C17] = 6)" calcext:base-cell-address="'Anime To Watch'.A17"/>
          </calcext:conditional-format>
          <calcext:conditional-format calcext:target-range-address="'Anime To Watch'.O17:'Anime To Watch'.O17">
            <calcext:condition calcext:apply-style-name="Watched" calcext:value="formula-is([.$C17] = 1)" calcext:base-cell-address="'Anime To Watch'.O17"/>
            <calcext:condition calcext:apply-style-name="Ongoing" calcext:value="formula-is([.$C17] = 2)" calcext:base-cell-address="'Anime To Watch'.O17"/>
            <calcext:condition calcext:apply-style-name="High Priority" calcext:value="formula-is(OR([.$C17] = &quot;+&quot;; [.$C17] = 3))" calcext:base-cell-address="'Anime To Watch'.O17"/>
            <calcext:condition calcext:apply-style-name="On Hold" calcext:value="formula-is(OR([.$C17] = &quot;*&quot;; [.$C17] = 4))" calcext:base-cell-address="'Anime To Watch'.O17"/>
            <calcext:condition calcext:apply-style-name="Default" calcext:value="formula-is(OR([.$C17] = &quot;?&quot;; [.$C17] = 5))" calcext:base-cell-address="'Anime To Watch'.O17"/>
            <calcext:condition calcext:apply-style-name="Dropped" calcext:value="formula-is([.$C17] = 6)" calcext:base-cell-address="'Anime To Watch'.O17"/>
          </calcext:conditional-format>
          <calcext:conditional-format calcext:target-range-address="'Anime To Watch'.B19:'Anime To Watch'.B19">
            <calcext:condition calcext:apply-style-name="Watched" calcext:value="formula-is([.$C19] = 1)" calcext:base-cell-address="'Anime To Watch'.B19"/>
            <calcext:condition calcext:apply-style-name="Ongoing" calcext:value="formula-is([.$C19] = 2)" calcext:base-cell-address="'Anime To Watch'.B19"/>
            <calcext:condition calcext:apply-style-name="High Priority" calcext:value="formula-is(OR([.$C19] = &quot;+&quot;; [.$C19] = 3))" calcext:base-cell-address="'Anime To Watch'.B19"/>
            <calcext:condition calcext:apply-style-name="On Hold" calcext:value="formula-is(OR([.$C19] = &quot;*&quot;; [.$C19] = 4))" calcext:base-cell-address="'Anime To Watch'.B19"/>
            <calcext:condition calcext:apply-style-name="Default" calcext:value="formula-is(OR([.$C19] = &quot;?&quot;; [.$C19] = 5))" calcext:base-cell-address="'Anime To Watch'.B19"/>
            <calcext:condition calcext:apply-style-name="Dropped" calcext:value="formula-is([.$C19] = 6)" calcext:base-cell-address="'Anime To Watch'.B19"/>
          </calcext:conditional-format>
          <calcext:conditional-format calcext:target-range-address="'Anime To Watch'.A20:'Anime To Watch'.A20">
            <calcext:condition calcext:apply-style-name="Watched" calcext:value="formula-is([.$C20] = 1)" calcext:base-cell-address="'Anime To Watch'.A20"/>
            <calcext:condition calcext:apply-style-name="Ongoing" calcext:value="formula-is([.$C20] = 2)" calcext:base-cell-address="'Anime To Watch'.A20"/>
            <calcext:condition calcext:apply-style-name="High Priority" calcext:value="formula-is(OR([.$C20] = &quot;+&quot;; [.$C20] = 3))" calcext:base-cell-address="'Anime To Watch'.A20"/>
            <calcext:condition calcext:apply-style-name="On Hold" calcext:value="formula-is(OR([.$C20] = &quot;*&quot;; [.$C20] = 4))" calcext:base-cell-address="'Anime To Watch'.A20"/>
            <calcext:condition calcext:apply-style-name="Default" calcext:value="formula-is(OR([.$C20] = &quot;?&quot;; [.$C20] = 5))" calcext:base-cell-address="'Anime To Watch'.A20"/>
            <calcext:condition calcext:apply-style-name="Dropped" calcext:value="formula-is([.$C20] = 6)" calcext:base-cell-address="'Anime To Watch'.A20"/>
          </calcext:conditional-format>
          <calcext:conditional-format calcext:target-range-address="'Anime To Watch'.B21:'Anime To Watch'.B21">
            <calcext:condition calcext:apply-style-name="Watched" calcext:value="formula-is([.$C21] = 1)" calcext:base-cell-address="'Anime To Watch'.B21"/>
            <calcext:condition calcext:apply-style-name="Ongoing" calcext:value="formula-is([.$C21] = 2)" calcext:base-cell-address="'Anime To Watch'.B21"/>
            <calcext:condition calcext:apply-style-name="High Priority" calcext:value="formula-is(OR([.$C21] = &quot;+&quot;; [.$C21] = 3))" calcext:base-cell-address="'Anime To Watch'.B21"/>
            <calcext:condition calcext:apply-style-name="On Hold" calcext:value="formula-is(OR([.$C21] = &quot;*&quot;; [.$C21] = 4))" calcext:base-cell-address="'Anime To Watch'.B21"/>
            <calcext:condition calcext:apply-style-name="Default" calcext:value="formula-is(OR([.$C21] = &quot;?&quot;; [.$C21] = 5))" calcext:base-cell-address="'Anime To Watch'.B21"/>
            <calcext:condition calcext:apply-style-name="Dropped" calcext:value="formula-is([.$C21] = 6)" calcext:base-cell-address="'Anime To Watch'.B21"/>
          </calcext:conditional-format>
          <calcext:conditional-format calcext:target-range-address="'Anime To Watch'.P56:'Anime To Watch'.U56 'Anime To Watch'.W56:'Anime To Watch'.AB56 'Anime To Watch'.A56:'Anime To Watch'.G56">
            <calcext:condition calcext:apply-style-name="Watched" calcext:value="formula-is([.$C56] = 1)" calcext:base-cell-address="'Anime To Watch'.A56"/>
            <calcext:condition calcext:apply-style-name="Ongoing" calcext:value="formula-is([.$C56] = 2)" calcext:base-cell-address="'Anime To Watch'.A56"/>
            <calcext:condition calcext:apply-style-name="High Priority" calcext:value="formula-is(OR([.$C56] = &quot;+&quot;; [.$C56] = 3))" calcext:base-cell-address="'Anime To Watch'.A56"/>
            <calcext:condition calcext:apply-style-name="On Hold" calcext:value="formula-is(OR([.$C56] = &quot;*&quot;; [.$C56] = 4))" calcext:base-cell-address="'Anime To Watch'.A56"/>
            <calcext:condition calcext:apply-style-name="Default" calcext:value="formula-is(OR([.$C56] = &quot;?&quot;; [.$C56] = 5))" calcext:base-cell-address="'Anime To Watch'.A56"/>
            <calcext:condition calcext:apply-style-name="Dropped" calcext:value="formula-is([.$C56] = 6)" calcext:base-cell-address="'Anime To Watch'.A56"/>
          </calcext:conditional-format>
          <calcext:conditional-format calcext:target-range-address="'Anime To Watch'.V56:'Anime To Watch'.V56">
            <calcext:condition calcext:apply-style-name="Watched" calcext:value="formula-is([.$C56] = 1)" calcext:base-cell-address="'Anime To Watch'.V56"/>
            <calcext:condition calcext:apply-style-name="Ongoing" calcext:value="formula-is([.$C56] = 2)" calcext:base-cell-address="'Anime To Watch'.V56"/>
            <calcext:condition calcext:apply-style-name="High Priority" calcext:value="formula-is(OR([.$C56] = &quot;+&quot;; [.$C56] = 3))" calcext:base-cell-address="'Anime To Watch'.V56"/>
            <calcext:condition calcext:apply-style-name="On Hold" calcext:value="formula-is(OR([.$C56] = &quot;*&quot;; [.$C56] = 4))" calcext:base-cell-address="'Anime To Watch'.V56"/>
            <calcext:condition calcext:apply-style-name="Default" calcext:value="formula-is(OR([.$C56] = &quot;?&quot;; [.$C56] = 5))" calcext:base-cell-address="'Anime To Watch'.V56"/>
            <calcext:condition calcext:apply-style-name="Dropped" calcext:value="formula-is([.$C56] = 6)" calcext:base-cell-address="'Anime To Watch'.V56"/>
          </calcext:conditional-format>
          <calcext:conditional-format calcext:target-range-address="'Anime To Watch'.J56:'Anime To Watch'.K56">
            <calcext:condition calcext:apply-style-name="Watched" calcext:value="formula-is([.$C56] = 1)" calcext:base-cell-address="'Anime To Watch'.J56"/>
            <calcext:condition calcext:apply-style-name="Ongoing" calcext:value="formula-is([.$C56] = 2)" calcext:base-cell-address="'Anime To Watch'.J56"/>
            <calcext:condition calcext:apply-style-name="High Priority" calcext:value="formula-is(OR([.$C56] = &quot;+&quot;; [.$C56] = 3))" calcext:base-cell-address="'Anime To Watch'.J56"/>
            <calcext:condition calcext:apply-style-name="On Hold" calcext:value="formula-is(OR([.$C56] = &quot;*&quot;; [.$C56] = 4))" calcext:base-cell-address="'Anime To Watch'.J56"/>
            <calcext:condition calcext:apply-style-name="Default" calcext:value="formula-is(OR([.$C56] = &quot;?&quot;; [.$C56] = 5))" calcext:base-cell-address="'Anime To Watch'.J56"/>
            <calcext:condition calcext:apply-style-name="Dropped" calcext:value="formula-is([.$C56] = 6)" calcext:base-cell-address="'Anime To Watch'.J56"/>
          </calcext:conditional-format>
          <calcext:conditional-format calcext:target-range-address="'Anime To Watch'.L56:'Anime To Watch'.N56">
            <calcext:condition calcext:apply-style-name="Watched" calcext:value="formula-is([.$C56] = 1)" calcext:base-cell-address="'Anime To Watch'.L56"/>
            <calcext:condition calcext:apply-style-name="Ongoing" calcext:value="formula-is([.$C56] = 2)" calcext:base-cell-address="'Anime To Watch'.L56"/>
            <calcext:condition calcext:apply-style-name="High Priority" calcext:value="formula-is(OR([.$C56] = &quot;+&quot;; [.$C56] = 3))" calcext:base-cell-address="'Anime To Watch'.L56"/>
            <calcext:condition calcext:apply-style-name="On Hold" calcext:value="formula-is(OR([.$C56] = &quot;*&quot;; [.$C56] = 4))" calcext:base-cell-address="'Anime To Watch'.L56"/>
            <calcext:condition calcext:apply-style-name="Default" calcext:value="formula-is(OR([.$C56] = &quot;?&quot;; [.$C56] = 5))" calcext:base-cell-address="'Anime To Watch'.L56"/>
            <calcext:condition calcext:apply-style-name="Dropped" calcext:value="formula-is([.$C56] = 6)" calcext:base-cell-address="'Anime To Watch'.L56"/>
          </calcext:conditional-format>
          <calcext:conditional-format calcext:target-range-address="'Anime To Watch'.H56:'Anime To Watch'.H56">
            <calcext:condition calcext:apply-style-name="Watched" calcext:value="formula-is([.$C56] = 1)" calcext:base-cell-address="'Anime To Watch'.H56"/>
            <calcext:condition calcext:apply-style-name="Ongoing" calcext:value="formula-is([.$C56] = 2)" calcext:base-cell-address="'Anime To Watch'.H56"/>
            <calcext:condition calcext:apply-style-name="High Priority" calcext:value="formula-is(OR([.$C56] = &quot;+&quot;; [.$C56] = 3))" calcext:base-cell-address="'Anime To Watch'.H56"/>
            <calcext:condition calcext:apply-style-name="On Hold" calcext:value="formula-is(OR([.$C56] = &quot;*&quot;; [.$C56] = 4))" calcext:base-cell-address="'Anime To Watch'.H56"/>
            <calcext:condition calcext:apply-style-name="Default" calcext:value="formula-is(OR([.$C56] = &quot;?&quot;; [.$C56] = 5))" calcext:base-cell-address="'Anime To Watch'.H56"/>
            <calcext:condition calcext:apply-style-name="Dropped" calcext:value="formula-is([.$C56] = 6)" calcext:base-cell-address="'Anime To Watch'.H56"/>
          </calcext:conditional-format>
          <calcext:conditional-format calcext:target-range-address="'Anime To Watch'.O56:'Anime To Watch'.O56">
            <calcext:condition calcext:apply-style-name="Watched" calcext:value="formula-is([.$C56] = 1)" calcext:base-cell-address="'Anime To Watch'.O56"/>
            <calcext:condition calcext:apply-style-name="Ongoing" calcext:value="formula-is([.$C56] = 2)" calcext:base-cell-address="'Anime To Watch'.O56"/>
            <calcext:condition calcext:apply-style-name="High Priority" calcext:value="formula-is(OR([.$C56] = &quot;+&quot;; [.$C56] = 3))" calcext:base-cell-address="'Anime To Watch'.O56"/>
            <calcext:condition calcext:apply-style-name="On Hold" calcext:value="formula-is(OR([.$C56] = &quot;*&quot;; [.$C56] = 4))" calcext:base-cell-address="'Anime To Watch'.O56"/>
            <calcext:condition calcext:apply-style-name="Default" calcext:value="formula-is(OR([.$C56] = &quot;?&quot;; [.$C56] = 5))" calcext:base-cell-address="'Anime To Watch'.O56"/>
            <calcext:condition calcext:apply-style-name="Dropped" calcext:value="formula-is([.$C56] = 6)" calcext:base-cell-address="'Anime To Watch'.O56"/>
          </calcext:conditional-format>
          <calcext:conditional-format calcext:target-range-address="'Anime To Watch'.I56:'Anime To Watch'.I56">
            <calcext:condition calcext:apply-style-name="Watched" calcext:value="formula-is([.$C56] = 1)" calcext:base-cell-address="'Anime To Watch'.I56"/>
            <calcext:condition calcext:apply-style-name="Ongoing" calcext:value="formula-is([.$C56] = 2)" calcext:base-cell-address="'Anime To Watch'.I56"/>
            <calcext:condition calcext:apply-style-name="High Priority" calcext:value="formula-is(OR([.$C56] = &quot;+&quot;; [.$C56] = 3))" calcext:base-cell-address="'Anime To Watch'.I56"/>
            <calcext:condition calcext:apply-style-name="On Hold" calcext:value="formula-is(OR([.$C56] = &quot;*&quot;; [.$C56] = 4))" calcext:base-cell-address="'Anime To Watch'.I56"/>
            <calcext:condition calcext:apply-style-name="Default" calcext:value="formula-is(OR([.$C56] = &quot;?&quot;; [.$C56] = 5))" calcext:base-cell-address="'Anime To Watch'.I56"/>
            <calcext:condition calcext:apply-style-name="Dropped" calcext:value="formula-is([.$C56] = 6)" calcext:base-cell-address="'Anime To Watch'.I56"/>
          </calcext:conditional-format>
          <calcext:conditional-format calcext:target-range-address="'Anime To Watch'.B45:'Anime To Watch'.B45">
            <calcext:condition calcext:apply-style-name="Watched" calcext:value="formula-is([.$C45] = 1)" calcext:base-cell-address="'Anime To Watch'.B45"/>
            <calcext:condition calcext:apply-style-name="Ongoing" calcext:value="formula-is([.$C45] = 2)" calcext:base-cell-address="'Anime To Watch'.B45"/>
            <calcext:condition calcext:apply-style-name="High Priority" calcext:value="formula-is(OR([.$C45] = &quot;+&quot;; [.$C45] = 3))" calcext:base-cell-address="'Anime To Watch'.B45"/>
            <calcext:condition calcext:apply-style-name="On Hold" calcext:value="formula-is(OR([.$C45] = &quot;*&quot;; [.$C45] = 4))" calcext:base-cell-address="'Anime To Watch'.B45"/>
            <calcext:condition calcext:apply-style-name="Default" calcext:value="formula-is(OR([.$C45] = &quot;?&quot;; [.$C45] = 5))" calcext:base-cell-address="'Anime To Watch'.B45"/>
            <calcext:condition calcext:apply-style-name="Dropped" calcext:value="formula-is([.$C45] = 6)" calcext:base-cell-address="'Anime To Watch'.B45"/>
          </calcext:conditional-format>
          <calcext:conditional-format calcext:target-range-address="'Anime To Watch'.A127:'Anime To Watch'.A127">
            <calcext:condition calcext:apply-style-name="Watched" calcext:value="formula-is([.$C127] = 1)" calcext:base-cell-address="'Anime To Watch'.A127"/>
            <calcext:condition calcext:apply-style-name="Ongoing" calcext:value="formula-is([.$C127] = 2)" calcext:base-cell-address="'Anime To Watch'.A127"/>
            <calcext:condition calcext:apply-style-name="High Priority" calcext:value="formula-is(OR([.$C127] = &quot;+&quot;; [.$C127] = 3))" calcext:base-cell-address="'Anime To Watch'.A127"/>
            <calcext:condition calcext:apply-style-name="On Hold" calcext:value="formula-is(OR([.$C127] = &quot;*&quot;; [.$C127] = 4))" calcext:base-cell-address="'Anime To Watch'.A127"/>
            <calcext:condition calcext:apply-style-name="Default" calcext:value="formula-is(OR([.$C127] = &quot;?&quot;; [.$C127] = 5))" calcext:base-cell-address="'Anime To Watch'.A127"/>
            <calcext:condition calcext:apply-style-name="Dropped" calcext:value="formula-is([.$C127] = 6)" calcext:base-cell-address="'Anime To Watch'.A127"/>
          </calcext:conditional-format>
          <calcext:conditional-format calcext:target-range-address="'Anime To Watch'.I24:'Anime To Watch'.I24">
            <calcext:condition calcext:apply-style-name="Watched" calcext:value="formula-is([.$C24] = 1)" calcext:base-cell-address="'Anime To Watch'.I24"/>
            <calcext:condition calcext:apply-style-name="Ongoing" calcext:value="formula-is([.$C24] = 2)" calcext:base-cell-address="'Anime To Watch'.I24"/>
            <calcext:condition calcext:apply-style-name="High Priority" calcext:value="formula-is(OR([.$C24] = &quot;+&quot;; [.$C24] = 3))" calcext:base-cell-address="'Anime To Watch'.I24"/>
            <calcext:condition calcext:apply-style-name="On Hold" calcext:value="formula-is(OR([.$C24] = &quot;*&quot;; [.$C24] = 4))" calcext:base-cell-address="'Anime To Watch'.I24"/>
            <calcext:condition calcext:apply-style-name="Default" calcext:value="formula-is(OR([.$C24] = &quot;?&quot;; [.$C24] = 5))" calcext:base-cell-address="'Anime To Watch'.I24"/>
            <calcext:condition calcext:apply-style-name="Dropped" calcext:value="formula-is([.$C24] = 6)" calcext:base-cell-address="'Anime To Watch'.I24"/>
          </calcext:conditional-format>
          <calcext:conditional-format calcext:target-range-address="'Anime To Watch'.O26:'Anime To Watch'.O26">
            <calcext:condition calcext:apply-style-name="Watched" calcext:value="formula-is([.$C26] = 1)" calcext:base-cell-address="'Anime To Watch'.O26"/>
            <calcext:condition calcext:apply-style-name="Ongoing" calcext:value="formula-is([.$C26] = 2)" calcext:base-cell-address="'Anime To Watch'.O26"/>
            <calcext:condition calcext:apply-style-name="High Priority" calcext:value="formula-is(OR([.$C26] = &quot;+&quot;; [.$C26] = 3))" calcext:base-cell-address="'Anime To Watch'.O26"/>
            <calcext:condition calcext:apply-style-name="On Hold" calcext:value="formula-is(OR([.$C26] = &quot;*&quot;; [.$C26] = 4))" calcext:base-cell-address="'Anime To Watch'.O26"/>
            <calcext:condition calcext:apply-style-name="Default" calcext:value="formula-is(OR([.$C26] = &quot;?&quot;; [.$C26] = 5))" calcext:base-cell-address="'Anime To Watch'.O26"/>
            <calcext:condition calcext:apply-style-name="Dropped" calcext:value="formula-is([.$C26] = 6)" calcext:base-cell-address="'Anime To Watch'.O26"/>
          </calcext:conditional-format>
          <calcext:conditional-format calcext:target-range-address="'Anime To Watch'.B94:'Anime To Watch'.B94">
            <calcext:condition calcext:apply-style-name="Watched" calcext:value="formula-is([.$C94] = 1)" calcext:base-cell-address="'Anime To Watch'.B94"/>
            <calcext:condition calcext:apply-style-name="Ongoing" calcext:value="formula-is([.$C94] = 2)" calcext:base-cell-address="'Anime To Watch'.B94"/>
            <calcext:condition calcext:apply-style-name="High Priority" calcext:value="formula-is(OR([.$C94] = &quot;+&quot;; [.$C94] = 3))" calcext:base-cell-address="'Anime To Watch'.B94"/>
            <calcext:condition calcext:apply-style-name="On Hold" calcext:value="formula-is(OR([.$C94] = &quot;*&quot;; [.$C94] = 4))" calcext:base-cell-address="'Anime To Watch'.B94"/>
            <calcext:condition calcext:apply-style-name="Default" calcext:value="formula-is(OR([.$C94] = &quot;?&quot;; [.$C94] = 5))" calcext:base-cell-address="'Anime To Watch'.B94"/>
            <calcext:condition calcext:apply-style-name="Dropped" calcext:value="formula-is([.$C94] = 6)" calcext:base-cell-address="'Anime To Watch'.B94"/>
          </calcext:conditional-format>
          <calcext:conditional-format calcext:target-range-address="'Anime To Watch'.A121:'Anime To Watch'.A121">
            <calcext:condition calcext:apply-style-name="Watched" calcext:value="formula-is([.$C121] = 1)" calcext:base-cell-address="'Anime To Watch'.A121"/>
            <calcext:condition calcext:apply-style-name="Ongoing" calcext:value="formula-is([.$C121] = 2)" calcext:base-cell-address="'Anime To Watch'.A121"/>
            <calcext:condition calcext:apply-style-name="High Priority" calcext:value="formula-is(OR([.$C121] = &quot;+&quot;; [.$C121] = 3))" calcext:base-cell-address="'Anime To Watch'.A121"/>
            <calcext:condition calcext:apply-style-name="On Hold" calcext:value="formula-is(OR([.$C121] = &quot;*&quot;; [.$C121] = 4))" calcext:base-cell-address="'Anime To Watch'.A121"/>
            <calcext:condition calcext:apply-style-name="Default" calcext:value="formula-is(OR([.$C121] = &quot;?&quot;; [.$C121] = 5))" calcext:base-cell-address="'Anime To Watch'.A121"/>
            <calcext:condition calcext:apply-style-name="Dropped" calcext:value="formula-is([.$C121] = 6)" calcext:base-cell-address="'Anime To Watch'.A121"/>
          </calcext:conditional-format>
        </calcext:conditional-formats>
      </table:table>
      <table:table table:name="Data" table:style-name="ta1">
        <table:table-column table:style-name="co25" table:default-cell-style-name="ce812"/>
        <table:table-column table:style-name="co41" table:default-cell-style-name="ce812"/>
        <table:table-column table:style-name="co42" table:default-cell-style-name="ce699"/>
        <table:table-column table:style-name="co25" table:number-columns-repeated="2" table:default-cell-style-name="ce812"/>
        <table:table-column table:style-name="co43" table:default-cell-style-name="ce812"/>
        <table:table-column table:style-name="co25" table:number-columns-repeated="1017" table:default-cell-style-name="ce812"/>
        <table:table-row table:style-name="ro1">
          <table:table-cell table:style-name="ce653" office:value-type="string" calcext:value-type="string">
            <text:p>Seasons</text:p>
          </table:table-cell>
          <table:table-cell table:style-name="ce559" office:value-type="string" calcext:value-type="string">
            <text:p>Producer</text:p>
          </table:table-cell>
          <table:table-cell table:style-name="ce653" office:value-type="string" calcext:value-type="string">
            <text:p>Studios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ubgenre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653" office:value-type="string" calcext:value-type="string">
            <text:p>Fall</text:p>
          </table:table-cell>
          <table:table-cell table:style-name="ce656" office:value-type="string" calcext:value-type="string">
            <text:p><text:a xlink:href="https://myanimelist.net/anime/producer/97/ADV_Films" xlink:type="simple">ADV Films</text:a> </text:p>
          </table:table-cell>
          <table:table-cell table:style-name="ce676" office:value-type="string" calcext:value-type="string">
            <text:p><text:a xlink:href="https://myanimelist.net/anime/producer/38/Arms" xlink:type="simple">Arms</text:a> </text:p>
          </table:table-cell>
          <table:table-cell office:value-type="string" calcext:value-type="string">
            <text:p>Comic</text:p>
          </table:table-cell>
          <table:table-cell table:style-name="ce592" office:value-type="string" calcext:value-type="string">
            <text:p>1 WATCHED</text:p>
          </table:table-cell>
          <table:table-cell table:style-name="ce782" office:value-type="string" calcext:value-type="string">
            <text:p>Action</text:p>
          </table:table-cell>
          <table:table-cell table:style-name="ce791" office:value-type="string" calcext:value-type="string">
            <text:p>Baseball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653" office:value-type="string" calcext:value-type="string">
            <text:p>Winter</text:p>
          </table:table-cell>
          <table:table-cell table:style-name="ce656" office:value-type="string" calcext:value-type="string">
            <text:p><text:a xlink:href="https://myanimelist.net/anime/producer/17/Aniplex" xlink:type="simple">Aniplex</text:a> </text:p>
          </table:table-cell>
          <table:table-cell table:style-name="ce661" office:value-type="string" calcext:value-type="string">
            <text:p>8-Bit</text:p>
          </table:table-cell>
          <table:table-cell office:value-type="string" calcext:value-type="string">
            <text:p>Game</text:p>
          </table:table-cell>
          <table:table-cell table:style-name="ce107" office:value-type="string" calcext:value-type="string">
            <text:p>11 ALL</text:p>
          </table:table-cell>
          <table:table-cell table:style-name="ce782" office:value-type="string" calcext:value-type="string">
            <text:p>Adventure</text:p>
          </table:table-cell>
          <table:table-cell table:style-name="ce791" office:value-type="string" calcext:value-type="string">
            <text:p>Basketball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653" office:value-type="string" calcext:value-type="string">
            <text:p>Spring</text:p>
          </table:table-cell>
          <table:table-cell table:style-name="ce656" office:value-type="string" calcext:value-type="string">
            <text:p><text:a xlink:href="https://myanimelist.net/anime/producer/52/Avex_Entertainment" xlink:type="simple">Avex Entertainment</text:a> </text:p>
          </table:table-cell>
          <table:table-cell table:style-name="ce662" office:value-type="string" calcext:value-type="string">
            <text:p>A1-Pics</text:p>
          </table:table-cell>
          <table:table-cell office:value-type="string" calcext:value-type="string">
            <text:p>Light Novel</text:p>
          </table:table-cell>
          <table:table-cell table:style-name="ce701" office:value-type="string" calcext:value-type="string">
            <text:p>12 REVIEW</text:p>
          </table:table-cell>
          <table:table-cell table:style-name="ce782" office:value-type="string" calcext:value-type="string">
            <text:p>Comidy</text:p>
          </table:table-cell>
          <table:table-cell table:style-name="ce791" office:value-type="string" calcext:value-type="string">
            <text:p>Box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653" office:value-type="string" calcext:value-type="string">
            <text:p>Summer</text:p>
          </table:table-cell>
          <table:table-cell table:style-name="ce656" office:value-type="string" calcext:value-type="string">
            <text:p><text:a xlink:href="https://myanimelist.net/anime/producer/23/Bandai_Visual" xlink:type="simple">Bandai Visual</text:a> </text:p>
          </table:table-cell>
          <table:table-cell table:style-name="ce815" office:value-type="string" calcext:value-type="string">
            <text:p><text:a xlink:href="https://myanimelist.net/anime/producer/179/ACGT" xlink:type="simple">A.C.G.T.</text:a> </text:p>
          </table:table-cell>
          <table:table-cell office:value-type="string" calcext:value-type="string">
            <text:p>Manga</text:p>
          </table:table-cell>
          <table:table-cell table:style-name="ce702" office:value-type="string" calcext:value-type="string">
            <text:p>13 OST</text:p>
          </table:table-cell>
          <table:table-cell table:style-name="ce845" office:value-type="string" calcext:value-type="string">
            <text:p>Drama</text:p>
          </table:table-cell>
          <table:table-cell table:style-name="ce864" office:value-type="string" calcext:value-type="string">
            <text:p>Classic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653" office:value-type="string" calcext:value-type="string">
            <text:p>MULTIPLE</text:p>
          </table:table-cell>
          <table:table-cell table:style-name="ce656" office:value-type="string" calcext:value-type="string">
            <text:p><text:a xlink:href="https://myanimelist.net/anime/producer/315/DAX_Production" xlink:type="simple">DAX Production</text:a> </text:p>
          </table:table-cell>
          <table:table-cell table:style-name="ce815" office:value-type="string" calcext:value-type="string">
            <text:p><text:a xlink:href="https://myanimelist.net/anime/producer/60/Actas" xlink:type="simple">Actas</text:a> </text:p>
          </table:table-cell>
          <table:table-cell office:value-type="string" calcext:value-type="string">
            <text:p>Novel</text:p>
          </table:table-cell>
          <table:table-cell table:style-name="ce703" office:value-type="string" calcext:value-type="string">
            <text:p>14 OP-ED</text:p>
          </table:table-cell>
          <table:table-cell table:style-name="ce846" office:value-type="string" calcext:value-type="string">
            <text:p>Fantasy</text:p>
          </table:table-cell>
          <table:table-cell table:style-name="ce791" office:value-type="string" calcext:value-type="string">
            <text:p>Cute girls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654"/>
          <table:table-cell table:style-name="ce656" office:value-type="string" calcext:value-type="string">
            <text:p><text:a xlink:href="https://myanimelist.net/anime/producer/53/Dentsu" xlink:type="simple">Dentsu</text:a> </text:p>
          </table:table-cell>
          <table:table-cell table:style-name="ce676" office:value-type="string" calcext:value-type="string">
            <text:p><text:a xlink:href="https://myanimelist.net/anime/producer/83/AIC_Spirits" xlink:type="simple">AIC Spirits</text:a> </text:p>
          </table:table-cell>
          <table:table-cell office:value-type="string" calcext:value-type="string">
            <text:p>Original</text:p>
          </table:table-cell>
          <table:table-cell table:style-name="ce704" office:value-type="string" calcext:value-type="string">
            <text:p>2 ONGOING</text:p>
          </table:table-cell>
          <table:table-cell table:style-name="ce782" office:value-type="string" calcext:value-type="string">
            <text:p>Horror</text:p>
          </table:table-cell>
          <table:table-cell table:style-name="ce791" office:value-type="string" calcext:value-type="string">
            <text:p>Danc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654"/>
          <table:table-cell table:style-name="ce656" office:value-type="string" calcext:value-type="string">
            <text:p><text:a xlink:href="https://myanimelist.net/anime/producer/464/flying_DOG" xlink:type="simple">flying DOG</text:a> </text:p>
          </table:table-cell>
          <table:table-cell table:style-name="ce815" office:value-type="string" calcext:value-type="string">
            <text:p><text:a xlink:href="https://myanimelist.net/anime/producer/38/Arms" xlink:type="simple">Arms</text:a> </text:p>
          </table:table-cell>
          <table:table-cell office:value-type="string" calcext:value-type="string">
            <text:p>OVA</text:p>
          </table:table-cell>
          <table:table-cell table:style-name="ce705" office:value-type="string" calcext:value-type="string">
            <text:p>3 HIGH PRIORITY</text:p>
          </table:table-cell>
          <table:table-cell table:style-name="ce782" office:value-type="string" calcext:value-type="string">
            <text:p>Magic</text:p>
          </table:table-cell>
          <table:table-cell table:style-name="ce791" office:value-type="string" calcext:value-type="string">
            <text:p>Deathmatch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61/Frontier_Works" xlink:type="simple">Frontier Works</text:a> </text:p>
          </table:table-cell>
          <table:table-cell table:style-name="ce823" office:value-type="string" calcext:value-type="string">
            <text:p><text:a xlink:href="https://myanimelist.net/anime/producer/8/Artland" xlink:type="simple">Artland</text:a></text:p>
          </table:table-cell>
          <table:table-cell table:style-name="ce700" office:value-type="string" calcext:value-type="string">
            <text:p>Visual Novel</text:p>
          </table:table-cell>
          <table:table-cell table:style-name="ce706" office:value-type="string" calcext:value-type="string">
            <text:p>4 INCOMPLETE</text:p>
          </table:table-cell>
          <table:table-cell table:style-name="ce782" office:value-type="string" calcext:value-type="string">
            <text:p>Mecha</text:p>
          </table:table-cell>
          <table:table-cell table:style-name="ce791" office:value-type="string" calcext:value-type="string">
            <text:p>Ecchi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02/Funimation" xlink:type="simple">Funimation</text:a> </text:p>
          </table:table-cell>
          <table:table-cell table:style-name="ce661" office:value-type="string" calcext:value-type="string">
            <text:p>Asread</text:p>
          </table:table-cell>
          <table:table-cell office:value-type="string" calcext:value-type="string">
            <text:p>Web Manga</text:p>
          </table:table-cell>
          <table:table-cell table:style-name="ce595" office:value-type="string" calcext:value-type="string">
            <text:p>5 ON HOLD</text:p>
          </table:table-cell>
          <table:table-cell table:style-name="ce847" office:value-type="string" calcext:value-type="string">
            <text:p>Music</text:p>
          </table:table-cell>
          <table:table-cell table:style-name="ce791" office:value-type="string" calcext:value-type="string">
            <text:p>Food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69/Fuji_TV" xlink:type="simple">Fuji TV</text:a> </text:p>
          </table:table-cell>
          <table:table-cell table:style-name="ce676" office:value-type="string" calcext:value-type="string">
            <text:p><text:a xlink:href="https://myanimelist.net/anime/producer/5/Bee_Train" xlink:type="simple">Bee Train</text:a> </text:p>
          </table:table-cell>
          <table:table-cell/>
          <table:table-cell table:style-name="ce596" office:value-type="string" calcext:value-type="string">
            <text:p>6 DROPPED</text:p>
          </table:table-cell>
          <table:table-cell table:style-name="ce782" office:value-type="string" calcext:value-type="string">
            <text:p>mystery</text:p>
          </table:table-cell>
          <table:table-cell table:style-name="ce865" office:value-type="string" calcext:value-type="string">
            <text:p>Gangster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79/Genco" xlink:type="simple">Genco</text:a> </text:p>
          </table:table-cell>
          <table:table-cell table:style-name="ce815" office:value-type="string" calcext:value-type="string">
            <text:p><text:a xlink:href="https://myanimelist.net/anime/producer/4/Bones" xlink:type="simple">Bones</text:a> </text:p>
          </table:table-cell>
          <table:table-cell/>
          <table:table-cell table:style-name="Default"/>
          <table:table-cell table:style-name="ce846" office:value-type="string" calcext:value-type="string">
            <text:p>Psychologinal</text:p>
          </table:table-cell>
          <table:table-cell table:style-name="ce791" office:value-type="string" calcext:value-type="string">
            <text:p>Harem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31/Geneon_Universal_Entertainment" xlink:type="simple">Geneon Universal Entertainment</text:a></text:p>
          </table:table-cell>
          <table:table-cell table:style-name="ce815" office:value-type="string" calcext:value-type="string">
            <text:p><text:a xlink:href="https://myanimelist.net/anime/producer/112/Brains_Base" xlink:type="simple">Brain's Base</text:a> </text:p>
          </table:table-cell>
          <table:table-cell table:number-columns-repeated="2"/>
          <table:table-cell table:style-name="ce782" office:value-type="string" calcext:value-type="string">
            <text:p>Romance</text:p>
          </table:table-cell>
          <table:table-cell table:style-name="ce791" office:value-type="string" calcext:value-type="string">
            <text:p>Highschool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255/Glovision" xlink:type="simple">Glovision</text:a> </text:p>
          </table:table-cell>
          <table:table-cell table:style-name="ce815" office:value-type="string" calcext:value-type="string">
            <text:p><text:a xlink:href="https://myanimelist.net/anime/producer/1835/CloverWorks" xlink:type="simple">CloverWorks</text:a> </text:p>
          </table:table-cell>
          <table:table-cell table:number-columns-repeated="2"/>
          <table:table-cell table:style-name="ce782" office:value-type="string" calcext:value-type="string">
            <text:p>Sci Fi</text:p>
          </table:table-cell>
          <table:table-cell table:style-name="ce791" office:value-type="string" calcext:value-type="string">
            <text:p>Historic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213/Half_HP_Studio" xlink:type="simple">Half H.P Studio</text:a> </text:p>
          </table:table-cell>
          <table:table-cell table:style-name="ce679" office:value-type="string" calcext:value-type="string">
            <text:p>Diomedea</text:p>
          </table:table-cell>
          <table:table-cell table:number-columns-repeated="2"/>
          <table:table-cell table:style-name="ce847" office:value-type="string" calcext:value-type="string">
            <text:p>Slice of Life</text:p>
          </table:table-cell>
          <table:table-cell table:style-name="ce791" office:value-type="string" calcext:value-type="string">
            <text:p>Isekai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346/Hoods_Entertainment" xlink:type="simple">Hoods Entertainment</text:a> </text:p>
          </table:table-cell>
          <table:table-cell table:style-name="ce815" office:value-type="string" calcext:value-type="string">
            <text:p><text:a xlink:href="https://myanimelist.net/anime/producer/95/Doga_Kobo" xlink:type="simple">Doga Kobo</text:a> </text:p>
          </table:table-cell>
          <table:table-cell table:number-columns-repeated="2"/>
          <table:table-cell table:style-name="ce656" office:value-type="string" calcext:value-type="string">
            <text:p><text:a xlink:href="https://myanimelist.net/anime/genre/30/Sports" xlink:type="simple">Sports</text:a> </text:p>
          </table:table-cell>
          <table:table-cell table:style-name="ce795" office:value-type="string" calcext:value-type="string">
            <text:p>Light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13/Kadokawa_Shoten" xlink:type="simple">Kadokawa Shoten</text:a> </text:p>
          </table:table-cell>
          <table:table-cell table:style-name="ce676" office:value-type="string" calcext:value-type="string">
            <text:p><text:a xlink:href="https://myanimelist.net/anime/producer/1864/Ezόla" xlink:type="simple">Ezόla</text:a> </text:p>
          </table:table-cell>
          <table:table-cell table:number-columns-repeated="2"/>
          <table:table-cell table:style-name="ce782" office:value-type="string" calcext:value-type="string">
            <text:p>Thriller</text:p>
          </table:table-cell>
          <table:table-cell table:style-name="ce656" office:value-type="string" calcext:value-type="string">
            <text:p><text:a xlink:href="https://myanimelist.net/anime/genre/17/Martial_Arts" xlink:type="simple">Martial Arts</text:a> 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99/Kitty_Films" xlink:type="simple">Kitty Films</text:a> </text:p>
          </table:table-cell>
          <table:table-cell table:style-name="ce815" office:value-type="string" calcext:value-type="string">
            <text:p><text:a xlink:href="https://myanimelist.net/anime/producer/91/feel" xlink:type="simple">feel</text:a> </text:p>
          </table:table-cell>
          <table:table-cell table:number-columns-repeated="2"/>
          <table:table-cell table:style-name="ce779" office:value-type="string" calcext:value-type="string">
            <text:p>Tragedy</text:p>
          </table:table-cell>
          <table:table-cell table:style-name="ce791" office:value-type="string" calcext:value-type="string">
            <text:p>Mecha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460/KlockWorx" xlink:type="simple">KlockWorx</text:a> </text:p>
          </table:table-cell>
          <table:table-cell table:style-name="ce815" office:value-type="string" calcext:value-type="string">
            <text:p><text:a xlink:href="https://myanimelist.net/anime/producer/6/Gainax" xlink:type="simple">Gainax</text:a> </text:p>
          </table:table-cell>
          <table:table-cell table:number-columns-repeated="2"/>
          <table:table-cell table:style-name="ce849"/>
          <table:table-cell table:style-name="ce897" office:value-type="string" calcext:value-type="string">
            <text:p>Military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59/Kodansha" xlink:type="simple">Kodansha</text:a> </text:p>
          </table:table-cell>
          <table:table-cell table:style-name="ce679" office:value-type="string" calcext:value-type="string">
            <text:p>GEMBRA</text:p>
          </table:table-cell>
          <table:table-cell table:number-columns-repeated="2"/>
          <table:table-cell table:style-name="ce782"/>
          <table:table-cell table:style-name="ce898" office:value-type="string" calcext:value-type="string">
            <text:p>Music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04/Lantis" xlink:type="simple">Lantis</text:a> </text:p>
          </table:table-cell>
          <table:table-cell table:style-name="ce815" office:value-type="string" calcext:value-type="string">
            <text:p><text:a xlink:href="https://myanimelist.net/anime/producer/1393/Geno_Studio" xlink:type="simple">Geno Studio</text:a> </text:p>
          </table:table-cell>
          <table:table-cell table:number-columns-repeated="2"/>
          <table:table-cell table:style-name="Default"/>
          <table:table-cell table:style-name="ce791" office:value-type="string" calcext:value-type="string">
            <text:p>Mystery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43/Mainichi_Broadcasting_System" xlink:type="simple">Mainichi Broadcasting System</text:a> </text:p>
          </table:table-cell>
          <table:table-cell table:style-name="ce815" office:value-type="string" calcext:value-type="string">
            <text:p><text:a xlink:href="https://myanimelist.net/anime/producer/3/Gonzo" xlink:type="simple">Gonzo</text:a> </text:p>
          </table:table-cell>
          <table:table-cell table:number-columns-repeated="2"/>
          <table:table-cell table:style-name="ce780"/>
          <table:table-cell table:style-name="ce791" office:value-type="string" calcext:value-type="string">
            <text:p>Post Apocalptic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11/NHK" xlink:type="simple">NHK</text:a> </text:p>
          </table:table-cell>
          <table:table-cell table:style-name="ce815" office:value-type="string" calcext:value-type="string">
            <text:p><text:a xlink:href="https://myanimelist.net/anime/producer/894/Graphinica" xlink:type="simple">Graphinica</text:a> </text:p>
          </table:table-cell>
          <table:table-cell table:number-columns-repeated="2"/>
          <table:table-cell table:style-name="ce851"/>
          <table:table-cell table:style-name="ce791" office:value-type="string" calcext:value-type="string">
            <text:p>Psychological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39/Nihon_Ad_Systems" xlink:type="simple">Nihon Ad Systems</text:a> </text:p>
          </table:table-cell>
          <table:table-cell table:style-name="ce815" office:value-type="string" calcext:value-type="string">
            <text:p><text:a xlink:href="https://myanimelist.net/anime/producer/86/Group_TAC" xlink:type="simple">Group TAC</text:a> </text:p>
          </table:table-cell>
          <table:table-cell table:number-columns-repeated="2"/>
          <table:table-cell table:style-name="ce851"/>
          <table:table-cell table:style-name="ce791" office:value-type="string" calcext:value-type="string">
            <text:p>Samurai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44/Pony_Canyon" xlink:type="simple">Pony Canyon</text:a> </text:p>
          </table:table-cell>
          <table:table-cell table:style-name="ce676" office:value-type="string" calcext:value-type="string">
            <text:p><text:a xlink:href="https://myanimelist.net/anime/producer/34/Hal_Film_Maker" xlink:type="simple">Hal Film Maker</text:a> </text:p>
          </table:table-cell>
          <table:table-cell table:number-columns-repeated="2"/>
          <table:table-cell table:style-name="ce851"/>
          <table:table-cell table:style-name="ce796" office:value-type="string" calcext:value-type="string">
            <text:p>Seinin</text:p>
          </table:table-cell>
          <table:table-cell table:number-columns-repeated="1016"/>
        </table:table-row>
        <table:table-row table:style-name="ro2">
          <table:table-cell/>
          <table:table-cell table:style-name="ce815" office:value-type="string" calcext:value-type="string">
            <text:p><text:a xlink:href="https://myanimelist.net/anime/producer/10/Production_IG" xlink:type="simple">Production I.G</text:a> </text:p>
          </table:table-cell>
          <table:table-cell table:style-name="ce815" office:value-type="string" calcext:value-type="string">
            <text:p><text:a xlink:href="https://myanimelist.net/anime/producer/346/Hoods_Entertainment" xlink:type="simple">Hoods Entertainment</text:a> </text:p>
          </table:table-cell>
          <table:table-cell table:number-columns-repeated="2"/>
          <table:table-cell table:style-name="ce851"/>
          <table:table-cell table:style-name="ce791" office:value-type="string" calcext:value-type="string">
            <text:p>Shougo Ai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98/Sav_The_World_Productions" xlink:type="simple">Sav! The World Productions</text:a> </text:p>
          </table:table-cell>
          <table:table-cell table:style-name="ce680" office:value-type="string" calcext:value-type="string">
            <text:p>J.C. Staff</text:p>
          </table:table-cell>
          <table:table-cell table:number-columns-repeated="2"/>
          <table:table-cell table:style-name="ce782"/>
          <table:table-cell table:style-name="ce656" office:value-type="string" calcext:value-type="string">
            <text:p><text:a xlink:href="https://myanimelist.net/anime/genre/27/Shounen" xlink:type="simple">Shounen</text:a> 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376/Sentai_Filmworks" xlink:type="simple">Sentai Filmworks</text:a></text:p>
          </table:table-cell>
          <table:table-cell table:style-name="ce826" office:value-type="string" calcext:value-type="string">
            <text:p><text:a xlink:href="https://myanimelist.net/anime/producer/290/Kinema_Citrus" xlink:type="simple">Kinema Citrus</text:a> </text:p>
          </table:table-cell>
          <table:table-cell table:style-name="ce837" table:number-columns-repeated="2"/>
          <table:table-cell table:style-name="ce852"/>
          <table:table-cell table:style-name="ce900" office:value-type="string" calcext:value-type="string">
            <text:p>Slice of Life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62/Shogakukan_Productions" xlink:type="simple">Shogakukan Productions</text:a> </text:p>
          </table:table-cell>
          <table:table-cell table:style-name="ce680" office:value-type="string" calcext:value-type="string">
            <text:p>Kyoto Ani.</text:p>
          </table:table-cell>
          <table:table-cell table:number-columns-repeated="2"/>
          <table:table-cell table:style-name="ce782"/>
          <table:table-cell table:style-name="ce901" office:value-type="string" calcext:value-type="string">
            <text:p>Space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5/Sony_Pictures_Entertainment" xlink:type="simple">Sony Pictures Entertainment</text:a> </text:p>
          </table:table-cell>
          <table:table-cell table:style-name="ce815" office:value-type="string" calcext:value-type="string">
            <text:p><text:a xlink:href="https://myanimelist.net/anime/producer/456/Lerche" xlink:type="simple">Lerche</text:a> </text:p>
          </table:table-cell>
          <table:table-cell table:number-columns-repeated="2"/>
          <table:table-cell table:style-name="ce782"/>
          <table:table-cell table:style-name="ce791" office:value-type="string" calcext:value-type="string">
            <text:p>Space Opera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64/Sotsu" xlink:type="simple">Sotsu</text:a> </text:p>
          </table:table-cell>
          <table:table-cell table:style-name="ce815" office:value-type="string" calcext:value-type="string">
            <text:p><text:a xlink:href="https://myanimelist.net/anime/producer/839/LIDENFILMS" xlink:type="simple">LIDENFILMS</text:a> </text:p>
          </table:table-cell>
          <table:table-cell table:number-columns-repeated="2"/>
          <table:table-cell table:style-name="ce782"/>
          <table:table-cell table:style-name="ce791" office:value-type="string" calcext:value-type="string">
            <text:p>Spy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45/TBS" xlink:type="simple">TBS</text:a> </text:p>
          </table:table-cell>
          <table:table-cell table:style-name="ce681" office:value-type="string" calcext:value-type="string">
            <text:p>Madhouse</text:p>
          </table:table-cell>
          <table:table-cell table:number-columns-repeated="2"/>
          <table:table-cell table:style-name="ce782"/>
          <table:table-cell table:style-name="ce791" office:value-type="string" calcext:value-type="string">
            <text:p>Steampunk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143/TOHO_animation" xlink:type="simple">TOHO animation</text:a></text:p>
          </table:table-cell>
          <table:table-cell table:style-name="ce815" office:value-type="string" calcext:value-type="string">
            <text:p><text:a xlink:href="https://myanimelist.net/anime/producer/32/Manglobe" xlink:type="simple">Manglobe</text:a> </text:p>
          </table:table-cell>
          <table:table-cell table:number-columns-repeated="2"/>
          <table:table-cell table:style-name="ce782"/>
          <table:table-cell table:style-name="ce791" office:value-type="string" calcext:value-type="string">
            <text:p>Superhero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55/TV_Asahi" xlink:type="simple">TV Asahi</text:a> </text:p>
          </table:table-cell>
          <table:table-cell table:style-name="ce815" office:value-type="string" calcext:value-type="string">
            <text:p><text:a xlink:href="https://myanimelist.net/anime/producer/569/MAPPA" xlink:type="simple">MAPPA</text:a> </text:p>
          </table:table-cell>
          <table:table-cell table:number-columns-repeated="2"/>
          <table:table-cell table:style-name="ce781"/>
          <table:table-cell table:style-name="ce791" office:value-type="string" calcext:value-type="string">
            <text:p>Supernatural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6/TV_Tokyo" xlink:type="simple">TV Tokyo</text:a> </text:p>
          </table:table-cell>
          <table:table-cell table:style-name="ce681" office:value-type="string" calcext:value-type="string">
            <text:p>Millepensee</text:p>
          </table:table-cell>
          <table:table-cell table:number-columns-repeated="2"/>
          <table:table-cell table:style-name="ce782"/>
          <table:table-cell table:style-name="ce791" office:value-type="string" calcext:value-type="string">
            <text:p>Superpowers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29/VAP" xlink:type="simple">VAP</text:a> </text:p>
          </table:table-cell>
          <table:table-cell table:style-name="ce681" office:value-type="string" calcext:value-type="string">
            <text:p>Netflix</text:p>
          </table:table-cell>
          <table:table-cell table:number-columns-repeated="2"/>
          <table:table-cell table:style-name="ce782"/>
          <table:table-cell table:style-name="ce791" office:value-type="string" calcext:value-type="string">
            <text:p>Tennis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23/Victor_Entertainment" xlink:type="simple">Victor Entertainment</text:a> </text:p>
          </table:table-cell>
          <table:table-cell table:style-name="ce676" office:value-type="string" calcext:value-type="string">
            <text:p><text:a xlink:href="https://myanimelist.net/anime/producer/852/Nexus" xlink:type="simple">Nexus</text:a> </text:p>
          </table:table-cell>
          <table:table-cell table:number-columns-repeated="2"/>
          <table:table-cell table:style-name="ce782"/>
          <table:table-cell table:style-name="ce799" office:value-type="string" calcext:value-type="string">
            <text:p>Vampire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415/Warner_Bros_Japan" xlink:type="simple">Warner Bros. Japan</text:a> </text:p>
          </table:table-cell>
          <table:table-cell table:style-name="ce682" office:value-type="string" calcext:value-type="string">
            <text:p>NUT</text:p>
          </table:table-cell>
          <table:table-cell table:number-columns-repeated="2"/>
          <table:table-cell table:style-name="ce782"/>
          <table:table-cell table:style-name="ce791" office:value-type="string" calcext:value-type="string">
            <text:p>Vollyball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127/Yomiko_Advertising" xlink:type="simple">Yomiko Advertising</text:a></text:p>
          </table:table-cell>
          <table:table-cell table:style-name="ce815" office:value-type="string" calcext:value-type="string">
            <text:p><text:a xlink:href="https://myanimelist.net/anime/producer/1109/Orange" xlink:type="simple">Orange</text:a> </text:p>
          </table:table-cell>
          <table:table-cell table:number-columns-repeated="2"/>
          <table:table-cell table:style-name="ce782"/>
          <table:table-cell table:style-name="ce873" office:value-type="string" calcext:value-type="string">
            <text:p>War</text:p>
          </table:table-cell>
          <table:table-cell table:number-columns-repeated="1016"/>
        </table:table-row>
        <table:table-row table:style-name="ro2">
          <table:table-cell/>
          <table:table-cell table:style-name="ce656" office:value-type="string" calcext:value-type="string">
            <text:p><text:a xlink:href="https://myanimelist.net/anime/producer/76/Yomiuri_Telecasting" xlink:type="simple">Yomiuri Telecasting</text:a></text:p>
          </table:table-cell>
          <table:table-cell table:style-name="ce683" office:value-type="string" calcext:value-type="string">
            <text:p>P.A. Works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911/Passione" xlink:type="simple">Passione</text:a> </text:p>
          </table:table-cell>
          <table:table-cell table:number-columns-repeated="2"/>
          <table:table-cell table:style-name="ce783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295/Pine_Jam" xlink:type="simple">Pine Jam</text:a> </text:p>
          </table:table-cell>
          <table:table-cell table:number-columns-repeated="2"/>
          <table:table-cell table:style-name="ce784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471/Platinum_Vision" xlink:type="simple">Platinum Vision</text:a> </text:p>
          </table:table-cell>
          <table:table-cell table:number-columns-repeated="2"/>
          <table:table-cell table:style-name="ce784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0/Production_IG" xlink:type="simple">Production I.G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053/Production_IMS" xlink:type="simple">Production IMS</text:a> </text:p>
          </table:table-cell>
          <table:table-cell table:number-columns-repeated="2"/>
          <table:table-cell table:style-name="ce782"/>
          <table:table-cell table:style-name="ce80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537/SANZIGEN" xlink:type="simple">SANZIGEN</text:a></text:p>
          </table:table-cell>
          <table:table-cell table:number-columns-repeated="2"/>
          <table:table-cell table:style-name="ce782"/>
          <table:table-cell table:style-name="ce87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41/Satelight" xlink:type="simple">Satelight</text:a> </text:p>
          </table:table-cell>
          <table:table-cell table:number-columns-repeated="2"/>
          <table:table-cell table:style-name="ce782"/>
          <table:table-cell table:style-name="ce80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591/Science_SARU" xlink:type="simple">Science SARU</text:a> </text:p>
          </table:table-cell>
          <table:table-cell table:number-columns-repeated="2"/>
          <table:table-cell table:style-name="ce782"/>
          <table:table-cell table:style-name="ce802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44/Shaft" xlink:type="simple">Shaft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80" office:value-type="string" calcext:value-type="string">
            <text:p>Shuka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76" office:value-type="string" calcext:value-type="string">
            <text:p><text:a xlink:href="https://myanimelist.net/anime/producer/300/Silver_Link" xlink:type="simple">Silver Link.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76" office:value-type="string" calcext:value-type="string">
            <text:p><text:a xlink:href="https://myanimelist.net/anime/producer/1127/Studio_3Hz" xlink:type="simple">Studio 3Hz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37/Studio_Deen" xlink:type="simple">Studio Deen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418/Studio_Gokumi" xlink:type="simple">Studio Gokumi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/Studio_Pierrot" xlink:type="simple">Studio Pierrot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84" office:value-type="string" calcext:value-type="string">
            <text:p>Studio Vlon</text:p>
          </table:table-cell>
          <table:table-cell table:number-columns-repeated="2"/>
          <table:table-cell table:style-name="ce785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94" office:value-type="string" calcext:value-type="string">
            <text:p>Sunrise</text:p>
          </table:table-cell>
          <table:table-cell table:number-columns-repeated="2"/>
          <table:table-cell table:style-name="ce785"/>
          <table:table-cell table:style-name="ce802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76" office:value-type="string" calcext:value-type="string">
            <text:p><text:a xlink:href="https://myanimelist.net/anime/producer/103/Tatsunoko_Production" xlink:type="simple">Tatsunoko Production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95" office:value-type="string" calcext:value-type="string">
            <text:p>Telecom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200/Tezuka_Productions" xlink:type="simple">Tezuka Productions</text:a>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76" office:value-type="string" calcext:value-type="string">
            <text:p><text:a xlink:href="https://myanimelist.net/anime/producer/73/TMS_Entertainment" xlink:type="simple">TMS Entertainment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76" office:value-type="string" calcext:value-type="string">
            <text:p><text:a xlink:href="https://myanimelist.net/anime/producer/120/TNK" xlink:type="simple">TNK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8/Toei_Animation" xlink:type="simple">Toei Animation</text:a> </text:p>
          </table:table-cell>
          <table:table-cell table:number-columns-repeated="2"/>
          <table:table-cell table:style-name="ce857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110/Triangle_Staff" xlink:type="simple">Triangle Staff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97" office:value-type="string" calcext:value-type="string">
            <text:p>Trigger</text:p>
          </table:table-cell>
          <table:table-cell table:number-columns-repeated="2"/>
          <table:table-cell table:style-name="ce784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76" office:value-type="string" calcext:value-type="string">
            <text:p><text:a xlink:href="https://myanimelist.net/anime/producer/1103/TROYCA" xlink:type="simple">TROYCA</text:a> </text:p>
          </table:table-cell>
          <table:table-cell table:number-columns-repeated="2"/>
          <table:table-cell table:style-name="ce782"/>
          <table:table-cell table:style-name="ce87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80" office:value-type="string" calcext:value-type="string">
            <text:p>Ufotable</text:p>
          </table:table-cell>
          <table:table-cell table:number-columns-repeated="2"/>
          <table:table-cell table:style-name="ce782"/>
          <table:table-cell table:style-name="ce87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314/White_Fox" xlink:type="simple">White Fox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76" office:value-type="string" calcext:value-type="string">
            <text:p><text:a xlink:href="https://myanimelist.net/anime/producer/858/Wit_Studio" xlink:type="simple">Wit Studio</text:a> </text:p>
          </table:table-cell>
          <table:table-cell table:number-columns-repeated="2"/>
          <table:table-cell table:style-name="ce782"/>
          <table:table-cell table:style-name="ce802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815" office:value-type="string" calcext:value-type="string">
            <text:p><text:a xlink:href="https://myanimelist.net/anime/producer/27/Xebec" xlink:type="simple">Xebec</text:a> 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698" office:value-type="string" calcext:value-type="string">
            <text:p>Zero-G</text:p>
          </table:table-cell>
          <table:table-cell table:number-columns-repeated="2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/>
          <table:table-cell table:style-name="ce657"/>
          <table:table-cell table:number-columns-repeated="3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/>
          <table:table-cell table:style-name="ce658"/>
          <table:table-cell table:number-columns-repeated="3"/>
          <table:table-cell table:style-name="ce845"/>
          <table:table-cell table:style-name="ce878"/>
          <table:table-cell table:number-columns-repeated="1016"/>
        </table:table-row>
        <table:table-row table:style-name="ro1">
          <table:table-cell/>
          <table:table-cell table:style-name="ce658"/>
          <table:table-cell table:number-columns-repeated="3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/>
          <table:table-cell table:style-name="ce659"/>
          <table:table-cell table:number-columns-repeated="3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/>
          <table:table-cell table:style-name="ce660"/>
          <table:table-cell table:number-columns-repeated="3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02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4"/>
          <table:table-cell table:style-name="ce791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782"/>
          <table:table-cell table:style-name="ce802"/>
          <table:table-cell table:number-columns-repeated="1016"/>
        </table:table-row>
        <table:table-row table:style-name="ro1" table:number-rows-repeated="12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79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4"/>
          <table:table-cell table:style-name="ce791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79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79"/>
          <table:table-cell table:number-columns-repeated="1016"/>
        </table:table-row>
        <table:table-row table:style-name="ro1" table:number-rows-repeated="16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08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1"/>
          <table:table-cell table:style-name="ce791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1"/>
          <table:table-cell table:style-name="ce791"/>
          <table:table-cell table:number-columns-repeated="1016"/>
        </table:table-row>
        <table:table-row table:style-name="ro1" table:number-rows-repeated="12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9"/>
          <table:table-cell table:style-name="ce791"/>
          <table:table-cell table:number-columns-repeated="1016"/>
        </table:table-row>
        <table:table-row table:style-name="ro1" table:number-rows-repeated="16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81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782"/>
          <table:table-cell table:style-name="ce809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782"/>
          <table:table-cell table:style-name="ce801"/>
          <table:table-cell table:number-columns-repeated="1016"/>
        </table:table-row>
        <table:table-row table:style-name="ro1" table:number-rows-repeated="11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3"/>
          <table:table-cell table:style-name="ce791"/>
          <table:table-cell table:number-columns-repeated="1016"/>
        </table:table-row>
        <table:table-row table:style-name="ro1" table:number-rows-repeated="26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859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860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861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862"/>
          <table:table-cell table:style-name="ce791"/>
          <table:table-cell table:number-columns-repeated="1016"/>
        </table:table-row>
        <table:table-row table:style-name="ro1" table:number-rows-repeated="6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83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84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85"/>
          <table:table-cell table:number-columns-repeated="1016"/>
        </table:table-row>
        <table:table-row table:style-name="ro1">
          <table:table-cell table:number-columns-repeated="5"/>
          <table:table-cell table:style-name="ce782"/>
          <table:table-cell table:style-name="ce886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782"/>
          <table:table-cell table:style-name="ce791"/>
          <table:table-cell table:number-columns-repeated="1016"/>
        </table:table-row>
        <table:table-row table:style-name="ro1" table:number-rows-repeated="10">
          <table:table-cell table:number-columns-repeated="6"/>
          <table:table-cell table:style-name="ce791"/>
          <table:table-cell table:number-columns-repeated="1016"/>
        </table:table-row>
        <table:table-row table:style-name="ro1" table:number-rows-repeated="104833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Data.B76:Data.B76 Data.B73:Data.B74">
            <calcext:condition calcext:apply-style-name="Watched" calcext:value="formula-is([.$B73] = 1)" calcext:base-cell-address="Data.B73"/>
            <calcext:condition calcext:apply-style-name="All" calcext:value="formula-is([.$B73] = 11)" calcext:base-cell-address="Data.B73"/>
            <calcext:condition calcext:apply-style-name="Review" calcext:value="formula-is([.$B73] = 12)" calcext:base-cell-address="Data.B73"/>
            <calcext:condition calcext:apply-style-name="OST" calcext:value="formula-is([.$B73] = 13)" calcext:base-cell-address="Data.B73"/>
            <calcext:condition calcext:apply-style-name="OP - ED" calcext:value="formula-is([.$B73] = 14)" calcext:base-cell-address="Data.B73"/>
            <calcext:condition calcext:apply-style-name="Ongoing" calcext:value="formula-is([.$B73] = 2)" calcext:base-cell-address="Data.B73"/>
            <calcext:condition calcext:apply-style-name="High Priority" calcext:value="formula-is([.$B73] = 3)" calcext:base-cell-address="Data.B73"/>
            <calcext:condition calcext:apply-style-name="Black Default" calcext:value="formula-is([.$B73] = 4)" calcext:base-cell-address="Data.B73"/>
            <calcext:condition calcext:apply-style-name="On Hold" calcext:value="formula-is([.$B73] = 5)" calcext:base-cell-address="Data.B73"/>
            <calcext:condition calcext:apply-style-name="Dropped" calcext:value="formula-is([.$B73] = 6)" calcext:base-cell-address="Data.B73"/>
          </calcext:conditional-format>
          <calcext:conditional-format calcext:target-range-address="Data.B72:Data.B72">
            <calcext:condition calcext:apply-style-name="Watched" calcext:value="formula-is([.$B72] = 1)" calcext:base-cell-address="Data.B72"/>
            <calcext:condition calcext:apply-style-name="All" calcext:value="formula-is([.$B72] = 11)" calcext:base-cell-address="Data.B72"/>
            <calcext:condition calcext:apply-style-name="Review" calcext:value="formula-is([.$B72] = 12)" calcext:base-cell-address="Data.B72"/>
            <calcext:condition calcext:apply-style-name="OST" calcext:value="formula-is([.$B72] = 13)" calcext:base-cell-address="Data.B72"/>
            <calcext:condition calcext:apply-style-name="OP - ED" calcext:value="formula-is([.$B72] = 14)" calcext:base-cell-address="Data.B72"/>
            <calcext:condition calcext:apply-style-name="Ongoing" calcext:value="formula-is([.$B72] = 2)" calcext:base-cell-address="Data.B72"/>
            <calcext:condition calcext:apply-style-name="High Priority" calcext:value="formula-is([.$B72] = 3)" calcext:base-cell-address="Data.B72"/>
            <calcext:condition calcext:apply-style-name="Black Default" calcext:value="formula-is([.$B72] = 4)" calcext:base-cell-address="Data.B72"/>
            <calcext:condition calcext:apply-style-name="On Hold" calcext:value="formula-is([.$B72] = 5)" calcext:base-cell-address="Data.B72"/>
            <calcext:condition calcext:apply-style-name="Dropped" calcext:value="formula-is([.$B72] = 6)" calcext:base-cell-address="Data.B72"/>
          </calcext:conditional-format>
          <calcext:conditional-format calcext:target-range-address="Data.B75:Data.B75">
            <calcext:condition calcext:apply-style-name="Watched" calcext:value="formula-is([.$B75] = 1)" calcext:base-cell-address="Data.B75"/>
            <calcext:condition calcext:apply-style-name="All" calcext:value="formula-is([.$B75] = 11)" calcext:base-cell-address="Data.B75"/>
            <calcext:condition calcext:apply-style-name="Review" calcext:value="formula-is([.$B75] = 12)" calcext:base-cell-address="Data.B75"/>
            <calcext:condition calcext:apply-style-name="OST" calcext:value="formula-is([.$B75] = 13)" calcext:base-cell-address="Data.B75"/>
            <calcext:condition calcext:apply-style-name="OP - ED" calcext:value="formula-is([.$B75] = 14)" calcext:base-cell-address="Data.B75"/>
            <calcext:condition calcext:apply-style-name="Ongoing" calcext:value="formula-is([.$B75] = 2)" calcext:base-cell-address="Data.B75"/>
            <calcext:condition calcext:apply-style-name="High Priority" calcext:value="formula-is([.$B75] = 3)" calcext:base-cell-address="Data.B75"/>
            <calcext:condition calcext:apply-style-name="Black Default" calcext:value="formula-is([.$B75] = 4)" calcext:base-cell-address="Data.B75"/>
            <calcext:condition calcext:apply-style-name="On Hold" calcext:value="formula-is([.$B75] = 5)" calcext:base-cell-address="Data.B75"/>
            <calcext:condition calcext:apply-style-name="Dropped" calcext:value="formula-is([.$B75] = 6)" calcext:base-cell-address="Data.B75"/>
          </calcext:conditional-format>
          <calcext:conditional-format calcext:target-range-address="Data.C38:Data.C38 Data.C50:Data.C50 Data.C67:Data.C67 Data.C27:Data.C27 Data.C29:Data.C29 Data.C28:Data.G28">
            <calcext:condition calcext:apply-style-name="Watched" calcext:value="formula-is([.$C27] = 1)" calcext:base-cell-address="Data.C27"/>
            <calcext:condition calcext:apply-style-name="All" calcext:value="formula-is([.$C27] = 11)" calcext:base-cell-address="Data.C27"/>
            <calcext:condition calcext:apply-style-name="Review" calcext:value="formula-is([.$C27] = 12)" calcext:base-cell-address="Data.C27"/>
            <calcext:condition calcext:apply-style-name="OST" calcext:value="formula-is([.$C27] = 13)" calcext:base-cell-address="Data.C27"/>
            <calcext:condition calcext:apply-style-name="OP - ED" calcext:value="formula-is([.$C27] = 14)" calcext:base-cell-address="Data.C27"/>
            <calcext:condition calcext:apply-style-name="Ongoing" calcext:value="formula-is([.$C27] = 2)" calcext:base-cell-address="Data.C27"/>
            <calcext:condition calcext:apply-style-name="High Priority" calcext:value="formula-is([.$C27] = 3)" calcext:base-cell-address="Data.C27"/>
            <calcext:condition calcext:apply-style-name="Black Default" calcext:value="formula-is([.$C27] = 4)" calcext:base-cell-address="Data.C27"/>
            <calcext:condition calcext:apply-style-name="On Hold" calcext:value="formula-is([.$C27] = 5)" calcext:base-cell-address="Data.C27"/>
            <calcext:condition calcext:apply-style-name="Dropped" calcext:value="formula-is([.$C27] = 6)" calcext:base-cell-address="Data.C27"/>
          </calcext:conditional-format>
          <calcext:conditional-format calcext:target-range-address="Data.C9:Data.D9">
            <calcext:condition calcext:apply-style-name="Watched" calcext:value="formula-is([.$C9] = 1)" calcext:base-cell-address="Data.C9"/>
            <calcext:condition calcext:apply-style-name="All" calcext:value="formula-is([.$C9] = 11)" calcext:base-cell-address="Data.C9"/>
            <calcext:condition calcext:apply-style-name="Review" calcext:value="formula-is([.$C9] = 12)" calcext:base-cell-address="Data.C9"/>
            <calcext:condition calcext:apply-style-name="OST" calcext:value="formula-is([.$C9] = 13)" calcext:base-cell-address="Data.C9"/>
            <calcext:condition calcext:apply-style-name="OP - ED" calcext:value="formula-is([.$C9] = 14)" calcext:base-cell-address="Data.C9"/>
            <calcext:condition calcext:apply-style-name="Ongoing" calcext:value="formula-is([.$C9] = 2)" calcext:base-cell-address="Data.C9"/>
            <calcext:condition calcext:apply-style-name="High Priority" calcext:value="formula-is([.$C9] = 3)" calcext:base-cell-address="Data.C9"/>
            <calcext:condition calcext:apply-style-name="Black Default" calcext:value="formula-is([.$C9] = 4)" calcext:base-cell-address="Data.C9"/>
            <calcext:condition calcext:apply-style-name="On Hold" calcext:value="formula-is([.$C9] = 5)" calcext:base-cell-address="Data.C9"/>
            <calcext:condition calcext:apply-style-name="Dropped" calcext:value="formula-is([.$C9] = 6)" calcext:base-cell-address="Data.C9"/>
          </calcext:conditional-format>
          <calcext:conditional-format calcext:target-range-address="Data.C20:Data.C20 Data.C15:Data.C15">
            <calcext:condition calcext:apply-style-name="Watched" calcext:value="formula-is([.$C15] = 1)" calcext:base-cell-address="Data.C15"/>
            <calcext:condition calcext:apply-style-name="All" calcext:value="formula-is([.$C15] = 11)" calcext:base-cell-address="Data.C15"/>
            <calcext:condition calcext:apply-style-name="Review" calcext:value="formula-is([.$C15] = 12)" calcext:base-cell-address="Data.C15"/>
            <calcext:condition calcext:apply-style-name="OST" calcext:value="formula-is([.$C15] = 13)" calcext:base-cell-address="Data.C15"/>
            <calcext:condition calcext:apply-style-name="OP - ED" calcext:value="formula-is([.$C15] = 14)" calcext:base-cell-address="Data.C15"/>
            <calcext:condition calcext:apply-style-name="Ongoing" calcext:value="formula-is([.$C15] = 2)" calcext:base-cell-address="Data.C15"/>
            <calcext:condition calcext:apply-style-name="High Priority" calcext:value="formula-is([.$C15] = 3)" calcext:base-cell-address="Data.C15"/>
            <calcext:condition calcext:apply-style-name="Black Default" calcext:value="formula-is([.$C15] = 4)" calcext:base-cell-address="Data.C15"/>
            <calcext:condition calcext:apply-style-name="On Hold" calcext:value="formula-is([.$C15] = 5)" calcext:base-cell-address="Data.C15"/>
            <calcext:condition calcext:apply-style-name="Dropped" calcext:value="formula-is([.$C15] = 6)" calcext:base-cell-address="Data.C15"/>
          </calcext:conditional-format>
          <calcext:conditional-format calcext:target-range-address="Data.C40:Data.C40">
            <calcext:condition calcext:apply-style-name="Watched" calcext:value="formula-is([.$C40] = 1)" calcext:base-cell-address="Data.C40"/>
            <calcext:condition calcext:apply-style-name="All" calcext:value="formula-is([.$C40] = 11)" calcext:base-cell-address="Data.C40"/>
            <calcext:condition calcext:apply-style-name="Review" calcext:value="formula-is([.$C40] = 12)" calcext:base-cell-address="Data.C40"/>
            <calcext:condition calcext:apply-style-name="OST" calcext:value="formula-is([.$C40] = 13)" calcext:base-cell-address="Data.C40"/>
            <calcext:condition calcext:apply-style-name="OP - ED" calcext:value="formula-is([.$C40] = 14)" calcext:base-cell-address="Data.C40"/>
            <calcext:condition calcext:apply-style-name="Ongoing" calcext:value="formula-is([.$C40] = 2)" calcext:base-cell-address="Data.C40"/>
            <calcext:condition calcext:apply-style-name="High Priority" calcext:value="formula-is([.$C40] = 3)" calcext:base-cell-address="Data.C40"/>
            <calcext:condition calcext:apply-style-name="Black Default" calcext:value="formula-is([.$C40] = 4)" calcext:base-cell-address="Data.C40"/>
            <calcext:condition calcext:apply-style-name="On Hold" calcext:value="formula-is([.$C40] = 5)" calcext:base-cell-address="Data.C40"/>
            <calcext:condition calcext:apply-style-name="Dropped" calcext:value="formula-is([.$C40] = 6)" calcext:base-cell-address="Data.C40"/>
          </calcext:conditional-format>
          <calcext:conditional-format calcext:target-range-address="Data.C56:Data.C56">
            <calcext:condition calcext:apply-style-name="Watched" calcext:value="formula-is([.$C56] = 1)" calcext:base-cell-address="Data.C56"/>
            <calcext:condition calcext:apply-style-name="All" calcext:value="formula-is([.$C56] = 11)" calcext:base-cell-address="Data.C56"/>
            <calcext:condition calcext:apply-style-name="Review" calcext:value="formula-is([.$C56] = 12)" calcext:base-cell-address="Data.C56"/>
            <calcext:condition calcext:apply-style-name="OST" calcext:value="formula-is([.$C56] = 13)" calcext:base-cell-address="Data.C56"/>
            <calcext:condition calcext:apply-style-name="OP - ED" calcext:value="formula-is([.$C56] = 14)" calcext:base-cell-address="Data.C56"/>
            <calcext:condition calcext:apply-style-name="Ongoing" calcext:value="formula-is([.$C56] = 2)" calcext:base-cell-address="Data.C56"/>
            <calcext:condition calcext:apply-style-name="High Priority" calcext:value="formula-is([.$C56] = 3)" calcext:base-cell-address="Data.C56"/>
            <calcext:condition calcext:apply-style-name="Black Default" calcext:value="formula-is([.$C56] = 4)" calcext:base-cell-address="Data.C56"/>
            <calcext:condition calcext:apply-style-name="On Hold" calcext:value="formula-is([.$C56] = 5)" calcext:base-cell-address="Data.C56"/>
            <calcext:condition calcext:apply-style-name="Dropped" calcext:value="formula-is([.$C56] = 6)" calcext:base-cell-address="Data.C56"/>
          </calcext:conditional-format>
          <calcext:conditional-format calcext:target-range-address="Data.C57:Data.C57">
            <calcext:condition calcext:apply-style-name="Watched" calcext:value="formula-is([.$C57] = 1)" calcext:base-cell-address="Data.C57"/>
            <calcext:condition calcext:apply-style-name="All" calcext:value="formula-is([.$C57] = 11)" calcext:base-cell-address="Data.C57"/>
            <calcext:condition calcext:apply-style-name="Review" calcext:value="formula-is([.$C57] = 12)" calcext:base-cell-address="Data.C57"/>
            <calcext:condition calcext:apply-style-name="OST" calcext:value="formula-is([.$C57] = 13)" calcext:base-cell-address="Data.C57"/>
            <calcext:condition calcext:apply-style-name="OP - ED" calcext:value="formula-is([.$C57] = 14)" calcext:base-cell-address="Data.C57"/>
            <calcext:condition calcext:apply-style-name="Ongoing" calcext:value="formula-is([.$C57] = 2)" calcext:base-cell-address="Data.C57"/>
            <calcext:condition calcext:apply-style-name="High Priority" calcext:value="formula-is([.$C57] = 3)" calcext:base-cell-address="Data.C57"/>
            <calcext:condition calcext:apply-style-name="Black Default" calcext:value="formula-is([.$C57] = 4)" calcext:base-cell-address="Data.C57"/>
            <calcext:condition calcext:apply-style-name="On Hold" calcext:value="formula-is([.$C57] = 5)" calcext:base-cell-address="Data.C57"/>
            <calcext:condition calcext:apply-style-name="Dropped" calcext:value="formula-is([.$C57] = 6)" calcext:base-cell-address="Data.C57"/>
          </calcext:conditional-format>
          <calcext:conditional-format calcext:target-range-address="Data.C59:Data.C59">
            <calcext:condition calcext:apply-style-name="Watched" calcext:value="formula-is([.$C59] = 1)" calcext:base-cell-address="Data.C59"/>
            <calcext:condition calcext:apply-style-name="All" calcext:value="formula-is([.$C59] = 11)" calcext:base-cell-address="Data.C59"/>
            <calcext:condition calcext:apply-style-name="Review" calcext:value="formula-is([.$C59] = 12)" calcext:base-cell-address="Data.C59"/>
            <calcext:condition calcext:apply-style-name="OST" calcext:value="formula-is([.$C59] = 13)" calcext:base-cell-address="Data.C59"/>
            <calcext:condition calcext:apply-style-name="OP - ED" calcext:value="formula-is([.$C59] = 14)" calcext:base-cell-address="Data.C59"/>
            <calcext:condition calcext:apply-style-name="Ongoing" calcext:value="formula-is([.$C59] = 2)" calcext:base-cell-address="Data.C59"/>
            <calcext:condition calcext:apply-style-name="High Priority" calcext:value="formula-is([.$C59] = 3)" calcext:base-cell-address="Data.C59"/>
            <calcext:condition calcext:apply-style-name="Black Default" calcext:value="formula-is([.$C59] = 4)" calcext:base-cell-address="Data.C59"/>
            <calcext:condition calcext:apply-style-name="On Hold" calcext:value="formula-is([.$C59] = 5)" calcext:base-cell-address="Data.C59"/>
            <calcext:condition calcext:apply-style-name="Dropped" calcext:value="formula-is([.$C59] = 6)" calcext:base-cell-address="Data.C59"/>
          </calcext:conditional-format>
          <calcext:conditional-format calcext:target-range-address="Data.C65:Data.C65">
            <calcext:condition calcext:apply-style-name="Watched" calcext:value="formula-is([.$C65] = 1)" calcext:base-cell-address="Data.C65"/>
            <calcext:condition calcext:apply-style-name="All" calcext:value="formula-is([.$C65] = 11)" calcext:base-cell-address="Data.C65"/>
            <calcext:condition calcext:apply-style-name="Review" calcext:value="formula-is([.$C65] = 12)" calcext:base-cell-address="Data.C65"/>
            <calcext:condition calcext:apply-style-name="OST" calcext:value="formula-is([.$C65] = 13)" calcext:base-cell-address="Data.C65"/>
            <calcext:condition calcext:apply-style-name="OP - ED" calcext:value="formula-is([.$C65] = 14)" calcext:base-cell-address="Data.C65"/>
            <calcext:condition calcext:apply-style-name="Ongoing" calcext:value="formula-is([.$C65] = 2)" calcext:base-cell-address="Data.C65"/>
            <calcext:condition calcext:apply-style-name="High Priority" calcext:value="formula-is([.$C65] = 3)" calcext:base-cell-address="Data.C65"/>
            <calcext:condition calcext:apply-style-name="Black Default" calcext:value="formula-is([.$C65] = 4)" calcext:base-cell-address="Data.C65"/>
            <calcext:condition calcext:apply-style-name="On Hold" calcext:value="formula-is([.$C65] = 5)" calcext:base-cell-address="Data.C65"/>
            <calcext:condition calcext:apply-style-name="Dropped" calcext:value="formula-is([.$C65] = 6)" calcext:base-cell-address="Data.C65"/>
          </calcext:conditional-format>
          <calcext:conditional-format calcext:target-range-address="Data.C71:Data.C71">
            <calcext:condition calcext:apply-style-name="Watched" calcext:value="formula-is([.$C71] = 1)" calcext:base-cell-address="Data.C71"/>
            <calcext:condition calcext:apply-style-name="All" calcext:value="formula-is([.$C71] = 11)" calcext:base-cell-address="Data.C71"/>
            <calcext:condition calcext:apply-style-name="Review" calcext:value="formula-is([.$C71] = 12)" calcext:base-cell-address="Data.C71"/>
            <calcext:condition calcext:apply-style-name="OST" calcext:value="formula-is([.$C71] = 13)" calcext:base-cell-address="Data.C71"/>
            <calcext:condition calcext:apply-style-name="OP - ED" calcext:value="formula-is([.$C71] = 14)" calcext:base-cell-address="Data.C71"/>
            <calcext:condition calcext:apply-style-name="Ongoing" calcext:value="formula-is([.$C71] = 2)" calcext:base-cell-address="Data.C71"/>
            <calcext:condition calcext:apply-style-name="High Priority" calcext:value="formula-is([.$C71] = 3)" calcext:base-cell-address="Data.C71"/>
            <calcext:condition calcext:apply-style-name="Black Default" calcext:value="formula-is([.$C71] = 4)" calcext:base-cell-address="Data.C71"/>
            <calcext:condition calcext:apply-style-name="On Hold" calcext:value="formula-is([.$C71] = 5)" calcext:base-cell-address="Data.C71"/>
            <calcext:condition calcext:apply-style-name="Dropped" calcext:value="formula-is([.$C71] = 6)" calcext:base-cell-address="Data.C71"/>
          </calcext:conditional-format>
          <calcext:conditional-format calcext:target-range-address="Data.C4:Data.C4">
            <calcext:condition calcext:apply-style-name="Watched" calcext:value="formula-is([.$C4] = 1)" calcext:base-cell-address="Data.C4"/>
            <calcext:condition calcext:apply-style-name="All" calcext:value="formula-is([.$C4] = 11)" calcext:base-cell-address="Data.C4"/>
            <calcext:condition calcext:apply-style-name="Review" calcext:value="formula-is([.$C4] = 12)" calcext:base-cell-address="Data.C4"/>
            <calcext:condition calcext:apply-style-name="OST" calcext:value="formula-is([.$C4] = 13)" calcext:base-cell-address="Data.C4"/>
            <calcext:condition calcext:apply-style-name="OP - ED" calcext:value="formula-is([.$C4] = 14)" calcext:base-cell-address="Data.C4"/>
            <calcext:condition calcext:apply-style-name="Ongoing" calcext:value="formula-is([.$C4] = 2)" calcext:base-cell-address="Data.C4"/>
            <calcext:condition calcext:apply-style-name="High Priority" calcext:value="formula-is([.$C4] = 3)" calcext:base-cell-address="Data.C4"/>
            <calcext:condition calcext:apply-style-name="Black Default" calcext:value="formula-is([.$C4] = 4)" calcext:base-cell-address="Data.C4"/>
            <calcext:condition calcext:apply-style-name="On Hold" calcext:value="formula-is([.$C4] = 5)" calcext:base-cell-address="Data.C4"/>
            <calcext:condition calcext:apply-style-name="Dropped" calcext:value="formula-is([.$C4] = 6)" calcext:base-cell-address="Data.C4"/>
          </calcext:conditional-format>
          <calcext:conditional-format calcext:target-range-address="Data.C35:Data.C36 Data.C32:Data.C32">
            <calcext:condition calcext:apply-style-name="Watched" calcext:value="formula-is([.$C32] = 1)" calcext:base-cell-address="Data.C32"/>
            <calcext:condition calcext:apply-style-name="All" calcext:value="formula-is([.$C32] = 11)" calcext:base-cell-address="Data.C32"/>
            <calcext:condition calcext:apply-style-name="Review" calcext:value="formula-is([.$C32] = 12)" calcext:base-cell-address="Data.C32"/>
            <calcext:condition calcext:apply-style-name="OST" calcext:value="formula-is([.$C32] = 13)" calcext:base-cell-address="Data.C32"/>
            <calcext:condition calcext:apply-style-name="OP - ED" calcext:value="formula-is([.$C32] = 14)" calcext:base-cell-address="Data.C32"/>
            <calcext:condition calcext:apply-style-name="Ongoing" calcext:value="formula-is([.$C32] = 2)" calcext:base-cell-address="Data.C32"/>
            <calcext:condition calcext:apply-style-name="High Priority" calcext:value="formula-is([.$C32] = 3)" calcext:base-cell-address="Data.C32"/>
            <calcext:condition calcext:apply-style-name="Black Default" calcext:value="formula-is([.$C32] = 4)" calcext:base-cell-address="Data.C32"/>
            <calcext:condition calcext:apply-style-name="On Hold" calcext:value="formula-is([.$C32] = 5)" calcext:base-cell-address="Data.C32"/>
            <calcext:condition calcext:apply-style-name="Dropped" calcext:value="formula-is([.$C32] = 6)" calcext:base-cell-address="Data.C32"/>
          </calcext:conditional-format>
          <calcext:conditional-format calcext:target-range-address="Data.F215:Data.F227 Data.F23:Data.F55 Data.F58:Data.F62 Data.F64:Data.F210 Data.F2:Data.F5 Data.F7:Data.F9 Data.F11:Data.F11 Data.F13:Data.F14 Data.F19:Data.F20 Data.F17:Data.F17">
            <calcext:condition calcext:apply-style-name="Watched" calcext:value="formula-is([.$C3] = 1)" calcext:base-cell-address="Data.F2"/>
            <calcext:condition calcext:apply-style-name="All" calcext:value="formula-is([.$C3] = 11)" calcext:base-cell-address="Data.F2"/>
            <calcext:condition calcext:apply-style-name="Review" calcext:value="formula-is([.$C3] = 12)" calcext:base-cell-address="Data.F2"/>
            <calcext:condition calcext:apply-style-name="OST" calcext:value="formula-is([.$C3] = 13)" calcext:base-cell-address="Data.F2"/>
            <calcext:condition calcext:apply-style-name="OP - ED" calcext:value="formula-is([.$C3] = 14)" calcext:base-cell-address="Data.F2"/>
            <calcext:condition calcext:apply-style-name="Ongoing" calcext:value="formula-is([.$C3] = 2)" calcext:base-cell-address="Data.F2"/>
            <calcext:condition calcext:apply-style-name="High Priority" calcext:value="formula-is([.$C3] = 3)" calcext:base-cell-address="Data.F2"/>
            <calcext:condition calcext:apply-style-name="Black Default" calcext:value="formula-is([.$C3] = 4)" calcext:base-cell-address="Data.F2"/>
            <calcext:condition calcext:apply-style-name="On Hold" calcext:value="formula-is([.$C3] = 5)" calcext:base-cell-address="Data.F2"/>
            <calcext:condition calcext:apply-style-name="Dropped" calcext:value="formula-is([.$C3] = 6)" calcext:base-cell-address="Data.F2"/>
          </calcext:conditional-format>
          <calcext:conditional-format calcext:target-range-address="Data.F213:Data.F213">
            <calcext:condition calcext:apply-style-name="Watched" calcext:value="formula-is([.$C215] = 1)" calcext:base-cell-address="Data.F213"/>
            <calcext:condition calcext:apply-style-name="Ongoing" calcext:value="formula-is([.$C215] = 2)" calcext:base-cell-address="Data.F213"/>
            <calcext:condition calcext:apply-style-name="High Priority" calcext:value="formula-is(OR([.$C215] = &quot;+&quot;; [.$C215] = 3))" calcext:base-cell-address="Data.F213"/>
            <calcext:condition calcext:apply-style-name="On Hold" calcext:value="formula-is(OR([.$C215] = &quot;*&quot;; [.$C215] = 4))" calcext:base-cell-address="Data.F213"/>
            <calcext:condition calcext:apply-style-name="Default" calcext:value="formula-is(OR([.$C215] = &quot;?&quot;; [.$C215] = 5))" calcext:base-cell-address="Data.F213"/>
            <calcext:condition calcext:apply-style-name="Dropped" calcext:value="formula-is([.$C215] = 6)" calcext:base-cell-address="Data.F213"/>
          </calcext:conditional-format>
          <calcext:conditional-format calcext:target-range-address="Data.F212:Data.F212">
            <calcext:condition calcext:apply-style-name="Watched" calcext:value="formula-is([.$C214] = 1)" calcext:base-cell-address="Data.F212"/>
            <calcext:condition calcext:apply-style-name="All" calcext:value="formula-is([.$C214] = 11)" calcext:base-cell-address="Data.F212"/>
            <calcext:condition calcext:apply-style-name="Review" calcext:value="formula-is([.$C214] = 12)" calcext:base-cell-address="Data.F212"/>
            <calcext:condition calcext:apply-style-name="OST" calcext:value="formula-is([.$C214] = 13)" calcext:base-cell-address="Data.F212"/>
            <calcext:condition calcext:apply-style-name="OP - ED" calcext:value="formula-is([.$C214] = 14)" calcext:base-cell-address="Data.F212"/>
            <calcext:condition calcext:apply-style-name="Ongoing" calcext:value="formula-is([.$C214] = 2)" calcext:base-cell-address="Data.F212"/>
            <calcext:condition calcext:apply-style-name="High Priority" calcext:value="formula-is([.$C214] = 3)" calcext:base-cell-address="Data.F212"/>
            <calcext:condition calcext:apply-style-name="Black Default" calcext:value="formula-is([.$C214] = 4)" calcext:base-cell-address="Data.F212"/>
            <calcext:condition calcext:apply-style-name="On Hold" calcext:value="formula-is([.$C214] = 5)" calcext:base-cell-address="Data.F212"/>
            <calcext:condition calcext:apply-style-name="Dropped" calcext:value="formula-is([.$C214] = 6)" calcext:base-cell-address="Data.F212"/>
          </calcext:conditional-format>
          <calcext:conditional-format calcext:target-range-address="Data.F214:Data.F214">
            <calcext:condition calcext:apply-style-name="Watched" calcext:value="formula-is([.$C216] = 1)" calcext:base-cell-address="Data.F214"/>
            <calcext:condition calcext:apply-style-name="All" calcext:value="formula-is([.$C216] = 11)" calcext:base-cell-address="Data.F214"/>
            <calcext:condition calcext:apply-style-name="Review" calcext:value="formula-is([.$C216] = 12)" calcext:base-cell-address="Data.F214"/>
            <calcext:condition calcext:apply-style-name="OST" calcext:value="formula-is([.$C216] = 13)" calcext:base-cell-address="Data.F214"/>
            <calcext:condition calcext:apply-style-name="OP - ED" calcext:value="formula-is([.$C216] = 14)" calcext:base-cell-address="Data.F214"/>
            <calcext:condition calcext:apply-style-name="Ongoing" calcext:value="formula-is([.$C216] = 2)" calcext:base-cell-address="Data.F214"/>
            <calcext:condition calcext:apply-style-name="High Priority" calcext:value="formula-is([.$C216] = 3)" calcext:base-cell-address="Data.F214"/>
            <calcext:condition calcext:apply-style-name="Black Default" calcext:value="formula-is([.$C216] = 4)" calcext:base-cell-address="Data.F214"/>
            <calcext:condition calcext:apply-style-name="On Hold" calcext:value="formula-is([.$C216] = 5)" calcext:base-cell-address="Data.F214"/>
            <calcext:condition calcext:apply-style-name="Dropped" calcext:value="formula-is([.$C216] = 6)" calcext:base-cell-address="Data.F214"/>
          </calcext:conditional-format>
          <calcext:conditional-format calcext:target-range-address="Data.F56:Data.F57">
            <calcext:condition calcext:apply-style-name="Watched" calcext:value="formula-is(#REF! = 1)" calcext:base-cell-address="Data.F56"/>
            <calcext:condition calcext:apply-style-name="All" calcext:value="formula-is(#REF! = 11)" calcext:base-cell-address="Data.F56"/>
            <calcext:condition calcext:apply-style-name="Review" calcext:value="formula-is(#REF! = 12)" calcext:base-cell-address="Data.F56"/>
            <calcext:condition calcext:apply-style-name="OST" calcext:value="formula-is(#REF! = 13)" calcext:base-cell-address="Data.F56"/>
            <calcext:condition calcext:apply-style-name="OP - ED" calcext:value="formula-is(#REF! = 14)" calcext:base-cell-address="Data.F56"/>
            <calcext:condition calcext:apply-style-name="Ongoing" calcext:value="formula-is(#REF! = 2)" calcext:base-cell-address="Data.F56"/>
            <calcext:condition calcext:apply-style-name="High Priority" calcext:value="formula-is(#REF! = 3)" calcext:base-cell-address="Data.F56"/>
            <calcext:condition calcext:apply-style-name="Black Default" calcext:value="formula-is(#REF! = 4)" calcext:base-cell-address="Data.F56"/>
            <calcext:condition calcext:apply-style-name="On Hold" calcext:value="formula-is(#REF! = 5)" calcext:base-cell-address="Data.F56"/>
            <calcext:condition calcext:apply-style-name="Dropped" calcext:value="formula-is(#REF! = 6)" calcext:base-cell-address="Data.F56"/>
          </calcext:conditional-format>
          <calcext:conditional-format calcext:target-range-address="Data.F63:Data.F63">
            <calcext:condition calcext:apply-style-name="Watched" calcext:value="formula-is([.$C64] = 1)" calcext:base-cell-address="Data.F63"/>
            <calcext:condition calcext:apply-style-name="All" calcext:value="formula-is([.$C64] = 11)" calcext:base-cell-address="Data.F63"/>
            <calcext:condition calcext:apply-style-name="Review" calcext:value="formula-is([.$C64] = 12)" calcext:base-cell-address="Data.F63"/>
            <calcext:condition calcext:apply-style-name="OST" calcext:value="formula-is([.$C64] = 13)" calcext:base-cell-address="Data.F63"/>
            <calcext:condition calcext:apply-style-name="OP - ED" calcext:value="formula-is([.$C64] = 14)" calcext:base-cell-address="Data.F63"/>
            <calcext:condition calcext:apply-style-name="Ongoing" calcext:value="formula-is([.$C64] = 2)" calcext:base-cell-address="Data.F63"/>
            <calcext:condition calcext:apply-style-name="High Priority" calcext:value="formula-is([.$C64] = 3)" calcext:base-cell-address="Data.F63"/>
            <calcext:condition calcext:apply-style-name="Black Default" calcext:value="formula-is([.$C64] = 4)" calcext:base-cell-address="Data.F63"/>
            <calcext:condition calcext:apply-style-name="On Hold" calcext:value="formula-is([.$C64] = 5)" calcext:base-cell-address="Data.F63"/>
            <calcext:condition calcext:apply-style-name="Dropped" calcext:value="formula-is([.$C64] = 6)" calcext:base-cell-address="Data.F63"/>
          </calcext:conditional-format>
          <calcext:conditional-format calcext:target-range-address="Data.F211:Data.F211">
            <calcext:condition calcext:apply-style-name="Watched" calcext:value="formula-is([.$C213] = 1)" calcext:base-cell-address="Data.F211"/>
            <calcext:condition calcext:apply-style-name="All" calcext:value="formula-is([.$C213] = 11)" calcext:base-cell-address="Data.F211"/>
            <calcext:condition calcext:apply-style-name="Review" calcext:value="formula-is([.$C213] = 12)" calcext:base-cell-address="Data.F211"/>
            <calcext:condition calcext:apply-style-name="OST" calcext:value="formula-is([.$C213] = 13)" calcext:base-cell-address="Data.F211"/>
            <calcext:condition calcext:apply-style-name="OP - ED" calcext:value="formula-is([.$C213] = 14)" calcext:base-cell-address="Data.F211"/>
            <calcext:condition calcext:apply-style-name="Ongoing" calcext:value="formula-is([.$C213] = 2)" calcext:base-cell-address="Data.F211"/>
            <calcext:condition calcext:apply-style-name="High Priority" calcext:value="formula-is([.$C213] = 3)" calcext:base-cell-address="Data.F211"/>
            <calcext:condition calcext:apply-style-name="Black Default" calcext:value="formula-is([.$C213] = 4)" calcext:base-cell-address="Data.F211"/>
            <calcext:condition calcext:apply-style-name="On Hold" calcext:value="formula-is([.$C213] = 5)" calcext:base-cell-address="Data.F211"/>
            <calcext:condition calcext:apply-style-name="Dropped" calcext:value="formula-is([.$C213] = 6)" calcext:base-cell-address="Data.F211"/>
          </calcext:conditional-format>
          <calcext:conditional-format calcext:target-range-address="Data.G225:Data.G237 Data.G40:Data.G45 Data.G47:Data.G65 Data.G68:Data.G72 Data.G74:Data.G161 Data.G163:Data.G220 Data.G2:Data.G4 Data.G6:Data.G10 Data.G18:Data.G18 Data.G21:Data.G24 Data.G26:Data.G26 Data.G30:Data.G36 Data.G12:Data.G15 Data.G38:Data.G38">
            <calcext:condition calcext:apply-style-name="Watched" calcext:value="formula-is([.$C3] = 1)" calcext:base-cell-address="Data.G2"/>
            <calcext:condition calcext:apply-style-name="All" calcext:value="formula-is([.$C3] = 11)" calcext:base-cell-address="Data.G2"/>
            <calcext:condition calcext:apply-style-name="Review" calcext:value="formula-is([.$C3] = 12)" calcext:base-cell-address="Data.G2"/>
            <calcext:condition calcext:apply-style-name="OST" calcext:value="formula-is([.$C3] = 13)" calcext:base-cell-address="Data.G2"/>
            <calcext:condition calcext:apply-style-name="OP - ED" calcext:value="formula-is([.$C3] = 14)" calcext:base-cell-address="Data.G2"/>
            <calcext:condition calcext:apply-style-name="Ongoing" calcext:value="formula-is([.$C3] = 2)" calcext:base-cell-address="Data.G2"/>
            <calcext:condition calcext:apply-style-name="High Priority" calcext:value="formula-is([.$C3] = 3)" calcext:base-cell-address="Data.G2"/>
            <calcext:condition calcext:apply-style-name="Black Default" calcext:value="formula-is([.$C3] = 4)" calcext:base-cell-address="Data.G2"/>
            <calcext:condition calcext:apply-style-name="On Hold" calcext:value="formula-is([.$C3] = 5)" calcext:base-cell-address="Data.G2"/>
            <calcext:condition calcext:apply-style-name="Dropped" calcext:value="formula-is([.$C3] = 6)" calcext:base-cell-address="Data.G2"/>
          </calcext:conditional-format>
          <calcext:conditional-format calcext:target-range-address="Data.G223:Data.G223">
            <calcext:condition calcext:apply-style-name="Watched" calcext:value="formula-is([.$C215] = 1)" calcext:base-cell-address="Data.G223"/>
            <calcext:condition calcext:apply-style-name="Ongoing" calcext:value="formula-is([.$C215] = 2)" calcext:base-cell-address="Data.G223"/>
            <calcext:condition calcext:apply-style-name="High Priority" calcext:value="formula-is(OR([.$C215] = &quot;+&quot;; [.$C215] = 3))" calcext:base-cell-address="Data.G223"/>
            <calcext:condition calcext:apply-style-name="On Hold" calcext:value="formula-is(OR([.$C215] = &quot;*&quot;; [.$C215] = 4))" calcext:base-cell-address="Data.G223"/>
            <calcext:condition calcext:apply-style-name="Default" calcext:value="formula-is(OR([.$C215] = &quot;?&quot;; [.$C215] = 5))" calcext:base-cell-address="Data.G223"/>
            <calcext:condition calcext:apply-style-name="Dropped" calcext:value="formula-is([.$C215] = 6)" calcext:base-cell-address="Data.G223"/>
          </calcext:conditional-format>
          <calcext:conditional-format calcext:target-range-address="Data.G222:Data.G222">
            <calcext:condition calcext:apply-style-name="Watched" calcext:value="formula-is([.$C214] = 1)" calcext:base-cell-address="Data.G222"/>
            <calcext:condition calcext:apply-style-name="All" calcext:value="formula-is([.$C214] = 11)" calcext:base-cell-address="Data.G222"/>
            <calcext:condition calcext:apply-style-name="Review" calcext:value="formula-is([.$C214] = 12)" calcext:base-cell-address="Data.G222"/>
            <calcext:condition calcext:apply-style-name="OST" calcext:value="formula-is([.$C214] = 13)" calcext:base-cell-address="Data.G222"/>
            <calcext:condition calcext:apply-style-name="OP - ED" calcext:value="formula-is([.$C214] = 14)" calcext:base-cell-address="Data.G222"/>
            <calcext:condition calcext:apply-style-name="Ongoing" calcext:value="formula-is([.$C214] = 2)" calcext:base-cell-address="Data.G222"/>
            <calcext:condition calcext:apply-style-name="High Priority" calcext:value="formula-is([.$C214] = 3)" calcext:base-cell-address="Data.G222"/>
            <calcext:condition calcext:apply-style-name="Black Default" calcext:value="formula-is([.$C214] = 4)" calcext:base-cell-address="Data.G222"/>
            <calcext:condition calcext:apply-style-name="On Hold" calcext:value="formula-is([.$C214] = 5)" calcext:base-cell-address="Data.G222"/>
            <calcext:condition calcext:apply-style-name="Dropped" calcext:value="formula-is([.$C214] = 6)" calcext:base-cell-address="Data.G222"/>
          </calcext:conditional-format>
          <calcext:conditional-format calcext:target-range-address="Data.G224:Data.G224">
            <calcext:condition calcext:apply-style-name="Watched" calcext:value="formula-is([.$C216] = 1)" calcext:base-cell-address="Data.G224"/>
            <calcext:condition calcext:apply-style-name="All" calcext:value="formula-is([.$C216] = 11)" calcext:base-cell-address="Data.G224"/>
            <calcext:condition calcext:apply-style-name="Review" calcext:value="formula-is([.$C216] = 12)" calcext:base-cell-address="Data.G224"/>
            <calcext:condition calcext:apply-style-name="OST" calcext:value="formula-is([.$C216] = 13)" calcext:base-cell-address="Data.G224"/>
            <calcext:condition calcext:apply-style-name="OP - ED" calcext:value="formula-is([.$C216] = 14)" calcext:base-cell-address="Data.G224"/>
            <calcext:condition calcext:apply-style-name="Ongoing" calcext:value="formula-is([.$C216] = 2)" calcext:base-cell-address="Data.G224"/>
            <calcext:condition calcext:apply-style-name="High Priority" calcext:value="formula-is([.$C216] = 3)" calcext:base-cell-address="Data.G224"/>
            <calcext:condition calcext:apply-style-name="Black Default" calcext:value="formula-is([.$C216] = 4)" calcext:base-cell-address="Data.G224"/>
            <calcext:condition calcext:apply-style-name="On Hold" calcext:value="formula-is([.$C216] = 5)" calcext:base-cell-address="Data.G224"/>
            <calcext:condition calcext:apply-style-name="Dropped" calcext:value="formula-is([.$C216] = 6)" calcext:base-cell-address="Data.G224"/>
          </calcext:conditional-format>
          <calcext:conditional-format calcext:target-range-address="Data.G46:Data.G46">
            <calcext:condition calcext:apply-style-name="Watched" calcext:value="formula-is([.$C36] = 1)" calcext:base-cell-address="Data.G46"/>
            <calcext:condition calcext:apply-style-name="All" calcext:value="formula-is([.$C36] = 11)" calcext:base-cell-address="Data.G46"/>
            <calcext:condition calcext:apply-style-name="Review" calcext:value="formula-is([.$C36] = 12)" calcext:base-cell-address="Data.G46"/>
            <calcext:condition calcext:apply-style-name="OST" calcext:value="formula-is([.$C36] = 13)" calcext:base-cell-address="Data.G46"/>
            <calcext:condition calcext:apply-style-name="OP - ED" calcext:value="formula-is([.$C36] = 14)" calcext:base-cell-address="Data.G46"/>
            <calcext:condition calcext:apply-style-name="Ongoing" calcext:value="formula-is([.$C36] = 2)" calcext:base-cell-address="Data.G46"/>
            <calcext:condition calcext:apply-style-name="High Priority" calcext:value="formula-is([.$C36] = 3)" calcext:base-cell-address="Data.G46"/>
            <calcext:condition calcext:apply-style-name="Black Default" calcext:value="formula-is([.$C36] = 4)" calcext:base-cell-address="Data.G46"/>
            <calcext:condition calcext:apply-style-name="On Hold" calcext:value="formula-is([.$C36] = 5)" calcext:base-cell-address="Data.G46"/>
            <calcext:condition calcext:apply-style-name="Dropped" calcext:value="formula-is([.$C36] = 6)" calcext:base-cell-address="Data.G46"/>
          </calcext:conditional-format>
          <calcext:conditional-format calcext:target-range-address="Data.G66:Data.G67">
            <calcext:condition calcext:apply-style-name="Watched" calcext:value="formula-is(#REF! = 1)" calcext:base-cell-address="Data.G66"/>
            <calcext:condition calcext:apply-style-name="All" calcext:value="formula-is(#REF! = 11)" calcext:base-cell-address="Data.G66"/>
            <calcext:condition calcext:apply-style-name="Review" calcext:value="formula-is(#REF! = 12)" calcext:base-cell-address="Data.G66"/>
            <calcext:condition calcext:apply-style-name="OST" calcext:value="formula-is(#REF! = 13)" calcext:base-cell-address="Data.G66"/>
            <calcext:condition calcext:apply-style-name="OP - ED" calcext:value="formula-is(#REF! = 14)" calcext:base-cell-address="Data.G66"/>
            <calcext:condition calcext:apply-style-name="Ongoing" calcext:value="formula-is(#REF! = 2)" calcext:base-cell-address="Data.G66"/>
            <calcext:condition calcext:apply-style-name="High Priority" calcext:value="formula-is(#REF! = 3)" calcext:base-cell-address="Data.G66"/>
            <calcext:condition calcext:apply-style-name="Black Default" calcext:value="formula-is(#REF! = 4)" calcext:base-cell-address="Data.G66"/>
            <calcext:condition calcext:apply-style-name="On Hold" calcext:value="formula-is(#REF! = 5)" calcext:base-cell-address="Data.G66"/>
            <calcext:condition calcext:apply-style-name="Dropped" calcext:value="formula-is(#REF! = 6)" calcext:base-cell-address="Data.G66"/>
          </calcext:conditional-format>
          <calcext:conditional-format calcext:target-range-address="Data.G73:Data.G73">
            <calcext:condition calcext:apply-style-name="Watched" calcext:value="formula-is([.$C64] = 1)" calcext:base-cell-address="Data.G73"/>
            <calcext:condition calcext:apply-style-name="All" calcext:value="formula-is([.$C64] = 11)" calcext:base-cell-address="Data.G73"/>
            <calcext:condition calcext:apply-style-name="Review" calcext:value="formula-is([.$C64] = 12)" calcext:base-cell-address="Data.G73"/>
            <calcext:condition calcext:apply-style-name="OST" calcext:value="formula-is([.$C64] = 13)" calcext:base-cell-address="Data.G73"/>
            <calcext:condition calcext:apply-style-name="OP - ED" calcext:value="formula-is([.$C64] = 14)" calcext:base-cell-address="Data.G73"/>
            <calcext:condition calcext:apply-style-name="Ongoing" calcext:value="formula-is([.$C64] = 2)" calcext:base-cell-address="Data.G73"/>
            <calcext:condition calcext:apply-style-name="High Priority" calcext:value="formula-is([.$C64] = 3)" calcext:base-cell-address="Data.G73"/>
            <calcext:condition calcext:apply-style-name="Black Default" calcext:value="formula-is([.$C64] = 4)" calcext:base-cell-address="Data.G73"/>
            <calcext:condition calcext:apply-style-name="On Hold" calcext:value="formula-is([.$C64] = 5)" calcext:base-cell-address="Data.G73"/>
            <calcext:condition calcext:apply-style-name="Dropped" calcext:value="formula-is([.$C64] = 6)" calcext:base-cell-address="Data.G73"/>
          </calcext:conditional-format>
          <calcext:conditional-format calcext:target-range-address="Data.G221:Data.G221">
            <calcext:condition calcext:apply-style-name="Watched" calcext:value="formula-is([.$C213] = 1)" calcext:base-cell-address="Data.G221"/>
            <calcext:condition calcext:apply-style-name="All" calcext:value="formula-is([.$C213] = 11)" calcext:base-cell-address="Data.G221"/>
            <calcext:condition calcext:apply-style-name="Review" calcext:value="formula-is([.$C213] = 12)" calcext:base-cell-address="Data.G221"/>
            <calcext:condition calcext:apply-style-name="OST" calcext:value="formula-is([.$C213] = 13)" calcext:base-cell-address="Data.G221"/>
            <calcext:condition calcext:apply-style-name="OP - ED" calcext:value="formula-is([.$C213] = 14)" calcext:base-cell-address="Data.G221"/>
            <calcext:condition calcext:apply-style-name="Ongoing" calcext:value="formula-is([.$C213] = 2)" calcext:base-cell-address="Data.G221"/>
            <calcext:condition calcext:apply-style-name="High Priority" calcext:value="formula-is([.$C213] = 3)" calcext:base-cell-address="Data.G221"/>
            <calcext:condition calcext:apply-style-name="Black Default" calcext:value="formula-is([.$C213] = 4)" calcext:base-cell-address="Data.G221"/>
            <calcext:condition calcext:apply-style-name="On Hold" calcext:value="formula-is([.$C213] = 5)" calcext:base-cell-address="Data.G221"/>
            <calcext:condition calcext:apply-style-name="Dropped" calcext:value="formula-is([.$C213] = 6)" calcext:base-cell-address="Data.G221"/>
          </calcext:conditional-format>
          <calcext:conditional-format calcext:target-range-address="Data.G162:Data.G162">
            <calcext:condition calcext:apply-style-name="Watched" calcext:value="formula-is([.$C154] = 1)" calcext:base-cell-address="Data.G162"/>
            <calcext:condition calcext:apply-style-name="All" calcext:value="formula-is([.$C154] = 11)" calcext:base-cell-address="Data.G162"/>
            <calcext:condition calcext:apply-style-name="Review" calcext:value="formula-is([.$C154] = 12)" calcext:base-cell-address="Data.G162"/>
            <calcext:condition calcext:apply-style-name="OST" calcext:value="formula-is([.$C154] = 13)" calcext:base-cell-address="Data.G162"/>
            <calcext:condition calcext:apply-style-name="OP - ED" calcext:value="formula-is([.$C154] = 14)" calcext:base-cell-address="Data.G162"/>
            <calcext:condition calcext:apply-style-name="Ongoing" calcext:value="formula-is([.$C154] = 2)" calcext:base-cell-address="Data.G162"/>
            <calcext:condition calcext:apply-style-name="High Priority" calcext:value="formula-is([.$C154] = 3)" calcext:base-cell-address="Data.G162"/>
            <calcext:condition calcext:apply-style-name="Black Default" calcext:value="formula-is([.$C154] = 4)" calcext:base-cell-address="Data.G162"/>
            <calcext:condition calcext:apply-style-name="On Hold" calcext:value="formula-is([.$C154] = 5)" calcext:base-cell-address="Data.G162"/>
            <calcext:condition calcext:apply-style-name="Dropped" calcext:value="formula-is([.$C154] = 6)" calcext:base-cell-address="Data.G162"/>
          </calcext:conditional-format>
          <calcext:conditional-format calcext:target-range-address="Data.G5:Data.G5">
            <calcext:condition calcext:apply-style-name="Watched" calcext:value="formula-is([.$C5] = 1)" calcext:base-cell-address="Data.G5"/>
            <calcext:condition calcext:apply-style-name="All" calcext:value="formula-is([.$C5] = 11)" calcext:base-cell-address="Data.G5"/>
            <calcext:condition calcext:apply-style-name="Review" calcext:value="formula-is([.$C5] = 12)" calcext:base-cell-address="Data.G5"/>
            <calcext:condition calcext:apply-style-name="OST" calcext:value="formula-is([.$C5] = 13)" calcext:base-cell-address="Data.G5"/>
            <calcext:condition calcext:apply-style-name="OP - ED" calcext:value="formula-is([.$C5] = 14)" calcext:base-cell-address="Data.G5"/>
            <calcext:condition calcext:apply-style-name="Ongoing" calcext:value="formula-is([.$C5] = 2)" calcext:base-cell-address="Data.G5"/>
            <calcext:condition calcext:apply-style-name="High Priority" calcext:value="formula-is([.$C5] = 3)" calcext:base-cell-address="Data.G5"/>
            <calcext:condition calcext:apply-style-name="Black Default" calcext:value="formula-is([.$C5] = 4)" calcext:base-cell-address="Data.G5"/>
            <calcext:condition calcext:apply-style-name="On Hold" calcext:value="formula-is([.$C5] = 5)" calcext:base-cell-address="Data.G5"/>
            <calcext:condition calcext:apply-style-name="Dropped" calcext:value="formula-is([.$C5] = 6)" calcext:base-cell-address="Data.G5"/>
          </calcext:conditional-format>
          <calcext:conditional-format calcext:target-range-address="Data.G11:Data.G11">
            <calcext:condition calcext:apply-style-name="Watched" calcext:value="formula-is([.$C10] = 1)" calcext:base-cell-address="Data.G11"/>
            <calcext:condition calcext:apply-style-name="All" calcext:value="formula-is([.$C10] = 11)" calcext:base-cell-address="Data.G11"/>
            <calcext:condition calcext:apply-style-name="Review" calcext:value="formula-is([.$C10] = 12)" calcext:base-cell-address="Data.G11"/>
            <calcext:condition calcext:apply-style-name="OST" calcext:value="formula-is([.$C10] = 13)" calcext:base-cell-address="Data.G11"/>
            <calcext:condition calcext:apply-style-name="OP - ED" calcext:value="formula-is([.$C10] = 14)" calcext:base-cell-address="Data.G11"/>
            <calcext:condition calcext:apply-style-name="Ongoing" calcext:value="formula-is([.$C10] = 2)" calcext:base-cell-address="Data.G11"/>
            <calcext:condition calcext:apply-style-name="High Priority" calcext:value="formula-is([.$C10] = 3)" calcext:base-cell-address="Data.G11"/>
            <calcext:condition calcext:apply-style-name="Black Default" calcext:value="formula-is([.$C10] = 4)" calcext:base-cell-address="Data.G11"/>
            <calcext:condition calcext:apply-style-name="On Hold" calcext:value="formula-is([.$C10] = 5)" calcext:base-cell-address="Data.G11"/>
            <calcext:condition calcext:apply-style-name="Dropped" calcext:value="formula-is([.$C10] = 6)" calcext:base-cell-address="Data.G11"/>
          </calcext:conditional-format>
          <calcext:conditional-format calcext:target-range-address="Data.G19:Data.G20 Data.F19:Data.G19">
            <calcext:condition calcext:apply-style-name="Watched" calcext:value="formula-is([.$C20] = 1)" calcext:base-cell-address="Data.F19"/>
            <calcext:condition calcext:apply-style-name="All" calcext:value="formula-is([.$C20] = 11)" calcext:base-cell-address="Data.F19"/>
            <calcext:condition calcext:apply-style-name="Review" calcext:value="formula-is([.$C20] = 12)" calcext:base-cell-address="Data.F19"/>
            <calcext:condition calcext:apply-style-name="OST" calcext:value="formula-is([.$C20] = 13)" calcext:base-cell-address="Data.F19"/>
            <calcext:condition calcext:apply-style-name="OP - ED" calcext:value="formula-is([.$C20] = 14)" calcext:base-cell-address="Data.F19"/>
            <calcext:condition calcext:apply-style-name="Ongoing" calcext:value="formula-is([.$C20] = 2)" calcext:base-cell-address="Data.F19"/>
            <calcext:condition calcext:apply-style-name="High Priority" calcext:value="formula-is([.$C20] = 3)" calcext:base-cell-address="Data.F19"/>
            <calcext:condition calcext:apply-style-name="Black Default" calcext:value="formula-is([.$C20] = 4)" calcext:base-cell-address="Data.F19"/>
            <calcext:condition calcext:apply-style-name="On Hold" calcext:value="formula-is([.$C20] = 5)" calcext:base-cell-address="Data.F19"/>
            <calcext:condition calcext:apply-style-name="Dropped" calcext:value="formula-is([.$C20] = 6)" calcext:base-cell-address="Data.F19"/>
          </calcext:conditional-format>
          <calcext:conditional-format calcext:target-range-address="Data.G25:Data.G25">
            <calcext:condition calcext:apply-style-name="Watched" calcext:value="formula-is([.$C23] = 1)" calcext:base-cell-address="Data.G25"/>
            <calcext:condition calcext:apply-style-name="All" calcext:value="formula-is([.$C23] = 11)" calcext:base-cell-address="Data.G25"/>
            <calcext:condition calcext:apply-style-name="Review" calcext:value="formula-is([.$C23] = 12)" calcext:base-cell-address="Data.G25"/>
            <calcext:condition calcext:apply-style-name="OST" calcext:value="formula-is([.$C23] = 13)" calcext:base-cell-address="Data.G25"/>
            <calcext:condition calcext:apply-style-name="OP - ED" calcext:value="formula-is([.$C23] = 14)" calcext:base-cell-address="Data.G25"/>
            <calcext:condition calcext:apply-style-name="Ongoing" calcext:value="formula-is([.$C23] = 2)" calcext:base-cell-address="Data.G25"/>
            <calcext:condition calcext:apply-style-name="High Priority" calcext:value="formula-is([.$C23] = 3)" calcext:base-cell-address="Data.G25"/>
            <calcext:condition calcext:apply-style-name="Black Default" calcext:value="formula-is([.$C23] = 4)" calcext:base-cell-address="Data.G25"/>
            <calcext:condition calcext:apply-style-name="On Hold" calcext:value="formula-is([.$C23] = 5)" calcext:base-cell-address="Data.G25"/>
            <calcext:condition calcext:apply-style-name="Dropped" calcext:value="formula-is([.$C23] = 6)" calcext:base-cell-address="Data.G25"/>
          </calcext:conditional-format>
          <calcext:conditional-format calcext:target-range-address="Data.G28:Data.G29">
            <calcext:condition calcext:apply-style-name="Watched" calcext:value="formula-is([.$C25] = 1)" calcext:base-cell-address="Data.G28"/>
            <calcext:condition calcext:apply-style-name="All" calcext:value="formula-is([.$C25] = 11)" calcext:base-cell-address="Data.G28"/>
            <calcext:condition calcext:apply-style-name="Review" calcext:value="formula-is([.$C25] = 12)" calcext:base-cell-address="Data.G28"/>
            <calcext:condition calcext:apply-style-name="OST" calcext:value="formula-is([.$C25] = 13)" calcext:base-cell-address="Data.G28"/>
            <calcext:condition calcext:apply-style-name="OP - ED" calcext:value="formula-is([.$C25] = 14)" calcext:base-cell-address="Data.G28"/>
            <calcext:condition calcext:apply-style-name="Ongoing" calcext:value="formula-is([.$C25] = 2)" calcext:base-cell-address="Data.G28"/>
            <calcext:condition calcext:apply-style-name="High Priority" calcext:value="formula-is([.$C25] = 3)" calcext:base-cell-address="Data.G28"/>
            <calcext:condition calcext:apply-style-name="Black Default" calcext:value="formula-is([.$C25] = 4)" calcext:base-cell-address="Data.G28"/>
            <calcext:condition calcext:apply-style-name="On Hold" calcext:value="formula-is([.$C25] = 5)" calcext:base-cell-address="Data.G28"/>
            <calcext:condition calcext:apply-style-name="Dropped" calcext:value="formula-is([.$C25] = 6)" calcext:base-cell-address="Data.G28"/>
          </calcext:conditional-format>
          <calcext:conditional-format calcext:target-range-address="Data.G37:Data.G37">
            <calcext:condition calcext:apply-style-name="Watched" calcext:value="formula-is([.$C33] = 1)" calcext:base-cell-address="Data.G37"/>
            <calcext:condition calcext:apply-style-name="All" calcext:value="formula-is([.$C33] = 11)" calcext:base-cell-address="Data.G37"/>
            <calcext:condition calcext:apply-style-name="Review" calcext:value="formula-is([.$C33] = 12)" calcext:base-cell-address="Data.G37"/>
            <calcext:condition calcext:apply-style-name="OST" calcext:value="formula-is([.$C33] = 13)" calcext:base-cell-address="Data.G37"/>
            <calcext:condition calcext:apply-style-name="OP - ED" calcext:value="formula-is([.$C33] = 14)" calcext:base-cell-address="Data.G37"/>
            <calcext:condition calcext:apply-style-name="Ongoing" calcext:value="formula-is([.$C33] = 2)" calcext:base-cell-address="Data.G37"/>
            <calcext:condition calcext:apply-style-name="High Priority" calcext:value="formula-is([.$C33] = 3)" calcext:base-cell-address="Data.G37"/>
            <calcext:condition calcext:apply-style-name="Black Default" calcext:value="formula-is([.$C33] = 4)" calcext:base-cell-address="Data.G37"/>
            <calcext:condition calcext:apply-style-name="On Hold" calcext:value="formula-is([.$C33] = 5)" calcext:base-cell-address="Data.G37"/>
            <calcext:condition calcext:apply-style-name="Dropped" calcext:value="formula-is([.$C33] = 6)" calcext:base-cell-address="Data.G37"/>
          </calcext:conditional-format>
          <calcext:conditional-format calcext:target-range-address="Data.G16:Data.G16">
            <calcext:condition calcext:apply-style-name="Watched" calcext:value="formula-is([.$C15] = 1)" calcext:base-cell-address="Data.G16"/>
            <calcext:condition calcext:apply-style-name="All" calcext:value="formula-is([.$C15] = 11)" calcext:base-cell-address="Data.G16"/>
            <calcext:condition calcext:apply-style-name="Review" calcext:value="formula-is([.$C15] = 12)" calcext:base-cell-address="Data.G16"/>
            <calcext:condition calcext:apply-style-name="OST" calcext:value="formula-is([.$C15] = 13)" calcext:base-cell-address="Data.G16"/>
            <calcext:condition calcext:apply-style-name="OP - ED" calcext:value="formula-is([.$C15] = 14)" calcext:base-cell-address="Data.G16"/>
            <calcext:condition calcext:apply-style-name="Ongoing" calcext:value="formula-is([.$C15] = 2)" calcext:base-cell-address="Data.G16"/>
            <calcext:condition calcext:apply-style-name="High Priority" calcext:value="formula-is([.$C15] = 3)" calcext:base-cell-address="Data.G16"/>
            <calcext:condition calcext:apply-style-name="Black Default" calcext:value="formula-is([.$C15] = 4)" calcext:base-cell-address="Data.G16"/>
            <calcext:condition calcext:apply-style-name="On Hold" calcext:value="formula-is([.$C15] = 5)" calcext:base-cell-address="Data.G16"/>
            <calcext:condition calcext:apply-style-name="Dropped" calcext:value="formula-is([.$C15] = 6)" calcext:base-cell-address="Data.G16"/>
          </calcext:conditional-format>
          <calcext:conditional-format calcext:target-range-address="Data.F18:Data.F18">
            <calcext:condition calcext:apply-style-name="Watched" calcext:value="formula-is([.$C19] = 1)" calcext:base-cell-address="Data.F18"/>
            <calcext:condition calcext:apply-style-name="All" calcext:value="formula-is([.$C19] = 11)" calcext:base-cell-address="Data.F18"/>
            <calcext:condition calcext:apply-style-name="Review" calcext:value="formula-is([.$C19] = 12)" calcext:base-cell-address="Data.F18"/>
            <calcext:condition calcext:apply-style-name="OST" calcext:value="formula-is([.$C19] = 13)" calcext:base-cell-address="Data.F18"/>
            <calcext:condition calcext:apply-style-name="OP - ED" calcext:value="formula-is([.$C19] = 14)" calcext:base-cell-address="Data.F18"/>
            <calcext:condition calcext:apply-style-name="Ongoing" calcext:value="formula-is([.$C19] = 2)" calcext:base-cell-address="Data.F18"/>
            <calcext:condition calcext:apply-style-name="High Priority" calcext:value="formula-is([.$C19] = 3)" calcext:base-cell-address="Data.F18"/>
            <calcext:condition calcext:apply-style-name="Black Default" calcext:value="formula-is([.$C19] = 4)" calcext:base-cell-address="Data.F18"/>
            <calcext:condition calcext:apply-style-name="On Hold" calcext:value="formula-is([.$C19] = 5)" calcext:base-cell-address="Data.F18"/>
            <calcext:condition calcext:apply-style-name="Dropped" calcext:value="formula-is([.$C19] = 6)" calcext:base-cell-address="Data.F18"/>
          </calcext:conditional-format>
          <calcext:conditional-format calcext:target-range-address="Data.F22:Data.F22">
            <calcext:condition calcext:apply-style-name="Watched" calcext:value="formula-is([.$C23] = 1)" calcext:base-cell-address="Data.F22"/>
            <calcext:condition calcext:apply-style-name="All" calcext:value="formula-is([.$C23] = 11)" calcext:base-cell-address="Data.F22"/>
            <calcext:condition calcext:apply-style-name="Review" calcext:value="formula-is([.$C23] = 12)" calcext:base-cell-address="Data.F22"/>
            <calcext:condition calcext:apply-style-name="OST" calcext:value="formula-is([.$C23] = 13)" calcext:base-cell-address="Data.F22"/>
            <calcext:condition calcext:apply-style-name="OP - ED" calcext:value="formula-is([.$C23] = 14)" calcext:base-cell-address="Data.F22"/>
            <calcext:condition calcext:apply-style-name="Ongoing" calcext:value="formula-is([.$C23] = 2)" calcext:base-cell-address="Data.F22"/>
            <calcext:condition calcext:apply-style-name="High Priority" calcext:value="formula-is([.$C23] = 3)" calcext:base-cell-address="Data.F22"/>
            <calcext:condition calcext:apply-style-name="Black Default" calcext:value="formula-is([.$C23] = 4)" calcext:base-cell-address="Data.F22"/>
            <calcext:condition calcext:apply-style-name="On Hold" calcext:value="formula-is([.$C23] = 5)" calcext:base-cell-address="Data.F22"/>
            <calcext:condition calcext:apply-style-name="Dropped" calcext:value="formula-is([.$C23] = 6)" calcext:base-cell-address="Data.F22"/>
          </calcext:conditional-format>
        </calcext:conditional-formats>
      </table:table>
      <table:table table:name="Series" table:style-name="ta1" table:print="false">
        <table:table-column table:style-name="co44" table:default-cell-style-name="ce136"/>
        <table:table-column table:style-name="co45" table:default-cell-style-name="ce552"/>
        <table:table-column table:style-name="co46" table:default-cell-style-name="ce552"/>
        <table:table-column table:style-name="co25" table:number-columns-repeated="1021" table:default-cell-style-name="ce136"/>
        <table:table-row table:style-name="ro1">
          <table:table-cell table:number-columns-repeated="1024"/>
        </table:table-row>
        <table:table-row table:style-name="ro6">
          <table:table-cell table:style-name="ce707" office:value-type="string" calcext:value-type="string" table:number-columns-spanned="5" table:number-rows-spanned="1">
            <text:p>Series</text:p>
          </table:table-cell>
          <table:covered-table-cell table:number-columns-repeated="4" table:style-name="ce213"/>
          <table:table-cell table:number-columns-repeated="1019"/>
        </table:table-row>
        <table:table-row table:style-name="ro1">
          <table:table-cell table:style-name="ce213" table:number-columns-repeated="5"/>
          <table:table-cell table:number-columns-repeated="1019"/>
        </table:table-row>
        <table:table-row table:style-name="ro1">
          <table:table-cell table:style-name="ce708" office:value-type="string" calcext:value-type="string">
            <text:p>Title</text:p>
          </table:table-cell>
          <table:table-cell table:style-name="ce213" office:value-type="string" calcext:value-type="string">
            <text:p>Current Season</text:p>
          </table:table-cell>
          <table:table-cell table:style-name="ce213" office:value-type="string" calcext:value-type="string">
            <text:p>Current Episode</text:p>
          </table:table-cell>
          <table:table-cell table:style-name="ce213" office:value-type="string" calcext:value-type="string">
            <text:p>OP</text:p>
          </table:table-cell>
          <table:table-cell table:style-name="ce213" office:value-type="string" calcext:value-type="string">
            <text:p>OST</text:p>
          </table:table-cell>
          <table:table-cell table:number-columns-repeated="1019"/>
        </table:table-row>
        <table:table-row table:style-name="ro1">
          <table:table-cell table:style-name="ce213" table:number-columns-repeated="5"/>
          <table:table-cell table:number-columns-repeated="1019"/>
        </table:table-row>
        <table:table-row table:style-name="ro1">
          <table:table-cell table:style-name="ce105" office:value-type="string" calcext:value-type="string">
            <text:p>Arrow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3" calcext:value-type="float">
            <text:p>3</text:p>
          </table:table-cell>
          <table:table-cell table:style-name="ce213" table:number-columns-repeated="2"/>
          <table:table-cell table:number-columns-repeated="1019"/>
        </table:table-row>
        <table:table-row table:style-name="ro1">
          <table:table-cell table:style-name="ce105" office:value-type="string" calcext:value-type="string">
            <text:p>Big Bang Theory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1" calcext:value-type="float">
            <text:p>1</text:p>
          </table:table-cell>
          <table:table-cell table:style-name="ce213" table:number-columns-repeated="2"/>
          <table:table-cell table:number-columns-repeated="1019"/>
        </table:table-row>
        <table:table-row table:style-name="ro1">
          <table:table-cell table:style-name="ce709" office:value-type="string" calcext:value-type="string">
            <text:p>Boy Meets World</text:p>
          </table:table-cell>
          <table:table-cell table:style-name="ce719" office:value-type="string" calcext:value-type="string" table:number-columns-spanned="2" table:number-rows-spanned="1">
            <text:p>COMPLETE</text:p>
          </table:table-cell>
          <table:covered-table-cell table:style-name="ce727"/>
          <table:table-cell table:style-name="ce727" table:number-columns-repeated="2"/>
          <table:table-cell table:number-columns-repeated="1019"/>
        </table:table-row>
        <table:table-row table:style-name="ro1">
          <table:table-cell table:style-name="ce105" office:value-type="string" calcext:value-type="string">
            <text:p>Breaking Bad</text:p>
          </table:table-cell>
          <table:table-cell table:style-name="ce719" office:value-type="string" calcext:value-type="string" table:number-columns-spanned="2" table:number-rows-spanned="1">
            <text:p>COMPLETE</text:p>
          </table:table-cell>
          <table:covered-table-cell table:style-name="ce213" office:value-type="float" office:value="8" calcext:value-type="float">
            <text:p>8</text:p>
          </table:covered-table-cell>
          <table:table-cell table:style-name="ce213" table:number-columns-repeated="2"/>
          <table:table-cell table:number-columns-repeated="1019"/>
        </table:table-row>
        <table:table-row table:style-name="ro1">
          <table:table-cell table:style-name="ce105" office:value-type="string" calcext:value-type="string">
            <text:p>Flash</text:p>
          </table:table-cell>
          <table:table-cell table:style-name="ce182"/>
          <table:table-cell table:style-name="ce213" table:number-columns-repeated="3"/>
          <table:table-cell table:number-columns-repeated="1019"/>
        </table:table-row>
        <table:table-row table:style-name="ro1">
          <table:table-cell table:style-name="ce710" office:value-type="string" calcext:value-type="string">
            <text:p>Game of Throwns</text:p>
          </table:table-cell>
          <table:table-cell table:style-name="ce726" office:value-type="float" office:value="7" calcext:value-type="float">
            <text:p>7</text:p>
          </table:table-cell>
          <table:table-cell table:style-name="ce726" office:value-type="float" office:value="1" calcext:value-type="float">
            <text:p>1</text:p>
          </table:table-cell>
          <table:table-cell table:style-name="ce726" table:number-columns-repeated="2"/>
          <table:table-cell table:number-columns-repeated="1019"/>
        </table:table-row>
        <table:table-row table:style-name="ro1">
          <table:table-cell table:style-name="ce709" office:value-type="string" calcext:value-type="string">
            <text:p>How I Met Your Mother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6" calcext:value-type="float">
            <text:p>6</text:p>
          </table:table-cell>
          <table:table-cell table:style-name="ce727" table:number-columns-repeated="2"/>
          <table:table-cell table:number-columns-repeated="1019"/>
        </table:table-row>
        <table:table-row table:style-name="ro1">
          <table:table-cell table:style-name="ce710" office:value-type="string" calcext:value-type="string">
            <text:p>Mirai Nikki Another:World</text:p>
          </table:table-cell>
          <table:table-cell table:style-name="ce728" office:value-type="string" calcext:value-type="string" table:number-columns-spanned="2" table:number-rows-spanned="1">
            <text:p>INCOMPLETE</text:p>
          </table:table-cell>
          <table:covered-table-cell table:style-name="ce726"/>
          <table:table-cell table:style-name="ce726" table:number-columns-repeated="2"/>
          <table:table-cell table:number-columns-repeated="1019"/>
        </table:table-row>
        <table:table-row table:style-name="ro1">
          <table:table-cell table:style-name="ce105" office:value-type="string" calcext:value-type="string">
            <text:p>Mythbusters</text:p>
          </table:table-cell>
          <table:table-cell table:style-name="ce182" office:value-type="float" office:value="3" calcext:value-type="float">
            <text:p>3</text:p>
          </table:table-cell>
          <table:table-cell table:style-name="ce730" office:value-type="float" office:value="13" calcext:value-type="float">
            <text:p>13</text:p>
          </table:table-cell>
          <table:table-cell table:style-name="ce213" table:number-columns-repeated="2"/>
          <table:table-cell table:number-columns-repeated="1019"/>
        </table:table-row>
        <table:table-row table:style-name="ro1">
          <table:table-cell table:style-name="ce105" office:value-type="string" calcext:value-type="string">
            <text:p>Star Trek: Voyager</text:p>
          </table:table-cell>
          <table:table-cell table:style-name="ce729" office:value-type="float" office:value="1" calcext:value-type="float">
            <text:p>1</text:p>
          </table:table-cell>
          <table:table-cell table:style-name="ce731" office:value-type="time" office:time-value="PT01H05M00S" calcext:value-type="time">
            <text:p>01:05:00 AM</text:p>
          </table:table-cell>
          <table:table-cell table:style-name="ce21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ui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s" table:style-name="ta1">
        <table:table-column table:style-name="co47" table:default-cell-style-name="ce39"/>
        <table:table-column table:style-name="co48" table:default-cell-style-name="ce39"/>
        <table:table-column table:style-name="co25" table:number-columns-repeated="1022" table:default-cell-style-name="ce39"/>
        <table:table-row table:style-name="ro1">
          <table:table-cell table:number-columns-repeated="1024"/>
        </table:table-row>
        <table:table-row table:style-name="ro6">
          <table:table-cell table:style-name="ce707" office:value-type="string" calcext:value-type="string" table:number-columns-spanned="2" table:number-rows-spanned="1">
            <text:p>Game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n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ki doki literature club</text:p>
          </table:table-cell>
          <table:table-cell office:value-type="string" calcext:value-type="string">
            <text:p>psychological horror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toon" table:style-name="ta1" table:print="false">
        <table:table-column table:style-name="co49" table:default-cell-style-name="ce136"/>
        <table:table-column table:style-name="co50" table:default-cell-style-name="ce136"/>
        <table:table-column table:style-name="co51" table:default-cell-style-name="ce136"/>
        <table:table-column table:style-name="co25" table:number-columns-repeated="1021" table:default-cell-style-name="ce136"/>
        <table:table-row table:style-name="ro1">
          <table:table-cell table:number-columns-repeated="1024"/>
        </table:table-row>
        <table:table-row table:style-name="ro6">
          <table:table-cell table:style-name="ce707" office:value-type="string" calcext:value-type="string" table:number-columns-spanned="4" table:number-rows-spanned="1">
            <text:p>Cartoons</text:p>
          </table:table-cell>
          <table:covered-table-cell table:number-columns-repeated="3" table:style-name="ce213"/>
          <table:table-cell table:number-columns-repeated="1020"/>
        </table:table-row>
        <table:table-row table:style-name="ro1">
          <table:table-cell table:style-name="ce213" table:number-columns-repeated="4"/>
          <table:table-cell table:number-columns-repeated="1020"/>
        </table:table-row>
        <table:table-row table:style-name="ro1">
          <table:table-cell table:style-name="ce708" office:value-type="string" calcext:value-type="string">
            <text:p>Title</text:p>
          </table:table-cell>
          <table:table-cell table:style-name="ce213" office:value-type="string" calcext:value-type="string">
            <text:p>Season</text:p>
          </table:table-cell>
          <table:table-cell table:style-name="ce213" office:value-type="string" calcext:value-type="string">
            <text:p>Episode</text:p>
          </table:table-cell>
          <table:table-cell table:style-name="ce213" office:value-type="string" calcext:value-type="string">
            <text:p>OP</text:p>
          </table:table-cell>
          <table:table-cell table:number-columns-repeated="1020"/>
        </table:table-row>
        <table:table-row table:style-name="ro1">
          <table:table-cell table:style-name="ce519"/>
          <table:table-cell/>
          <table:table-cell table:style-name="ce213" table:number-columns-repeated="2"/>
          <table:table-cell table:number-columns-repeated="1020"/>
        </table:table-row>
        <table:table-row table:style-name="ro1">
          <table:table-cell table:style-name="ce709" office:value-type="string" calcext:value-type="string">
            <text:p>Justice League</text:p>
          </table:table-cell>
          <table:table-cell table:style-name="ce719" office:value-type="string" calcext:value-type="string" table:number-columns-spanned="2" table:number-rows-spanned="1">
            <text:p>CMMPLETE</text:p>
          </table:table-cell>
          <table:covered-table-cell table:style-name="ce727"/>
          <table:table-cell table:style-name="ce727"/>
          <table:table-cell table:number-columns-repeated="1020"/>
        </table:table-row>
        <table:table-row table:style-name="ro1">
          <table:table-cell table:style-name="ce709" office:value-type="string" calcext:value-type="string">
            <text:p>TMNT</text:p>
          </table:table-cell>
          <table:table-cell table:style-name="ce719" office:value-type="string" calcext:value-type="string" table:number-columns-spanned="2" table:number-rows-spanned="1">
            <text:p>CMMPLETE</text:p>
          </table:table-cell>
          <table:covered-table-cell table:style-name="ce727"/>
          <table:table-cell table:style-name="ce727"/>
          <table:table-cell table:number-columns-repeated="1020"/>
        </table:table-row>
        <table:table-row table:style-name="ro1">
          <table:table-cell table:style-name="ce105" office:value-type="string" calcext:value-type="string">
            <text:p>W.I.T.C.H.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9" calcext:value-type="float">
            <text:p>9</text:p>
          </table:table-cell>
          <table:table-cell table:style-name="ce73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style-name="ce709" office:value-type="string" calcext:value-type="string">
            <text:p>Avatar – The Last Airbender</text:p>
          </table:table-cell>
          <table:table-cell table:style-name="ce719" office:value-type="string" calcext:value-type="string" table:number-columns-spanned="2" table:number-rows-spanned="1">
            <text:p>COMPLETE</text:p>
          </table:table-cell>
          <table:covered-table-cell table:style-name="ce727"/>
          <table:table-cell table:style-name="ce727"/>
          <table:table-cell table:number-columns-repeated="1020"/>
        </table:table-row>
        <table:table-row table:style-name="ro1">
          <table:table-cell table:style-name="ce709" office:value-type="string" calcext:value-type="string">
            <text:p>Avatar – The Legend Of Korra</text:p>
          </table:table-cell>
          <table:table-cell table:style-name="ce719" office:value-type="string" calcext:value-type="string" table:number-columns-spanned="2" table:number-rows-spanned="1">
            <text:p>COMPLETE</text:p>
          </table:table-cell>
          <table:covered-table-cell table:style-name="ce727" office:value-type="float" office:value="9" calcext:value-type="float">
            <text:p>9</text:p>
          </table:covered-table-cell>
          <table:table-cell table:style-name="ce727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es" table:style-name="ta1">
        <table:table-column table:style-name="co52" table:default-cell-style-name="ce136"/>
        <table:table-column table:style-name="co25" table:number-columns-repeated="2" table:default-cell-style-name="ce606"/>
        <table:table-column table:style-name="co53" table:default-cell-style-name="ce606"/>
        <table:table-column table:style-name="co54" table:default-cell-style-name="ce606"/>
        <table:table-column table:style-name="co25" table:number-columns-repeated="2" table:default-cell-style-name="ce606"/>
        <table:table-column table:style-name="co25" table:number-columns-repeated="1017" table:default-cell-style-name="ce136"/>
        <table:table-row table:style-name="ro1">
          <table:table-cell table:number-columns-repeated="1024"/>
        </table:table-row>
        <table:table-row table:style-name="ro6">
          <table:table-cell table:style-name="ce707" office:value-type="string" calcext:value-type="string" table:number-columns-spanned="5" table:number-rows-spanned="1">
            <text:p>Movies</text:p>
          </table:table-cell>
          <table:covered-table-cell table:number-columns-repeated="2" table:style-name="ce182"/>
          <table:covered-table-cell table:number-columns-repeated="2"/>
          <table:table-cell table:number-columns-repeated="1019"/>
        </table:table-row>
        <table:table-row table:style-name="ro1">
          <table:table-cell table:style-name="ce213"/>
          <table:table-cell table:style-name="ce182" table:number-columns-repeated="2"/>
          <table:table-cell table:number-columns-repeated="1021"/>
        </table:table-row>
        <table:table-row table:style-name="ro1">
          <table:table-cell table:style-name="ce105" office:value-type="string" calcext:value-type="string">
            <text:p>Title</text:p>
          </table:table-cell>
          <table:table-cell table:style-name="ce182" office:value-type="string" calcext:value-type="string">
            <text:p>Done/time</text:p>
          </table:table-cell>
          <table:table-cell table:style-name="ce182" office:value-type="string" calcext:value-type="string">
            <text:p>Rating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serious man</text:p>
          </table:table-cell>
          <table:table-cell table:number-columns-repeated="1023"/>
        </table:table-row>
        <table:table-row table:style-name="ro1">
          <table:table-cell table:style-name="ce519" office:value-type="string" calcext:value-type="string">
            <text:p>Heat</text:p>
          </table:table-cell>
          <table:table-cell table:number-columns-repeated="1023"/>
        </table:table-row>
        <table:table-row table:style-name="ro1">
          <table:table-cell table:style-name="ce519" office:value-type="string" calcext:value-type="string">
            <text:p>Inside out</text:p>
          </table:table-cell>
          <table:table-cell table:number-columns-repeated="2"/>
          <table:table-cell office:value-type="string" calcext:value-type="string">
            <text:p>nerd writer</text:p>
          </table:table-cell>
          <table:table-cell table:number-columns-repeated="1020"/>
        </table:table-row>
        <table:table-row table:style-name="ro1">
          <table:table-cell table:style-name="ce519" office:value-type="string" calcext:value-type="string">
            <text:p>old boy</text:p>
          </table:table-cell>
          <table:table-cell table:number-columns-repeated="3"/>
          <table:table-cell office:value-type="string" calcext:value-type="string">
            <text:p>Manga Adaptation</text:p>
          </table:table-cell>
          <table:table-cell table:number-columns-repeated="1019"/>
        </table:table-row>
        <table:table-row table:style-name="ro1">
          <table:table-cell table:style-name="ce519" office:value-type="string" calcext:value-type="string">
            <text:p>perfect blue</text:p>
          </table:table-cell>
          <table:table-cell table:number-columns-repeated="3"/>
          <table:table-cell office:value-type="string" calcext:value-type="string">
            <text:p>Manga Adap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Ballad of Buster Scruggs</text:p>
          </table:table-cell>
          <table:table-cell/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519" office:value-type="string" calcext:value-type="string">
            <text:p>The Karate kid</text:p>
          </table:table-cell>
          <table:table-cell table:style-name="ce733" office:value-type="string" calcext:value-type="string">
            <text:p>Min 22</text:p>
          </table:table-cell>
          <table:table-cell table:style-name="ce733"/>
          <table:table-cell table:number-columns-repeated="1021"/>
        </table:table-row>
        <table:table-row table:style-name="ro1">
          <table:table-cell table:style-name="ce105" office:value-type="string" calcext:value-type="string">
            <text:p>West beirut</text:p>
          </table:table-cell>
          <table:table-cell table:style-name="ce182" office:value-type="string" calcext:value-type="string">
            <text:p>Min 24</text:p>
          </table:table-cell>
          <table:table-cell table:style-name="ce182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ga" table:style-name="ta1">
        <table:table-column table:style-name="co25" table:number-columns-repeated="1024" table:default-cell-style-name="ce3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ymore</text:p>
          </table:table-cell>
          <table:table-cell office:value-type="string" calcext:value-type="string">
            <text:p>Chapter 5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55" table:default-cell-style-name="Default"/>
        <table:table-row table:style-name="ro1">
          <table:table-cell table:style-name="ce705"/>
        </table:table-row>
        <table:table-row table:style-name="ro7">
          <table:table-cell table:style-name="ce734" office:value-type="string" calcext:value-type="string">
            <text:p>Shigurui</text:p>
          </table:table-cell>
        </table:table-row>
        <table:table-row table:style-name="ro7">
          <table:table-cell table:style-name="ce933" office:value-type="string" calcext:value-type="string">
            <text:p>Full metal panic</text:p>
          </table:table-cell>
        </table:table-row>
        <table:table-row table:style-name="ro7">
          <table:table-cell table:style-name="ce736" office:value-type="string" calcext:value-type="string">
            <text:p>Higurashi no Naku Koro ni</text:p>
          </table:table-cell>
        </table:table-row>
        <table:table-row table:style-name="ro7">
          <table:table-cell table:style-name="ce737" office:value-type="string" calcext:value-type="string">
            <text:p>Legend of the Galactic Heroes</text:p>
          </table:table-cell>
        </table:table-row>
        <table:table-row table:style-name="ro7">
          <table:table-cell table:style-name="ce738" office:value-type="string" calcext:value-type="string">
            <text:p>now and then here and there</text:p>
          </table:table-cell>
        </table:table-row>
        <table:table-row table:style-name="ro7">
          <table:table-cell table:style-name="ce739" office:value-type="string" calcext:value-type="string">
            <text:p>ping pong the animation</text:p>
          </table:table-cell>
        </table:table-row>
        <table:table-row table:style-name="ro7">
          <table:table-cell table:style-name="ce740" office:value-type="string" calcext:value-type="string">
            <text:p>samurai flaminco</text:p>
          </table:table-cell>
        </table:table-row>
        <table:table-row table:style-name="ro7">
          <table:table-cell table:style-name="ce741" office:value-type="string" calcext:value-type="string">
            <text:p>The wolfchildren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656" office:value-type="string" calcext:value-type="string">
            <text:p>Chiaki J. Konaka </text:p>
          </table:table-cell>
        </table:table-row>
        <calcext:conditional-formats>
          <calcext:conditional-format calcext:target-range-address="Sheet8.A2:Sheet8.A2">
            <calcext:condition calcext:apply-style-name="Watched" calcext:value="formula-is([.$C2] = 1)" calcext:base-cell-address="Sheet8.A2"/>
            <calcext:condition calcext:apply-style-name="All" calcext:value="formula-is([.$C2] = 11)" calcext:base-cell-address="Sheet8.A2"/>
            <calcext:condition calcext:apply-style-name="Review" calcext:value="formula-is([.$C2] = 12)" calcext:base-cell-address="Sheet8.A2"/>
            <calcext:condition calcext:apply-style-name="OST" calcext:value="formula-is([.$C2] = 13)" calcext:base-cell-address="Sheet8.A2"/>
            <calcext:condition calcext:apply-style-name="OP - ED" calcext:value="formula-is([.$C2] = 14)" calcext:base-cell-address="Sheet8.A2"/>
            <calcext:condition calcext:apply-style-name="Ongoing" calcext:value="formula-is([.$C2] = 2)" calcext:base-cell-address="Sheet8.A2"/>
            <calcext:condition calcext:apply-style-name="High Priority" calcext:value="formula-is([.$C2] = 3)" calcext:base-cell-address="Sheet8.A2"/>
            <calcext:condition calcext:apply-style-name="Black Default" calcext:value="formula-is([.$C2] = 4)" calcext:base-cell-address="Sheet8.A2"/>
            <calcext:condition calcext:apply-style-name="On Hold" calcext:value="formula-is([.$C2] = 5)" calcext:base-cell-address="Sheet8.A2"/>
            <calcext:condition calcext:apply-style-name="Dropped" calcext:value="formula-is([.$C2] = 6)" calcext:base-cell-address="Sheet8.A2"/>
          </calcext:conditional-format>
          <calcext:conditional-format calcext:target-range-address="Sheet8.A3:Sheet8.A3">
            <calcext:condition calcext:apply-style-name="Watched" calcext:value="formula-is([.$C3] = 1)" calcext:base-cell-address="Sheet8.A3"/>
            <calcext:condition calcext:apply-style-name="Ongoing" calcext:value="formula-is([.$C3] = 2)" calcext:base-cell-address="Sheet8.A3"/>
            <calcext:condition calcext:apply-style-name="High Priority" calcext:value="formula-is(OR([.$C3] = &quot;+&quot;; [.$C3] = 3))" calcext:base-cell-address="Sheet8.A3"/>
            <calcext:condition calcext:apply-style-name="On Hold" calcext:value="formula-is(OR([.$C3] = &quot;*&quot;; [.$C3] = 4))" calcext:base-cell-address="Sheet8.A3"/>
            <calcext:condition calcext:apply-style-name="Default" calcext:value="formula-is(OR([.$C3] = &quot;?&quot;; [.$C3] = 5))" calcext:base-cell-address="Sheet8.A3"/>
            <calcext:condition calcext:apply-style-name="Dropped" calcext:value="formula-is([.$C3] = 6)" calcext:base-cell-address="Sheet8.A3"/>
          </calcext:conditional-format>
          <calcext:conditional-format calcext:target-range-address="Sheet8.A4:Sheet8.A4">
            <calcext:condition calcext:apply-style-name="Watched" calcext:value="formula-is([.$C4] = 1)" calcext:base-cell-address="Sheet8.A4"/>
            <calcext:condition calcext:apply-style-name="Ongoing" calcext:value="formula-is([.$C4] = 2)" calcext:base-cell-address="Sheet8.A4"/>
            <calcext:condition calcext:apply-style-name="High Priority" calcext:value="formula-is(OR([.$C4] = &quot;+&quot;; [.$C4] = 3))" calcext:base-cell-address="Sheet8.A4"/>
            <calcext:condition calcext:apply-style-name="On Hold" calcext:value="formula-is(OR([.$C4] = &quot;*&quot;; [.$C4] = 4))" calcext:base-cell-address="Sheet8.A4"/>
            <calcext:condition calcext:apply-style-name="Default" calcext:value="formula-is(OR([.$C4] = &quot;?&quot;; [.$C4] = 5))" calcext:base-cell-address="Sheet8.A4"/>
            <calcext:condition calcext:apply-style-name="Dropped" calcext:value="formula-is([.$C4] = 6)" calcext:base-cell-address="Sheet8.A4"/>
          </calcext:conditional-format>
          <calcext:conditional-format calcext:target-range-address="Sheet8.A5:Sheet8.A5">
            <calcext:condition calcext:apply-style-name="Watched" calcext:value="formula-is([.$C5] = 1)" calcext:base-cell-address="Sheet8.A5"/>
            <calcext:condition calcext:apply-style-name="Ongoing" calcext:value="formula-is([.$C5] = 2)" calcext:base-cell-address="Sheet8.A5"/>
            <calcext:condition calcext:apply-style-name="High Priority" calcext:value="formula-is(OR([.$C5] = &quot;+&quot;; [.$C5] = 3))" calcext:base-cell-address="Sheet8.A5"/>
            <calcext:condition calcext:apply-style-name="On Hold" calcext:value="formula-is(OR([.$C5] = &quot;*&quot;; [.$C5] = 4))" calcext:base-cell-address="Sheet8.A5"/>
            <calcext:condition calcext:apply-style-name="Default" calcext:value="formula-is(OR([.$C5] = &quot;?&quot;; [.$C5] = 5))" calcext:base-cell-address="Sheet8.A5"/>
            <calcext:condition calcext:apply-style-name="Dropped" calcext:value="formula-is([.$C5] = 6)" calcext:base-cell-address="Sheet8.A5"/>
          </calcext:conditional-format>
          <calcext:conditional-format calcext:target-range-address="Sheet8.A6:Sheet8.A6">
            <calcext:condition calcext:apply-style-name="Watched" calcext:value="formula-is([.$C6] = 1)" calcext:base-cell-address="Sheet8.A6"/>
            <calcext:condition calcext:apply-style-name="Ongoing" calcext:value="formula-is([.$C6] = 2)" calcext:base-cell-address="Sheet8.A6"/>
            <calcext:condition calcext:apply-style-name="High Priority" calcext:value="formula-is(OR([.$C6] = &quot;+&quot;; [.$C6] = 3))" calcext:base-cell-address="Sheet8.A6"/>
            <calcext:condition calcext:apply-style-name="On Hold" calcext:value="formula-is(OR([.$C6] = &quot;*&quot;; [.$C6] = 4))" calcext:base-cell-address="Sheet8.A6"/>
            <calcext:condition calcext:apply-style-name="Default" calcext:value="formula-is(OR([.$C6] = &quot;?&quot;; [.$C6] = 5))" calcext:base-cell-address="Sheet8.A6"/>
            <calcext:condition calcext:apply-style-name="Dropped" calcext:value="formula-is([.$C6] = 6)" calcext:base-cell-address="Sheet8.A6"/>
          </calcext:conditional-format>
          <calcext:conditional-format calcext:target-range-address="Sheet8.A7:Sheet8.A7">
            <calcext:condition calcext:apply-style-name="Watched" calcext:value="formula-is([.$C7] = 1)" calcext:base-cell-address="Sheet8.A7"/>
            <calcext:condition calcext:apply-style-name="Ongoing" calcext:value="formula-is([.$C7] = 2)" calcext:base-cell-address="Sheet8.A7"/>
            <calcext:condition calcext:apply-style-name="High Priority" calcext:value="formula-is(OR([.$C7] = &quot;+&quot;; [.$C7] = 3))" calcext:base-cell-address="Sheet8.A7"/>
            <calcext:condition calcext:apply-style-name="On Hold" calcext:value="formula-is(OR([.$C7] = &quot;*&quot;; [.$C7] = 4))" calcext:base-cell-address="Sheet8.A7"/>
            <calcext:condition calcext:apply-style-name="Default" calcext:value="formula-is(OR([.$C7] = &quot;?&quot;; [.$C7] = 5))" calcext:base-cell-address="Sheet8.A7"/>
            <calcext:condition calcext:apply-style-name="Dropped" calcext:value="formula-is([.$C7] = 6)" calcext:base-cell-address="Sheet8.A7"/>
          </calcext:conditional-format>
          <calcext:conditional-format calcext:target-range-address="Sheet8.A8:Sheet8.A8">
            <calcext:condition calcext:apply-style-name="Watched" calcext:value="formula-is([.$C8] = 1)" calcext:base-cell-address="Sheet8.A8"/>
            <calcext:condition calcext:apply-style-name="Ongoing" calcext:value="formula-is([.$C8] = 2)" calcext:base-cell-address="Sheet8.A8"/>
            <calcext:condition calcext:apply-style-name="High Priority" calcext:value="formula-is(OR([.$C8] = &quot;+&quot;; [.$C8] = 3))" calcext:base-cell-address="Sheet8.A8"/>
            <calcext:condition calcext:apply-style-name="On Hold" calcext:value="formula-is(OR([.$C8] = &quot;*&quot;; [.$C8] = 4))" calcext:base-cell-address="Sheet8.A8"/>
            <calcext:condition calcext:apply-style-name="Default" calcext:value="formula-is(OR([.$C8] = &quot;?&quot;; [.$C8] = 5))" calcext:base-cell-address="Sheet8.A8"/>
            <calcext:condition calcext:apply-style-name="Dropped" calcext:value="formula-is([.$C8] = 6)" calcext:base-cell-address="Sheet8.A8"/>
          </calcext:conditional-format>
          <calcext:conditional-format calcext:target-range-address="Sheet8.A9:Sheet8.A9">
            <calcext:condition calcext:apply-style-name="Watched" calcext:value="formula-is([.$C9] = 1)" calcext:base-cell-address="Sheet8.A9"/>
            <calcext:condition calcext:apply-style-name="Ongoing" calcext:value="formula-is([.$C9] = 2)" calcext:base-cell-address="Sheet8.A9"/>
            <calcext:condition calcext:apply-style-name="High Priority" calcext:value="formula-is(OR([.$C9] = &quot;+&quot;; [.$C9] = 3))" calcext:base-cell-address="Sheet8.A9"/>
            <calcext:condition calcext:apply-style-name="On Hold" calcext:value="formula-is(OR([.$C9] = &quot;*&quot;; [.$C9] = 4))" calcext:base-cell-address="Sheet8.A9"/>
            <calcext:condition calcext:apply-style-name="Default" calcext:value="formula-is(OR([.$C9] = &quot;?&quot;; [.$C9] = 5))" calcext:base-cell-address="Sheet8.A9"/>
            <calcext:condition calcext:apply-style-name="Dropped" calcext:value="formula-is([.$C9] = 6)" calcext:base-cell-address="Sheet8.A9"/>
          </calcext:conditional-format>
        </calcext:conditional-formats>
      </table:table>
      <table:table table:name="MVP" table:style-name="ta1">
        <table:table-column table:style-name="co25" table:number-columns-repeated="3" table:default-cell-style-name="ce136"/>
        <table:table-column table:style-name="co56" table:default-cell-style-name="ce136"/>
        <table:table-column table:style-name="co57" table:default-cell-style-name="ce136"/>
        <table:table-column table:style-name="co25" table:number-columns-repeated="1019" table:default-cell-style-name="ce136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kiyuki Shinbo </text:p>
          </table:table-cell>
          <table:table-cell office:value-type="string" calcext:value-type="string">
            <text:p>Direct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56" office:value-type="string" calcext:value-type="string">
            <text:p>Chiaki J. Konaka </text:p>
          </table:table-cell>
          <table:table-cell table:style-name="ce656" office:value-type="string" calcext:value-type="string">
            <text:p>screenwrit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Quintin Tarinti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Coin Brother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">
        <table:table-column table:style-name="co58" table:default-cell-style-name="ce39"/>
        <table:table-column table:style-name="co25" table:number-columns-repeated="1023" table:default-cell-style-name="ce39"/>
        <table:table-row table:style-name="ro1">
          <table:table-cell table:number-columns-repeated="1024"/>
        </table:table-row>
        <table:table-row table:style-name="ro1">
          <table:table-cell table:style-name="ce105" office:value-type="string" calcext:value-type="string">
            <text:p>CARTOON – ENGLISH</text:p>
          </table:table-cell>
          <table:table-cell table:number-columns-repeated="1023"/>
        </table:table-row>
        <table:table-row table:style-name="ro1" table:number-rows-repeated="3">
          <table:table-cell table:style-name="ce105"/>
          <table:table-cell table:number-columns-repeated="1023"/>
        </table:table-row>
        <table:table-row table:style-name="ro1">
          <table:table-cell table:style-name="ce105" office:value-type="string" calcext:value-type="string">
            <text:p>http://boards.4chan.org/hr/thread/2046718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http://boards.4chan.org/hr/thread/2046798</text:p>
          </table:table-cell>
          <table:table-cell table:number-columns-repeated="1023"/>
        </table:table-row>
        <table:table-row table:style-name="ro1">
          <table:table-cell table:style-name="ce105"/>
          <table:table-cell table:number-columns-repeated="1023"/>
        </table:table-row>
        <table:table-row table:style-name="ro1">
          <table:table-cell table:style-name="ce105" office:value-type="string" calcext:value-type="string">
            <text:p>http://www.zerochan.net/Shingeki+no+Kyojin?o=1654603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http://wallpaperswide.com/anime-desktop-wallpapers/page/51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https://drive.google.com/folderview?id=0B5sXP1la1BQhS1pUMGIwTGZteUU&amp;usp=drive_web&amp;ddrp=1#list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 Series" table:style-name="ta1">
        <table:table-column table:style-name="co25" table:number-columns-repeated="1024" table:default-cell-style-name="ce39"/>
        <table:table-row table:style-name="ro1">
          <table:table-cell table:number-columns-repeated="1024"/>
        </table:table-row>
        <table:table-row table:style-name="ro1">
          <table:table-cell table:style-name="ce105" office:value-type="string" calcext:value-type="string">
            <text:p>Wodota</text:p>
          </table:table-cell>
          <table:table-cell table:style-name="ce213" office:value-type="float" office:value="126" calcext:value-type="float">
            <text:p>126</text:p>
          </table:table-cell>
          <table:table-cell table:style-name="ce105"/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ource" table:base-cell-address="$Data.$D$2" table:cell-range-address="$Data.$D$2:.$D$10"/>
      </table:named-expressions>
      <table:database-ranges>
        <table:database-range table:name="Genre" table:target-range-address="Data.F2:Data.F18" table:on-update-keep-styles="true" table:on-update-keep-size="false" table:orientation="column"/>
        <table:database-range table:name="Licensor" table:target-range-address="Data.B2:Data.B40" table:on-update-keep-styles="true" table:on-update-keep-size="false" table:orientation="column"/>
        <table:database-range table:name="none" table:target-range-address="Anime.P3:Anime.P232" table:on-update-keep-styles="true" table:on-update-keep-size="false" table:orientation="column"/>
        <table:database-range table:name="seasons" table:target-range-address="Data.A2:Data.A6" table:on-update-keep-size="false" table:orientation="column"/>
        <table:database-range table:name="souce" table:target-range-address="Data.D2:Data.D10" table:on-update-keep-styles="true" table:on-update-keep-size="false" table:orientation="column"/>
        <table:database-range table:name="studios" table:target-range-address="Data.C2:Data.C71" table:on-update-keep-styles="true" table:on-update-keep-size="false">
          <table:sort>
            <table:sort-by table:field-number="0" table:data-type="automatic"/>
          </table:sort>
        </table:database-range>
        <table:database-range table:name="subgenre" table:target-range-address="Data.G2:Data.G39" table:on-update-keep-styles="true" table:on-update-keep-size="false" table:orientation="column"/>
        <table:database-range table:name="__Anonymous_Sheet_DB__0" table:target-range-address="Anime.A2:Anime.W232" table:display-filter-buttons="true">
          <table:sort>
            <table:sort-by table:field-number="10" table:order="descending" table:data-type="automatic"/>
          </table:sort>
        </table:database-range>
        <table:database-range table:name="__Anonymous_Sheet_DB__1" table:target-range-address="'Anime To Watch'.A3:'Anime To Watch'.Q12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.G2:Data.G55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Movies.B15:Movies.D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hidden="true" style:parent-style-name="Heading">
      <style:table-cell-properties style:rotation-angle="90"/>
    </style:style>
    <style:style style:name="Watched" style:family="table-cell" style:parent-style-name="Default">
      <style:table-cell-properties fo:background-color="#333333" loext:vertical-justify="auto"/>
      <style:paragraph-properties css3t:text-justify="auto"/>
      <style:text-properties fo:color="#ffffff"/>
    </style:style>
    <style:style style:name="Ongoing" style:family="table-cell" style:parent-style-name="Default">
      <style:table-cell-properties fo:background-color="#800000" loext:vertical-justify="auto"/>
      <style:paragraph-properties css3t:text-justify="auto"/>
      <style:text-properties fo:color="#ffffff"/>
    </style:style>
    <style:style style:name="On_20_Hold" style:display-name="On Hold" style:family="table-cell" style:parent-style-name="Default">
      <style:table-cell-properties fo:background-color="#660066"/>
      <style:text-properties fo:color="#ffffff"/>
    </style:style>
    <style:style style:name="Dropped" style:family="table-cell" style:parent-style-name="Default">
      <style:table-cell-properties fo:background-color="#330033"/>
      <style:text-properties fo:color="#ffffff"/>
    </style:style>
    <style:style style:name="High_20_Priority" style:display-name="High Priority" style:family="table-cell" style:parent-style-name="Default">
      <style:table-cell-properties fo:background-color="#00cc00"/>
      <style:text-properties fo:color="#ffffff"/>
    </style:style>
    <style:style style:name="All" style:family="table-cell" style:parent-style-name="Default">
      <style:table-cell-properties fo:background-color="#008000"/>
      <style:text-properties fo:color="#ffffff"/>
    </style:style>
    <style:style style:name="Review" style:family="table-cell" style:parent-style-name="Default">
      <style:table-cell-properties fo:background-color="#cc9900"/>
      <style:text-properties fo:color="#ffffff"/>
    </style:style>
    <style:style style:name="OST" style:family="table-cell" style:parent-style-name="Default">
      <style:table-cell-properties fo:background-color="#006666"/>
      <style:text-properties fo:color="#ffffff"/>
    </style:style>
    <style:style style:name="OP_20_-_20_ED" style:display-name="OP - ED" style:family="table-cell" style:parent-style-name="Default">
      <style:table-cell-properties fo:background-color="#000099"/>
      <style:text-properties fo:color="#ffffff"/>
    </style:style>
    <style:style style:name="Black_20_Default" style:display-name="Black Default" style:family="table-cell" style:parent-style-name="Default">
      <style:table-cell-properties fo:background-color="#000000"/>
      <style:text-properties fo: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9:54:38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19H16M51S</meta:editing-duration>
    <meta:editing-cycles>366</meta:editing-cycles>
    <meta:generator>LibreOffice/6.0.1.1$Windows_X86_64 LibreOffice_project/60bfb1526849283ce2491346ed2aa51c465abfe6</meta:generator>
    <dc:date>2020-04-14T05:53:45.301000000</dc:date>
    <meta:document-statistic meta:table-count="12" meta:cell-count="3368" meta:object-count="0"/>
    <meta:user-defined meta:name="Info 1"/>
    <meta:user-defined meta:name="Info 2"/>
    <meta:user-defined meta:name="Info 3"/>
    <meta:user-defined meta:name="Info 4"/>
  </office:meta>
</office:document-meta>
</file>